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89.49pt"/>
    </style:style>
    <style:style style:name="co36" style:family="table-column">
      <style:table-column-properties fo:break-before="auto" style:column-width="54.99pt"/>
    </style:style>
    <style:style style:name="co12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54.2pt"/>
    </style:style>
    <style:style style:name="co37" style:family="table-column">
      <style:table-column-properties fo:break-before="auto" style:column-width="50.29pt"/>
    </style:style>
    <style:style style:name="co18" style:family="table-column">
      <style:table-column-properties fo:break-before="auto" style:column-width="167.84pt"/>
    </style:style>
    <style:style style:name="co38" style:family="table-column">
      <style:table-column-properties fo:break-before="auto" style:column-width="51.11pt"/>
    </style:style>
    <style:style style:name="co23" style:family="table-column">
      <style:table-column-properties fo:break-before="auto" style:column-width="30.81pt"/>
    </style:style>
    <style:style style:name="co24" style:family="table-column">
      <style:table-column-properties fo:break-before="auto" style:column-width="37.11pt"/>
    </style:style>
    <style:style style:name="co25" style:family="table-column">
      <style:table-column-properties fo:break-before="auto" style:column-width="18.99pt"/>
    </style:style>
    <style:style style:name="co26" style:family="table-column">
      <style:table-column-properties fo:break-before="auto" style:column-width="41.81pt"/>
    </style:style>
    <style:style style:name="co27" style:family="table-column">
      <style:table-column-properties fo:break-before="auto" style:column-width="55.19pt"/>
    </style:style>
    <style:style style:name="co28" style:family="table-column">
      <style:table-column-properties fo:break-before="auto" style:column-width="47.31pt"/>
    </style:style>
    <style:style style:name="co29" style:family="table-column">
      <style:table-column-properties fo:break-before="auto" style:column-width="78.01pt"/>
    </style:style>
    <style:style style:name="co30" style:family="table-column">
      <style:table-column-properties fo:break-before="auto" style:column-width="64.26pt"/>
    </style:style>
    <style:style style:name="co20" style:family="table-column">
      <style:table-column-properties fo:break-before="auto" style:column-width="55.25pt"/>
    </style:style>
    <style:style style:name="co21" style:family="table-column">
      <style:table-column-properties fo:break-before="auto" style:column-width="16.5pt"/>
    </style:style>
    <style:style style:name="co22" style:family="table-column">
      <style:table-column-properties fo:break-before="auto" style:column-width="77.9pt"/>
    </style:style>
    <style:style style:name="co31" style:family="table-column">
      <style:table-column-properties fo:break-before="auto" style:column-width="66.76pt"/>
    </style:style>
    <style:style style:name="co32" style:family="table-column">
      <style:table-column-properties fo:break-before="auto" style:column-width="91.84pt"/>
    </style:style>
    <style:style style:name="co33" style:family="table-column">
      <style:table-column-properties fo:break-before="auto" style:column-width="78.75pt"/>
    </style:style>
    <style:style style:name="co34" style:family="table-column">
      <style:table-column-properties fo:break-before="auto" style:column-width="41.64pt"/>
    </style:style>
    <style:style style:name="co35" style:family="table-column">
      <style:table-column-properties fo:break-before="auto" style:column-width="51.85pt"/>
    </style:style>
    <style:style style:name="co39" style:family="table-column">
      <style:table-column-properties fo:break-before="auto" style:column-width="70.64pt"/>
    </style:style>
    <style:style style:name="co40" style:family="table-column">
      <style:table-column-properties fo:break-before="auto" style:column-width="52.64pt"/>
    </style:style>
    <style:style style:name="co41" style:family="table-column">
      <style:table-column-properties fo:break-before="auto" style:column-width="47.96pt"/>
    </style:style>
    <style:style style:name="co42" style:family="table-column">
      <style:table-column-properties fo:break-before="auto" style:column-width="60.49pt"/>
    </style:style>
    <style:style style:name="co43" style:family="table-column">
      <style:table-column-properties fo:break-before="auto" style:column-width="56.55pt"/>
    </style:style>
    <style:style style:name="co44" style:family="table-column">
      <style:table-column-properties fo:break-before="auto" style:column-width="62.05pt"/>
    </style:style>
    <style:style style:name="co45" style:family="table-column">
      <style:table-column-properties fo:break-before="auto" style:column-width="77.7pt"/>
    </style:style>
    <style:style style:name="ro5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6" style:family="table-row">
      <style:table-row-properties style:row-height="12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boolean-style style:name="N10099" number:language="en" number:country="US">
      <number:boolean/>
    </number:boolean-style>
    <style:style style:name="ce29" style:family="table-cell" style:parent-style-name="Default">
      <style:table-cell-properties fo:border-bottom="0.99pt solid #000000" fo:background-color="#eeeeee" fo:border-left="0.06pt solid #000000" fo:border-right="0.99pt solid #000000" fo:border-top="0.06pt solid #000000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1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32" style:family="table-cell" style:parent-style-name="Default">
      <style:table-cell-properties fo:border-bottom="0.99pt solid #000000" fo:background-color="#eeeeee" fo:border-left="0.99pt solid #000000" fo:border-right="0.06pt solid #000000" fo:border-top="0.06pt solid #000000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38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42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ackground-color="#ccf5ff" fo:border="0.06pt solid #000000"/>
      <style:text-properties style:text-position="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34" style:family="table-cell" style:parent-style-name="Default">
      <style:text-properties fo:color="#dddddd" style:text-position="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ext-properties fo:color="#dddddd" style:text-position="" fo:font-size="8pt" style:font-size-asian="8pt" style:font-size-complex="8pt"/>
    </style:style>
    <style:style style:name="ce36" style:family="table-cell" style:parent-style-name="Default" style:data-style-name="N10099">
      <style:text-properties style:text-position=""/>
    </style:style>
    <style:style style:name="ce19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999999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10.01pt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ize="11pt" style:font-size-asian="11pt" style:font-size-complex="11pt"/>
    </style:style>
    <style:style style:name="ce24" style:family="table-cell" style:parent-style-name="Default">
      <style:table-cell-properties fo:background-color="#999999" style:text-align-source="fix" style:repeat-content="false"/>
      <style:paragraph-properties fo:text-align="start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10.01pt"/>
    </style:style>
    <style:style style:name="ce28" style:family="table-cell" style:parent-style-name="Default">
      <style:table-cell-properties fo:background-color="#b3ffb6" style:text-align-source="fix" style:repeat-content="false" fo:border="0.06pt solid #000000" style:vertical-align="middle"/>
      <style:paragraph-properties fo:text-align="start" fo:margin-left="10.01pt"/>
    </style:style>
    <style:style style:name="ce45" style:family="table-cell" style:parent-style-name="Default">
      <style:table-cell-properties fo:background-color="#ccf5ff" style:text-align-source="fix" style:repeat-content="false" fo:border="0.06pt solid #000000" style:vertical-align="middle"/>
      <style:paragraph-properties fo:text-align="start" fo:margin-left="10.01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</style:style>
    <style:style style:name="ce47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start" fo:margin-left="10.01pt"/>
    </style:style>
    <style:style style:name="ce48" style:family="table-cell" style:parent-style-name="Default">
      <style:table-cell-properties fo:background-color="#ccff66" style:text-align-source="fix" style:repeat-content="false" fo:border="0.06pt solid #000000"/>
      <style:paragraph-properties fo:text-align="start" fo:margin-left="0pt"/>
    </style:style>
    <style:style style:name="ce49" style:family="table-cell" style:parent-style-name="Default">
      <style:table-cell-properties fo:background-color="#ccff66" style:text-align-source="fix" style:repeat-content="false" fo:border="0.06pt solid #000000"/>
      <style:paragraph-properties fo:text-align="start" fo:margin-left="10.01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start" fo:margin-left="10.01pt"/>
    </style:style>
    <style:style style:name="ce51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ackground-color="#999999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b3ffb6" fo:border="0.06pt solid #000000"/>
    </style:style>
    <style:style style:name="ce55" style:family="table-cell" style:parent-style-name="Default">
      <style:table-cell-properties fo:background-color="#99ffff" fo:border="0.06pt solid #000000"/>
    </style:style>
    <style:style style:name="ce5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 style:data-style-name="N99">
      <style:text-properties fo:font-size="9pt" style:font-size-asian="9pt" style:font-size-complex="9pt"/>
    </style:style>
    <style:style style:name="ce59" style:family="table-cell" style:parent-style-name="Default" style:data-style-name="N4">
      <style:text-properties fo:font-size="9pt" style:font-size-asian="9pt" style:font-size-complex="9pt"/>
    </style:style>
    <style:style style:name="ce60" style:family="table-cell" style:parent-style-name="Default">
      <style:table-cell-properties fo:border-bottom="0.99pt solid #000000" fo:background-color="#eeeeee" fo:border-left="0.06pt solid #000000" fo:border-right="0.9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0.06pt solid #000000" fo:border-right="none" fo:border-top="none"/>
    </style:style>
    <style:style style:name="ce62" style:family="table-cell" style:parent-style-name="Default">
      <style:table-cell-properties fo:border-bottom="0.06pt solid #000000" fo:border-left="0.06pt solid #000000" fo:border-right="none" fo:border-top="none"/>
    </style:style>
    <style:style style:name="ce63" style:family="table-cell" style:parent-style-name="Default">
      <style:table-cell-properties fo:border-bottom="0.99pt solid #000000" fo:background-color="#eeeeee" fo:border-left="0.99pt solid #000000" fo:border-right="0.06pt solid #000000" fo:border-top="0.06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none" fo:border-right="0.06pt solid #000000" fo:border-top="none"/>
    </style:style>
    <style:style style:name="ce65" style:family="table-cell" style:parent-style-name="Default">
      <style:table-cell-properties fo:border-bottom="0.06pt solid #000000" fo:border-left="none" fo:border-right="0.06pt solid #000000" fo:border-top="none"/>
    </style:style>
    <style:style style:name="ce66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order-left="none" fo:border-right="none" fo:border-top="none"/>
    </style:style>
    <style:style style:name="ce7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5ff" fo:border="0.06pt solid #000000"/>
    </style:style>
    <style:style style:name="ce73" style:family="table-cell" style:parent-style-name="Default">
      <style:text-properties fo:color="#dddddd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ext-properties fo:color="#dddddd" fo:font-size="8pt" style:font-size-asian="8pt" style:font-size-complex="8pt"/>
    </style:style>
    <style:style style:name="ce75" style:family="table-cell" style:parent-style-name="Default" style:data-style-name="N10099"/>
  </office:automatic-styles>
  <office:body>
    <office:spreadsheet>
      <table:calculation-settings table:automatic-find-labels="false">
        <table:iteration table:status="enable"/>
      </table:calculation-settings>
      <table:table table:name="README" table:style-name="ta1">
        <office:forms form:automatic-focus="false" form:apply-design-mode="false"/>
        <table:table-column table:style-name="co20" table:default-cell-style-name="ce21"/>
        <table:table-column table:style-name="co21" table:default-cell-style-name="ce20"/>
        <table:table-column table:style-name="co22" table:default-cell-style-name="ce25"/>
        <table:table-column table:style-name="co12" table:number-columns-repeated="5" table:default-cell-style-name="ce25"/>
        <table:table-column table:style-name="co12" table:number-columns-repeated="1016" table:default-cell-style-name="Default"/>
        <table:table-row table:style-name="ro3">
          <table:table-cell table:style-name="ce19" office:value-type="string" calcext:value-type="string">
            <text:p>Goal</text:p>
          </table:table-cell>
          <table:table-cell/>
          <table:table-cell table:style-name="ce22" office:value-type="string" calcext:value-type="string" table:number-columns-spanned="8" table:number-rows-spanned="1">
            <text:p>Generate random characters for Pathfinder 2e</text:p>
          </table:table-cell>
          <table:covered-table-cell table:number-columns-repeated="5" table:style-name="ce26"/>
          <table:covered-table-cell table:number-columns-repeated="2" table:style-name="ce51"/>
          <table:table-cell table:number-columns-repeated="1014"/>
        </table:table-row>
        <table:table-row table:style-name="ro3">
          <table:table-cell table:style-name="ce19" office:value-type="string" calcext:value-type="string">
            <text:p>Step</text:p>
          </table:table-cell>
          <table:table-cell/>
          <table:table-cell table:style-name="ce23" office:value-type="string" calcext:value-type="string">
            <text:p>2 of 4</text:p>
          </table:table-cell>
          <table:table-cell table:style-name="ce27" office:value-type="string" calcext:value-type="string" table:number-columns-spanned="7" table:number-rows-spanned="1">
            <text:p>Strategically maximize key ability score, pseudo-randomly select other ability scores</text:p>
          </table:table-cell>
          <table:covered-table-cell table:number-columns-repeated="4" table:style-name="ce26"/>
          <table:covered-table-cell table:number-columns-repeated="2" table:style-name="ce51"/>
          <table:table-cell table:number-columns-repeated="1014"/>
        </table:table-row>
        <table:table-row table:style-name="ro6">
          <table:table-cell table:style-name="ce20"/>
          <table:table-cell/>
          <table:table-cell table:style-name="ce24" table:number-columns-repeated="6"/>
          <table:table-cell table:style-name="ce52" table:number-columns-repeated="1016"/>
        </table:table-row>
        <table:table-row table:style-name="ro3">
          <table:table-cell table:style-name="ce19" office:value-type="string" calcext:value-type="string">
            <text:p>HOWTO</text:p>
          </table:table-cell>
          <table:table-cell/>
          <table:table-cell table:style-name="ce22" office:value-type="string" calcext:value-type="string" table:number-columns-spanned="8" table:number-rows-spanned="1">
            <text:p>Enter or paste character choices, recalculate until satisfied, then use results to make characters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style-name="ce19" office:value-type="string" calcext:value-type="string">
            <text:p>Step 1</text:p>
          </table:table-cell>
          <table:table-cell/>
          <table:table-cell table:style-name="ce23" office:value-type="string" calcext:value-type="string">
            <text:p>Sheet1</text:p>
          </table:table-cell>
          <table:table-cell table:style-name="ce28" office:value-type="string" calcext:value-type="string" table:number-columns-spanned="7" table:number-rows-spanned="1">
            <text:p>Enter or paste the character choices into the leftmost (green) section </text:p>
          </table:table-cell>
          <table:covered-table-cell table:number-columns-repeated="6" table:style-name="ce48"/>
          <table:table-cell table:number-columns-repeated="1014"/>
        </table:table-row>
        <table:table-row table:style-name="ro3">
          <table:table-cell table:style-name="ce19" office:value-type="string" calcext:value-type="string">
            <text:p>Step 2</text:p>
          </table:table-cell>
          <table:table-cell/>
          <table:table-cell table:style-name="ce23" office:value-type="string" calcext:value-type="string">
            <text:p>Sheet2</text:p>
          </table:table-cell>
          <table:table-cell table:style-name="ce45" office:value-type="string" calcext:value-type="string" table:number-columns-spanned="7" table:number-rows-spanned="1">
            <text:p>Edit the deities for your setting. Enter twice, but with different (unique) wording</text:p>
          </table:table-cell>
          <table:covered-table-cell table:number-columns-repeated="6" table:style-name="ce49"/>
          <table:table-cell table:number-columns-repeated="1014"/>
        </table:table-row>
        <table:table-row table:style-name="ro3">
          <table:table-cell table:style-name="ce19" office:value-type="string" calcext:value-type="string">
            <text:p>Step 3</text:p>
          </table:table-cell>
          <table:table-cell/>
          <table:table-cell table:style-name="ce23" office:value-type="string" calcext:value-type="string">
            <text:p>Sheet1</text:p>
          </table:table-cell>
          <table:table-cell table:style-name="ce46" office:value-type="string" calcext:value-type="string" table:number-columns-spanned="7" table:number-rows-spanned="1">
            <text:p>Recalculate (F9) until you like what you get</text:p>
          </table:table-cell>
          <table:covered-table-cell table:number-columns-repeated="6" table:style-name="ce49"/>
          <table:table-cell table:number-columns-repeated="1014"/>
        </table:table-row>
        <table:table-row table:style-name="ro3">
          <table:table-cell table:style-name="ce19" office:value-type="string" calcext:value-type="string">
            <text:p>Step 4</text:p>
          </table:table-cell>
          <table:table-cell/>
          <table:table-cell table:style-name="ce23" office:value-type="string" calcext:value-type="string">
            <text:p>Sheet1</text:p>
          </table:table-cell>
          <table:table-cell table:style-name="ce47" office:value-type="string" calcext:value-type="string" table:number-columns-spanned="7" table:number-rows-spanned="1">
            <text:p>Copy, then paste character data to the next major step (AbilityScores), or to other media</text:p>
          </table:table-cell>
          <table:covered-table-cell table:number-columns-repeated="6" table:style-name="ce50"/>
          <table:table-cell table:number-columns-repeated="1014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1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18" table:default-cell-style-name="Default"/>
        <table:table-column table:style-name="co34" table:number-columns-repeated="6" table:default-cell-style-name="Default"/>
        <table:table-column table:style-name="co35" table:default-cell-style-name="ce57"/>
        <table:table-column table:style-name="co16" table:number-columns-repeated="3" table:default-cell-style-name="ce57"/>
        <table:table-column table:style-name="co39" table:default-cell-style-name="ce57"/>
        <table:table-column table:style-name="co16" table:default-cell-style-name="ce57"/>
        <table:table-column table:style-name="co40" table:default-cell-style-name="ce57"/>
        <table:table-column table:style-name="co41" table:number-columns-repeated="2" table:default-cell-style-name="ce57"/>
        <table:table-column table:style-name="co42" table:default-cell-style-name="ce57"/>
        <table:table-column table:style-name="co43" table:number-columns-repeated="2" table:default-cell-style-name="ce57"/>
        <table:table-column table:style-name="co44" table:default-cell-style-name="ce57"/>
        <table:table-column table:style-name="co43" table:number-columns-repeated="2" table:default-cell-style-name="ce57"/>
        <table:table-column table:style-name="co45" table:default-cell-style-name="Default"/>
        <table:table-column table:style-name="co39" table:default-cell-style-name="ce57"/>
        <table:table-column table:style-name="co12" table:number-columns-repeated="995" table:default-cell-style-name="Default"/>
        <table:table-row table:style-name="ro5">
          <table:table-cell table:style-name="ce53" office:value-type="string" calcext:value-type="string">
            <text:p>Ancestry</text:p>
          </table:table-cell>
          <table:table-cell table:style-name="ce53" office:value-type="string" calcext:value-type="string">
            <text:p>Heritage</text:p>
          </table:table-cell>
          <table:table-cell table:style-name="ce53" office:value-type="string" calcext:value-type="string">
            <text:p>Background</text:p>
          </table:table-cell>
          <table:table-cell table:style-name="ce53" office:value-type="string" calcext:value-type="string">
            <text:p>Class</text:p>
          </table:table-cell>
          <table:table-cell table:style-name="ce53" office:value-type="string" calcext:value-type="string">
            <text:p>Spec1</text:p>
          </table:table-cell>
          <table:table-cell table:style-name="ce53" office:value-type="string" calcext:value-type="string">
            <text:p>Spec2</text:p>
          </table:table-cell>
          <table:table-cell table:style-name="ce53" office:value-type="string" calcext:value-type="string">
            <text:p>STR</text:p>
          </table:table-cell>
          <table:table-cell table:style-name="ce53" office:value-type="string" calcext:value-type="string">
            <text:p>DEX</text:p>
          </table:table-cell>
          <table:table-cell table:style-name="ce53" office:value-type="string" calcext:value-type="string">
            <text:p>CON</text:p>
          </table:table-cell>
          <table:table-cell table:style-name="ce53" office:value-type="string" calcext:value-type="string">
            <text:p>INT</text:p>
          </table:table-cell>
          <table:table-cell table:style-name="ce53" office:value-type="string" calcext:value-type="string">
            <text:p>WIS</text:p>
          </table:table-cell>
          <table:table-cell table:style-name="ce53" office:value-type="string" calcext:value-type="string">
            <text:p>CHA</text:p>
          </table:table-cell>
          <table:table-cell table:style-name="ce56" office:value-type="string" calcext:value-type="string">
            <text:p>RAC1-</text:p>
          </table:table-cell>
          <table:table-cell table:style-name="ce56" office:value-type="string" calcext:value-type="string">
            <text:p>RAC1+</text:p>
          </table:table-cell>
          <table:table-cell table:style-name="ce56" office:value-type="string" calcext:value-type="string">
            <text:p>RAC2+</text:p>
          </table:table-cell>
          <table:table-cell table:style-name="ce56" office:value-type="string" calcext:value-type="string">
            <text:p>RAC3+</text:p>
          </table:table-cell>
          <table:table-cell table:style-name="ce56" office:value-type="string" calcext:value-type="string">
            <text:p>SELECTED</text:p>
          </table:table-cell>
          <table:table-cell table:style-name="ce56" office:value-type="string" calcext:value-type="string">
            <text:p>RAC4+</text:p>
          </table:table-cell>
          <table:table-cell table:style-name="ce56" office:value-type="string" calcext:value-type="string">
            <text:p>BGOpt</text:p>
          </table:table-cell>
          <table:table-cell table:style-name="ce56" office:value-type="string" calcext:value-type="string">
            <text:p>BG1+</text:p>
          </table:table-cell>
          <table:table-cell table:style-name="ce56" office:value-type="string" calcext:value-type="string">
            <text:p>BG2+</text:p>
          </table:table-cell>
          <table:table-cell table:style-name="ce56" office:value-type="string" calcext:value-type="string">
            <text:p>CLASS+</text:p>
          </table:table-cell>
          <table:table-cell table:style-name="ce56" office:value-type="string" calcext:value-type="string">
            <text:p>PICK1+</text:p>
          </table:table-cell>
          <table:table-cell table:style-name="ce56" office:value-type="string" calcext:value-type="string">
            <text:p>PICK2+</text:p>
          </table:table-cell>
          <table:table-cell table:style-name="ce56" office:value-type="string" calcext:value-type="string">
            <text:p>PICK1+2</text:p>
          </table:table-cell>
          <table:table-cell table:style-name="ce56" office:value-type="string" calcext:value-type="string">
            <text:p>PICK3+</text:p>
          </table:table-cell>
          <table:table-cell table:style-name="ce56" office:value-type="string" calcext:value-type="string">
            <text:p>PICK4+</text:p>
          </table:table-cell>
          <table:table-cell table:style-name="ce53" office:value-type="string" calcext:value-type="string">
            <text:p>Pick123</text:p>
          </table:table-cell>
          <table:table-cell table:style-name="ce56" office:value-type="string" calcext:value-type="string">
            <text:p>CLASSOpt</text:p>
          </table:table-cell>
          <table:table-cell table:style-name="ce53" table:number-columns-repeated="5"/>
          <table:table-cell/>
          <table:table-cell table:style-name="ce53" table:number-columns-repeated="989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Skilled</text:p>
          </table:table-cell>
          <table:table-cell table:style-name="ce54" office:value-type="string" calcext:value-type="string">
            <text:p>Laborer</text:p>
          </table:table-cell>
          <table:table-cell table:style-name="ce54" office:value-type="string" calcext:value-type="string">
            <text:p>Cleric</text:p>
          </table:table-cell>
          <table:table-cell table:style-name="ce54" office:value-type="string" calcext:value-type="string">
            <text:p>Cloistered</text:p>
          </table:table-cell>
          <table:table-cell table:style-name="ce54" office:value-type="string" calcext:value-type="string">
            <text:p>Fleshreaper Wesley</text:p>
          </table:table-cell>
          <table:table-cell table:style-name="ce55" table:formula="of:=10+(2*COUNTIF([.$N2:.$AB2];[.G$1]))-(2*COUNTIF([.$M2:.$M2];[.G$1]))" office:value-type="float" office:value="14" calcext:value-type="float">
            <text:p>14</text:p>
          </table:table-cell>
          <table:table-cell table:style-name="ce55" table:formula="of:=10+(2*COUNTIF([.$N2:.$AB2];[.H$1]))-(2*COUNTIF([.$M2:.$M2];[.H$1]))" office:value-type="float" office:value="10" calcext:value-type="float">
            <text:p>10</text:p>
          </table:table-cell>
          <table:table-cell table:style-name="ce55" table:formula="of:=10+(2*COUNTIF([.$N2:.$AB2];[.I$1]))-(2*COUNTIF([.$M2:.$M2];[.I$1]))" office:value-type="float" office:value="12" calcext:value-type="float">
            <text:p>12</text:p>
          </table:table-cell>
          <table:table-cell table:style-name="ce55" table:formula="of:=10+(2*COUNTIF([.$N2:.$AB2];[.J$1]))-(2*COUNTIF([.$M2:.$M2];[.J$1]))" office:value-type="float" office:value="12" calcext:value-type="float">
            <text:p>12</text:p>
          </table:table-cell>
          <table:table-cell table:style-name="ce55" table:formula="of:=10+(2*COUNTIF([.$N2:.$AB2];[.K$1]))-(2*COUNTIF([.$M2:.$M2];[.K$1]))" office:value-type="float" office:value="18" calcext:value-type="float">
            <text:p>18</text:p>
          </table:table-cell>
          <table:table-cell table:style-name="ce55" table:formula="of:=10+(2*COUNTIF([.$N2:.$AB2];[.L$1]))-(2*COUNTIF([.$M2:.$M2];[.L$1]))" office:value-type="float" office:value="12" calcext:value-type="float">
            <text:p>12</text:p>
          </table:table-cell>
          <table:table-cell table:formula="of:=INDIRECT(&quot;Sheet2.G&quot;&amp;MATCH([.A2];[Sheet2.D$1:.D$8]))" office:value-type="float" office:value="0" calcext:value-type="float">
            <text:p>0</text:p>
          </table:table-cell>
          <table:table-cell table:formula="of:=INDIRECT(&quot;Sheet2.E&quot;&amp;MATCH([.A2];[Sheet2.D$1:.D$8]))" office:value-type="string" office:string-value="ANY" calcext:value-type="string">
            <text:p>ANY</text:p>
          </table:table-cell>
          <table:table-cell table:formula="of:=INDIRECT(&quot;Sheet2.F&quot;&amp;MATCH([.A2];[Sheet2.D$1:.D$8]))" office:value-type="float" office:value="0" calcext:value-type="float">
            <text:p>0</text:p>
          </table:table-cell>
          <table:table-cell table:formula="of:=IF(OR([.N2]=[.V2];[.O2]=[.V2]);&quot;ANY&quot;;[.V2])" office:value-type="string" office:string-value="WIS" calcext:value-type="string">
            <text:p>WIS</text:p>
          </table:table-cell>
          <table:table-cell table:formula="of:=IF([.P2]=&quot;ANY&quot;;[.N2]&amp;&quot;,&quot;&amp;[.O2];&quot;&quot;)">
            <text:p/>
          </table:table-cell>
          <table:table-cell table:formula="of:=IF(LEN([.Q2])&gt;5;INDIRECT(&quot;Sheet3.&quot;&amp;CHAR(RANDBETWEEN(73;76))&amp;MATCH([.Q2];[Sheet3.M$1:.M$1048521];0));IF([.N2]=&quot;ANY&quot;;INDIRECT(&quot;R1C&quot;&amp;7+MOD(RANDBETWEEN(1;5)-1+MATCH([.P2];[.G$1:.L$1];0);6);0);&quot;--&quot;))" office:value-type="string" office:string-value="STR" calcext:value-type="string">
            <text:p>STR</text:p>
          </table:table-cell>
          <table:table-cell table:formula="of:=INDIRECT(&quot;Sheet2.B&quot;&amp;MATCH([.C2];[Sheet2.A$1:.A$1048576]))" office:value-type="string" office:string-value="STR,CON" calcext:value-type="string">
            <text:p>STR,CON</text:p>
          </table:table-cell>
          <table:table-cell table:formula="of:=IF(ISERROR(FIND([.V2];[.S2]));IF(RAND()&lt;0.5;LEFT([.S2];3);RIGHT([.S2];3));[.V2])" office:value-type="string" office:string-value="CON" calcext:value-type="string">
            <text:p>CON</text:p>
          </table:table-cell>
          <table:table-cell table:formula="of:=IF([.T2]=[.V2];INDIRECT(&quot;R1C&quot;&amp;7+MOD(RANDBETWEEN(1;5)-1+MATCH([.T2];[.G$1:.L$1];0);6);0);[.V2])" office:value-type="string" office:string-value="WIS" calcext:value-type="string">
            <text:p>WIS</text:p>
          </table:table-cell>
          <table:table-cell table:style-name="ce58" table:formula="of:=IF(AND(LEN([.AC2])&gt;6;LEFT([.AC2];3)=[.M2]);RIGHT([.AC2];3);IF(AND(LEN([.AC2])&gt;6;RANDBETWEEN(1;2)&gt;1);RIGHT([.AC2];3);LEFT([.AC2];3)))" office:value-type="string" office:string-value="WIS" calcext:value-type="string">
            <text:p>WIS</text:p>
          </table:table-cell>
          <table:table-cell table:formula="of:=[.V2]" office:value-type="string" office:string-value="WIS" calcext:value-type="string">
            <text:p>WIS</text:p>
          </table:table-cell>
          <table:table-cell table:formula="of:=INDIRECT(&quot;R1C&quot;&amp;7+MOD(RANDBETWEEN(1;5)-1+MATCH([.W2];[.G$1:.L$1];0);6);0)" office:value-type="string" office:string-value="CHA" calcext:value-type="string">
            <text:p>CHA</text:p>
          </table:table-cell>
          <table:table-cell table:formula="of:=[.W2]&amp;&quot;,&quot;&amp;[.X2]" office:value-type="string" office:string-value="WIS,CHA" calcext:value-type="string">
            <text:p>WIS,CHA</text:p>
          </table:table-cell>
          <table:table-cell table:formula="of:=INDIRECT(&quot;Sheet3.&quot;&amp;CHAR(RANDBETWEEN(73;76))&amp;MATCH([.Y2];[Sheet3.M$1:.M$1048521];0))" office:value-type="string" office:string-value="INT" calcext:value-type="string">
            <text:p>INT</text:p>
          </table:table-cell>
          <table:table-cell table:style-name="ce59" table:formula="of:=INDIRECT(&quot;Sheet3.P&quot;&amp;MATCH([.AB2];[Sheet3.Q$1:.Q$162];0))" office:value-type="string" office:string-value="STR" calcext:value-type="string">
            <text:p>STR</text:p>
          </table:table-cell>
          <table:table-cell table:formula="of:=[.Y2]&amp;&quot;,&quot;&amp;[.Z2]" office:value-type="string" office:string-value="WIS,CHA,INT" calcext:value-type="string">
            <text:p>WIS,CHA,INT</text:p>
          </table:table-cell>
          <table:table-cell table:formula="of:=INDIRECT(&quot;Sheet2.G&quot;&amp;12+IF(ISERROR(MATCH([.E2];[Sheet2.F$13:.F$84];0));MATCH([.D2];[Sheet2.D$13:.D$84];0);MATCH([.E2];[Sheet2.F$13:.F$84];0)))" office:value-type="string" office:string-value="WIS" calcext:value-type="string">
            <text:p>WIS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Versatile</text:p>
          </table:table-cell>
          <table:table-cell table:style-name="ce54" office:value-type="string" calcext:value-type="string">
            <text:p>Martial Disciple</text:p>
          </table:table-cell>
          <table:table-cell table:style-name="ce54" office:value-type="string" calcext:value-type="string">
            <text:p>Fighter</text:p>
          </table:table-cell>
          <table:table-cell table:style-name="ce54" table:number-columns-repeated="2"/>
          <table:table-cell table:style-name="ce55" table:formula="of:=10+(2*COUNTIF([.$N3:.$AB3];[.G$1]))-(2*COUNTIF([.$M3:.$M3];[.G$1]))" office:value-type="float" office:value="18" calcext:value-type="float">
            <text:p>18</text:p>
          </table:table-cell>
          <table:table-cell table:style-name="ce55" table:formula="of:=10+(2*COUNTIF([.$N3:.$AB3];[.H$1]))-(2*COUNTIF([.$M3:.$M3];[.H$1]))" office:value-type="float" office:value="14" calcext:value-type="float">
            <text:p>14</text:p>
          </table:table-cell>
          <table:table-cell table:style-name="ce55" table:formula="of:=10+(2*COUNTIF([.$N3:.$AB3];[.I$1]))-(2*COUNTIF([.$M3:.$M3];[.I$1]))" office:value-type="float" office:value="10" calcext:value-type="float">
            <text:p>10</text:p>
          </table:table-cell>
          <table:table-cell table:style-name="ce55" table:formula="of:=10+(2*COUNTIF([.$N3:.$AB3];[.J$1]))-(2*COUNTIF([.$M3:.$M3];[.J$1]))" office:value-type="float" office:value="12" calcext:value-type="float">
            <text:p>12</text:p>
          </table:table-cell>
          <table:table-cell table:style-name="ce55" table:formula="of:=10+(2*COUNTIF([.$N3:.$AB3];[.K$1]))-(2*COUNTIF([.$M3:.$M3];[.K$1]))" office:value-type="float" office:value="10" calcext:value-type="float">
            <text:p>10</text:p>
          </table:table-cell>
          <table:table-cell table:style-name="ce55" table:formula="of:=10+(2*COUNTIF([.$N3:.$AB3];[.L$1]))-(2*COUNTIF([.$M3:.$M3];[.L$1]))" office:value-type="float" office:value="14" calcext:value-type="float">
            <text:p>14</text:p>
          </table:table-cell>
          <table:table-cell table:formula="of:=INDIRECT(&quot;Sheet2.G&quot;&amp;MATCH([.A3];[Sheet2.D$1:.D$8]))" office:value-type="float" office:value="0" calcext:value-type="float">
            <text:p>0</text:p>
          </table:table-cell>
          <table:table-cell table:formula="of:=INDIRECT(&quot;Sheet2.E&quot;&amp;MATCH([.A3];[Sheet2.D$1:.D$8]))" office:value-type="string" office:string-value="ANY" calcext:value-type="string">
            <text:p>ANY</text:p>
          </table:table-cell>
          <table:table-cell table:formula="of:=INDIRECT(&quot;Sheet2.F&quot;&amp;MATCH([.A3];[Sheet2.D$1:.D$8]))" office:value-type="float" office:value="0" calcext:value-type="float">
            <text:p>0</text:p>
          </table:table-cell>
          <table:table-cell table:formula="of:=IF(OR([.N3]=[.V3];[.O3]=[.V3]);&quot;ANY&quot;;[.V3])" office:value-type="string" office:string-value="STR" calcext:value-type="string">
            <text:p>STR</text:p>
          </table:table-cell>
          <table:table-cell table:formula="of:=IF([.P3]=&quot;ANY&quot;;[.N3]&amp;&quot;,&quot;&amp;[.O3];&quot;&quot;)">
            <text:p/>
          </table:table-cell>
          <table:table-cell table:formula="of:=IF(LEN([.Q3])&gt;5;INDIRECT(&quot;Sheet3.&quot;&amp;CHAR(RANDBETWEEN(73;76))&amp;MATCH([.Q3];[Sheet3.M$1:.M$1048521];0));IF([.N3]=&quot;ANY&quot;;INDIRECT(&quot;R1C&quot;&amp;7+MOD(RANDBETWEEN(1;5)-1+MATCH([.P3];[.G$1:.L$1];0);6);0);&quot;--&quot;))" office:value-type="string" office:string-value="DEX" calcext:value-type="string">
            <text:p>DEX</text:p>
          </table:table-cell>
          <table:table-cell table:formula="of:=INDIRECT(&quot;Sheet2.B&quot;&amp;MATCH([.C3];[Sheet2.A$1:.A$1048576]))" office:value-type="string" office:string-value="STR,DEX" calcext:value-type="string">
            <text:p>STR,DEX</text:p>
          </table:table-cell>
          <table:table-cell table:formula="of:=IF(ISERROR(FIND([.V3];[.S3]));IF(RAND()&lt;0.5;LEFT([.S3];3);RIGHT([.S3];3));[.V3])" office:value-type="string" office:string-value="STR" calcext:value-type="string">
            <text:p>STR</text:p>
          </table:table-cell>
          <table:table-cell table:formula="of:=IF([.T3]=[.V3];INDIRECT(&quot;R1C&quot;&amp;7+MOD(RANDBETWEEN(1;5)-1+MATCH([.T3];[.G$1:.L$1];0);6);0);[.V3])" office:value-type="string" office:string-value="CHA" calcext:value-type="string">
            <text:p>CHA</text:p>
          </table:table-cell>
          <table:table-cell table:style-name="ce58" table:formula="of:=IF(AND(LEN([.AC3])&gt;6;LEFT([.AC3];3)=[.M3]);RIGHT([.AC3];3);IF(AND(LEN([.AC3])&gt;6;RANDBETWEEN(1;2)&gt;1);RIGHT([.AC3];3);LEFT([.AC3];3)))" office:value-type="string" office:string-value="STR" calcext:value-type="string">
            <text:p>STR</text:p>
          </table:table-cell>
          <table:table-cell table:formula="of:=[.V3]" office:value-type="string" office:string-value="STR" calcext:value-type="string">
            <text:p>STR</text:p>
          </table:table-cell>
          <table:table-cell table:formula="of:=INDIRECT(&quot;R1C&quot;&amp;7+MOD(RANDBETWEEN(1;5)-1+MATCH([.W3];[.G$1:.L$1];0);6);0)" office:value-type="string" office:string-value="INT" calcext:value-type="string">
            <text:p>INT</text:p>
          </table:table-cell>
          <table:table-cell table:formula="of:=[.W3]&amp;&quot;,&quot;&amp;[.X3]" office:value-type="string" office:string-value="STR,INT" calcext:value-type="string">
            <text:p>STR,INT</text:p>
          </table:table-cell>
          <table:table-cell table:formula="of:=INDIRECT(&quot;Sheet3.&quot;&amp;CHAR(RANDBETWEEN(73;76))&amp;MATCH([.Y3];[Sheet3.M$1:.M$1048521];0))" office:value-type="string" office:string-value="CHA" calcext:value-type="string">
            <text:p>CHA</text:p>
          </table:table-cell>
          <table:table-cell table:style-name="ce59" table:formula="of:=INDIRECT(&quot;Sheet3.P&quot;&amp;MATCH([.AB3];[Sheet3.Q$1:.Q$162];0))" office:value-type="string" office:string-value="DEX" calcext:value-type="string">
            <text:p>DEX</text:p>
          </table:table-cell>
          <table:table-cell table:formula="of:=[.Y3]&amp;&quot;,&quot;&amp;[.Z3]" office:value-type="string" office:string-value="STR,INT,CHA" calcext:value-type="string">
            <text:p>STR,INT,CHA</text:p>
          </table:table-cell>
          <table:table-cell table:formula="of:=INDIRECT(&quot;Sheet2.G&quot;&amp;12+IF(ISERROR(MATCH([.E3];[Sheet2.F$13:.F$84];0));MATCH([.D3];[Sheet2.D$13:.D$84];0);MATCH([.E3];[Sheet2.F$13:.F$84];0)))" office:value-type="string" office:string-value="STR,DEX" calcext:value-type="string">
            <text:p>STR,DEX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Gnome</text:p>
          </table:table-cell>
          <table:table-cell table:style-name="ce54" office:value-type="string" calcext:value-type="string">
            <text:p>Chameleon</text:p>
          </table:table-cell>
          <table:table-cell table:style-name="ce54" office:value-type="string" calcext:value-type="string">
            <text:p>Charlatan</text:p>
          </table:table-cell>
          <table:table-cell table:style-name="ce54" office:value-type="string" calcext:value-type="string">
            <text:p>Bard</text:p>
          </table:table-cell>
          <table:table-cell table:style-name="ce54" office:value-type="string" calcext:value-type="string">
            <text:p>Polymath</text:p>
          </table:table-cell>
          <table:table-cell table:style-name="ce54"/>
          <table:table-cell table:style-name="ce55" table:formula="of:=10+(2*COUNTIF([.$N4:.$AB4];[.G$1]))-(2*COUNTIF([.$M4:.$M4];[.G$1]))" office:value-type="float" office:value="10" calcext:value-type="float">
            <text:p>10</text:p>
          </table:table-cell>
          <table:table-cell table:style-name="ce55" table:formula="of:=10+(2*COUNTIF([.$N4:.$AB4];[.H$1]))-(2*COUNTIF([.$M4:.$M4];[.H$1]))" office:value-type="float" office:value="14" calcext:value-type="float">
            <text:p>14</text:p>
          </table:table-cell>
          <table:table-cell table:style-name="ce55" table:formula="of:=10+(2*COUNTIF([.$N4:.$AB4];[.I$1]))-(2*COUNTIF([.$M4:.$M4];[.I$1]))" office:value-type="float" office:value="12" calcext:value-type="float">
            <text:p>12</text:p>
          </table:table-cell>
          <table:table-cell table:style-name="ce55" table:formula="of:=10+(2*COUNTIF([.$N4:.$AB4];[.J$1]))-(2*COUNTIF([.$M4:.$M4];[.J$1]))" office:value-type="float" office:value="10" calcext:value-type="float">
            <text:p>10</text:p>
          </table:table-cell>
          <table:table-cell table:style-name="ce55" table:formula="of:=10+(2*COUNTIF([.$N4:.$AB4];[.K$1]))-(2*COUNTIF([.$M4:.$M4];[.K$1]))" office:value-type="float" office:value="14" calcext:value-type="float">
            <text:p>14</text:p>
          </table:table-cell>
          <table:table-cell table:style-name="ce55" table:formula="of:=10+(2*COUNTIF([.$N4:.$AB4];[.L$1]))-(2*COUNTIF([.$M4:.$M4];[.L$1]))" office:value-type="float" office:value="18" calcext:value-type="float">
            <text:p>18</text:p>
          </table:table-cell>
          <table:table-cell table:formula="of:=INDIRECT(&quot;Sheet2.G&quot;&amp;MATCH([.A4];[Sheet2.D$1:.D$8]))" office:value-type="string" office:string-value="STR" calcext:value-type="string">
            <text:p>STR</text:p>
          </table:table-cell>
          <table:table-cell table:formula="of:=INDIRECT(&quot;Sheet2.E&quot;&amp;MATCH([.A4];[Sheet2.D$1:.D$8]))" office:value-type="string" office:string-value="CON" calcext:value-type="string">
            <text:p>CON</text:p>
          </table:table-cell>
          <table:table-cell table:formula="of:=INDIRECT(&quot;Sheet2.F&quot;&amp;MATCH([.A4];[Sheet2.D$1:.D$8]))" office:value-type="string" office:string-value="CHA" calcext:value-type="string">
            <text:p>CHA</text:p>
          </table:table-cell>
          <table:table-cell table:formula="of:=IF(OR([.N4]=[.V4];[.O4]=[.V4]);&quot;ANY&quot;;[.V4])" office:value-type="string" office:string-value="ANY" calcext:value-type="string">
            <text:p>ANY</text:p>
          </table:table-cell>
          <table:table-cell table:formula="of:=IF([.P4]=&quot;ANY&quot;;[.N4]&amp;&quot;,&quot;&amp;[.O4];&quot;&quot;)" office:value-type="string" office:string-value="CON,CHA" calcext:value-type="string">
            <text:p>CON,CHA</text:p>
          </table:table-cell>
          <table:table-cell table:formula="of:=IF(LEN([.Q4])&gt;5;INDIRECT(&quot;Sheet3.&quot;&amp;CHAR(RANDBETWEEN(73;76))&amp;MATCH([.Q4];[Sheet3.M$1:.M$1048521];0));IF([.N4]=&quot;ANY&quot;;INDIRECT(&quot;R1C&quot;&amp;7+MOD(RANDBETWEEN(1;5)-1+MATCH([.P4];[.G$1:.L$1];0);6);0);&quot;--&quot;))" office:value-type="string" office:string-value="WIS" calcext:value-type="string">
            <text:p>WIS</text:p>
          </table:table-cell>
          <table:table-cell table:formula="of:=INDIRECT(&quot;Sheet2.B&quot;&amp;MATCH([.C4];[Sheet2.A$1:.A$1048576]))" office:value-type="string" office:string-value="INT,CHA" calcext:value-type="string">
            <text:p>INT,CHA</text:p>
          </table:table-cell>
          <table:table-cell table:formula="of:=IF(ISERROR(FIND([.V4];[.S4]));IF(RAND()&lt;0.5;LEFT([.S4];3);RIGHT([.S4];3));[.V4])" office:value-type="string" office:string-value="CHA" calcext:value-type="string">
            <text:p>CHA</text:p>
          </table:table-cell>
          <table:table-cell table:formula="of:=IF([.T4]=[.V4];INDIRECT(&quot;R1C&quot;&amp;7+MOD(RANDBETWEEN(1;5)-1+MATCH([.T4];[.G$1:.L$1];0);6);0);[.V4])" office:value-type="string" office:string-value="DEX" calcext:value-type="string">
            <text:p>DEX</text:p>
          </table:table-cell>
          <table:table-cell table:style-name="ce58" table:formula="of:=IF(AND(LEN([.AC4])&gt;6;LEFT([.AC4];3)=[.M4]);RIGHT([.AC4];3);IF(AND(LEN([.AC4])&gt;6;RANDBETWEEN(1;2)&gt;1);RIGHT([.AC4];3);LEFT([.AC4];3)))" office:value-type="string" office:string-value="CHA" calcext:value-type="string">
            <text:p>CHA</text:p>
          </table:table-cell>
          <table:table-cell table:formula="of:=[.V4]" office:value-type="string" office:string-value="CHA" calcext:value-type="string">
            <text:p>CHA</text:p>
          </table:table-cell>
          <table:table-cell table:formula="of:=INDIRECT(&quot;R1C&quot;&amp;7+MOD(RANDBETWEEN(1;5)-1+MATCH([.W4];[.G$1:.L$1];0);6);0)" office:value-type="string" office:string-value="DEX" calcext:value-type="string">
            <text:p>DEX</text:p>
          </table:table-cell>
          <table:table-cell table:formula="of:=[.W4]&amp;&quot;,&quot;&amp;[.X4]" office:value-type="string" office:string-value="CHA,DEX" calcext:value-type="string">
            <text:p>CHA,DEX</text:p>
          </table:table-cell>
          <table:table-cell table:formula="of:=INDIRECT(&quot;Sheet3.&quot;&amp;CHAR(RANDBETWEEN(73;76))&amp;MATCH([.Y4];[Sheet3.M$1:.M$1048521];0))" office:value-type="string" office:string-value="WIS" calcext:value-type="string">
            <text:p>WIS</text:p>
          </table:table-cell>
          <table:table-cell table:style-name="ce59" table:formula="of:=INDIRECT(&quot;Sheet3.P&quot;&amp;MATCH([.AB4];[Sheet3.Q$1:.Q$162];0))" office:value-type="string" office:string-value="STR" calcext:value-type="string">
            <text:p>STR</text:p>
          </table:table-cell>
          <table:table-cell table:formula="of:=[.Y4]&amp;&quot;,&quot;&amp;[.Z4]" office:value-type="string" office:string-value="CHA,DEX,WIS" calcext:value-type="string">
            <text:p>CHA,DEX,WIS</text:p>
          </table:table-cell>
          <table:table-cell table:formula="of:=INDIRECT(&quot;Sheet2.G&quot;&amp;12+IF(ISERROR(MATCH([.E4];[Sheet2.F$13:.F$84];0));MATCH([.D4];[Sheet2.D$13:.D$84];0);MATCH([.E4];[Sheet2.F$13:.F$84];0)))" office:value-type="string" office:string-value="CHA" calcext:value-type="string">
            <text:p>CHA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Gnome</text:p>
          </table:table-cell>
          <table:table-cell table:style-name="ce54" office:value-type="string" calcext:value-type="string">
            <text:p>Umbral</text:p>
          </table:table-cell>
          <table:table-cell table:style-name="ce54" office:value-type="string" calcext:value-type="string">
            <text:p>Charlatan</text:p>
          </table:table-cell>
          <table:table-cell table:style-name="ce54" office:value-type="string" calcext:value-type="string">
            <text:p>Rogue</text:p>
          </table:table-cell>
          <table:table-cell table:style-name="ce54" office:value-type="string" calcext:value-type="string">
            <text:p>Scoundrel</text:p>
          </table:table-cell>
          <table:table-cell table:style-name="ce54"/>
          <table:table-cell table:style-name="ce55" table:formula="of:=10+(2*COUNTIF([.$N5:.$AB5];[.G$1]))-(2*COUNTIF([.$M5:.$M5];[.G$1]))" office:value-type="float" office:value="10" calcext:value-type="float">
            <text:p>10</text:p>
          </table:table-cell>
          <table:table-cell table:style-name="ce55" table:formula="of:=10+(2*COUNTIF([.$N5:.$AB5];[.H$1]))-(2*COUNTIF([.$M5:.$M5];[.H$1]))" office:value-type="float" office:value="18" calcext:value-type="float">
            <text:p>18</text:p>
          </table:table-cell>
          <table:table-cell table:style-name="ce55" table:formula="of:=10+(2*COUNTIF([.$N5:.$AB5];[.I$1]))-(2*COUNTIF([.$M5:.$M5];[.I$1]))" office:value-type="float" office:value="12" calcext:value-type="float">
            <text:p>12</text:p>
          </table:table-cell>
          <table:table-cell table:style-name="ce55" table:formula="of:=10+(2*COUNTIF([.$N5:.$AB5];[.J$1]))-(2*COUNTIF([.$M5:.$M5];[.J$1]))" office:value-type="float" office:value="12" calcext:value-type="float">
            <text:p>12</text:p>
          </table:table-cell>
          <table:table-cell table:style-name="ce55" table:formula="of:=10+(2*COUNTIF([.$N5:.$AB5];[.K$1]))-(2*COUNTIF([.$M5:.$M5];[.K$1]))" office:value-type="float" office:value="12" calcext:value-type="float">
            <text:p>12</text:p>
          </table:table-cell>
          <table:table-cell table:style-name="ce55" table:formula="of:=10+(2*COUNTIF([.$N5:.$AB5];[.L$1]))-(2*COUNTIF([.$M5:.$M5];[.L$1]))" office:value-type="float" office:value="14" calcext:value-type="float">
            <text:p>14</text:p>
          </table:table-cell>
          <table:table-cell table:formula="of:=INDIRECT(&quot;Sheet2.G&quot;&amp;MATCH([.A5];[Sheet2.D$1:.D$8]))" office:value-type="string" office:string-value="STR" calcext:value-type="string">
            <text:p>STR</text:p>
          </table:table-cell>
          <table:table-cell table:formula="of:=INDIRECT(&quot;Sheet2.E&quot;&amp;MATCH([.A5];[Sheet2.D$1:.D$8]))" office:value-type="string" office:string-value="CON" calcext:value-type="string">
            <text:p>CON</text:p>
          </table:table-cell>
          <table:table-cell table:formula="of:=INDIRECT(&quot;Sheet2.F&quot;&amp;MATCH([.A5];[Sheet2.D$1:.D$8]))" office:value-type="string" office:string-value="CHA" calcext:value-type="string">
            <text:p>CHA</text:p>
          </table:table-cell>
          <table:table-cell table:formula="of:=IF(OR([.N5]=[.V5];[.O5]=[.V5]);&quot;ANY&quot;;[.V5])" office:value-type="string" office:string-value="DEX" calcext:value-type="string">
            <text:p>DEX</text:p>
          </table:table-cell>
          <table:table-cell table:formula="of:=IF([.P5]=&quot;ANY&quot;;[.N5]&amp;&quot;,&quot;&amp;[.O5];&quot;&quot;)">
            <text:p/>
          </table:table-cell>
          <table:table-cell table:formula="of:=IF(LEN([.Q5])&gt;5;INDIRECT(&quot;Sheet3.&quot;&amp;CHAR(RANDBETWEEN(73;76))&amp;MATCH([.Q5];[Sheet3.M$1:.M$1048521];0));IF([.N5]=&quot;ANY&quot;;INDIRECT(&quot;R1C&quot;&amp;7+MOD(RANDBETWEEN(1;5)-1+MATCH([.P5];[.G$1:.L$1];0);6);0);&quot;--&quot;))" office:value-type="string" office:string-value="--" calcext:value-type="string">
            <text:p>--</text:p>
          </table:table-cell>
          <table:table-cell table:formula="of:=INDIRECT(&quot;Sheet2.B&quot;&amp;MATCH([.C5];[Sheet2.A$1:.A$1048576]))" office:value-type="string" office:string-value="INT,CHA" calcext:value-type="string">
            <text:p>INT,CHA</text:p>
          </table:table-cell>
          <table:table-cell table:formula="of:=IF(ISERROR(FIND([.V5];[.S5]));IF(RAND()&lt;0.5;LEFT([.S5];3);RIGHT([.S5];3));[.V5])" office:value-type="string" office:string-value="INT" calcext:value-type="string">
            <text:p>INT</text:p>
          </table:table-cell>
          <table:table-cell table:formula="of:=IF([.T5]=[.V5];INDIRECT(&quot;R1C&quot;&amp;7+MOD(RANDBETWEEN(1;5)-1+MATCH([.T5];[.G$1:.L$1];0);6);0);[.V5])" office:value-type="string" office:string-value="DEX" calcext:value-type="string">
            <text:p>DEX</text:p>
          </table:table-cell>
          <table:table-cell table:style-name="ce58" table:formula="of:=IF(AND(LEN([.AC5])&gt;6;LEFT([.AC5];3)=[.M5]);RIGHT([.AC5];3);IF(AND(LEN([.AC5])&gt;6;RANDBETWEEN(1;2)&gt;1);RIGHT([.AC5];3);LEFT([.AC5];3)))" office:value-type="string" office:string-value="DEX" calcext:value-type="string">
            <text:p>DEX</text:p>
          </table:table-cell>
          <table:table-cell table:formula="of:=[.V5]" office:value-type="string" office:string-value="DEX" calcext:value-type="string">
            <text:p>DEX</text:p>
          </table:table-cell>
          <table:table-cell table:formula="of:=INDIRECT(&quot;R1C&quot;&amp;7+MOD(RANDBETWEEN(1;5)-1+MATCH([.W5];[.G$1:.L$1];0);6);0)" office:value-type="string" office:string-value="STR" calcext:value-type="string">
            <text:p>STR</text:p>
          </table:table-cell>
          <table:table-cell table:formula="of:=[.W5]&amp;&quot;,&quot;&amp;[.X5]" office:value-type="string" office:string-value="DEX,STR" calcext:value-type="string">
            <text:p>DEX,STR</text:p>
          </table:table-cell>
          <table:table-cell table:formula="of:=INDIRECT(&quot;Sheet3.&quot;&amp;CHAR(RANDBETWEEN(73;76))&amp;MATCH([.Y5];[Sheet3.M$1:.M$1048521];0))" office:value-type="string" office:string-value="WIS" calcext:value-type="string">
            <text:p>WIS</text:p>
          </table:table-cell>
          <table:table-cell table:style-name="ce59" table:formula="of:=INDIRECT(&quot;Sheet3.P&quot;&amp;MATCH([.AB5];[Sheet3.Q$1:.Q$162];0))" office:value-type="string" office:string-value="CHA" calcext:value-type="string">
            <text:p>CHA</text:p>
          </table:table-cell>
          <table:table-cell table:formula="of:=[.Y5]&amp;&quot;,&quot;&amp;[.Z5]" office:value-type="string" office:string-value="DEX,STR,WIS" calcext:value-type="string">
            <text:p>DEX,STR,WIS</text:p>
          </table:table-cell>
          <table:table-cell table:formula="of:=INDIRECT(&quot;Sheet2.G&quot;&amp;12+IF(ISERROR(MATCH([.E5];[Sheet2.F$13:.F$84];0));MATCH([.D5];[Sheet2.D$13:.D$84];0);MATCH([.E5];[Sheet2.F$13:.F$84];0)))" office:value-type="string" office:string-value="CHA,DEX" calcext:value-type="string">
            <text:p>CHA,DEX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Gnome</text:p>
          </table:table-cell>
          <table:table-cell table:style-name="ce54" office:value-type="string" calcext:value-type="string">
            <text:p>Chameleon</text:p>
          </table:table-cell>
          <table:table-cell table:style-name="ce54" office:value-type="string" calcext:value-type="string">
            <text:p>Field Medic</text:p>
          </table:table-cell>
          <table:table-cell table:style-name="ce54" office:value-type="string" calcext:value-type="string">
            <text:p>Rogue</text:p>
          </table:table-cell>
          <table:table-cell table:style-name="ce54" office:value-type="string" calcext:value-type="string">
            <text:p>Ruffian</text:p>
          </table:table-cell>
          <table:table-cell table:style-name="ce54"/>
          <table:table-cell table:style-name="ce55" table:formula="of:=10+(2*COUNTIF([.$N6:.$AB6];[.G$1]))-(2*COUNTIF([.$M6:.$M6];[.G$1]))" office:value-type="float" office:value="8" calcext:value-type="float">
            <text:p>8</text:p>
          </table:table-cell>
          <table:table-cell table:style-name="ce55" table:formula="of:=10+(2*COUNTIF([.$N6:.$AB6];[.H$1]))-(2*COUNTIF([.$M6:.$M6];[.H$1]))" office:value-type="float" office:value="18" calcext:value-type="float">
            <text:p>18</text:p>
          </table:table-cell>
          <table:table-cell table:style-name="ce55" table:formula="of:=10+(2*COUNTIF([.$N6:.$AB6];[.I$1]))-(2*COUNTIF([.$M6:.$M6];[.I$1]))" office:value-type="float" office:value="14" calcext:value-type="float">
            <text:p>14</text:p>
          </table:table-cell>
          <table:table-cell table:style-name="ce55" table:formula="of:=10+(2*COUNTIF([.$N6:.$AB6];[.J$1]))-(2*COUNTIF([.$M6:.$M6];[.J$1]))" office:value-type="float" office:value="10" calcext:value-type="float">
            <text:p>10</text:p>
          </table:table-cell>
          <table:table-cell table:style-name="ce55" table:formula="of:=10+(2*COUNTIF([.$N6:.$AB6];[.K$1]))-(2*COUNTIF([.$M6:.$M6];[.K$1]))" office:value-type="float" office:value="14" calcext:value-type="float">
            <text:p>14</text:p>
          </table:table-cell>
          <table:table-cell table:style-name="ce55" table:formula="of:=10+(2*COUNTIF([.$N6:.$AB6];[.L$1]))-(2*COUNTIF([.$M6:.$M6];[.L$1]))" office:value-type="float" office:value="14" calcext:value-type="float">
            <text:p>14</text:p>
          </table:table-cell>
          <table:table-cell table:formula="of:=INDIRECT(&quot;Sheet2.G&quot;&amp;MATCH([.A6];[Sheet2.D$1:.D$8]))" office:value-type="string" office:string-value="STR" calcext:value-type="string">
            <text:p>STR</text:p>
          </table:table-cell>
          <table:table-cell table:formula="of:=INDIRECT(&quot;Sheet2.E&quot;&amp;MATCH([.A6];[Sheet2.D$1:.D$8]))" office:value-type="string" office:string-value="CON" calcext:value-type="string">
            <text:p>CON</text:p>
          </table:table-cell>
          <table:table-cell table:formula="of:=INDIRECT(&quot;Sheet2.F&quot;&amp;MATCH([.A6];[Sheet2.D$1:.D$8]))" office:value-type="string" office:string-value="CHA" calcext:value-type="string">
            <text:p>CHA</text:p>
          </table:table-cell>
          <table:table-cell table:formula="of:=IF(OR([.N6]=[.V6];[.O6]=[.V6]);&quot;ANY&quot;;[.V6])" office:value-type="string" office:string-value="DEX" calcext:value-type="string">
            <text:p>DEX</text:p>
          </table:table-cell>
          <table:table-cell table:formula="of:=IF([.P6]=&quot;ANY&quot;;[.N6]&amp;&quot;,&quot;&amp;[.O6];&quot;&quot;)">
            <text:p/>
          </table:table-cell>
          <table:table-cell table:formula="of:=IF(LEN([.Q6])&gt;5;INDIRECT(&quot;Sheet3.&quot;&amp;CHAR(RANDBETWEEN(73;76))&amp;MATCH([.Q6];[Sheet3.M$1:.M$1048521];0));IF([.N6]=&quot;ANY&quot;;INDIRECT(&quot;R1C&quot;&amp;7+MOD(RANDBETWEEN(1;5)-1+MATCH([.P6];[.G$1:.L$1];0);6);0);&quot;--&quot;))" office:value-type="string" office:string-value="--" calcext:value-type="string">
            <text:p>--</text:p>
          </table:table-cell>
          <table:table-cell table:formula="of:=INDIRECT(&quot;Sheet2.B&quot;&amp;MATCH([.C6];[Sheet2.A$1:.A$1048576]))" office:value-type="string" office:string-value="CON,WIS" calcext:value-type="string">
            <text:p>CON,WIS</text:p>
          </table:table-cell>
          <table:table-cell table:formula="of:=IF(ISERROR(FIND([.V6];[.S6]));IF(RAND()&lt;0.5;LEFT([.S6];3);RIGHT([.S6];3));[.V6])" office:value-type="string" office:string-value="WIS" calcext:value-type="string">
            <text:p>WIS</text:p>
          </table:table-cell>
          <table:table-cell table:formula="of:=IF([.T6]=[.V6];INDIRECT(&quot;R1C&quot;&amp;7+MOD(RANDBETWEEN(1;5)-1+MATCH([.T6];[.G$1:.L$1];0);6);0);[.V6])" office:value-type="string" office:string-value="DEX" calcext:value-type="string">
            <text:p>DEX</text:p>
          </table:table-cell>
          <table:table-cell table:style-name="ce58" table:formula="of:=IF(AND(LEN([.AC6])&gt;6;LEFT([.AC6];3)=[.M6]);RIGHT([.AC6];3);IF(AND(LEN([.AC6])&gt;6;RANDBETWEEN(1;2)&gt;1);RIGHT([.AC6];3);LEFT([.AC6];3)))" office:value-type="string" office:string-value="DEX" calcext:value-type="string">
            <text:p>DEX</text:p>
          </table:table-cell>
          <table:table-cell table:formula="of:=[.V6]" office:value-type="string" office:string-value="DEX" calcext:value-type="string">
            <text:p>DEX</text:p>
          </table:table-cell>
          <table:table-cell table:formula="of:=INDIRECT(&quot;R1C&quot;&amp;7+MOD(RANDBETWEEN(1;5)-1+MATCH([.W6];[.G$1:.L$1];0);6);0)" office:value-type="string" office:string-value="CON" calcext:value-type="string">
            <text:p>CON</text:p>
          </table:table-cell>
          <table:table-cell table:formula="of:=[.W6]&amp;&quot;,&quot;&amp;[.X6]" office:value-type="string" office:string-value="DEX,CON" calcext:value-type="string">
            <text:p>DEX,CON</text:p>
          </table:table-cell>
          <table:table-cell table:formula="of:=INDIRECT(&quot;Sheet3.&quot;&amp;CHAR(RANDBETWEEN(73;76))&amp;MATCH([.Y6];[Sheet3.M$1:.M$1048521];0))" office:value-type="string" office:string-value="WIS" calcext:value-type="string">
            <text:p>WIS</text:p>
          </table:table-cell>
          <table:table-cell table:style-name="ce59" table:formula="of:=INDIRECT(&quot;Sheet3.P&quot;&amp;MATCH([.AB6];[Sheet3.Q$1:.Q$162];0))" office:value-type="string" office:string-value="CHA" calcext:value-type="string">
            <text:p>CHA</text:p>
          </table:table-cell>
          <table:table-cell table:formula="of:=[.Y6]&amp;&quot;,&quot;&amp;[.Z6]" office:value-type="string" office:string-value="DEX,CON,WIS" calcext:value-type="string">
            <text:p>DEX,CON,WIS</text:p>
          </table:table-cell>
          <table:table-cell table:formula="of:=INDIRECT(&quot;Sheet2.G&quot;&amp;12+IF(ISERROR(MATCH([.E6];[Sheet2.F$13:.F$84];0));MATCH([.D6];[Sheet2.D$13:.D$84];0);MATCH([.E6];[Sheet2.F$13:.F$84];0)))" office:value-type="string" office:string-value="STR,DEX" calcext:value-type="string">
            <text:p>STR,DEX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Dwarf</text:p>
          </table:table-cell>
          <table:table-cell table:style-name="ce54" office:value-type="string" calcext:value-type="string">
            <text:p>Ancient Blooded</text:p>
          </table:table-cell>
          <table:table-cell table:style-name="ce54" office:value-type="string" calcext:value-type="string">
            <text:p>Criminal</text:p>
          </table:table-cell>
          <table:table-cell table:style-name="ce54" office:value-type="string" calcext:value-type="string">
            <text:p>Rogue</text:p>
          </table:table-cell>
          <table:table-cell table:style-name="ce54" office:value-type="string" calcext:value-type="string">
            <text:p>Thief</text:p>
          </table:table-cell>
          <table:table-cell table:style-name="ce54"/>
          <table:table-cell table:style-name="ce55" table:formula="of:=10+(2*COUNTIF([.$N7:.$AB7];[.G$1]))-(2*COUNTIF([.$M7:.$M7];[.G$1]))" office:value-type="float" office:value="14" calcext:value-type="float">
            <text:p>14</text:p>
          </table:table-cell>
          <table:table-cell table:style-name="ce55" table:formula="of:=10+(2*COUNTIF([.$N7:.$AB7];[.H$1]))-(2*COUNTIF([.$M7:.$M7];[.H$1]))" office:value-type="float" office:value="18" calcext:value-type="float">
            <text:p>18</text:p>
          </table:table-cell>
          <table:table-cell table:style-name="ce55" table:formula="of:=10+(2*COUNTIF([.$N7:.$AB7];[.I$1]))-(2*COUNTIF([.$M7:.$M7];[.I$1]))" office:value-type="float" office:value="14" calcext:value-type="float">
            <text:p>14</text:p>
          </table:table-cell>
          <table:table-cell table:style-name="ce55" table:formula="of:=10+(2*COUNTIF([.$N7:.$AB7];[.J$1]))-(2*COUNTIF([.$M7:.$M7];[.J$1]))" office:value-type="float" office:value="12" calcext:value-type="float">
            <text:p>12</text:p>
          </table:table-cell>
          <table:table-cell table:style-name="ce55" table:formula="of:=10+(2*COUNTIF([.$N7:.$AB7];[.K$1]))-(2*COUNTIF([.$M7:.$M7];[.K$1]))" office:value-type="float" office:value="12" calcext:value-type="float">
            <text:p>12</text:p>
          </table:table-cell>
          <table:table-cell table:style-name="ce55" table:formula="of:=10+(2*COUNTIF([.$N7:.$AB7];[.L$1]))-(2*COUNTIF([.$M7:.$M7];[.L$1]))" office:value-type="float" office:value="8" calcext:value-type="float">
            <text:p>8</text:p>
          </table:table-cell>
          <table:table-cell table:formula="of:=INDIRECT(&quot;Sheet2.G&quot;&amp;MATCH([.A7];[Sheet2.D$1:.D$8]))" office:value-type="string" office:string-value="CHA" calcext:value-type="string">
            <text:p>CHA</text:p>
          </table:table-cell>
          <table:table-cell table:formula="of:=INDIRECT(&quot;Sheet2.E&quot;&amp;MATCH([.A7];[Sheet2.D$1:.D$8]))" office:value-type="string" office:string-value="CON" calcext:value-type="string">
            <text:p>CON</text:p>
          </table:table-cell>
          <table:table-cell table:formula="of:=INDIRECT(&quot;Sheet2.F&quot;&amp;MATCH([.A7];[Sheet2.D$1:.D$8]))" office:value-type="string" office:string-value="WIS" calcext:value-type="string">
            <text:p>WIS</text:p>
          </table:table-cell>
          <table:table-cell table:formula="of:=IF(OR([.N7]=[.V7];[.O7]=[.V7]);&quot;ANY&quot;;[.V7])" office:value-type="string" office:string-value="DEX" calcext:value-type="string">
            <text:p>DEX</text:p>
          </table:table-cell>
          <table:table-cell table:formula="of:=IF([.P7]=&quot;ANY&quot;;[.N7]&amp;&quot;,&quot;&amp;[.O7];&quot;&quot;)">
            <text:p/>
          </table:table-cell>
          <table:table-cell table:formula="of:=IF(LEN([.Q7])&gt;5;INDIRECT(&quot;Sheet3.&quot;&amp;CHAR(RANDBETWEEN(73;76))&amp;MATCH([.Q7];[Sheet3.M$1:.M$1048521];0));IF([.N7]=&quot;ANY&quot;;INDIRECT(&quot;R1C&quot;&amp;7+MOD(RANDBETWEEN(1;5)-1+MATCH([.P7];[.G$1:.L$1];0);6);0);&quot;--&quot;))" office:value-type="string" office:string-value="--" calcext:value-type="string">
            <text:p>--</text:p>
          </table:table-cell>
          <table:table-cell table:formula="of:=INDIRECT(&quot;Sheet2.B&quot;&amp;MATCH([.C7];[Sheet2.A$1:.A$1048576]))" office:value-type="string" office:string-value="DEX,INT" calcext:value-type="string">
            <text:p>DEX,INT</text:p>
          </table:table-cell>
          <table:table-cell table:formula="of:=IF(ISERROR(FIND([.V7];[.S7]));IF(RAND()&lt;0.5;LEFT([.S7];3);RIGHT([.S7];3));[.V7])" office:value-type="string" office:string-value="DEX" calcext:value-type="string">
            <text:p>DEX</text:p>
          </table:table-cell>
          <table:table-cell table:formula="of:=IF([.T7]=[.V7];INDIRECT(&quot;R1C&quot;&amp;7+MOD(RANDBETWEEN(1;5)-1+MATCH([.T7];[.G$1:.L$1];0);6);0);[.V7])" office:value-type="string" office:string-value="STR" calcext:value-type="string">
            <text:p>STR</text:p>
          </table:table-cell>
          <table:table-cell table:style-name="ce58" table:formula="of:=IF(AND(LEN([.AC7])&gt;6;LEFT([.AC7];3)=[.M7]);RIGHT([.AC7];3);IF(AND(LEN([.AC7])&gt;6;RANDBETWEEN(1;2)&gt;1);RIGHT([.AC7];3);LEFT([.AC7];3)))" office:value-type="string" office:string-value="DEX" calcext:value-type="string">
            <text:p>DEX</text:p>
          </table:table-cell>
          <table:table-cell table:formula="of:=[.V7]" office:value-type="string" office:string-value="DEX" calcext:value-type="string">
            <text:p>DEX</text:p>
          </table:table-cell>
          <table:table-cell table:formula="of:=INDIRECT(&quot;R1C&quot;&amp;7+MOD(RANDBETWEEN(1;5)-1+MATCH([.W7];[.G$1:.L$1];0);6);0)" office:value-type="string" office:string-value="CON" calcext:value-type="string">
            <text:p>CON</text:p>
          </table:table-cell>
          <table:table-cell table:formula="of:=[.W7]&amp;&quot;,&quot;&amp;[.X7]" office:value-type="string" office:string-value="DEX,CON" calcext:value-type="string">
            <text:p>DEX,CON</text:p>
          </table:table-cell>
          <table:table-cell table:formula="of:=INDIRECT(&quot;Sheet3.&quot;&amp;CHAR(RANDBETWEEN(73;76))&amp;MATCH([.Y7];[Sheet3.M$1:.M$1048521];0))" office:value-type="string" office:string-value="STR" calcext:value-type="string">
            <text:p>STR</text:p>
          </table:table-cell>
          <table:table-cell table:style-name="ce59" table:formula="of:=INDIRECT(&quot;Sheet3.P&quot;&amp;MATCH([.AB7];[Sheet3.Q$1:.Q$162];0))" office:value-type="string" office:string-value="INT" calcext:value-type="string">
            <text:p>INT</text:p>
          </table:table-cell>
          <table:table-cell table:formula="of:=[.Y7]&amp;&quot;,&quot;&amp;[.Z7]" office:value-type="string" office:string-value="DEX,CON,STR" calcext:value-type="string">
            <text:p>DEX,CON,STR</text:p>
          </table:table-cell>
          <table:table-cell table:formula="of:=INDIRECT(&quot;Sheet2.G&quot;&amp;12+IF(ISERROR(MATCH([.E7];[Sheet2.F$13:.F$84];0));MATCH([.D7];[Sheet2.D$13:.D$84];0);MATCH([.E7];[Sheet2.F$13:.F$84];0)))" office:value-type="string" office:string-value="DEX" calcext:value-type="string">
            <text:p>DEX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Half-elf</text:p>
          </table:table-cell>
          <table:table-cell table:style-name="ce54" office:value-type="string" calcext:value-type="string">
            <text:p>Herbalist</text:p>
          </table:table-cell>
          <table:table-cell table:style-name="ce54" office:value-type="string" calcext:value-type="string">
            <text:p>Druid</text:p>
          </table:table-cell>
          <table:table-cell table:style-name="ce54" office:value-type="string" calcext:value-type="string">
            <text:p>Wild</text:p>
          </table:table-cell>
          <table:table-cell table:style-name="ce54"/>
          <table:table-cell table:style-name="ce55" table:formula="of:=10+(2*COUNTIF([.$N8:.$AB8];[.G$1]))-(2*COUNTIF([.$M8:.$M8];[.G$1]))" office:value-type="float" office:value="12" calcext:value-type="float">
            <text:p>12</text:p>
          </table:table-cell>
          <table:table-cell table:style-name="ce55" table:formula="of:=10+(2*COUNTIF([.$N8:.$AB8];[.H$1]))-(2*COUNTIF([.$M8:.$M8];[.H$1]))" office:value-type="float" office:value="10" calcext:value-type="float">
            <text:p>10</text:p>
          </table:table-cell>
          <table:table-cell table:style-name="ce55" table:formula="of:=10+(2*COUNTIF([.$N8:.$AB8];[.I$1]))-(2*COUNTIF([.$M8:.$M8];[.I$1]))" office:value-type="float" office:value="12" calcext:value-type="float">
            <text:p>12</text:p>
          </table:table-cell>
          <table:table-cell table:style-name="ce55" table:formula="of:=10+(2*COUNTIF([.$N8:.$AB8];[.J$1]))-(2*COUNTIF([.$M8:.$M8];[.J$1]))" office:value-type="float" office:value="12" calcext:value-type="float">
            <text:p>12</text:p>
          </table:table-cell>
          <table:table-cell table:style-name="ce55" table:formula="of:=10+(2*COUNTIF([.$N8:.$AB8];[.K$1]))-(2*COUNTIF([.$M8:.$M8];[.K$1]))" office:value-type="float" office:value="18" calcext:value-type="float">
            <text:p>18</text:p>
          </table:table-cell>
          <table:table-cell table:style-name="ce55" table:formula="of:=10+(2*COUNTIF([.$N8:.$AB8];[.L$1]))-(2*COUNTIF([.$M8:.$M8];[.L$1]))" office:value-type="float" office:value="14" calcext:value-type="float">
            <text:p>14</text:p>
          </table:table-cell>
          <table:table-cell table:formula="of:=INDIRECT(&quot;Sheet2.G&quot;&amp;MATCH([.A8];[Sheet2.D$1:.D$8]))" office:value-type="float" office:value="0" calcext:value-type="float">
            <text:p>0</text:p>
          </table:table-cell>
          <table:table-cell table:formula="of:=INDIRECT(&quot;Sheet2.E&quot;&amp;MATCH([.A8];[Sheet2.D$1:.D$8]))" office:value-type="string" office:string-value="ANY" calcext:value-type="string">
            <text:p>ANY</text:p>
          </table:table-cell>
          <table:table-cell table:formula="of:=INDIRECT(&quot;Sheet2.F&quot;&amp;MATCH([.A8];[Sheet2.D$1:.D$8]))" office:value-type="float" office:value="0" calcext:value-type="float">
            <text:p>0</text:p>
          </table:table-cell>
          <table:table-cell table:formula="of:=IF(OR([.N8]=[.V8];[.O8]=[.V8]);&quot;ANY&quot;;[.V8])" office:value-type="string" office:string-value="WIS" calcext:value-type="string">
            <text:p>WIS</text:p>
          </table:table-cell>
          <table:table-cell table:formula="of:=IF([.P8]=&quot;ANY&quot;;[.N8]&amp;&quot;,&quot;&amp;[.O8];&quot;&quot;)">
            <text:p/>
          </table:table-cell>
          <table:table-cell table:formula="of:=IF(LEN([.Q8])&gt;5;INDIRECT(&quot;Sheet3.&quot;&amp;CHAR(RANDBETWEEN(73;76))&amp;MATCH([.Q8];[Sheet3.M$1:.M$1048521];0));IF([.N8]=&quot;ANY&quot;;INDIRECT(&quot;R1C&quot;&amp;7+MOD(RANDBETWEEN(1;5)-1+MATCH([.P8];[.G$1:.L$1];0);6);0);&quot;--&quot;))" office:value-type="string" office:string-value="STR" calcext:value-type="string">
            <text:p>STR</text:p>
          </table:table-cell>
          <table:table-cell table:formula="of:=INDIRECT(&quot;Sheet2.B&quot;&amp;MATCH([.C8];[Sheet2.A$1:.A$1048576]))" office:value-type="string" office:string-value="CON,WIS" calcext:value-type="string">
            <text:p>CON,WIS</text:p>
          </table:table-cell>
          <table:table-cell table:formula="of:=IF(ISERROR(FIND([.V8];[.S8]));IF(RAND()&lt;0.5;LEFT([.S8];3);RIGHT([.S8];3));[.V8])" office:value-type="string" office:string-value="WIS" calcext:value-type="string">
            <text:p>WIS</text:p>
          </table:table-cell>
          <table:table-cell table:formula="of:=IF([.T8]=[.V8];INDIRECT(&quot;R1C&quot;&amp;7+MOD(RANDBETWEEN(1;5)-1+MATCH([.T8];[.G$1:.L$1];0);6);0);[.V8])" office:value-type="string" office:string-value="CHA" calcext:value-type="string">
            <text:p>CHA</text:p>
          </table:table-cell>
          <table:table-cell table:style-name="ce58" table:formula="of:=IF(AND(LEN([.AC8])&gt;6;LEFT([.AC8];3)=[.M8]);RIGHT([.AC8];3);IF(AND(LEN([.AC8])&gt;6;RANDBETWEEN(1;2)&gt;1);RIGHT([.AC8];3);LEFT([.AC8];3)))" office:value-type="string" office:string-value="WIS" calcext:value-type="string">
            <text:p>WIS</text:p>
          </table:table-cell>
          <table:table-cell table:formula="of:=[.V8]" office:value-type="string" office:string-value="WIS" calcext:value-type="string">
            <text:p>WIS</text:p>
          </table:table-cell>
          <table:table-cell table:formula="of:=INDIRECT(&quot;R1C&quot;&amp;7+MOD(RANDBETWEEN(1;5)-1+MATCH([.W8];[.G$1:.L$1];0);6);0)" office:value-type="string" office:string-value="CON" calcext:value-type="string">
            <text:p>CON</text:p>
          </table:table-cell>
          <table:table-cell table:formula="of:=[.W8]&amp;&quot;,&quot;&amp;[.X8]" office:value-type="string" office:string-value="WIS,CON" calcext:value-type="string">
            <text:p>WIS,CON</text:p>
          </table:table-cell>
          <table:table-cell table:formula="of:=INDIRECT(&quot;Sheet3.&quot;&amp;CHAR(RANDBETWEEN(73;76))&amp;MATCH([.Y8];[Sheet3.M$1:.M$1048521];0))" office:value-type="string" office:string-value="INT" calcext:value-type="string">
            <text:p>INT</text:p>
          </table:table-cell>
          <table:table-cell table:style-name="ce59" table:formula="of:=INDIRECT(&quot;Sheet3.P&quot;&amp;MATCH([.AB8];[Sheet3.Q$1:.Q$162];0))" office:value-type="string" office:string-value="CHA" calcext:value-type="string">
            <text:p>CHA</text:p>
          </table:table-cell>
          <table:table-cell table:formula="of:=[.Y8]&amp;&quot;,&quot;&amp;[.Z8]" office:value-type="string" office:string-value="WIS,CON,INT" calcext:value-type="string">
            <text:p>WIS,CON,INT</text:p>
          </table:table-cell>
          <table:table-cell table:formula="of:=INDIRECT(&quot;Sheet2.G&quot;&amp;12+IF(ISERROR(MATCH([.E8];[Sheet2.F$13:.F$84];0));MATCH([.D8];[Sheet2.D$13:.D$84];0);MATCH([.E8];[Sheet2.F$13:.F$84];0)))" office:value-type="string" office:string-value="WIS" calcext:value-type="string">
            <text:p>WIS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Gnome</text:p>
          </table:table-cell>
          <table:table-cell table:style-name="ce54" office:value-type="string" calcext:value-type="string">
            <text:p>Chameleon</text:p>
          </table:table-cell>
          <table:table-cell table:style-name="ce54" office:value-type="string" calcext:value-type="string">
            <text:p>Entertainer</text:p>
          </table:table-cell>
          <table:table-cell table:style-name="ce54" office:value-type="string" calcext:value-type="string">
            <text:p>Druid</text:p>
          </table:table-cell>
          <table:table-cell table:style-name="ce54" office:value-type="string" calcext:value-type="string">
            <text:p>Wild</text:p>
          </table:table-cell>
          <table:table-cell table:style-name="ce54"/>
          <table:table-cell table:style-name="ce55" table:formula="of:=10+(2*COUNTIF([.$N9:.$AB9];[.G$1]))-(2*COUNTIF([.$M9:.$M9];[.G$1]))" office:value-type="float" office:value="10" calcext:value-type="float">
            <text:p>10</text:p>
          </table:table-cell>
          <table:table-cell table:style-name="ce55" table:formula="of:=10+(2*COUNTIF([.$N9:.$AB9];[.H$1]))-(2*COUNTIF([.$M9:.$M9];[.H$1]))" office:value-type="float" office:value="12" calcext:value-type="float">
            <text:p>12</text:p>
          </table:table-cell>
          <table:table-cell table:style-name="ce55" table:formula="of:=10+(2*COUNTIF([.$N9:.$AB9];[.I$1]))-(2*COUNTIF([.$M9:.$M9];[.I$1]))" office:value-type="float" office:value="12" calcext:value-type="float">
            <text:p>12</text:p>
          </table:table-cell>
          <table:table-cell table:style-name="ce55" table:formula="of:=10+(2*COUNTIF([.$N9:.$AB9];[.J$1]))-(2*COUNTIF([.$M9:.$M9];[.J$1]))" office:value-type="float" office:value="12" calcext:value-type="float">
            <text:p>12</text:p>
          </table:table-cell>
          <table:table-cell table:style-name="ce55" table:formula="of:=10+(2*COUNTIF([.$N9:.$AB9];[.K$1]))-(2*COUNTIF([.$M9:.$M9];[.K$1]))" office:value-type="float" office:value="18" calcext:value-type="float">
            <text:p>18</text:p>
          </table:table-cell>
          <table:table-cell table:style-name="ce55" table:formula="of:=10+(2*COUNTIF([.$N9:.$AB9];[.L$1]))-(2*COUNTIF([.$M9:.$M9];[.L$1]))" office:value-type="float" office:value="14" calcext:value-type="float">
            <text:p>14</text:p>
          </table:table-cell>
          <table:table-cell table:formula="of:=INDIRECT(&quot;Sheet2.G&quot;&amp;MATCH([.A9];[Sheet2.D$1:.D$8]))" office:value-type="string" office:string-value="STR" calcext:value-type="string">
            <text:p>STR</text:p>
          </table:table-cell>
          <table:table-cell table:formula="of:=INDIRECT(&quot;Sheet2.E&quot;&amp;MATCH([.A9];[Sheet2.D$1:.D$8]))" office:value-type="string" office:string-value="CON" calcext:value-type="string">
            <text:p>CON</text:p>
          </table:table-cell>
          <table:table-cell table:formula="of:=INDIRECT(&quot;Sheet2.F&quot;&amp;MATCH([.A9];[Sheet2.D$1:.D$8]))" office:value-type="string" office:string-value="CHA" calcext:value-type="string">
            <text:p>CHA</text:p>
          </table:table-cell>
          <table:table-cell table:formula="of:=IF(OR([.N9]=[.V9];[.O9]=[.V9]);&quot;ANY&quot;;[.V9])" office:value-type="string" office:string-value="WIS" calcext:value-type="string">
            <text:p>WIS</text:p>
          </table:table-cell>
          <table:table-cell table:formula="of:=IF([.P9]=&quot;ANY&quot;;[.N9]&amp;&quot;,&quot;&amp;[.O9];&quot;&quot;)">
            <text:p/>
          </table:table-cell>
          <table:table-cell table:formula="of:=IF(LEN([.Q9])&gt;5;INDIRECT(&quot;Sheet3.&quot;&amp;CHAR(RANDBETWEEN(73;76))&amp;MATCH([.Q9];[Sheet3.M$1:.M$1048521];0));IF([.N9]=&quot;ANY&quot;;INDIRECT(&quot;R1C&quot;&amp;7+MOD(RANDBETWEEN(1;5)-1+MATCH([.P9];[.G$1:.L$1];0);6);0);&quot;--&quot;))" office:value-type="string" office:string-value="--" calcext:value-type="string">
            <text:p>--</text:p>
          </table:table-cell>
          <table:table-cell table:formula="of:=INDIRECT(&quot;Sheet2.B&quot;&amp;MATCH([.C9];[Sheet2.A$1:.A$1048576]))" office:value-type="string" office:string-value="DEX,CHA" calcext:value-type="string">
            <text:p>DEX,CHA</text:p>
          </table:table-cell>
          <table:table-cell table:formula="of:=IF(ISERROR(FIND([.V9];[.S9]));IF(RAND()&lt;0.5;LEFT([.S9];3);RIGHT([.S9];3));[.V9])" office:value-type="string" office:string-value="DEX" calcext:value-type="string">
            <text:p>DEX</text:p>
          </table:table-cell>
          <table:table-cell table:formula="of:=IF([.T9]=[.V9];INDIRECT(&quot;R1C&quot;&amp;7+MOD(RANDBETWEEN(1;5)-1+MATCH([.T9];[.G$1:.L$1];0);6);0);[.V9])" office:value-type="string" office:string-value="WIS" calcext:value-type="string">
            <text:p>WIS</text:p>
          </table:table-cell>
          <table:table-cell table:style-name="ce58" table:formula="of:=IF(AND(LEN([.AC9])&gt;6;LEFT([.AC9];3)=[.M9]);RIGHT([.AC9];3);IF(AND(LEN([.AC9])&gt;6;RANDBETWEEN(1;2)&gt;1);RIGHT([.AC9];3);LEFT([.AC9];3)))" office:value-type="string" office:string-value="WIS" calcext:value-type="string">
            <text:p>WIS</text:p>
          </table:table-cell>
          <table:table-cell table:formula="of:=[.V9]" office:value-type="string" office:string-value="WIS" calcext:value-type="string">
            <text:p>WIS</text:p>
          </table:table-cell>
          <table:table-cell table:formula="of:=INDIRECT(&quot;R1C&quot;&amp;7+MOD(RANDBETWEEN(1;5)-1+MATCH([.W9];[.G$1:.L$1];0);6);0)" office:value-type="string" office:string-value="INT" calcext:value-type="string">
            <text:p>INT</text:p>
          </table:table-cell>
          <table:table-cell table:formula="of:=[.W9]&amp;&quot;,&quot;&amp;[.X9]" office:value-type="string" office:string-value="WIS,INT" calcext:value-type="string">
            <text:p>WIS,INT</text:p>
          </table:table-cell>
          <table:table-cell table:formula="of:=INDIRECT(&quot;Sheet3.&quot;&amp;CHAR(RANDBETWEEN(73;76))&amp;MATCH([.Y9];[Sheet3.M$1:.M$1048521];0))" office:value-type="string" office:string-value="CHA" calcext:value-type="string">
            <text:p>CHA</text:p>
          </table:table-cell>
          <table:table-cell table:style-name="ce59" table:formula="of:=INDIRECT(&quot;Sheet3.P&quot;&amp;MATCH([.AB9];[Sheet3.Q$1:.Q$162];0))" office:value-type="string" office:string-value="STR" calcext:value-type="string">
            <text:p>STR</text:p>
          </table:table-cell>
          <table:table-cell table:formula="of:=[.Y9]&amp;&quot;,&quot;&amp;[.Z9]" office:value-type="string" office:string-value="WIS,INT,CHA" calcext:value-type="string">
            <text:p>WIS,INT,CHA</text:p>
          </table:table-cell>
          <table:table-cell table:formula="of:=INDIRECT(&quot;Sheet2.G&quot;&amp;12+IF(ISERROR(MATCH([.E9];[Sheet2.F$13:.F$84];0));MATCH([.D9];[Sheet2.D$13:.D$84];0);MATCH([.E9];[Sheet2.F$13:.F$84];0)))" office:value-type="string" office:string-value="WIS" calcext:value-type="string">
            <text:p>WIS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Versatile</text:p>
          </table:table-cell>
          <table:table-cell table:style-name="ce54" office:value-type="string" calcext:value-type="string">
            <text:p>Gambler</text:p>
          </table:table-cell>
          <table:table-cell table:style-name="ce54" office:value-type="string" calcext:value-type="string">
            <text:p>Rogue</text:p>
          </table:table-cell>
          <table:table-cell table:style-name="ce54" office:value-type="string" calcext:value-type="string">
            <text:p>Scoundrel</text:p>
          </table:table-cell>
          <table:table-cell table:style-name="ce54"/>
          <table:table-cell table:style-name="ce55" table:formula="of:=10+(2*COUNTIF([.$N10:.$AB10];[.G$1]))-(2*COUNTIF([.$M10:.$M10];[.G$1]))" office:value-type="float" office:value="14" calcext:value-type="float">
            <text:p>14</text:p>
          </table:table-cell>
          <table:table-cell table:style-name="ce55" table:formula="of:=10+(2*COUNTIF([.$N10:.$AB10];[.H$1]))-(2*COUNTIF([.$M10:.$M10];[.H$1]))" office:value-type="float" office:value="18" calcext:value-type="float">
            <text:p>18</text:p>
          </table:table-cell>
          <table:table-cell table:style-name="ce55" table:formula="of:=10+(2*COUNTIF([.$N10:.$AB10];[.I$1]))-(2*COUNTIF([.$M10:.$M10];[.I$1]))" office:value-type="float" office:value="12" calcext:value-type="float">
            <text:p>12</text:p>
          </table:table-cell>
          <table:table-cell table:style-name="ce55" table:formula="of:=10+(2*COUNTIF([.$N10:.$AB10];[.J$1]))-(2*COUNTIF([.$M10:.$M10];[.J$1]))" office:value-type="float" office:value="12" calcext:value-type="float">
            <text:p>12</text:p>
          </table:table-cell>
          <table:table-cell table:style-name="ce55" table:formula="of:=10+(2*COUNTIF([.$N10:.$AB10];[.K$1]))-(2*COUNTIF([.$M10:.$M10];[.K$1]))" office:value-type="float" office:value="12" calcext:value-type="float">
            <text:p>12</text:p>
          </table:table-cell>
          <table:table-cell table:style-name="ce55" table:formula="of:=10+(2*COUNTIF([.$N10:.$AB10];[.L$1]))-(2*COUNTIF([.$M10:.$M10];[.L$1]))" office:value-type="float" office:value="10" calcext:value-type="float">
            <text:p>10</text:p>
          </table:table-cell>
          <table:table-cell table:formula="of:=INDIRECT(&quot;Sheet2.G&quot;&amp;MATCH([.A10];[Sheet2.D$1:.D$8]))" office:value-type="float" office:value="0" calcext:value-type="float">
            <text:p>0</text:p>
          </table:table-cell>
          <table:table-cell table:formula="of:=INDIRECT(&quot;Sheet2.E&quot;&amp;MATCH([.A10];[Sheet2.D$1:.D$8]))" office:value-type="string" office:string-value="ANY" calcext:value-type="string">
            <text:p>ANY</text:p>
          </table:table-cell>
          <table:table-cell table:formula="of:=INDIRECT(&quot;Sheet2.F&quot;&amp;MATCH([.A10];[Sheet2.D$1:.D$8]))" office:value-type="float" office:value="0" calcext:value-type="float">
            <text:p>0</text:p>
          </table:table-cell>
          <table:table-cell table:formula="of:=IF(OR([.N10]=[.V10];[.O10]=[.V10]);&quot;ANY&quot;;[.V10])" office:value-type="string" office:string-value="DEX" calcext:value-type="string">
            <text:p>DEX</text:p>
          </table:table-cell>
          <table:table-cell table:formula="of:=IF([.P10]=&quot;ANY&quot;;[.N10]&amp;&quot;,&quot;&amp;[.O10];&quot;&quot;)">
            <text:p/>
          </table:table-cell>
          <table:table-cell table:formula="of:=IF(LEN([.Q10])&gt;5;INDIRECT(&quot;Sheet3.&quot;&amp;CHAR(RANDBETWEEN(73;76))&amp;MATCH([.Q10];[Sheet3.M$1:.M$1048521];0));IF([.N10]=&quot;ANY&quot;;INDIRECT(&quot;R1C&quot;&amp;7+MOD(RANDBETWEEN(1;5)-1+MATCH([.P10];[.G$1:.L$1];0);6);0);&quot;--&quot;))" office:value-type="string" office:string-value="WIS" calcext:value-type="string">
            <text:p>WIS</text:p>
          </table:table-cell>
          <table:table-cell table:formula="of:=INDIRECT(&quot;Sheet2.B&quot;&amp;MATCH([.C10];[Sheet2.A$1:.A$1048576]))" office:value-type="string" office:string-value="DEX,CHA" calcext:value-type="string">
            <text:p>DEX,CHA</text:p>
          </table:table-cell>
          <table:table-cell table:formula="of:=IF(ISERROR(FIND([.V10];[.S10]));IF(RAND()&lt;0.5;LEFT([.S10];3);RIGHT([.S10];3));[.V10])" office:value-type="string" office:string-value="DEX" calcext:value-type="string">
            <text:p>DEX</text:p>
          </table:table-cell>
          <table:table-cell table:formula="of:=IF([.T10]=[.V10];INDIRECT(&quot;R1C&quot;&amp;7+MOD(RANDBETWEEN(1;5)-1+MATCH([.T10];[.G$1:.L$1];0);6);0);[.V10])" office:value-type="string" office:string-value="STR" calcext:value-type="string">
            <text:p>STR</text:p>
          </table:table-cell>
          <table:table-cell table:style-name="ce58" table:formula="of:=IF(AND(LEN([.AC10])&gt;6;LEFT([.AC10];3)=[.M10]);RIGHT([.AC10];3);IF(AND(LEN([.AC10])&gt;6;RANDBETWEEN(1;2)&gt;1);RIGHT([.AC10];3);LEFT([.AC10];3)))" office:value-type="string" office:string-value="DEX" calcext:value-type="string">
            <text:p>DEX</text:p>
          </table:table-cell>
          <table:table-cell table:formula="of:=[.V10]" office:value-type="string" office:string-value="DEX" calcext:value-type="string">
            <text:p>DEX</text:p>
          </table:table-cell>
          <table:table-cell table:formula="of:=INDIRECT(&quot;R1C&quot;&amp;7+MOD(RANDBETWEEN(1;5)-1+MATCH([.W10];[.G$1:.L$1];0);6);0)" office:value-type="string" office:string-value="CON" calcext:value-type="string">
            <text:p>CON</text:p>
          </table:table-cell>
          <table:table-cell table:formula="of:=[.W10]&amp;&quot;,&quot;&amp;[.X10]" office:value-type="string" office:string-value="DEX,CON" calcext:value-type="string">
            <text:p>DEX,CON</text:p>
          </table:table-cell>
          <table:table-cell table:formula="of:=INDIRECT(&quot;Sheet3.&quot;&amp;CHAR(RANDBETWEEN(73;76))&amp;MATCH([.Y10];[Sheet3.M$1:.M$1048521];0))" office:value-type="string" office:string-value="STR" calcext:value-type="string">
            <text:p>STR</text:p>
          </table:table-cell>
          <table:table-cell table:style-name="ce59" table:formula="of:=INDIRECT(&quot;Sheet3.P&quot;&amp;MATCH([.AB10];[Sheet3.Q$1:.Q$162];0))" office:value-type="string" office:string-value="INT" calcext:value-type="string">
            <text:p>INT</text:p>
          </table:table-cell>
          <table:table-cell table:formula="of:=[.Y10]&amp;&quot;,&quot;&amp;[.Z10]" office:value-type="string" office:string-value="DEX,CON,STR" calcext:value-type="string">
            <text:p>DEX,CON,STR</text:p>
          </table:table-cell>
          <table:table-cell table:formula="of:=INDIRECT(&quot;Sheet2.G&quot;&amp;12+IF(ISERROR(MATCH([.E10];[Sheet2.F$13:.F$84];0));MATCH([.D10];[Sheet2.D$13:.D$84];0);MATCH([.E10];[Sheet2.F$13:.F$84];0)))" office:value-type="string" office:string-value="CHA,DEX" calcext:value-type="string">
            <text:p>CHA,DEX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Half-orc</text:p>
          </table:table-cell>
          <table:table-cell table:style-name="ce54" office:value-type="string" calcext:value-type="string">
            <text:p>Criminal</text:p>
          </table:table-cell>
          <table:table-cell table:style-name="ce54" office:value-type="string" calcext:value-type="string">
            <text:p>Rogue</text:p>
          </table:table-cell>
          <table:table-cell table:style-name="ce54" office:value-type="string" calcext:value-type="string">
            <text:p>Ruffian</text:p>
          </table:table-cell>
          <table:table-cell table:style-name="ce54"/>
          <table:table-cell table:style-name="ce55" table:formula="of:=10+(2*COUNTIF([.$N11:.$AB11];[.G$1]))-(2*COUNTIF([.$M11:.$M11];[.G$1]))" office:value-type="float" office:value="18" calcext:value-type="float">
            <text:p>18</text:p>
          </table:table-cell>
          <table:table-cell table:style-name="ce55" table:formula="of:=10+(2*COUNTIF([.$N11:.$AB11];[.H$1]))-(2*COUNTIF([.$M11:.$M11];[.H$1]))" office:value-type="float" office:value="14" calcext:value-type="float">
            <text:p>14</text:p>
          </table:table-cell>
          <table:table-cell table:style-name="ce55" table:formula="of:=10+(2*COUNTIF([.$N11:.$AB11];[.I$1]))-(2*COUNTIF([.$M11:.$M11];[.I$1]))" office:value-type="float" office:value="14" calcext:value-type="float">
            <text:p>14</text:p>
          </table:table-cell>
          <table:table-cell table:style-name="ce55" table:formula="of:=10+(2*COUNTIF([.$N11:.$AB11];[.J$1]))-(2*COUNTIF([.$M11:.$M11];[.J$1]))" office:value-type="float" office:value="10" calcext:value-type="float">
            <text:p>10</text:p>
          </table:table-cell>
          <table:table-cell table:style-name="ce55" table:formula="of:=10+(2*COUNTIF([.$N11:.$AB11];[.K$1]))-(2*COUNTIF([.$M11:.$M11];[.K$1]))" office:value-type="float" office:value="10" calcext:value-type="float">
            <text:p>10</text:p>
          </table:table-cell>
          <table:table-cell table:style-name="ce55" table:formula="of:=10+(2*COUNTIF([.$N11:.$AB11];[.L$1]))-(2*COUNTIF([.$M11:.$M11];[.L$1]))" office:value-type="float" office:value="12" calcext:value-type="float">
            <text:p>12</text:p>
          </table:table-cell>
          <table:table-cell table:formula="of:=INDIRECT(&quot;Sheet2.G&quot;&amp;MATCH([.A11];[Sheet2.D$1:.D$8]))" office:value-type="float" office:value="0" calcext:value-type="float">
            <text:p>0</text:p>
          </table:table-cell>
          <table:table-cell table:formula="of:=INDIRECT(&quot;Sheet2.E&quot;&amp;MATCH([.A11];[Sheet2.D$1:.D$8]))" office:value-type="string" office:string-value="ANY" calcext:value-type="string">
            <text:p>ANY</text:p>
          </table:table-cell>
          <table:table-cell table:formula="of:=INDIRECT(&quot;Sheet2.F&quot;&amp;MATCH([.A11];[Sheet2.D$1:.D$8]))" office:value-type="float" office:value="0" calcext:value-type="float">
            <text:p>0</text:p>
          </table:table-cell>
          <table:table-cell table:formula="of:=IF(OR([.N11]=[.V11];[.O11]=[.V11]);&quot;ANY&quot;;[.V11])" office:value-type="string" office:string-value="STR" calcext:value-type="string">
            <text:p>STR</text:p>
          </table:table-cell>
          <table:table-cell table:formula="of:=IF([.P11]=&quot;ANY&quot;;[.N11]&amp;&quot;,&quot;&amp;[.O11];&quot;&quot;)">
            <text:p/>
          </table:table-cell>
          <table:table-cell table:formula="of:=IF(LEN([.Q11])&gt;5;INDIRECT(&quot;Sheet3.&quot;&amp;CHAR(RANDBETWEEN(73;76))&amp;MATCH([.Q11];[Sheet3.M$1:.M$1048521];0));IF([.N11]=&quot;ANY&quot;;INDIRECT(&quot;R1C&quot;&amp;7+MOD(RANDBETWEEN(1;5)-1+MATCH([.P11];[.G$1:.L$1];0);6);0);&quot;--&quot;))" office:value-type="string" office:string-value="CON" calcext:value-type="string">
            <text:p>CON</text:p>
          </table:table-cell>
          <table:table-cell table:formula="of:=INDIRECT(&quot;Sheet2.B&quot;&amp;MATCH([.C11];[Sheet2.A$1:.A$1048576]))" office:value-type="string" office:string-value="DEX,INT" calcext:value-type="string">
            <text:p>DEX,INT</text:p>
          </table:table-cell>
          <table:table-cell table:formula="of:=IF(ISERROR(FIND([.V11];[.S11]));IF(RAND()&lt;0.5;LEFT([.S11];3);RIGHT([.S11];3));[.V11])" office:value-type="string" office:string-value="DEX" calcext:value-type="string">
            <text:p>DEX</text:p>
          </table:table-cell>
          <table:table-cell table:formula="of:=IF([.T11]=[.V11];INDIRECT(&quot;R1C&quot;&amp;7+MOD(RANDBETWEEN(1;5)-1+MATCH([.T11];[.G$1:.L$1];0);6);0);[.V11])" office:value-type="string" office:string-value="STR" calcext:value-type="string">
            <text:p>STR</text:p>
          </table:table-cell>
          <table:table-cell table:style-name="ce58" table:formula="of:=IF(AND(LEN([.AC11])&gt;6;LEFT([.AC11];3)=[.M11]);RIGHT([.AC11];3);IF(AND(LEN([.AC11])&gt;6;RANDBETWEEN(1;2)&gt;1);RIGHT([.AC11];3);LEFT([.AC11];3)))" office:value-type="string" office:string-value="STR" calcext:value-type="string">
            <text:p>STR</text:p>
          </table:table-cell>
          <table:table-cell table:formula="of:=[.V11]" office:value-type="string" office:string-value="STR" calcext:value-type="string">
            <text:p>STR</text:p>
          </table:table-cell>
          <table:table-cell table:formula="of:=INDIRECT(&quot;R1C&quot;&amp;7+MOD(RANDBETWEEN(1;5)-1+MATCH([.W11];[.G$1:.L$1];0);6);0)" office:value-type="string" office:string-value="CON" calcext:value-type="string">
            <text:p>CON</text:p>
          </table:table-cell>
          <table:table-cell table:formula="of:=[.W11]&amp;&quot;,&quot;&amp;[.X11]" office:value-type="string" office:string-value="STR,CON" calcext:value-type="string">
            <text:p>STR,CON</text:p>
          </table:table-cell>
          <table:table-cell table:formula="of:=INDIRECT(&quot;Sheet3.&quot;&amp;CHAR(RANDBETWEEN(73;76))&amp;MATCH([.Y11];[Sheet3.M$1:.M$1048521];0))" office:value-type="string" office:string-value="CHA" calcext:value-type="string">
            <text:p>CHA</text:p>
          </table:table-cell>
          <table:table-cell table:style-name="ce59" table:formula="of:=INDIRECT(&quot;Sheet3.P&quot;&amp;MATCH([.AB11];[Sheet3.Q$1:.Q$162];0))" office:value-type="string" office:string-value="DEX" calcext:value-type="string">
            <text:p>DEX</text:p>
          </table:table-cell>
          <table:table-cell table:formula="of:=[.Y11]&amp;&quot;,&quot;&amp;[.Z11]" office:value-type="string" office:string-value="STR,CON,CHA" calcext:value-type="string">
            <text:p>STR,CON,CHA</text:p>
          </table:table-cell>
          <table:table-cell table:formula="of:=INDIRECT(&quot;Sheet2.G&quot;&amp;12+IF(ISERROR(MATCH([.E11];[Sheet2.F$13:.F$84];0));MATCH([.D11];[Sheet2.D$13:.D$84];0);MATCH([.E11];[Sheet2.F$13:.F$84];0)))" office:value-type="string" office:string-value="STR,DEX" calcext:value-type="string">
            <text:p>STR,DEX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Gnome</text:p>
          </table:table-cell>
          <table:table-cell table:style-name="ce54" office:value-type="string" calcext:value-type="string">
            <text:p>Fey Touched</text:p>
          </table:table-cell>
          <table:table-cell table:style-name="ce54" office:value-type="string" calcext:value-type="string">
            <text:p>Gambler</text:p>
          </table:table-cell>
          <table:table-cell table:style-name="ce54" office:value-type="string" calcext:value-type="string">
            <text:p>Barbarian</text:p>
          </table:table-cell>
          <table:table-cell table:style-name="ce54" office:value-type="string" calcext:value-type="string">
            <text:p>Dragon</text:p>
          </table:table-cell>
          <table:table-cell table:style-name="ce54"/>
          <table:table-cell table:style-name="ce55" table:formula="of:=10+(2*COUNTIF([.$N12:.$AB12];[.G$1]))-(2*COUNTIF([.$M12:.$M12];[.G$1]))" office:value-type="float" office:value="16" calcext:value-type="float">
            <text:p>16</text:p>
          </table:table-cell>
          <table:table-cell table:style-name="ce55" table:formula="of:=10+(2*COUNTIF([.$N12:.$AB12];[.H$1]))-(2*COUNTIF([.$M12:.$M12];[.H$1]))" office:value-type="float" office:value="10" calcext:value-type="float">
            <text:p>10</text:p>
          </table:table-cell>
          <table:table-cell table:style-name="ce55" table:formula="of:=10+(2*COUNTIF([.$N12:.$AB12];[.I$1]))-(2*COUNTIF([.$M12:.$M12];[.I$1]))" office:value-type="float" office:value="14" calcext:value-type="float">
            <text:p>14</text:p>
          </table:table-cell>
          <table:table-cell table:style-name="ce55" table:formula="of:=10+(2*COUNTIF([.$N12:.$AB12];[.J$1]))-(2*COUNTIF([.$M12:.$M12];[.J$1]))" office:value-type="float" office:value="12" calcext:value-type="float">
            <text:p>12</text:p>
          </table:table-cell>
          <table:table-cell table:style-name="ce55" table:formula="of:=10+(2*COUNTIF([.$N12:.$AB12];[.K$1]))-(2*COUNTIF([.$M12:.$M12];[.K$1]))" office:value-type="float" office:value="12" calcext:value-type="float">
            <text:p>12</text:p>
          </table:table-cell>
          <table:table-cell table:style-name="ce55" table:formula="of:=10+(2*COUNTIF([.$N12:.$AB12];[.L$1]))-(2*COUNTIF([.$M12:.$M12];[.L$1]))" office:value-type="float" office:value="14" calcext:value-type="float">
            <text:p>14</text:p>
          </table:table-cell>
          <table:table-cell table:formula="of:=INDIRECT(&quot;Sheet2.G&quot;&amp;MATCH([.A12];[Sheet2.D$1:.D$8]))" office:value-type="string" office:string-value="STR" calcext:value-type="string">
            <text:p>STR</text:p>
          </table:table-cell>
          <table:table-cell table:formula="of:=INDIRECT(&quot;Sheet2.E&quot;&amp;MATCH([.A12];[Sheet2.D$1:.D$8]))" office:value-type="string" office:string-value="CON" calcext:value-type="string">
            <text:p>CON</text:p>
          </table:table-cell>
          <table:table-cell table:formula="of:=INDIRECT(&quot;Sheet2.F&quot;&amp;MATCH([.A12];[Sheet2.D$1:.D$8]))" office:value-type="string" office:string-value="CHA" calcext:value-type="string">
            <text:p>CHA</text:p>
          </table:table-cell>
          <table:table-cell table:formula="of:=IF(OR([.N12]=[.V12];[.O12]=[.V12]);&quot;ANY&quot;;[.V12])" office:value-type="string" office:string-value="STR" calcext:value-type="string">
            <text:p>STR</text:p>
          </table:table-cell>
          <table:table-cell table:formula="of:=IF([.P12]=&quot;ANY&quot;;[.N12]&amp;&quot;,&quot;&amp;[.O12];&quot;&quot;)">
            <text:p/>
          </table:table-cell>
          <table:table-cell table:formula="of:=IF(LEN([.Q12])&gt;5;INDIRECT(&quot;Sheet3.&quot;&amp;CHAR(RANDBETWEEN(73;76))&amp;MATCH([.Q12];[Sheet3.M$1:.M$1048521];0));IF([.N12]=&quot;ANY&quot;;INDIRECT(&quot;R1C&quot;&amp;7+MOD(RANDBETWEEN(1;5)-1+MATCH([.P12];[.G$1:.L$1];0);6);0);&quot;--&quot;))" office:value-type="string" office:string-value="--" calcext:value-type="string">
            <text:p>--</text:p>
          </table:table-cell>
          <table:table-cell table:formula="of:=INDIRECT(&quot;Sheet2.B&quot;&amp;MATCH([.C12];[Sheet2.A$1:.A$1048576]))" office:value-type="string" office:string-value="DEX,CHA" calcext:value-type="string">
            <text:p>DEX,CHA</text:p>
          </table:table-cell>
          <table:table-cell table:formula="of:=IF(ISERROR(FIND([.V12];[.S12]));IF(RAND()&lt;0.5;LEFT([.S12];3);RIGHT([.S12];3));[.V12])" office:value-type="string" office:string-value="CHA" calcext:value-type="string">
            <text:p>CHA</text:p>
          </table:table-cell>
          <table:table-cell table:formula="of:=IF([.T12]=[.V12];INDIRECT(&quot;R1C&quot;&amp;7+MOD(RANDBETWEEN(1;5)-1+MATCH([.T12];[.G$1:.L$1];0);6);0);[.V12])" office:value-type="string" office:string-value="STR" calcext:value-type="string">
            <text:p>STR</text:p>
          </table:table-cell>
          <table:table-cell table:style-name="ce58" table:formula="of:=IF(AND(LEN([.AC12])&gt;6;LEFT([.AC12];3)=[.M12]);RIGHT([.AC12];3);IF(AND(LEN([.AC12])&gt;6;RANDBETWEEN(1;2)&gt;1);RIGHT([.AC12];3);LEFT([.AC12];3)))" office:value-type="string" office:string-value="STR" calcext:value-type="string">
            <text:p>STR</text:p>
          </table:table-cell>
          <table:table-cell table:formula="of:=[.V12]" office:value-type="string" office:string-value="STR" calcext:value-type="string">
            <text:p>STR</text:p>
          </table:table-cell>
          <table:table-cell table:formula="of:=INDIRECT(&quot;R1C&quot;&amp;7+MOD(RANDBETWEEN(1;5)-1+MATCH([.W12];[.G$1:.L$1];0);6);0)" office:value-type="string" office:string-value="WIS" calcext:value-type="string">
            <text:p>WIS</text:p>
          </table:table-cell>
          <table:table-cell table:formula="of:=[.W12]&amp;&quot;,&quot;&amp;[.X12]" office:value-type="string" office:string-value="STR,WIS" calcext:value-type="string">
            <text:p>STR,WIS</text:p>
          </table:table-cell>
          <table:table-cell table:formula="of:=INDIRECT(&quot;Sheet3.&quot;&amp;CHAR(RANDBETWEEN(73;76))&amp;MATCH([.Y12];[Sheet3.M$1:.M$1048521];0))" office:value-type="string" office:string-value="CON" calcext:value-type="string">
            <text:p>CON</text:p>
          </table:table-cell>
          <table:table-cell table:style-name="ce59" table:formula="of:=INDIRECT(&quot;Sheet3.P&quot;&amp;MATCH([.AB12];[Sheet3.Q$1:.Q$162];0))" office:value-type="string" office:string-value="INT" calcext:value-type="string">
            <text:p>INT</text:p>
          </table:table-cell>
          <table:table-cell table:formula="of:=[.Y12]&amp;&quot;,&quot;&amp;[.Z12]" office:value-type="string" office:string-value="STR,WIS,CON" calcext:value-type="string">
            <text:p>STR,WIS,CON</text:p>
          </table:table-cell>
          <table:table-cell table:formula="of:=INDIRECT(&quot;Sheet2.G&quot;&amp;12+IF(ISERROR(MATCH([.E12];[Sheet2.F$13:.F$84];0));MATCH([.D12];[Sheet2.D$13:.D$84];0);MATCH([.E12];[Sheet2.F$13:.F$84];0)))" office:value-type="string" office:string-value="STR" calcext:value-type="string">
            <text:p>STR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Versatile</text:p>
          </table:table-cell>
          <table:table-cell table:style-name="ce54" office:value-type="string" calcext:value-type="string">
            <text:p>Animal Whisperer</text:p>
          </table:table-cell>
          <table:table-cell table:style-name="ce54" office:value-type="string" calcext:value-type="string">
            <text:p>Fighter</text:p>
          </table:table-cell>
          <table:table-cell table:style-name="ce54" table:number-columns-repeated="2"/>
          <table:table-cell table:style-name="ce55" table:formula="of:=10+(2*COUNTIF([.$N13:.$AB13];[.G$1]))-(2*COUNTIF([.$M13:.$M13];[.G$1]))" office:value-type="float" office:value="12" calcext:value-type="float">
            <text:p>12</text:p>
          </table:table-cell>
          <table:table-cell table:style-name="ce55" table:formula="of:=10+(2*COUNTIF([.$N13:.$AB13];[.H$1]))-(2*COUNTIF([.$M13:.$M13];[.H$1]))" office:value-type="float" office:value="18" calcext:value-type="float">
            <text:p>18</text:p>
          </table:table-cell>
          <table:table-cell table:style-name="ce55" table:formula="of:=10+(2*COUNTIF([.$N13:.$AB13];[.I$1]))-(2*COUNTIF([.$M13:.$M13];[.I$1]))" office:value-type="float" office:value="10" calcext:value-type="float">
            <text:p>10</text:p>
          </table:table-cell>
          <table:table-cell table:style-name="ce55" table:formula="of:=10+(2*COUNTIF([.$N13:.$AB13];[.J$1]))-(2*COUNTIF([.$M13:.$M13];[.J$1]))" office:value-type="float" office:value="10" calcext:value-type="float">
            <text:p>10</text:p>
          </table:table-cell>
          <table:table-cell table:style-name="ce55" table:formula="of:=10+(2*COUNTIF([.$N13:.$AB13];[.K$1]))-(2*COUNTIF([.$M13:.$M13];[.K$1]))" office:value-type="float" office:value="14" calcext:value-type="float">
            <text:p>14</text:p>
          </table:table-cell>
          <table:table-cell table:style-name="ce55" table:formula="of:=10+(2*COUNTIF([.$N13:.$AB13];[.L$1]))-(2*COUNTIF([.$M13:.$M13];[.L$1]))" office:value-type="float" office:value="14" calcext:value-type="float">
            <text:p>14</text:p>
          </table:table-cell>
          <table:table-cell table:formula="of:=INDIRECT(&quot;Sheet2.G&quot;&amp;MATCH([.A13];[Sheet2.D$1:.D$8]))" office:value-type="float" office:value="0" calcext:value-type="float">
            <text:p>0</text:p>
          </table:table-cell>
          <table:table-cell table:formula="of:=INDIRECT(&quot;Sheet2.E&quot;&amp;MATCH([.A13];[Sheet2.D$1:.D$8]))" office:value-type="string" office:string-value="ANY" calcext:value-type="string">
            <text:p>ANY</text:p>
          </table:table-cell>
          <table:table-cell table:formula="of:=INDIRECT(&quot;Sheet2.F&quot;&amp;MATCH([.A13];[Sheet2.D$1:.D$8]))" office:value-type="float" office:value="0" calcext:value-type="float">
            <text:p>0</text:p>
          </table:table-cell>
          <table:table-cell table:formula="of:=IF(OR([.N13]=[.V13];[.O13]=[.V13]);&quot;ANY&quot;;[.V13])" office:value-type="string" office:string-value="DEX" calcext:value-type="string">
            <text:p>DEX</text:p>
          </table:table-cell>
          <table:table-cell table:formula="of:=IF([.P13]=&quot;ANY&quot;;[.N13]&amp;&quot;,&quot;&amp;[.O13];&quot;&quot;)">
            <text:p/>
          </table:table-cell>
          <table:table-cell table:formula="of:=IF(LEN([.Q13])&gt;5;INDIRECT(&quot;Sheet3.&quot;&amp;CHAR(RANDBETWEEN(73;76))&amp;MATCH([.Q13];[Sheet3.M$1:.M$1048521];0));IF([.N13]=&quot;ANY&quot;;INDIRECT(&quot;R1C&quot;&amp;7+MOD(RANDBETWEEN(1;5)-1+MATCH([.P13];[.G$1:.L$1];0);6);0);&quot;--&quot;))" office:value-type="string" office:string-value="WIS" calcext:value-type="string">
            <text:p>WIS</text:p>
          </table:table-cell>
          <table:table-cell table:formula="of:=INDIRECT(&quot;Sheet2.B&quot;&amp;MATCH([.C13];[Sheet2.A$1:.A$1048576]))" office:value-type="string" office:string-value="WIS,CHA" calcext:value-type="string">
            <text:p>WIS,CHA</text:p>
          </table:table-cell>
          <table:table-cell table:formula="of:=IF(ISERROR(FIND([.V13];[.S13]));IF(RAND()&lt;0.5;LEFT([.S13];3);RIGHT([.S13];3));[.V13])" office:value-type="string" office:string-value="CHA" calcext:value-type="string">
            <text:p>CHA</text:p>
          </table:table-cell>
          <table:table-cell table:formula="of:=IF([.T13]=[.V13];INDIRECT(&quot;R1C&quot;&amp;7+MOD(RANDBETWEEN(1;5)-1+MATCH([.T13];[.G$1:.L$1];0);6);0);[.V13])" office:value-type="string" office:string-value="DEX" calcext:value-type="string">
            <text:p>DEX</text:p>
          </table:table-cell>
          <table:table-cell table:style-name="ce58" table:formula="of:=IF(AND(LEN([.AC13])&gt;6;LEFT([.AC13];3)=[.M13]);RIGHT([.AC13];3);IF(AND(LEN([.AC13])&gt;6;RANDBETWEEN(1;2)&gt;1);RIGHT([.AC13];3);LEFT([.AC13];3)))" office:value-type="string" office:string-value="DEX" calcext:value-type="string">
            <text:p>DEX</text:p>
          </table:table-cell>
          <table:table-cell table:formula="of:=[.V13]" office:value-type="string" office:string-value="DEX" calcext:value-type="string">
            <text:p>DEX</text:p>
          </table:table-cell>
          <table:table-cell table:formula="of:=INDIRECT(&quot;R1C&quot;&amp;7+MOD(RANDBETWEEN(1;5)-1+MATCH([.W13];[.G$1:.L$1];0);6);0)" office:value-type="string" office:string-value="WIS" calcext:value-type="string">
            <text:p>WIS</text:p>
          </table:table-cell>
          <table:table-cell table:formula="of:=[.W13]&amp;&quot;,&quot;&amp;[.X13]" office:value-type="string" office:string-value="DEX,WIS" calcext:value-type="string">
            <text:p>DEX,WIS</text:p>
          </table:table-cell>
          <table:table-cell table:formula="of:=INDIRECT(&quot;Sheet3.&quot;&amp;CHAR(RANDBETWEEN(73;76))&amp;MATCH([.Y13];[Sheet3.M$1:.M$1048521];0))" office:value-type="string" office:string-value="CHA" calcext:value-type="string">
            <text:p>CHA</text:p>
          </table:table-cell>
          <table:table-cell table:style-name="ce59" table:formula="of:=INDIRECT(&quot;Sheet3.P&quot;&amp;MATCH([.AB13];[Sheet3.Q$1:.Q$162];0))" office:value-type="string" office:string-value="STR" calcext:value-type="string">
            <text:p>STR</text:p>
          </table:table-cell>
          <table:table-cell table:formula="of:=[.Y13]&amp;&quot;,&quot;&amp;[.Z13]" office:value-type="string" office:string-value="DEX,WIS,CHA" calcext:value-type="string">
            <text:p>DEX,WIS,CHA</text:p>
          </table:table-cell>
          <table:table-cell table:formula="of:=INDIRECT(&quot;Sheet2.G&quot;&amp;12+IF(ISERROR(MATCH([.E13];[Sheet2.F$13:.F$84];0));MATCH([.D13];[Sheet2.D$13:.D$84];0);MATCH([.E13];[Sheet2.F$13:.F$84];0)))" office:value-type="string" office:string-value="STR,DEX" calcext:value-type="string">
            <text:p>STR,DEX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Half-elf</text:p>
          </table:table-cell>
          <table:table-cell table:style-name="ce54" office:value-type="string" calcext:value-type="string">
            <text:p>Hunter</text:p>
          </table:table-cell>
          <table:table-cell table:style-name="ce54" office:value-type="string" calcext:value-type="string">
            <text:p>Druid</text:p>
          </table:table-cell>
          <table:table-cell table:style-name="ce54" office:value-type="string" calcext:value-type="string">
            <text:p>Leaf</text:p>
          </table:table-cell>
          <table:table-cell table:style-name="ce54"/>
          <table:table-cell table:style-name="ce55" table:formula="of:=10+(2*COUNTIF([.$N14:.$AB14];[.G$1]))-(2*COUNTIF([.$M14:.$M14];[.G$1]))" office:value-type="float" office:value="12" calcext:value-type="float">
            <text:p>12</text:p>
          </table:table-cell>
          <table:table-cell table:style-name="ce55" table:formula="of:=10+(2*COUNTIF([.$N14:.$AB14];[.H$1]))-(2*COUNTIF([.$M14:.$M14];[.H$1]))" office:value-type="float" office:value="10" calcext:value-type="float">
            <text:p>10</text:p>
          </table:table-cell>
          <table:table-cell table:style-name="ce55" table:formula="of:=10+(2*COUNTIF([.$N14:.$AB14];[.I$1]))-(2*COUNTIF([.$M14:.$M14];[.I$1]))" office:value-type="float" office:value="16" calcext:value-type="float">
            <text:p>16</text:p>
          </table:table-cell>
          <table:table-cell table:style-name="ce55" table:formula="of:=10+(2*COUNTIF([.$N14:.$AB14];[.J$1]))-(2*COUNTIF([.$M14:.$M14];[.J$1]))" office:value-type="float" office:value="10" calcext:value-type="float">
            <text:p>10</text:p>
          </table:table-cell>
          <table:table-cell table:style-name="ce55" table:formula="of:=10+(2*COUNTIF([.$N14:.$AB14];[.K$1]))-(2*COUNTIF([.$M14:.$M14];[.K$1]))" office:value-type="float" office:value="18" calcext:value-type="float">
            <text:p>18</text:p>
          </table:table-cell>
          <table:table-cell table:style-name="ce55" table:formula="of:=10+(2*COUNTIF([.$N14:.$AB14];[.L$1]))-(2*COUNTIF([.$M14:.$M14];[.L$1]))" office:value-type="float" office:value="12" calcext:value-type="float">
            <text:p>12</text:p>
          </table:table-cell>
          <table:table-cell table:formula="of:=INDIRECT(&quot;Sheet2.G&quot;&amp;MATCH([.A14];[Sheet2.D$1:.D$8]))" office:value-type="float" office:value="0" calcext:value-type="float">
            <text:p>0</text:p>
          </table:table-cell>
          <table:table-cell table:formula="of:=INDIRECT(&quot;Sheet2.E&quot;&amp;MATCH([.A14];[Sheet2.D$1:.D$8]))" office:value-type="string" office:string-value="ANY" calcext:value-type="string">
            <text:p>ANY</text:p>
          </table:table-cell>
          <table:table-cell table:formula="of:=INDIRECT(&quot;Sheet2.F&quot;&amp;MATCH([.A14];[Sheet2.D$1:.D$8]))" office:value-type="float" office:value="0" calcext:value-type="float">
            <text:p>0</text:p>
          </table:table-cell>
          <table:table-cell table:formula="of:=IF(OR([.N14]=[.V14];[.O14]=[.V14]);&quot;ANY&quot;;[.V14])" office:value-type="string" office:string-value="WIS" calcext:value-type="string">
            <text:p>WIS</text:p>
          </table:table-cell>
          <table:table-cell table:formula="of:=IF([.P14]=&quot;ANY&quot;;[.N14]&amp;&quot;,&quot;&amp;[.O14];&quot;&quot;)">
            <text:p/>
          </table:table-cell>
          <table:table-cell table:formula="of:=IF(LEN([.Q14])&gt;5;INDIRECT(&quot;Sheet3.&quot;&amp;CHAR(RANDBETWEEN(73;76))&amp;MATCH([.Q14];[Sheet3.M$1:.M$1048521];0));IF([.N14]=&quot;ANY&quot;;INDIRECT(&quot;R1C&quot;&amp;7+MOD(RANDBETWEEN(1;5)-1+MATCH([.P14];[.G$1:.L$1];0);6);0);&quot;--&quot;))" office:value-type="string" office:string-value="CON" calcext:value-type="string">
            <text:p>CON</text:p>
          </table:table-cell>
          <table:table-cell table:formula="of:=INDIRECT(&quot;Sheet2.B&quot;&amp;MATCH([.C14];[Sheet2.A$1:.A$1048576]))" office:value-type="string" office:string-value="DEX,WIS" calcext:value-type="string">
            <text:p>DEX,WIS</text:p>
          </table:table-cell>
          <table:table-cell table:formula="of:=IF(ISERROR(FIND([.V14];[.S14]));IF(RAND()&lt;0.5;LEFT([.S14];3);RIGHT([.S14];3));[.V14])" office:value-type="string" office:string-value="WIS" calcext:value-type="string">
            <text:p>WIS</text:p>
          </table:table-cell>
          <table:table-cell table:formula="of:=IF([.T14]=[.V14];INDIRECT(&quot;R1C&quot;&amp;7+MOD(RANDBETWEEN(1;5)-1+MATCH([.T14];[.G$1:.L$1];0);6);0);[.V14])" office:value-type="string" office:string-value="CON" calcext:value-type="string">
            <text:p>CON</text:p>
          </table:table-cell>
          <table:table-cell table:style-name="ce58" table:formula="of:=IF(AND(LEN([.AC14])&gt;6;LEFT([.AC14];3)=[.M14]);RIGHT([.AC14];3);IF(AND(LEN([.AC14])&gt;6;RANDBETWEEN(1;2)&gt;1);RIGHT([.AC14];3);LEFT([.AC14];3)))" office:value-type="string" office:string-value="WIS" calcext:value-type="string">
            <text:p>WIS</text:p>
          </table:table-cell>
          <table:table-cell table:formula="of:=[.V14]" office:value-type="string" office:string-value="WIS" calcext:value-type="string">
            <text:p>WIS</text:p>
          </table:table-cell>
          <table:table-cell table:formula="of:=INDIRECT(&quot;R1C&quot;&amp;7+MOD(RANDBETWEEN(1;5)-1+MATCH([.W14];[.G$1:.L$1];0);6);0)" office:value-type="string" office:string-value="CON" calcext:value-type="string">
            <text:p>CON</text:p>
          </table:table-cell>
          <table:table-cell table:formula="of:=[.W14]&amp;&quot;,&quot;&amp;[.X14]" office:value-type="string" office:string-value="WIS,CON" calcext:value-type="string">
            <text:p>WIS,CON</text:p>
          </table:table-cell>
          <table:table-cell table:formula="of:=INDIRECT(&quot;Sheet3.&quot;&amp;CHAR(RANDBETWEEN(73;76))&amp;MATCH([.Y14];[Sheet3.M$1:.M$1048521];0))" office:value-type="string" office:string-value="CHA" calcext:value-type="string">
            <text:p>CHA</text:p>
          </table:table-cell>
          <table:table-cell table:style-name="ce59" table:formula="of:=INDIRECT(&quot;Sheet3.P&quot;&amp;MATCH([.AB14];[Sheet3.Q$1:.Q$162];0))" office:value-type="string" office:string-value="STR" calcext:value-type="string">
            <text:p>STR</text:p>
          </table:table-cell>
          <table:table-cell table:formula="of:=[.Y14]&amp;&quot;,&quot;&amp;[.Z14]" office:value-type="string" office:string-value="WIS,CON,CHA" calcext:value-type="string">
            <text:p>WIS,CON,CHA</text:p>
          </table:table-cell>
          <table:table-cell table:formula="of:=INDIRECT(&quot;Sheet2.G&quot;&amp;12+IF(ISERROR(MATCH([.E14];[Sheet2.F$13:.F$84];0));MATCH([.D14];[Sheet2.D$13:.D$84];0);MATCH([.E14];[Sheet2.F$13:.F$84];0)))" office:value-type="string" office:string-value="WIS" calcext:value-type="string">
            <text:p>WIS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Gnome</text:p>
          </table:table-cell>
          <table:table-cell table:style-name="ce54" office:value-type="string" calcext:value-type="string">
            <text:p>Fey Touched</text:p>
          </table:table-cell>
          <table:table-cell table:style-name="ce54" office:value-type="string" calcext:value-type="string">
            <text:p>Miner</text:p>
          </table:table-cell>
          <table:table-cell table:style-name="ce54" office:value-type="string" calcext:value-type="string">
            <text:p>Rogue</text:p>
          </table:table-cell>
          <table:table-cell table:style-name="ce54" office:value-type="string" calcext:value-type="string">
            <text:p>Scoundrel</text:p>
          </table:table-cell>
          <table:table-cell table:style-name="ce54"/>
          <table:table-cell table:style-name="ce55" table:formula="of:=10+(2*COUNTIF([.$N15:.$AB15];[.G$1]))-(2*COUNTIF([.$M15:.$M15];[.G$1]))" office:value-type="float" office:value="10" calcext:value-type="float">
            <text:p>10</text:p>
          </table:table-cell>
          <table:table-cell table:style-name="ce55" table:formula="of:=10+(2*COUNTIF([.$N15:.$AB15];[.H$1]))-(2*COUNTIF([.$M15:.$M15];[.H$1]))" office:value-type="float" office:value="14" calcext:value-type="float">
            <text:p>14</text:p>
          </table:table-cell>
          <table:table-cell table:style-name="ce55" table:formula="of:=10+(2*COUNTIF([.$N15:.$AB15];[.I$1]))-(2*COUNTIF([.$M15:.$M15];[.I$1]))" office:value-type="float" office:value="14" calcext:value-type="float">
            <text:p>14</text:p>
          </table:table-cell>
          <table:table-cell table:style-name="ce55" table:formula="of:=10+(2*COUNTIF([.$N15:.$AB15];[.J$1]))-(2*COUNTIF([.$M15:.$M15];[.J$1]))" office:value-type="float" office:value="12" calcext:value-type="float">
            <text:p>12</text:p>
          </table:table-cell>
          <table:table-cell table:style-name="ce55" table:formula="of:=10+(2*COUNTIF([.$N15:.$AB15];[.K$1]))-(2*COUNTIF([.$M15:.$M15];[.K$1]))" office:value-type="float" office:value="10" calcext:value-type="float">
            <text:p>10</text:p>
          </table:table-cell>
          <table:table-cell table:style-name="ce55" table:formula="of:=10+(2*COUNTIF([.$N15:.$AB15];[.L$1]))-(2*COUNTIF([.$M15:.$M15];[.L$1]))" office:value-type="float" office:value="18" calcext:value-type="float">
            <text:p>18</text:p>
          </table:table-cell>
          <table:table-cell table:formula="of:=INDIRECT(&quot;Sheet2.G&quot;&amp;MATCH([.A15];[Sheet2.D$1:.D$8]))" office:value-type="string" office:string-value="STR" calcext:value-type="string">
            <text:p>STR</text:p>
          </table:table-cell>
          <table:table-cell table:formula="of:=INDIRECT(&quot;Sheet2.E&quot;&amp;MATCH([.A15];[Sheet2.D$1:.D$8]))" office:value-type="string" office:string-value="CON" calcext:value-type="string">
            <text:p>CON</text:p>
          </table:table-cell>
          <table:table-cell table:formula="of:=INDIRECT(&quot;Sheet2.F&quot;&amp;MATCH([.A15];[Sheet2.D$1:.D$8]))" office:value-type="string" office:string-value="CHA" calcext:value-type="string">
            <text:p>CHA</text:p>
          </table:table-cell>
          <table:table-cell table:formula="of:=IF(OR([.N15]=[.V15];[.O15]=[.V15]);&quot;ANY&quot;;[.V15])" office:value-type="string" office:string-value="ANY" calcext:value-type="string">
            <text:p>ANY</text:p>
          </table:table-cell>
          <table:table-cell table:formula="of:=IF([.P15]=&quot;ANY&quot;;[.N15]&amp;&quot;,&quot;&amp;[.O15];&quot;&quot;)" office:value-type="string" office:string-value="CON,CHA" calcext:value-type="string">
            <text:p>CON,CHA</text:p>
          </table:table-cell>
          <table:table-cell table:formula="of:=IF(LEN([.Q15])&gt;5;INDIRECT(&quot;Sheet3.&quot;&amp;CHAR(RANDBETWEEN(73;76))&amp;MATCH([.Q15];[Sheet3.M$1:.M$1048521];0));IF([.N15]=&quot;ANY&quot;;INDIRECT(&quot;R1C&quot;&amp;7+MOD(RANDBETWEEN(1;5)-1+MATCH([.P15];[.G$1:.L$1];0);6);0);&quot;--&quot;))" office:value-type="string" office:string-value="DEX" calcext:value-type="string">
            <text:p>DEX</text:p>
          </table:table-cell>
          <table:table-cell table:formula="of:=INDIRECT(&quot;Sheet2.B&quot;&amp;MATCH([.C15];[Sheet2.A$1:.A$1048576]))" office:value-type="string" office:string-value="STR,WIS" calcext:value-type="string">
            <text:p>STR,WIS</text:p>
          </table:table-cell>
          <table:table-cell table:formula="of:=IF(ISERROR(FIND([.V15];[.S15]));IF(RAND()&lt;0.5;LEFT([.S15];3);RIGHT([.S15];3));[.V15])" office:value-type="string" office:string-value="STR" calcext:value-type="string">
            <text:p>STR</text:p>
          </table:table-cell>
          <table:table-cell table:formula="of:=IF([.T15]=[.V15];INDIRECT(&quot;R1C&quot;&amp;7+MOD(RANDBETWEEN(1;5)-1+MATCH([.T15];[.G$1:.L$1];0);6);0);[.V15])" office:value-type="string" office:string-value="CHA" calcext:value-type="string">
            <text:p>CHA</text:p>
          </table:table-cell>
          <table:table-cell table:style-name="ce58" table:formula="of:=IF(AND(LEN([.AC15])&gt;6;LEFT([.AC15];3)=[.M15]);RIGHT([.AC15];3);IF(AND(LEN([.AC15])&gt;6;RANDBETWEEN(1;2)&gt;1);RIGHT([.AC15];3);LEFT([.AC15];3)))" office:value-type="string" office:string-value="CHA" calcext:value-type="string">
            <text:p>CHA</text:p>
          </table:table-cell>
          <table:table-cell table:formula="of:=[.V15]" office:value-type="string" office:string-value="CHA" calcext:value-type="string">
            <text:p>CHA</text:p>
          </table:table-cell>
          <table:table-cell table:formula="of:=INDIRECT(&quot;R1C&quot;&amp;7+MOD(RANDBETWEEN(1;5)-1+MATCH([.W15];[.G$1:.L$1];0);6);0)" office:value-type="string" office:string-value="CON" calcext:value-type="string">
            <text:p>CON</text:p>
          </table:table-cell>
          <table:table-cell table:formula="of:=[.W15]&amp;&quot;,&quot;&amp;[.X15]" office:value-type="string" office:string-value="CHA,CON" calcext:value-type="string">
            <text:p>CHA,CON</text:p>
          </table:table-cell>
          <table:table-cell table:formula="of:=INDIRECT(&quot;Sheet3.&quot;&amp;CHAR(RANDBETWEEN(73;76))&amp;MATCH([.Y15];[Sheet3.M$1:.M$1048521];0))" office:value-type="string" office:string-value="DEX" calcext:value-type="string">
            <text:p>DEX</text:p>
          </table:table-cell>
          <table:table-cell table:style-name="ce59" table:formula="of:=INDIRECT(&quot;Sheet3.P&quot;&amp;MATCH([.AB15];[Sheet3.Q$1:.Q$162];0))" office:value-type="string" office:string-value="INT" calcext:value-type="string">
            <text:p>INT</text:p>
          </table:table-cell>
          <table:table-cell table:formula="of:=[.Y15]&amp;&quot;,&quot;&amp;[.Z15]" office:value-type="string" office:string-value="CHA,CON,DEX" calcext:value-type="string">
            <text:p>CHA,CON,DEX</text:p>
          </table:table-cell>
          <table:table-cell table:formula="of:=INDIRECT(&quot;Sheet2.G&quot;&amp;12+IF(ISERROR(MATCH([.E15];[Sheet2.F$13:.F$84];0));MATCH([.D15];[Sheet2.D$13:.D$84];0);MATCH([.E15];[Sheet2.F$13:.F$84];0)))" office:value-type="string" office:string-value="CHA,DEX" calcext:value-type="string">
            <text:p>CHA,DEX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Versatile</text:p>
          </table:table-cell>
          <table:table-cell table:style-name="ce54" office:value-type="string" calcext:value-type="string">
            <text:p>Laborer</text:p>
          </table:table-cell>
          <table:table-cell table:style-name="ce54" office:value-type="string" calcext:value-type="string">
            <text:p>Bard</text:p>
          </table:table-cell>
          <table:table-cell table:style-name="ce54" office:value-type="string" calcext:value-type="string">
            <text:p>Enigma</text:p>
          </table:table-cell>
          <table:table-cell table:style-name="ce54"/>
          <table:table-cell table:style-name="ce55" table:formula="of:=10+(2*COUNTIF([.$N16:.$AB16];[.G$1]))-(2*COUNTIF([.$M16:.$M16];[.G$1]))" office:value-type="float" office:value="12" calcext:value-type="float">
            <text:p>12</text:p>
          </table:table-cell>
          <table:table-cell table:style-name="ce55" table:formula="of:=10+(2*COUNTIF([.$N16:.$AB16];[.H$1]))-(2*COUNTIF([.$M16:.$M16];[.H$1]))" office:value-type="float" office:value="10" calcext:value-type="float">
            <text:p>10</text:p>
          </table:table-cell>
          <table:table-cell table:style-name="ce55" table:formula="of:=10+(2*COUNTIF([.$N16:.$AB16];[.I$1]))-(2*COUNTIF([.$M16:.$M16];[.I$1]))" office:value-type="float" office:value="14" calcext:value-type="float">
            <text:p>14</text:p>
          </table:table-cell>
          <table:table-cell table:style-name="ce55" table:formula="of:=10+(2*COUNTIF([.$N16:.$AB16];[.J$1]))-(2*COUNTIF([.$M16:.$M16];[.J$1]))" office:value-type="float" office:value="12" calcext:value-type="float">
            <text:p>12</text:p>
          </table:table-cell>
          <table:table-cell table:style-name="ce55" table:formula="of:=10+(2*COUNTIF([.$N16:.$AB16];[.K$1]))-(2*COUNTIF([.$M16:.$M16];[.K$1]))" office:value-type="float" office:value="12" calcext:value-type="float">
            <text:p>12</text:p>
          </table:table-cell>
          <table:table-cell table:style-name="ce55" table:formula="of:=10+(2*COUNTIF([.$N16:.$AB16];[.L$1]))-(2*COUNTIF([.$M16:.$M16];[.L$1]))" office:value-type="float" office:value="18" calcext:value-type="float">
            <text:p>18</text:p>
          </table:table-cell>
          <table:table-cell table:formula="of:=INDIRECT(&quot;Sheet2.G&quot;&amp;MATCH([.A16];[Sheet2.D$1:.D$8]))" office:value-type="float" office:value="0" calcext:value-type="float">
            <text:p>0</text:p>
          </table:table-cell>
          <table:table-cell table:formula="of:=INDIRECT(&quot;Sheet2.E&quot;&amp;MATCH([.A16];[Sheet2.D$1:.D$8]))" office:value-type="string" office:string-value="ANY" calcext:value-type="string">
            <text:p>ANY</text:p>
          </table:table-cell>
          <table:table-cell table:formula="of:=INDIRECT(&quot;Sheet2.F&quot;&amp;MATCH([.A16];[Sheet2.D$1:.D$8]))" office:value-type="float" office:value="0" calcext:value-type="float">
            <text:p>0</text:p>
          </table:table-cell>
          <table:table-cell table:formula="of:=IF(OR([.N16]=[.V16];[.O16]=[.V16]);&quot;ANY&quot;;[.V16])" office:value-type="string" office:string-value="CHA" calcext:value-type="string">
            <text:p>CHA</text:p>
          </table:table-cell>
          <table:table-cell table:formula="of:=IF([.P16]=&quot;ANY&quot;;[.N16]&amp;&quot;,&quot;&amp;[.O16];&quot;&quot;)">
            <text:p/>
          </table:table-cell>
          <table:table-cell table:formula="of:=IF(LEN([.Q16])&gt;5;INDIRECT(&quot;Sheet3.&quot;&amp;CHAR(RANDBETWEEN(73;76))&amp;MATCH([.Q16];[Sheet3.M$1:.M$1048521];0));IF([.N16]=&quot;ANY&quot;;INDIRECT(&quot;R1C&quot;&amp;7+MOD(RANDBETWEEN(1;5)-1+MATCH([.P16];[.G$1:.L$1];0);6);0);&quot;--&quot;))" office:value-type="string" office:string-value="INT" calcext:value-type="string">
            <text:p>INT</text:p>
          </table:table-cell>
          <table:table-cell table:formula="of:=INDIRECT(&quot;Sheet2.B&quot;&amp;MATCH([.C16];[Sheet2.A$1:.A$1048576]))" office:value-type="string" office:string-value="STR,CON" calcext:value-type="string">
            <text:p>STR,CON</text:p>
          </table:table-cell>
          <table:table-cell table:formula="of:=IF(ISERROR(FIND([.V16];[.S16]));IF(RAND()&lt;0.5;LEFT([.S16];3);RIGHT([.S16];3));[.V16])" office:value-type="string" office:string-value="CON" calcext:value-type="string">
            <text:p>CON</text:p>
          </table:table-cell>
          <table:table-cell table:formula="of:=IF([.T16]=[.V16];INDIRECT(&quot;R1C&quot;&amp;7+MOD(RANDBETWEEN(1;5)-1+MATCH([.T16];[.G$1:.L$1];0);6);0);[.V16])" office:value-type="string" office:string-value="CHA" calcext:value-type="string">
            <text:p>CHA</text:p>
          </table:table-cell>
          <table:table-cell table:style-name="ce58" table:formula="of:=IF(AND(LEN([.AC16])&gt;6;LEFT([.AC16];3)=[.M16]);RIGHT([.AC16];3);IF(AND(LEN([.AC16])&gt;6;RANDBETWEEN(1;2)&gt;1);RIGHT([.AC16];3);LEFT([.AC16];3)))" office:value-type="string" office:string-value="CHA" calcext:value-type="string">
            <text:p>CHA</text:p>
          </table:table-cell>
          <table:table-cell table:formula="of:=[.V16]" office:value-type="string" office:string-value="CHA" calcext:value-type="string">
            <text:p>CHA</text:p>
          </table:table-cell>
          <table:table-cell table:formula="of:=INDIRECT(&quot;R1C&quot;&amp;7+MOD(RANDBETWEEN(1;5)-1+MATCH([.W16];[.G$1:.L$1];0);6);0)" office:value-type="string" office:string-value="CON" calcext:value-type="string">
            <text:p>CON</text:p>
          </table:table-cell>
          <table:table-cell table:formula="of:=[.W16]&amp;&quot;,&quot;&amp;[.X16]" office:value-type="string" office:string-value="CHA,CON" calcext:value-type="string">
            <text:p>CHA,CON</text:p>
          </table:table-cell>
          <table:table-cell table:formula="of:=INDIRECT(&quot;Sheet3.&quot;&amp;CHAR(RANDBETWEEN(73;76))&amp;MATCH([.Y16];[Sheet3.M$1:.M$1048521];0))" office:value-type="string" office:string-value="WIS" calcext:value-type="string">
            <text:p>WIS</text:p>
          </table:table-cell>
          <table:table-cell table:style-name="ce59" table:formula="of:=INDIRECT(&quot;Sheet3.P&quot;&amp;MATCH([.AB16];[Sheet3.Q$1:.Q$162];0))" office:value-type="string" office:string-value="STR" calcext:value-type="string">
            <text:p>STR</text:p>
          </table:table-cell>
          <table:table-cell table:formula="of:=[.Y16]&amp;&quot;,&quot;&amp;[.Z16]" office:value-type="string" office:string-value="CHA,CON,WIS" calcext:value-type="string">
            <text:p>CHA,CON,WIS</text:p>
          </table:table-cell>
          <table:table-cell table:formula="of:=INDIRECT(&quot;Sheet2.G&quot;&amp;12+IF(ISERROR(MATCH([.E16];[Sheet2.F$13:.F$84];0));MATCH([.D16];[Sheet2.D$13:.D$84];0);MATCH([.E16];[Sheet2.F$13:.F$84];0)))" office:value-type="string" office:string-value="CHA" calcext:value-type="string">
            <text:p>CHA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Versatile</text:p>
          </table:table-cell>
          <table:table-cell table:style-name="ce54" office:value-type="string" calcext:value-type="string">
            <text:p>Barkeep</text:p>
          </table:table-cell>
          <table:table-cell table:style-name="ce54" office:value-type="string" calcext:value-type="string">
            <text:p>Barbarian</text:p>
          </table:table-cell>
          <table:table-cell table:style-name="ce54" office:value-type="string" calcext:value-type="string">
            <text:p>Fury</text:p>
          </table:table-cell>
          <table:table-cell table:style-name="ce54"/>
          <table:table-cell table:style-name="ce55" table:formula="of:=10+(2*COUNTIF([.$N17:.$AB17];[.G$1]))-(2*COUNTIF([.$M17:.$M17];[.G$1]))" office:value-type="float" office:value="18" calcext:value-type="float">
            <text:p>18</text:p>
          </table:table-cell>
          <table:table-cell table:style-name="ce55" table:formula="of:=10+(2*COUNTIF([.$N17:.$AB17];[.H$1]))-(2*COUNTIF([.$M17:.$M17];[.H$1]))" office:value-type="float" office:value="10" calcext:value-type="float">
            <text:p>10</text:p>
          </table:table-cell>
          <table:table-cell table:style-name="ce55" table:formula="of:=10+(2*COUNTIF([.$N17:.$AB17];[.I$1]))-(2*COUNTIF([.$M17:.$M17];[.I$1]))" office:value-type="float" office:value="12" calcext:value-type="float">
            <text:p>12</text:p>
          </table:table-cell>
          <table:table-cell table:style-name="ce55" table:formula="of:=10+(2*COUNTIF([.$N17:.$AB17];[.J$1]))-(2*COUNTIF([.$M17:.$M17];[.J$1]))" office:value-type="float" office:value="14" calcext:value-type="float">
            <text:p>14</text:p>
          </table:table-cell>
          <table:table-cell table:style-name="ce55" table:formula="of:=10+(2*COUNTIF([.$N17:.$AB17];[.K$1]))-(2*COUNTIF([.$M17:.$M17];[.K$1]))" office:value-type="float" office:value="10" calcext:value-type="float">
            <text:p>10</text:p>
          </table:table-cell>
          <table:table-cell table:style-name="ce55" table:formula="of:=10+(2*COUNTIF([.$N17:.$AB17];[.L$1]))-(2*COUNTIF([.$M17:.$M17];[.L$1]))" office:value-type="float" office:value="14" calcext:value-type="float">
            <text:p>14</text:p>
          </table:table-cell>
          <table:table-cell table:formula="of:=INDIRECT(&quot;Sheet2.G&quot;&amp;MATCH([.A17];[Sheet2.D$1:.D$8]))" office:value-type="float" office:value="0" calcext:value-type="float">
            <text:p>0</text:p>
          </table:table-cell>
          <table:table-cell table:formula="of:=INDIRECT(&quot;Sheet2.E&quot;&amp;MATCH([.A17];[Sheet2.D$1:.D$8]))" office:value-type="string" office:string-value="ANY" calcext:value-type="string">
            <text:p>ANY</text:p>
          </table:table-cell>
          <table:table-cell table:formula="of:=INDIRECT(&quot;Sheet2.F&quot;&amp;MATCH([.A17];[Sheet2.D$1:.D$8]))" office:value-type="float" office:value="0" calcext:value-type="float">
            <text:p>0</text:p>
          </table:table-cell>
          <table:table-cell table:formula="of:=IF(OR([.N17]=[.V17];[.O17]=[.V17]);&quot;ANY&quot;;[.V17])" office:value-type="string" office:string-value="STR" calcext:value-type="string">
            <text:p>STR</text:p>
          </table:table-cell>
          <table:table-cell table:formula="of:=IF([.P17]=&quot;ANY&quot;;[.N17]&amp;&quot;,&quot;&amp;[.O17];&quot;&quot;)">
            <text:p/>
          </table:table-cell>
          <table:table-cell table:formula="of:=IF(LEN([.Q17])&gt;5;INDIRECT(&quot;Sheet3.&quot;&amp;CHAR(RANDBETWEEN(73;76))&amp;MATCH([.Q17];[Sheet3.M$1:.M$1048521];0));IF([.N17]=&quot;ANY&quot;;INDIRECT(&quot;R1C&quot;&amp;7+MOD(RANDBETWEEN(1;5)-1+MATCH([.P17];[.G$1:.L$1];0);6);0);&quot;--&quot;))" office:value-type="string" office:string-value="INT" calcext:value-type="string">
            <text:p>INT</text:p>
          </table:table-cell>
          <table:table-cell table:formula="of:=INDIRECT(&quot;Sheet2.B&quot;&amp;MATCH([.C17];[Sheet2.A$1:.A$1048576]))" office:value-type="string" office:string-value="CON,CHA" calcext:value-type="string">
            <text:p>CON,CHA</text:p>
          </table:table-cell>
          <table:table-cell table:formula="of:=IF(ISERROR(FIND([.V17];[.S17]));IF(RAND()&lt;0.5;LEFT([.S17];3);RIGHT([.S17];3));[.V17])" office:value-type="string" office:string-value="CHA" calcext:value-type="string">
            <text:p>CHA</text:p>
          </table:table-cell>
          <table:table-cell table:formula="of:=IF([.T17]=[.V17];INDIRECT(&quot;R1C&quot;&amp;7+MOD(RANDBETWEEN(1;5)-1+MATCH([.T17];[.G$1:.L$1];0);6);0);[.V17])" office:value-type="string" office:string-value="STR" calcext:value-type="string">
            <text:p>STR</text:p>
          </table:table-cell>
          <table:table-cell table:style-name="ce58" table:formula="of:=IF(AND(LEN([.AC17])&gt;6;LEFT([.AC17];3)=[.M17]);RIGHT([.AC17];3);IF(AND(LEN([.AC17])&gt;6;RANDBETWEEN(1;2)&gt;1);RIGHT([.AC17];3);LEFT([.AC17];3)))" office:value-type="string" office:string-value="STR" calcext:value-type="string">
            <text:p>STR</text:p>
          </table:table-cell>
          <table:table-cell table:formula="of:=[.V17]" office:value-type="string" office:string-value="STR" calcext:value-type="string">
            <text:p>STR</text:p>
          </table:table-cell>
          <table:table-cell table:formula="of:=INDIRECT(&quot;R1C&quot;&amp;7+MOD(RANDBETWEEN(1;5)-1+MATCH([.W17];[.G$1:.L$1];0);6);0)" office:value-type="string" office:string-value="CHA" calcext:value-type="string">
            <text:p>CHA</text:p>
          </table:table-cell>
          <table:table-cell table:formula="of:=[.W17]&amp;&quot;,&quot;&amp;[.X17]" office:value-type="string" office:string-value="STR,CHA" calcext:value-type="string">
            <text:p>STR,CHA</text:p>
          </table:table-cell>
          <table:table-cell table:formula="of:=INDIRECT(&quot;Sheet3.&quot;&amp;CHAR(RANDBETWEEN(73;76))&amp;MATCH([.Y17];[Sheet3.M$1:.M$1048521];0))" office:value-type="string" office:string-value="CON" calcext:value-type="string">
            <text:p>CON</text:p>
          </table:table-cell>
          <table:table-cell table:style-name="ce59" table:formula="of:=INDIRECT(&quot;Sheet3.P&quot;&amp;MATCH([.AB17];[Sheet3.Q$1:.Q$162];0))" office:value-type="string" office:string-value="INT" calcext:value-type="string">
            <text:p>INT</text:p>
          </table:table-cell>
          <table:table-cell table:formula="of:=[.Y17]&amp;&quot;,&quot;&amp;[.Z17]" office:value-type="string" office:string-value="STR,CHA,CON" calcext:value-type="string">
            <text:p>STR,CHA,CON</text:p>
          </table:table-cell>
          <table:table-cell table:formula="of:=INDIRECT(&quot;Sheet2.G&quot;&amp;12+IF(ISERROR(MATCH([.E17];[Sheet2.F$13:.F$84];0));MATCH([.D17];[Sheet2.D$13:.D$84];0);MATCH([.E17];[Sheet2.F$13:.F$84];0)))" office:value-type="string" office:string-value="STR" calcext:value-type="string">
            <text:p>STR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Gnome</text:p>
          </table:table-cell>
          <table:table-cell table:style-name="ce54" office:value-type="string" calcext:value-type="string">
            <text:p>Chameleon</text:p>
          </table:table-cell>
          <table:table-cell table:style-name="ce54" office:value-type="string" calcext:value-type="string">
            <text:p>Merchant</text:p>
          </table:table-cell>
          <table:table-cell table:style-name="ce54" office:value-type="string" calcext:value-type="string">
            <text:p>Wizard</text:p>
          </table:table-cell>
          <table:table-cell table:style-name="ce54" office:value-type="string" calcext:value-type="string">
            <text:p>Conjuration</text:p>
          </table:table-cell>
          <table:table-cell table:style-name="ce54" office:value-type="string" calcext:value-type="string">
            <text:p>Metamagic Experimentation Reach</text:p>
          </table:table-cell>
          <table:table-cell table:style-name="ce55" table:formula="of:=10+(2*COUNTIF([.$N18:.$AB18];[.G$1]))-(2*COUNTIF([.$M18:.$M18];[.G$1]))" office:value-type="float" office:value="10" calcext:value-type="float">
            <text:p>10</text:p>
          </table:table-cell>
          <table:table-cell table:style-name="ce55" table:formula="of:=10+(2*COUNTIF([.$N18:.$AB18];[.H$1]))-(2*COUNTIF([.$M18:.$M18];[.H$1]))" office:value-type="float" office:value="12" calcext:value-type="float">
            <text:p>12</text:p>
          </table:table-cell>
          <table:table-cell table:style-name="ce55" table:formula="of:=10+(2*COUNTIF([.$N18:.$AB18];[.I$1]))-(2*COUNTIF([.$M18:.$M18];[.I$1]))" office:value-type="float" office:value="14" calcext:value-type="float">
            <text:p>14</text:p>
          </table:table-cell>
          <table:table-cell table:style-name="ce55" table:formula="of:=10+(2*COUNTIF([.$N18:.$AB18];[.J$1]))-(2*COUNTIF([.$M18:.$M18];[.J$1]))" office:value-type="float" office:value="18" calcext:value-type="float">
            <text:p>18</text:p>
          </table:table-cell>
          <table:table-cell table:style-name="ce55" table:formula="of:=10+(2*COUNTIF([.$N18:.$AB18];[.K$1]))-(2*COUNTIF([.$M18:.$M18];[.K$1]))" office:value-type="float" office:value="10" calcext:value-type="float">
            <text:p>10</text:p>
          </table:table-cell>
          <table:table-cell table:style-name="ce55" table:formula="of:=10+(2*COUNTIF([.$N18:.$AB18];[.L$1]))-(2*COUNTIF([.$M18:.$M18];[.L$1]))" office:value-type="float" office:value="14" calcext:value-type="float">
            <text:p>14</text:p>
          </table:table-cell>
          <table:table-cell table:formula="of:=INDIRECT(&quot;Sheet2.G&quot;&amp;MATCH([.A18];[Sheet2.D$1:.D$8]))" office:value-type="string" office:string-value="STR" calcext:value-type="string">
            <text:p>STR</text:p>
          </table:table-cell>
          <table:table-cell table:formula="of:=INDIRECT(&quot;Sheet2.E&quot;&amp;MATCH([.A18];[Sheet2.D$1:.D$8]))" office:value-type="string" office:string-value="CON" calcext:value-type="string">
            <text:p>CON</text:p>
          </table:table-cell>
          <table:table-cell table:formula="of:=INDIRECT(&quot;Sheet2.F&quot;&amp;MATCH([.A18];[Sheet2.D$1:.D$8]))" office:value-type="string" office:string-value="CHA" calcext:value-type="string">
            <text:p>CHA</text:p>
          </table:table-cell>
          <table:table-cell table:formula="of:=IF(OR([.N18]=[.V18];[.O18]=[.V18]);&quot;ANY&quot;;[.V18])" office:value-type="string" office:string-value="INT" calcext:value-type="string">
            <text:p>INT</text:p>
          </table:table-cell>
          <table:table-cell table:formula="of:=IF([.P18]=&quot;ANY&quot;;[.N18]&amp;&quot;,&quot;&amp;[.O18];&quot;&quot;)">
            <text:p/>
          </table:table-cell>
          <table:table-cell table:formula="of:=IF(LEN([.Q18])&gt;5;INDIRECT(&quot;Sheet3.&quot;&amp;CHAR(RANDBETWEEN(73;76))&amp;MATCH([.Q18];[Sheet3.M$1:.M$1048521];0));IF([.N18]=&quot;ANY&quot;;INDIRECT(&quot;R1C&quot;&amp;7+MOD(RANDBETWEEN(1;5)-1+MATCH([.P18];[.G$1:.L$1];0);6);0);&quot;--&quot;))" office:value-type="string" office:string-value="--" calcext:value-type="string">
            <text:p>--</text:p>
          </table:table-cell>
          <table:table-cell table:formula="of:=INDIRECT(&quot;Sheet2.B&quot;&amp;MATCH([.C18];[Sheet2.A$1:.A$1048576]))" office:value-type="string" office:string-value="INT,CHA" calcext:value-type="string">
            <text:p>INT,CHA</text:p>
          </table:table-cell>
          <table:table-cell table:formula="of:=IF(ISERROR(FIND([.V18];[.S18]));IF(RAND()&lt;0.5;LEFT([.S18];3);RIGHT([.S18];3));[.V18])" office:value-type="string" office:string-value="INT" calcext:value-type="string">
            <text:p>INT</text:p>
          </table:table-cell>
          <table:table-cell table:formula="of:=IF([.T18]=[.V18];INDIRECT(&quot;R1C&quot;&amp;7+MOD(RANDBETWEEN(1;5)-1+MATCH([.T18];[.G$1:.L$1];0);6);0);[.V18])" office:value-type="string" office:string-value="CON" calcext:value-type="string">
            <text:p>CON</text:p>
          </table:table-cell>
          <table:table-cell table:style-name="ce58" table:formula="of:=IF(AND(LEN([.AC18])&gt;6;LEFT([.AC18];3)=[.M18]);RIGHT([.AC18];3);IF(AND(LEN([.AC18])&gt;6;RANDBETWEEN(1;2)&gt;1);RIGHT([.AC18];3);LEFT([.AC18];3)))" office:value-type="string" office:string-value="INT" calcext:value-type="string">
            <text:p>INT</text:p>
          </table:table-cell>
          <table:table-cell table:formula="of:=[.V18]" office:value-type="string" office:string-value="INT" calcext:value-type="string">
            <text:p>INT</text:p>
          </table:table-cell>
          <table:table-cell table:formula="of:=INDIRECT(&quot;R1C&quot;&amp;7+MOD(RANDBETWEEN(1;5)-1+MATCH([.W18];[.G$1:.L$1];0);6);0)" office:value-type="string" office:string-value="STR" calcext:value-type="string">
            <text:p>STR</text:p>
          </table:table-cell>
          <table:table-cell table:formula="of:=[.W18]&amp;&quot;,&quot;&amp;[.X18]" office:value-type="string" office:string-value="INT,STR" calcext:value-type="string">
            <text:p>INT,STR</text:p>
          </table:table-cell>
          <table:table-cell table:formula="of:=INDIRECT(&quot;Sheet3.&quot;&amp;CHAR(RANDBETWEEN(73;76))&amp;MATCH([.Y18];[Sheet3.M$1:.M$1048521];0))" office:value-type="string" office:string-value="CHA" calcext:value-type="string">
            <text:p>CHA</text:p>
          </table:table-cell>
          <table:table-cell table:style-name="ce59" table:formula="of:=INDIRECT(&quot;Sheet3.P&quot;&amp;MATCH([.AB18];[Sheet3.Q$1:.Q$162];0))" office:value-type="string" office:string-value="DEX" calcext:value-type="string">
            <text:p>DEX</text:p>
          </table:table-cell>
          <table:table-cell table:formula="of:=[.Y18]&amp;&quot;,&quot;&amp;[.Z18]" office:value-type="string" office:string-value="INT,STR,CHA" calcext:value-type="string">
            <text:p>INT,STR,CHA</text:p>
          </table:table-cell>
          <table:table-cell table:formula="of:=INDIRECT(&quot;Sheet2.G&quot;&amp;12+IF(ISERROR(MATCH([.E18];[Sheet2.F$13:.F$84];0));MATCH([.D18];[Sheet2.D$13:.D$84];0);MATCH([.E18];[Sheet2.F$13:.F$84];0)))" office:value-type="string" office:string-value="INT" calcext:value-type="string">
            <text:p>INT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Gnome</text:p>
          </table:table-cell>
          <table:table-cell table:style-name="ce54" office:value-type="string" calcext:value-type="string">
            <text:p>Chameleon</text:p>
          </table:table-cell>
          <table:table-cell table:style-name="ce54" office:value-type="string" calcext:value-type="string">
            <text:p>Artisan</text:p>
          </table:table-cell>
          <table:table-cell table:style-name="ce54" office:value-type="string" calcext:value-type="string">
            <text:p>Sorcerer</text:p>
          </table:table-cell>
          <table:table-cell table:style-name="ce54" office:value-type="string" calcext:value-type="string">
            <text:p>Elemental</text:p>
          </table:table-cell>
          <table:table-cell table:style-name="ce54"/>
          <table:table-cell table:style-name="ce55" table:formula="of:=10+(2*COUNTIF([.$N19:.$AB19];[.G$1]))-(2*COUNTIF([.$M19:.$M19];[.G$1]))" office:value-type="float" office:value="10" calcext:value-type="float">
            <text:p>10</text:p>
          </table:table-cell>
          <table:table-cell table:style-name="ce55" table:formula="of:=10+(2*COUNTIF([.$N19:.$AB19];[.H$1]))-(2*COUNTIF([.$M19:.$M19];[.H$1]))" office:value-type="float" office:value="10" calcext:value-type="float">
            <text:p>10</text:p>
          </table:table-cell>
          <table:table-cell table:style-name="ce55" table:formula="of:=10+(2*COUNTIF([.$N19:.$AB19];[.I$1]))-(2*COUNTIF([.$M19:.$M19];[.I$1]))" office:value-type="float" office:value="14" calcext:value-type="float">
            <text:p>14</text:p>
          </table:table-cell>
          <table:table-cell table:style-name="ce55" table:formula="of:=10+(2*COUNTIF([.$N19:.$AB19];[.J$1]))-(2*COUNTIF([.$M19:.$M19];[.J$1]))" office:value-type="float" office:value="14" calcext:value-type="float">
            <text:p>14</text:p>
          </table:table-cell>
          <table:table-cell table:style-name="ce55" table:formula="of:=10+(2*COUNTIF([.$N19:.$AB19];[.K$1]))-(2*COUNTIF([.$M19:.$M19];[.K$1]))" office:value-type="float" office:value="12" calcext:value-type="float">
            <text:p>12</text:p>
          </table:table-cell>
          <table:table-cell table:style-name="ce55" table:formula="of:=10+(2*COUNTIF([.$N19:.$AB19];[.L$1]))-(2*COUNTIF([.$M19:.$M19];[.L$1]))" office:value-type="float" office:value="18" calcext:value-type="float">
            <text:p>18</text:p>
          </table:table-cell>
          <table:table-cell table:formula="of:=INDIRECT(&quot;Sheet2.G&quot;&amp;MATCH([.A19];[Sheet2.D$1:.D$8]))" office:value-type="string" office:string-value="STR" calcext:value-type="string">
            <text:p>STR</text:p>
          </table:table-cell>
          <table:table-cell table:formula="of:=INDIRECT(&quot;Sheet2.E&quot;&amp;MATCH([.A19];[Sheet2.D$1:.D$8]))" office:value-type="string" office:string-value="CON" calcext:value-type="string">
            <text:p>CON</text:p>
          </table:table-cell>
          <table:table-cell table:formula="of:=INDIRECT(&quot;Sheet2.F&quot;&amp;MATCH([.A19];[Sheet2.D$1:.D$8]))" office:value-type="string" office:string-value="CHA" calcext:value-type="string">
            <text:p>CHA</text:p>
          </table:table-cell>
          <table:table-cell table:formula="of:=IF(OR([.N19]=[.V19];[.O19]=[.V19]);&quot;ANY&quot;;[.V19])" office:value-type="string" office:string-value="ANY" calcext:value-type="string">
            <text:p>ANY</text:p>
          </table:table-cell>
          <table:table-cell table:formula="of:=IF([.P19]=&quot;ANY&quot;;[.N19]&amp;&quot;,&quot;&amp;[.O19];&quot;&quot;)" office:value-type="string" office:string-value="CON,CHA" calcext:value-type="string">
            <text:p>CON,CHA</text:p>
          </table:table-cell>
          <table:table-cell table:formula="of:=IF(LEN([.Q19])&gt;5;INDIRECT(&quot;Sheet3.&quot;&amp;CHAR(RANDBETWEEN(73;76))&amp;MATCH([.Q19];[Sheet3.M$1:.M$1048521];0));IF([.N19]=&quot;ANY&quot;;INDIRECT(&quot;R1C&quot;&amp;7+MOD(RANDBETWEEN(1;5)-1+MATCH([.P19];[.G$1:.L$1];0);6);0);&quot;--&quot;))" office:value-type="string" office:string-value="STR" calcext:value-type="string">
            <text:p>STR</text:p>
          </table:table-cell>
          <table:table-cell table:formula="of:=INDIRECT(&quot;Sheet2.B&quot;&amp;MATCH([.C19];[Sheet2.A$1:.A$1048576]))" office:value-type="string" office:string-value="STR,INT" calcext:value-type="string">
            <text:p>STR,INT</text:p>
          </table:table-cell>
          <table:table-cell table:formula="of:=IF(ISERROR(FIND([.V19];[.S19]));IF(RAND()&lt;0.5;LEFT([.S19];3);RIGHT([.S19];3));[.V19])" office:value-type="string" office:string-value="INT" calcext:value-type="string">
            <text:p>INT</text:p>
          </table:table-cell>
          <table:table-cell table:formula="of:=IF([.T19]=[.V19];INDIRECT(&quot;R1C&quot;&amp;7+MOD(RANDBETWEEN(1;5)-1+MATCH([.T19];[.G$1:.L$1];0);6);0);[.V19])" office:value-type="string" office:string-value="CHA" calcext:value-type="string">
            <text:p>CHA</text:p>
          </table:table-cell>
          <table:table-cell table:style-name="ce58" table:formula="of:=IF(AND(LEN([.AC19])&gt;6;LEFT([.AC19];3)=[.M19]);RIGHT([.AC19];3);IF(AND(LEN([.AC19])&gt;6;RANDBETWEEN(1;2)&gt;1);RIGHT([.AC19];3);LEFT([.AC19];3)))" office:value-type="string" office:string-value="CHA" calcext:value-type="string">
            <text:p>CHA</text:p>
          </table:table-cell>
          <table:table-cell table:formula="of:=[.V19]" office:value-type="string" office:string-value="CHA" calcext:value-type="string">
            <text:p>CHA</text:p>
          </table:table-cell>
          <table:table-cell table:formula="of:=INDIRECT(&quot;R1C&quot;&amp;7+MOD(RANDBETWEEN(1;5)-1+MATCH([.W19];[.G$1:.L$1];0);6);0)" office:value-type="string" office:string-value="INT" calcext:value-type="string">
            <text:p>INT</text:p>
          </table:table-cell>
          <table:table-cell table:formula="of:=[.W19]&amp;&quot;,&quot;&amp;[.X19]" office:value-type="string" office:string-value="CHA,INT" calcext:value-type="string">
            <text:p>CHA,INT</text:p>
          </table:table-cell>
          <table:table-cell table:formula="of:=INDIRECT(&quot;Sheet3.&quot;&amp;CHAR(RANDBETWEEN(73;76))&amp;MATCH([.Y19];[Sheet3.M$1:.M$1048521];0))" office:value-type="string" office:string-value="CON" calcext:value-type="string">
            <text:p>CON</text:p>
          </table:table-cell>
          <table:table-cell table:style-name="ce59" table:formula="of:=INDIRECT(&quot;Sheet3.P&quot;&amp;MATCH([.AB19];[Sheet3.Q$1:.Q$162];0))" office:value-type="string" office:string-value="WIS" calcext:value-type="string">
            <text:p>WIS</text:p>
          </table:table-cell>
          <table:table-cell table:formula="of:=[.Y19]&amp;&quot;,&quot;&amp;[.Z19]" office:value-type="string" office:string-value="CHA,INT,CON" calcext:value-type="string">
            <text:p>CHA,INT,CON</text:p>
          </table:table-cell>
          <table:table-cell table:formula="of:=INDIRECT(&quot;Sheet2.G&quot;&amp;12+IF(ISERROR(MATCH([.E19];[Sheet2.F$13:.F$84];0));MATCH([.D19];[Sheet2.D$13:.D$84];0);MATCH([.E19];[Sheet2.F$13:.F$84];0)))" office:value-type="string" office:string-value="CHA" calcext:value-type="string">
            <text:p>CHA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Skilled</text:p>
          </table:table-cell>
          <table:table-cell table:style-name="ce54" office:value-type="string" calcext:value-type="string">
            <text:p>Detective</text:p>
          </table:table-cell>
          <table:table-cell table:style-name="ce54" office:value-type="string" calcext:value-type="string">
            <text:p>Alchemist</text:p>
          </table:table-cell>
          <table:table-cell table:style-name="ce54" office:value-type="string" calcext:value-type="string">
            <text:p>Mutagenist</text:p>
          </table:table-cell>
          <table:table-cell table:style-name="ce54"/>
          <table:table-cell table:style-name="ce55" table:formula="of:=10+(2*COUNTIF([.$N20:.$AB20];[.G$1]))-(2*COUNTIF([.$M20:.$M20];[.G$1]))" office:value-type="float" office:value="10" calcext:value-type="float">
            <text:p>10</text:p>
          </table:table-cell>
          <table:table-cell table:style-name="ce55" table:formula="of:=10+(2*COUNTIF([.$N20:.$AB20];[.H$1]))-(2*COUNTIF([.$M20:.$M20];[.H$1]))" office:value-type="float" office:value="10" calcext:value-type="float">
            <text:p>10</text:p>
          </table:table-cell>
          <table:table-cell table:style-name="ce55" table:formula="of:=10+(2*COUNTIF([.$N20:.$AB20];[.I$1]))-(2*COUNTIF([.$M20:.$M20];[.I$1]))" office:value-type="float" office:value="14" calcext:value-type="float">
            <text:p>14</text:p>
          </table:table-cell>
          <table:table-cell table:style-name="ce55" table:formula="of:=10+(2*COUNTIF([.$N20:.$AB20];[.J$1]))-(2*COUNTIF([.$M20:.$M20];[.J$1]))" office:value-type="float" office:value="18" calcext:value-type="float">
            <text:p>18</text:p>
          </table:table-cell>
          <table:table-cell table:style-name="ce55" table:formula="of:=10+(2*COUNTIF([.$N20:.$AB20];[.K$1]))-(2*COUNTIF([.$M20:.$M20];[.K$1]))" office:value-type="float" office:value="12" calcext:value-type="float">
            <text:p>12</text:p>
          </table:table-cell>
          <table:table-cell table:style-name="ce55" table:formula="of:=10+(2*COUNTIF([.$N20:.$AB20];[.L$1]))-(2*COUNTIF([.$M20:.$M20];[.L$1]))" office:value-type="float" office:value="14" calcext:value-type="float">
            <text:p>14</text:p>
          </table:table-cell>
          <table:table-cell table:formula="of:=INDIRECT(&quot;Sheet2.G&quot;&amp;MATCH([.A20];[Sheet2.D$1:.D$8]))" office:value-type="float" office:value="0" calcext:value-type="float">
            <text:p>0</text:p>
          </table:table-cell>
          <table:table-cell table:formula="of:=INDIRECT(&quot;Sheet2.E&quot;&amp;MATCH([.A20];[Sheet2.D$1:.D$8]))" office:value-type="string" office:string-value="ANY" calcext:value-type="string">
            <text:p>ANY</text:p>
          </table:table-cell>
          <table:table-cell table:formula="of:=INDIRECT(&quot;Sheet2.F&quot;&amp;MATCH([.A20];[Sheet2.D$1:.D$8]))" office:value-type="float" office:value="0" calcext:value-type="float">
            <text:p>0</text:p>
          </table:table-cell>
          <table:table-cell table:formula="of:=IF(OR([.N20]=[.V20];[.O20]=[.V20]);&quot;ANY&quot;;[.V20])" office:value-type="string" office:string-value="INT" calcext:value-type="string">
            <text:p>INT</text:p>
          </table:table-cell>
          <table:table-cell table:formula="of:=IF([.P20]=&quot;ANY&quot;;[.N20]&amp;&quot;,&quot;&amp;[.O20];&quot;&quot;)">
            <text:p/>
          </table:table-cell>
          <table:table-cell table:formula="of:=IF(LEN([.Q20])&gt;5;INDIRECT(&quot;Sheet3.&quot;&amp;CHAR(RANDBETWEEN(73;76))&amp;MATCH([.Q20];[Sheet3.M$1:.M$1048521];0));IF([.N20]=&quot;ANY&quot;;INDIRECT(&quot;R1C&quot;&amp;7+MOD(RANDBETWEEN(1;5)-1+MATCH([.P20];[.G$1:.L$1];0);6);0);&quot;--&quot;))" office:value-type="string" office:string-value="CON" calcext:value-type="string">
            <text:p>CON</text:p>
          </table:table-cell>
          <table:table-cell table:formula="of:=INDIRECT(&quot;Sheet2.B&quot;&amp;MATCH([.C20];[Sheet2.A$1:.A$1048576]))" office:value-type="string" office:string-value="INT,WIS" calcext:value-type="string">
            <text:p>INT,WIS</text:p>
          </table:table-cell>
          <table:table-cell table:formula="of:=IF(ISERROR(FIND([.V20];[.S20]));IF(RAND()&lt;0.5;LEFT([.S20];3);RIGHT([.S20];3));[.V20])" office:value-type="string" office:string-value="INT" calcext:value-type="string">
            <text:p>INT</text:p>
          </table:table-cell>
          <table:table-cell table:formula="of:=IF([.T20]=[.V20];INDIRECT(&quot;R1C&quot;&amp;7+MOD(RANDBETWEEN(1;5)-1+MATCH([.T20];[.G$1:.L$1];0);6);0);[.V20])" office:value-type="string" office:string-value="CHA" calcext:value-type="string">
            <text:p>CHA</text:p>
          </table:table-cell>
          <table:table-cell table:style-name="ce58" table:formula="of:=IF(AND(LEN([.AC20])&gt;6;LEFT([.AC20];3)=[.M20]);RIGHT([.AC20];3);IF(AND(LEN([.AC20])&gt;6;RANDBETWEEN(1;2)&gt;1);RIGHT([.AC20];3);LEFT([.AC20];3)))" office:value-type="string" office:string-value="INT" calcext:value-type="string">
            <text:p>INT</text:p>
          </table:table-cell>
          <table:table-cell table:formula="of:=[.V20]" office:value-type="string" office:string-value="INT" calcext:value-type="string">
            <text:p>INT</text:p>
          </table:table-cell>
          <table:table-cell table:formula="of:=INDIRECT(&quot;R1C&quot;&amp;7+MOD(RANDBETWEEN(1;5)-1+MATCH([.W20];[.G$1:.L$1];0);6);0)" office:value-type="string" office:string-value="CHA" calcext:value-type="string">
            <text:p>CHA</text:p>
          </table:table-cell>
          <table:table-cell table:formula="of:=[.W20]&amp;&quot;,&quot;&amp;[.X20]" office:value-type="string" office:string-value="INT,CHA" calcext:value-type="string">
            <text:p>INT,CHA</text:p>
          </table:table-cell>
          <table:table-cell table:formula="of:=INDIRECT(&quot;Sheet3.&quot;&amp;CHAR(RANDBETWEEN(73;76))&amp;MATCH([.Y20];[Sheet3.M$1:.M$1048521];0))" office:value-type="string" office:string-value="CON" calcext:value-type="string">
            <text:p>CON</text:p>
          </table:table-cell>
          <table:table-cell table:style-name="ce59" table:formula="of:=INDIRECT(&quot;Sheet3.P&quot;&amp;MATCH([.AB20];[Sheet3.Q$1:.Q$162];0))" office:value-type="string" office:string-value="WIS" calcext:value-type="string">
            <text:p>WIS</text:p>
          </table:table-cell>
          <table:table-cell table:formula="of:=[.Y20]&amp;&quot;,&quot;&amp;[.Z20]" office:value-type="string" office:string-value="INT,CHA,CON" calcext:value-type="string">
            <text:p>INT,CHA,CON</text:p>
          </table:table-cell>
          <table:table-cell table:formula="of:=INDIRECT(&quot;Sheet2.G&quot;&amp;12+IF(ISERROR(MATCH([.E20];[Sheet2.F$13:.F$84];0));MATCH([.D20];[Sheet2.D$13:.D$84];0);MATCH([.E20];[Sheet2.F$13:.F$84];0)))" office:value-type="string" office:string-value="INT" calcext:value-type="string">
            <text:p>INT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Versatile</text:p>
          </table:table-cell>
          <table:table-cell table:style-name="ce54" office:value-type="string" calcext:value-type="string">
            <text:p>Acrobat</text:p>
          </table:table-cell>
          <table:table-cell table:style-name="ce54" office:value-type="string" calcext:value-type="string">
            <text:p>Druid</text:p>
          </table:table-cell>
          <table:table-cell table:style-name="ce54" office:value-type="string" calcext:value-type="string">
            <text:p>Leaf</text:p>
          </table:table-cell>
          <table:table-cell table:style-name="ce54"/>
          <table:table-cell table:style-name="ce55" table:formula="of:=10+(2*COUNTIF([.$N21:.$AB21];[.G$1]))-(2*COUNTIF([.$M21:.$M21];[.G$1]))" office:value-type="float" office:value="14" calcext:value-type="float">
            <text:p>14</text:p>
          </table:table-cell>
          <table:table-cell table:style-name="ce55" table:formula="of:=10+(2*COUNTIF([.$N21:.$AB21];[.H$1]))-(2*COUNTIF([.$M21:.$M21];[.H$1]))" office:value-type="float" office:value="12" calcext:value-type="float">
            <text:p>12</text:p>
          </table:table-cell>
          <table:table-cell table:style-name="ce55" table:formula="of:=10+(2*COUNTIF([.$N21:.$AB21];[.I$1]))-(2*COUNTIF([.$M21:.$M21];[.I$1]))" office:value-type="float" office:value="12" calcext:value-type="float">
            <text:p>12</text:p>
          </table:table-cell>
          <table:table-cell table:style-name="ce55" table:formula="of:=10+(2*COUNTIF([.$N21:.$AB21];[.J$1]))-(2*COUNTIF([.$M21:.$M21];[.J$1]))" office:value-type="float" office:value="12" calcext:value-type="float">
            <text:p>12</text:p>
          </table:table-cell>
          <table:table-cell table:style-name="ce55" table:formula="of:=10+(2*COUNTIF([.$N21:.$AB21];[.K$1]))-(2*COUNTIF([.$M21:.$M21];[.K$1]))" office:value-type="float" office:value="18" calcext:value-type="float">
            <text:p>18</text:p>
          </table:table-cell>
          <table:table-cell table:style-name="ce55" table:formula="of:=10+(2*COUNTIF([.$N21:.$AB21];[.L$1]))-(2*COUNTIF([.$M21:.$M21];[.L$1]))" office:value-type="float" office:value="10" calcext:value-type="float">
            <text:p>10</text:p>
          </table:table-cell>
          <table:table-cell table:formula="of:=INDIRECT(&quot;Sheet2.G&quot;&amp;MATCH([.A21];[Sheet2.D$1:.D$8]))" office:value-type="float" office:value="0" calcext:value-type="float">
            <text:p>0</text:p>
          </table:table-cell>
          <table:table-cell table:formula="of:=INDIRECT(&quot;Sheet2.E&quot;&amp;MATCH([.A21];[Sheet2.D$1:.D$8]))" office:value-type="string" office:string-value="ANY" calcext:value-type="string">
            <text:p>ANY</text:p>
          </table:table-cell>
          <table:table-cell table:formula="of:=INDIRECT(&quot;Sheet2.F&quot;&amp;MATCH([.A21];[Sheet2.D$1:.D$8]))" office:value-type="float" office:value="0" calcext:value-type="float">
            <text:p>0</text:p>
          </table:table-cell>
          <table:table-cell table:formula="of:=IF(OR([.N21]=[.V21];[.O21]=[.V21]);&quot;ANY&quot;;[.V21])" office:value-type="string" office:string-value="WIS" calcext:value-type="string">
            <text:p>WIS</text:p>
          </table:table-cell>
          <table:table-cell table:formula="of:=IF([.P21]=&quot;ANY&quot;;[.N21]&amp;&quot;,&quot;&amp;[.O21];&quot;&quot;)">
            <text:p/>
          </table:table-cell>
          <table:table-cell table:formula="of:=IF(LEN([.Q21])&gt;5;INDIRECT(&quot;Sheet3.&quot;&amp;CHAR(RANDBETWEEN(73;76))&amp;MATCH([.Q21];[Sheet3.M$1:.M$1048521];0));IF([.N21]=&quot;ANY&quot;;INDIRECT(&quot;R1C&quot;&amp;7+MOD(RANDBETWEEN(1;5)-1+MATCH([.P21];[.G$1:.L$1];0);6);0);&quot;--&quot;))" office:value-type="string" office:string-value="STR" calcext:value-type="string">
            <text:p>STR</text:p>
          </table:table-cell>
          <table:table-cell table:formula="of:=INDIRECT(&quot;Sheet2.B&quot;&amp;MATCH([.C21];[Sheet2.A$1:.A$1048576]))" office:value-type="string" office:string-value="STR,DEX" calcext:value-type="string">
            <text:p>STR,DEX</text:p>
          </table:table-cell>
          <table:table-cell table:formula="of:=IF(ISERROR(FIND([.V21];[.S21]));IF(RAND()&lt;0.5;LEFT([.S21];3);RIGHT([.S21];3));[.V21])" office:value-type="string" office:string-value="DEX" calcext:value-type="string">
            <text:p>DEX</text:p>
          </table:table-cell>
          <table:table-cell table:formula="of:=IF([.T21]=[.V21];INDIRECT(&quot;R1C&quot;&amp;7+MOD(RANDBETWEEN(1;5)-1+MATCH([.T21];[.G$1:.L$1];0);6);0);[.V21])" office:value-type="string" office:string-value="WIS" calcext:value-type="string">
            <text:p>WIS</text:p>
          </table:table-cell>
          <table:table-cell table:style-name="ce58" table:formula="of:=IF(AND(LEN([.AC21])&gt;6;LEFT([.AC21];3)=[.M21]);RIGHT([.AC21];3);IF(AND(LEN([.AC21])&gt;6;RANDBETWEEN(1;2)&gt;1);RIGHT([.AC21];3);LEFT([.AC21];3)))" office:value-type="string" office:string-value="WIS" calcext:value-type="string">
            <text:p>WIS</text:p>
          </table:table-cell>
          <table:table-cell table:formula="of:=[.V21]" office:value-type="string" office:string-value="WIS" calcext:value-type="string">
            <text:p>WIS</text:p>
          </table:table-cell>
          <table:table-cell table:formula="of:=INDIRECT(&quot;R1C&quot;&amp;7+MOD(RANDBETWEEN(1;5)-1+MATCH([.W21];[.G$1:.L$1];0);6);0)" office:value-type="string" office:string-value="STR" calcext:value-type="string">
            <text:p>STR</text:p>
          </table:table-cell>
          <table:table-cell table:formula="of:=[.W21]&amp;&quot;,&quot;&amp;[.X21]" office:value-type="string" office:string-value="WIS,STR" calcext:value-type="string">
            <text:p>WIS,STR</text:p>
          </table:table-cell>
          <table:table-cell table:formula="of:=INDIRECT(&quot;Sheet3.&quot;&amp;CHAR(RANDBETWEEN(73;76))&amp;MATCH([.Y21];[Sheet3.M$1:.M$1048521];0))" office:value-type="string" office:string-value="CON" calcext:value-type="string">
            <text:p>CON</text:p>
          </table:table-cell>
          <table:table-cell table:style-name="ce59" table:formula="of:=INDIRECT(&quot;Sheet3.P&quot;&amp;MATCH([.AB21];[Sheet3.Q$1:.Q$162];0))" office:value-type="string" office:string-value="INT" calcext:value-type="string">
            <text:p>INT</text:p>
          </table:table-cell>
          <table:table-cell table:formula="of:=[.Y21]&amp;&quot;,&quot;&amp;[.Z21]" office:value-type="string" office:string-value="WIS,STR,CON" calcext:value-type="string">
            <text:p>WIS,STR,CON</text:p>
          </table:table-cell>
          <table:table-cell table:formula="of:=INDIRECT(&quot;Sheet2.G&quot;&amp;12+IF(ISERROR(MATCH([.E21];[Sheet2.F$13:.F$84];0));MATCH([.D21];[Sheet2.D$13:.D$84];0);MATCH([.E21];[Sheet2.F$13:.F$84];0)))" office:value-type="string" office:string-value="WIS" calcext:value-type="string">
            <text:p>WIS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Half-elf</text:p>
          </table:table-cell>
          <table:table-cell table:style-name="ce54" office:value-type="string" calcext:value-type="string">
            <text:p>Gambler</text:p>
          </table:table-cell>
          <table:table-cell table:style-name="ce54" office:value-type="string" calcext:value-type="string">
            <text:p>Bard</text:p>
          </table:table-cell>
          <table:table-cell table:style-name="ce54" office:value-type="string" calcext:value-type="string">
            <text:p>Polymath</text:p>
          </table:table-cell>
          <table:table-cell table:style-name="ce54"/>
          <table:table-cell table:style-name="ce55" table:formula="of:=10+(2*COUNTIF([.$N22:.$AB22];[.G$1]))-(2*COUNTIF([.$M22:.$M22];[.G$1]))" office:value-type="float" office:value="12" calcext:value-type="float">
            <text:p>12</text:p>
          </table:table-cell>
          <table:table-cell table:style-name="ce55" table:formula="of:=10+(2*COUNTIF([.$N22:.$AB22];[.H$1]))-(2*COUNTIF([.$M22:.$M22];[.H$1]))" office:value-type="float" office:value="12" calcext:value-type="float">
            <text:p>12</text:p>
          </table:table-cell>
          <table:table-cell table:style-name="ce55" table:formula="of:=10+(2*COUNTIF([.$N22:.$AB22];[.I$1]))-(2*COUNTIF([.$M22:.$M22];[.I$1]))" office:value-type="float" office:value="12" calcext:value-type="float">
            <text:p>12</text:p>
          </table:table-cell>
          <table:table-cell table:style-name="ce55" table:formula="of:=10+(2*COUNTIF([.$N22:.$AB22];[.J$1]))-(2*COUNTIF([.$M22:.$M22];[.J$1]))" office:value-type="float" office:value="12" calcext:value-type="float">
            <text:p>12</text:p>
          </table:table-cell>
          <table:table-cell table:style-name="ce55" table:formula="of:=10+(2*COUNTIF([.$N22:.$AB22];[.K$1]))-(2*COUNTIF([.$M22:.$M22];[.K$1]))" office:value-type="float" office:value="12" calcext:value-type="float">
            <text:p>12</text:p>
          </table:table-cell>
          <table:table-cell table:style-name="ce55" table:formula="of:=10+(2*COUNTIF([.$N22:.$AB22];[.L$1]))-(2*COUNTIF([.$M22:.$M22];[.L$1]))" office:value-type="float" office:value="18" calcext:value-type="float">
            <text:p>18</text:p>
          </table:table-cell>
          <table:table-cell table:formula="of:=INDIRECT(&quot;Sheet2.G&quot;&amp;MATCH([.A22];[Sheet2.D$1:.D$8]))" office:value-type="float" office:value="0" calcext:value-type="float">
            <text:p>0</text:p>
          </table:table-cell>
          <table:table-cell table:formula="of:=INDIRECT(&quot;Sheet2.E&quot;&amp;MATCH([.A22];[Sheet2.D$1:.D$8]))" office:value-type="string" office:string-value="ANY" calcext:value-type="string">
            <text:p>ANY</text:p>
          </table:table-cell>
          <table:table-cell table:formula="of:=INDIRECT(&quot;Sheet2.F&quot;&amp;MATCH([.A22];[Sheet2.D$1:.D$8]))" office:value-type="float" office:value="0" calcext:value-type="float">
            <text:p>0</text:p>
          </table:table-cell>
          <table:table-cell table:formula="of:=IF(OR([.N22]=[.V22];[.O22]=[.V22]);&quot;ANY&quot;;[.V22])" office:value-type="string" office:string-value="CHA" calcext:value-type="string">
            <text:p>CHA</text:p>
          </table:table-cell>
          <table:table-cell table:formula="of:=IF([.P22]=&quot;ANY&quot;;[.N22]&amp;&quot;,&quot;&amp;[.O22];&quot;&quot;)">
            <text:p/>
          </table:table-cell>
          <table:table-cell table:formula="of:=IF(LEN([.Q22])&gt;5;INDIRECT(&quot;Sheet3.&quot;&amp;CHAR(RANDBETWEEN(73;76))&amp;MATCH([.Q22];[Sheet3.M$1:.M$1048521];0));IF([.N22]=&quot;ANY&quot;;INDIRECT(&quot;R1C&quot;&amp;7+MOD(RANDBETWEEN(1;5)-1+MATCH([.P22];[.G$1:.L$1];0);6);0);&quot;--&quot;))" office:value-type="string" office:string-value="STR" calcext:value-type="string">
            <text:p>STR</text:p>
          </table:table-cell>
          <table:table-cell table:formula="of:=INDIRECT(&quot;Sheet2.B&quot;&amp;MATCH([.C22];[Sheet2.A$1:.A$1048576]))" office:value-type="string" office:string-value="DEX,CHA" calcext:value-type="string">
            <text:p>DEX,CHA</text:p>
          </table:table-cell>
          <table:table-cell table:formula="of:=IF(ISERROR(FIND([.V22];[.S22]));IF(RAND()&lt;0.5;LEFT([.S22];3);RIGHT([.S22];3));[.V22])" office:value-type="string" office:string-value="CHA" calcext:value-type="string">
            <text:p>CHA</text:p>
          </table:table-cell>
          <table:table-cell table:formula="of:=IF([.T22]=[.V22];INDIRECT(&quot;R1C&quot;&amp;7+MOD(RANDBETWEEN(1;5)-1+MATCH([.T22];[.G$1:.L$1];0);6);0);[.V22])" office:value-type="string" office:string-value="DEX" calcext:value-type="string">
            <text:p>DEX</text:p>
          </table:table-cell>
          <table:table-cell table:style-name="ce58" table:formula="of:=IF(AND(LEN([.AC22])&gt;6;LEFT([.AC22];3)=[.M22]);RIGHT([.AC22];3);IF(AND(LEN([.AC22])&gt;6;RANDBETWEEN(1;2)&gt;1);RIGHT([.AC22];3);LEFT([.AC22];3)))" office:value-type="string" office:string-value="CHA" calcext:value-type="string">
            <text:p>CHA</text:p>
          </table:table-cell>
          <table:table-cell table:formula="of:=[.V22]" office:value-type="string" office:string-value="CHA" calcext:value-type="string">
            <text:p>CHA</text:p>
          </table:table-cell>
          <table:table-cell table:formula="of:=INDIRECT(&quot;R1C&quot;&amp;7+MOD(RANDBETWEEN(1;5)-1+MATCH([.W22];[.G$1:.L$1];0);6);0)" office:value-type="string" office:string-value="CON" calcext:value-type="string">
            <text:p>CON</text:p>
          </table:table-cell>
          <table:table-cell table:formula="of:=[.W22]&amp;&quot;,&quot;&amp;[.X22]" office:value-type="string" office:string-value="CHA,CON" calcext:value-type="string">
            <text:p>CHA,CON</text:p>
          </table:table-cell>
          <table:table-cell table:formula="of:=INDIRECT(&quot;Sheet3.&quot;&amp;CHAR(RANDBETWEEN(73;76))&amp;MATCH([.Y22];[Sheet3.M$1:.M$1048521];0))" office:value-type="string" office:string-value="INT" calcext:value-type="string">
            <text:p>INT</text:p>
          </table:table-cell>
          <table:table-cell table:style-name="ce59" table:formula="of:=INDIRECT(&quot;Sheet3.P&quot;&amp;MATCH([.AB22];[Sheet3.Q$1:.Q$162];0))" office:value-type="string" office:string-value="WIS" calcext:value-type="string">
            <text:p>WIS</text:p>
          </table:table-cell>
          <table:table-cell table:formula="of:=[.Y22]&amp;&quot;,&quot;&amp;[.Z22]" office:value-type="string" office:string-value="CHA,CON,INT" calcext:value-type="string">
            <text:p>CHA,CON,INT</text:p>
          </table:table-cell>
          <table:table-cell table:formula="of:=INDIRECT(&quot;Sheet2.G&quot;&amp;12+IF(ISERROR(MATCH([.E22];[Sheet2.F$13:.F$84];0));MATCH([.D22];[Sheet2.D$13:.D$84];0);MATCH([.E22];[Sheet2.F$13:.F$84];0)))" office:value-type="string" office:string-value="CHA" calcext:value-type="string">
            <text:p>CHA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Versatile</text:p>
          </table:table-cell>
          <table:table-cell table:style-name="ce54" office:value-type="string" calcext:value-type="string">
            <text:p>Entertainer</text:p>
          </table:table-cell>
          <table:table-cell table:style-name="ce54" office:value-type="string" calcext:value-type="string">
            <text:p>Bard</text:p>
          </table:table-cell>
          <table:table-cell table:style-name="ce54" office:value-type="string" calcext:value-type="string">
            <text:p>Enigma</text:p>
          </table:table-cell>
          <table:table-cell table:style-name="ce54"/>
          <table:table-cell table:style-name="ce55" table:formula="of:=10+(2*COUNTIF([.$N23:.$AB23];[.G$1]))-(2*COUNTIF([.$M23:.$M23];[.G$1]))" office:value-type="float" office:value="12" calcext:value-type="float">
            <text:p>12</text:p>
          </table:table-cell>
          <table:table-cell table:style-name="ce55" table:formula="of:=10+(2*COUNTIF([.$N23:.$AB23];[.H$1]))-(2*COUNTIF([.$M23:.$M23];[.H$1]))" office:value-type="float" office:value="14" calcext:value-type="float">
            <text:p>14</text:p>
          </table:table-cell>
          <table:table-cell table:style-name="ce55" table:formula="of:=10+(2*COUNTIF([.$N23:.$AB23];[.I$1]))-(2*COUNTIF([.$M23:.$M23];[.I$1]))" office:value-type="float" office:value="12" calcext:value-type="float">
            <text:p>12</text:p>
          </table:table-cell>
          <table:table-cell table:style-name="ce55" table:formula="of:=10+(2*COUNTIF([.$N23:.$AB23];[.J$1]))-(2*COUNTIF([.$M23:.$M23];[.J$1]))" office:value-type="float" office:value="10" calcext:value-type="float">
            <text:p>10</text:p>
          </table:table-cell>
          <table:table-cell table:style-name="ce55" table:formula="of:=10+(2*COUNTIF([.$N23:.$AB23];[.K$1]))-(2*COUNTIF([.$M23:.$M23];[.K$1]))" office:value-type="float" office:value="12" calcext:value-type="float">
            <text:p>12</text:p>
          </table:table-cell>
          <table:table-cell table:style-name="ce55" table:formula="of:=10+(2*COUNTIF([.$N23:.$AB23];[.L$1]))-(2*COUNTIF([.$M23:.$M23];[.L$1]))" office:value-type="float" office:value="18" calcext:value-type="float">
            <text:p>18</text:p>
          </table:table-cell>
          <table:table-cell table:formula="of:=INDIRECT(&quot;Sheet2.G&quot;&amp;MATCH([.A23];[Sheet2.D$1:.D$8]))" office:value-type="float" office:value="0" calcext:value-type="float">
            <text:p>0</text:p>
          </table:table-cell>
          <table:table-cell table:formula="of:=INDIRECT(&quot;Sheet2.E&quot;&amp;MATCH([.A23];[Sheet2.D$1:.D$8]))" office:value-type="string" office:string-value="ANY" calcext:value-type="string">
            <text:p>ANY</text:p>
          </table:table-cell>
          <table:table-cell table:formula="of:=INDIRECT(&quot;Sheet2.F&quot;&amp;MATCH([.A23];[Sheet2.D$1:.D$8]))" office:value-type="float" office:value="0" calcext:value-type="float">
            <text:p>0</text:p>
          </table:table-cell>
          <table:table-cell table:formula="of:=IF(OR([.N23]=[.V23];[.O23]=[.V23]);&quot;ANY&quot;;[.V23])" office:value-type="string" office:string-value="CHA" calcext:value-type="string">
            <text:p>CHA</text:p>
          </table:table-cell>
          <table:table-cell table:formula="of:=IF([.P23]=&quot;ANY&quot;;[.N23]&amp;&quot;,&quot;&amp;[.O23];&quot;&quot;)">
            <text:p/>
          </table:table-cell>
          <table:table-cell table:formula="of:=IF(LEN([.Q23])&gt;5;INDIRECT(&quot;Sheet3.&quot;&amp;CHAR(RANDBETWEEN(73;76))&amp;MATCH([.Q23];[Sheet3.M$1:.M$1048521];0));IF([.N23]=&quot;ANY&quot;;INDIRECT(&quot;R1C&quot;&amp;7+MOD(RANDBETWEEN(1;5)-1+MATCH([.P23];[.G$1:.L$1];0);6);0);&quot;--&quot;))" office:value-type="string" office:string-value="DEX" calcext:value-type="string">
            <text:p>DEX</text:p>
          </table:table-cell>
          <table:table-cell table:formula="of:=INDIRECT(&quot;Sheet2.B&quot;&amp;MATCH([.C23];[Sheet2.A$1:.A$1048576]))" office:value-type="string" office:string-value="DEX,CHA" calcext:value-type="string">
            <text:p>DEX,CHA</text:p>
          </table:table-cell>
          <table:table-cell table:formula="of:=IF(ISERROR(FIND([.V23];[.S23]));IF(RAND()&lt;0.5;LEFT([.S23];3);RIGHT([.S23];3));[.V23])" office:value-type="string" office:string-value="CHA" calcext:value-type="string">
            <text:p>CHA</text:p>
          </table:table-cell>
          <table:table-cell table:formula="of:=IF([.T23]=[.V23];INDIRECT(&quot;R1C&quot;&amp;7+MOD(RANDBETWEEN(1;5)-1+MATCH([.T23];[.G$1:.L$1];0);6);0);[.V23])" office:value-type="string" office:string-value="DEX" calcext:value-type="string">
            <text:p>DEX</text:p>
          </table:table-cell>
          <table:table-cell table:style-name="ce58" table:formula="of:=IF(AND(LEN([.AC23])&gt;6;LEFT([.AC23];3)=[.M23]);RIGHT([.AC23];3);IF(AND(LEN([.AC23])&gt;6;RANDBETWEEN(1;2)&gt;1);RIGHT([.AC23];3);LEFT([.AC23];3)))" office:value-type="string" office:string-value="CHA" calcext:value-type="string">
            <text:p>CHA</text:p>
          </table:table-cell>
          <table:table-cell table:formula="of:=[.V23]" office:value-type="string" office:string-value="CHA" calcext:value-type="string">
            <text:p>CHA</text:p>
          </table:table-cell>
          <table:table-cell table:formula="of:=INDIRECT(&quot;R1C&quot;&amp;7+MOD(RANDBETWEEN(1;5)-1+MATCH([.W23];[.G$1:.L$1];0);6);0)" office:value-type="string" office:string-value="CON" calcext:value-type="string">
            <text:p>CON</text:p>
          </table:table-cell>
          <table:table-cell table:formula="of:=[.W23]&amp;&quot;,&quot;&amp;[.X23]" office:value-type="string" office:string-value="CHA,CON" calcext:value-type="string">
            <text:p>CHA,CON</text:p>
          </table:table-cell>
          <table:table-cell table:formula="of:=INDIRECT(&quot;Sheet3.&quot;&amp;CHAR(RANDBETWEEN(73;76))&amp;MATCH([.Y23];[Sheet3.M$1:.M$1048521];0))" office:value-type="string" office:string-value="WIS" calcext:value-type="string">
            <text:p>WIS</text:p>
          </table:table-cell>
          <table:table-cell table:style-name="ce59" table:formula="of:=INDIRECT(&quot;Sheet3.P&quot;&amp;MATCH([.AB23];[Sheet3.Q$1:.Q$162];0))" office:value-type="string" office:string-value="STR" calcext:value-type="string">
            <text:p>STR</text:p>
          </table:table-cell>
          <table:table-cell table:formula="of:=[.Y23]&amp;&quot;,&quot;&amp;[.Z23]" office:value-type="string" office:string-value="CHA,CON,WIS" calcext:value-type="string">
            <text:p>CHA,CON,WIS</text:p>
          </table:table-cell>
          <table:table-cell table:formula="of:=INDIRECT(&quot;Sheet2.G&quot;&amp;12+IF(ISERROR(MATCH([.E23];[Sheet2.F$13:.F$84];0));MATCH([.D23];[Sheet2.D$13:.D$84];0);MATCH([.E23];[Sheet2.F$13:.F$84];0)))" office:value-type="string" office:string-value="CHA" calcext:value-type="string">
            <text:p>CHA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Skilled</text:p>
          </table:table-cell>
          <table:table-cell table:style-name="ce54" office:value-type="string" calcext:value-type="string">
            <text:p>Merchant</text:p>
          </table:table-cell>
          <table:table-cell table:style-name="ce54" office:value-type="string" calcext:value-type="string">
            <text:p>Barbarian</text:p>
          </table:table-cell>
          <table:table-cell table:style-name="ce54" office:value-type="string" calcext:value-type="string">
            <text:p>Fury</text:p>
          </table:table-cell>
          <table:table-cell table:style-name="ce54"/>
          <table:table-cell table:style-name="ce55" table:formula="of:=10+(2*COUNTIF([.$N24:.$AB24];[.G$1]))-(2*COUNTIF([.$M24:.$M24];[.G$1]))" office:value-type="float" office:value="18" calcext:value-type="float">
            <text:p>18</text:p>
          </table:table-cell>
          <table:table-cell table:style-name="ce55" table:formula="of:=10+(2*COUNTIF([.$N24:.$AB24];[.H$1]))-(2*COUNTIF([.$M24:.$M24];[.H$1]))" office:value-type="float" office:value="12" calcext:value-type="float">
            <text:p>12</text:p>
          </table:table-cell>
          <table:table-cell table:style-name="ce55" table:formula="of:=10+(2*COUNTIF([.$N24:.$AB24];[.I$1]))-(2*COUNTIF([.$M24:.$M24];[.I$1]))" office:value-type="float" office:value="12" calcext:value-type="float">
            <text:p>12</text:p>
          </table:table-cell>
          <table:table-cell table:style-name="ce55" table:formula="of:=10+(2*COUNTIF([.$N24:.$AB24];[.J$1]))-(2*COUNTIF([.$M24:.$M24];[.J$1]))" office:value-type="float" office:value="14" calcext:value-type="float">
            <text:p>14</text:p>
          </table:table-cell>
          <table:table-cell table:style-name="ce55" table:formula="of:=10+(2*COUNTIF([.$N24:.$AB24];[.K$1]))-(2*COUNTIF([.$M24:.$M24];[.K$1]))" office:value-type="float" office:value="10" calcext:value-type="float">
            <text:p>10</text:p>
          </table:table-cell>
          <table:table-cell table:style-name="ce55" table:formula="of:=10+(2*COUNTIF([.$N24:.$AB24];[.L$1]))-(2*COUNTIF([.$M24:.$M24];[.L$1]))" office:value-type="float" office:value="12" calcext:value-type="float">
            <text:p>12</text:p>
          </table:table-cell>
          <table:table-cell table:formula="of:=INDIRECT(&quot;Sheet2.G&quot;&amp;MATCH([.A24];[Sheet2.D$1:.D$8]))" office:value-type="float" office:value="0" calcext:value-type="float">
            <text:p>0</text:p>
          </table:table-cell>
          <table:table-cell table:formula="of:=INDIRECT(&quot;Sheet2.E&quot;&amp;MATCH([.A24];[Sheet2.D$1:.D$8]))" office:value-type="string" office:string-value="ANY" calcext:value-type="string">
            <text:p>ANY</text:p>
          </table:table-cell>
          <table:table-cell table:formula="of:=INDIRECT(&quot;Sheet2.F&quot;&amp;MATCH([.A24];[Sheet2.D$1:.D$8]))" office:value-type="float" office:value="0" calcext:value-type="float">
            <text:p>0</text:p>
          </table:table-cell>
          <table:table-cell table:formula="of:=IF(OR([.N24]=[.V24];[.O24]=[.V24]);&quot;ANY&quot;;[.V24])" office:value-type="string" office:string-value="STR" calcext:value-type="string">
            <text:p>STR</text:p>
          </table:table-cell>
          <table:table-cell table:formula="of:=IF([.P24]=&quot;ANY&quot;;[.N24]&amp;&quot;,&quot;&amp;[.O24];&quot;&quot;)">
            <text:p/>
          </table:table-cell>
          <table:table-cell table:formula="of:=IF(LEN([.Q24])&gt;5;INDIRECT(&quot;Sheet3.&quot;&amp;CHAR(RANDBETWEEN(73;76))&amp;MATCH([.Q24];[Sheet3.M$1:.M$1048521];0));IF([.N24]=&quot;ANY&quot;;INDIRECT(&quot;R1C&quot;&amp;7+MOD(RANDBETWEEN(1;5)-1+MATCH([.P24];[.G$1:.L$1];0);6);0);&quot;--&quot;))" office:value-type="string" office:string-value="INT" calcext:value-type="string">
            <text:p>INT</text:p>
          </table:table-cell>
          <table:table-cell table:formula="of:=INDIRECT(&quot;Sheet2.B&quot;&amp;MATCH([.C24];[Sheet2.A$1:.A$1048576]))" office:value-type="string" office:string-value="INT,CHA" calcext:value-type="string">
            <text:p>INT,CHA</text:p>
          </table:table-cell>
          <table:table-cell table:formula="of:=IF(ISERROR(FIND([.V24];[.S24]));IF(RAND()&lt;0.5;LEFT([.S24];3);RIGHT([.S24];3));[.V24])" office:value-type="string" office:string-value="CHA" calcext:value-type="string">
            <text:p>CHA</text:p>
          </table:table-cell>
          <table:table-cell table:formula="of:=IF([.T24]=[.V24];INDIRECT(&quot;R1C&quot;&amp;7+MOD(RANDBETWEEN(1;5)-1+MATCH([.T24];[.G$1:.L$1];0);6);0);[.V24])" office:value-type="string" office:string-value="STR" calcext:value-type="string">
            <text:p>STR</text:p>
          </table:table-cell>
          <table:table-cell table:style-name="ce58" table:formula="of:=IF(AND(LEN([.AC24])&gt;6;LEFT([.AC24];3)=[.M24]);RIGHT([.AC24];3);IF(AND(LEN([.AC24])&gt;6;RANDBETWEEN(1;2)&gt;1);RIGHT([.AC24];3);LEFT([.AC24];3)))" office:value-type="string" office:string-value="STR" calcext:value-type="string">
            <text:p>STR</text:p>
          </table:table-cell>
          <table:table-cell table:formula="of:=[.V24]" office:value-type="string" office:string-value="STR" calcext:value-type="string">
            <text:p>STR</text:p>
          </table:table-cell>
          <table:table-cell table:formula="of:=INDIRECT(&quot;R1C&quot;&amp;7+MOD(RANDBETWEEN(1;5)-1+MATCH([.W24];[.G$1:.L$1];0);6);0)" office:value-type="string" office:string-value="DEX" calcext:value-type="string">
            <text:p>DEX</text:p>
          </table:table-cell>
          <table:table-cell table:formula="of:=[.W24]&amp;&quot;,&quot;&amp;[.X24]" office:value-type="string" office:string-value="STR,DEX" calcext:value-type="string">
            <text:p>STR,DEX</text:p>
          </table:table-cell>
          <table:table-cell table:formula="of:=INDIRECT(&quot;Sheet3.&quot;&amp;CHAR(RANDBETWEEN(73;76))&amp;MATCH([.Y24];[Sheet3.M$1:.M$1048521];0))" office:value-type="string" office:string-value="CON" calcext:value-type="string">
            <text:p>CON</text:p>
          </table:table-cell>
          <table:table-cell table:style-name="ce59" table:formula="of:=INDIRECT(&quot;Sheet3.P&quot;&amp;MATCH([.AB24];[Sheet3.Q$1:.Q$162];0))" office:value-type="string" office:string-value="INT" calcext:value-type="string">
            <text:p>INT</text:p>
          </table:table-cell>
          <table:table-cell table:formula="of:=[.Y24]&amp;&quot;,&quot;&amp;[.Z24]" office:value-type="string" office:string-value="STR,DEX,CON" calcext:value-type="string">
            <text:p>STR,DEX,CON</text:p>
          </table:table-cell>
          <table:table-cell table:formula="of:=INDIRECT(&quot;Sheet2.G&quot;&amp;12+IF(ISERROR(MATCH([.E24];[Sheet2.F$13:.F$84];0));MATCH([.D24];[Sheet2.D$13:.D$84];0);MATCH([.E24];[Sheet2.F$13:.F$84];0)))" office:value-type="string" office:string-value="STR" calcext:value-type="string">
            <text:p>STR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Versatile</text:p>
          </table:table-cell>
          <table:table-cell table:style-name="ce54" office:value-type="string" calcext:value-type="string">
            <text:p>Hermit</text:p>
          </table:table-cell>
          <table:table-cell table:style-name="ce54" office:value-type="string" calcext:value-type="string">
            <text:p>Wizard</text:p>
          </table:table-cell>
          <table:table-cell table:style-name="ce54" office:value-type="string" calcext:value-type="string">
            <text:p>Illusion</text:p>
          </table:table-cell>
          <table:table-cell table:style-name="ce54" office:value-type="string" calcext:value-type="string">
            <text:p>Improved Familiar Attunement</text:p>
          </table:table-cell>
          <table:table-cell table:style-name="ce55" table:formula="of:=10+(2*COUNTIF([.$N25:.$AB25];[.G$1]))-(2*COUNTIF([.$M25:.$M25];[.G$1]))" office:value-type="float" office:value="12" calcext:value-type="float">
            <text:p>12</text:p>
          </table:table-cell>
          <table:table-cell table:style-name="ce55" table:formula="of:=10+(2*COUNTIF([.$N25:.$AB25];[.H$1]))-(2*COUNTIF([.$M25:.$M25];[.H$1]))" office:value-type="float" office:value="10" calcext:value-type="float">
            <text:p>10</text:p>
          </table:table-cell>
          <table:table-cell table:style-name="ce55" table:formula="of:=10+(2*COUNTIF([.$N25:.$AB25];[.I$1]))-(2*COUNTIF([.$M25:.$M25];[.I$1]))" office:value-type="float" office:value="14" calcext:value-type="float">
            <text:p>14</text:p>
          </table:table-cell>
          <table:table-cell table:style-name="ce55" table:formula="of:=10+(2*COUNTIF([.$N25:.$AB25];[.J$1]))-(2*COUNTIF([.$M25:.$M25];[.J$1]))" office:value-type="float" office:value="18" calcext:value-type="float">
            <text:p>18</text:p>
          </table:table-cell>
          <table:table-cell table:style-name="ce55" table:formula="of:=10+(2*COUNTIF([.$N25:.$AB25];[.K$1]))-(2*COUNTIF([.$M25:.$M25];[.K$1]))" office:value-type="float" office:value="12" calcext:value-type="float">
            <text:p>12</text:p>
          </table:table-cell>
          <table:table-cell table:style-name="ce55" table:formula="of:=10+(2*COUNTIF([.$N25:.$AB25];[.L$1]))-(2*COUNTIF([.$M25:.$M25];[.L$1]))" office:value-type="float" office:value="12" calcext:value-type="float">
            <text:p>12</text:p>
          </table:table-cell>
          <table:table-cell table:formula="of:=INDIRECT(&quot;Sheet2.G&quot;&amp;MATCH([.A25];[Sheet2.D$1:.D$8]))" office:value-type="float" office:value="0" calcext:value-type="float">
            <text:p>0</text:p>
          </table:table-cell>
          <table:table-cell table:formula="of:=INDIRECT(&quot;Sheet2.E&quot;&amp;MATCH([.A25];[Sheet2.D$1:.D$8]))" office:value-type="string" office:string-value="ANY" calcext:value-type="string">
            <text:p>ANY</text:p>
          </table:table-cell>
          <table:table-cell table:formula="of:=INDIRECT(&quot;Sheet2.F&quot;&amp;MATCH([.A25];[Sheet2.D$1:.D$8]))" office:value-type="float" office:value="0" calcext:value-type="float">
            <text:p>0</text:p>
          </table:table-cell>
          <table:table-cell table:formula="of:=IF(OR([.N25]=[.V25];[.O25]=[.V25]);&quot;ANY&quot;;[.V25])" office:value-type="string" office:string-value="INT" calcext:value-type="string">
            <text:p>INT</text:p>
          </table:table-cell>
          <table:table-cell table:formula="of:=IF([.P25]=&quot;ANY&quot;;[.N25]&amp;&quot;,&quot;&amp;[.O25];&quot;&quot;)">
            <text:p/>
          </table:table-cell>
          <table:table-cell table:formula="of:=IF(LEN([.Q25])&gt;5;INDIRECT(&quot;Sheet3.&quot;&amp;CHAR(RANDBETWEEN(73;76))&amp;MATCH([.Q25];[Sheet3.M$1:.M$1048521];0));IF([.N25]=&quot;ANY&quot;;INDIRECT(&quot;R1C&quot;&amp;7+MOD(RANDBETWEEN(1;5)-1+MATCH([.P25];[.G$1:.L$1];0);6);0);&quot;--&quot;))" office:value-type="string" office:string-value="CON" calcext:value-type="string">
            <text:p>CON</text:p>
          </table:table-cell>
          <table:table-cell table:formula="of:=INDIRECT(&quot;Sheet2.B&quot;&amp;MATCH([.C25];[Sheet2.A$1:.A$1048576]))" office:value-type="string" office:string-value="CON,INT" calcext:value-type="string">
            <text:p>CON,INT</text:p>
          </table:table-cell>
          <table:table-cell table:formula="of:=IF(ISERROR(FIND([.V25];[.S25]));IF(RAND()&lt;0.5;LEFT([.S25];3);RIGHT([.S25];3));[.V25])" office:value-type="string" office:string-value="INT" calcext:value-type="string">
            <text:p>INT</text:p>
          </table:table-cell>
          <table:table-cell table:formula="of:=IF([.T25]=[.V25];INDIRECT(&quot;R1C&quot;&amp;7+MOD(RANDBETWEEN(1;5)-1+MATCH([.T25];[.G$1:.L$1];0);6);0);[.V25])" office:value-type="string" office:string-value="WIS" calcext:value-type="string">
            <text:p>WIS</text:p>
          </table:table-cell>
          <table:table-cell table:style-name="ce58" table:formula="of:=IF(AND(LEN([.AC25])&gt;6;LEFT([.AC25];3)=[.M25]);RIGHT([.AC25];3);IF(AND(LEN([.AC25])&gt;6;RANDBETWEEN(1;2)&gt;1);RIGHT([.AC25];3);LEFT([.AC25];3)))" office:value-type="string" office:string-value="INT" calcext:value-type="string">
            <text:p>INT</text:p>
          </table:table-cell>
          <table:table-cell table:formula="of:=[.V25]" office:value-type="string" office:string-value="INT" calcext:value-type="string">
            <text:p>INT</text:p>
          </table:table-cell>
          <table:table-cell table:formula="of:=INDIRECT(&quot;R1C&quot;&amp;7+MOD(RANDBETWEEN(1;5)-1+MATCH([.W25];[.G$1:.L$1];0);6);0)" office:value-type="string" office:string-value="CON" calcext:value-type="string">
            <text:p>CON</text:p>
          </table:table-cell>
          <table:table-cell table:formula="of:=[.W25]&amp;&quot;,&quot;&amp;[.X25]" office:value-type="string" office:string-value="INT,CON" calcext:value-type="string">
            <text:p>INT,CON</text:p>
          </table:table-cell>
          <table:table-cell table:formula="of:=INDIRECT(&quot;Sheet3.&quot;&amp;CHAR(RANDBETWEEN(73;76))&amp;MATCH([.Y25];[Sheet3.M$1:.M$1048521];0))" office:value-type="string" office:string-value="CHA" calcext:value-type="string">
            <text:p>CHA</text:p>
          </table:table-cell>
          <table:table-cell table:style-name="ce59" table:formula="of:=INDIRECT(&quot;Sheet3.P&quot;&amp;MATCH([.AB25];[Sheet3.Q$1:.Q$162];0))" office:value-type="string" office:string-value="STR" calcext:value-type="string">
            <text:p>STR</text:p>
          </table:table-cell>
          <table:table-cell table:formula="of:=[.Y25]&amp;&quot;,&quot;&amp;[.Z25]" office:value-type="string" office:string-value="INT,CON,CHA" calcext:value-type="string">
            <text:p>INT,CON,CHA</text:p>
          </table:table-cell>
          <table:table-cell table:formula="of:=INDIRECT(&quot;Sheet2.G&quot;&amp;12+IF(ISERROR(MATCH([.E25];[Sheet2.F$13:.F$84];0));MATCH([.D25];[Sheet2.D$13:.D$84];0);MATCH([.E25];[Sheet2.F$13:.F$84];0)))" office:value-type="string" office:string-value="INT" calcext:value-type="string">
            <text:p>INT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Gnome</text:p>
          </table:table-cell>
          <table:table-cell table:style-name="ce54" office:value-type="string" calcext:value-type="string">
            <text:p>Wellspring Occult</text:p>
          </table:table-cell>
          <table:table-cell table:style-name="ce54" office:value-type="string" calcext:value-type="string">
            <text:p>Field Medic</text:p>
          </table:table-cell>
          <table:table-cell table:style-name="ce54" office:value-type="string" calcext:value-type="string">
            <text:p>Fighter</text:p>
          </table:table-cell>
          <table:table-cell table:style-name="ce54" table:number-columns-repeated="2"/>
          <table:table-cell table:style-name="ce55" table:formula="of:=10+(2*COUNTIF([.$N26:.$AB26];[.G$1]))-(2*COUNTIF([.$M26:.$M26];[.G$1]))" office:value-type="float" office:value="10" calcext:value-type="float">
            <text:p>10</text:p>
          </table:table-cell>
          <table:table-cell table:style-name="ce55" table:formula="of:=10+(2*COUNTIF([.$N26:.$AB26];[.H$1]))-(2*COUNTIF([.$M26:.$M26];[.H$1]))" office:value-type="float" office:value="18" calcext:value-type="float">
            <text:p>18</text:p>
          </table:table-cell>
          <table:table-cell table:style-name="ce55" table:formula="of:=10+(2*COUNTIF([.$N26:.$AB26];[.I$1]))-(2*COUNTIF([.$M26:.$M26];[.I$1]))" office:value-type="float" office:value="14" calcext:value-type="float">
            <text:p>14</text:p>
          </table:table-cell>
          <table:table-cell table:style-name="ce55" table:formula="of:=10+(2*COUNTIF([.$N26:.$AB26];[.J$1]))-(2*COUNTIF([.$M26:.$M26];[.J$1]))" office:value-type="float" office:value="10" calcext:value-type="float">
            <text:p>10</text:p>
          </table:table-cell>
          <table:table-cell table:style-name="ce55" table:formula="of:=10+(2*COUNTIF([.$N26:.$AB26];[.K$1]))-(2*COUNTIF([.$M26:.$M26];[.K$1]))" office:value-type="float" office:value="12" calcext:value-type="float">
            <text:p>12</text:p>
          </table:table-cell>
          <table:table-cell table:style-name="ce55" table:formula="of:=10+(2*COUNTIF([.$N26:.$AB26];[.L$1]))-(2*COUNTIF([.$M26:.$M26];[.L$1]))" office:value-type="float" office:value="14" calcext:value-type="float">
            <text:p>14</text:p>
          </table:table-cell>
          <table:table-cell table:formula="of:=INDIRECT(&quot;Sheet2.G&quot;&amp;MATCH([.A26];[Sheet2.D$1:.D$8]))" office:value-type="string" office:string-value="STR" calcext:value-type="string">
            <text:p>STR</text:p>
          </table:table-cell>
          <table:table-cell table:formula="of:=INDIRECT(&quot;Sheet2.E&quot;&amp;MATCH([.A26];[Sheet2.D$1:.D$8]))" office:value-type="string" office:string-value="CON" calcext:value-type="string">
            <text:p>CON</text:p>
          </table:table-cell>
          <table:table-cell table:formula="of:=INDIRECT(&quot;Sheet2.F&quot;&amp;MATCH([.A26];[Sheet2.D$1:.D$8]))" office:value-type="string" office:string-value="CHA" calcext:value-type="string">
            <text:p>CHA</text:p>
          </table:table-cell>
          <table:table-cell table:formula="of:=IF(OR([.N26]=[.V26];[.O26]=[.V26]);&quot;ANY&quot;;[.V26])" office:value-type="string" office:string-value="DEX" calcext:value-type="string">
            <text:p>DEX</text:p>
          </table:table-cell>
          <table:table-cell table:formula="of:=IF([.P26]=&quot;ANY&quot;;[.N26]&amp;&quot;,&quot;&amp;[.O26];&quot;&quot;)">
            <text:p/>
          </table:table-cell>
          <table:table-cell table:formula="of:=IF(LEN([.Q26])&gt;5;INDIRECT(&quot;Sheet3.&quot;&amp;CHAR(RANDBETWEEN(73;76))&amp;MATCH([.Q26];[Sheet3.M$1:.M$1048521];0));IF([.N26]=&quot;ANY&quot;;INDIRECT(&quot;R1C&quot;&amp;7+MOD(RANDBETWEEN(1;5)-1+MATCH([.P26];[.G$1:.L$1];0);6);0);&quot;--&quot;))" office:value-type="string" office:string-value="--" calcext:value-type="string">
            <text:p>--</text:p>
          </table:table-cell>
          <table:table-cell table:formula="of:=INDIRECT(&quot;Sheet2.B&quot;&amp;MATCH([.C26];[Sheet2.A$1:.A$1048576]))" office:value-type="string" office:string-value="CON,WIS" calcext:value-type="string">
            <text:p>CON,WIS</text:p>
          </table:table-cell>
          <table:table-cell table:formula="of:=IF(ISERROR(FIND([.V26];[.S26]));IF(RAND()&lt;0.5;LEFT([.S26];3);RIGHT([.S26];3));[.V26])" office:value-type="string" office:string-value="CON" calcext:value-type="string">
            <text:p>CON</text:p>
          </table:table-cell>
          <table:table-cell table:formula="of:=IF([.T26]=[.V26];INDIRECT(&quot;R1C&quot;&amp;7+MOD(RANDBETWEEN(1;5)-1+MATCH([.T26];[.G$1:.L$1];0);6);0);[.V26])" office:value-type="string" office:string-value="DEX" calcext:value-type="string">
            <text:p>DEX</text:p>
          </table:table-cell>
          <table:table-cell table:style-name="ce58" table:formula="of:=IF(AND(LEN([.AC26])&gt;6;LEFT([.AC26];3)=[.M26]);RIGHT([.AC26];3);IF(AND(LEN([.AC26])&gt;6;RANDBETWEEN(1;2)&gt;1);RIGHT([.AC26];3);LEFT([.AC26];3)))" office:value-type="string" office:string-value="DEX" calcext:value-type="string">
            <text:p>DEX</text:p>
          </table:table-cell>
          <table:table-cell table:formula="of:=[.V26]" office:value-type="string" office:string-value="DEX" calcext:value-type="string">
            <text:p>DEX</text:p>
          </table:table-cell>
          <table:table-cell table:formula="of:=INDIRECT(&quot;R1C&quot;&amp;7+MOD(RANDBETWEEN(1;5)-1+MATCH([.W26];[.G$1:.L$1];0);6);0)" office:value-type="string" office:string-value="CHA" calcext:value-type="string">
            <text:p>CHA</text:p>
          </table:table-cell>
          <table:table-cell table:formula="of:=[.W26]&amp;&quot;,&quot;&amp;[.X26]" office:value-type="string" office:string-value="DEX,CHA" calcext:value-type="string">
            <text:p>DEX,CHA</text:p>
          </table:table-cell>
          <table:table-cell table:formula="of:=INDIRECT(&quot;Sheet3.&quot;&amp;CHAR(RANDBETWEEN(73;76))&amp;MATCH([.Y26];[Sheet3.M$1:.M$1048521];0))" office:value-type="string" office:string-value="WIS" calcext:value-type="string">
            <text:p>WIS</text:p>
          </table:table-cell>
          <table:table-cell table:style-name="ce59" table:formula="of:=INDIRECT(&quot;Sheet3.P&quot;&amp;MATCH([.AB26];[Sheet3.Q$1:.Q$162];0))" office:value-type="string" office:string-value="STR" calcext:value-type="string">
            <text:p>STR</text:p>
          </table:table-cell>
          <table:table-cell table:formula="of:=[.Y26]&amp;&quot;,&quot;&amp;[.Z26]" office:value-type="string" office:string-value="DEX,CHA,WIS" calcext:value-type="string">
            <text:p>DEX,CHA,WIS</text:p>
          </table:table-cell>
          <table:table-cell table:formula="of:=INDIRECT(&quot;Sheet2.G&quot;&amp;12+IF(ISERROR(MATCH([.E26];[Sheet2.F$13:.F$84];0));MATCH([.D26];[Sheet2.D$13:.D$84];0);MATCH([.E26];[Sheet2.F$13:.F$84];0)))" office:value-type="string" office:string-value="STR,DEX" calcext:value-type="string">
            <text:p>STR,DEX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Versatile</text:p>
          </table:table-cell>
          <table:table-cell table:style-name="ce54" office:value-type="string" calcext:value-type="string">
            <text:p>Barkeep</text:p>
          </table:table-cell>
          <table:table-cell table:style-name="ce54" office:value-type="string" calcext:value-type="string">
            <text:p>Ranger</text:p>
          </table:table-cell>
          <table:table-cell table:style-name="ce54" office:value-type="string" calcext:value-type="string">
            <text:p>Precision</text:p>
          </table:table-cell>
          <table:table-cell table:style-name="ce54"/>
          <table:table-cell table:style-name="ce55" table:formula="of:=10+(2*COUNTIF([.$N27:.$AB27];[.G$1]))-(2*COUNTIF([.$M27:.$M27];[.G$1]))" office:value-type="float" office:value="12" calcext:value-type="float">
            <text:p>12</text:p>
          </table:table-cell>
          <table:table-cell table:style-name="ce55" table:formula="of:=10+(2*COUNTIF([.$N27:.$AB27];[.H$1]))-(2*COUNTIF([.$M27:.$M27];[.H$1]))" office:value-type="float" office:value="18" calcext:value-type="float">
            <text:p>18</text:p>
          </table:table-cell>
          <table:table-cell table:style-name="ce55" table:formula="of:=10+(2*COUNTIF([.$N27:.$AB27];[.I$1]))-(2*COUNTIF([.$M27:.$M27];[.I$1]))" office:value-type="float" office:value="14" calcext:value-type="float">
            <text:p>14</text:p>
          </table:table-cell>
          <table:table-cell table:style-name="ce55" table:formula="of:=10+(2*COUNTIF([.$N27:.$AB27];[.J$1]))-(2*COUNTIF([.$M27:.$M27];[.J$1]))" office:value-type="float" office:value="12" calcext:value-type="float">
            <text:p>12</text:p>
          </table:table-cell>
          <table:table-cell table:style-name="ce55" table:formula="of:=10+(2*COUNTIF([.$N27:.$AB27];[.K$1]))-(2*COUNTIF([.$M27:.$M27];[.K$1]))" office:value-type="float" office:value="10" calcext:value-type="float">
            <text:p>10</text:p>
          </table:table-cell>
          <table:table-cell table:style-name="ce55" table:formula="of:=10+(2*COUNTIF([.$N27:.$AB27];[.L$1]))-(2*COUNTIF([.$M27:.$M27];[.L$1]))" office:value-type="float" office:value="12" calcext:value-type="float">
            <text:p>12</text:p>
          </table:table-cell>
          <table:table-cell table:formula="of:=INDIRECT(&quot;Sheet2.G&quot;&amp;MATCH([.A27];[Sheet2.D$1:.D$8]))" office:value-type="float" office:value="0" calcext:value-type="float">
            <text:p>0</text:p>
          </table:table-cell>
          <table:table-cell table:formula="of:=INDIRECT(&quot;Sheet2.E&quot;&amp;MATCH([.A27];[Sheet2.D$1:.D$8]))" office:value-type="string" office:string-value="ANY" calcext:value-type="string">
            <text:p>ANY</text:p>
          </table:table-cell>
          <table:table-cell table:formula="of:=INDIRECT(&quot;Sheet2.F&quot;&amp;MATCH([.A27];[Sheet2.D$1:.D$8]))" office:value-type="float" office:value="0" calcext:value-type="float">
            <text:p>0</text:p>
          </table:table-cell>
          <table:table-cell table:formula="of:=IF(OR([.N27]=[.V27];[.O27]=[.V27]);&quot;ANY&quot;;[.V27])" office:value-type="string" office:string-value="DEX" calcext:value-type="string">
            <text:p>DEX</text:p>
          </table:table-cell>
          <table:table-cell table:formula="of:=IF([.P27]=&quot;ANY&quot;;[.N27]&amp;&quot;,&quot;&amp;[.O27];&quot;&quot;)">
            <text:p/>
          </table:table-cell>
          <table:table-cell table:formula="of:=IF(LEN([.Q27])&gt;5;INDIRECT(&quot;Sheet3.&quot;&amp;CHAR(RANDBETWEEN(73;76))&amp;MATCH([.Q27];[Sheet3.M$1:.M$1048521];0));IF([.N27]=&quot;ANY&quot;;INDIRECT(&quot;R1C&quot;&amp;7+MOD(RANDBETWEEN(1;5)-1+MATCH([.P27];[.G$1:.L$1];0);6);0);&quot;--&quot;))" office:value-type="string" office:string-value="CON" calcext:value-type="string">
            <text:p>CON</text:p>
          </table:table-cell>
          <table:table-cell table:formula="of:=INDIRECT(&quot;Sheet2.B&quot;&amp;MATCH([.C27];[Sheet2.A$1:.A$1048576]))" office:value-type="string" office:string-value="CON,CHA" calcext:value-type="string">
            <text:p>CON,CHA</text:p>
          </table:table-cell>
          <table:table-cell table:formula="of:=IF(ISERROR(FIND([.V27];[.S27]));IF(RAND()&lt;0.5;LEFT([.S27];3);RIGHT([.S27];3));[.V27])" office:value-type="string" office:string-value="CHA" calcext:value-type="string">
            <text:p>CHA</text:p>
          </table:table-cell>
          <table:table-cell table:formula="of:=IF([.T27]=[.V27];INDIRECT(&quot;R1C&quot;&amp;7+MOD(RANDBETWEEN(1;5)-1+MATCH([.T27];[.G$1:.L$1];0);6);0);[.V27])" office:value-type="string" office:string-value="DEX" calcext:value-type="string">
            <text:p>DEX</text:p>
          </table:table-cell>
          <table:table-cell table:style-name="ce58" table:formula="of:=IF(AND(LEN([.AC27])&gt;6;LEFT([.AC27];3)=[.M27]);RIGHT([.AC27];3);IF(AND(LEN([.AC27])&gt;6;RANDBETWEEN(1;2)&gt;1);RIGHT([.AC27];3);LEFT([.AC27];3)))" office:value-type="string" office:string-value="DEX" calcext:value-type="string">
            <text:p>DEX</text:p>
          </table:table-cell>
          <table:table-cell table:formula="of:=[.V27]" office:value-type="string" office:string-value="DEX" calcext:value-type="string">
            <text:p>DEX</text:p>
          </table:table-cell>
          <table:table-cell table:formula="of:=INDIRECT(&quot;R1C&quot;&amp;7+MOD(RANDBETWEEN(1;5)-1+MATCH([.W27];[.G$1:.L$1];0);6);0)" office:value-type="string" office:string-value="INT" calcext:value-type="string">
            <text:p>INT</text:p>
          </table:table-cell>
          <table:table-cell table:formula="of:=[.W27]&amp;&quot;,&quot;&amp;[.X27]" office:value-type="string" office:string-value="DEX,INT" calcext:value-type="string">
            <text:p>DEX,INT</text:p>
          </table:table-cell>
          <table:table-cell table:formula="of:=INDIRECT(&quot;Sheet3.&quot;&amp;CHAR(RANDBETWEEN(73;76))&amp;MATCH([.Y27];[Sheet3.M$1:.M$1048521];0))" office:value-type="string" office:string-value="STR" calcext:value-type="string">
            <text:p>STR</text:p>
          </table:table-cell>
          <table:table-cell table:style-name="ce59" table:formula="of:=INDIRECT(&quot;Sheet3.P&quot;&amp;MATCH([.AB27];[Sheet3.Q$1:.Q$162];0))" office:value-type="string" office:string-value="CON" calcext:value-type="string">
            <text:p>CON</text:p>
          </table:table-cell>
          <table:table-cell table:formula="of:=[.Y27]&amp;&quot;,&quot;&amp;[.Z27]" office:value-type="string" office:string-value="DEX,INT,STR" calcext:value-type="string">
            <text:p>DEX,INT,STR</text:p>
          </table:table-cell>
          <table:table-cell table:formula="of:=INDIRECT(&quot;Sheet2.G&quot;&amp;12+IF(ISERROR(MATCH([.E27];[Sheet2.F$13:.F$84];0));MATCH([.D27];[Sheet2.D$13:.D$84];0);MATCH([.E27];[Sheet2.F$13:.F$84];0)))" office:value-type="string" office:string-value="STR,DEX" calcext:value-type="string">
            <text:p>STR,DEX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Gnome</text:p>
          </table:table-cell>
          <table:table-cell table:style-name="ce54" office:value-type="string" calcext:value-type="string">
            <text:p>Fey Touched</text:p>
          </table:table-cell>
          <table:table-cell table:style-name="ce54" office:value-type="string" calcext:value-type="string">
            <text:p>Charlatan</text:p>
          </table:table-cell>
          <table:table-cell table:style-name="ce54" office:value-type="string" calcext:value-type="string">
            <text:p>Druid</text:p>
          </table:table-cell>
          <table:table-cell table:style-name="ce54" office:value-type="string" calcext:value-type="string">
            <text:p>Wild</text:p>
          </table:table-cell>
          <table:table-cell table:style-name="ce54"/>
          <table:table-cell table:style-name="ce55" table:formula="of:=10+(2*COUNTIF([.$N28:.$AB28];[.G$1]))-(2*COUNTIF([.$M28:.$M28];[.G$1]))" office:value-type="float" office:value="10" calcext:value-type="float">
            <text:p>10</text:p>
          </table:table-cell>
          <table:table-cell table:style-name="ce55" table:formula="of:=10+(2*COUNTIF([.$N28:.$AB28];[.H$1]))-(2*COUNTIF([.$M28:.$M28];[.H$1]))" office:value-type="float" office:value="12" calcext:value-type="float">
            <text:p>12</text:p>
          </table:table-cell>
          <table:table-cell table:style-name="ce55" table:formula="of:=10+(2*COUNTIF([.$N28:.$AB28];[.I$1]))-(2*COUNTIF([.$M28:.$M28];[.I$1]))" office:value-type="float" office:value="14" calcext:value-type="float">
            <text:p>14</text:p>
          </table:table-cell>
          <table:table-cell table:style-name="ce55" table:formula="of:=10+(2*COUNTIF([.$N28:.$AB28];[.J$1]))-(2*COUNTIF([.$M28:.$M28];[.J$1]))" office:value-type="float" office:value="10" calcext:value-type="float">
            <text:p>10</text:p>
          </table:table-cell>
          <table:table-cell table:style-name="ce55" table:formula="of:=10+(2*COUNTIF([.$N28:.$AB28];[.K$1]))-(2*COUNTIF([.$M28:.$M28];[.K$1]))" office:value-type="float" office:value="18" calcext:value-type="float">
            <text:p>18</text:p>
          </table:table-cell>
          <table:table-cell table:style-name="ce55" table:formula="of:=10+(2*COUNTIF([.$N28:.$AB28];[.L$1]))-(2*COUNTIF([.$M28:.$M28];[.L$1]))" office:value-type="float" office:value="14" calcext:value-type="float">
            <text:p>14</text:p>
          </table:table-cell>
          <table:table-cell table:formula="of:=INDIRECT(&quot;Sheet2.G&quot;&amp;MATCH([.A28];[Sheet2.D$1:.D$8]))" office:value-type="string" office:string-value="STR" calcext:value-type="string">
            <text:p>STR</text:p>
          </table:table-cell>
          <table:table-cell table:formula="of:=INDIRECT(&quot;Sheet2.E&quot;&amp;MATCH([.A28];[Sheet2.D$1:.D$8]))" office:value-type="string" office:string-value="CON" calcext:value-type="string">
            <text:p>CON</text:p>
          </table:table-cell>
          <table:table-cell table:formula="of:=INDIRECT(&quot;Sheet2.F&quot;&amp;MATCH([.A28];[Sheet2.D$1:.D$8]))" office:value-type="string" office:string-value="CHA" calcext:value-type="string">
            <text:p>CHA</text:p>
          </table:table-cell>
          <table:table-cell table:formula="of:=IF(OR([.N28]=[.V28];[.O28]=[.V28]);&quot;ANY&quot;;[.V28])" office:value-type="string" office:string-value="WIS" calcext:value-type="string">
            <text:p>WIS</text:p>
          </table:table-cell>
          <table:table-cell table:formula="of:=IF([.P28]=&quot;ANY&quot;;[.N28]&amp;&quot;,&quot;&amp;[.O28];&quot;&quot;)">
            <text:p/>
          </table:table-cell>
          <table:table-cell table:formula="of:=IF(LEN([.Q28])&gt;5;INDIRECT(&quot;Sheet3.&quot;&amp;CHAR(RANDBETWEEN(73;76))&amp;MATCH([.Q28];[Sheet3.M$1:.M$1048521];0));IF([.N28]=&quot;ANY&quot;;INDIRECT(&quot;R1C&quot;&amp;7+MOD(RANDBETWEEN(1;5)-1+MATCH([.P28];[.G$1:.L$1];0);6);0);&quot;--&quot;))" office:value-type="string" office:string-value="--" calcext:value-type="string">
            <text:p>--</text:p>
          </table:table-cell>
          <table:table-cell table:formula="of:=INDIRECT(&quot;Sheet2.B&quot;&amp;MATCH([.C28];[Sheet2.A$1:.A$1048576]))" office:value-type="string" office:string-value="INT,CHA" calcext:value-type="string">
            <text:p>INT,CHA</text:p>
          </table:table-cell>
          <table:table-cell table:formula="of:=IF(ISERROR(FIND([.V28];[.S28]));IF(RAND()&lt;0.5;LEFT([.S28];3);RIGHT([.S28];3));[.V28])" office:value-type="string" office:string-value="CHA" calcext:value-type="string">
            <text:p>CHA</text:p>
          </table:table-cell>
          <table:table-cell table:formula="of:=IF([.T28]=[.V28];INDIRECT(&quot;R1C&quot;&amp;7+MOD(RANDBETWEEN(1;5)-1+MATCH([.T28];[.G$1:.L$1];0);6);0);[.V28])" office:value-type="string" office:string-value="WIS" calcext:value-type="string">
            <text:p>WIS</text:p>
          </table:table-cell>
          <table:table-cell table:style-name="ce58" table:formula="of:=IF(AND(LEN([.AC28])&gt;6;LEFT([.AC28];3)=[.M28]);RIGHT([.AC28];3);IF(AND(LEN([.AC28])&gt;6;RANDBETWEEN(1;2)&gt;1);RIGHT([.AC28];3);LEFT([.AC28];3)))" office:value-type="string" office:string-value="WIS" calcext:value-type="string">
            <text:p>WIS</text:p>
          </table:table-cell>
          <table:table-cell table:formula="of:=[.V28]" office:value-type="string" office:string-value="WIS" calcext:value-type="string">
            <text:p>WIS</text:p>
          </table:table-cell>
          <table:table-cell table:formula="of:=INDIRECT(&quot;R1C&quot;&amp;7+MOD(RANDBETWEEN(1;5)-1+MATCH([.W28];[.G$1:.L$1];0);6);0)" office:value-type="string" office:string-value="STR" calcext:value-type="string">
            <text:p>STR</text:p>
          </table:table-cell>
          <table:table-cell table:formula="of:=[.W28]&amp;&quot;,&quot;&amp;[.X28]" office:value-type="string" office:string-value="WIS,STR" calcext:value-type="string">
            <text:p>WIS,STR</text:p>
          </table:table-cell>
          <table:table-cell table:formula="of:=INDIRECT(&quot;Sheet3.&quot;&amp;CHAR(RANDBETWEEN(73;76))&amp;MATCH([.Y28];[Sheet3.M$1:.M$1048521];0))" office:value-type="string" office:string-value="DEX" calcext:value-type="string">
            <text:p>DEX</text:p>
          </table:table-cell>
          <table:table-cell table:style-name="ce59" table:formula="of:=INDIRECT(&quot;Sheet3.P&quot;&amp;MATCH([.AB28];[Sheet3.Q$1:.Q$162];0))" office:value-type="string" office:string-value="CON" calcext:value-type="string">
            <text:p>CON</text:p>
          </table:table-cell>
          <table:table-cell table:formula="of:=[.Y28]&amp;&quot;,&quot;&amp;[.Z28]" office:value-type="string" office:string-value="WIS,STR,DEX" calcext:value-type="string">
            <text:p>WIS,STR,DEX</text:p>
          </table:table-cell>
          <table:table-cell table:formula="of:=INDIRECT(&quot;Sheet2.G&quot;&amp;12+IF(ISERROR(MATCH([.E28];[Sheet2.F$13:.F$84];0));MATCH([.D28];[Sheet2.D$13:.D$84];0);MATCH([.E28];[Sheet2.F$13:.F$84];0)))" office:value-type="string" office:string-value="WIS" calcext:value-type="string">
            <text:p>WIS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Half-elf</text:p>
          </table:table-cell>
          <table:table-cell table:style-name="ce54" office:value-type="string" calcext:value-type="string">
            <text:p>Farmhand</text:p>
          </table:table-cell>
          <table:table-cell table:style-name="ce54" office:value-type="string" calcext:value-type="string">
            <text:p>Cleric</text:p>
          </table:table-cell>
          <table:table-cell table:style-name="ce54" office:value-type="string" calcext:value-type="string">
            <text:p>Warpriest</text:p>
          </table:table-cell>
          <table:table-cell table:style-name="ce54" office:value-type="string" calcext:value-type="string">
            <text:p>Cheryl the Devourer</text:p>
          </table:table-cell>
          <table:table-cell table:style-name="ce55" table:formula="of:=10+(2*COUNTIF([.$N29:.$AB29];[.G$1]))-(2*COUNTIF([.$M29:.$M29];[.G$1]))" office:value-type="float" office:value="14" calcext:value-type="float">
            <text:p>14</text:p>
          </table:table-cell>
          <table:table-cell table:style-name="ce55" table:formula="of:=10+(2*COUNTIF([.$N29:.$AB29];[.H$1]))-(2*COUNTIF([.$M29:.$M29];[.H$1]))" office:value-type="float" office:value="10" calcext:value-type="float">
            <text:p>10</text:p>
          </table:table-cell>
          <table:table-cell table:style-name="ce55" table:formula="of:=10+(2*COUNTIF([.$N29:.$AB29];[.I$1]))-(2*COUNTIF([.$M29:.$M29];[.I$1]))" office:value-type="float" office:value="12" calcext:value-type="float">
            <text:p>12</text:p>
          </table:table-cell>
          <table:table-cell table:style-name="ce55" table:formula="of:=10+(2*COUNTIF([.$N29:.$AB29];[.J$1]))-(2*COUNTIF([.$M29:.$M29];[.J$1]))" office:value-type="float" office:value="12" calcext:value-type="float">
            <text:p>12</text:p>
          </table:table-cell>
          <table:table-cell table:style-name="ce55" table:formula="of:=10+(2*COUNTIF([.$N29:.$AB29];[.K$1]))-(2*COUNTIF([.$M29:.$M29];[.K$1]))" office:value-type="float" office:value="18" calcext:value-type="float">
            <text:p>18</text:p>
          </table:table-cell>
          <table:table-cell table:style-name="ce55" table:formula="of:=10+(2*COUNTIF([.$N29:.$AB29];[.L$1]))-(2*COUNTIF([.$M29:.$M29];[.L$1]))" office:value-type="float" office:value="12" calcext:value-type="float">
            <text:p>12</text:p>
          </table:table-cell>
          <table:table-cell table:formula="of:=INDIRECT(&quot;Sheet2.G&quot;&amp;MATCH([.A29];[Sheet2.D$1:.D$8]))" office:value-type="float" office:value="0" calcext:value-type="float">
            <text:p>0</text:p>
          </table:table-cell>
          <table:table-cell table:formula="of:=INDIRECT(&quot;Sheet2.E&quot;&amp;MATCH([.A29];[Sheet2.D$1:.D$8]))" office:value-type="string" office:string-value="ANY" calcext:value-type="string">
            <text:p>ANY</text:p>
          </table:table-cell>
          <table:table-cell table:formula="of:=INDIRECT(&quot;Sheet2.F&quot;&amp;MATCH([.A29];[Sheet2.D$1:.D$8]))" office:value-type="float" office:value="0" calcext:value-type="float">
            <text:p>0</text:p>
          </table:table-cell>
          <table:table-cell table:formula="of:=IF(OR([.N29]=[.V29];[.O29]=[.V29]);&quot;ANY&quot;;[.V29])" office:value-type="string" office:string-value="WIS" calcext:value-type="string">
            <text:p>WIS</text:p>
          </table:table-cell>
          <table:table-cell table:formula="of:=IF([.P29]=&quot;ANY&quot;;[.N29]&amp;&quot;,&quot;&amp;[.O29];&quot;&quot;)">
            <text:p/>
          </table:table-cell>
          <table:table-cell table:formula="of:=IF(LEN([.Q29])&gt;5;INDIRECT(&quot;Sheet3.&quot;&amp;CHAR(RANDBETWEEN(73;76))&amp;MATCH([.Q29];[Sheet3.M$1:.M$1048521];0));IF([.N29]=&quot;ANY&quot;;INDIRECT(&quot;R1C&quot;&amp;7+MOD(RANDBETWEEN(1;5)-1+MATCH([.P29];[.G$1:.L$1];0);6);0);&quot;--&quot;))" office:value-type="string" office:string-value="STR" calcext:value-type="string">
            <text:p>STR</text:p>
          </table:table-cell>
          <table:table-cell table:formula="of:=INDIRECT(&quot;Sheet2.B&quot;&amp;MATCH([.C29];[Sheet2.A$1:.A$1048576]))" office:value-type="string" office:string-value="CON,WIS" calcext:value-type="string">
            <text:p>CON,WIS</text:p>
          </table:table-cell>
          <table:table-cell table:formula="of:=IF(ISERROR(FIND([.V29];[.S29]));IF(RAND()&lt;0.5;LEFT([.S29];3);RIGHT([.S29];3));[.V29])" office:value-type="string" office:string-value="WIS" calcext:value-type="string">
            <text:p>WIS</text:p>
          </table:table-cell>
          <table:table-cell table:formula="of:=IF([.T29]=[.V29];INDIRECT(&quot;R1C&quot;&amp;7+MOD(RANDBETWEEN(1;5)-1+MATCH([.T29];[.G$1:.L$1];0);6);0);[.V29])" office:value-type="string" office:string-value="STR" calcext:value-type="string">
            <text:p>STR</text:p>
          </table:table-cell>
          <table:table-cell table:style-name="ce58" table:formula="of:=IF(AND(LEN([.AC29])&gt;6;LEFT([.AC29];3)=[.M29]);RIGHT([.AC29];3);IF(AND(LEN([.AC29])&gt;6;RANDBETWEEN(1;2)&gt;1);RIGHT([.AC29];3);LEFT([.AC29];3)))" office:value-type="string" office:string-value="WIS" calcext:value-type="string">
            <text:p>WIS</text:p>
          </table:table-cell>
          <table:table-cell table:formula="of:=[.V29]" office:value-type="string" office:string-value="WIS" calcext:value-type="string">
            <text:p>WIS</text:p>
          </table:table-cell>
          <table:table-cell table:formula="of:=INDIRECT(&quot;R1C&quot;&amp;7+MOD(RANDBETWEEN(1;5)-1+MATCH([.W29];[.G$1:.L$1];0);6);0)" office:value-type="string" office:string-value="CHA" calcext:value-type="string">
            <text:p>CHA</text:p>
          </table:table-cell>
          <table:table-cell table:formula="of:=[.W29]&amp;&quot;,&quot;&amp;[.X29]" office:value-type="string" office:string-value="WIS,CHA" calcext:value-type="string">
            <text:p>WIS,CHA</text:p>
          </table:table-cell>
          <table:table-cell table:formula="of:=INDIRECT(&quot;Sheet3.&quot;&amp;CHAR(RANDBETWEEN(73;76))&amp;MATCH([.Y29];[Sheet3.M$1:.M$1048521];0))" office:value-type="string" office:string-value="CON" calcext:value-type="string">
            <text:p>CON</text:p>
          </table:table-cell>
          <table:table-cell table:style-name="ce59" table:formula="of:=INDIRECT(&quot;Sheet3.P&quot;&amp;MATCH([.AB29];[Sheet3.Q$1:.Q$162];0))" office:value-type="string" office:string-value="INT" calcext:value-type="string">
            <text:p>INT</text:p>
          </table:table-cell>
          <table:table-cell table:formula="of:=[.Y29]&amp;&quot;,&quot;&amp;[.Z29]" office:value-type="string" office:string-value="WIS,CHA,CON" calcext:value-type="string">
            <text:p>WIS,CHA,CON</text:p>
          </table:table-cell>
          <table:table-cell table:formula="of:=INDIRECT(&quot;Sheet2.G&quot;&amp;12+IF(ISERROR(MATCH([.E29];[Sheet2.F$13:.F$84];0));MATCH([.D29];[Sheet2.D$13:.D$84];0);MATCH([.E29];[Sheet2.F$13:.F$84];0)))" office:value-type="string" office:string-value="WIS" calcext:value-type="string">
            <text:p>WIS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Skilled</text:p>
          </table:table-cell>
          <table:table-cell table:style-name="ce54" office:value-type="string" calcext:value-type="string">
            <text:p>Artist</text:p>
          </table:table-cell>
          <table:table-cell table:style-name="ce54" office:value-type="string" calcext:value-type="string">
            <text:p>Fighter</text:p>
          </table:table-cell>
          <table:table-cell table:style-name="ce54" table:number-columns-repeated="2"/>
          <table:table-cell table:style-name="ce55" table:formula="of:=10+(2*COUNTIF([.$N30:.$AB30];[.G$1]))-(2*COUNTIF([.$M30:.$M30];[.G$1]))" office:value-type="float" office:value="18" calcext:value-type="float">
            <text:p>18</text:p>
          </table:table-cell>
          <table:table-cell table:style-name="ce55" table:formula="of:=10+(2*COUNTIF([.$N30:.$AB30];[.H$1]))-(2*COUNTIF([.$M30:.$M30];[.H$1]))" office:value-type="float" office:value="12" calcext:value-type="float">
            <text:p>12</text:p>
          </table:table-cell>
          <table:table-cell table:style-name="ce55" table:formula="of:=10+(2*COUNTIF([.$N30:.$AB30];[.I$1]))-(2*COUNTIF([.$M30:.$M30];[.I$1]))" office:value-type="float" office:value="10" calcext:value-type="float">
            <text:p>10</text:p>
          </table:table-cell>
          <table:table-cell table:style-name="ce55" table:formula="of:=10+(2*COUNTIF([.$N30:.$AB30];[.J$1]))-(2*COUNTIF([.$M30:.$M30];[.J$1]))" office:value-type="float" office:value="14" calcext:value-type="float">
            <text:p>14</text:p>
          </table:table-cell>
          <table:table-cell table:style-name="ce55" table:formula="of:=10+(2*COUNTIF([.$N30:.$AB30];[.K$1]))-(2*COUNTIF([.$M30:.$M30];[.K$1]))" office:value-type="float" office:value="12" calcext:value-type="float">
            <text:p>12</text:p>
          </table:table-cell>
          <table:table-cell table:style-name="ce55" table:formula="of:=10+(2*COUNTIF([.$N30:.$AB30];[.L$1]))-(2*COUNTIF([.$M30:.$M30];[.L$1]))" office:value-type="float" office:value="12" calcext:value-type="float">
            <text:p>12</text:p>
          </table:table-cell>
          <table:table-cell table:formula="of:=INDIRECT(&quot;Sheet2.G&quot;&amp;MATCH([.A30];[Sheet2.D$1:.D$8]))" office:value-type="float" office:value="0" calcext:value-type="float">
            <text:p>0</text:p>
          </table:table-cell>
          <table:table-cell table:formula="of:=INDIRECT(&quot;Sheet2.E&quot;&amp;MATCH([.A30];[Sheet2.D$1:.D$8]))" office:value-type="string" office:string-value="ANY" calcext:value-type="string">
            <text:p>ANY</text:p>
          </table:table-cell>
          <table:table-cell table:formula="of:=INDIRECT(&quot;Sheet2.F&quot;&amp;MATCH([.A30];[Sheet2.D$1:.D$8]))" office:value-type="float" office:value="0" calcext:value-type="float">
            <text:p>0</text:p>
          </table:table-cell>
          <table:table-cell table:formula="of:=IF(OR([.N30]=[.V30];[.O30]=[.V30]);&quot;ANY&quot;;[.V30])" office:value-type="string" office:string-value="STR" calcext:value-type="string">
            <text:p>STR</text:p>
          </table:table-cell>
          <table:table-cell table:formula="of:=IF([.P30]=&quot;ANY&quot;;[.N30]&amp;&quot;,&quot;&amp;[.O30];&quot;&quot;)">
            <text:p/>
          </table:table-cell>
          <table:table-cell table:formula="of:=IF(LEN([.Q30])&gt;5;INDIRECT(&quot;Sheet3.&quot;&amp;CHAR(RANDBETWEEN(73;76))&amp;MATCH([.Q30];[Sheet3.M$1:.M$1048521];0));IF([.N30]=&quot;ANY&quot;;INDIRECT(&quot;R1C&quot;&amp;7+MOD(RANDBETWEEN(1;5)-1+MATCH([.P30];[.G$1:.L$1];0);6);0);&quot;--&quot;))" office:value-type="string" office:string-value="INT" calcext:value-type="string">
            <text:p>INT</text:p>
          </table:table-cell>
          <table:table-cell table:formula="of:=INDIRECT(&quot;Sheet2.B&quot;&amp;MATCH([.C30];[Sheet2.A$1:.A$1048576]))" office:value-type="string" office:string-value="DEX,CHA" calcext:value-type="string">
            <text:p>DEX,CHA</text:p>
          </table:table-cell>
          <table:table-cell table:formula="of:=IF(ISERROR(FIND([.V30];[.S30]));IF(RAND()&lt;0.5;LEFT([.S30];3);RIGHT([.S30];3));[.V30])" office:value-type="string" office:string-value="CHA" calcext:value-type="string">
            <text:p>CHA</text:p>
          </table:table-cell>
          <table:table-cell table:formula="of:=IF([.T30]=[.V30];INDIRECT(&quot;R1C&quot;&amp;7+MOD(RANDBETWEEN(1;5)-1+MATCH([.T30];[.G$1:.L$1];0);6);0);[.V30])" office:value-type="string" office:string-value="STR" calcext:value-type="string">
            <text:p>STR</text:p>
          </table:table-cell>
          <table:table-cell table:style-name="ce58" table:formula="of:=IF(AND(LEN([.AC30])&gt;6;LEFT([.AC30];3)=[.M30]);RIGHT([.AC30];3);IF(AND(LEN([.AC30])&gt;6;RANDBETWEEN(1;2)&gt;1);RIGHT([.AC30];3);LEFT([.AC30];3)))" office:value-type="string" office:string-value="STR" calcext:value-type="string">
            <text:p>STR</text:p>
          </table:table-cell>
          <table:table-cell table:formula="of:=[.V30]" office:value-type="string" office:string-value="STR" calcext:value-type="string">
            <text:p>STR</text:p>
          </table:table-cell>
          <table:table-cell table:formula="of:=INDIRECT(&quot;R1C&quot;&amp;7+MOD(RANDBETWEEN(1;5)-1+MATCH([.W30];[.G$1:.L$1];0);6);0)" office:value-type="string" office:string-value="DEX" calcext:value-type="string">
            <text:p>DEX</text:p>
          </table:table-cell>
          <table:table-cell table:formula="of:=[.W30]&amp;&quot;,&quot;&amp;[.X30]" office:value-type="string" office:string-value="STR,DEX" calcext:value-type="string">
            <text:p>STR,DEX</text:p>
          </table:table-cell>
          <table:table-cell table:formula="of:=INDIRECT(&quot;Sheet3.&quot;&amp;CHAR(RANDBETWEEN(73;76))&amp;MATCH([.Y30];[Sheet3.M$1:.M$1048521];0))" office:value-type="string" office:string-value="INT" calcext:value-type="string">
            <text:p>INT</text:p>
          </table:table-cell>
          <table:table-cell table:style-name="ce59" table:formula="of:=INDIRECT(&quot;Sheet3.P&quot;&amp;MATCH([.AB30];[Sheet3.Q$1:.Q$162];0))" office:value-type="string" office:string-value="WIS" calcext:value-type="string">
            <text:p>WIS</text:p>
          </table:table-cell>
          <table:table-cell table:formula="of:=[.Y30]&amp;&quot;,&quot;&amp;[.Z30]" office:value-type="string" office:string-value="STR,DEX,INT" calcext:value-type="string">
            <text:p>STR,DEX,INT</text:p>
          </table:table-cell>
          <table:table-cell table:formula="of:=INDIRECT(&quot;Sheet2.G&quot;&amp;12+IF(ISERROR(MATCH([.E30];[Sheet2.F$13:.F$84];0));MATCH([.D30];[Sheet2.D$13:.D$84];0);MATCH([.E30];[Sheet2.F$13:.F$84];0)))" office:value-type="string" office:string-value="STR,DEX" calcext:value-type="string">
            <text:p>STR,DEX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Gnome</text:p>
          </table:table-cell>
          <table:table-cell table:style-name="ce54" office:value-type="string" calcext:value-type="string">
            <text:p>Chameleon</text:p>
          </table:table-cell>
          <table:table-cell table:style-name="ce54" office:value-type="string" calcext:value-type="string">
            <text:p>Sailor</text:p>
          </table:table-cell>
          <table:table-cell table:style-name="ce54" office:value-type="string" calcext:value-type="string">
            <text:p>Rogue</text:p>
          </table:table-cell>
          <table:table-cell table:style-name="ce54" office:value-type="string" calcext:value-type="string">
            <text:p>Ruffian</text:p>
          </table:table-cell>
          <table:table-cell table:style-name="ce54"/>
          <table:table-cell table:style-name="ce55" table:formula="of:=10+(2*COUNTIF([.$N31:.$AB31];[.G$1]))-(2*COUNTIF([.$M31:.$M31];[.G$1]))" office:value-type="float" office:value="10" calcext:value-type="float">
            <text:p>10</text:p>
          </table:table-cell>
          <table:table-cell table:style-name="ce55" table:formula="of:=10+(2*COUNTIF([.$N31:.$AB31];[.H$1]))-(2*COUNTIF([.$M31:.$M31];[.H$1]))" office:value-type="float" office:value="18" calcext:value-type="float">
            <text:p>18</text:p>
          </table:table-cell>
          <table:table-cell table:style-name="ce55" table:formula="of:=10+(2*COUNTIF([.$N31:.$AB31];[.I$1]))-(2*COUNTIF([.$M31:.$M31];[.I$1]))" office:value-type="float" office:value="14" calcext:value-type="float">
            <text:p>14</text:p>
          </table:table-cell>
          <table:table-cell table:style-name="ce55" table:formula="of:=10+(2*COUNTIF([.$N31:.$AB31];[.J$1]))-(2*COUNTIF([.$M31:.$M31];[.J$1]))" office:value-type="float" office:value="10" calcext:value-type="float">
            <text:p>10</text:p>
          </table:table-cell>
          <table:table-cell table:style-name="ce55" table:formula="of:=10+(2*COUNTIF([.$N31:.$AB31];[.K$1]))-(2*COUNTIF([.$M31:.$M31];[.K$1]))" office:value-type="float" office:value="12" calcext:value-type="float">
            <text:p>12</text:p>
          </table:table-cell>
          <table:table-cell table:style-name="ce55" table:formula="of:=10+(2*COUNTIF([.$N31:.$AB31];[.L$1]))-(2*COUNTIF([.$M31:.$M31];[.L$1]))" office:value-type="float" office:value="14" calcext:value-type="float">
            <text:p>14</text:p>
          </table:table-cell>
          <table:table-cell table:formula="of:=INDIRECT(&quot;Sheet2.G&quot;&amp;MATCH([.A31];[Sheet2.D$1:.D$8]))" office:value-type="string" office:string-value="STR" calcext:value-type="string">
            <text:p>STR</text:p>
          </table:table-cell>
          <table:table-cell table:formula="of:=INDIRECT(&quot;Sheet2.E&quot;&amp;MATCH([.A31];[Sheet2.D$1:.D$8]))" office:value-type="string" office:string-value="CON" calcext:value-type="string">
            <text:p>CON</text:p>
          </table:table-cell>
          <table:table-cell table:formula="of:=INDIRECT(&quot;Sheet2.F&quot;&amp;MATCH([.A31];[Sheet2.D$1:.D$8]))" office:value-type="string" office:string-value="CHA" calcext:value-type="string">
            <text:p>CHA</text:p>
          </table:table-cell>
          <table:table-cell table:formula="of:=IF(OR([.N31]=[.V31];[.O31]=[.V31]);&quot;ANY&quot;;[.V31])" office:value-type="string" office:string-value="DEX" calcext:value-type="string">
            <text:p>DEX</text:p>
          </table:table-cell>
          <table:table-cell table:formula="of:=IF([.P31]=&quot;ANY&quot;;[.N31]&amp;&quot;,&quot;&amp;[.O31];&quot;&quot;)">
            <text:p/>
          </table:table-cell>
          <table:table-cell table:formula="of:=IF(LEN([.Q31])&gt;5;INDIRECT(&quot;Sheet3.&quot;&amp;CHAR(RANDBETWEEN(73;76))&amp;MATCH([.Q31];[Sheet3.M$1:.M$1048521];0));IF([.N31]=&quot;ANY&quot;;INDIRECT(&quot;R1C&quot;&amp;7+MOD(RANDBETWEEN(1;5)-1+MATCH([.P31];[.G$1:.L$1];0);6);0);&quot;--&quot;))" office:value-type="string" office:string-value="--" calcext:value-type="string">
            <text:p>--</text:p>
          </table:table-cell>
          <table:table-cell table:formula="of:=INDIRECT(&quot;Sheet2.B&quot;&amp;MATCH([.C31];[Sheet2.A$1:.A$1048576]))" office:value-type="string" office:string-value="STR,DEX" calcext:value-type="string">
            <text:p>STR,DEX</text:p>
          </table:table-cell>
          <table:table-cell table:formula="of:=IF(ISERROR(FIND([.V31];[.S31]));IF(RAND()&lt;0.5;LEFT([.S31];3);RIGHT([.S31];3));[.V31])" office:value-type="string" office:string-value="DEX" calcext:value-type="string">
            <text:p>DEX</text:p>
          </table:table-cell>
          <table:table-cell table:formula="of:=IF([.T31]=[.V31];INDIRECT(&quot;R1C&quot;&amp;7+MOD(RANDBETWEEN(1;5)-1+MATCH([.T31];[.G$1:.L$1];0);6);0);[.V31])" office:value-type="string" office:string-value="CON" calcext:value-type="string">
            <text:p>CON</text:p>
          </table:table-cell>
          <table:table-cell table:style-name="ce58" table:formula="of:=IF(AND(LEN([.AC31])&gt;6;LEFT([.AC31];3)=[.M31]);RIGHT([.AC31];3);IF(AND(LEN([.AC31])&gt;6;RANDBETWEEN(1;2)&gt;1);RIGHT([.AC31];3);LEFT([.AC31];3)))" office:value-type="string" office:string-value="DEX" calcext:value-type="string">
            <text:p>DEX</text:p>
          </table:table-cell>
          <table:table-cell table:formula="of:=[.V31]" office:value-type="string" office:string-value="DEX" calcext:value-type="string">
            <text:p>DEX</text:p>
          </table:table-cell>
          <table:table-cell table:formula="of:=INDIRECT(&quot;R1C&quot;&amp;7+MOD(RANDBETWEEN(1;5)-1+MATCH([.W31];[.G$1:.L$1];0);6);0)" office:value-type="string" office:string-value="CHA" calcext:value-type="string">
            <text:p>CHA</text:p>
          </table:table-cell>
          <table:table-cell table:formula="of:=[.W31]&amp;&quot;,&quot;&amp;[.X31]" office:value-type="string" office:string-value="DEX,CHA" calcext:value-type="string">
            <text:p>DEX,CHA</text:p>
          </table:table-cell>
          <table:table-cell table:formula="of:=INDIRECT(&quot;Sheet3.&quot;&amp;CHAR(RANDBETWEEN(73;76))&amp;MATCH([.Y31];[Sheet3.M$1:.M$1048521];0))" office:value-type="string" office:string-value="WIS" calcext:value-type="string">
            <text:p>WIS</text:p>
          </table:table-cell>
          <table:table-cell table:style-name="ce59" table:formula="of:=INDIRECT(&quot;Sheet3.P&quot;&amp;MATCH([.AB31];[Sheet3.Q$1:.Q$162];0))" office:value-type="string" office:string-value="STR" calcext:value-type="string">
            <text:p>STR</text:p>
          </table:table-cell>
          <table:table-cell table:formula="of:=[.Y31]&amp;&quot;,&quot;&amp;[.Z31]" office:value-type="string" office:string-value="DEX,CHA,WIS" calcext:value-type="string">
            <text:p>DEX,CHA,WIS</text:p>
          </table:table-cell>
          <table:table-cell table:formula="of:=INDIRECT(&quot;Sheet2.G&quot;&amp;12+IF(ISERROR(MATCH([.E31];[Sheet2.F$13:.F$84];0));MATCH([.D31];[Sheet2.D$13:.D$84];0);MATCH([.E31];[Sheet2.F$13:.F$84];0)))" office:value-type="string" office:string-value="STR,DEX" calcext:value-type="string">
            <text:p>STR,DEX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Dwarf</text:p>
          </table:table-cell>
          <table:table-cell table:style-name="ce54" office:value-type="string" calcext:value-type="string">
            <text:p>Death Warden</text:p>
          </table:table-cell>
          <table:table-cell table:style-name="ce54" office:value-type="string" calcext:value-type="string">
            <text:p>Acrobat</text:p>
          </table:table-cell>
          <table:table-cell table:style-name="ce54" office:value-type="string" calcext:value-type="string">
            <text:p>Rogue</text:p>
          </table:table-cell>
          <table:table-cell table:style-name="ce54" office:value-type="string" calcext:value-type="string">
            <text:p>Thief</text:p>
          </table:table-cell>
          <table:table-cell table:style-name="ce54"/>
          <table:table-cell table:style-name="ce55" table:formula="of:=10+(2*COUNTIF([.$N32:.$AB32];[.G$1]))-(2*COUNTIF([.$M32:.$M32];[.G$1]))" office:value-type="float" office:value="14" calcext:value-type="float">
            <text:p>14</text:p>
          </table:table-cell>
          <table:table-cell table:style-name="ce55" table:formula="of:=10+(2*COUNTIF([.$N32:.$AB32];[.H$1]))-(2*COUNTIF([.$M32:.$M32];[.H$1]))" office:value-type="float" office:value="18" calcext:value-type="float">
            <text:p>18</text:p>
          </table:table-cell>
          <table:table-cell table:style-name="ce55" table:formula="of:=10+(2*COUNTIF([.$N32:.$AB32];[.I$1]))-(2*COUNTIF([.$M32:.$M32];[.I$1]))" office:value-type="float" office:value="14" calcext:value-type="float">
            <text:p>14</text:p>
          </table:table-cell>
          <table:table-cell table:style-name="ce55" table:formula="of:=10+(2*COUNTIF([.$N32:.$AB32];[.J$1]))-(2*COUNTIF([.$M32:.$M32];[.J$1]))" office:value-type="float" office:value="12" calcext:value-type="float">
            <text:p>12</text:p>
          </table:table-cell>
          <table:table-cell table:style-name="ce55" table:formula="of:=10+(2*COUNTIF([.$N32:.$AB32];[.K$1]))-(2*COUNTIF([.$M32:.$M32];[.K$1]))" office:value-type="float" office:value="12" calcext:value-type="float">
            <text:p>12</text:p>
          </table:table-cell>
          <table:table-cell table:style-name="ce55" table:formula="of:=10+(2*COUNTIF([.$N32:.$AB32];[.L$1]))-(2*COUNTIF([.$M32:.$M32];[.L$1]))" office:value-type="float" office:value="8" calcext:value-type="float">
            <text:p>8</text:p>
          </table:table-cell>
          <table:table-cell table:formula="of:=INDIRECT(&quot;Sheet2.G&quot;&amp;MATCH([.A32];[Sheet2.D$1:.D$8]))" office:value-type="string" office:string-value="CHA" calcext:value-type="string">
            <text:p>CHA</text:p>
          </table:table-cell>
          <table:table-cell table:formula="of:=INDIRECT(&quot;Sheet2.E&quot;&amp;MATCH([.A32];[Sheet2.D$1:.D$8]))" office:value-type="string" office:string-value="CON" calcext:value-type="string">
            <text:p>CON</text:p>
          </table:table-cell>
          <table:table-cell table:formula="of:=INDIRECT(&quot;Sheet2.F&quot;&amp;MATCH([.A32];[Sheet2.D$1:.D$8]))" office:value-type="string" office:string-value="WIS" calcext:value-type="string">
            <text:p>WIS</text:p>
          </table:table-cell>
          <table:table-cell table:formula="of:=IF(OR([.N32]=[.V32];[.O32]=[.V32]);&quot;ANY&quot;;[.V32])" office:value-type="string" office:string-value="DEX" calcext:value-type="string">
            <text:p>DEX</text:p>
          </table:table-cell>
          <table:table-cell table:formula="of:=IF([.P32]=&quot;ANY&quot;;[.N32]&amp;&quot;,&quot;&amp;[.O32];&quot;&quot;)">
            <text:p/>
          </table:table-cell>
          <table:table-cell table:formula="of:=IF(LEN([.Q32])&gt;5;INDIRECT(&quot;Sheet3.&quot;&amp;CHAR(RANDBETWEEN(73;76))&amp;MATCH([.Q32];[Sheet3.M$1:.M$1048521];0));IF([.N32]=&quot;ANY&quot;;INDIRECT(&quot;R1C&quot;&amp;7+MOD(RANDBETWEEN(1;5)-1+MATCH([.P32];[.G$1:.L$1];0);6);0);&quot;--&quot;))" office:value-type="string" office:string-value="--" calcext:value-type="string">
            <text:p>--</text:p>
          </table:table-cell>
          <table:table-cell table:formula="of:=INDIRECT(&quot;Sheet2.B&quot;&amp;MATCH([.C32];[Sheet2.A$1:.A$1048576]))" office:value-type="string" office:string-value="STR,DEX" calcext:value-type="string">
            <text:p>STR,DEX</text:p>
          </table:table-cell>
          <table:table-cell table:formula="of:=IF(ISERROR(FIND([.V32];[.S32]));IF(RAND()&lt;0.5;LEFT([.S32];3);RIGHT([.S32];3));[.V32])" office:value-type="string" office:string-value="DEX" calcext:value-type="string">
            <text:p>DEX</text:p>
          </table:table-cell>
          <table:table-cell table:formula="of:=IF([.T32]=[.V32];INDIRECT(&quot;R1C&quot;&amp;7+MOD(RANDBETWEEN(1;5)-1+MATCH([.T32];[.G$1:.L$1];0);6);0);[.V32])" office:value-type="string" office:string-value="STR" calcext:value-type="string">
            <text:p>STR</text:p>
          </table:table-cell>
          <table:table-cell table:style-name="ce58" table:formula="of:=IF(AND(LEN([.AC32])&gt;6;LEFT([.AC32];3)=[.M32]);RIGHT([.AC32];3);IF(AND(LEN([.AC32])&gt;6;RANDBETWEEN(1;2)&gt;1);RIGHT([.AC32];3);LEFT([.AC32];3)))" office:value-type="string" office:string-value="DEX" calcext:value-type="string">
            <text:p>DEX</text:p>
          </table:table-cell>
          <table:table-cell table:formula="of:=[.V32]" office:value-type="string" office:string-value="DEX" calcext:value-type="string">
            <text:p>DEX</text:p>
          </table:table-cell>
          <table:table-cell table:formula="of:=INDIRECT(&quot;R1C&quot;&amp;7+MOD(RANDBETWEEN(1;5)-1+MATCH([.W32];[.G$1:.L$1];0);6);0)" office:value-type="string" office:string-value="INT" calcext:value-type="string">
            <text:p>INT</text:p>
          </table:table-cell>
          <table:table-cell table:formula="of:=[.W32]&amp;&quot;,&quot;&amp;[.X32]" office:value-type="string" office:string-value="DEX,INT" calcext:value-type="string">
            <text:p>DEX,INT</text:p>
          </table:table-cell>
          <table:table-cell table:formula="of:=INDIRECT(&quot;Sheet3.&quot;&amp;CHAR(RANDBETWEEN(73;76))&amp;MATCH([.Y32];[Sheet3.M$1:.M$1048521];0))" office:value-type="string" office:string-value="STR" calcext:value-type="string">
            <text:p>STR</text:p>
          </table:table-cell>
          <table:table-cell table:style-name="ce59" table:formula="of:=INDIRECT(&quot;Sheet3.P&quot;&amp;MATCH([.AB32];[Sheet3.Q$1:.Q$162];0))" office:value-type="string" office:string-value="CON" calcext:value-type="string">
            <text:p>CON</text:p>
          </table:table-cell>
          <table:table-cell table:formula="of:=[.Y32]&amp;&quot;,&quot;&amp;[.Z32]" office:value-type="string" office:string-value="DEX,INT,STR" calcext:value-type="string">
            <text:p>DEX,INT,STR</text:p>
          </table:table-cell>
          <table:table-cell table:formula="of:=INDIRECT(&quot;Sheet2.G&quot;&amp;12+IF(ISERROR(MATCH([.E32];[Sheet2.F$13:.F$84];0));MATCH([.D32];[Sheet2.D$13:.D$84];0);MATCH([.E32];[Sheet2.F$13:.F$84];0)))" office:value-type="string" office:string-value="DEX" calcext:value-type="string">
            <text:p>DEX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Versatile</text:p>
          </table:table-cell>
          <table:table-cell table:style-name="ce54" office:value-type="string" calcext:value-type="string">
            <text:p>Street Urchin</text:p>
          </table:table-cell>
          <table:table-cell table:style-name="ce54" office:value-type="string" calcext:value-type="string">
            <text:p>Ranger</text:p>
          </table:table-cell>
          <table:table-cell table:style-name="ce54" office:value-type="string" calcext:value-type="string">
            <text:p>Flurry</text:p>
          </table:table-cell>
          <table:table-cell table:style-name="ce54"/>
          <table:table-cell table:style-name="ce55" table:formula="of:=10+(2*COUNTIF([.$N33:.$AB33];[.G$1]))-(2*COUNTIF([.$M33:.$M33];[.G$1]))" office:value-type="float" office:value="18" calcext:value-type="float">
            <text:p>18</text:p>
          </table:table-cell>
          <table:table-cell table:style-name="ce55" table:formula="of:=10+(2*COUNTIF([.$N33:.$AB33];[.H$1]))-(2*COUNTIF([.$M33:.$M33];[.H$1]))" office:value-type="float" office:value="14" calcext:value-type="float">
            <text:p>14</text:p>
          </table:table-cell>
          <table:table-cell table:style-name="ce55" table:formula="of:=10+(2*COUNTIF([.$N33:.$AB33];[.I$1]))-(2*COUNTIF([.$M33:.$M33];[.I$1]))" office:value-type="float" office:value="10" calcext:value-type="float">
            <text:p>10</text:p>
          </table:table-cell>
          <table:table-cell table:style-name="ce55" table:formula="of:=10+(2*COUNTIF([.$N33:.$AB33];[.J$1]))-(2*COUNTIF([.$M33:.$M33];[.J$1]))" office:value-type="float" office:value="12" calcext:value-type="float">
            <text:p>12</text:p>
          </table:table-cell>
          <table:table-cell table:style-name="ce55" table:formula="of:=10+(2*COUNTIF([.$N33:.$AB33];[.K$1]))-(2*COUNTIF([.$M33:.$M33];[.K$1]))" office:value-type="float" office:value="12" calcext:value-type="float">
            <text:p>12</text:p>
          </table:table-cell>
          <table:table-cell table:style-name="ce55" table:formula="of:=10+(2*COUNTIF([.$N33:.$AB33];[.L$1]))-(2*COUNTIF([.$M33:.$M33];[.L$1]))" office:value-type="float" office:value="12" calcext:value-type="float">
            <text:p>12</text:p>
          </table:table-cell>
          <table:table-cell table:formula="of:=INDIRECT(&quot;Sheet2.G&quot;&amp;MATCH([.A33];[Sheet2.D$1:.D$8]))" office:value-type="float" office:value="0" calcext:value-type="float">
            <text:p>0</text:p>
          </table:table-cell>
          <table:table-cell table:formula="of:=INDIRECT(&quot;Sheet2.E&quot;&amp;MATCH([.A33];[Sheet2.D$1:.D$8]))" office:value-type="string" office:string-value="ANY" calcext:value-type="string">
            <text:p>ANY</text:p>
          </table:table-cell>
          <table:table-cell table:formula="of:=INDIRECT(&quot;Sheet2.F&quot;&amp;MATCH([.A33];[Sheet2.D$1:.D$8]))" office:value-type="float" office:value="0" calcext:value-type="float">
            <text:p>0</text:p>
          </table:table-cell>
          <table:table-cell table:formula="of:=IF(OR([.N33]=[.V33];[.O33]=[.V33]);&quot;ANY&quot;;[.V33])" office:value-type="string" office:string-value="STR" calcext:value-type="string">
            <text:p>STR</text:p>
          </table:table-cell>
          <table:table-cell table:formula="of:=IF([.P33]=&quot;ANY&quot;;[.N33]&amp;&quot;,&quot;&amp;[.O33];&quot;&quot;)">
            <text:p/>
          </table:table-cell>
          <table:table-cell table:formula="of:=IF(LEN([.Q33])&gt;5;INDIRECT(&quot;Sheet3.&quot;&amp;CHAR(RANDBETWEEN(73;76))&amp;MATCH([.Q33];[Sheet3.M$1:.M$1048521];0));IF([.N33]=&quot;ANY&quot;;INDIRECT(&quot;R1C&quot;&amp;7+MOD(RANDBETWEEN(1;5)-1+MATCH([.P33];[.G$1:.L$1];0);6);0);&quot;--&quot;))" office:value-type="string" office:string-value="INT" calcext:value-type="string">
            <text:p>INT</text:p>
          </table:table-cell>
          <table:table-cell table:formula="of:=INDIRECT(&quot;Sheet2.B&quot;&amp;MATCH([.C33];[Sheet2.A$1:.A$1048576]))" office:value-type="string" office:string-value="DEX,CON" calcext:value-type="string">
            <text:p>DEX,CON</text:p>
          </table:table-cell>
          <table:table-cell table:formula="of:=IF(ISERROR(FIND([.V33];[.S33]));IF(RAND()&lt;0.5;LEFT([.S33];3);RIGHT([.S33];3));[.V33])" office:value-type="string" office:string-value="DEX" calcext:value-type="string">
            <text:p>DEX</text:p>
          </table:table-cell>
          <table:table-cell table:formula="of:=IF([.T33]=[.V33];INDIRECT(&quot;R1C&quot;&amp;7+MOD(RANDBETWEEN(1;5)-1+MATCH([.T33];[.G$1:.L$1];0);6);0);[.V33])" office:value-type="string" office:string-value="STR" calcext:value-type="string">
            <text:p>STR</text:p>
          </table:table-cell>
          <table:table-cell table:style-name="ce58" table:formula="of:=IF(AND(LEN([.AC33])&gt;6;LEFT([.AC33];3)=[.M33]);RIGHT([.AC33];3);IF(AND(LEN([.AC33])&gt;6;RANDBETWEEN(1;2)&gt;1);RIGHT([.AC33];3);LEFT([.AC33];3)))" office:value-type="string" office:string-value="STR" calcext:value-type="string">
            <text:p>STR</text:p>
          </table:table-cell>
          <table:table-cell table:formula="of:=[.V33]" office:value-type="string" office:string-value="STR" calcext:value-type="string">
            <text:p>STR</text:p>
          </table:table-cell>
          <table:table-cell table:formula="of:=INDIRECT(&quot;R1C&quot;&amp;7+MOD(RANDBETWEEN(1;5)-1+MATCH([.W33];[.G$1:.L$1];0);6);0)" office:value-type="string" office:string-value="CHA" calcext:value-type="string">
            <text:p>CHA</text:p>
          </table:table-cell>
          <table:table-cell table:formula="of:=[.W33]&amp;&quot;,&quot;&amp;[.X33]" office:value-type="string" office:string-value="STR,CHA" calcext:value-type="string">
            <text:p>STR,CHA</text:p>
          </table:table-cell>
          <table:table-cell table:formula="of:=INDIRECT(&quot;Sheet3.&quot;&amp;CHAR(RANDBETWEEN(73;76))&amp;MATCH([.Y33];[Sheet3.M$1:.M$1048521];0))" office:value-type="string" office:string-value="WIS" calcext:value-type="string">
            <text:p>WIS</text:p>
          </table:table-cell>
          <table:table-cell table:style-name="ce59" table:formula="of:=INDIRECT(&quot;Sheet3.P&quot;&amp;MATCH([.AB33];[Sheet3.Q$1:.Q$162];0))" office:value-type="string" office:string-value="DEX" calcext:value-type="string">
            <text:p>DEX</text:p>
          </table:table-cell>
          <table:table-cell table:formula="of:=[.Y33]&amp;&quot;,&quot;&amp;[.Z33]" office:value-type="string" office:string-value="STR,CHA,WIS" calcext:value-type="string">
            <text:p>STR,CHA,WIS</text:p>
          </table:table-cell>
          <table:table-cell table:formula="of:=INDIRECT(&quot;Sheet2.G&quot;&amp;12+IF(ISERROR(MATCH([.E33];[Sheet2.F$13:.F$84];0));MATCH([.D33];[Sheet2.D$13:.D$84];0);MATCH([.E33];[Sheet2.F$13:.F$84];0)))" office:value-type="string" office:string-value="STR,DEX" calcext:value-type="string">
            <text:p>STR,DEX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Gnome</text:p>
          </table:table-cell>
          <table:table-cell table:style-name="ce54" office:value-type="string" calcext:value-type="string">
            <text:p>Chameleon</text:p>
          </table:table-cell>
          <table:table-cell table:style-name="ce54" office:value-type="string" calcext:value-type="string">
            <text:p>Artist</text:p>
          </table:table-cell>
          <table:table-cell table:style-name="ce54" office:value-type="string" calcext:value-type="string">
            <text:p>Alchemist</text:p>
          </table:table-cell>
          <table:table-cell table:style-name="ce54" office:value-type="string" calcext:value-type="string">
            <text:p>Chirurgeon</text:p>
          </table:table-cell>
          <table:table-cell table:style-name="ce54"/>
          <table:table-cell table:style-name="ce55" table:formula="of:=10+(2*COUNTIF([.$N34:.$AB34];[.G$1]))-(2*COUNTIF([.$M34:.$M34];[.G$1]))" office:value-type="float" office:value="10" calcext:value-type="float">
            <text:p>10</text:p>
          </table:table-cell>
          <table:table-cell table:style-name="ce55" table:formula="of:=10+(2*COUNTIF([.$N34:.$AB34];[.H$1]))-(2*COUNTIF([.$M34:.$M34];[.H$1]))" office:value-type="float" office:value="12" calcext:value-type="float">
            <text:p>12</text:p>
          </table:table-cell>
          <table:table-cell table:style-name="ce55" table:formula="of:=10+(2*COUNTIF([.$N34:.$AB34];[.I$1]))-(2*COUNTIF([.$M34:.$M34];[.I$1]))" office:value-type="float" office:value="12" calcext:value-type="float">
            <text:p>12</text:p>
          </table:table-cell>
          <table:table-cell table:style-name="ce55" table:formula="of:=10+(2*COUNTIF([.$N34:.$AB34];[.J$1]))-(2*COUNTIF([.$M34:.$M34];[.J$1]))" office:value-type="float" office:value="18" calcext:value-type="float">
            <text:p>18</text:p>
          </table:table-cell>
          <table:table-cell table:style-name="ce55" table:formula="of:=10+(2*COUNTIF([.$N34:.$AB34];[.K$1]))-(2*COUNTIF([.$M34:.$M34];[.K$1]))" office:value-type="float" office:value="10" calcext:value-type="float">
            <text:p>10</text:p>
          </table:table-cell>
          <table:table-cell table:style-name="ce55" table:formula="of:=10+(2*COUNTIF([.$N34:.$AB34];[.L$1]))-(2*COUNTIF([.$M34:.$M34];[.L$1]))" office:value-type="float" office:value="16" calcext:value-type="float">
            <text:p>16</text:p>
          </table:table-cell>
          <table:table-cell table:formula="of:=INDIRECT(&quot;Sheet2.G&quot;&amp;MATCH([.A34];[Sheet2.D$1:.D$8]))" office:value-type="string" office:string-value="STR" calcext:value-type="string">
            <text:p>STR</text:p>
          </table:table-cell>
          <table:table-cell table:formula="of:=INDIRECT(&quot;Sheet2.E&quot;&amp;MATCH([.A34];[Sheet2.D$1:.D$8]))" office:value-type="string" office:string-value="CON" calcext:value-type="string">
            <text:p>CON</text:p>
          </table:table-cell>
          <table:table-cell table:formula="of:=INDIRECT(&quot;Sheet2.F&quot;&amp;MATCH([.A34];[Sheet2.D$1:.D$8]))" office:value-type="string" office:string-value="CHA" calcext:value-type="string">
            <text:p>CHA</text:p>
          </table:table-cell>
          <table:table-cell table:formula="of:=IF(OR([.N34]=[.V34];[.O34]=[.V34]);&quot;ANY&quot;;[.V34])" office:value-type="string" office:string-value="INT" calcext:value-type="string">
            <text:p>INT</text:p>
          </table:table-cell>
          <table:table-cell table:formula="of:=IF([.P34]=&quot;ANY&quot;;[.N34]&amp;&quot;,&quot;&amp;[.O34];&quot;&quot;)">
            <text:p/>
          </table:table-cell>
          <table:table-cell table:formula="of:=IF(LEN([.Q34])&gt;5;INDIRECT(&quot;Sheet3.&quot;&amp;CHAR(RANDBETWEEN(73;76))&amp;MATCH([.Q34];[Sheet3.M$1:.M$1048521];0));IF([.N34]=&quot;ANY&quot;;INDIRECT(&quot;R1C&quot;&amp;7+MOD(RANDBETWEEN(1;5)-1+MATCH([.P34];[.G$1:.L$1];0);6);0);&quot;--&quot;))" office:value-type="string" office:string-value="--" calcext:value-type="string">
            <text:p>--</text:p>
          </table:table-cell>
          <table:table-cell table:formula="of:=INDIRECT(&quot;Sheet2.B&quot;&amp;MATCH([.C34];[Sheet2.A$1:.A$1048576]))" office:value-type="string" office:string-value="DEX,CHA" calcext:value-type="string">
            <text:p>DEX,CHA</text:p>
          </table:table-cell>
          <table:table-cell table:formula="of:=IF(ISERROR(FIND([.V34];[.S34]));IF(RAND()&lt;0.5;LEFT([.S34];3);RIGHT([.S34];3));[.V34])" office:value-type="string" office:string-value="CHA" calcext:value-type="string">
            <text:p>CHA</text:p>
          </table:table-cell>
          <table:table-cell table:formula="of:=IF([.T34]=[.V34];INDIRECT(&quot;R1C&quot;&amp;7+MOD(RANDBETWEEN(1;5)-1+MATCH([.T34];[.G$1:.L$1];0);6);0);[.V34])" office:value-type="string" office:string-value="INT" calcext:value-type="string">
            <text:p>INT</text:p>
          </table:table-cell>
          <table:table-cell table:style-name="ce58" table:formula="of:=IF(AND(LEN([.AC34])&gt;6;LEFT([.AC34];3)=[.M34]);RIGHT([.AC34];3);IF(AND(LEN([.AC34])&gt;6;RANDBETWEEN(1;2)&gt;1);RIGHT([.AC34];3);LEFT([.AC34];3)))" office:value-type="string" office:string-value="INT" calcext:value-type="string">
            <text:p>INT</text:p>
          </table:table-cell>
          <table:table-cell table:formula="of:=[.V34]" office:value-type="string" office:string-value="INT" calcext:value-type="string">
            <text:p>INT</text:p>
          </table:table-cell>
          <table:table-cell table:formula="of:=INDIRECT(&quot;R1C&quot;&amp;7+MOD(RANDBETWEEN(1;5)-1+MATCH([.W34];[.G$1:.L$1];0);6);0)" office:value-type="string" office:string-value="DEX" calcext:value-type="string">
            <text:p>DEX</text:p>
          </table:table-cell>
          <table:table-cell table:formula="of:=[.W34]&amp;&quot;,&quot;&amp;[.X34]" office:value-type="string" office:string-value="INT,DEX" calcext:value-type="string">
            <text:p>INT,DEX</text:p>
          </table:table-cell>
          <table:table-cell table:formula="of:=INDIRECT(&quot;Sheet3.&quot;&amp;CHAR(RANDBETWEEN(73;76))&amp;MATCH([.Y34];[Sheet3.M$1:.M$1048521];0))" office:value-type="string" office:string-value="CHA" calcext:value-type="string">
            <text:p>CHA</text:p>
          </table:table-cell>
          <table:table-cell table:style-name="ce59" table:formula="of:=INDIRECT(&quot;Sheet3.P&quot;&amp;MATCH([.AB34];[Sheet3.Q$1:.Q$162];0))" office:value-type="string" office:string-value="STR" calcext:value-type="string">
            <text:p>STR</text:p>
          </table:table-cell>
          <table:table-cell table:formula="of:=[.Y34]&amp;&quot;,&quot;&amp;[.Z34]" office:value-type="string" office:string-value="INT,DEX,CHA" calcext:value-type="string">
            <text:p>INT,DEX,CHA</text:p>
          </table:table-cell>
          <table:table-cell table:formula="of:=INDIRECT(&quot;Sheet2.G&quot;&amp;12+IF(ISERROR(MATCH([.E34];[Sheet2.F$13:.F$84];0));MATCH([.D34];[Sheet2.D$13:.D$84];0);MATCH([.E34];[Sheet2.F$13:.F$84];0)))" office:value-type="string" office:string-value="INT" calcext:value-type="string">
            <text:p>INT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Versatile</text:p>
          </table:table-cell>
          <table:table-cell table:style-name="ce54" office:value-type="string" calcext:value-type="string">
            <text:p>Entertainer</text:p>
          </table:table-cell>
          <table:table-cell table:style-name="ce54" office:value-type="string" calcext:value-type="string">
            <text:p>Rogue</text:p>
          </table:table-cell>
          <table:table-cell table:style-name="ce54" office:value-type="string" calcext:value-type="string">
            <text:p>Scoundrel</text:p>
          </table:table-cell>
          <table:table-cell table:style-name="ce54"/>
          <table:table-cell table:style-name="ce55" table:formula="of:=10+(2*COUNTIF([.$N35:.$AB35];[.G$1]))-(2*COUNTIF([.$M35:.$M35];[.G$1]))" office:value-type="float" office:value="14" calcext:value-type="float">
            <text:p>14</text:p>
          </table:table-cell>
          <table:table-cell table:style-name="ce55" table:formula="of:=10+(2*COUNTIF([.$N35:.$AB35];[.H$1]))-(2*COUNTIF([.$M35:.$M35];[.H$1]))" office:value-type="float" office:value="12" calcext:value-type="float">
            <text:p>12</text:p>
          </table:table-cell>
          <table:table-cell table:style-name="ce55" table:formula="of:=10+(2*COUNTIF([.$N35:.$AB35];[.I$1]))-(2*COUNTIF([.$M35:.$M35];[.I$1]))" office:value-type="float" office:value="10" calcext:value-type="float">
            <text:p>10</text:p>
          </table:table-cell>
          <table:table-cell table:style-name="ce55" table:formula="of:=10+(2*COUNTIF([.$N35:.$AB35];[.J$1]))-(2*COUNTIF([.$M35:.$M35];[.J$1]))" office:value-type="float" office:value="10" calcext:value-type="float">
            <text:p>10</text:p>
          </table:table-cell>
          <table:table-cell table:style-name="ce55" table:formula="of:=10+(2*COUNTIF([.$N35:.$AB35];[.K$1]))-(2*COUNTIF([.$M35:.$M35];[.K$1]))" office:value-type="float" office:value="14" calcext:value-type="float">
            <text:p>14</text:p>
          </table:table-cell>
          <table:table-cell table:style-name="ce55" table:formula="of:=10+(2*COUNTIF([.$N35:.$AB35];[.L$1]))-(2*COUNTIF([.$M35:.$M35];[.L$1]))" office:value-type="float" office:value="18" calcext:value-type="float">
            <text:p>18</text:p>
          </table:table-cell>
          <table:table-cell table:formula="of:=INDIRECT(&quot;Sheet2.G&quot;&amp;MATCH([.A35];[Sheet2.D$1:.D$8]))" office:value-type="float" office:value="0" calcext:value-type="float">
            <text:p>0</text:p>
          </table:table-cell>
          <table:table-cell table:formula="of:=INDIRECT(&quot;Sheet2.E&quot;&amp;MATCH([.A35];[Sheet2.D$1:.D$8]))" office:value-type="string" office:string-value="ANY" calcext:value-type="string">
            <text:p>ANY</text:p>
          </table:table-cell>
          <table:table-cell table:formula="of:=INDIRECT(&quot;Sheet2.F&quot;&amp;MATCH([.A35];[Sheet2.D$1:.D$8]))" office:value-type="float" office:value="0" calcext:value-type="float">
            <text:p>0</text:p>
          </table:table-cell>
          <table:table-cell table:formula="of:=IF(OR([.N35]=[.V35];[.O35]=[.V35]);&quot;ANY&quot;;[.V35])" office:value-type="string" office:string-value="CHA" calcext:value-type="string">
            <text:p>CHA</text:p>
          </table:table-cell>
          <table:table-cell table:formula="of:=IF([.P35]=&quot;ANY&quot;;[.N35]&amp;&quot;,&quot;&amp;[.O35];&quot;&quot;)">
            <text:p/>
          </table:table-cell>
          <table:table-cell table:formula="of:=IF(LEN([.Q35])&gt;5;INDIRECT(&quot;Sheet3.&quot;&amp;CHAR(RANDBETWEEN(73;76))&amp;MATCH([.Q35];[Sheet3.M$1:.M$1048521];0));IF([.N35]=&quot;ANY&quot;;INDIRECT(&quot;R1C&quot;&amp;7+MOD(RANDBETWEEN(1;5)-1+MATCH([.P35];[.G$1:.L$1];0);6);0);&quot;--&quot;))" office:value-type="string" office:string-value="STR" calcext:value-type="string">
            <text:p>STR</text:p>
          </table:table-cell>
          <table:table-cell table:formula="of:=INDIRECT(&quot;Sheet2.B&quot;&amp;MATCH([.C35];[Sheet2.A$1:.A$1048576]))" office:value-type="string" office:string-value="DEX,CHA" calcext:value-type="string">
            <text:p>DEX,CHA</text:p>
          </table:table-cell>
          <table:table-cell table:formula="of:=IF(ISERROR(FIND([.V35];[.S35]));IF(RAND()&lt;0.5;LEFT([.S35];3);RIGHT([.S35];3));[.V35])" office:value-type="string" office:string-value="CHA" calcext:value-type="string">
            <text:p>CHA</text:p>
          </table:table-cell>
          <table:table-cell table:formula="of:=IF([.T35]=[.V35];INDIRECT(&quot;R1C&quot;&amp;7+MOD(RANDBETWEEN(1;5)-1+MATCH([.T35];[.G$1:.L$1];0);6);0);[.V35])" office:value-type="string" office:string-value="WIS" calcext:value-type="string">
            <text:p>WIS</text:p>
          </table:table-cell>
          <table:table-cell table:style-name="ce58" table:formula="of:=IF(AND(LEN([.AC35])&gt;6;LEFT([.AC35];3)=[.M35]);RIGHT([.AC35];3);IF(AND(LEN([.AC35])&gt;6;RANDBETWEEN(1;2)&gt;1);RIGHT([.AC35];3);LEFT([.AC35];3)))" office:value-type="string" office:string-value="CHA" calcext:value-type="string">
            <text:p>CHA</text:p>
          </table:table-cell>
          <table:table-cell table:formula="of:=[.V35]" office:value-type="string" office:string-value="CHA" calcext:value-type="string">
            <text:p>CHA</text:p>
          </table:table-cell>
          <table:table-cell table:formula="of:=INDIRECT(&quot;R1C&quot;&amp;7+MOD(RANDBETWEEN(1;5)-1+MATCH([.W35];[.G$1:.L$1];0);6);0)" office:value-type="string" office:string-value="DEX" calcext:value-type="string">
            <text:p>DEX</text:p>
          </table:table-cell>
          <table:table-cell table:formula="of:=[.W35]&amp;&quot;,&quot;&amp;[.X35]" office:value-type="string" office:string-value="CHA,DEX" calcext:value-type="string">
            <text:p>CHA,DEX</text:p>
          </table:table-cell>
          <table:table-cell table:formula="of:=INDIRECT(&quot;Sheet3.&quot;&amp;CHAR(RANDBETWEEN(73;76))&amp;MATCH([.Y35];[Sheet3.M$1:.M$1048521];0))" office:value-type="string" office:string-value="WIS" calcext:value-type="string">
            <text:p>WIS</text:p>
          </table:table-cell>
          <table:table-cell table:style-name="ce59" table:formula="of:=INDIRECT(&quot;Sheet3.P&quot;&amp;MATCH([.AB35];[Sheet3.Q$1:.Q$162];0))" office:value-type="string" office:string-value="STR" calcext:value-type="string">
            <text:p>STR</text:p>
          </table:table-cell>
          <table:table-cell table:formula="of:=[.Y35]&amp;&quot;,&quot;&amp;[.Z35]" office:value-type="string" office:string-value="CHA,DEX,WIS" calcext:value-type="string">
            <text:p>CHA,DEX,WIS</text:p>
          </table:table-cell>
          <table:table-cell table:formula="of:=INDIRECT(&quot;Sheet2.G&quot;&amp;12+IF(ISERROR(MATCH([.E35];[Sheet2.F$13:.F$84];0));MATCH([.D35];[Sheet2.D$13:.D$84];0);MATCH([.E35];[Sheet2.F$13:.F$84];0)))" office:value-type="string" office:string-value="CHA,DEX" calcext:value-type="string">
            <text:p>CHA,DEX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Versatile</text:p>
          </table:table-cell>
          <table:table-cell table:style-name="ce54" office:value-type="string" calcext:value-type="string">
            <text:p>Prisoner</text:p>
          </table:table-cell>
          <table:table-cell table:style-name="ce54" office:value-type="string" calcext:value-type="string">
            <text:p>Cleric</text:p>
          </table:table-cell>
          <table:table-cell table:style-name="ce54" office:value-type="string" calcext:value-type="string">
            <text:p>Cloistered</text:p>
          </table:table-cell>
          <table:table-cell table:style-name="ce54" office:value-type="string" calcext:value-type="string">
            <text:p>Bringer of Visions Halfrida</text:p>
          </table:table-cell>
          <table:table-cell table:style-name="ce55" table:formula="of:=10+(2*COUNTIF([.$N36:.$AB36];[.G$1]))-(2*COUNTIF([.$M36:.$M36];[.G$1]))" office:value-type="float" office:value="12" calcext:value-type="float">
            <text:p>12</text:p>
          </table:table-cell>
          <table:table-cell table:style-name="ce55" table:formula="of:=10+(2*COUNTIF([.$N36:.$AB36];[.H$1]))-(2*COUNTIF([.$M36:.$M36];[.H$1]))" office:value-type="float" office:value="14" calcext:value-type="float">
            <text:p>14</text:p>
          </table:table-cell>
          <table:table-cell table:style-name="ce55" table:formula="of:=10+(2*COUNTIF([.$N36:.$AB36];[.I$1]))-(2*COUNTIF([.$M36:.$M36];[.I$1]))" office:value-type="float" office:value="14" calcext:value-type="float">
            <text:p>14</text:p>
          </table:table-cell>
          <table:table-cell table:style-name="ce55" table:formula="of:=10+(2*COUNTIF([.$N36:.$AB36];[.J$1]))-(2*COUNTIF([.$M36:.$M36];[.J$1]))" office:value-type="float" office:value="10" calcext:value-type="float">
            <text:p>10</text:p>
          </table:table-cell>
          <table:table-cell table:style-name="ce55" table:formula="of:=10+(2*COUNTIF([.$N36:.$AB36];[.K$1]))-(2*COUNTIF([.$M36:.$M36];[.K$1]))" office:value-type="float" office:value="18" calcext:value-type="float">
            <text:p>18</text:p>
          </table:table-cell>
          <table:table-cell table:style-name="ce55" table:formula="of:=10+(2*COUNTIF([.$N36:.$AB36];[.L$1]))-(2*COUNTIF([.$M36:.$M36];[.L$1]))" office:value-type="float" office:value="10" calcext:value-type="float">
            <text:p>10</text:p>
          </table:table-cell>
          <table:table-cell table:formula="of:=INDIRECT(&quot;Sheet2.G&quot;&amp;MATCH([.A36];[Sheet2.D$1:.D$8]))" office:value-type="float" office:value="0" calcext:value-type="float">
            <text:p>0</text:p>
          </table:table-cell>
          <table:table-cell table:formula="of:=INDIRECT(&quot;Sheet2.E&quot;&amp;MATCH([.A36];[Sheet2.D$1:.D$8]))" office:value-type="string" office:string-value="ANY" calcext:value-type="string">
            <text:p>ANY</text:p>
          </table:table-cell>
          <table:table-cell table:formula="of:=INDIRECT(&quot;Sheet2.F&quot;&amp;MATCH([.A36];[Sheet2.D$1:.D$8]))" office:value-type="float" office:value="0" calcext:value-type="float">
            <text:p>0</text:p>
          </table:table-cell>
          <table:table-cell table:formula="of:=IF(OR([.N36]=[.V36];[.O36]=[.V36]);&quot;ANY&quot;;[.V36])" office:value-type="string" office:string-value="WIS" calcext:value-type="string">
            <text:p>WIS</text:p>
          </table:table-cell>
          <table:table-cell table:formula="of:=IF([.P36]=&quot;ANY&quot;;[.N36]&amp;&quot;,&quot;&amp;[.O36];&quot;&quot;)">
            <text:p/>
          </table:table-cell>
          <table:table-cell table:formula="of:=IF(LEN([.Q36])&gt;5;INDIRECT(&quot;Sheet3.&quot;&amp;CHAR(RANDBETWEEN(73;76))&amp;MATCH([.Q36];[Sheet3.M$1:.M$1048521];0));IF([.N36]=&quot;ANY&quot;;INDIRECT(&quot;R1C&quot;&amp;7+MOD(RANDBETWEEN(1;5)-1+MATCH([.P36];[.G$1:.L$1];0);6);0);&quot;--&quot;))" office:value-type="string" office:string-value="DEX" calcext:value-type="string">
            <text:p>DEX</text:p>
          </table:table-cell>
          <table:table-cell table:formula="of:=INDIRECT(&quot;Sheet2.B&quot;&amp;MATCH([.C36];[Sheet2.A$1:.A$1048576]))" office:value-type="string" office:string-value="STR,CON" calcext:value-type="string">
            <text:p>STR,CON</text:p>
          </table:table-cell>
          <table:table-cell table:formula="of:=IF(ISERROR(FIND([.V36];[.S36]));IF(RAND()&lt;0.5;LEFT([.S36];3);RIGHT([.S36];3));[.V36])" office:value-type="string" office:string-value="CON" calcext:value-type="string">
            <text:p>CON</text:p>
          </table:table-cell>
          <table:table-cell table:formula="of:=IF([.T36]=[.V36];INDIRECT(&quot;R1C&quot;&amp;7+MOD(RANDBETWEEN(1;5)-1+MATCH([.T36];[.G$1:.L$1];0);6);0);[.V36])" office:value-type="string" office:string-value="WIS" calcext:value-type="string">
            <text:p>WIS</text:p>
          </table:table-cell>
          <table:table-cell table:style-name="ce58" table:formula="of:=IF(AND(LEN([.AC36])&gt;6;LEFT([.AC36];3)=[.M36]);RIGHT([.AC36];3);IF(AND(LEN([.AC36])&gt;6;RANDBETWEEN(1;2)&gt;1);RIGHT([.AC36];3);LEFT([.AC36];3)))" office:value-type="string" office:string-value="WIS" calcext:value-type="string">
            <text:p>WIS</text:p>
          </table:table-cell>
          <table:table-cell table:formula="of:=[.V36]" office:value-type="string" office:string-value="WIS" calcext:value-type="string">
            <text:p>WIS</text:p>
          </table:table-cell>
          <table:table-cell table:formula="of:=INDIRECT(&quot;R1C&quot;&amp;7+MOD(RANDBETWEEN(1;5)-1+MATCH([.W36];[.G$1:.L$1];0);6);0)" office:value-type="string" office:string-value="CON" calcext:value-type="string">
            <text:p>CON</text:p>
          </table:table-cell>
          <table:table-cell table:formula="of:=[.W36]&amp;&quot;,&quot;&amp;[.X36]" office:value-type="string" office:string-value="WIS,CON" calcext:value-type="string">
            <text:p>WIS,CON</text:p>
          </table:table-cell>
          <table:table-cell table:formula="of:=INDIRECT(&quot;Sheet3.&quot;&amp;CHAR(RANDBETWEEN(73;76))&amp;MATCH([.Y36];[Sheet3.M$1:.M$1048521];0))" office:value-type="string" office:string-value="STR" calcext:value-type="string">
            <text:p>STR</text:p>
          </table:table-cell>
          <table:table-cell table:style-name="ce59" table:formula="of:=INDIRECT(&quot;Sheet3.P&quot;&amp;MATCH([.AB36];[Sheet3.Q$1:.Q$162];0))" office:value-type="string" office:string-value="DEX" calcext:value-type="string">
            <text:p>DEX</text:p>
          </table:table-cell>
          <table:table-cell table:formula="of:=[.Y36]&amp;&quot;,&quot;&amp;[.Z36]" office:value-type="string" office:string-value="WIS,CON,STR" calcext:value-type="string">
            <text:p>WIS,CON,STR</text:p>
          </table:table-cell>
          <table:table-cell table:formula="of:=INDIRECT(&quot;Sheet2.G&quot;&amp;12+IF(ISERROR(MATCH([.E36];[Sheet2.F$13:.F$84];0));MATCH([.D36];[Sheet2.D$13:.D$84];0);MATCH([.E36];[Sheet2.F$13:.F$84];0)))" office:value-type="string" office:string-value="WIS" calcext:value-type="string">
            <text:p>WIS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Versatile</text:p>
          </table:table-cell>
          <table:table-cell table:style-name="ce54" office:value-type="string" calcext:value-type="string">
            <text:p>Laborer</text:p>
          </table:table-cell>
          <table:table-cell table:style-name="ce54" office:value-type="string" calcext:value-type="string">
            <text:p>Rogue</text:p>
          </table:table-cell>
          <table:table-cell table:style-name="ce54" office:value-type="string" calcext:value-type="string">
            <text:p>Ruffian</text:p>
          </table:table-cell>
          <table:table-cell table:style-name="ce54"/>
          <table:table-cell table:style-name="ce55" table:formula="of:=10+(2*COUNTIF([.$N37:.$AB37];[.G$1]))-(2*COUNTIF([.$M37:.$M37];[.G$1]))" office:value-type="float" office:value="12" calcext:value-type="float">
            <text:p>12</text:p>
          </table:table-cell>
          <table:table-cell table:style-name="ce55" table:formula="of:=10+(2*COUNTIF([.$N37:.$AB37];[.H$1]))-(2*COUNTIF([.$M37:.$M37];[.H$1]))" office:value-type="float" office:value="18" calcext:value-type="float">
            <text:p>18</text:p>
          </table:table-cell>
          <table:table-cell table:style-name="ce55" table:formula="of:=10+(2*COUNTIF([.$N37:.$AB37];[.I$1]))-(2*COUNTIF([.$M37:.$M37];[.I$1]))" office:value-type="float" office:value="12" calcext:value-type="float">
            <text:p>12</text:p>
          </table:table-cell>
          <table:table-cell table:style-name="ce55" table:formula="of:=10+(2*COUNTIF([.$N37:.$AB37];[.J$1]))-(2*COUNTIF([.$M37:.$M37];[.J$1]))" office:value-type="float" office:value="12" calcext:value-type="float">
            <text:p>12</text:p>
          </table:table-cell>
          <table:table-cell table:style-name="ce55" table:formula="of:=10+(2*COUNTIF([.$N37:.$AB37];[.K$1]))-(2*COUNTIF([.$M37:.$M37];[.K$1]))" office:value-type="float" office:value="12" calcext:value-type="float">
            <text:p>12</text:p>
          </table:table-cell>
          <table:table-cell table:style-name="ce55" table:formula="of:=10+(2*COUNTIF([.$N37:.$AB37];[.L$1]))-(2*COUNTIF([.$M37:.$M37];[.L$1]))" office:value-type="float" office:value="12" calcext:value-type="float">
            <text:p>12</text:p>
          </table:table-cell>
          <table:table-cell table:formula="of:=INDIRECT(&quot;Sheet2.G&quot;&amp;MATCH([.A37];[Sheet2.D$1:.D$8]))" office:value-type="float" office:value="0" calcext:value-type="float">
            <text:p>0</text:p>
          </table:table-cell>
          <table:table-cell table:formula="of:=INDIRECT(&quot;Sheet2.E&quot;&amp;MATCH([.A37];[Sheet2.D$1:.D$8]))" office:value-type="string" office:string-value="ANY" calcext:value-type="string">
            <text:p>ANY</text:p>
          </table:table-cell>
          <table:table-cell table:formula="of:=INDIRECT(&quot;Sheet2.F&quot;&amp;MATCH([.A37];[Sheet2.D$1:.D$8]))" office:value-type="float" office:value="0" calcext:value-type="float">
            <text:p>0</text:p>
          </table:table-cell>
          <table:table-cell table:formula="of:=IF(OR([.N37]=[.V37];[.O37]=[.V37]);&quot;ANY&quot;;[.V37])" office:value-type="string" office:string-value="DEX" calcext:value-type="string">
            <text:p>DEX</text:p>
          </table:table-cell>
          <table:table-cell table:formula="of:=IF([.P37]=&quot;ANY&quot;;[.N37]&amp;&quot;,&quot;&amp;[.O37];&quot;&quot;)">
            <text:p/>
          </table:table-cell>
          <table:table-cell table:formula="of:=IF(LEN([.Q37])&gt;5;INDIRECT(&quot;Sheet3.&quot;&amp;CHAR(RANDBETWEEN(73;76))&amp;MATCH([.Q37];[Sheet3.M$1:.M$1048521];0));IF([.N37]=&quot;ANY&quot;;INDIRECT(&quot;R1C&quot;&amp;7+MOD(RANDBETWEEN(1;5)-1+MATCH([.P37];[.G$1:.L$1];0);6);0);&quot;--&quot;))" office:value-type="string" office:string-value="CHA" calcext:value-type="string">
            <text:p>CHA</text:p>
          </table:table-cell>
          <table:table-cell table:formula="of:=INDIRECT(&quot;Sheet2.B&quot;&amp;MATCH([.C37];[Sheet2.A$1:.A$1048576]))" office:value-type="string" office:string-value="STR,CON" calcext:value-type="string">
            <text:p>STR,CON</text:p>
          </table:table-cell>
          <table:table-cell table:formula="of:=IF(ISERROR(FIND([.V37];[.S37]));IF(RAND()&lt;0.5;LEFT([.S37];3);RIGHT([.S37];3));[.V37])" office:value-type="string" office:string-value="CON" calcext:value-type="string">
            <text:p>CON</text:p>
          </table:table-cell>
          <table:table-cell table:formula="of:=IF([.T37]=[.V37];INDIRECT(&quot;R1C&quot;&amp;7+MOD(RANDBETWEEN(1;5)-1+MATCH([.T37];[.G$1:.L$1];0);6);0);[.V37])" office:value-type="string" office:string-value="DEX" calcext:value-type="string">
            <text:p>DEX</text:p>
          </table:table-cell>
          <table:table-cell table:style-name="ce58" table:formula="of:=IF(AND(LEN([.AC37])&gt;6;LEFT([.AC37];3)=[.M37]);RIGHT([.AC37];3);IF(AND(LEN([.AC37])&gt;6;RANDBETWEEN(1;2)&gt;1);RIGHT([.AC37];3);LEFT([.AC37];3)))" office:value-type="string" office:string-value="DEX" calcext:value-type="string">
            <text:p>DEX</text:p>
          </table:table-cell>
          <table:table-cell table:formula="of:=[.V37]" office:value-type="string" office:string-value="DEX" calcext:value-type="string">
            <text:p>DEX</text:p>
          </table:table-cell>
          <table:table-cell table:formula="of:=INDIRECT(&quot;R1C&quot;&amp;7+MOD(RANDBETWEEN(1;5)-1+MATCH([.W37];[.G$1:.L$1];0);6);0)" office:value-type="string" office:string-value="STR" calcext:value-type="string">
            <text:p>STR</text:p>
          </table:table-cell>
          <table:table-cell table:formula="of:=[.W37]&amp;&quot;,&quot;&amp;[.X37]" office:value-type="string" office:string-value="DEX,STR" calcext:value-type="string">
            <text:p>DEX,STR</text:p>
          </table:table-cell>
          <table:table-cell table:formula="of:=INDIRECT(&quot;Sheet3.&quot;&amp;CHAR(RANDBETWEEN(73;76))&amp;MATCH([.Y37];[Sheet3.M$1:.M$1048521];0))" office:value-type="string" office:string-value="INT" calcext:value-type="string">
            <text:p>INT</text:p>
          </table:table-cell>
          <table:table-cell table:style-name="ce59" table:formula="of:=INDIRECT(&quot;Sheet3.P&quot;&amp;MATCH([.AB37];[Sheet3.Q$1:.Q$162];0))" office:value-type="string" office:string-value="WIS" calcext:value-type="string">
            <text:p>WIS</text:p>
          </table:table-cell>
          <table:table-cell table:formula="of:=[.Y37]&amp;&quot;,&quot;&amp;[.Z37]" office:value-type="string" office:string-value="DEX,STR,INT" calcext:value-type="string">
            <text:p>DEX,STR,INT</text:p>
          </table:table-cell>
          <table:table-cell table:formula="of:=INDIRECT(&quot;Sheet2.G&quot;&amp;12+IF(ISERROR(MATCH([.E37];[Sheet2.F$13:.F$84];0));MATCH([.D37];[Sheet2.D$13:.D$84];0);MATCH([.E37];[Sheet2.F$13:.F$84];0)))" office:value-type="string" office:string-value="STR,DEX" calcext:value-type="string">
            <text:p>STR,DEX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Versatile</text:p>
          </table:table-cell>
          <table:table-cell table:style-name="ce54" office:value-type="string" calcext:value-type="string">
            <text:p>Hermit</text:p>
          </table:table-cell>
          <table:table-cell table:style-name="ce54" office:value-type="string" calcext:value-type="string">
            <text:p>Barbarian</text:p>
          </table:table-cell>
          <table:table-cell table:style-name="ce54" office:value-type="string" calcext:value-type="string">
            <text:p>Animal Instinct</text:p>
          </table:table-cell>
          <table:table-cell table:style-name="ce54"/>
          <table:table-cell table:style-name="ce55" table:formula="of:=10+(2*COUNTIF([.$N38:.$AB38];[.G$1]))-(2*COUNTIF([.$M38:.$M38];[.G$1]))" office:value-type="float" office:value="18" calcext:value-type="float">
            <text:p>18</text:p>
          </table:table-cell>
          <table:table-cell table:style-name="ce55" table:formula="of:=10+(2*COUNTIF([.$N38:.$AB38];[.H$1]))-(2*COUNTIF([.$M38:.$M38];[.H$1]))" office:value-type="float" office:value="12" calcext:value-type="float">
            <text:p>12</text:p>
          </table:table-cell>
          <table:table-cell table:style-name="ce55" table:formula="of:=10+(2*COUNTIF([.$N38:.$AB38];[.I$1]))-(2*COUNTIF([.$M38:.$M38];[.I$1]))" office:value-type="float" office:value="12" calcext:value-type="float">
            <text:p>12</text:p>
          </table:table-cell>
          <table:table-cell table:style-name="ce55" table:formula="of:=10+(2*COUNTIF([.$N38:.$AB38];[.J$1]))-(2*COUNTIF([.$M38:.$M38];[.J$1]))" office:value-type="float" office:value="10" calcext:value-type="float">
            <text:p>10</text:p>
          </table:table-cell>
          <table:table-cell table:style-name="ce55" table:formula="of:=10+(2*COUNTIF([.$N38:.$AB38];[.K$1]))-(2*COUNTIF([.$M38:.$M38];[.K$1]))" office:value-type="float" office:value="14" calcext:value-type="float">
            <text:p>14</text:p>
          </table:table-cell>
          <table:table-cell table:style-name="ce55" table:formula="of:=10+(2*COUNTIF([.$N38:.$AB38];[.L$1]))-(2*COUNTIF([.$M38:.$M38];[.L$1]))" office:value-type="float" office:value="12" calcext:value-type="float">
            <text:p>12</text:p>
          </table:table-cell>
          <table:table-cell table:formula="of:=INDIRECT(&quot;Sheet2.G&quot;&amp;MATCH([.A38];[Sheet2.D$1:.D$8]))" office:value-type="float" office:value="0" calcext:value-type="float">
            <text:p>0</text:p>
          </table:table-cell>
          <table:table-cell table:formula="of:=INDIRECT(&quot;Sheet2.E&quot;&amp;MATCH([.A38];[Sheet2.D$1:.D$8]))" office:value-type="string" office:string-value="ANY" calcext:value-type="string">
            <text:p>ANY</text:p>
          </table:table-cell>
          <table:table-cell table:formula="of:=INDIRECT(&quot;Sheet2.F&quot;&amp;MATCH([.A38];[Sheet2.D$1:.D$8]))" office:value-type="float" office:value="0" calcext:value-type="float">
            <text:p>0</text:p>
          </table:table-cell>
          <table:table-cell table:formula="of:=IF(OR([.N38]=[.V38];[.O38]=[.V38]);&quot;ANY&quot;;[.V38])" office:value-type="string" office:string-value="STR" calcext:value-type="string">
            <text:p>STR</text:p>
          </table:table-cell>
          <table:table-cell table:formula="of:=IF([.P38]=&quot;ANY&quot;;[.N38]&amp;&quot;,&quot;&amp;[.O38];&quot;&quot;)">
            <text:p/>
          </table:table-cell>
          <table:table-cell table:formula="of:=IF(LEN([.Q38])&gt;5;INDIRECT(&quot;Sheet3.&quot;&amp;CHAR(RANDBETWEEN(73;76))&amp;MATCH([.Q38];[Sheet3.M$1:.M$1048521];0));IF([.N38]=&quot;ANY&quot;;INDIRECT(&quot;R1C&quot;&amp;7+MOD(RANDBETWEEN(1;5)-1+MATCH([.P38];[.G$1:.L$1];0);6);0);&quot;--&quot;))" office:value-type="string" office:string-value="WIS" calcext:value-type="string">
            <text:p>WIS</text:p>
          </table:table-cell>
          <table:table-cell table:formula="of:=INDIRECT(&quot;Sheet2.B&quot;&amp;MATCH([.C38];[Sheet2.A$1:.A$1048576]))" office:value-type="string" office:string-value="CON,INT" calcext:value-type="string">
            <text:p>CON,INT</text:p>
          </table:table-cell>
          <table:table-cell table:formula="of:=IF(ISERROR(FIND([.V38];[.S38]));IF(RAND()&lt;0.5;LEFT([.S38];3);RIGHT([.S38];3));[.V38])" office:value-type="string" office:string-value="CON" calcext:value-type="string">
            <text:p>CON</text:p>
          </table:table-cell>
          <table:table-cell table:formula="of:=IF([.T38]=[.V38];INDIRECT(&quot;R1C&quot;&amp;7+MOD(RANDBETWEEN(1;5)-1+MATCH([.T38];[.G$1:.L$1];0);6);0);[.V38])" office:value-type="string" office:string-value="STR" calcext:value-type="string">
            <text:p>STR</text:p>
          </table:table-cell>
          <table:table-cell table:style-name="ce58" table:formula="of:=IF(AND(LEN([.AC38])&gt;6;LEFT([.AC38];3)=[.M38]);RIGHT([.AC38];3);IF(AND(LEN([.AC38])&gt;6;RANDBETWEEN(1;2)&gt;1);RIGHT([.AC38];3);LEFT([.AC38];3)))" office:value-type="string" office:string-value="STR" calcext:value-type="string">
            <text:p>STR</text:p>
          </table:table-cell>
          <table:table-cell table:formula="of:=[.V38]" office:value-type="string" office:string-value="STR" calcext:value-type="string">
            <text:p>STR</text:p>
          </table:table-cell>
          <table:table-cell table:formula="of:=INDIRECT(&quot;R1C&quot;&amp;7+MOD(RANDBETWEEN(1;5)-1+MATCH([.W38];[.G$1:.L$1];0);6);0)" office:value-type="string" office:string-value="WIS" calcext:value-type="string">
            <text:p>WIS</text:p>
          </table:table-cell>
          <table:table-cell table:formula="of:=[.W38]&amp;&quot;,&quot;&amp;[.X38]" office:value-type="string" office:string-value="STR,WIS" calcext:value-type="string">
            <text:p>STR,WIS</text:p>
          </table:table-cell>
          <table:table-cell table:formula="of:=INDIRECT(&quot;Sheet3.&quot;&amp;CHAR(RANDBETWEEN(73;76))&amp;MATCH([.Y38];[Sheet3.M$1:.M$1048521];0))" office:value-type="string" office:string-value="CHA" calcext:value-type="string">
            <text:p>CHA</text:p>
          </table:table-cell>
          <table:table-cell table:style-name="ce59" table:formula="of:=INDIRECT(&quot;Sheet3.P&quot;&amp;MATCH([.AB38];[Sheet3.Q$1:.Q$162];0))" office:value-type="string" office:string-value="DEX" calcext:value-type="string">
            <text:p>DEX</text:p>
          </table:table-cell>
          <table:table-cell table:formula="of:=[.Y38]&amp;&quot;,&quot;&amp;[.Z38]" office:value-type="string" office:string-value="STR,WIS,CHA" calcext:value-type="string">
            <text:p>STR,WIS,CHA</text:p>
          </table:table-cell>
          <table:table-cell table:formula="of:=INDIRECT(&quot;Sheet2.G&quot;&amp;12+IF(ISERROR(MATCH([.E38];[Sheet2.F$13:.F$84];0));MATCH([.D38];[Sheet2.D$13:.D$84];0);MATCH([.E38];[Sheet2.F$13:.F$84];0)))" office:value-type="string" office:string-value="STR" calcext:value-type="string">
            <text:p>STR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Gnome</text:p>
          </table:table-cell>
          <table:table-cell table:style-name="ce54" office:value-type="string" calcext:value-type="string">
            <text:p>Wellspring Occult</text:p>
          </table:table-cell>
          <table:table-cell table:style-name="ce54" office:value-type="string" calcext:value-type="string">
            <text:p>Guard</text:p>
          </table:table-cell>
          <table:table-cell table:style-name="ce54" office:value-type="string" calcext:value-type="string">
            <text:p>Druid</text:p>
          </table:table-cell>
          <table:table-cell table:style-name="ce54" office:value-type="string" calcext:value-type="string">
            <text:p>Animal</text:p>
          </table:table-cell>
          <table:table-cell table:style-name="ce54"/>
          <table:table-cell table:style-name="ce55" table:formula="of:=10+(2*COUNTIF([.$N39:.$AB39];[.G$1]))-(2*COUNTIF([.$M39:.$M39];[.G$1]))" office:value-type="float" office:value="10" calcext:value-type="float">
            <text:p>10</text:p>
          </table:table-cell>
          <table:table-cell table:style-name="ce55" table:formula="of:=10+(2*COUNTIF([.$N39:.$AB39];[.H$1]))-(2*COUNTIF([.$M39:.$M39];[.H$1]))" office:value-type="float" office:value="12" calcext:value-type="float">
            <text:p>12</text:p>
          </table:table-cell>
          <table:table-cell table:style-name="ce55" table:formula="of:=10+(2*COUNTIF([.$N39:.$AB39];[.I$1]))-(2*COUNTIF([.$M39:.$M39];[.I$1]))" office:value-type="float" office:value="12" calcext:value-type="float">
            <text:p>12</text:p>
          </table:table-cell>
          <table:table-cell table:style-name="ce55" table:formula="of:=10+(2*COUNTIF([.$N39:.$AB39];[.J$1]))-(2*COUNTIF([.$M39:.$M39];[.J$1]))" office:value-type="float" office:value="12" calcext:value-type="float">
            <text:p>12</text:p>
          </table:table-cell>
          <table:table-cell table:style-name="ce55" table:formula="of:=10+(2*COUNTIF([.$N39:.$AB39];[.K$1]))-(2*COUNTIF([.$M39:.$M39];[.K$1]))" office:value-type="float" office:value="18" calcext:value-type="float">
            <text:p>18</text:p>
          </table:table-cell>
          <table:table-cell table:style-name="ce55" table:formula="of:=10+(2*COUNTIF([.$N39:.$AB39];[.L$1]))-(2*COUNTIF([.$M39:.$M39];[.L$1]))" office:value-type="float" office:value="14" calcext:value-type="float">
            <text:p>14</text:p>
          </table:table-cell>
          <table:table-cell table:formula="of:=INDIRECT(&quot;Sheet2.G&quot;&amp;MATCH([.A39];[Sheet2.D$1:.D$8]))" office:value-type="string" office:string-value="STR" calcext:value-type="string">
            <text:p>STR</text:p>
          </table:table-cell>
          <table:table-cell table:formula="of:=INDIRECT(&quot;Sheet2.E&quot;&amp;MATCH([.A39];[Sheet2.D$1:.D$8]))" office:value-type="string" office:string-value="CON" calcext:value-type="string">
            <text:p>CON</text:p>
          </table:table-cell>
          <table:table-cell table:formula="of:=INDIRECT(&quot;Sheet2.F&quot;&amp;MATCH([.A39];[Sheet2.D$1:.D$8]))" office:value-type="string" office:string-value="CHA" calcext:value-type="string">
            <text:p>CHA</text:p>
          </table:table-cell>
          <table:table-cell table:formula="of:=IF(OR([.N39]=[.V39];[.O39]=[.V39]);&quot;ANY&quot;;[.V39])" office:value-type="string" office:string-value="WIS" calcext:value-type="string">
            <text:p>WIS</text:p>
          </table:table-cell>
          <table:table-cell table:formula="of:=IF([.P39]=&quot;ANY&quot;;[.N39]&amp;&quot;,&quot;&amp;[.O39];&quot;&quot;)">
            <text:p/>
          </table:table-cell>
          <table:table-cell table:formula="of:=IF(LEN([.Q39])&gt;5;INDIRECT(&quot;Sheet3.&quot;&amp;CHAR(RANDBETWEEN(73;76))&amp;MATCH([.Q39];[Sheet3.M$1:.M$1048521];0));IF([.N39]=&quot;ANY&quot;;INDIRECT(&quot;R1C&quot;&amp;7+MOD(RANDBETWEEN(1;5)-1+MATCH([.P39];[.G$1:.L$1];0);6);0);&quot;--&quot;))" office:value-type="string" office:string-value="--" calcext:value-type="string">
            <text:p>--</text:p>
          </table:table-cell>
          <table:table-cell table:formula="of:=INDIRECT(&quot;Sheet2.B&quot;&amp;MATCH([.C39];[Sheet2.A$1:.A$1048576]))" office:value-type="string" office:string-value="STR,CHA" calcext:value-type="string">
            <text:p>STR,CHA</text:p>
          </table:table-cell>
          <table:table-cell table:formula="of:=IF(ISERROR(FIND([.V39];[.S39]));IF(RAND()&lt;0.5;LEFT([.S39];3);RIGHT([.S39];3));[.V39])" office:value-type="string" office:string-value="CHA" calcext:value-type="string">
            <text:p>CHA</text:p>
          </table:table-cell>
          <table:table-cell table:formula="of:=IF([.T39]=[.V39];INDIRECT(&quot;R1C&quot;&amp;7+MOD(RANDBETWEEN(1;5)-1+MATCH([.T39];[.G$1:.L$1];0);6);0);[.V39])" office:value-type="string" office:string-value="WIS" calcext:value-type="string">
            <text:p>WIS</text:p>
          </table:table-cell>
          <table:table-cell table:style-name="ce58" table:formula="of:=IF(AND(LEN([.AC39])&gt;6;LEFT([.AC39];3)=[.M39]);RIGHT([.AC39];3);IF(AND(LEN([.AC39])&gt;6;RANDBETWEEN(1;2)&gt;1);RIGHT([.AC39];3);LEFT([.AC39];3)))" office:value-type="string" office:string-value="WIS" calcext:value-type="string">
            <text:p>WIS</text:p>
          </table:table-cell>
          <table:table-cell table:formula="of:=[.V39]" office:value-type="string" office:string-value="WIS" calcext:value-type="string">
            <text:p>WIS</text:p>
          </table:table-cell>
          <table:table-cell table:formula="of:=INDIRECT(&quot;R1C&quot;&amp;7+MOD(RANDBETWEEN(1;5)-1+MATCH([.W39];[.G$1:.L$1];0);6);0)" office:value-type="string" office:string-value="INT" calcext:value-type="string">
            <text:p>INT</text:p>
          </table:table-cell>
          <table:table-cell table:formula="of:=[.W39]&amp;&quot;,&quot;&amp;[.X39]" office:value-type="string" office:string-value="WIS,INT" calcext:value-type="string">
            <text:p>WIS,INT</text:p>
          </table:table-cell>
          <table:table-cell table:formula="of:=INDIRECT(&quot;Sheet3.&quot;&amp;CHAR(RANDBETWEEN(73;76))&amp;MATCH([.Y39];[Sheet3.M$1:.M$1048521];0))" office:value-type="string" office:string-value="STR" calcext:value-type="string">
            <text:p>STR</text:p>
          </table:table-cell>
          <table:table-cell table:style-name="ce59" table:formula="of:=INDIRECT(&quot;Sheet3.P&quot;&amp;MATCH([.AB39];[Sheet3.Q$1:.Q$162];0))" office:value-type="string" office:string-value="DEX" calcext:value-type="string">
            <text:p>DEX</text:p>
          </table:table-cell>
          <table:table-cell table:formula="of:=[.Y39]&amp;&quot;,&quot;&amp;[.Z39]" office:value-type="string" office:string-value="WIS,INT,STR" calcext:value-type="string">
            <text:p>WIS,INT,STR</text:p>
          </table:table-cell>
          <table:table-cell table:formula="of:=INDIRECT(&quot;Sheet2.G&quot;&amp;12+IF(ISERROR(MATCH([.E39];[Sheet2.F$13:.F$84];0));MATCH([.D39];[Sheet2.D$13:.D$84];0);MATCH([.E39];[Sheet2.F$13:.F$84];0)))" office:value-type="string" office:string-value="WIS" calcext:value-type="string">
            <text:p>WIS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Skilled</text:p>
          </table:table-cell>
          <table:table-cell table:style-name="ce54" office:value-type="string" calcext:value-type="string">
            <text:p>Guard</text:p>
          </table:table-cell>
          <table:table-cell table:style-name="ce54" office:value-type="string" calcext:value-type="string">
            <text:p>Ranger</text:p>
          </table:table-cell>
          <table:table-cell table:style-name="ce54" office:value-type="string" calcext:value-type="string">
            <text:p>Outwit</text:p>
          </table:table-cell>
          <table:table-cell table:style-name="ce54"/>
          <table:table-cell table:style-name="ce55" table:formula="of:=10+(2*COUNTIF([.$N40:.$AB40];[.G$1]))-(2*COUNTIF([.$M40:.$M40];[.G$1]))" office:value-type="float" office:value="14" calcext:value-type="float">
            <text:p>14</text:p>
          </table:table-cell>
          <table:table-cell table:style-name="ce55" table:formula="of:=10+(2*COUNTIF([.$N40:.$AB40];[.H$1]))-(2*COUNTIF([.$M40:.$M40];[.H$1]))" office:value-type="float" office:value="18" calcext:value-type="float">
            <text:p>18</text:p>
          </table:table-cell>
          <table:table-cell table:style-name="ce55" table:formula="of:=10+(2*COUNTIF([.$N40:.$AB40];[.I$1]))-(2*COUNTIF([.$M40:.$M40];[.I$1]))" office:value-type="float" office:value="10" calcext:value-type="float">
            <text:p>10</text:p>
          </table:table-cell>
          <table:table-cell table:style-name="ce55" table:formula="of:=10+(2*COUNTIF([.$N40:.$AB40];[.J$1]))-(2*COUNTIF([.$M40:.$M40];[.J$1]))" office:value-type="float" office:value="14" calcext:value-type="float">
            <text:p>14</text:p>
          </table:table-cell>
          <table:table-cell table:style-name="ce55" table:formula="of:=10+(2*COUNTIF([.$N40:.$AB40];[.K$1]))-(2*COUNTIF([.$M40:.$M40];[.K$1]))" office:value-type="float" office:value="10" calcext:value-type="float">
            <text:p>10</text:p>
          </table:table-cell>
          <table:table-cell table:style-name="ce55" table:formula="of:=10+(2*COUNTIF([.$N40:.$AB40];[.L$1]))-(2*COUNTIF([.$M40:.$M40];[.L$1]))" office:value-type="float" office:value="12" calcext:value-type="float">
            <text:p>12</text:p>
          </table:table-cell>
          <table:table-cell table:formula="of:=INDIRECT(&quot;Sheet2.G&quot;&amp;MATCH([.A40];[Sheet2.D$1:.D$8]))" office:value-type="float" office:value="0" calcext:value-type="float">
            <text:p>0</text:p>
          </table:table-cell>
          <table:table-cell table:formula="of:=INDIRECT(&quot;Sheet2.E&quot;&amp;MATCH([.A40];[Sheet2.D$1:.D$8]))" office:value-type="string" office:string-value="ANY" calcext:value-type="string">
            <text:p>ANY</text:p>
          </table:table-cell>
          <table:table-cell table:formula="of:=INDIRECT(&quot;Sheet2.F&quot;&amp;MATCH([.A40];[Sheet2.D$1:.D$8]))" office:value-type="float" office:value="0" calcext:value-type="float">
            <text:p>0</text:p>
          </table:table-cell>
          <table:table-cell table:formula="of:=IF(OR([.N40]=[.V40];[.O40]=[.V40]);&quot;ANY&quot;;[.V40])" office:value-type="string" office:string-value="DEX" calcext:value-type="string">
            <text:p>DEX</text:p>
          </table:table-cell>
          <table:table-cell table:formula="of:=IF([.P40]=&quot;ANY&quot;;[.N40]&amp;&quot;,&quot;&amp;[.O40];&quot;&quot;)">
            <text:p/>
          </table:table-cell>
          <table:table-cell table:formula="of:=IF(LEN([.Q40])&gt;5;INDIRECT(&quot;Sheet3.&quot;&amp;CHAR(RANDBETWEEN(73;76))&amp;MATCH([.Q40];[Sheet3.M$1:.M$1048521];0));IF([.N40]=&quot;ANY&quot;;INDIRECT(&quot;R1C&quot;&amp;7+MOD(RANDBETWEEN(1;5)-1+MATCH([.P40];[.G$1:.L$1];0);6);0);&quot;--&quot;))" office:value-type="string" office:string-value="INT" calcext:value-type="string">
            <text:p>INT</text:p>
          </table:table-cell>
          <table:table-cell table:formula="of:=INDIRECT(&quot;Sheet2.B&quot;&amp;MATCH([.C40];[Sheet2.A$1:.A$1048576]))" office:value-type="string" office:string-value="STR,CHA" calcext:value-type="string">
            <text:p>STR,CHA</text:p>
          </table:table-cell>
          <table:table-cell table:formula="of:=IF(ISERROR(FIND([.V40];[.S40]));IF(RAND()&lt;0.5;LEFT([.S40];3);RIGHT([.S40];3));[.V40])" office:value-type="string" office:string-value="STR" calcext:value-type="string">
            <text:p>STR</text:p>
          </table:table-cell>
          <table:table-cell table:formula="of:=IF([.T40]=[.V40];INDIRECT(&quot;R1C&quot;&amp;7+MOD(RANDBETWEEN(1;5)-1+MATCH([.T40];[.G$1:.L$1];0);6);0);[.V40])" office:value-type="string" office:string-value="DEX" calcext:value-type="string">
            <text:p>DEX</text:p>
          </table:table-cell>
          <table:table-cell table:style-name="ce58" table:formula="of:=IF(AND(LEN([.AC40])&gt;6;LEFT([.AC40];3)=[.M40]);RIGHT([.AC40];3);IF(AND(LEN([.AC40])&gt;6;RANDBETWEEN(1;2)&gt;1);RIGHT([.AC40];3);LEFT([.AC40];3)))" office:value-type="string" office:string-value="DEX" calcext:value-type="string">
            <text:p>DEX</text:p>
          </table:table-cell>
          <table:table-cell table:formula="of:=[.V40]" office:value-type="string" office:string-value="DEX" calcext:value-type="string">
            <text:p>DEX</text:p>
          </table:table-cell>
          <table:table-cell table:formula="of:=INDIRECT(&quot;R1C&quot;&amp;7+MOD(RANDBETWEEN(1;5)-1+MATCH([.W40];[.G$1:.L$1];0);6);0)" office:value-type="string" office:string-value="INT" calcext:value-type="string">
            <text:p>INT</text:p>
          </table:table-cell>
          <table:table-cell table:formula="of:=[.W40]&amp;&quot;,&quot;&amp;[.X40]" office:value-type="string" office:string-value="DEX,INT" calcext:value-type="string">
            <text:p>DEX,INT</text:p>
          </table:table-cell>
          <table:table-cell table:formula="of:=INDIRECT(&quot;Sheet3.&quot;&amp;CHAR(RANDBETWEEN(73;76))&amp;MATCH([.Y40];[Sheet3.M$1:.M$1048521];0))" office:value-type="string" office:string-value="CHA" calcext:value-type="string">
            <text:p>CHA</text:p>
          </table:table-cell>
          <table:table-cell table:style-name="ce59" table:formula="of:=INDIRECT(&quot;Sheet3.P&quot;&amp;MATCH([.AB40];[Sheet3.Q$1:.Q$162];0))" office:value-type="string" office:string-value="STR" calcext:value-type="string">
            <text:p>STR</text:p>
          </table:table-cell>
          <table:table-cell table:formula="of:=[.Y40]&amp;&quot;,&quot;&amp;[.Z40]" office:value-type="string" office:string-value="DEX,INT,CHA" calcext:value-type="string">
            <text:p>DEX,INT,CHA</text:p>
          </table:table-cell>
          <table:table-cell table:formula="of:=INDIRECT(&quot;Sheet2.G&quot;&amp;12+IF(ISERROR(MATCH([.E40];[Sheet2.F$13:.F$84];0));MATCH([.D40];[Sheet2.D$13:.D$84];0);MATCH([.E40];[Sheet2.F$13:.F$84];0)))" office:value-type="string" office:string-value="STR,DEX" calcext:value-type="string">
            <text:p>STR,DEX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Gnome</text:p>
          </table:table-cell>
          <table:table-cell table:style-name="ce54" office:value-type="string" calcext:value-type="string">
            <text:p>Umbral</text:p>
          </table:table-cell>
          <table:table-cell table:style-name="ce54" office:value-type="string" calcext:value-type="string">
            <text:p>Street Urchin</text:p>
          </table:table-cell>
          <table:table-cell table:style-name="ce54" office:value-type="string" calcext:value-type="string">
            <text:p>Rogue</text:p>
          </table:table-cell>
          <table:table-cell table:style-name="ce54" office:value-type="string" calcext:value-type="string">
            <text:p>Scoundrel</text:p>
          </table:table-cell>
          <table:table-cell table:style-name="ce54"/>
          <table:table-cell table:style-name="ce55" table:formula="of:=10+(2*COUNTIF([.$N41:.$AB41];[.G$1]))-(2*COUNTIF([.$M41:.$M41];[.G$1]))" office:value-type="float" office:value="10" calcext:value-type="float">
            <text:p>10</text:p>
          </table:table-cell>
          <table:table-cell table:style-name="ce55" table:formula="of:=10+(2*COUNTIF([.$N41:.$AB41];[.H$1]))-(2*COUNTIF([.$M41:.$M41];[.H$1]))" office:value-type="float" office:value="18" calcext:value-type="float">
            <text:p>18</text:p>
          </table:table-cell>
          <table:table-cell table:style-name="ce55" table:formula="of:=10+(2*COUNTIF([.$N41:.$AB41];[.I$1]))-(2*COUNTIF([.$M41:.$M41];[.I$1]))" office:value-type="float" office:value="12" calcext:value-type="float">
            <text:p>12</text:p>
          </table:table-cell>
          <table:table-cell table:style-name="ce55" table:formula="of:=10+(2*COUNTIF([.$N41:.$AB41];[.J$1]))-(2*COUNTIF([.$M41:.$M41];[.J$1]))" office:value-type="float" office:value="12" calcext:value-type="float">
            <text:p>12</text:p>
          </table:table-cell>
          <table:table-cell table:style-name="ce55" table:formula="of:=10+(2*COUNTIF([.$N41:.$AB41];[.K$1]))-(2*COUNTIF([.$M41:.$M41];[.K$1]))" office:value-type="float" office:value="14" calcext:value-type="float">
            <text:p>14</text:p>
          </table:table-cell>
          <table:table-cell table:style-name="ce55" table:formula="of:=10+(2*COUNTIF([.$N41:.$AB41];[.L$1]))-(2*COUNTIF([.$M41:.$M41];[.L$1]))" office:value-type="float" office:value="12" calcext:value-type="float">
            <text:p>12</text:p>
          </table:table-cell>
          <table:table-cell table:formula="of:=INDIRECT(&quot;Sheet2.G&quot;&amp;MATCH([.A41];[Sheet2.D$1:.D$8]))" office:value-type="string" office:string-value="STR" calcext:value-type="string">
            <text:p>STR</text:p>
          </table:table-cell>
          <table:table-cell table:formula="of:=INDIRECT(&quot;Sheet2.E&quot;&amp;MATCH([.A41];[Sheet2.D$1:.D$8]))" office:value-type="string" office:string-value="CON" calcext:value-type="string">
            <text:p>CON</text:p>
          </table:table-cell>
          <table:table-cell table:formula="of:=INDIRECT(&quot;Sheet2.F&quot;&amp;MATCH([.A41];[Sheet2.D$1:.D$8]))" office:value-type="string" office:string-value="CHA" calcext:value-type="string">
            <text:p>CHA</text:p>
          </table:table-cell>
          <table:table-cell table:formula="of:=IF(OR([.N41]=[.V41];[.O41]=[.V41]);&quot;ANY&quot;;[.V41])" office:value-type="string" office:string-value="DEX" calcext:value-type="string">
            <text:p>DEX</text:p>
          </table:table-cell>
          <table:table-cell table:formula="of:=IF([.P41]=&quot;ANY&quot;;[.N41]&amp;&quot;,&quot;&amp;[.O41];&quot;&quot;)">
            <text:p/>
          </table:table-cell>
          <table:table-cell table:formula="of:=IF(LEN([.Q41])&gt;5;INDIRECT(&quot;Sheet3.&quot;&amp;CHAR(RANDBETWEEN(73;76))&amp;MATCH([.Q41];[Sheet3.M$1:.M$1048521];0));IF([.N41]=&quot;ANY&quot;;INDIRECT(&quot;R1C&quot;&amp;7+MOD(RANDBETWEEN(1;5)-1+MATCH([.P41];[.G$1:.L$1];0);6);0);&quot;--&quot;))" office:value-type="string" office:string-value="--" calcext:value-type="string">
            <text:p>--</text:p>
          </table:table-cell>
          <table:table-cell table:formula="of:=INDIRECT(&quot;Sheet2.B&quot;&amp;MATCH([.C41];[Sheet2.A$1:.A$1048576]))" office:value-type="string" office:string-value="DEX,CON" calcext:value-type="string">
            <text:p>DEX,CON</text:p>
          </table:table-cell>
          <table:table-cell table:formula="of:=IF(ISERROR(FIND([.V41];[.S41]));IF(RAND()&lt;0.5;LEFT([.S41];3);RIGHT([.S41];3));[.V41])" office:value-type="string" office:string-value="DEX" calcext:value-type="string">
            <text:p>DEX</text:p>
          </table:table-cell>
          <table:table-cell table:formula="of:=IF([.T41]=[.V41];INDIRECT(&quot;R1C&quot;&amp;7+MOD(RANDBETWEEN(1;5)-1+MATCH([.T41];[.G$1:.L$1];0);6);0);[.V41])" office:value-type="string" office:string-value="WIS" calcext:value-type="string">
            <text:p>WIS</text:p>
          </table:table-cell>
          <table:table-cell table:style-name="ce58" table:formula="of:=IF(AND(LEN([.AC41])&gt;6;LEFT([.AC41];3)=[.M41]);RIGHT([.AC41];3);IF(AND(LEN([.AC41])&gt;6;RANDBETWEEN(1;2)&gt;1);RIGHT([.AC41];3);LEFT([.AC41];3)))" office:value-type="string" office:string-value="DEX" calcext:value-type="string">
            <text:p>DEX</text:p>
          </table:table-cell>
          <table:table-cell table:formula="of:=[.V41]" office:value-type="string" office:string-value="DEX" calcext:value-type="string">
            <text:p>DEX</text:p>
          </table:table-cell>
          <table:table-cell table:formula="of:=INDIRECT(&quot;R1C&quot;&amp;7+MOD(RANDBETWEEN(1;5)-1+MATCH([.W41];[.G$1:.L$1];0);6);0)" office:value-type="string" office:string-value="STR" calcext:value-type="string">
            <text:p>STR</text:p>
          </table:table-cell>
          <table:table-cell table:formula="of:=[.W41]&amp;&quot;,&quot;&amp;[.X41]" office:value-type="string" office:string-value="DEX,STR" calcext:value-type="string">
            <text:p>DEX,STR</text:p>
          </table:table-cell>
          <table:table-cell table:formula="of:=INDIRECT(&quot;Sheet3.&quot;&amp;CHAR(RANDBETWEEN(73;76))&amp;MATCH([.Y41];[Sheet3.M$1:.M$1048521];0))" office:value-type="string" office:string-value="INT" calcext:value-type="string">
            <text:p>INT</text:p>
          </table:table-cell>
          <table:table-cell table:style-name="ce59" table:formula="of:=INDIRECT(&quot;Sheet3.P&quot;&amp;MATCH([.AB41];[Sheet3.Q$1:.Q$162];0))" office:value-type="string" office:string-value="WIS" calcext:value-type="string">
            <text:p>WIS</text:p>
          </table:table-cell>
          <table:table-cell table:formula="of:=[.Y41]&amp;&quot;,&quot;&amp;[.Z41]" office:value-type="string" office:string-value="DEX,STR,INT" calcext:value-type="string">
            <text:p>DEX,STR,INT</text:p>
          </table:table-cell>
          <table:table-cell table:formula="of:=INDIRECT(&quot;Sheet2.G&quot;&amp;12+IF(ISERROR(MATCH([.E41];[Sheet2.F$13:.F$84];0));MATCH([.D41];[Sheet2.D$13:.D$84];0);MATCH([.E41];[Sheet2.F$13:.F$84];0)))" office:value-type="string" office:string-value="CHA,DEX" calcext:value-type="string">
            <text:p>CHA,DEX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Gnome</text:p>
          </table:table-cell>
          <table:table-cell table:style-name="ce54" office:value-type="string" calcext:value-type="string">
            <text:p>Fey Touched</text:p>
          </table:table-cell>
          <table:table-cell table:style-name="ce54" office:value-type="string" calcext:value-type="string">
            <text:p>Animal Whisperer</text:p>
          </table:table-cell>
          <table:table-cell table:style-name="ce54" office:value-type="string" calcext:value-type="string">
            <text:p>Bard</text:p>
          </table:table-cell>
          <table:table-cell table:style-name="ce54" office:value-type="string" calcext:value-type="string">
            <text:p>Maestro</text:p>
          </table:table-cell>
          <table:table-cell table:style-name="ce54"/>
          <table:table-cell table:style-name="ce55" table:formula="of:=10+(2*COUNTIF([.$N42:.$AB42];[.G$1]))-(2*COUNTIF([.$M42:.$M42];[.G$1]))" office:value-type="float" office:value="8" calcext:value-type="float">
            <text:p>8</text:p>
          </table:table-cell>
          <table:table-cell table:style-name="ce55" table:formula="of:=10+(2*COUNTIF([.$N42:.$AB42];[.H$1]))-(2*COUNTIF([.$M42:.$M42];[.H$1]))" office:value-type="float" office:value="10" calcext:value-type="float">
            <text:p>10</text:p>
          </table:table-cell>
          <table:table-cell table:style-name="ce55" table:formula="of:=10+(2*COUNTIF([.$N42:.$AB42];[.I$1]))-(2*COUNTIF([.$M42:.$M42];[.I$1]))" office:value-type="float" office:value="16" calcext:value-type="float">
            <text:p>16</text:p>
          </table:table-cell>
          <table:table-cell table:style-name="ce55" table:formula="of:=10+(2*COUNTIF([.$N42:.$AB42];[.J$1]))-(2*COUNTIF([.$M42:.$M42];[.J$1]))" office:value-type="float" office:value="12" calcext:value-type="float">
            <text:p>12</text:p>
          </table:table-cell>
          <table:table-cell table:style-name="ce55" table:formula="of:=10+(2*COUNTIF([.$N42:.$AB42];[.K$1]))-(2*COUNTIF([.$M42:.$M42];[.K$1]))" office:value-type="float" office:value="14" calcext:value-type="float">
            <text:p>14</text:p>
          </table:table-cell>
          <table:table-cell table:style-name="ce55" table:formula="of:=10+(2*COUNTIF([.$N42:.$AB42];[.L$1]))-(2*COUNTIF([.$M42:.$M42];[.L$1]))" office:value-type="float" office:value="18" calcext:value-type="float">
            <text:p>18</text:p>
          </table:table-cell>
          <table:table-cell table:formula="of:=INDIRECT(&quot;Sheet2.G&quot;&amp;MATCH([.A42];[Sheet2.D$1:.D$8]))" office:value-type="string" office:string-value="STR" calcext:value-type="string">
            <text:p>STR</text:p>
          </table:table-cell>
          <table:table-cell table:formula="of:=INDIRECT(&quot;Sheet2.E&quot;&amp;MATCH([.A42];[Sheet2.D$1:.D$8]))" office:value-type="string" office:string-value="CON" calcext:value-type="string">
            <text:p>CON</text:p>
          </table:table-cell>
          <table:table-cell table:formula="of:=INDIRECT(&quot;Sheet2.F&quot;&amp;MATCH([.A42];[Sheet2.D$1:.D$8]))" office:value-type="string" office:string-value="CHA" calcext:value-type="string">
            <text:p>CHA</text:p>
          </table:table-cell>
          <table:table-cell table:formula="of:=IF(OR([.N42]=[.V42];[.O42]=[.V42]);&quot;ANY&quot;;[.V42])" office:value-type="string" office:string-value="ANY" calcext:value-type="string">
            <text:p>ANY</text:p>
          </table:table-cell>
          <table:table-cell table:formula="of:=IF([.P42]=&quot;ANY&quot;;[.N42]&amp;&quot;,&quot;&amp;[.O42];&quot;&quot;)" office:value-type="string" office:string-value="CON,CHA" calcext:value-type="string">
            <text:p>CON,CHA</text:p>
          </table:table-cell>
          <table:table-cell table:formula="of:=IF(LEN([.Q42])&gt;5;INDIRECT(&quot;Sheet3.&quot;&amp;CHAR(RANDBETWEEN(73;76))&amp;MATCH([.Q42];[Sheet3.M$1:.M$1048521];0));IF([.N42]=&quot;ANY&quot;;INDIRECT(&quot;R1C&quot;&amp;7+MOD(RANDBETWEEN(1;5)-1+MATCH([.P42];[.G$1:.L$1];0);6);0);&quot;--&quot;))" office:value-type="string" office:string-value="WIS" calcext:value-type="string">
            <text:p>WIS</text:p>
          </table:table-cell>
          <table:table-cell table:formula="of:=INDIRECT(&quot;Sheet2.B&quot;&amp;MATCH([.C42];[Sheet2.A$1:.A$1048576]))" office:value-type="string" office:string-value="WIS,CHA" calcext:value-type="string">
            <text:p>WIS,CHA</text:p>
          </table:table-cell>
          <table:table-cell table:formula="of:=IF(ISERROR(FIND([.V42];[.S42]));IF(RAND()&lt;0.5;LEFT([.S42];3);RIGHT([.S42];3));[.V42])" office:value-type="string" office:string-value="CHA" calcext:value-type="string">
            <text:p>CHA</text:p>
          </table:table-cell>
          <table:table-cell table:formula="of:=IF([.T42]=[.V42];INDIRECT(&quot;R1C&quot;&amp;7+MOD(RANDBETWEEN(1;5)-1+MATCH([.T42];[.G$1:.L$1];0);6);0);[.V42])" office:value-type="string" office:string-value="CON" calcext:value-type="string">
            <text:p>CON</text:p>
          </table:table-cell>
          <table:table-cell table:style-name="ce58" table:formula="of:=IF(AND(LEN([.AC42])&gt;6;LEFT([.AC42];3)=[.M42]);RIGHT([.AC42];3);IF(AND(LEN([.AC42])&gt;6;RANDBETWEEN(1;2)&gt;1);RIGHT([.AC42];3);LEFT([.AC42];3)))" office:value-type="string" office:string-value="CHA" calcext:value-type="string">
            <text:p>CHA</text:p>
          </table:table-cell>
          <table:table-cell table:formula="of:=[.V42]" office:value-type="string" office:string-value="CHA" calcext:value-type="string">
            <text:p>CHA</text:p>
          </table:table-cell>
          <table:table-cell table:formula="of:=INDIRECT(&quot;R1C&quot;&amp;7+MOD(RANDBETWEEN(1;5)-1+MATCH([.W42];[.G$1:.L$1];0);6);0)" office:value-type="string" office:string-value="INT" calcext:value-type="string">
            <text:p>INT</text:p>
          </table:table-cell>
          <table:table-cell table:formula="of:=[.W42]&amp;&quot;,&quot;&amp;[.X42]" office:value-type="string" office:string-value="CHA,INT" calcext:value-type="string">
            <text:p>CHA,INT</text:p>
          </table:table-cell>
          <table:table-cell table:formula="of:=INDIRECT(&quot;Sheet3.&quot;&amp;CHAR(RANDBETWEEN(73;76))&amp;MATCH([.Y42];[Sheet3.M$1:.M$1048521];0))" office:value-type="string" office:string-value="CON" calcext:value-type="string">
            <text:p>CON</text:p>
          </table:table-cell>
          <table:table-cell table:style-name="ce59" table:formula="of:=INDIRECT(&quot;Sheet3.P&quot;&amp;MATCH([.AB42];[Sheet3.Q$1:.Q$162];0))" office:value-type="string" office:string-value="WIS" calcext:value-type="string">
            <text:p>WIS</text:p>
          </table:table-cell>
          <table:table-cell table:formula="of:=[.Y42]&amp;&quot;,&quot;&amp;[.Z42]" office:value-type="string" office:string-value="CHA,INT,CON" calcext:value-type="string">
            <text:p>CHA,INT,CON</text:p>
          </table:table-cell>
          <table:table-cell table:formula="of:=INDIRECT(&quot;Sheet2.G&quot;&amp;12+IF(ISERROR(MATCH([.E42];[Sheet2.F$13:.F$84];0));MATCH([.D42];[Sheet2.D$13:.D$84];0);MATCH([.E42];[Sheet2.F$13:.F$84];0)))" office:value-type="string" office:string-value="CHA" calcext:value-type="string">
            <text:p>CHA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Gnome</text:p>
          </table:table-cell>
          <table:table-cell table:style-name="ce54" office:value-type="string" calcext:value-type="string">
            <text:p>Chameleon</text:p>
          </table:table-cell>
          <table:table-cell table:style-name="ce54" office:value-type="string" calcext:value-type="string">
            <text:p>Street Urchin</text:p>
          </table:table-cell>
          <table:table-cell table:style-name="ce54" office:value-type="string" calcext:value-type="string">
            <text:p>Bard</text:p>
          </table:table-cell>
          <table:table-cell table:style-name="ce54" office:value-type="string" calcext:value-type="string">
            <text:p>Maestro</text:p>
          </table:table-cell>
          <table:table-cell table:style-name="ce54"/>
          <table:table-cell table:style-name="ce55" table:formula="of:=10+(2*COUNTIF([.$N43:.$AB43];[.G$1]))-(2*COUNTIF([.$M43:.$M43];[.G$1]))" office:value-type="float" office:value="10" calcext:value-type="float">
            <text:p>10</text:p>
          </table:table-cell>
          <table:table-cell table:style-name="ce55" table:formula="of:=10+(2*COUNTIF([.$N43:.$AB43];[.H$1]))-(2*COUNTIF([.$M43:.$M43];[.H$1]))" office:value-type="float" office:value="12" calcext:value-type="float">
            <text:p>12</text:p>
          </table:table-cell>
          <table:table-cell table:style-name="ce55" table:formula="of:=10+(2*COUNTIF([.$N43:.$AB43];[.I$1]))-(2*COUNTIF([.$M43:.$M43];[.I$1]))" office:value-type="float" office:value="14" calcext:value-type="float">
            <text:p>14</text:p>
          </table:table-cell>
          <table:table-cell table:style-name="ce55" table:formula="of:=10+(2*COUNTIF([.$N43:.$AB43];[.J$1]))-(2*COUNTIF([.$M43:.$M43];[.J$1]))" office:value-type="float" office:value="12" calcext:value-type="float">
            <text:p>12</text:p>
          </table:table-cell>
          <table:table-cell table:style-name="ce55" table:formula="of:=10+(2*COUNTIF([.$N43:.$AB43];[.K$1]))-(2*COUNTIF([.$M43:.$M43];[.K$1]))" office:value-type="float" office:value="12" calcext:value-type="float">
            <text:p>12</text:p>
          </table:table-cell>
          <table:table-cell table:style-name="ce55" table:formula="of:=10+(2*COUNTIF([.$N43:.$AB43];[.L$1]))-(2*COUNTIF([.$M43:.$M43];[.L$1]))" office:value-type="float" office:value="18" calcext:value-type="float">
            <text:p>18</text:p>
          </table:table-cell>
          <table:table-cell table:formula="of:=INDIRECT(&quot;Sheet2.G&quot;&amp;MATCH([.A43];[Sheet2.D$1:.D$8]))" office:value-type="string" office:string-value="STR" calcext:value-type="string">
            <text:p>STR</text:p>
          </table:table-cell>
          <table:table-cell table:formula="of:=INDIRECT(&quot;Sheet2.E&quot;&amp;MATCH([.A43];[Sheet2.D$1:.D$8]))" office:value-type="string" office:string-value="CON" calcext:value-type="string">
            <text:p>CON</text:p>
          </table:table-cell>
          <table:table-cell table:formula="of:=INDIRECT(&quot;Sheet2.F&quot;&amp;MATCH([.A43];[Sheet2.D$1:.D$8]))" office:value-type="string" office:string-value="CHA" calcext:value-type="string">
            <text:p>CHA</text:p>
          </table:table-cell>
          <table:table-cell table:formula="of:=IF(OR([.N43]=[.V43];[.O43]=[.V43]);&quot;ANY&quot;;[.V43])" office:value-type="string" office:string-value="ANY" calcext:value-type="string">
            <text:p>ANY</text:p>
          </table:table-cell>
          <table:table-cell table:formula="of:=IF([.P43]=&quot;ANY&quot;;[.N43]&amp;&quot;,&quot;&amp;[.O43];&quot;&quot;)" office:value-type="string" office:string-value="CON,CHA" calcext:value-type="string">
            <text:p>CON,CHA</text:p>
          </table:table-cell>
          <table:table-cell table:formula="of:=IF(LEN([.Q43])&gt;5;INDIRECT(&quot;Sheet3.&quot;&amp;CHAR(RANDBETWEEN(73;76))&amp;MATCH([.Q43];[Sheet3.M$1:.M$1048521];0));IF([.N43]=&quot;ANY&quot;;INDIRECT(&quot;R1C&quot;&amp;7+MOD(RANDBETWEEN(1;5)-1+MATCH([.P43];[.G$1:.L$1];0);6);0);&quot;--&quot;))" office:value-type="string" office:string-value="INT" calcext:value-type="string">
            <text:p>INT</text:p>
          </table:table-cell>
          <table:table-cell table:formula="of:=INDIRECT(&quot;Sheet2.B&quot;&amp;MATCH([.C43];[Sheet2.A$1:.A$1048576]))" office:value-type="string" office:string-value="DEX,CON" calcext:value-type="string">
            <text:p>DEX,CON</text:p>
          </table:table-cell>
          <table:table-cell table:formula="of:=IF(ISERROR(FIND([.V43];[.S43]));IF(RAND()&lt;0.5;LEFT([.S43];3);RIGHT([.S43];3));[.V43])" office:value-type="string" office:string-value="CON" calcext:value-type="string">
            <text:p>CON</text:p>
          </table:table-cell>
          <table:table-cell table:formula="of:=IF([.T43]=[.V43];INDIRECT(&quot;R1C&quot;&amp;7+MOD(RANDBETWEEN(1;5)-1+MATCH([.T43];[.G$1:.L$1];0);6);0);[.V43])" office:value-type="string" office:string-value="CHA" calcext:value-type="string">
            <text:p>CHA</text:p>
          </table:table-cell>
          <table:table-cell table:style-name="ce58" table:formula="of:=IF(AND(LEN([.AC43])&gt;6;LEFT([.AC43];3)=[.M43]);RIGHT([.AC43];3);IF(AND(LEN([.AC43])&gt;6;RANDBETWEEN(1;2)&gt;1);RIGHT([.AC43];3);LEFT([.AC43];3)))" office:value-type="string" office:string-value="CHA" calcext:value-type="string">
            <text:p>CHA</text:p>
          </table:table-cell>
          <table:table-cell table:formula="of:=[.V43]" office:value-type="string" office:string-value="CHA" calcext:value-type="string">
            <text:p>CHA</text:p>
          </table:table-cell>
          <table:table-cell table:formula="of:=INDIRECT(&quot;R1C&quot;&amp;7+MOD(RANDBETWEEN(1;5)-1+MATCH([.W43];[.G$1:.L$1];0);6);0)" office:value-type="string" office:string-value="WIS" calcext:value-type="string">
            <text:p>WIS</text:p>
          </table:table-cell>
          <table:table-cell table:formula="of:=[.W43]&amp;&quot;,&quot;&amp;[.X43]" office:value-type="string" office:string-value="CHA,WIS" calcext:value-type="string">
            <text:p>CHA,WIS</text:p>
          </table:table-cell>
          <table:table-cell table:formula="of:=INDIRECT(&quot;Sheet3.&quot;&amp;CHAR(RANDBETWEEN(73;76))&amp;MATCH([.Y43];[Sheet3.M$1:.M$1048521];0))" office:value-type="string" office:string-value="STR" calcext:value-type="string">
            <text:p>STR</text:p>
          </table:table-cell>
          <table:table-cell table:style-name="ce59" table:formula="of:=INDIRECT(&quot;Sheet3.P&quot;&amp;MATCH([.AB43];[Sheet3.Q$1:.Q$162];0))" office:value-type="string" office:string-value="DEX" calcext:value-type="string">
            <text:p>DEX</text:p>
          </table:table-cell>
          <table:table-cell table:formula="of:=[.Y43]&amp;&quot;,&quot;&amp;[.Z43]" office:value-type="string" office:string-value="CHA,WIS,STR" calcext:value-type="string">
            <text:p>CHA,WIS,STR</text:p>
          </table:table-cell>
          <table:table-cell table:formula="of:=INDIRECT(&quot;Sheet2.G&quot;&amp;12+IF(ISERROR(MATCH([.E43];[Sheet2.F$13:.F$84];0));MATCH([.D43];[Sheet2.D$13:.D$84];0);MATCH([.E43];[Sheet2.F$13:.F$84];0)))" office:value-type="string" office:string-value="CHA" calcext:value-type="string">
            <text:p>CHA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Gnome</text:p>
          </table:table-cell>
          <table:table-cell table:style-name="ce54" office:value-type="string" calcext:value-type="string">
            <text:p>Wellspring Arcane</text:p>
          </table:table-cell>
          <table:table-cell table:style-name="ce54" office:value-type="string" calcext:value-type="string">
            <text:p>Field Medic</text:p>
          </table:table-cell>
          <table:table-cell table:style-name="ce54" office:value-type="string" calcext:value-type="string">
            <text:p>Sorcerer</text:p>
          </table:table-cell>
          <table:table-cell table:style-name="ce54" office:value-type="string" calcext:value-type="string">
            <text:p>Undead</text:p>
          </table:table-cell>
          <table:table-cell table:style-name="ce54"/>
          <table:table-cell table:style-name="ce55" table:formula="of:=10+(2*COUNTIF([.$N44:.$AB44];[.G$1]))-(2*COUNTIF([.$M44:.$M44];[.G$1]))" office:value-type="float" office:value="12" calcext:value-type="float">
            <text:p>12</text:p>
          </table:table-cell>
          <table:table-cell table:style-name="ce55" table:formula="of:=10+(2*COUNTIF([.$N44:.$AB44];[.H$1]))-(2*COUNTIF([.$M44:.$M44];[.H$1]))" office:value-type="float" office:value="12" calcext:value-type="float">
            <text:p>12</text:p>
          </table:table-cell>
          <table:table-cell table:style-name="ce55" table:formula="of:=10+(2*COUNTIF([.$N44:.$AB44];[.I$1]))-(2*COUNTIF([.$M44:.$M44];[.I$1]))" office:value-type="float" office:value="16" calcext:value-type="float">
            <text:p>16</text:p>
          </table:table-cell>
          <table:table-cell table:style-name="ce55" table:formula="of:=10+(2*COUNTIF([.$N44:.$AB44];[.J$1]))-(2*COUNTIF([.$M44:.$M44];[.J$1]))" office:value-type="float" office:value="10" calcext:value-type="float">
            <text:p>10</text:p>
          </table:table-cell>
          <table:table-cell table:style-name="ce55" table:formula="of:=10+(2*COUNTIF([.$N44:.$AB44];[.K$1]))-(2*COUNTIF([.$M44:.$M44];[.K$1]))" office:value-type="float" office:value="10" calcext:value-type="float">
            <text:p>10</text:p>
          </table:table-cell>
          <table:table-cell table:style-name="ce55" table:formula="of:=10+(2*COUNTIF([.$N44:.$AB44];[.L$1]))-(2*COUNTIF([.$M44:.$M44];[.L$1]))" office:value-type="float" office:value="18" calcext:value-type="float">
            <text:p>18</text:p>
          </table:table-cell>
          <table:table-cell table:formula="of:=INDIRECT(&quot;Sheet2.G&quot;&amp;MATCH([.A44];[Sheet2.D$1:.D$8]))" office:value-type="string" office:string-value="STR" calcext:value-type="string">
            <text:p>STR</text:p>
          </table:table-cell>
          <table:table-cell table:formula="of:=INDIRECT(&quot;Sheet2.E&quot;&amp;MATCH([.A44];[Sheet2.D$1:.D$8]))" office:value-type="string" office:string-value="CON" calcext:value-type="string">
            <text:p>CON</text:p>
          </table:table-cell>
          <table:table-cell table:formula="of:=INDIRECT(&quot;Sheet2.F&quot;&amp;MATCH([.A44];[Sheet2.D$1:.D$8]))" office:value-type="string" office:string-value="CHA" calcext:value-type="string">
            <text:p>CHA</text:p>
          </table:table-cell>
          <table:table-cell table:formula="of:=IF(OR([.N44]=[.V44];[.O44]=[.V44]);&quot;ANY&quot;;[.V44])" office:value-type="string" office:string-value="ANY" calcext:value-type="string">
            <text:p>ANY</text:p>
          </table:table-cell>
          <table:table-cell table:formula="of:=IF([.P44]=&quot;ANY&quot;;[.N44]&amp;&quot;,&quot;&amp;[.O44];&quot;&quot;)" office:value-type="string" office:string-value="CON,CHA" calcext:value-type="string">
            <text:p>CON,CHA</text:p>
          </table:table-cell>
          <table:table-cell table:formula="of:=IF(LEN([.Q44])&gt;5;INDIRECT(&quot;Sheet3.&quot;&amp;CHAR(RANDBETWEEN(73;76))&amp;MATCH([.Q44];[Sheet3.M$1:.M$1048521];0));IF([.N44]=&quot;ANY&quot;;INDIRECT(&quot;R1C&quot;&amp;7+MOD(RANDBETWEEN(1;5)-1+MATCH([.P44];[.G$1:.L$1];0);6);0);&quot;--&quot;))" office:value-type="string" office:string-value="STR" calcext:value-type="string">
            <text:p>STR</text:p>
          </table:table-cell>
          <table:table-cell table:formula="of:=INDIRECT(&quot;Sheet2.B&quot;&amp;MATCH([.C44];[Sheet2.A$1:.A$1048576]))" office:value-type="string" office:string-value="CON,WIS" calcext:value-type="string">
            <text:p>CON,WIS</text:p>
          </table:table-cell>
          <table:table-cell table:formula="of:=IF(ISERROR(FIND([.V44];[.S44]));IF(RAND()&lt;0.5;LEFT([.S44];3);RIGHT([.S44];3));[.V44])" office:value-type="string" office:string-value="CON" calcext:value-type="string">
            <text:p>CON</text:p>
          </table:table-cell>
          <table:table-cell table:formula="of:=IF([.T44]=[.V44];INDIRECT(&quot;R1C&quot;&amp;7+MOD(RANDBETWEEN(1;5)-1+MATCH([.T44];[.G$1:.L$1];0);6);0);[.V44])" office:value-type="string" office:string-value="CHA" calcext:value-type="string">
            <text:p>CHA</text:p>
          </table:table-cell>
          <table:table-cell table:style-name="ce58" table:formula="of:=IF(AND(LEN([.AC44])&gt;6;LEFT([.AC44];3)=[.M44]);RIGHT([.AC44];3);IF(AND(LEN([.AC44])&gt;6;RANDBETWEEN(1;2)&gt;1);RIGHT([.AC44];3);LEFT([.AC44];3)))" office:value-type="string" office:string-value="CHA" calcext:value-type="string">
            <text:p>CHA</text:p>
          </table:table-cell>
          <table:table-cell table:formula="of:=[.V44]" office:value-type="string" office:string-value="CHA" calcext:value-type="string">
            <text:p>CHA</text:p>
          </table:table-cell>
          <table:table-cell table:formula="of:=INDIRECT(&quot;R1C&quot;&amp;7+MOD(RANDBETWEEN(1;5)-1+MATCH([.W44];[.G$1:.L$1];0);6);0)" office:value-type="string" office:string-value="DEX" calcext:value-type="string">
            <text:p>DEX</text:p>
          </table:table-cell>
          <table:table-cell table:formula="of:=[.W44]&amp;&quot;,&quot;&amp;[.X44]" office:value-type="string" office:string-value="CHA,DEX" calcext:value-type="string">
            <text:p>CHA,DEX</text:p>
          </table:table-cell>
          <table:table-cell table:formula="of:=INDIRECT(&quot;Sheet3.&quot;&amp;CHAR(RANDBETWEEN(73;76))&amp;MATCH([.Y44];[Sheet3.M$1:.M$1048521];0))" office:value-type="string" office:string-value="STR" calcext:value-type="string">
            <text:p>STR</text:p>
          </table:table-cell>
          <table:table-cell table:style-name="ce59" table:formula="of:=INDIRECT(&quot;Sheet3.P&quot;&amp;MATCH([.AB44];[Sheet3.Q$1:.Q$162];0))" office:value-type="string" office:string-value="CON" calcext:value-type="string">
            <text:p>CON</text:p>
          </table:table-cell>
          <table:table-cell table:formula="of:=[.Y44]&amp;&quot;,&quot;&amp;[.Z44]" office:value-type="string" office:string-value="CHA,DEX,STR" calcext:value-type="string">
            <text:p>CHA,DEX,STR</text:p>
          </table:table-cell>
          <table:table-cell table:formula="of:=INDIRECT(&quot;Sheet2.G&quot;&amp;12+IF(ISERROR(MATCH([.E44];[Sheet2.F$13:.F$84];0));MATCH([.D44];[Sheet2.D$13:.D$84];0);MATCH([.E44];[Sheet2.F$13:.F$84];0)))" office:value-type="string" office:string-value="CHA" calcext:value-type="string">
            <text:p>CHA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Skilled</text:p>
          </table:table-cell>
          <table:table-cell table:style-name="ce54" office:value-type="string" calcext:value-type="string">
            <text:p>Scout</text:p>
          </table:table-cell>
          <table:table-cell table:style-name="ce54" office:value-type="string" calcext:value-type="string">
            <text:p>Fighter</text:p>
          </table:table-cell>
          <table:table-cell table:style-name="ce54" table:number-columns-repeated="2"/>
          <table:table-cell table:style-name="ce55" table:formula="of:=10+(2*COUNTIF([.$N45:.$AB45];[.G$1]))-(2*COUNTIF([.$M45:.$M45];[.G$1]))" office:value-type="float" office:value="10" calcext:value-type="float">
            <text:p>10</text:p>
          </table:table-cell>
          <table:table-cell table:style-name="ce55" table:formula="of:=10+(2*COUNTIF([.$N45:.$AB45];[.H$1]))-(2*COUNTIF([.$M45:.$M45];[.H$1]))" office:value-type="float" office:value="18" calcext:value-type="float">
            <text:p>18</text:p>
          </table:table-cell>
          <table:table-cell table:style-name="ce55" table:formula="of:=10+(2*COUNTIF([.$N45:.$AB45];[.I$1]))-(2*COUNTIF([.$M45:.$M45];[.I$1]))" office:value-type="float" office:value="10" calcext:value-type="float">
            <text:p>10</text:p>
          </table:table-cell>
          <table:table-cell table:style-name="ce55" table:formula="of:=10+(2*COUNTIF([.$N45:.$AB45];[.J$1]))-(2*COUNTIF([.$M45:.$M45];[.J$1]))" office:value-type="float" office:value="14" calcext:value-type="float">
            <text:p>14</text:p>
          </table:table-cell>
          <table:table-cell table:style-name="ce55" table:formula="of:=10+(2*COUNTIF([.$N45:.$AB45];[.K$1]))-(2*COUNTIF([.$M45:.$M45];[.K$1]))" office:value-type="float" office:value="12" calcext:value-type="float">
            <text:p>12</text:p>
          </table:table-cell>
          <table:table-cell table:style-name="ce55" table:formula="of:=10+(2*COUNTIF([.$N45:.$AB45];[.L$1]))-(2*COUNTIF([.$M45:.$M45];[.L$1]))" office:value-type="float" office:value="14" calcext:value-type="float">
            <text:p>14</text:p>
          </table:table-cell>
          <table:table-cell table:formula="of:=INDIRECT(&quot;Sheet2.G&quot;&amp;MATCH([.A45];[Sheet2.D$1:.D$8]))" office:value-type="float" office:value="0" calcext:value-type="float">
            <text:p>0</text:p>
          </table:table-cell>
          <table:table-cell table:formula="of:=INDIRECT(&quot;Sheet2.E&quot;&amp;MATCH([.A45];[Sheet2.D$1:.D$8]))" office:value-type="string" office:string-value="ANY" calcext:value-type="string">
            <text:p>ANY</text:p>
          </table:table-cell>
          <table:table-cell table:formula="of:=INDIRECT(&quot;Sheet2.F&quot;&amp;MATCH([.A45];[Sheet2.D$1:.D$8]))" office:value-type="float" office:value="0" calcext:value-type="float">
            <text:p>0</text:p>
          </table:table-cell>
          <table:table-cell table:formula="of:=IF(OR([.N45]=[.V45];[.O45]=[.V45]);&quot;ANY&quot;;[.V45])" office:value-type="string" office:string-value="DEX" calcext:value-type="string">
            <text:p>DEX</text:p>
          </table:table-cell>
          <table:table-cell table:formula="of:=IF([.P45]=&quot;ANY&quot;;[.N45]&amp;&quot;,&quot;&amp;[.O45];&quot;&quot;)">
            <text:p/>
          </table:table-cell>
          <table:table-cell table:formula="of:=IF(LEN([.Q45])&gt;5;INDIRECT(&quot;Sheet3.&quot;&amp;CHAR(RANDBETWEEN(73;76))&amp;MATCH([.Q45];[Sheet3.M$1:.M$1048521];0));IF([.N45]=&quot;ANY&quot;;INDIRECT(&quot;R1C&quot;&amp;7+MOD(RANDBETWEEN(1;5)-1+MATCH([.P45];[.G$1:.L$1];0);6);0);&quot;--&quot;))" office:value-type="string" office:string-value="CHA" calcext:value-type="string">
            <text:p>CHA</text:p>
          </table:table-cell>
          <table:table-cell table:formula="of:=INDIRECT(&quot;Sheet2.B&quot;&amp;MATCH([.C45];[Sheet2.A$1:.A$1048576]))" office:value-type="string" office:string-value="DEX,WIS" calcext:value-type="string">
            <text:p>DEX,WIS</text:p>
          </table:table-cell>
          <table:table-cell table:formula="of:=IF(ISERROR(FIND([.V45];[.S45]));IF(RAND()&lt;0.5;LEFT([.S45];3);RIGHT([.S45];3));[.V45])" office:value-type="string" office:string-value="DEX" calcext:value-type="string">
            <text:p>DEX</text:p>
          </table:table-cell>
          <table:table-cell table:formula="of:=IF([.T45]=[.V45];INDIRECT(&quot;R1C&quot;&amp;7+MOD(RANDBETWEEN(1;5)-1+MATCH([.T45];[.G$1:.L$1];0);6);0);[.V45])" office:value-type="string" office:string-value="INT" calcext:value-type="string">
            <text:p>INT</text:p>
          </table:table-cell>
          <table:table-cell table:style-name="ce58" table:formula="of:=IF(AND(LEN([.AC45])&gt;6;LEFT([.AC45];3)=[.M45]);RIGHT([.AC45];3);IF(AND(LEN([.AC45])&gt;6;RANDBETWEEN(1;2)&gt;1);RIGHT([.AC45];3);LEFT([.AC45];3)))" office:value-type="string" office:string-value="DEX" calcext:value-type="string">
            <text:p>DEX</text:p>
          </table:table-cell>
          <table:table-cell table:formula="of:=[.V45]" office:value-type="string" office:string-value="DEX" calcext:value-type="string">
            <text:p>DEX</text:p>
          </table:table-cell>
          <table:table-cell table:formula="of:=INDIRECT(&quot;R1C&quot;&amp;7+MOD(RANDBETWEEN(1;5)-1+MATCH([.W45];[.G$1:.L$1];0);6);0)" office:value-type="string" office:string-value="CHA" calcext:value-type="string">
            <text:p>CHA</text:p>
          </table:table-cell>
          <table:table-cell table:formula="of:=[.W45]&amp;&quot;,&quot;&amp;[.X45]" office:value-type="string" office:string-value="DEX,CHA" calcext:value-type="string">
            <text:p>DEX,CHA</text:p>
          </table:table-cell>
          <table:table-cell table:formula="of:=INDIRECT(&quot;Sheet3.&quot;&amp;CHAR(RANDBETWEEN(73;76))&amp;MATCH([.Y45];[Sheet3.M$1:.M$1048521];0))" office:value-type="string" office:string-value="INT" calcext:value-type="string">
            <text:p>INT</text:p>
          </table:table-cell>
          <table:table-cell table:style-name="ce59" table:formula="of:=INDIRECT(&quot;Sheet3.P&quot;&amp;MATCH([.AB45];[Sheet3.Q$1:.Q$162];0))" office:value-type="string" office:string-value="WIS" calcext:value-type="string">
            <text:p>WIS</text:p>
          </table:table-cell>
          <table:table-cell table:formula="of:=[.Y45]&amp;&quot;,&quot;&amp;[.Z45]" office:value-type="string" office:string-value="DEX,CHA,INT" calcext:value-type="string">
            <text:p>DEX,CHA,INT</text:p>
          </table:table-cell>
          <table:table-cell table:formula="of:=INDIRECT(&quot;Sheet2.G&quot;&amp;12+IF(ISERROR(MATCH([.E45];[Sheet2.F$13:.F$84];0));MATCH([.D45];[Sheet2.D$13:.D$84];0);MATCH([.E45];[Sheet2.F$13:.F$84];0)))" office:value-type="string" office:string-value="STR,DEX" calcext:value-type="string">
            <text:p>STR,DEX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alfling</text:p>
          </table:table-cell>
          <table:table-cell table:style-name="ce54" office:value-type="string" calcext:value-type="string">
            <text:p>Wildwood</text:p>
          </table:table-cell>
          <table:table-cell table:style-name="ce54" office:value-type="string" calcext:value-type="string">
            <text:p>Charlatan</text:p>
          </table:table-cell>
          <table:table-cell table:style-name="ce54" office:value-type="string" calcext:value-type="string">
            <text:p>Druid</text:p>
          </table:table-cell>
          <table:table-cell table:style-name="ce54" office:value-type="string" calcext:value-type="string">
            <text:p>Storm</text:p>
          </table:table-cell>
          <table:table-cell table:style-name="ce54"/>
          <table:table-cell table:style-name="ce55" table:formula="of:=10+(2*COUNTIF([.$N46:.$AB46];[.G$1]))-(2*COUNTIF([.$M46:.$M46];[.G$1]))" office:value-type="float" office:value="12" calcext:value-type="float">
            <text:p>12</text:p>
          </table:table-cell>
          <table:table-cell table:style-name="ce55" table:formula="of:=10+(2*COUNTIF([.$N46:.$AB46];[.H$1]))-(2*COUNTIF([.$M46:.$M46];[.H$1]))" office:value-type="float" office:value="14" calcext:value-type="float">
            <text:p>14</text:p>
          </table:table-cell>
          <table:table-cell table:style-name="ce55" table:formula="of:=10+(2*COUNTIF([.$N46:.$AB46];[.I$1]))-(2*COUNTIF([.$M46:.$M46];[.I$1]))" office:value-type="float" office:value="12" calcext:value-type="float">
            <text:p>12</text:p>
          </table:table-cell>
          <table:table-cell table:style-name="ce55" table:formula="of:=10+(2*COUNTIF([.$N46:.$AB46];[.J$1]))-(2*COUNTIF([.$M46:.$M46];[.J$1]))" office:value-type="float" office:value="10" calcext:value-type="float">
            <text:p>10</text:p>
          </table:table-cell>
          <table:table-cell table:style-name="ce55" table:formula="of:=10+(2*COUNTIF([.$N46:.$AB46];[.K$1]))-(2*COUNTIF([.$M46:.$M46];[.K$1]))" office:value-type="float" office:value="18" calcext:value-type="float">
            <text:p>18</text:p>
          </table:table-cell>
          <table:table-cell table:style-name="ce55" table:formula="of:=10+(2*COUNTIF([.$N46:.$AB46];[.L$1]))-(2*COUNTIF([.$M46:.$M46];[.L$1]))" office:value-type="float" office:value="12" calcext:value-type="float">
            <text:p>12</text:p>
          </table:table-cell>
          <table:table-cell table:formula="of:=INDIRECT(&quot;Sheet2.G&quot;&amp;MATCH([.A46];[Sheet2.D$1:.D$8]))" office:value-type="string" office:string-value="STR" calcext:value-type="string">
            <text:p>STR</text:p>
          </table:table-cell>
          <table:table-cell table:formula="of:=INDIRECT(&quot;Sheet2.E&quot;&amp;MATCH([.A46];[Sheet2.D$1:.D$8]))" office:value-type="string" office:string-value="DEX" calcext:value-type="string">
            <text:p>DEX</text:p>
          </table:table-cell>
          <table:table-cell table:formula="of:=INDIRECT(&quot;Sheet2.F&quot;&amp;MATCH([.A46];[Sheet2.D$1:.D$8]))" office:value-type="string" office:string-value="WIS" calcext:value-type="string">
            <text:p>WIS</text:p>
          </table:table-cell>
          <table:table-cell table:formula="of:=IF(OR([.N46]=[.V46];[.O46]=[.V46]);&quot;ANY&quot;;[.V46])" office:value-type="string" office:string-value="ANY" calcext:value-type="string">
            <text:p>ANY</text:p>
          </table:table-cell>
          <table:table-cell table:formula="of:=IF([.P46]=&quot;ANY&quot;;[.N46]&amp;&quot;,&quot;&amp;[.O46];&quot;&quot;)" office:value-type="string" office:string-value="DEX,WIS" calcext:value-type="string">
            <text:p>DEX,WIS</text:p>
          </table:table-cell>
          <table:table-cell table:formula="of:=IF(LEN([.Q46])&gt;5;INDIRECT(&quot;Sheet3.&quot;&amp;CHAR(RANDBETWEEN(73;76))&amp;MATCH([.Q46];[Sheet3.M$1:.M$1048521];0));IF([.N46]=&quot;ANY&quot;;INDIRECT(&quot;R1C&quot;&amp;7+MOD(RANDBETWEEN(1;5)-1+MATCH([.P46];[.G$1:.L$1];0);6);0);&quot;--&quot;))" office:value-type="string" office:string-value="STR" calcext:value-type="string">
            <text:p>STR</text:p>
          </table:table-cell>
          <table:table-cell table:formula="of:=INDIRECT(&quot;Sheet2.B&quot;&amp;MATCH([.C46];[Sheet2.A$1:.A$1048576]))" office:value-type="string" office:string-value="INT,CHA" calcext:value-type="string">
            <text:p>INT,CHA</text:p>
          </table:table-cell>
          <table:table-cell table:formula="of:=IF(ISERROR(FIND([.V46];[.S46]));IF(RAND()&lt;0.5;LEFT([.S46];3);RIGHT([.S46];3));[.V46])" office:value-type="string" office:string-value="CHA" calcext:value-type="string">
            <text:p>CHA</text:p>
          </table:table-cell>
          <table:table-cell table:formula="of:=IF([.T46]=[.V46];INDIRECT(&quot;R1C&quot;&amp;7+MOD(RANDBETWEEN(1;5)-1+MATCH([.T46];[.G$1:.L$1];0);6);0);[.V46])" office:value-type="string" office:string-value="WIS" calcext:value-type="string">
            <text:p>WIS</text:p>
          </table:table-cell>
          <table:table-cell table:style-name="ce58" table:formula="of:=IF(AND(LEN([.AC46])&gt;6;LEFT([.AC46];3)=[.M46]);RIGHT([.AC46];3);IF(AND(LEN([.AC46])&gt;6;RANDBETWEEN(1;2)&gt;1);RIGHT([.AC46];3);LEFT([.AC46];3)))" office:value-type="string" office:string-value="WIS" calcext:value-type="string">
            <text:p>WIS</text:p>
          </table:table-cell>
          <table:table-cell table:formula="of:=[.V46]" office:value-type="string" office:string-value="WIS" calcext:value-type="string">
            <text:p>WIS</text:p>
          </table:table-cell>
          <table:table-cell table:formula="of:=INDIRECT(&quot;R1C&quot;&amp;7+MOD(RANDBETWEEN(1;5)-1+MATCH([.W46];[.G$1:.L$1];0);6);0)" office:value-type="string" office:string-value="DEX" calcext:value-type="string">
            <text:p>DEX</text:p>
          </table:table-cell>
          <table:table-cell table:formula="of:=[.W46]&amp;&quot;,&quot;&amp;[.X46]" office:value-type="string" office:string-value="WIS,DEX" calcext:value-type="string">
            <text:p>WIS,DEX</text:p>
          </table:table-cell>
          <table:table-cell table:formula="of:=INDIRECT(&quot;Sheet3.&quot;&amp;CHAR(RANDBETWEEN(73;76))&amp;MATCH([.Y46];[Sheet3.M$1:.M$1048521];0))" office:value-type="string" office:string-value="STR" calcext:value-type="string">
            <text:p>STR</text:p>
          </table:table-cell>
          <table:table-cell table:style-name="ce59" table:formula="of:=INDIRECT(&quot;Sheet3.P&quot;&amp;MATCH([.AB46];[Sheet3.Q$1:.Q$162];0))" office:value-type="string" office:string-value="CON" calcext:value-type="string">
            <text:p>CON</text:p>
          </table:table-cell>
          <table:table-cell table:formula="of:=[.Y46]&amp;&quot;,&quot;&amp;[.Z46]" office:value-type="string" office:string-value="WIS,DEX,STR" calcext:value-type="string">
            <text:p>WIS,DEX,STR</text:p>
          </table:table-cell>
          <table:table-cell table:formula="of:=INDIRECT(&quot;Sheet2.G&quot;&amp;12+IF(ISERROR(MATCH([.E46];[Sheet2.F$13:.F$84];0));MATCH([.D46];[Sheet2.D$13:.D$84];0);MATCH([.E46];[Sheet2.F$13:.F$84];0)))" office:value-type="string" office:string-value="WIS" calcext:value-type="string">
            <text:p>WIS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Human</text:p>
          </table:table-cell>
          <table:table-cell table:style-name="ce54" office:value-type="string" calcext:value-type="string">
            <text:p>Versatile</text:p>
          </table:table-cell>
          <table:table-cell table:style-name="ce54" office:value-type="string" calcext:value-type="string">
            <text:p>Acolyte</text:p>
          </table:table-cell>
          <table:table-cell table:style-name="ce54" office:value-type="string" calcext:value-type="string">
            <text:p>Ranger</text:p>
          </table:table-cell>
          <table:table-cell table:style-name="ce54" office:value-type="string" calcext:value-type="string">
            <text:p>Flurry</text:p>
          </table:table-cell>
          <table:table-cell table:style-name="ce54"/>
          <table:table-cell table:style-name="ce55" table:formula="of:=10+(2*COUNTIF([.$N47:.$AB47];[.G$1]))-(2*COUNTIF([.$M47:.$M47];[.G$1]))" office:value-type="float" office:value="18" calcext:value-type="float">
            <text:p>18</text:p>
          </table:table-cell>
          <table:table-cell table:style-name="ce55" table:formula="of:=10+(2*COUNTIF([.$N47:.$AB47];[.H$1]))-(2*COUNTIF([.$M47:.$M47];[.H$1]))" office:value-type="float" office:value="12" calcext:value-type="float">
            <text:p>12</text:p>
          </table:table-cell>
          <table:table-cell table:style-name="ce55" table:formula="of:=10+(2*COUNTIF([.$N47:.$AB47];[.I$1]))-(2*COUNTIF([.$M47:.$M47];[.I$1]))" office:value-type="float" office:value="10" calcext:value-type="float">
            <text:p>10</text:p>
          </table:table-cell>
          <table:table-cell table:style-name="ce55" table:formula="of:=10+(2*COUNTIF([.$N47:.$AB47];[.J$1]))-(2*COUNTIF([.$M47:.$M47];[.J$1]))" office:value-type="float" office:value="14" calcext:value-type="float">
            <text:p>14</text:p>
          </table:table-cell>
          <table:table-cell table:style-name="ce55" table:formula="of:=10+(2*COUNTIF([.$N47:.$AB47];[.K$1]))-(2*COUNTIF([.$M47:.$M47];[.K$1]))" office:value-type="float" office:value="12" calcext:value-type="float">
            <text:p>12</text:p>
          </table:table-cell>
          <table:table-cell table:style-name="ce55" table:formula="of:=10+(2*COUNTIF([.$N47:.$AB47];[.L$1]))-(2*COUNTIF([.$M47:.$M47];[.L$1]))" office:value-type="float" office:value="12" calcext:value-type="float">
            <text:p>12</text:p>
          </table:table-cell>
          <table:table-cell table:formula="of:=INDIRECT(&quot;Sheet2.G&quot;&amp;MATCH([.A47];[Sheet2.D$1:.D$8]))" office:value-type="float" office:value="0" calcext:value-type="float">
            <text:p>0</text:p>
          </table:table-cell>
          <table:table-cell table:formula="of:=INDIRECT(&quot;Sheet2.E&quot;&amp;MATCH([.A47];[Sheet2.D$1:.D$8]))" office:value-type="string" office:string-value="ANY" calcext:value-type="string">
            <text:p>ANY</text:p>
          </table:table-cell>
          <table:table-cell table:formula="of:=INDIRECT(&quot;Sheet2.F&quot;&amp;MATCH([.A47];[Sheet2.D$1:.D$8]))" office:value-type="float" office:value="0" calcext:value-type="float">
            <text:p>0</text:p>
          </table:table-cell>
          <table:table-cell table:formula="of:=IF(OR([.N47]=[.V47];[.O47]=[.V47]);&quot;ANY&quot;;[.V47])" office:value-type="string" office:string-value="STR" calcext:value-type="string">
            <text:p>STR</text:p>
          </table:table-cell>
          <table:table-cell table:formula="of:=IF([.P47]=&quot;ANY&quot;;[.N47]&amp;&quot;,&quot;&amp;[.O47];&quot;&quot;)">
            <text:p/>
          </table:table-cell>
          <table:table-cell table:formula="of:=IF(LEN([.Q47])&gt;5;INDIRECT(&quot;Sheet3.&quot;&amp;CHAR(RANDBETWEEN(73;76))&amp;MATCH([.Q47];[Sheet3.M$1:.M$1048521];0));IF([.N47]=&quot;ANY&quot;;INDIRECT(&quot;R1C&quot;&amp;7+MOD(RANDBETWEEN(1;5)-1+MATCH([.P47];[.G$1:.L$1];0);6);0);&quot;--&quot;))" office:value-type="string" office:string-value="CHA" calcext:value-type="string">
            <text:p>CHA</text:p>
          </table:table-cell>
          <table:table-cell table:formula="of:=INDIRECT(&quot;Sheet2.B&quot;&amp;MATCH([.C47];[Sheet2.A$1:.A$1048576]))" office:value-type="string" office:string-value="INT,WIS" calcext:value-type="string">
            <text:p>INT,WIS</text:p>
          </table:table-cell>
          <table:table-cell table:formula="of:=IF(ISERROR(FIND([.V47];[.S47]));IF(RAND()&lt;0.5;LEFT([.S47];3);RIGHT([.S47];3));[.V47])" office:value-type="string" office:string-value="INT" calcext:value-type="string">
            <text:p>INT</text:p>
          </table:table-cell>
          <table:table-cell table:formula="of:=IF([.T47]=[.V47];INDIRECT(&quot;R1C&quot;&amp;7+MOD(RANDBETWEEN(1;5)-1+MATCH([.T47];[.G$1:.L$1];0);6);0);[.V47])" office:value-type="string" office:string-value="STR" calcext:value-type="string">
            <text:p>STR</text:p>
          </table:table-cell>
          <table:table-cell table:style-name="ce58" table:formula="of:=IF(AND(LEN([.AC47])&gt;6;LEFT([.AC47];3)=[.M47]);RIGHT([.AC47];3);IF(AND(LEN([.AC47])&gt;6;RANDBETWEEN(1;2)&gt;1);RIGHT([.AC47];3);LEFT([.AC47];3)))" office:value-type="string" office:string-value="STR" calcext:value-type="string">
            <text:p>STR</text:p>
          </table:table-cell>
          <table:table-cell table:formula="of:=[.V47]" office:value-type="string" office:string-value="STR" calcext:value-type="string">
            <text:p>STR</text:p>
          </table:table-cell>
          <table:table-cell table:formula="of:=INDIRECT(&quot;R1C&quot;&amp;7+MOD(RANDBETWEEN(1;5)-1+MATCH([.W47];[.G$1:.L$1];0);6);0)" office:value-type="string" office:string-value="DEX" calcext:value-type="string">
            <text:p>DEX</text:p>
          </table:table-cell>
          <table:table-cell table:formula="of:=[.W47]&amp;&quot;,&quot;&amp;[.X47]" office:value-type="string" office:string-value="STR,DEX" calcext:value-type="string">
            <text:p>STR,DEX</text:p>
          </table:table-cell>
          <table:table-cell table:formula="of:=INDIRECT(&quot;Sheet3.&quot;&amp;CHAR(RANDBETWEEN(73;76))&amp;MATCH([.Y47];[Sheet3.M$1:.M$1048521];0))" office:value-type="string" office:string-value="INT" calcext:value-type="string">
            <text:p>INT</text:p>
          </table:table-cell>
          <table:table-cell table:style-name="ce59" table:formula="of:=INDIRECT(&quot;Sheet3.P&quot;&amp;MATCH([.AB47];[Sheet3.Q$1:.Q$162];0))" office:value-type="string" office:string-value="WIS" calcext:value-type="string">
            <text:p>WIS</text:p>
          </table:table-cell>
          <table:table-cell table:formula="of:=[.Y47]&amp;&quot;,&quot;&amp;[.Z47]" office:value-type="string" office:string-value="STR,DEX,INT" calcext:value-type="string">
            <text:p>STR,DEX,INT</text:p>
          </table:table-cell>
          <table:table-cell table:formula="of:=INDIRECT(&quot;Sheet2.G&quot;&amp;12+IF(ISERROR(MATCH([.E47];[Sheet2.F$13:.F$84];0));MATCH([.D47];[Sheet2.D$13:.D$84];0);MATCH([.E47];[Sheet2.F$13:.F$84];0)))" office:value-type="string" office:string-value="STR,DEX" calcext:value-type="string">
            <text:p>STR,DEX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Dwarf</text:p>
          </table:table-cell>
          <table:table-cell table:style-name="ce54" office:value-type="string" calcext:value-type="string">
            <text:p>Forge</text:p>
          </table:table-cell>
          <table:table-cell table:style-name="ce54" office:value-type="string" calcext:value-type="string">
            <text:p>Farmhand</text:p>
          </table:table-cell>
          <table:table-cell table:style-name="ce54" office:value-type="string" calcext:value-type="string">
            <text:p>Rogue</text:p>
          </table:table-cell>
          <table:table-cell table:style-name="ce54" office:value-type="string" calcext:value-type="string">
            <text:p>Scoundrel</text:p>
          </table:table-cell>
          <table:table-cell table:style-name="ce54"/>
          <table:table-cell table:style-name="ce55" table:formula="of:=10+(2*COUNTIF([.$N48:.$AB48];[.G$1]))-(2*COUNTIF([.$M48:.$M48];[.G$1]))" office:value-type="float" office:value="10" calcext:value-type="float">
            <text:p>10</text:p>
          </table:table-cell>
          <table:table-cell table:style-name="ce55" table:formula="of:=10+(2*COUNTIF([.$N48:.$AB48];[.H$1]))-(2*COUNTIF([.$M48:.$M48];[.H$1]))" office:value-type="float" office:value="18" calcext:value-type="float">
            <text:p>18</text:p>
          </table:table-cell>
          <table:table-cell table:style-name="ce55" table:formula="of:=10+(2*COUNTIF([.$N48:.$AB48];[.I$1]))-(2*COUNTIF([.$M48:.$M48];[.I$1]))" office:value-type="float" office:value="14" calcext:value-type="float">
            <text:p>14</text:p>
          </table:table-cell>
          <table:table-cell table:style-name="ce55" table:formula="of:=10+(2*COUNTIF([.$N48:.$AB48];[.J$1]))-(2*COUNTIF([.$M48:.$M48];[.J$1]))" office:value-type="float" office:value="12" calcext:value-type="float">
            <text:p>12</text:p>
          </table:table-cell>
          <table:table-cell table:style-name="ce55" table:formula="of:=10+(2*COUNTIF([.$N48:.$AB48];[.K$1]))-(2*COUNTIF([.$M48:.$M48];[.K$1]))" office:value-type="float" office:value="16" calcext:value-type="float">
            <text:p>16</text:p>
          </table:table-cell>
          <table:table-cell table:style-name="ce55" table:formula="of:=10+(2*COUNTIF([.$N48:.$AB48];[.L$1]))-(2*COUNTIF([.$M48:.$M48];[.L$1]))" office:value-type="float" office:value="8" calcext:value-type="float">
            <text:p>8</text:p>
          </table:table-cell>
          <table:table-cell table:formula="of:=INDIRECT(&quot;Sheet2.G&quot;&amp;MATCH([.A48];[Sheet2.D$1:.D$8]))" office:value-type="string" office:string-value="CHA" calcext:value-type="string">
            <text:p>CHA</text:p>
          </table:table-cell>
          <table:table-cell table:formula="of:=INDIRECT(&quot;Sheet2.E&quot;&amp;MATCH([.A48];[Sheet2.D$1:.D$8]))" office:value-type="string" office:string-value="CON" calcext:value-type="string">
            <text:p>CON</text:p>
          </table:table-cell>
          <table:table-cell table:formula="of:=INDIRECT(&quot;Sheet2.F&quot;&amp;MATCH([.A48];[Sheet2.D$1:.D$8]))" office:value-type="string" office:string-value="WIS" calcext:value-type="string">
            <text:p>WIS</text:p>
          </table:table-cell>
          <table:table-cell table:formula="of:=IF(OR([.N48]=[.V48];[.O48]=[.V48]);&quot;ANY&quot;;[.V48])" office:value-type="string" office:string-value="DEX" calcext:value-type="string">
            <text:p>DEX</text:p>
          </table:table-cell>
          <table:table-cell table:formula="of:=IF([.P48]=&quot;ANY&quot;;[.N48]&amp;&quot;,&quot;&amp;[.O48];&quot;&quot;)">
            <text:p/>
          </table:table-cell>
          <table:table-cell table:formula="of:=IF(LEN([.Q48])&gt;5;INDIRECT(&quot;Sheet3.&quot;&amp;CHAR(RANDBETWEEN(73;76))&amp;MATCH([.Q48];[Sheet3.M$1:.M$1048521];0));IF([.N48]=&quot;ANY&quot;;INDIRECT(&quot;R1C&quot;&amp;7+MOD(RANDBETWEEN(1;5)-1+MATCH([.P48];[.G$1:.L$1];0);6);0);&quot;--&quot;))" office:value-type="string" office:string-value="--" calcext:value-type="string">
            <text:p>--</text:p>
          </table:table-cell>
          <table:table-cell table:formula="of:=INDIRECT(&quot;Sheet2.B&quot;&amp;MATCH([.C48];[Sheet2.A$1:.A$1048576]))" office:value-type="string" office:string-value="CON,WIS" calcext:value-type="string">
            <text:p>CON,WIS</text:p>
          </table:table-cell>
          <table:table-cell table:formula="of:=IF(ISERROR(FIND([.V48];[.S48]));IF(RAND()&lt;0.5;LEFT([.S48];3);RIGHT([.S48];3));[.V48])" office:value-type="string" office:string-value="WIS" calcext:value-type="string">
            <text:p>WIS</text:p>
          </table:table-cell>
          <table:table-cell table:formula="of:=IF([.T48]=[.V48];INDIRECT(&quot;R1C&quot;&amp;7+MOD(RANDBETWEEN(1;5)-1+MATCH([.T48];[.G$1:.L$1];0);6);0);[.V48])" office:value-type="string" office:string-value="DEX" calcext:value-type="string">
            <text:p>DEX</text:p>
          </table:table-cell>
          <table:table-cell table:style-name="ce58" table:formula="of:=IF(AND(LEN([.AC48])&gt;6;LEFT([.AC48];3)=[.M48]);RIGHT([.AC48];3);IF(AND(LEN([.AC48])&gt;6;RANDBETWEEN(1;2)&gt;1);RIGHT([.AC48];3);LEFT([.AC48];3)))" office:value-type="string" office:string-value="DEX" calcext:value-type="string">
            <text:p>DEX</text:p>
          </table:table-cell>
          <table:table-cell table:formula="of:=[.V48]" office:value-type="string" office:string-value="DEX" calcext:value-type="string">
            <text:p>DEX</text:p>
          </table:table-cell>
          <table:table-cell table:formula="of:=INDIRECT(&quot;R1C&quot;&amp;7+MOD(RANDBETWEEN(1;5)-1+MATCH([.W48];[.G$1:.L$1];0);6);0)" office:value-type="string" office:string-value="CON" calcext:value-type="string">
            <text:p>CON</text:p>
          </table:table-cell>
          <table:table-cell table:formula="of:=[.W48]&amp;&quot;,&quot;&amp;[.X48]" office:value-type="string" office:string-value="DEX,CON" calcext:value-type="string">
            <text:p>DEX,CON</text:p>
          </table:table-cell>
          <table:table-cell table:formula="of:=INDIRECT(&quot;Sheet3.&quot;&amp;CHAR(RANDBETWEEN(73;76))&amp;MATCH([.Y48];[Sheet3.M$1:.M$1048521];0))" office:value-type="string" office:string-value="INT" calcext:value-type="string">
            <text:p>INT</text:p>
          </table:table-cell>
          <table:table-cell table:style-name="ce59" table:formula="of:=INDIRECT(&quot;Sheet3.P&quot;&amp;MATCH([.AB48];[Sheet3.Q$1:.Q$162];0))" office:value-type="string" office:string-value="WIS" calcext:value-type="string">
            <text:p>WIS</text:p>
          </table:table-cell>
          <table:table-cell table:formula="of:=[.Y48]&amp;&quot;,&quot;&amp;[.Z48]" office:value-type="string" office:string-value="DEX,CON,INT" calcext:value-type="string">
            <text:p>DEX,CON,INT</text:p>
          </table:table-cell>
          <table:table-cell table:formula="of:=INDIRECT(&quot;Sheet2.G&quot;&amp;12+IF(ISERROR(MATCH([.E48];[Sheet2.F$13:.F$84];0));MATCH([.D48];[Sheet2.D$13:.D$84];0);MATCH([.E48];[Sheet2.F$13:.F$84];0)))" office:value-type="string" office:string-value="CHA,DEX" calcext:value-type="string">
            <text:p>CHA,DEX</text:p>
          </table:table-cell>
          <table:table-cell table:number-columns-repeated="995"/>
        </table:table-row>
        <table:table-row table:style-name="ro5">
          <table:table-cell table:style-name="ce54" office:value-type="string" calcext:value-type="string">
            <text:p>Gnome</text:p>
          </table:table-cell>
          <table:table-cell table:style-name="ce54" office:value-type="string" calcext:value-type="string">
            <text:p>Umbral</text:p>
          </table:table-cell>
          <table:table-cell table:style-name="ce54" office:value-type="string" calcext:value-type="string">
            <text:p>Criminal</text:p>
          </table:table-cell>
          <table:table-cell table:style-name="ce54" office:value-type="string" calcext:value-type="string">
            <text:p>Fighter</text:p>
          </table:table-cell>
          <table:table-cell table:style-name="ce54" table:number-columns-repeated="2"/>
          <table:table-cell table:style-name="ce55" table:formula="of:=10+(2*COUNTIF([.$N49:.$AB49];[.G$1]))-(2*COUNTIF([.$M49:.$M49];[.G$1]))" office:value-type="float" office:value="8" calcext:value-type="float">
            <text:p>8</text:p>
          </table:table-cell>
          <table:table-cell table:style-name="ce55" table:formula="of:=10+(2*COUNTIF([.$N49:.$AB49];[.H$1]))-(2*COUNTIF([.$M49:.$M49];[.H$1]))" office:value-type="float" office:value="18" calcext:value-type="float">
            <text:p>18</text:p>
          </table:table-cell>
          <table:table-cell table:style-name="ce55" table:formula="of:=10+(2*COUNTIF([.$N49:.$AB49];[.I$1]))-(2*COUNTIF([.$M49:.$M49];[.I$1]))" office:value-type="float" office:value="14" calcext:value-type="float">
            <text:p>14</text:p>
          </table:table-cell>
          <table:table-cell table:style-name="ce55" table:formula="of:=10+(2*COUNTIF([.$N49:.$AB49];[.J$1]))-(2*COUNTIF([.$M49:.$M49];[.J$1]))" office:value-type="float" office:value="10" calcext:value-type="float">
            <text:p>10</text:p>
          </table:table-cell>
          <table:table-cell table:style-name="ce55" table:formula="of:=10+(2*COUNTIF([.$N49:.$AB49];[.K$1]))-(2*COUNTIF([.$M49:.$M49];[.K$1]))" office:value-type="float" office:value="12" calcext:value-type="float">
            <text:p>12</text:p>
          </table:table-cell>
          <table:table-cell table:style-name="ce55" table:formula="of:=10+(2*COUNTIF([.$N49:.$AB49];[.L$1]))-(2*COUNTIF([.$M49:.$M49];[.L$1]))" office:value-type="float" office:value="16" calcext:value-type="float">
            <text:p>16</text:p>
          </table:table-cell>
          <table:table-cell table:formula="of:=INDIRECT(&quot;Sheet2.G&quot;&amp;MATCH([.A49];[Sheet2.D$1:.D$8]))" office:value-type="string" office:string-value="STR" calcext:value-type="string">
            <text:p>STR</text:p>
          </table:table-cell>
          <table:table-cell table:formula="of:=INDIRECT(&quot;Sheet2.E&quot;&amp;MATCH([.A49];[Sheet2.D$1:.D$8]))" office:value-type="string" office:string-value="CON" calcext:value-type="string">
            <text:p>CON</text:p>
          </table:table-cell>
          <table:table-cell table:formula="of:=INDIRECT(&quot;Sheet2.F&quot;&amp;MATCH([.A49];[Sheet2.D$1:.D$8]))" office:value-type="string" office:string-value="CHA" calcext:value-type="string">
            <text:p>CHA</text:p>
          </table:table-cell>
          <table:table-cell table:formula="of:=IF(OR([.N49]=[.V49];[.O49]=[.V49]);&quot;ANY&quot;;[.V49])" office:value-type="string" office:string-value="DEX" calcext:value-type="string">
            <text:p>DEX</text:p>
          </table:table-cell>
          <table:table-cell table:formula="of:=IF([.P49]=&quot;ANY&quot;;[.N49]&amp;&quot;,&quot;&amp;[.O49];&quot;&quot;)">
            <text:p/>
          </table:table-cell>
          <table:table-cell table:formula="of:=IF(LEN([.Q49])&gt;5;INDIRECT(&quot;Sheet3.&quot;&amp;CHAR(RANDBETWEEN(73;76))&amp;MATCH([.Q49];[Sheet3.M$1:.M$1048521];0));IF([.N49]=&quot;ANY&quot;;INDIRECT(&quot;R1C&quot;&amp;7+MOD(RANDBETWEEN(1;5)-1+MATCH([.P49];[.G$1:.L$1];0);6);0);&quot;--&quot;))" office:value-type="string" office:string-value="--" calcext:value-type="string">
            <text:p>--</text:p>
          </table:table-cell>
          <table:table-cell table:formula="of:=INDIRECT(&quot;Sheet2.B&quot;&amp;MATCH([.C49];[Sheet2.A$1:.A$1048576]))" office:value-type="string" office:string-value="DEX,INT" calcext:value-type="string">
            <text:p>DEX,INT</text:p>
          </table:table-cell>
          <table:table-cell table:formula="of:=IF(ISERROR(FIND([.V49];[.S49]));IF(RAND()&lt;0.5;LEFT([.S49];3);RIGHT([.S49];3));[.V49])" office:value-type="string" office:string-value="DEX" calcext:value-type="string">
            <text:p>DEX</text:p>
          </table:table-cell>
          <table:table-cell table:formula="of:=IF([.T49]=[.V49];INDIRECT(&quot;R1C&quot;&amp;7+MOD(RANDBETWEEN(1;5)-1+MATCH([.T49];[.G$1:.L$1];0);6);0);[.V49])" office:value-type="string" office:string-value="CHA" calcext:value-type="string">
            <text:p>CHA</text:p>
          </table:table-cell>
          <table:table-cell table:style-name="ce58" table:formula="of:=IF(AND(LEN([.AC49])&gt;6;LEFT([.AC49];3)=[.M49]);RIGHT([.AC49];3);IF(AND(LEN([.AC49])&gt;6;RANDBETWEEN(1;2)&gt;1);RIGHT([.AC49];3);LEFT([.AC49];3)))" office:value-type="string" office:string-value="DEX" calcext:value-type="string">
            <text:p>DEX</text:p>
          </table:table-cell>
          <table:table-cell table:formula="of:=[.V49]" office:value-type="string" office:string-value="DEX" calcext:value-type="string">
            <text:p>DEX</text:p>
          </table:table-cell>
          <table:table-cell table:formula="of:=INDIRECT(&quot;R1C&quot;&amp;7+MOD(RANDBETWEEN(1;5)-1+MATCH([.W49];[.G$1:.L$1];0);6);0)" office:value-type="string" office:string-value="CON" calcext:value-type="string">
            <text:p>CON</text:p>
          </table:table-cell>
          <table:table-cell table:formula="of:=[.W49]&amp;&quot;,&quot;&amp;[.X49]" office:value-type="string" office:string-value="DEX,CON" calcext:value-type="string">
            <text:p>DEX,CON</text:p>
          </table:table-cell>
          <table:table-cell table:formula="of:=INDIRECT(&quot;Sheet3.&quot;&amp;CHAR(RANDBETWEEN(73;76))&amp;MATCH([.Y49];[Sheet3.M$1:.M$1048521];0))" office:value-type="string" office:string-value="WIS" calcext:value-type="string">
            <text:p>WIS</text:p>
          </table:table-cell>
          <table:table-cell table:style-name="ce59" table:formula="of:=INDIRECT(&quot;Sheet3.P&quot;&amp;MATCH([.AB49];[Sheet3.Q$1:.Q$162];0))" office:value-type="string" office:string-value="CHA" calcext:value-type="string">
            <text:p>CHA</text:p>
          </table:table-cell>
          <table:table-cell table:formula="of:=[.Y49]&amp;&quot;,&quot;&amp;[.Z49]" office:value-type="string" office:string-value="DEX,CON,WIS" calcext:value-type="string">
            <text:p>DEX,CON,WIS</text:p>
          </table:table-cell>
          <table:table-cell table:formula="of:=INDIRECT(&quot;Sheet2.G&quot;&amp;12+IF(ISERROR(MATCH([.E49];[Sheet2.F$13:.F$84];0));MATCH([.D49];[Sheet2.D$13:.D$84];0);MATCH([.E49];[Sheet2.F$13:.F$84];0)))" office:value-type="string" office:string-value="STR,DEX" calcext:value-type="string">
            <text:p>STR,DEX</text:p>
          </table:table-cell>
          <table:table-cell table:number-columns-repeated="995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5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16" table:default-cell-style-name="ce30"/>
        <table:table-column table:style-name="co37" table:default-cell-style-name="Default"/>
        <table:table-column table:style-name="co18" table:default-cell-style-name="ce33"/>
        <table:table-column table:style-name="co38" table:default-cell-style-name="Default"/>
        <table:table-column table:style-name="co12" table:default-cell-style-name="Default"/>
        <table:table-row table:style-name="ro5">
          <table:table-cell table:style-name="ce29" office:value-type="string" calcext:value-type="string">
            <text:p>Background</text:p>
          </table:table-cell>
          <table:table-cell table:style-name="ce32" office:value-type="string" calcext:value-type="string">
            <text:p>BoostA</text:p>
          </table:table-cell>
          <table:table-cell/>
          <table:table-cell table:style-name="ce38" office:value-type="string" calcext:value-type="string">
            <text:p>Ancestry</text:p>
          </table:table-cell>
          <table:table-cell table:style-name="ce40" office:value-type="string" calcext:value-type="string">
            <text:p>Adv1</text:p>
          </table:table-cell>
          <table:table-cell table:style-name="ce40" office:value-type="string" calcext:value-type="string">
            <text:p>Adv2</text:p>
          </table:table-cell>
          <table:table-cell table:style-name="ce40" office:value-type="string" calcext:value-type="string">
            <text:p>Dis1</text:p>
          </table:table-cell>
          <table:table-cell table:style-name="ce40"/>
        </table:table-row>
        <table:table-row table:style-name="ro5">
          <table:table-cell table:style-name="ce30" office:value-type="string" calcext:value-type="string">
            <text:p>Acolyte</text:p>
          </table:table-cell>
          <table:table-cell table:style-name="ce33" office:value-type="string" calcext:value-type="string">
            <text:p>INT,WIS</text:p>
          </table:table-cell>
          <table:table-cell/>
          <table:table-cell office:value-type="string" calcext:value-type="string">
            <text:p>Dwarf</text:p>
          </table:table-cell>
          <table:table-cell office:value-type="string" calcext:value-type="string">
            <text:p>CON</text:p>
          </table:table-cell>
          <table:table-cell table:style-name="Default" office:value-type="string" calcext:value-type="string">
            <text:p>WIS</text:p>
          </table:table-cell>
          <table:table-cell table:style-name="ce33" office:value-type="string" calcext:value-type="string">
            <text:p>CHA</text:p>
          </table:table-cell>
          <table:table-cell table:style-name="ce33"/>
        </table:table-row>
        <table:table-row table:style-name="ro5">
          <table:table-cell table:style-name="ce30" office:value-type="string" calcext:value-type="string">
            <text:p>Acrobat</text:p>
          </table:table-cell>
          <table:table-cell table:style-name="ce33" office:value-type="string" calcext:value-type="string">
            <text:p>STR,DEX</text:p>
          </table:table-cell>
          <table:table-cell/>
          <table:table-cell office:value-type="string" calcext:value-type="string">
            <text:p>Elf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INT</text:p>
          </table:table-cell>
          <table:table-cell table:style-name="ce33" office:value-type="string" calcext:value-type="string">
            <text:p>CON</text:p>
          </table:table-cell>
          <table:table-cell table:style-name="ce33"/>
        </table:table-row>
        <table:table-row table:style-name="ro5">
          <table:table-cell table:style-name="ce30" office:value-type="string" calcext:value-type="string">
            <text:p>Animal Whisperer</text:p>
          </table:table-cell>
          <table:table-cell table:style-name="ce33" office:value-type="string" calcext:value-type="string">
            <text:p>WIS,CHA</text:p>
          </table:table-cell>
          <table:table-cell/>
          <table:table-cell office:value-type="string" calcext:value-type="string">
            <text:p>Gnome</text:p>
          </table:table-cell>
          <table:table-cell office:value-type="string" calcext:value-type="string">
            <text:p>CON</text:p>
          </table:table-cell>
          <table:table-cell table:style-name="Default" office:value-type="string" calcext:value-type="string">
            <text:p>CHA</text:p>
          </table:table-cell>
          <table:table-cell table:style-name="ce33" office:value-type="string" calcext:value-type="string">
            <text:p>STR</text:p>
          </table:table-cell>
          <table:table-cell table:style-name="ce33"/>
        </table:table-row>
        <table:table-row table:style-name="ro5">
          <table:table-cell table:style-name="ce30" office:value-type="string" calcext:value-type="string">
            <text:p>Artisan</text:p>
          </table:table-cell>
          <table:table-cell table:style-name="ce33" office:value-type="string" calcext:value-type="string">
            <text:p>STR,INT</text:p>
          </table:table-cell>
          <table:table-cell/>
          <table:table-cell office:value-type="string" calcext:value-type="string">
            <text:p>Goblin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CHA</text:p>
          </table:table-cell>
          <table:table-cell table:style-name="ce33" office:value-type="string" calcext:value-type="string">
            <text:p>WIS</text:p>
          </table:table-cell>
          <table:table-cell table:style-name="ce33"/>
        </table:table-row>
        <table:table-row table:style-name="ro5">
          <table:table-cell table:style-name="ce30" office:value-type="string" calcext:value-type="string">
            <text:p>Artist</text:p>
          </table:table-cell>
          <table:table-cell table:style-name="ce33" office:value-type="string" calcext:value-type="string">
            <text:p>DEX,CHA</text:p>
          </table:table-cell>
          <table:table-cell/>
          <table:table-cell office:value-type="string" calcext:value-type="string">
            <text:p>Halfling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WIS</text:p>
          </table:table-cell>
          <table:table-cell table:style-name="ce33" office:value-type="string" calcext:value-type="string">
            <text:p>STR</text:p>
          </table:table-cell>
          <table:table-cell table:style-name="ce33"/>
        </table:table-row>
        <table:table-row table:style-name="ro5">
          <table:table-cell table:style-name="ce30" office:value-type="string" calcext:value-type="string">
            <text:p>Barkeep</text:p>
          </table:table-cell>
          <table:table-cell table:style-name="ce33" office:value-type="string" calcext:value-type="string">
            <text:p>CON,CHA</text:p>
          </table:table-cell>
          <table:table-cell/>
          <table:table-cell table:style-name="ce31" office:value-type="string" calcext:value-type="string">
            <text:p>Human</text:p>
          </table:table-cell>
          <table:table-cell table:style-name="ce41" office:value-type="string" calcext:value-type="string">
            <text:p>ANY</text:p>
          </table:table-cell>
          <table:table-cell table:style-name="ce41"/>
          <table:table-cell table:style-name="ce37" table:number-columns-repeated="2"/>
        </table:table-row>
        <table:table-row table:style-name="ro5">
          <table:table-cell table:style-name="ce30" office:value-type="string" calcext:value-type="string">
            <text:p>Barrister</text:p>
          </table:table-cell>
          <table:table-cell table:style-name="ce33" office:value-type="string" calcext:value-type="string">
            <text:p>INT,CHA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5">
          <table:table-cell table:style-name="ce30" office:value-type="string" calcext:value-type="string">
            <text:p>Bounty Hunter</text:p>
          </table:table-cell>
          <table:table-cell table:style-name="ce33" office:value-type="string" calcext:value-type="string">
            <text:p>STR,WIS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5">
          <table:table-cell table:style-name="ce30" office:value-type="string" calcext:value-type="string">
            <text:p>Charlatan</text:p>
          </table:table-cell>
          <table:table-cell table:style-name="ce33" office:value-type="string" calcext:value-type="string">
            <text:p>INT,CHA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5">
          <table:table-cell table:style-name="ce30" office:value-type="string" calcext:value-type="string">
            <text:p>Criminal</text:p>
          </table:table-cell>
          <table:table-cell table:style-name="ce33" office:value-type="string" calcext:value-type="string">
            <text:p>DEX,INT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5">
          <table:table-cell table:style-name="ce30" office:value-type="string" calcext:value-type="string">
            <text:p>Detective</text:p>
          </table:table-cell>
          <table:table-cell table:style-name="ce33" office:value-type="string" calcext:value-type="string">
            <text:p>INT,WIS</text:p>
          </table:table-cell>
          <table:table-cell/>
          <table:table-cell table:style-name="ce39" office:value-type="string" calcext:value-type="string">
            <text:p>Class</text:p>
          </table:table-cell>
          <table:table-cell table:style-name="ce42" office:value-type="string" calcext:value-type="string">
            <text:p>Spec</text:p>
          </table:table-cell>
          <table:table-cell table:style-name="ce43" office:value-type="string" calcext:value-type="string">
            <text:p>Option</text:p>
          </table:table-cell>
          <table:table-cell table:style-name="ce42" office:value-type="string" calcext:value-type="string">
            <text:p>Key</text:p>
          </table:table-cell>
          <table:table-cell/>
        </table:table-row>
        <table:table-row table:style-name="ro5">
          <table:table-cell table:style-name="ce30" office:value-type="string" calcext:value-type="string">
            <text:p>Emissary</text:p>
          </table:table-cell>
          <table:table-cell table:style-name="ce33" office:value-type="string" calcext:value-type="string">
            <text:p>INT,CHA</text:p>
          </table:table-cell>
          <table:table-cell/>
          <table:table-cell office:value-type="string" calcext:value-type="string">
            <text:p>Alchemis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5">
          <table:table-cell table:style-name="ce30" office:value-type="string" calcext:value-type="string">
            <text:p>Entertainer</text:p>
          </table:table-cell>
          <table:table-cell table:style-name="ce33" office:value-type="string" calcext:value-type="string">
            <text:p>DEX,CHA</text:p>
          </table:table-cell>
          <table:table-cell/>
          <table:table-cell office:value-type="string" calcext:value-type="string">
            <text:p>Alchemis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hirurgeo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5">
          <table:table-cell table:style-name="ce30" office:value-type="string" calcext:value-type="string">
            <text:p>Farmhand</text:p>
          </table:table-cell>
          <table:table-cell table:style-name="ce33" office:value-type="string" calcext:value-type="string">
            <text:p>CON,WIS</text:p>
          </table:table-cell>
          <table:table-cell/>
          <table:table-cell office:value-type="string" calcext:value-type="string">
            <text:p>Alchemis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Mutagenis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5">
          <table:table-cell table:style-name="ce30" office:value-type="string" calcext:value-type="string">
            <text:p>Field Medic</text:p>
          </table:table-cell>
          <table:table-cell table:style-name="ce33" office:value-type="string" calcext:value-type="string">
            <text:p>CON,WIS</text:p>
          </table:table-cell>
          <table:table-cell/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office:value-type="string" calcext:value-type="string">
            <text:p>Animal Instinct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5">
          <table:table-cell table:style-name="ce30" office:value-type="string" calcext:value-type="string">
            <text:p>Fortune Teller</text:p>
          </table:table-cell>
          <table:table-cell table:style-name="ce33" office:value-type="string" calcext:value-type="string">
            <text:p>INT,CHA</text:p>
          </table:table-cell>
          <table:table-cell/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5">
          <table:table-cell table:style-name="ce30" office:value-type="string" calcext:value-type="string">
            <text:p>Gambler</text:p>
          </table:table-cell>
          <table:table-cell table:style-name="ce33" office:value-type="string" calcext:value-type="string">
            <text:p>DEX,CHA</text:p>
          </table:table-cell>
          <table:table-cell/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office:value-type="string" calcext:value-type="string">
            <text:p>Fury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5">
          <table:table-cell table:style-name="ce30" office:value-type="string" calcext:value-type="string">
            <text:p>Gladiator</text:p>
          </table:table-cell>
          <table:table-cell table:style-name="ce33" office:value-type="string" calcext:value-type="string">
            <text:p>STR,CHA</text:p>
          </table:table-cell>
          <table:table-cell/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5">
          <table:table-cell table:style-name="ce30" office:value-type="string" calcext:value-type="string">
            <text:p>Guard</text:p>
          </table:table-cell>
          <table:table-cell table:style-name="ce33" office:value-type="string" calcext:value-type="string">
            <text:p>STR,CHA</text:p>
          </table:table-cell>
          <table:table-cell/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5">
          <table:table-cell table:style-name="ce30" office:value-type="string" calcext:value-type="string">
            <text:p>Herbalist</text:p>
          </table:table-cell>
          <table:table-cell table:style-name="ce33" office:value-type="string" calcext:value-type="string">
            <text:p>CON,WIS</text:p>
          </table:table-cell>
          <table:table-cell/>
          <table:table-cell office:value-type="string" calcext:value-type="string">
            <text:p>Bard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Enigma</text:p>
          </table:table-cell>
          <table:table-cell office:value-type="string" calcext:value-type="string">
            <text:p>CHA</text:p>
          </table:table-cell>
          <table:table-cell/>
        </table:table-row>
        <table:table-row table:style-name="ro5">
          <table:table-cell table:style-name="ce30" office:value-type="string" calcext:value-type="string">
            <text:p>Hermit</text:p>
          </table:table-cell>
          <table:table-cell table:style-name="ce33" office:value-type="string" calcext:value-type="string">
            <text:p>CON,INT</text:p>
          </table:table-cell>
          <table:table-cell/>
          <table:table-cell office:value-type="string" calcext:value-type="string">
            <text:p>Bard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CHA</text:p>
          </table:table-cell>
          <table:table-cell/>
        </table:table-row>
        <table:table-row table:style-name="ro5">
          <table:table-cell table:style-name="ce30" office:value-type="string" calcext:value-type="string">
            <text:p>Hunter</text:p>
          </table:table-cell>
          <table:table-cell table:style-name="ce33" office:value-type="string" calcext:value-type="string">
            <text:p>DEX,WIS</text:p>
          </table:table-cell>
          <table:table-cell/>
          <table:table-cell office:value-type="string" calcext:value-type="string">
            <text:p>Bard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Polymath</text:p>
          </table:table-cell>
          <table:table-cell office:value-type="string" calcext:value-type="string">
            <text:p>CHA</text:p>
          </table:table-cell>
          <table:table-cell/>
        </table:table-row>
        <table:table-row table:style-name="ro5">
          <table:table-cell table:style-name="ce30" office:value-type="string" calcext:value-type="string">
            <text:p>Laborer</text:p>
          </table:table-cell>
          <table:table-cell table:style-name="ce33" office:value-type="string" calcext:value-type="string">
            <text:p>STR,CON</text:p>
          </table:table-cell>
          <table:table-cell/>
          <table:table-cell office:value-type="string" calcext:value-type="string">
            <text:p>Champion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STR,DEX</text:p>
          </table:table-cell>
          <table:table-cell/>
        </table:table-row>
        <table:table-row table:style-name="ro5">
          <table:table-cell table:style-name="ce30" office:value-type="string" calcext:value-type="string">
            <text:p>Martial Disciple</text:p>
          </table:table-cell>
          <table:table-cell table:style-name="ce33" office:value-type="string" calcext:value-type="string">
            <text:p>STR,DEX</text:p>
          </table:table-cell>
          <table:table-cell/>
          <table:table-cell office:value-type="string" calcext:value-type="string">
            <text:p>Champion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Redeemer</text:p>
          </table:table-cell>
          <table:table-cell office:value-type="string" calcext:value-type="string">
            <text:p>STR,DEX</text:p>
          </table:table-cell>
          <table:table-cell/>
        </table:table-row>
        <table:table-row table:style-name="ro5">
          <table:table-cell table:style-name="ce30" office:value-type="string" calcext:value-type="string">
            <text:p>Merchant</text:p>
          </table:table-cell>
          <table:table-cell table:style-name="ce33" office:value-type="string" calcext:value-type="string">
            <text:p>INT,CHA</text:p>
          </table:table-cell>
          <table:table-cell/>
          <table:table-cell office:value-type="string" calcext:value-type="string">
            <text:p>Champion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Liberator</text:p>
          </table:table-cell>
          <table:table-cell office:value-type="string" calcext:value-type="string">
            <text:p>STR,DEX</text:p>
          </table:table-cell>
          <table:table-cell/>
        </table:table-row>
        <table:table-row table:style-name="ro5">
          <table:table-cell table:style-name="ce30" office:value-type="string" calcext:value-type="string">
            <text:p>Miner</text:p>
          </table:table-cell>
          <table:table-cell table:style-name="ce33" office:value-type="string" calcext:value-type="string">
            <text:p>STR,WIS</text:p>
          </table:table-cell>
          <table:table-cell/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style-name="ce44" office:value-type="string" calcext:value-type="string">
            <text:p>Rainbow Queen Roberta</text:p>
          </table:table-cell>
          <table:table-cell office:value-type="string" calcext:value-type="string">
            <text:p>STR,DEX</text:p>
          </table:table-cell>
          <table:table-cell/>
        </table:table-row>
        <table:table-row table:style-name="ro5">
          <table:table-cell table:style-name="ce30" office:value-type="string" calcext:value-type="string">
            <text:p>Noble</text:p>
          </table:table-cell>
          <table:table-cell table:style-name="ce33" office:value-type="string" calcext:value-type="string">
            <text:p>INT,CHA</text:p>
          </table:table-cell>
          <table:table-cell/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style-name="ce44" office:value-type="string" calcext:value-type="string">
            <text:p>Moonleaper Wilfred</text:p>
          </table:table-cell>
          <table:table-cell office:value-type="string" calcext:value-type="string">
            <text:p>STR,DEX</text:p>
          </table:table-cell>
          <table:table-cell/>
        </table:table-row>
        <table:table-row table:style-name="ro5">
          <table:table-cell table:style-name="ce30" office:value-type="string" calcext:value-type="string">
            <text:p>Nomad</text:p>
          </table:table-cell>
          <table:table-cell table:style-name="ce33" office:value-type="string" calcext:value-type="string">
            <text:p>CON,WIS</text:p>
          </table:table-cell>
          <table:table-cell/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style-name="ce44" office:value-type="string" calcext:value-type="string">
            <text:p>Devourer Cheryl</text:p>
          </table:table-cell>
          <table:table-cell office:value-type="string" calcext:value-type="string">
            <text:p>STR,DEX</text:p>
          </table:table-cell>
          <table:table-cell/>
        </table:table-row>
        <table:table-row table:style-name="ro5">
          <table:table-cell table:style-name="ce30" office:value-type="string" calcext:value-type="string">
            <text:p>Prisoner</text:p>
          </table:table-cell>
          <table:table-cell table:style-name="ce33" office:value-type="string" calcext:value-type="string">
            <text:p>STR,CON</text:p>
          </table:table-cell>
          <table:table-cell/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style-name="ce44" office:value-type="string" calcext:value-type="string">
            <text:p>Fleshreaper Wesley</text:p>
          </table:table-cell>
          <table:table-cell office:value-type="string" calcext:value-type="string">
            <text:p>STR,DEX</text:p>
          </table:table-cell>
          <table:table-cell/>
        </table:table-row>
        <table:table-row table:style-name="ro5">
          <table:table-cell table:style-name="ce30" office:value-type="string" calcext:value-type="string">
            <text:p>Sailor</text:p>
          </table:table-cell>
          <table:table-cell table:style-name="ce33" office:value-type="string" calcext:value-type="string">
            <text:p>STR,DEX</text:p>
          </table:table-cell>
          <table:table-cell/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style-name="ce44" office:value-type="string" calcext:value-type="string">
            <text:p>Amorous Eldob</text:p>
          </table:table-cell>
          <table:table-cell office:value-type="string" calcext:value-type="string">
            <text:p>STR,DEX</text:p>
          </table:table-cell>
          <table:table-cell/>
        </table:table-row>
        <table:table-row table:style-name="ro5">
          <table:table-cell table:style-name="ce30" office:value-type="string" calcext:value-type="string">
            <text:p>Scholar</text:p>
          </table:table-cell>
          <table:table-cell table:style-name="ce33" office:value-type="string" calcext:value-type="string">
            <text:p>INT,WIS</text:p>
          </table:table-cell>
          <table:table-cell/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style-name="ce44" office:value-type="string" calcext:value-type="string">
            <text:p>Sacred Feast Erma</text:p>
          </table:table-cell>
          <table:table-cell office:value-type="string" calcext:value-type="string">
            <text:p>STR,DEX</text:p>
          </table:table-cell>
          <table:table-cell/>
        </table:table-row>
        <table:table-row table:style-name="ro5">
          <table:table-cell table:style-name="ce30" office:value-type="string" calcext:value-type="string">
            <text:p>Scout</text:p>
          </table:table-cell>
          <table:table-cell table:style-name="ce33" office:value-type="string" calcext:value-type="string">
            <text:p>DEX,WIS</text:p>
          </table:table-cell>
          <table:table-cell/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style-name="ce44" office:value-type="string" calcext:value-type="string">
            <text:p>Roaring Judge Waren</text:p>
          </table:table-cell>
          <table:table-cell office:value-type="string" calcext:value-type="string">
            <text:p>STR,DEX</text:p>
          </table:table-cell>
          <table:table-cell/>
        </table:table-row>
        <table:table-row table:style-name="ro5">
          <table:table-cell table:style-name="ce30" office:value-type="string" calcext:value-type="string">
            <text:p>Street Urchin</text:p>
          </table:table-cell>
          <table:table-cell table:style-name="ce33" office:value-type="string" calcext:value-type="string">
            <text:p>DEX,CON</text:p>
          </table:table-cell>
          <table:table-cell/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style-name="ce44" office:value-type="string" calcext:value-type="string">
            <text:p>Bringer of Visions Halfrida</text:p>
          </table:table-cell>
          <table:table-cell office:value-type="string" calcext:value-type="string">
            <text:p>STR,DEX</text:p>
          </table:table-cell>
          <table:table-cell/>
        </table:table-row>
        <table:table-row table:style-name="ro5">
          <table:table-cell table:style-name="ce30" office:value-type="string" calcext:value-type="string">
            <text:p>Tinker</text:p>
          </table:table-cell>
          <table:table-cell table:style-name="ce33" office:value-type="string" calcext:value-type="string">
            <text:p>DEX,INT</text:p>
          </table:table-cell>
          <table:table-cell/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style-name="ce44" office:value-type="string" calcext:value-type="string">
            <text:p>Stormchaser Wilfred</text:p>
          </table:table-cell>
          <table:table-cell office:value-type="string" calcext:value-type="string">
            <text:p>STR,DEX</text:p>
          </table:table-cell>
          <table:table-cell/>
        </table:table-row>
        <table:table-row table:style-name="ro5">
          <table:table-cell table:style-name="ce31" office:value-type="string" calcext:value-type="string">
            <text:p>Warrior</text:p>
          </table:table-cell>
          <table:table-cell table:style-name="ce37" office:value-type="string" calcext:value-type="string">
            <text:p>STR,CON</text:p>
          </table:table-cell>
          <table:table-cell/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style-name="ce44" office:value-type="string" calcext:value-type="string">
            <text:p>Trailblazer Enrica</text:p>
          </table:table-cell>
          <table:table-cell office:value-type="string" calcext:value-type="string">
            <text:p>STR,DEX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style-name="ce44" office:value-type="string" calcext:value-type="string">
            <text:p>Roberta the Rainbow Queen</text:p>
          </table:table-cell>
          <table:table-cell office:value-type="string" calcext:value-type="string">
            <text:p>WIS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style-name="ce44" office:value-type="string" calcext:value-type="string">
            <text:p>Wilfred the Moonleaper</text:p>
          </table:table-cell>
          <table:table-cell office:value-type="string" calcext:value-type="string">
            <text:p>WIS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style-name="ce44" office:value-type="string" calcext:value-type="string">
            <text:p>Cheryl the Devourer</text:p>
          </table:table-cell>
          <table:table-cell office:value-type="string" calcext:value-type="string">
            <text:p>WIS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style-name="ce44" office:value-type="string" calcext:value-type="string">
            <text:p>Wesley the Fleshreaper</text:p>
          </table:table-cell>
          <table:table-cell office:value-type="string" calcext:value-type="string">
            <text:p>WIS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style-name="ce44" office:value-type="string" calcext:value-type="string">
            <text:p>Eldob the Amorous</text:p>
          </table:table-cell>
          <table:table-cell office:value-type="string" calcext:value-type="string">
            <text:p>WIS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style-name="ce44" office:value-type="string" calcext:value-type="string">
            <text:p>Erma the Sacred Feast</text:p>
          </table:table-cell>
          <table:table-cell office:value-type="string" calcext:value-type="string">
            <text:p>WIS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style-name="ce44" office:value-type="string" calcext:value-type="string">
            <text:p>Waren the Roaring Judge</text:p>
          </table:table-cell>
          <table:table-cell office:value-type="string" calcext:value-type="string">
            <text:p>WIS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style-name="ce44" office:value-type="string" calcext:value-type="string">
            <text:p>Halfrida the Bringer of Visions</text:p>
          </table:table-cell>
          <table:table-cell office:value-type="string" calcext:value-type="string">
            <text:p>WIS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style-name="ce44" office:value-type="string" calcext:value-type="string">
            <text:p>Wilfred the Stormchaser</text:p>
          </table:table-cell>
          <table:table-cell office:value-type="string" calcext:value-type="string">
            <text:p>WIS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style-name="ce44" office:value-type="string" calcext:value-type="string">
            <text:p>Enrica the Trailblazer</text:p>
          </table:table-cell>
          <table:table-cell office:value-type="string" calcext:value-type="string">
            <text:p>WIS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Cleric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Cloistered</text:p>
          </table:table-cell>
          <table:table-cell office:value-type="string" calcext:value-type="string">
            <text:p>WIS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Cleric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Warpriest</text:p>
          </table:table-cell>
          <table:table-cell office:value-type="string" calcext:value-type="string">
            <text:p>WIS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IS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WIS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WIS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WIS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Fighter</text:p>
          </table:table-cell>
          <table:table-cell table:number-columns-repeated="2"/>
          <table:table-cell office:value-type="string" calcext:value-type="string">
            <text:p>STR,DEX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Monk</text:p>
          </table:table-cell>
          <table:table-cell table:number-columns-repeated="2"/>
          <table:table-cell office:value-type="string" calcext:value-type="string">
            <text:p>STR,DEX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Ranger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Flurry</text:p>
          </table:table-cell>
          <table:table-cell office:value-type="string" calcext:value-type="string">
            <text:p>STR,DEX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Ranger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TR,DEX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Ranger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utwit</text:p>
          </table:table-cell>
          <table:table-cell office:value-type="string" calcext:value-type="string">
            <text:p>STR,DEX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Rogue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Ruffian</text:p>
          </table:table-cell>
          <table:table-cell office:value-type="string" calcext:value-type="string">
            <text:p>STR,DEX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Rogue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Scoundrel</text:p>
          </table:table-cell>
          <table:table-cell office:value-type="string" calcext:value-type="string">
            <text:p>CHA,DEX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Rogue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Aberrant</text:p>
          </table:table-cell>
          <table:table-cell office:value-type="string" calcext:value-type="string">
            <text:p>CHA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Angelic</text:p>
          </table:table-cell>
          <table:table-cell office:value-type="string" calcext:value-type="string">
            <text:p>CHA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Demonic</text:p>
          </table:table-cell>
          <table:table-cell office:value-type="string" calcext:value-type="string">
            <text:p>CHA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Diabolic</text:p>
          </table:table-cell>
          <table:table-cell office:value-type="string" calcext:value-type="string">
            <text:p>CHA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Draconic</text:p>
          </table:table-cell>
          <table:table-cell office:value-type="string" calcext:value-type="string">
            <text:p>CHA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HA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CHA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Hag</text:p>
          </table:table-cell>
          <table:table-cell office:value-type="string" calcext:value-type="string">
            <text:p>CHA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Imprerial</text:p>
          </table:table-cell>
          <table:table-cell office:value-type="string" calcext:value-type="string">
            <text:p>CHA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CHA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Improved Familiar Attunemen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Metamagic Experimentation Reach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Metamagic Experimentation Wide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Spell Blending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Spell Substitutio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vinatio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Evocatio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Necromancy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5">
          <table:table-cell table:number-columns-repeated="3"/>
          <table:table-cell table:style-name="ce31" office:value-type="string" calcext:value-type="string">
            <text:p>Wizard</text:p>
          </table:table-cell>
          <table:table-cell table:style-name="ce41" office:value-type="string" calcext:value-type="string">
            <text:p>School</text:p>
          </table:table-cell>
          <table:table-cell table:style-name="ce37" office:value-type="string" calcext:value-type="string">
            <text:p>Universal</text:p>
          </table:table-cell>
          <table:table-cell office:value-type="string" calcext:value-type="string">
            <text:p>INT</text:p>
          </table:table-cell>
          <table:table-cell/>
        </table:table-row>
      </table:table>
      <table:table table:name="Sheet3" table:style-name="ta1">
        <office:forms form:automatic-focus="false" form:apply-design-mode="false"/>
        <table:table-column table:style-name="co23" table:number-columns-repeated="2" table:default-cell-style-name="Default"/>
        <table:table-column table:style-name="co24" table:number-columns-repeated="4" table:default-cell-style-name="ce35"/>
        <table:table-column table:style-name="co25" table:number-columns-repeated="2" table:default-cell-style-name="ce35"/>
        <table:table-column table:style-name="co23" table:number-columns-repeated="2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1006" table:default-cell-style-name="Default"/>
        <table:table-row table:style-name="ro4">
          <table:table-cell table:style-name="ce16" office:value-type="string" calcext:value-type="string">
            <text:p>S1</text:p>
          </table:table-cell>
          <table:table-cell table:style-name="ce16" office:value-type="string" calcext:value-type="string">
            <text:p>S2</text:p>
          </table:table-cell>
          <table:table-cell table:style-name="ce34" office:value-type="string" calcext:value-type="string">
            <text:p>S1LOC</text:p>
          </table:table-cell>
          <table:table-cell table:style-name="ce34" office:value-type="string" calcext:value-type="string">
            <text:p>S2LOC</text:p>
          </table:table-cell>
          <table:table-cell table:style-name="ce34" office:value-type="string" calcext:value-type="string">
            <text:p>L1</text:p>
          </table:table-cell>
          <table:table-cell table:style-name="ce34" office:value-type="string" calcext:value-type="string">
            <text:p>L2</text:p>
          </table:table-cell>
          <table:table-cell table:style-name="ce34" office:value-type="string" calcext:value-type="string">
            <text:p>L3</text:p>
          </table:table-cell>
          <table:table-cell table:style-name="ce34" office:value-type="string" calcext:value-type="string">
            <text:p>L4</text:p>
          </table:table-cell>
          <table:table-cell table:style-name="ce16" office:value-type="string" calcext:value-type="string">
            <text:p>O1</text:p>
          </table:table-cell>
          <table:table-cell table:style-name="ce16" office:value-type="string" calcext:value-type="string">
            <text:p>O2</text:p>
          </table:table-cell>
          <table:table-cell table:style-name="ce16" office:value-type="string" calcext:value-type="string">
            <text:p>O3</text:p>
          </table:table-cell>
          <table:table-cell table:style-name="ce16" office:value-type="string" calcext:value-type="string">
            <text:p>O4</text:p>
          </table:table-cell>
          <table:table-cell table:style-name="ce16" office:value-type="string" calcext:value-type="string">
            <text:p>Chosen</text:p>
          </table:table-cell>
          <table:table-cell table:style-name="ce16" table:number-columns-repeated="1010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DEX</text:p>
          </table:table-cell>
          <table:table-cell table:formula="of:=34+MATCH([.A2];[.$A$35:.$A$40];0)" office:value-type="float" office:value="35" calcext:value-type="float">
            <text:p>35</text:p>
          </table:table-cell>
          <table:table-cell table:formula="of:=34+MATCH([.B2];[.$A$35:.$A$40];0)" office:value-type="float" office:value="36" calcext:value-type="float">
            <text:p>36</text:p>
          </table:table-cell>
          <table:table-cell table:formula="of:=IF(35+MOD([.D2]-35+1;6)=[.$C2];35+MOD([.D2]-35+2;6);35+MOD([.D2]-35+1;6))" office:value-type="float" office:value="37" calcext:value-type="float">
            <text:p>37</text:p>
          </table:table-cell>
          <table:table-cell table:formula="of:=IF(35+MOD([.E2]-35+1;6)=[.$C2];35+MOD([.E2]-35+2;6);35+MOD([.E2]-35+1;6))" office:value-type="float" office:value="38" calcext:value-type="float">
            <text:p>38</text:p>
          </table:table-cell>
          <table:table-cell table:formula="of:=IF(35+MOD([.F2]-35+1;6)=[.$C2];35+MOD([.F2]-35+2;6);35+MOD([.F2]-35+1;6))" office:value-type="float" office:value="39" calcext:value-type="float">
            <text:p>39</text:p>
          </table:table-cell>
          <table:table-cell table:formula="of:=IF(35+MOD([.G2]-35+1;6)=[.$C2];35+MOD([.G2]-35+2;6);35+MOD([.G2]-35+1;6))" office:value-type="float" office:value="40" calcext:value-type="float">
            <text:p>40</text:p>
          </table:table-cell>
          <table:table-cell table:formula="of:=INDIRECT(&quot;A&quot;&amp;[.E2])" office:value-type="string" office:string-value="CON" calcext:value-type="string">
            <text:p>CON</text:p>
          </table:table-cell>
          <table:table-cell table:formula="of:=INDIRECT(&quot;A&quot;&amp;[.F2])" office:value-type="string" office:string-value="INT" calcext:value-type="string">
            <text:p>INT</text:p>
          </table:table-cell>
          <table:table-cell table:formula="of:=INDIRECT(&quot;A&quot;&amp;[.G2])" office:value-type="string" office:string-value="WIS" calcext:value-type="string">
            <text:p>WIS</text:p>
          </table:table-cell>
          <table:table-cell table:formula="of:=INDIRECT(&quot;A&quot;&amp;[.H2])" office:value-type="string" office:string-value="CHA" calcext:value-type="string">
            <text:p>CHA</text:p>
          </table:table-cell>
          <table:table-cell table:formula="of:=[.A2]&amp;&quot;,&quot;&amp;[.B2]" office:value-type="string" office:string-value="STR,DEX" calcext:value-type="string">
            <text:p>STR,DEX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CON</text:p>
          </table:table-cell>
          <table:table-cell table:formula="of:=34+MATCH([.A3];[.$A$35:.$A$40];0)" office:value-type="float" office:value="35" calcext:value-type="float">
            <text:p>35</text:p>
          </table:table-cell>
          <table:table-cell table:formula="of:=34+MATCH([.B3];[.$A$35:.$A$40];0)" office:value-type="float" office:value="37" calcext:value-type="float">
            <text:p>37</text:p>
          </table:table-cell>
          <table:table-cell table:formula="of:=IF(35+MOD([.D3]-35+1;6)=[.$C3];35+MOD([.D3]-35+2;6);35+MOD([.D3]-35+1;6))" office:value-type="float" office:value="38" calcext:value-type="float">
            <text:p>38</text:p>
          </table:table-cell>
          <table:table-cell table:formula="of:=IF(35+MOD([.E3]-35+1;6)=[.$C3];35+MOD([.E3]-35+2;6);35+MOD([.E3]-35+1;6))" office:value-type="float" office:value="39" calcext:value-type="float">
            <text:p>39</text:p>
          </table:table-cell>
          <table:table-cell table:formula="of:=IF(35+MOD([.F3]-35+1;6)=[.$C3];35+MOD([.F3]-35+2;6);35+MOD([.F3]-35+1;6))" office:value-type="float" office:value="40" calcext:value-type="float">
            <text:p>40</text:p>
          </table:table-cell>
          <table:table-cell table:formula="of:=IF(35+MOD([.G3]-35+1;6)=[.$C3];35+MOD([.G3]-35+2;6);35+MOD([.G3]-35+1;6))" office:value-type="float" office:value="36" calcext:value-type="float">
            <text:p>36</text:p>
          </table:table-cell>
          <table:table-cell table:formula="of:=INDIRECT(&quot;A&quot;&amp;[.E3])" office:value-type="string" office:string-value="INT" calcext:value-type="string">
            <text:p>INT</text:p>
          </table:table-cell>
          <table:table-cell table:formula="of:=INDIRECT(&quot;A&quot;&amp;[.F3])" office:value-type="string" office:string-value="WIS" calcext:value-type="string">
            <text:p>WIS</text:p>
          </table:table-cell>
          <table:table-cell table:formula="of:=INDIRECT(&quot;A&quot;&amp;[.G3])" office:value-type="string" office:string-value="CHA" calcext:value-type="string">
            <text:p>CHA</text:p>
          </table:table-cell>
          <table:table-cell table:formula="of:=INDIRECT(&quot;A&quot;&amp;[.H3])" office:value-type="string" office:string-value="DEX" calcext:value-type="string">
            <text:p>DEX</text:p>
          </table:table-cell>
          <table:table-cell table:formula="of:=[.A3]&amp;&quot;,&quot;&amp;[.B3]" office:value-type="string" office:string-value="STR,CON" calcext:value-type="string">
            <text:p>STR,CON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INT</text:p>
          </table:table-cell>
          <table:table-cell table:formula="of:=34+MATCH([.A4];[.$A$35:.$A$40];0)" office:value-type="float" office:value="35" calcext:value-type="float">
            <text:p>35</text:p>
          </table:table-cell>
          <table:table-cell table:formula="of:=34+MATCH([.B4];[.$A$35:.$A$40];0)" office:value-type="float" office:value="38" calcext:value-type="float">
            <text:p>38</text:p>
          </table:table-cell>
          <table:table-cell table:formula="of:=IF(35+MOD([.D4]-35+1;6)=[.$C4];35+MOD([.D4]-35+2;6);35+MOD([.D4]-35+1;6))" office:value-type="float" office:value="39" calcext:value-type="float">
            <text:p>39</text:p>
          </table:table-cell>
          <table:table-cell table:formula="of:=IF(35+MOD([.E4]-35+1;6)=[.$C4];35+MOD([.E4]-35+2;6);35+MOD([.E4]-35+1;6))" office:value-type="float" office:value="40" calcext:value-type="float">
            <text:p>40</text:p>
          </table:table-cell>
          <table:table-cell table:formula="of:=IF(35+MOD([.F4]-35+1;6)=[.$C4];35+MOD([.F4]-35+2;6);35+MOD([.F4]-35+1;6))" office:value-type="float" office:value="36" calcext:value-type="float">
            <text:p>36</text:p>
          </table:table-cell>
          <table:table-cell table:formula="of:=IF(35+MOD([.G4]-35+1;6)=[.$C4];35+MOD([.G4]-35+2;6);35+MOD([.G4]-35+1;6))" office:value-type="float" office:value="37" calcext:value-type="float">
            <text:p>37</text:p>
          </table:table-cell>
          <table:table-cell table:formula="of:=INDIRECT(&quot;A&quot;&amp;[.E4])" office:value-type="string" office:string-value="WIS" calcext:value-type="string">
            <text:p>WIS</text:p>
          </table:table-cell>
          <table:table-cell table:formula="of:=INDIRECT(&quot;A&quot;&amp;[.F4])" office:value-type="string" office:string-value="CHA" calcext:value-type="string">
            <text:p>CHA</text:p>
          </table:table-cell>
          <table:table-cell table:formula="of:=INDIRECT(&quot;A&quot;&amp;[.G4])" office:value-type="string" office:string-value="DEX" calcext:value-type="string">
            <text:p>DEX</text:p>
          </table:table-cell>
          <table:table-cell table:formula="of:=INDIRECT(&quot;A&quot;&amp;[.H4])" office:value-type="string" office:string-value="CON" calcext:value-type="string">
            <text:p>CON</text:p>
          </table:table-cell>
          <table:table-cell table:formula="of:=[.A4]&amp;&quot;,&quot;&amp;[.B4]" office:value-type="string" office:string-value="STR,INT" calcext:value-type="string">
            <text:p>STR,INT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WIS</text:p>
          </table:table-cell>
          <table:table-cell table:formula="of:=34+MATCH([.A5];[.$A$35:.$A$40];0)" office:value-type="float" office:value="35" calcext:value-type="float">
            <text:p>35</text:p>
          </table:table-cell>
          <table:table-cell table:formula="of:=34+MATCH([.B5];[.$A$35:.$A$40];0)" office:value-type="float" office:value="39" calcext:value-type="float">
            <text:p>39</text:p>
          </table:table-cell>
          <table:table-cell table:formula="of:=IF(35+MOD([.D5]-35+1;6)=[.$C5];35+MOD([.D5]-35+2;6);35+MOD([.D5]-35+1;6))" office:value-type="float" office:value="40" calcext:value-type="float">
            <text:p>40</text:p>
          </table:table-cell>
          <table:table-cell table:formula="of:=IF(35+MOD([.E5]-35+1;6)=[.$C5];35+MOD([.E5]-35+2;6);35+MOD([.E5]-35+1;6))" office:value-type="float" office:value="36" calcext:value-type="float">
            <text:p>36</text:p>
          </table:table-cell>
          <table:table-cell table:formula="of:=IF(35+MOD([.F5]-35+1;6)=[.$C5];35+MOD([.F5]-35+2;6);35+MOD([.F5]-35+1;6))" office:value-type="float" office:value="37" calcext:value-type="float">
            <text:p>37</text:p>
          </table:table-cell>
          <table:table-cell table:formula="of:=IF(35+MOD([.G5]-35+1;6)=[.$C5];35+MOD([.G5]-35+2;6);35+MOD([.G5]-35+1;6))" office:value-type="float" office:value="38" calcext:value-type="float">
            <text:p>38</text:p>
          </table:table-cell>
          <table:table-cell table:formula="of:=INDIRECT(&quot;A&quot;&amp;[.E5])" office:value-type="string" office:string-value="CHA" calcext:value-type="string">
            <text:p>CHA</text:p>
          </table:table-cell>
          <table:table-cell table:formula="of:=INDIRECT(&quot;A&quot;&amp;[.F5])" office:value-type="string" office:string-value="DEX" calcext:value-type="string">
            <text:p>DEX</text:p>
          </table:table-cell>
          <table:table-cell table:formula="of:=INDIRECT(&quot;A&quot;&amp;[.G5])" office:value-type="string" office:string-value="CON" calcext:value-type="string">
            <text:p>CON</text:p>
          </table:table-cell>
          <table:table-cell table:formula="of:=INDIRECT(&quot;A&quot;&amp;[.H5])" office:value-type="string" office:string-value="INT" calcext:value-type="string">
            <text:p>INT</text:p>
          </table:table-cell>
          <table:table-cell table:formula="of:=[.A5]&amp;&quot;,&quot;&amp;[.B5]" office:value-type="string" office:string-value="STR,WIS" calcext:value-type="string">
            <text:p>STR,WIS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CHA</text:p>
          </table:table-cell>
          <table:table-cell table:formula="of:=34+MATCH([.A6];[.$A$35:.$A$40];0)" office:value-type="float" office:value="35" calcext:value-type="float">
            <text:p>35</text:p>
          </table:table-cell>
          <table:table-cell table:formula="of:=34+MATCH([.B6];[.$A$35:.$A$40];0)" office:value-type="float" office:value="40" calcext:value-type="float">
            <text:p>40</text:p>
          </table:table-cell>
          <table:table-cell table:formula="of:=IF(35+MOD([.D6]-35+1;6)=[.$C6];35+MOD([.D6]-35+2;6);35+MOD([.D6]-35+1;6))" office:value-type="float" office:value="36" calcext:value-type="float">
            <text:p>36</text:p>
          </table:table-cell>
          <table:table-cell table:formula="of:=IF(35+MOD([.E6]-35+1;6)=[.$C6];35+MOD([.E6]-35+2;6);35+MOD([.E6]-35+1;6))" office:value-type="float" office:value="37" calcext:value-type="float">
            <text:p>37</text:p>
          </table:table-cell>
          <table:table-cell table:formula="of:=IF(35+MOD([.F6]-35+1;6)=[.$C6];35+MOD([.F6]-35+2;6);35+MOD([.F6]-35+1;6))" office:value-type="float" office:value="38" calcext:value-type="float">
            <text:p>38</text:p>
          </table:table-cell>
          <table:table-cell table:formula="of:=IF(35+MOD([.G6]-35+1;6)=[.$C6];35+MOD([.G6]-35+2;6);35+MOD([.G6]-35+1;6))" office:value-type="float" office:value="39" calcext:value-type="float">
            <text:p>39</text:p>
          </table:table-cell>
          <table:table-cell table:formula="of:=INDIRECT(&quot;A&quot;&amp;[.E6])" office:value-type="string" office:string-value="DEX" calcext:value-type="string">
            <text:p>DEX</text:p>
          </table:table-cell>
          <table:table-cell table:formula="of:=INDIRECT(&quot;A&quot;&amp;[.F6])" office:value-type="string" office:string-value="CON" calcext:value-type="string">
            <text:p>CON</text:p>
          </table:table-cell>
          <table:table-cell table:formula="of:=INDIRECT(&quot;A&quot;&amp;[.G6])" office:value-type="string" office:string-value="INT" calcext:value-type="string">
            <text:p>INT</text:p>
          </table:table-cell>
          <table:table-cell table:formula="of:=INDIRECT(&quot;A&quot;&amp;[.H6])" office:value-type="string" office:string-value="WIS" calcext:value-type="string">
            <text:p>WIS</text:p>
          </table:table-cell>
          <table:table-cell table:formula="of:=[.A6]&amp;&quot;,&quot;&amp;[.B6]" office:value-type="string" office:string-value="STR,CHA" calcext:value-type="string">
            <text:p>STR,CHA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STR</text:p>
          </table:table-cell>
          <table:table-cell table:formula="of:=34+MATCH([.A7];[.$A$35:.$A$40];0)" office:value-type="float" office:value="36" calcext:value-type="float">
            <text:p>36</text:p>
          </table:table-cell>
          <table:table-cell table:formula="of:=34+MATCH([.B7];[.$A$35:.$A$40];0)" office:value-type="float" office:value="35" calcext:value-type="float">
            <text:p>35</text:p>
          </table:table-cell>
          <table:table-cell table:formula="of:=IF(35+MOD([.D7]-35+1;6)=[.$C7];35+MOD([.D7]-35+2;6);35+MOD([.D7]-35+1;6))" office:value-type="float" office:value="37" calcext:value-type="float">
            <text:p>37</text:p>
          </table:table-cell>
          <table:table-cell table:formula="of:=IF(35+MOD([.E7]-35+1;6)=[.$C7];35+MOD([.E7]-35+2;6);35+MOD([.E7]-35+1;6))" office:value-type="float" office:value="38" calcext:value-type="float">
            <text:p>38</text:p>
          </table:table-cell>
          <table:table-cell table:formula="of:=IF(35+MOD([.F7]-35+1;6)=[.$C7];35+MOD([.F7]-35+2;6);35+MOD([.F7]-35+1;6))" office:value-type="float" office:value="39" calcext:value-type="float">
            <text:p>39</text:p>
          </table:table-cell>
          <table:table-cell table:formula="of:=IF(35+MOD([.G7]-35+1;6)=[.$C7];35+MOD([.G7]-35+2;6);35+MOD([.G7]-35+1;6))" office:value-type="float" office:value="40" calcext:value-type="float">
            <text:p>40</text:p>
          </table:table-cell>
          <table:table-cell table:formula="of:=INDIRECT(&quot;A&quot;&amp;[.E7])" office:value-type="string" office:string-value="CON" calcext:value-type="string">
            <text:p>CON</text:p>
          </table:table-cell>
          <table:table-cell table:formula="of:=INDIRECT(&quot;A&quot;&amp;[.F7])" office:value-type="string" office:string-value="INT" calcext:value-type="string">
            <text:p>INT</text:p>
          </table:table-cell>
          <table:table-cell table:formula="of:=INDIRECT(&quot;A&quot;&amp;[.G7])" office:value-type="string" office:string-value="WIS" calcext:value-type="string">
            <text:p>WIS</text:p>
          </table:table-cell>
          <table:table-cell table:formula="of:=INDIRECT(&quot;A&quot;&amp;[.H7])" office:value-type="string" office:string-value="CHA" calcext:value-type="string">
            <text:p>CHA</text:p>
          </table:table-cell>
          <table:table-cell table:formula="of:=[.A7]&amp;&quot;,&quot;&amp;[.B7]" office:value-type="string" office:string-value="DEX,STR" calcext:value-type="string">
            <text:p>DEX,STR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CON</text:p>
          </table:table-cell>
          <table:table-cell table:formula="of:=34+MATCH([.A8];[.$A$35:.$A$40];0)" office:value-type="float" office:value="36" calcext:value-type="float">
            <text:p>36</text:p>
          </table:table-cell>
          <table:table-cell table:formula="of:=34+MATCH([.B8];[.$A$35:.$A$40];0)" office:value-type="float" office:value="37" calcext:value-type="float">
            <text:p>37</text:p>
          </table:table-cell>
          <table:table-cell table:formula="of:=IF(35+MOD([.D8]-35+1;6)=[.$C8];35+MOD([.D8]-35+2;6);35+MOD([.D8]-35+1;6))" office:value-type="float" office:value="38" calcext:value-type="float">
            <text:p>38</text:p>
          </table:table-cell>
          <table:table-cell table:formula="of:=IF(35+MOD([.E8]-35+1;6)=[.$C8];35+MOD([.E8]-35+2;6);35+MOD([.E8]-35+1;6))" office:value-type="float" office:value="39" calcext:value-type="float">
            <text:p>39</text:p>
          </table:table-cell>
          <table:table-cell table:formula="of:=IF(35+MOD([.F8]-35+1;6)=[.$C8];35+MOD([.F8]-35+2;6);35+MOD([.F8]-35+1;6))" office:value-type="float" office:value="40" calcext:value-type="float">
            <text:p>40</text:p>
          </table:table-cell>
          <table:table-cell table:formula="of:=IF(35+MOD([.G8]-35+1;6)=[.$C8];35+MOD([.G8]-35+2;6);35+MOD([.G8]-35+1;6))" office:value-type="float" office:value="35" calcext:value-type="float">
            <text:p>35</text:p>
          </table:table-cell>
          <table:table-cell table:formula="of:=INDIRECT(&quot;A&quot;&amp;[.E8])" office:value-type="string" office:string-value="INT" calcext:value-type="string">
            <text:p>INT</text:p>
          </table:table-cell>
          <table:table-cell table:formula="of:=INDIRECT(&quot;A&quot;&amp;[.F8])" office:value-type="string" office:string-value="WIS" calcext:value-type="string">
            <text:p>WIS</text:p>
          </table:table-cell>
          <table:table-cell table:formula="of:=INDIRECT(&quot;A&quot;&amp;[.G8])" office:value-type="string" office:string-value="CHA" calcext:value-type="string">
            <text:p>CHA</text:p>
          </table:table-cell>
          <table:table-cell table:formula="of:=INDIRECT(&quot;A&quot;&amp;[.H8])" office:value-type="string" office:string-value="STR" calcext:value-type="string">
            <text:p>STR</text:p>
          </table:table-cell>
          <table:table-cell table:formula="of:=[.A8]&amp;&quot;,&quot;&amp;[.B8]" office:value-type="string" office:string-value="DEX,CON" calcext:value-type="string">
            <text:p>DEX,CON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INT</text:p>
          </table:table-cell>
          <table:table-cell table:formula="of:=34+MATCH([.A9];[.$A$35:.$A$40];0)" office:value-type="float" office:value="36" calcext:value-type="float">
            <text:p>36</text:p>
          </table:table-cell>
          <table:table-cell table:formula="of:=34+MATCH([.B9];[.$A$35:.$A$40];0)" office:value-type="float" office:value="38" calcext:value-type="float">
            <text:p>38</text:p>
          </table:table-cell>
          <table:table-cell table:formula="of:=IF(35+MOD([.D9]-35+1;6)=[.$C9];35+MOD([.D9]-35+2;6);35+MOD([.D9]-35+1;6))" office:value-type="float" office:value="39" calcext:value-type="float">
            <text:p>39</text:p>
          </table:table-cell>
          <table:table-cell table:formula="of:=IF(35+MOD([.E9]-35+1;6)=[.$C9];35+MOD([.E9]-35+2;6);35+MOD([.E9]-35+1;6))" office:value-type="float" office:value="40" calcext:value-type="float">
            <text:p>40</text:p>
          </table:table-cell>
          <table:table-cell table:formula="of:=IF(35+MOD([.F9]-35+1;6)=[.$C9];35+MOD([.F9]-35+2;6);35+MOD([.F9]-35+1;6))" office:value-type="float" office:value="35" calcext:value-type="float">
            <text:p>35</text:p>
          </table:table-cell>
          <table:table-cell table:formula="of:=IF(35+MOD([.G9]-35+1;6)=[.$C9];35+MOD([.G9]-35+2;6);35+MOD([.G9]-35+1;6))" office:value-type="float" office:value="37" calcext:value-type="float">
            <text:p>37</text:p>
          </table:table-cell>
          <table:table-cell table:formula="of:=INDIRECT(&quot;A&quot;&amp;[.E9])" office:value-type="string" office:string-value="WIS" calcext:value-type="string">
            <text:p>WIS</text:p>
          </table:table-cell>
          <table:table-cell table:formula="of:=INDIRECT(&quot;A&quot;&amp;[.F9])" office:value-type="string" office:string-value="CHA" calcext:value-type="string">
            <text:p>CHA</text:p>
          </table:table-cell>
          <table:table-cell table:formula="of:=INDIRECT(&quot;A&quot;&amp;[.G9])" office:value-type="string" office:string-value="STR" calcext:value-type="string">
            <text:p>STR</text:p>
          </table:table-cell>
          <table:table-cell table:formula="of:=INDIRECT(&quot;A&quot;&amp;[.H9])" office:value-type="string" office:string-value="CON" calcext:value-type="string">
            <text:p>CON</text:p>
          </table:table-cell>
          <table:table-cell table:formula="of:=[.A9]&amp;&quot;,&quot;&amp;[.B9]" office:value-type="string" office:string-value="DEX,INT" calcext:value-type="string">
            <text:p>DEX,INT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WIS</text:p>
          </table:table-cell>
          <table:table-cell table:formula="of:=34+MATCH([.A10];[.$A$35:.$A$40];0)" office:value-type="float" office:value="36" calcext:value-type="float">
            <text:p>36</text:p>
          </table:table-cell>
          <table:table-cell table:formula="of:=34+MATCH([.B10];[.$A$35:.$A$40];0)" office:value-type="float" office:value="39" calcext:value-type="float">
            <text:p>39</text:p>
          </table:table-cell>
          <table:table-cell table:formula="of:=IF(35+MOD([.D10]-35+1;6)=[.$C10];35+MOD([.D10]-35+2;6);35+MOD([.D10]-35+1;6))" office:value-type="float" office:value="40" calcext:value-type="float">
            <text:p>40</text:p>
          </table:table-cell>
          <table:table-cell table:formula="of:=IF(35+MOD([.E10]-35+1;6)=[.$C10];35+MOD([.E10]-35+2;6);35+MOD([.E10]-35+1;6))" office:value-type="float" office:value="35" calcext:value-type="float">
            <text:p>35</text:p>
          </table:table-cell>
          <table:table-cell table:formula="of:=IF(35+MOD([.F10]-35+1;6)=[.$C10];35+MOD([.F10]-35+2;6);35+MOD([.F10]-35+1;6))" office:value-type="float" office:value="37" calcext:value-type="float">
            <text:p>37</text:p>
          </table:table-cell>
          <table:table-cell table:formula="of:=IF(35+MOD([.G10]-35+1;6)=[.$C10];35+MOD([.G10]-35+2;6);35+MOD([.G10]-35+1;6))" office:value-type="float" office:value="38" calcext:value-type="float">
            <text:p>38</text:p>
          </table:table-cell>
          <table:table-cell table:formula="of:=INDIRECT(&quot;A&quot;&amp;[.E10])" office:value-type="string" office:string-value="CHA" calcext:value-type="string">
            <text:p>CHA</text:p>
          </table:table-cell>
          <table:table-cell table:formula="of:=INDIRECT(&quot;A&quot;&amp;[.F10])" office:value-type="string" office:string-value="STR" calcext:value-type="string">
            <text:p>STR</text:p>
          </table:table-cell>
          <table:table-cell table:formula="of:=INDIRECT(&quot;A&quot;&amp;[.G10])" office:value-type="string" office:string-value="CON" calcext:value-type="string">
            <text:p>CON</text:p>
          </table:table-cell>
          <table:table-cell table:formula="of:=INDIRECT(&quot;A&quot;&amp;[.H10])" office:value-type="string" office:string-value="INT" calcext:value-type="string">
            <text:p>INT</text:p>
          </table:table-cell>
          <table:table-cell table:formula="of:=[.A10]&amp;&quot;,&quot;&amp;[.B10]" office:value-type="string" office:string-value="DEX,WIS" calcext:value-type="string">
            <text:p>DEX,WIS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CHA</text:p>
          </table:table-cell>
          <table:table-cell table:formula="of:=34+MATCH([.A11];[.$A$35:.$A$40];0)" office:value-type="float" office:value="36" calcext:value-type="float">
            <text:p>36</text:p>
          </table:table-cell>
          <table:table-cell table:formula="of:=34+MATCH([.B11];[.$A$35:.$A$40];0)" office:value-type="float" office:value="40" calcext:value-type="float">
            <text:p>40</text:p>
          </table:table-cell>
          <table:table-cell table:formula="of:=IF(35+MOD([.D11]-35+1;6)=[.$C11];35+MOD([.D11]-35+2;6);35+MOD([.D11]-35+1;6))" office:value-type="float" office:value="35" calcext:value-type="float">
            <text:p>35</text:p>
          </table:table-cell>
          <table:table-cell table:formula="of:=IF(35+MOD([.E11]-35+1;6)=[.$C11];35+MOD([.E11]-35+2;6);35+MOD([.E11]-35+1;6))" office:value-type="float" office:value="37" calcext:value-type="float">
            <text:p>37</text:p>
          </table:table-cell>
          <table:table-cell table:formula="of:=IF(35+MOD([.F11]-35+1;6)=[.$C11];35+MOD([.F11]-35+2;6);35+MOD([.F11]-35+1;6))" office:value-type="float" office:value="38" calcext:value-type="float">
            <text:p>38</text:p>
          </table:table-cell>
          <table:table-cell table:formula="of:=IF(35+MOD([.G11]-35+1;6)=[.$C11];35+MOD([.G11]-35+2;6);35+MOD([.G11]-35+1;6))" office:value-type="float" office:value="39" calcext:value-type="float">
            <text:p>39</text:p>
          </table:table-cell>
          <table:table-cell table:formula="of:=INDIRECT(&quot;A&quot;&amp;[.E11])" office:value-type="string" office:string-value="STR" calcext:value-type="string">
            <text:p>STR</text:p>
          </table:table-cell>
          <table:table-cell table:formula="of:=INDIRECT(&quot;A&quot;&amp;[.F11])" office:value-type="string" office:string-value="CON" calcext:value-type="string">
            <text:p>CON</text:p>
          </table:table-cell>
          <table:table-cell table:formula="of:=INDIRECT(&quot;A&quot;&amp;[.G11])" office:value-type="string" office:string-value="INT" calcext:value-type="string">
            <text:p>INT</text:p>
          </table:table-cell>
          <table:table-cell table:formula="of:=INDIRECT(&quot;A&quot;&amp;[.H11])" office:value-type="string" office:string-value="WIS" calcext:value-type="string">
            <text:p>WIS</text:p>
          </table:table-cell>
          <table:table-cell table:formula="of:=[.A11]&amp;&quot;,&quot;&amp;[.B11]" office:value-type="string" office:string-value="DEX,CHA" calcext:value-type="string">
            <text:p>DEX,CHA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STR</text:p>
          </table:table-cell>
          <table:table-cell table:formula="of:=34+MATCH([.A12];[.$A$35:.$A$40];0)" office:value-type="float" office:value="37" calcext:value-type="float">
            <text:p>37</text:p>
          </table:table-cell>
          <table:table-cell table:formula="of:=34+MATCH([.B12];[.$A$35:.$A$40];0)" office:value-type="float" office:value="35" calcext:value-type="float">
            <text:p>35</text:p>
          </table:table-cell>
          <table:table-cell table:formula="of:=IF(35+MOD([.D12]-35+1;6)=[.$C12];35+MOD([.D12]-35+2;6);35+MOD([.D12]-35+1;6))" office:value-type="float" office:value="36" calcext:value-type="float">
            <text:p>36</text:p>
          </table:table-cell>
          <table:table-cell table:formula="of:=IF(35+MOD([.E12]-35+1;6)=[.$C12];35+MOD([.E12]-35+2;6);35+MOD([.E12]-35+1;6))" office:value-type="float" office:value="38" calcext:value-type="float">
            <text:p>38</text:p>
          </table:table-cell>
          <table:table-cell table:formula="of:=IF(35+MOD([.F12]-35+1;6)=[.$C12];35+MOD([.F12]-35+2;6);35+MOD([.F12]-35+1;6))" office:value-type="float" office:value="39" calcext:value-type="float">
            <text:p>39</text:p>
          </table:table-cell>
          <table:table-cell table:formula="of:=IF(35+MOD([.G12]-35+1;6)=[.$C12];35+MOD([.G12]-35+2;6);35+MOD([.G12]-35+1;6))" office:value-type="float" office:value="40" calcext:value-type="float">
            <text:p>40</text:p>
          </table:table-cell>
          <table:table-cell table:formula="of:=INDIRECT(&quot;A&quot;&amp;[.E12])" office:value-type="string" office:string-value="DEX" calcext:value-type="string">
            <text:p>DEX</text:p>
          </table:table-cell>
          <table:table-cell table:formula="of:=INDIRECT(&quot;A&quot;&amp;[.F12])" office:value-type="string" office:string-value="INT" calcext:value-type="string">
            <text:p>INT</text:p>
          </table:table-cell>
          <table:table-cell table:formula="of:=INDIRECT(&quot;A&quot;&amp;[.G12])" office:value-type="string" office:string-value="WIS" calcext:value-type="string">
            <text:p>WIS</text:p>
          </table:table-cell>
          <table:table-cell table:formula="of:=INDIRECT(&quot;A&quot;&amp;[.H12])" office:value-type="string" office:string-value="CHA" calcext:value-type="string">
            <text:p>CHA</text:p>
          </table:table-cell>
          <table:table-cell table:formula="of:=[.A12]&amp;&quot;,&quot;&amp;[.B12]" office:value-type="string" office:string-value="CON,STR" calcext:value-type="string">
            <text:p>CON,STR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DEX</text:p>
          </table:table-cell>
          <table:table-cell table:formula="of:=34+MATCH([.A13];[.$A$35:.$A$40];0)" office:value-type="float" office:value="37" calcext:value-type="float">
            <text:p>37</text:p>
          </table:table-cell>
          <table:table-cell table:formula="of:=34+MATCH([.B13];[.$A$35:.$A$40];0)" office:value-type="float" office:value="36" calcext:value-type="float">
            <text:p>36</text:p>
          </table:table-cell>
          <table:table-cell table:formula="of:=IF(35+MOD([.D13]-35+1;6)=[.$C13];35+MOD([.D13]-35+2;6);35+MOD([.D13]-35+1;6))" office:value-type="float" office:value="38" calcext:value-type="float">
            <text:p>38</text:p>
          </table:table-cell>
          <table:table-cell table:formula="of:=IF(35+MOD([.E13]-35+1;6)=[.$C13];35+MOD([.E13]-35+2;6);35+MOD([.E13]-35+1;6))" office:value-type="float" office:value="39" calcext:value-type="float">
            <text:p>39</text:p>
          </table:table-cell>
          <table:table-cell table:formula="of:=IF(35+MOD([.F13]-35+1;6)=[.$C13];35+MOD([.F13]-35+2;6);35+MOD([.F13]-35+1;6))" office:value-type="float" office:value="40" calcext:value-type="float">
            <text:p>40</text:p>
          </table:table-cell>
          <table:table-cell table:formula="of:=IF(35+MOD([.G13]-35+1;6)=[.$C13];35+MOD([.G13]-35+2;6);35+MOD([.G13]-35+1;6))" office:value-type="float" office:value="35" calcext:value-type="float">
            <text:p>35</text:p>
          </table:table-cell>
          <table:table-cell table:formula="of:=INDIRECT(&quot;A&quot;&amp;[.E13])" office:value-type="string" office:string-value="INT" calcext:value-type="string">
            <text:p>INT</text:p>
          </table:table-cell>
          <table:table-cell table:formula="of:=INDIRECT(&quot;A&quot;&amp;[.F13])" office:value-type="string" office:string-value="WIS" calcext:value-type="string">
            <text:p>WIS</text:p>
          </table:table-cell>
          <table:table-cell table:formula="of:=INDIRECT(&quot;A&quot;&amp;[.G13])" office:value-type="string" office:string-value="CHA" calcext:value-type="string">
            <text:p>CHA</text:p>
          </table:table-cell>
          <table:table-cell table:formula="of:=INDIRECT(&quot;A&quot;&amp;[.H13])" office:value-type="string" office:string-value="STR" calcext:value-type="string">
            <text:p>STR</text:p>
          </table:table-cell>
          <table:table-cell table:formula="of:=[.A13]&amp;&quot;,&quot;&amp;[.B13]" office:value-type="string" office:string-value="CON,DEX" calcext:value-type="string">
            <text:p>CON,DEX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INT</text:p>
          </table:table-cell>
          <table:table-cell table:formula="of:=34+MATCH([.A14];[.$A$35:.$A$40];0)" office:value-type="float" office:value="37" calcext:value-type="float">
            <text:p>37</text:p>
          </table:table-cell>
          <table:table-cell table:formula="of:=34+MATCH([.B14];[.$A$35:.$A$40];0)" office:value-type="float" office:value="38" calcext:value-type="float">
            <text:p>38</text:p>
          </table:table-cell>
          <table:table-cell table:formula="of:=IF(35+MOD([.D14]-35+1;6)=[.$C14];35+MOD([.D14]-35+2;6);35+MOD([.D14]-35+1;6))" office:value-type="float" office:value="39" calcext:value-type="float">
            <text:p>39</text:p>
          </table:table-cell>
          <table:table-cell table:formula="of:=IF(35+MOD([.E14]-35+1;6)=[.$C14];35+MOD([.E14]-35+2;6);35+MOD([.E14]-35+1;6))" office:value-type="float" office:value="40" calcext:value-type="float">
            <text:p>40</text:p>
          </table:table-cell>
          <table:table-cell table:formula="of:=IF(35+MOD([.F14]-35+1;6)=[.$C14];35+MOD([.F14]-35+2;6);35+MOD([.F14]-35+1;6))" office:value-type="float" office:value="35" calcext:value-type="float">
            <text:p>35</text:p>
          </table:table-cell>
          <table:table-cell table:formula="of:=IF(35+MOD([.G14]-35+1;6)=[.$C14];35+MOD([.G14]-35+2;6);35+MOD([.G14]-35+1;6))" office:value-type="float" office:value="36" calcext:value-type="float">
            <text:p>36</text:p>
          </table:table-cell>
          <table:table-cell table:formula="of:=INDIRECT(&quot;A&quot;&amp;[.E14])" office:value-type="string" office:string-value="WIS" calcext:value-type="string">
            <text:p>WIS</text:p>
          </table:table-cell>
          <table:table-cell table:formula="of:=INDIRECT(&quot;A&quot;&amp;[.F14])" office:value-type="string" office:string-value="CHA" calcext:value-type="string">
            <text:p>CHA</text:p>
          </table:table-cell>
          <table:table-cell table:formula="of:=INDIRECT(&quot;A&quot;&amp;[.G14])" office:value-type="string" office:string-value="STR" calcext:value-type="string">
            <text:p>STR</text:p>
          </table:table-cell>
          <table:table-cell table:formula="of:=INDIRECT(&quot;A&quot;&amp;[.H14])" office:value-type="string" office:string-value="DEX" calcext:value-type="string">
            <text:p>DEX</text:p>
          </table:table-cell>
          <table:table-cell table:formula="of:=[.A14]&amp;&quot;,&quot;&amp;[.B14]" office:value-type="string" office:string-value="CON,INT" calcext:value-type="string">
            <text:p>CON,INT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WIS</text:p>
          </table:table-cell>
          <table:table-cell table:formula="of:=34+MATCH([.A15];[.$A$35:.$A$40];0)" office:value-type="float" office:value="37" calcext:value-type="float">
            <text:p>37</text:p>
          </table:table-cell>
          <table:table-cell table:formula="of:=34+MATCH([.B15];[.$A$35:.$A$40];0)" office:value-type="float" office:value="39" calcext:value-type="float">
            <text:p>39</text:p>
          </table:table-cell>
          <table:table-cell table:formula="of:=IF(35+MOD([.D15]-35+1;6)=[.$C15];35+MOD([.D15]-35+2;6);35+MOD([.D15]-35+1;6))" office:value-type="float" office:value="40" calcext:value-type="float">
            <text:p>40</text:p>
          </table:table-cell>
          <table:table-cell table:formula="of:=IF(35+MOD([.E15]-35+1;6)=[.$C15];35+MOD([.E15]-35+2;6);35+MOD([.E15]-35+1;6))" office:value-type="float" office:value="35" calcext:value-type="float">
            <text:p>35</text:p>
          </table:table-cell>
          <table:table-cell table:formula="of:=IF(35+MOD([.F15]-35+1;6)=[.$C15];35+MOD([.F15]-35+2;6);35+MOD([.F15]-35+1;6))" office:value-type="float" office:value="36" calcext:value-type="float">
            <text:p>36</text:p>
          </table:table-cell>
          <table:table-cell table:formula="of:=IF(35+MOD([.G15]-35+1;6)=[.$C15];35+MOD([.G15]-35+2;6);35+MOD([.G15]-35+1;6))" office:value-type="float" office:value="38" calcext:value-type="float">
            <text:p>38</text:p>
          </table:table-cell>
          <table:table-cell table:formula="of:=INDIRECT(&quot;A&quot;&amp;[.E15])" office:value-type="string" office:string-value="CHA" calcext:value-type="string">
            <text:p>CHA</text:p>
          </table:table-cell>
          <table:table-cell table:formula="of:=INDIRECT(&quot;A&quot;&amp;[.F15])" office:value-type="string" office:string-value="STR" calcext:value-type="string">
            <text:p>STR</text:p>
          </table:table-cell>
          <table:table-cell table:formula="of:=INDIRECT(&quot;A&quot;&amp;[.G15])" office:value-type="string" office:string-value="DEX" calcext:value-type="string">
            <text:p>DEX</text:p>
          </table:table-cell>
          <table:table-cell table:formula="of:=INDIRECT(&quot;A&quot;&amp;[.H15])" office:value-type="string" office:string-value="INT" calcext:value-type="string">
            <text:p>INT</text:p>
          </table:table-cell>
          <table:table-cell table:formula="of:=[.A15]&amp;&quot;,&quot;&amp;[.B15]" office:value-type="string" office:string-value="CON,WIS" calcext:value-type="string">
            <text:p>CON,WIS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CHA</text:p>
          </table:table-cell>
          <table:table-cell table:formula="of:=34+MATCH([.A16];[.$A$35:.$A$40];0)" office:value-type="float" office:value="37" calcext:value-type="float">
            <text:p>37</text:p>
          </table:table-cell>
          <table:table-cell table:formula="of:=34+MATCH([.B16];[.$A$35:.$A$40];0)" office:value-type="float" office:value="40" calcext:value-type="float">
            <text:p>40</text:p>
          </table:table-cell>
          <table:table-cell table:formula="of:=IF(35+MOD([.D16]-35+1;6)=[.$C16];35+MOD([.D16]-35+2;6);35+MOD([.D16]-35+1;6))" office:value-type="float" office:value="35" calcext:value-type="float">
            <text:p>35</text:p>
          </table:table-cell>
          <table:table-cell table:formula="of:=IF(35+MOD([.E16]-35+1;6)=[.$C16];35+MOD([.E16]-35+2;6);35+MOD([.E16]-35+1;6))" office:value-type="float" office:value="36" calcext:value-type="float">
            <text:p>36</text:p>
          </table:table-cell>
          <table:table-cell table:formula="of:=IF(35+MOD([.F16]-35+1;6)=[.$C16];35+MOD([.F16]-35+2;6);35+MOD([.F16]-35+1;6))" office:value-type="float" office:value="38" calcext:value-type="float">
            <text:p>38</text:p>
          </table:table-cell>
          <table:table-cell table:formula="of:=IF(35+MOD([.G16]-35+1;6)=[.$C16];35+MOD([.G16]-35+2;6);35+MOD([.G16]-35+1;6))" office:value-type="float" office:value="39" calcext:value-type="float">
            <text:p>39</text:p>
          </table:table-cell>
          <table:table-cell table:formula="of:=INDIRECT(&quot;A&quot;&amp;[.E16])" office:value-type="string" office:string-value="STR" calcext:value-type="string">
            <text:p>STR</text:p>
          </table:table-cell>
          <table:table-cell table:formula="of:=INDIRECT(&quot;A&quot;&amp;[.F16])" office:value-type="string" office:string-value="DEX" calcext:value-type="string">
            <text:p>DEX</text:p>
          </table:table-cell>
          <table:table-cell table:formula="of:=INDIRECT(&quot;A&quot;&amp;[.G16])" office:value-type="string" office:string-value="INT" calcext:value-type="string">
            <text:p>INT</text:p>
          </table:table-cell>
          <table:table-cell table:formula="of:=INDIRECT(&quot;A&quot;&amp;[.H16])" office:value-type="string" office:string-value="WIS" calcext:value-type="string">
            <text:p>WIS</text:p>
          </table:table-cell>
          <table:table-cell table:formula="of:=[.A16]&amp;&quot;,&quot;&amp;[.B16]" office:value-type="string" office:string-value="CON,CHA" calcext:value-type="string">
            <text:p>CON,CHA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STR</text:p>
          </table:table-cell>
          <table:table-cell table:formula="of:=34+MATCH([.A17];[.$A$35:.$A$40];0)" office:value-type="float" office:value="38" calcext:value-type="float">
            <text:p>38</text:p>
          </table:table-cell>
          <table:table-cell table:formula="of:=34+MATCH([.B17];[.$A$35:.$A$40];0)" office:value-type="float" office:value="35" calcext:value-type="float">
            <text:p>35</text:p>
          </table:table-cell>
          <table:table-cell table:formula="of:=IF(35+MOD([.D17]-35+1;6)=[.$C17];35+MOD([.D17]-35+2;6);35+MOD([.D17]-35+1;6))" office:value-type="float" office:value="36" calcext:value-type="float">
            <text:p>36</text:p>
          </table:table-cell>
          <table:table-cell table:formula="of:=IF(35+MOD([.E17]-35+1;6)=[.$C17];35+MOD([.E17]-35+2;6);35+MOD([.E17]-35+1;6))" office:value-type="float" office:value="37" calcext:value-type="float">
            <text:p>37</text:p>
          </table:table-cell>
          <table:table-cell table:formula="of:=IF(35+MOD([.F17]-35+1;6)=[.$C17];35+MOD([.F17]-35+2;6);35+MOD([.F17]-35+1;6))" office:value-type="float" office:value="39" calcext:value-type="float">
            <text:p>39</text:p>
          </table:table-cell>
          <table:table-cell table:formula="of:=IF(35+MOD([.G17]-35+1;6)=[.$C17];35+MOD([.G17]-35+2;6);35+MOD([.G17]-35+1;6))" office:value-type="float" office:value="40" calcext:value-type="float">
            <text:p>40</text:p>
          </table:table-cell>
          <table:table-cell table:formula="of:=INDIRECT(&quot;A&quot;&amp;[.E17])" office:value-type="string" office:string-value="DEX" calcext:value-type="string">
            <text:p>DEX</text:p>
          </table:table-cell>
          <table:table-cell table:formula="of:=INDIRECT(&quot;A&quot;&amp;[.F17])" office:value-type="string" office:string-value="CON" calcext:value-type="string">
            <text:p>CON</text:p>
          </table:table-cell>
          <table:table-cell table:formula="of:=INDIRECT(&quot;A&quot;&amp;[.G17])" office:value-type="string" office:string-value="WIS" calcext:value-type="string">
            <text:p>WIS</text:p>
          </table:table-cell>
          <table:table-cell table:formula="of:=INDIRECT(&quot;A&quot;&amp;[.H17])" office:value-type="string" office:string-value="CHA" calcext:value-type="string">
            <text:p>CHA</text:p>
          </table:table-cell>
          <table:table-cell table:formula="of:=[.A17]&amp;&quot;,&quot;&amp;[.B17]" office:value-type="string" office:string-value="INT,STR" calcext:value-type="string">
            <text:p>INT,STR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DEX</text:p>
          </table:table-cell>
          <table:table-cell table:formula="of:=34+MATCH([.A18];[.$A$35:.$A$40];0)" office:value-type="float" office:value="38" calcext:value-type="float">
            <text:p>38</text:p>
          </table:table-cell>
          <table:table-cell table:formula="of:=34+MATCH([.B18];[.$A$35:.$A$40];0)" office:value-type="float" office:value="36" calcext:value-type="float">
            <text:p>36</text:p>
          </table:table-cell>
          <table:table-cell table:formula="of:=IF(35+MOD([.D18]-35+1;6)=[.$C18];35+MOD([.D18]-35+2;6);35+MOD([.D18]-35+1;6))" office:value-type="float" office:value="37" calcext:value-type="float">
            <text:p>37</text:p>
          </table:table-cell>
          <table:table-cell table:formula="of:=IF(35+MOD([.E18]-35+1;6)=[.$C18];35+MOD([.E18]-35+2;6);35+MOD([.E18]-35+1;6))" office:value-type="float" office:value="39" calcext:value-type="float">
            <text:p>39</text:p>
          </table:table-cell>
          <table:table-cell table:formula="of:=IF(35+MOD([.F18]-35+1;6)=[.$C18];35+MOD([.F18]-35+2;6);35+MOD([.F18]-35+1;6))" office:value-type="float" office:value="40" calcext:value-type="float">
            <text:p>40</text:p>
          </table:table-cell>
          <table:table-cell table:formula="of:=IF(35+MOD([.G18]-35+1;6)=[.$C18];35+MOD([.G18]-35+2;6);35+MOD([.G18]-35+1;6))" office:value-type="float" office:value="35" calcext:value-type="float">
            <text:p>35</text:p>
          </table:table-cell>
          <table:table-cell table:formula="of:=INDIRECT(&quot;A&quot;&amp;[.E18])" office:value-type="string" office:string-value="CON" calcext:value-type="string">
            <text:p>CON</text:p>
          </table:table-cell>
          <table:table-cell table:formula="of:=INDIRECT(&quot;A&quot;&amp;[.F18])" office:value-type="string" office:string-value="WIS" calcext:value-type="string">
            <text:p>WIS</text:p>
          </table:table-cell>
          <table:table-cell table:formula="of:=INDIRECT(&quot;A&quot;&amp;[.G18])" office:value-type="string" office:string-value="CHA" calcext:value-type="string">
            <text:p>CHA</text:p>
          </table:table-cell>
          <table:table-cell table:formula="of:=INDIRECT(&quot;A&quot;&amp;[.H18])" office:value-type="string" office:string-value="STR" calcext:value-type="string">
            <text:p>STR</text:p>
          </table:table-cell>
          <table:table-cell table:formula="of:=[.A18]&amp;&quot;,&quot;&amp;[.B18]" office:value-type="string" office:string-value="INT,DEX" calcext:value-type="string">
            <text:p>INT,DEX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CON</text:p>
          </table:table-cell>
          <table:table-cell table:formula="of:=34+MATCH([.A19];[.$A$35:.$A$40];0)" office:value-type="float" office:value="38" calcext:value-type="float">
            <text:p>38</text:p>
          </table:table-cell>
          <table:table-cell table:formula="of:=34+MATCH([.B19];[.$A$35:.$A$40];0)" office:value-type="float" office:value="37" calcext:value-type="float">
            <text:p>37</text:p>
          </table:table-cell>
          <table:table-cell table:formula="of:=IF(35+MOD([.D19]-35+1;6)=[.$C19];35+MOD([.D19]-35+2;6);35+MOD([.D19]-35+1;6))" office:value-type="float" office:value="39" calcext:value-type="float">
            <text:p>39</text:p>
          </table:table-cell>
          <table:table-cell table:formula="of:=IF(35+MOD([.E19]-35+1;6)=[.$C19];35+MOD([.E19]-35+2;6);35+MOD([.E19]-35+1;6))" office:value-type="float" office:value="40" calcext:value-type="float">
            <text:p>40</text:p>
          </table:table-cell>
          <table:table-cell table:formula="of:=IF(35+MOD([.F19]-35+1;6)=[.$C19];35+MOD([.F19]-35+2;6);35+MOD([.F19]-35+1;6))" office:value-type="float" office:value="35" calcext:value-type="float">
            <text:p>35</text:p>
          </table:table-cell>
          <table:table-cell table:formula="of:=IF(35+MOD([.G19]-35+1;6)=[.$C19];35+MOD([.G19]-35+2;6);35+MOD([.G19]-35+1;6))" office:value-type="float" office:value="36" calcext:value-type="float">
            <text:p>36</text:p>
          </table:table-cell>
          <table:table-cell table:formula="of:=INDIRECT(&quot;A&quot;&amp;[.E19])" office:value-type="string" office:string-value="WIS" calcext:value-type="string">
            <text:p>WIS</text:p>
          </table:table-cell>
          <table:table-cell table:formula="of:=INDIRECT(&quot;A&quot;&amp;[.F19])" office:value-type="string" office:string-value="CHA" calcext:value-type="string">
            <text:p>CHA</text:p>
          </table:table-cell>
          <table:table-cell table:formula="of:=INDIRECT(&quot;A&quot;&amp;[.G19])" office:value-type="string" office:string-value="STR" calcext:value-type="string">
            <text:p>STR</text:p>
          </table:table-cell>
          <table:table-cell table:formula="of:=INDIRECT(&quot;A&quot;&amp;[.H19])" office:value-type="string" office:string-value="DEX" calcext:value-type="string">
            <text:p>DEX</text:p>
          </table:table-cell>
          <table:table-cell table:formula="of:=[.A19]&amp;&quot;,&quot;&amp;[.B19]" office:value-type="string" office:string-value="INT,CON" calcext:value-type="string">
            <text:p>INT,CON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WIS</text:p>
          </table:table-cell>
          <table:table-cell table:formula="of:=34+MATCH([.A20];[.$A$35:.$A$40];0)" office:value-type="float" office:value="38" calcext:value-type="float">
            <text:p>38</text:p>
          </table:table-cell>
          <table:table-cell table:formula="of:=34+MATCH([.B20];[.$A$35:.$A$40];0)" office:value-type="float" office:value="39" calcext:value-type="float">
            <text:p>39</text:p>
          </table:table-cell>
          <table:table-cell table:formula="of:=IF(35+MOD([.D20]-35+1;6)=[.$C20];35+MOD([.D20]-35+2;6);35+MOD([.D20]-35+1;6))" office:value-type="float" office:value="40" calcext:value-type="float">
            <text:p>40</text:p>
          </table:table-cell>
          <table:table-cell table:formula="of:=IF(35+MOD([.E20]-35+1;6)=[.$C20];35+MOD([.E20]-35+2;6);35+MOD([.E20]-35+1;6))" office:value-type="float" office:value="35" calcext:value-type="float">
            <text:p>35</text:p>
          </table:table-cell>
          <table:table-cell table:formula="of:=IF(35+MOD([.F20]-35+1;6)=[.$C20];35+MOD([.F20]-35+2;6);35+MOD([.F20]-35+1;6))" office:value-type="float" office:value="36" calcext:value-type="float">
            <text:p>36</text:p>
          </table:table-cell>
          <table:table-cell table:formula="of:=IF(35+MOD([.G20]-35+1;6)=[.$C20];35+MOD([.G20]-35+2;6);35+MOD([.G20]-35+1;6))" office:value-type="float" office:value="37" calcext:value-type="float">
            <text:p>37</text:p>
          </table:table-cell>
          <table:table-cell table:formula="of:=INDIRECT(&quot;A&quot;&amp;[.E20])" office:value-type="string" office:string-value="CHA" calcext:value-type="string">
            <text:p>CHA</text:p>
          </table:table-cell>
          <table:table-cell table:formula="of:=INDIRECT(&quot;A&quot;&amp;[.F20])" office:value-type="string" office:string-value="STR" calcext:value-type="string">
            <text:p>STR</text:p>
          </table:table-cell>
          <table:table-cell table:formula="of:=INDIRECT(&quot;A&quot;&amp;[.G20])" office:value-type="string" office:string-value="DEX" calcext:value-type="string">
            <text:p>DEX</text:p>
          </table:table-cell>
          <table:table-cell table:formula="of:=INDIRECT(&quot;A&quot;&amp;[.H20])" office:value-type="string" office:string-value="CON" calcext:value-type="string">
            <text:p>CON</text:p>
          </table:table-cell>
          <table:table-cell table:formula="of:=[.A20]&amp;&quot;,&quot;&amp;[.B20]" office:value-type="string" office:string-value="INT,WIS" calcext:value-type="string">
            <text:p>INT,WIS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table:formula="of:=34+MATCH([.A21];[.$A$35:.$A$40];0)" office:value-type="float" office:value="38" calcext:value-type="float">
            <text:p>38</text:p>
          </table:table-cell>
          <table:table-cell table:formula="of:=34+MATCH([.B21];[.$A$35:.$A$40];0)" office:value-type="float" office:value="40" calcext:value-type="float">
            <text:p>40</text:p>
          </table:table-cell>
          <table:table-cell table:formula="of:=IF(35+MOD([.D21]-35+1;6)=[.$C21];35+MOD([.D21]-35+2;6);35+MOD([.D21]-35+1;6))" office:value-type="float" office:value="35" calcext:value-type="float">
            <text:p>35</text:p>
          </table:table-cell>
          <table:table-cell table:formula="of:=IF(35+MOD([.E21]-35+1;6)=[.$C21];35+MOD([.E21]-35+2;6);35+MOD([.E21]-35+1;6))" office:value-type="float" office:value="36" calcext:value-type="float">
            <text:p>36</text:p>
          </table:table-cell>
          <table:table-cell table:formula="of:=IF(35+MOD([.F21]-35+1;6)=[.$C21];35+MOD([.F21]-35+2;6);35+MOD([.F21]-35+1;6))" office:value-type="float" office:value="37" calcext:value-type="float">
            <text:p>37</text:p>
          </table:table-cell>
          <table:table-cell table:formula="of:=IF(35+MOD([.G21]-35+1;6)=[.$C21];35+MOD([.G21]-35+2;6);35+MOD([.G21]-35+1;6))" office:value-type="float" office:value="39" calcext:value-type="float">
            <text:p>39</text:p>
          </table:table-cell>
          <table:table-cell table:formula="of:=INDIRECT(&quot;A&quot;&amp;[.E21])" office:value-type="string" office:string-value="STR" calcext:value-type="string">
            <text:p>STR</text:p>
          </table:table-cell>
          <table:table-cell table:formula="of:=INDIRECT(&quot;A&quot;&amp;[.F21])" office:value-type="string" office:string-value="DEX" calcext:value-type="string">
            <text:p>DEX</text:p>
          </table:table-cell>
          <table:table-cell table:formula="of:=INDIRECT(&quot;A&quot;&amp;[.G21])" office:value-type="string" office:string-value="CON" calcext:value-type="string">
            <text:p>CON</text:p>
          </table:table-cell>
          <table:table-cell table:formula="of:=INDIRECT(&quot;A&quot;&amp;[.H21])" office:value-type="string" office:string-value="WIS" calcext:value-type="string">
            <text:p>WIS</text:p>
          </table:table-cell>
          <table:table-cell table:formula="of:=[.A21]&amp;&quot;,&quot;&amp;[.B21]" office:value-type="string" office:string-value="INT,CHA" calcext:value-type="string">
            <text:p>INT,CHA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STR</text:p>
          </table:table-cell>
          <table:table-cell table:formula="of:=34+MATCH([.A22];[.$A$35:.$A$40];0)" office:value-type="float" office:value="39" calcext:value-type="float">
            <text:p>39</text:p>
          </table:table-cell>
          <table:table-cell table:formula="of:=34+MATCH([.B22];[.$A$35:.$A$40];0)" office:value-type="float" office:value="35" calcext:value-type="float">
            <text:p>35</text:p>
          </table:table-cell>
          <table:table-cell table:formula="of:=IF(35+MOD([.D22]-35+1;6)=[.$C22];35+MOD([.D22]-35+2;6);35+MOD([.D22]-35+1;6))" office:value-type="float" office:value="36" calcext:value-type="float">
            <text:p>36</text:p>
          </table:table-cell>
          <table:table-cell table:formula="of:=IF(35+MOD([.E22]-35+1;6)=[.$C22];35+MOD([.E22]-35+2;6);35+MOD([.E22]-35+1;6))" office:value-type="float" office:value="37" calcext:value-type="float">
            <text:p>37</text:p>
          </table:table-cell>
          <table:table-cell table:formula="of:=IF(35+MOD([.F22]-35+1;6)=[.$C22];35+MOD([.F22]-35+2;6);35+MOD([.F22]-35+1;6))" office:value-type="float" office:value="38" calcext:value-type="float">
            <text:p>38</text:p>
          </table:table-cell>
          <table:table-cell table:formula="of:=IF(35+MOD([.G22]-35+1;6)=[.$C22];35+MOD([.G22]-35+2;6);35+MOD([.G22]-35+1;6))" office:value-type="float" office:value="40" calcext:value-type="float">
            <text:p>40</text:p>
          </table:table-cell>
          <table:table-cell table:formula="of:=INDIRECT(&quot;A&quot;&amp;[.E22])" office:value-type="string" office:string-value="DEX" calcext:value-type="string">
            <text:p>DEX</text:p>
          </table:table-cell>
          <table:table-cell table:formula="of:=INDIRECT(&quot;A&quot;&amp;[.F22])" office:value-type="string" office:string-value="CON" calcext:value-type="string">
            <text:p>CON</text:p>
          </table:table-cell>
          <table:table-cell table:formula="of:=INDIRECT(&quot;A&quot;&amp;[.G22])" office:value-type="string" office:string-value="INT" calcext:value-type="string">
            <text:p>INT</text:p>
          </table:table-cell>
          <table:table-cell table:formula="of:=INDIRECT(&quot;A&quot;&amp;[.H22])" office:value-type="string" office:string-value="CHA" calcext:value-type="string">
            <text:p>CHA</text:p>
          </table:table-cell>
          <table:table-cell table:formula="of:=[.A22]&amp;&quot;,&quot;&amp;[.B22]" office:value-type="string" office:string-value="WIS,STR" calcext:value-type="string">
            <text:p>WIS,STR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DEX</text:p>
          </table:table-cell>
          <table:table-cell table:formula="of:=34+MATCH([.A23];[.$A$35:.$A$40];0)" office:value-type="float" office:value="39" calcext:value-type="float">
            <text:p>39</text:p>
          </table:table-cell>
          <table:table-cell table:formula="of:=34+MATCH([.B23];[.$A$35:.$A$40];0)" office:value-type="float" office:value="36" calcext:value-type="float">
            <text:p>36</text:p>
          </table:table-cell>
          <table:table-cell table:formula="of:=IF(35+MOD([.D23]-35+1;6)=[.$C23];35+MOD([.D23]-35+2;6);35+MOD([.D23]-35+1;6))" office:value-type="float" office:value="37" calcext:value-type="float">
            <text:p>37</text:p>
          </table:table-cell>
          <table:table-cell table:formula="of:=IF(35+MOD([.E23]-35+1;6)=[.$C23];35+MOD([.E23]-35+2;6);35+MOD([.E23]-35+1;6))" office:value-type="float" office:value="38" calcext:value-type="float">
            <text:p>38</text:p>
          </table:table-cell>
          <table:table-cell table:formula="of:=IF(35+MOD([.F23]-35+1;6)=[.$C23];35+MOD([.F23]-35+2;6);35+MOD([.F23]-35+1;6))" office:value-type="float" office:value="40" calcext:value-type="float">
            <text:p>40</text:p>
          </table:table-cell>
          <table:table-cell table:formula="of:=IF(35+MOD([.G23]-35+1;6)=[.$C23];35+MOD([.G23]-35+2;6);35+MOD([.G23]-35+1;6))" office:value-type="float" office:value="35" calcext:value-type="float">
            <text:p>35</text:p>
          </table:table-cell>
          <table:table-cell table:formula="of:=INDIRECT(&quot;A&quot;&amp;[.E23])" office:value-type="string" office:string-value="CON" calcext:value-type="string">
            <text:p>CON</text:p>
          </table:table-cell>
          <table:table-cell table:formula="of:=INDIRECT(&quot;A&quot;&amp;[.F23])" office:value-type="string" office:string-value="INT" calcext:value-type="string">
            <text:p>INT</text:p>
          </table:table-cell>
          <table:table-cell table:formula="of:=INDIRECT(&quot;A&quot;&amp;[.G23])" office:value-type="string" office:string-value="CHA" calcext:value-type="string">
            <text:p>CHA</text:p>
          </table:table-cell>
          <table:table-cell table:formula="of:=INDIRECT(&quot;A&quot;&amp;[.H23])" office:value-type="string" office:string-value="STR" calcext:value-type="string">
            <text:p>STR</text:p>
          </table:table-cell>
          <table:table-cell table:formula="of:=[.A23]&amp;&quot;,&quot;&amp;[.B23]" office:value-type="string" office:string-value="WIS,DEX" calcext:value-type="string">
            <text:p>WIS,DEX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CON</text:p>
          </table:table-cell>
          <table:table-cell table:formula="of:=34+MATCH([.A24];[.$A$35:.$A$40];0)" office:value-type="float" office:value="39" calcext:value-type="float">
            <text:p>39</text:p>
          </table:table-cell>
          <table:table-cell table:formula="of:=34+MATCH([.B24];[.$A$35:.$A$40];0)" office:value-type="float" office:value="37" calcext:value-type="float">
            <text:p>37</text:p>
          </table:table-cell>
          <table:table-cell table:formula="of:=IF(35+MOD([.D24]-35+1;6)=[.$C24];35+MOD([.D24]-35+2;6);35+MOD([.D24]-35+1;6))" office:value-type="float" office:value="38" calcext:value-type="float">
            <text:p>38</text:p>
          </table:table-cell>
          <table:table-cell table:formula="of:=IF(35+MOD([.E24]-35+1;6)=[.$C24];35+MOD([.E24]-35+2;6);35+MOD([.E24]-35+1;6))" office:value-type="float" office:value="40" calcext:value-type="float">
            <text:p>40</text:p>
          </table:table-cell>
          <table:table-cell table:formula="of:=IF(35+MOD([.F24]-35+1;6)=[.$C24];35+MOD([.F24]-35+2;6);35+MOD([.F24]-35+1;6))" office:value-type="float" office:value="35" calcext:value-type="float">
            <text:p>35</text:p>
          </table:table-cell>
          <table:table-cell table:formula="of:=IF(35+MOD([.G24]-35+1;6)=[.$C24];35+MOD([.G24]-35+2;6);35+MOD([.G24]-35+1;6))" office:value-type="float" office:value="36" calcext:value-type="float">
            <text:p>36</text:p>
          </table:table-cell>
          <table:table-cell table:formula="of:=INDIRECT(&quot;A&quot;&amp;[.E24])" office:value-type="string" office:string-value="INT" calcext:value-type="string">
            <text:p>INT</text:p>
          </table:table-cell>
          <table:table-cell table:formula="of:=INDIRECT(&quot;A&quot;&amp;[.F24])" office:value-type="string" office:string-value="CHA" calcext:value-type="string">
            <text:p>CHA</text:p>
          </table:table-cell>
          <table:table-cell table:formula="of:=INDIRECT(&quot;A&quot;&amp;[.G24])" office:value-type="string" office:string-value="STR" calcext:value-type="string">
            <text:p>STR</text:p>
          </table:table-cell>
          <table:table-cell table:formula="of:=INDIRECT(&quot;A&quot;&amp;[.H24])" office:value-type="string" office:string-value="DEX" calcext:value-type="string">
            <text:p>DEX</text:p>
          </table:table-cell>
          <table:table-cell table:formula="of:=[.A24]&amp;&quot;,&quot;&amp;[.B24]" office:value-type="string" office:string-value="WIS,CON" calcext:value-type="string">
            <text:p>WIS,CON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INT</text:p>
          </table:table-cell>
          <table:table-cell table:formula="of:=34+MATCH([.A25];[.$A$35:.$A$40];0)" office:value-type="float" office:value="39" calcext:value-type="float">
            <text:p>39</text:p>
          </table:table-cell>
          <table:table-cell table:formula="of:=34+MATCH([.B25];[.$A$35:.$A$40];0)" office:value-type="float" office:value="38" calcext:value-type="float">
            <text:p>38</text:p>
          </table:table-cell>
          <table:table-cell table:formula="of:=IF(35+MOD([.D25]-35+1;6)=[.$C25];35+MOD([.D25]-35+2;6);35+MOD([.D25]-35+1;6))" office:value-type="float" office:value="40" calcext:value-type="float">
            <text:p>40</text:p>
          </table:table-cell>
          <table:table-cell table:formula="of:=IF(35+MOD([.E25]-35+1;6)=[.$C25];35+MOD([.E25]-35+2;6);35+MOD([.E25]-35+1;6))" office:value-type="float" office:value="35" calcext:value-type="float">
            <text:p>35</text:p>
          </table:table-cell>
          <table:table-cell table:formula="of:=IF(35+MOD([.F25]-35+1;6)=[.$C25];35+MOD([.F25]-35+2;6);35+MOD([.F25]-35+1;6))" office:value-type="float" office:value="36" calcext:value-type="float">
            <text:p>36</text:p>
          </table:table-cell>
          <table:table-cell table:formula="of:=IF(35+MOD([.G25]-35+1;6)=[.$C25];35+MOD([.G25]-35+2;6);35+MOD([.G25]-35+1;6))" office:value-type="float" office:value="37" calcext:value-type="float">
            <text:p>37</text:p>
          </table:table-cell>
          <table:table-cell table:formula="of:=INDIRECT(&quot;A&quot;&amp;[.E25])" office:value-type="string" office:string-value="CHA" calcext:value-type="string">
            <text:p>CHA</text:p>
          </table:table-cell>
          <table:table-cell table:formula="of:=INDIRECT(&quot;A&quot;&amp;[.F25])" office:value-type="string" office:string-value="STR" calcext:value-type="string">
            <text:p>STR</text:p>
          </table:table-cell>
          <table:table-cell table:formula="of:=INDIRECT(&quot;A&quot;&amp;[.G25])" office:value-type="string" office:string-value="DEX" calcext:value-type="string">
            <text:p>DEX</text:p>
          </table:table-cell>
          <table:table-cell table:formula="of:=INDIRECT(&quot;A&quot;&amp;[.H25])" office:value-type="string" office:string-value="CON" calcext:value-type="string">
            <text:p>CON</text:p>
          </table:table-cell>
          <table:table-cell table:formula="of:=[.A25]&amp;&quot;,&quot;&amp;[.B25]" office:value-type="string" office:string-value="WIS,INT" calcext:value-type="string">
            <text:p>WIS,INT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CHA</text:p>
          </table:table-cell>
          <table:table-cell table:formula="of:=34+MATCH([.A26];[.$A$35:.$A$40];0)" office:value-type="float" office:value="39" calcext:value-type="float">
            <text:p>39</text:p>
          </table:table-cell>
          <table:table-cell table:formula="of:=34+MATCH([.B26];[.$A$35:.$A$40];0)" office:value-type="float" office:value="40" calcext:value-type="float">
            <text:p>40</text:p>
          </table:table-cell>
          <table:table-cell table:formula="of:=IF(35+MOD([.D26]-35+1;6)=[.$C26];35+MOD([.D26]-35+2;6);35+MOD([.D26]-35+1;6))" office:value-type="float" office:value="35" calcext:value-type="float">
            <text:p>35</text:p>
          </table:table-cell>
          <table:table-cell table:formula="of:=IF(35+MOD([.E26]-35+1;6)=[.$C26];35+MOD([.E26]-35+2;6);35+MOD([.E26]-35+1;6))" office:value-type="float" office:value="36" calcext:value-type="float">
            <text:p>36</text:p>
          </table:table-cell>
          <table:table-cell table:formula="of:=IF(35+MOD([.F26]-35+1;6)=[.$C26];35+MOD([.F26]-35+2;6);35+MOD([.F26]-35+1;6))" office:value-type="float" office:value="37" calcext:value-type="float">
            <text:p>37</text:p>
          </table:table-cell>
          <table:table-cell table:formula="of:=IF(35+MOD([.G26]-35+1;6)=[.$C26];35+MOD([.G26]-35+2;6);35+MOD([.G26]-35+1;6))" office:value-type="float" office:value="38" calcext:value-type="float">
            <text:p>38</text:p>
          </table:table-cell>
          <table:table-cell table:formula="of:=INDIRECT(&quot;A&quot;&amp;[.E26])" office:value-type="string" office:string-value="STR" calcext:value-type="string">
            <text:p>STR</text:p>
          </table:table-cell>
          <table:table-cell table:formula="of:=INDIRECT(&quot;A&quot;&amp;[.F26])" office:value-type="string" office:string-value="DEX" calcext:value-type="string">
            <text:p>DEX</text:p>
          </table:table-cell>
          <table:table-cell table:formula="of:=INDIRECT(&quot;A&quot;&amp;[.G26])" office:value-type="string" office:string-value="CON" calcext:value-type="string">
            <text:p>CON</text:p>
          </table:table-cell>
          <table:table-cell table:formula="of:=INDIRECT(&quot;A&quot;&amp;[.H26])" office:value-type="string" office:string-value="INT" calcext:value-type="string">
            <text:p>INT</text:p>
          </table:table-cell>
          <table:table-cell table:formula="of:=[.A26]&amp;&quot;,&quot;&amp;[.B26]" office:value-type="string" office:string-value="WIS,CHA" calcext:value-type="string">
            <text:p>WIS,CHA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STR</text:p>
          </table:table-cell>
          <table:table-cell table:formula="of:=34+MATCH([.A27];[.$A$35:.$A$40];0)" office:value-type="float" office:value="40" calcext:value-type="float">
            <text:p>40</text:p>
          </table:table-cell>
          <table:table-cell table:formula="of:=34+MATCH([.B27];[.$A$35:.$A$40];0)" office:value-type="float" office:value="35" calcext:value-type="float">
            <text:p>35</text:p>
          </table:table-cell>
          <table:table-cell table:formula="of:=IF(35+MOD([.D27]-35+1;6)=[.$C27];35+MOD([.D27]-35+2;6);35+MOD([.D27]-35+1;6))" office:value-type="float" office:value="36" calcext:value-type="float">
            <text:p>36</text:p>
          </table:table-cell>
          <table:table-cell table:formula="of:=IF(35+MOD([.E27]-35+1;6)=[.$C27];35+MOD([.E27]-35+2;6);35+MOD([.E27]-35+1;6))" office:value-type="float" office:value="37" calcext:value-type="float">
            <text:p>37</text:p>
          </table:table-cell>
          <table:table-cell table:formula="of:=IF(35+MOD([.F27]-35+1;6)=[.$C27];35+MOD([.F27]-35+2;6);35+MOD([.F27]-35+1;6))" office:value-type="float" office:value="38" calcext:value-type="float">
            <text:p>38</text:p>
          </table:table-cell>
          <table:table-cell table:formula="of:=IF(35+MOD([.G27]-35+1;6)=[.$C27];35+MOD([.G27]-35+2;6);35+MOD([.G27]-35+1;6))" office:value-type="float" office:value="39" calcext:value-type="float">
            <text:p>39</text:p>
          </table:table-cell>
          <table:table-cell table:formula="of:=INDIRECT(&quot;A&quot;&amp;[.E27])" office:value-type="string" office:string-value="DEX" calcext:value-type="string">
            <text:p>DEX</text:p>
          </table:table-cell>
          <table:table-cell table:formula="of:=INDIRECT(&quot;A&quot;&amp;[.F27])" office:value-type="string" office:string-value="CON" calcext:value-type="string">
            <text:p>CON</text:p>
          </table:table-cell>
          <table:table-cell table:formula="of:=INDIRECT(&quot;A&quot;&amp;[.G27])" office:value-type="string" office:string-value="INT" calcext:value-type="string">
            <text:p>INT</text:p>
          </table:table-cell>
          <table:table-cell table:formula="of:=INDIRECT(&quot;A&quot;&amp;[.H27])" office:value-type="string" office:string-value="WIS" calcext:value-type="string">
            <text:p>WIS</text:p>
          </table:table-cell>
          <table:table-cell table:formula="of:=[.A27]&amp;&quot;,&quot;&amp;[.B27]" office:value-type="string" office:string-value="CHA,STR" calcext:value-type="string">
            <text:p>CHA,STR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DEX</text:p>
          </table:table-cell>
          <table:table-cell table:formula="of:=34+MATCH([.A28];[.$A$35:.$A$40];0)" office:value-type="float" office:value="40" calcext:value-type="float">
            <text:p>40</text:p>
          </table:table-cell>
          <table:table-cell table:formula="of:=34+MATCH([.B28];[.$A$35:.$A$40];0)" office:value-type="float" office:value="36" calcext:value-type="float">
            <text:p>36</text:p>
          </table:table-cell>
          <table:table-cell table:formula="of:=IF(35+MOD([.D28]-35+1;6)=[.$C28];35+MOD([.D28]-35+2;6);35+MOD([.D28]-35+1;6))" office:value-type="float" office:value="37" calcext:value-type="float">
            <text:p>37</text:p>
          </table:table-cell>
          <table:table-cell table:formula="of:=IF(35+MOD([.E28]-35+1;6)=[.$C28];35+MOD([.E28]-35+2;6);35+MOD([.E28]-35+1;6))" office:value-type="float" office:value="38" calcext:value-type="float">
            <text:p>38</text:p>
          </table:table-cell>
          <table:table-cell table:formula="of:=IF(35+MOD([.F28]-35+1;6)=[.$C28];35+MOD([.F28]-35+2;6);35+MOD([.F28]-35+1;6))" office:value-type="float" office:value="39" calcext:value-type="float">
            <text:p>39</text:p>
          </table:table-cell>
          <table:table-cell table:formula="of:=IF(35+MOD([.G28]-35+1;6)=[.$C28];35+MOD([.G28]-35+2;6);35+MOD([.G28]-35+1;6))" office:value-type="float" office:value="35" calcext:value-type="float">
            <text:p>35</text:p>
          </table:table-cell>
          <table:table-cell table:formula="of:=INDIRECT(&quot;A&quot;&amp;[.E28])" office:value-type="string" office:string-value="CON" calcext:value-type="string">
            <text:p>CON</text:p>
          </table:table-cell>
          <table:table-cell table:formula="of:=INDIRECT(&quot;A&quot;&amp;[.F28])" office:value-type="string" office:string-value="INT" calcext:value-type="string">
            <text:p>INT</text:p>
          </table:table-cell>
          <table:table-cell table:formula="of:=INDIRECT(&quot;A&quot;&amp;[.G28])" office:value-type="string" office:string-value="WIS" calcext:value-type="string">
            <text:p>WIS</text:p>
          </table:table-cell>
          <table:table-cell table:formula="of:=INDIRECT(&quot;A&quot;&amp;[.H28])" office:value-type="string" office:string-value="STR" calcext:value-type="string">
            <text:p>STR</text:p>
          </table:table-cell>
          <table:table-cell table:formula="of:=[.A28]&amp;&quot;,&quot;&amp;[.B28]" office:value-type="string" office:string-value="CHA,DEX" calcext:value-type="string">
            <text:p>CHA,DEX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CON</text:p>
          </table:table-cell>
          <table:table-cell table:formula="of:=34+MATCH([.A29];[.$A$35:.$A$40];0)" office:value-type="float" office:value="40" calcext:value-type="float">
            <text:p>40</text:p>
          </table:table-cell>
          <table:table-cell table:formula="of:=34+MATCH([.B29];[.$A$35:.$A$40];0)" office:value-type="float" office:value="37" calcext:value-type="float">
            <text:p>37</text:p>
          </table:table-cell>
          <table:table-cell table:formula="of:=IF(35+MOD([.D29]-35+1;6)=[.$C29];35+MOD([.D29]-35+2;6);35+MOD([.D29]-35+1;6))" office:value-type="float" office:value="38" calcext:value-type="float">
            <text:p>38</text:p>
          </table:table-cell>
          <table:table-cell table:formula="of:=IF(35+MOD([.E29]-35+1;6)=[.$C29];35+MOD([.E29]-35+2;6);35+MOD([.E29]-35+1;6))" office:value-type="float" office:value="39" calcext:value-type="float">
            <text:p>39</text:p>
          </table:table-cell>
          <table:table-cell table:formula="of:=IF(35+MOD([.F29]-35+1;6)=[.$C29];35+MOD([.F29]-35+2;6);35+MOD([.F29]-35+1;6))" office:value-type="float" office:value="35" calcext:value-type="float">
            <text:p>35</text:p>
          </table:table-cell>
          <table:table-cell table:formula="of:=IF(35+MOD([.G29]-35+1;6)=[.$C29];35+MOD([.G29]-35+2;6);35+MOD([.G29]-35+1;6))" office:value-type="float" office:value="36" calcext:value-type="float">
            <text:p>36</text:p>
          </table:table-cell>
          <table:table-cell table:formula="of:=INDIRECT(&quot;A&quot;&amp;[.E29])" office:value-type="string" office:string-value="INT" calcext:value-type="string">
            <text:p>INT</text:p>
          </table:table-cell>
          <table:table-cell table:formula="of:=INDIRECT(&quot;A&quot;&amp;[.F29])" office:value-type="string" office:string-value="WIS" calcext:value-type="string">
            <text:p>WIS</text:p>
          </table:table-cell>
          <table:table-cell table:formula="of:=INDIRECT(&quot;A&quot;&amp;[.G29])" office:value-type="string" office:string-value="STR" calcext:value-type="string">
            <text:p>STR</text:p>
          </table:table-cell>
          <table:table-cell table:formula="of:=INDIRECT(&quot;A&quot;&amp;[.H29])" office:value-type="string" office:string-value="DEX" calcext:value-type="string">
            <text:p>DEX</text:p>
          </table:table-cell>
          <table:table-cell table:formula="of:=[.A29]&amp;&quot;,&quot;&amp;[.B29]" office:value-type="string" office:string-value="CHA,CON" calcext:value-type="string">
            <text:p>CHA,CON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INT</text:p>
          </table:table-cell>
          <table:table-cell table:formula="of:=34+MATCH([.A30];[.$A$35:.$A$40];0)" office:value-type="float" office:value="40" calcext:value-type="float">
            <text:p>40</text:p>
          </table:table-cell>
          <table:table-cell table:formula="of:=34+MATCH([.B30];[.$A$35:.$A$40];0)" office:value-type="float" office:value="38" calcext:value-type="float">
            <text:p>38</text:p>
          </table:table-cell>
          <table:table-cell table:formula="of:=IF(35+MOD([.D30]-35+1;6)=[.$C30];35+MOD([.D30]-35+2;6);35+MOD([.D30]-35+1;6))" office:value-type="float" office:value="39" calcext:value-type="float">
            <text:p>39</text:p>
          </table:table-cell>
          <table:table-cell table:formula="of:=IF(35+MOD([.E30]-35+1;6)=[.$C30];35+MOD([.E30]-35+2;6);35+MOD([.E30]-35+1;6))" office:value-type="float" office:value="35" calcext:value-type="float">
            <text:p>35</text:p>
          </table:table-cell>
          <table:table-cell table:formula="of:=IF(35+MOD([.F30]-35+1;6)=[.$C30];35+MOD([.F30]-35+2;6);35+MOD([.F30]-35+1;6))" office:value-type="float" office:value="36" calcext:value-type="float">
            <text:p>36</text:p>
          </table:table-cell>
          <table:table-cell table:formula="of:=IF(35+MOD([.G30]-35+1;6)=[.$C30];35+MOD([.G30]-35+2;6);35+MOD([.G30]-35+1;6))" office:value-type="float" office:value="37" calcext:value-type="float">
            <text:p>37</text:p>
          </table:table-cell>
          <table:table-cell table:formula="of:=INDIRECT(&quot;A&quot;&amp;[.E30])" office:value-type="string" office:string-value="WIS" calcext:value-type="string">
            <text:p>WIS</text:p>
          </table:table-cell>
          <table:table-cell table:formula="of:=INDIRECT(&quot;A&quot;&amp;[.F30])" office:value-type="string" office:string-value="STR" calcext:value-type="string">
            <text:p>STR</text:p>
          </table:table-cell>
          <table:table-cell table:formula="of:=INDIRECT(&quot;A&quot;&amp;[.G30])" office:value-type="string" office:string-value="DEX" calcext:value-type="string">
            <text:p>DEX</text:p>
          </table:table-cell>
          <table:table-cell table:formula="of:=INDIRECT(&quot;A&quot;&amp;[.H30])" office:value-type="string" office:string-value="CON" calcext:value-type="string">
            <text:p>CON</text:p>
          </table:table-cell>
          <table:table-cell table:formula="of:=[.A30]&amp;&quot;,&quot;&amp;[.B30]" office:value-type="string" office:string-value="CHA,INT" calcext:value-type="string">
            <text:p>CHA,INT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WIS</text:p>
          </table:table-cell>
          <table:table-cell table:formula="of:=34+MATCH([.A31];[.$A$35:.$A$40];0)" office:value-type="float" office:value="40" calcext:value-type="float">
            <text:p>40</text:p>
          </table:table-cell>
          <table:table-cell table:formula="of:=34+MATCH([.B31];[.$A$35:.$A$40];0)" office:value-type="float" office:value="39" calcext:value-type="float">
            <text:p>39</text:p>
          </table:table-cell>
          <table:table-cell table:formula="of:=IF(35+MOD([.D31]-35+1;6)=[.$C31];35+MOD([.D31]-35+2;6);35+MOD([.D31]-35+1;6))" office:value-type="float" office:value="35" calcext:value-type="float">
            <text:p>35</text:p>
          </table:table-cell>
          <table:table-cell table:formula="of:=IF(35+MOD([.E31]-35+1;6)=[.$C31];35+MOD([.E31]-35+2;6);35+MOD([.E31]-35+1;6))" office:value-type="float" office:value="36" calcext:value-type="float">
            <text:p>36</text:p>
          </table:table-cell>
          <table:table-cell table:formula="of:=IF(35+MOD([.F31]-35+1;6)=[.$C31];35+MOD([.F31]-35+2;6);35+MOD([.F31]-35+1;6))" office:value-type="float" office:value="37" calcext:value-type="float">
            <text:p>37</text:p>
          </table:table-cell>
          <table:table-cell table:formula="of:=IF(35+MOD([.G31]-35+1;6)=[.$C31];35+MOD([.G31]-35+2;6);35+MOD([.G31]-35+1;6))" office:value-type="float" office:value="38" calcext:value-type="float">
            <text:p>38</text:p>
          </table:table-cell>
          <table:table-cell table:formula="of:=INDIRECT(&quot;A&quot;&amp;[.E31])" office:value-type="string" office:string-value="STR" calcext:value-type="string">
            <text:p>STR</text:p>
          </table:table-cell>
          <table:table-cell table:formula="of:=INDIRECT(&quot;A&quot;&amp;[.F31])" office:value-type="string" office:string-value="DEX" calcext:value-type="string">
            <text:p>DEX</text:p>
          </table:table-cell>
          <table:table-cell table:formula="of:=INDIRECT(&quot;A&quot;&amp;[.G31])" office:value-type="string" office:string-value="CON" calcext:value-type="string">
            <text:p>CON</text:p>
          </table:table-cell>
          <table:table-cell table:formula="of:=INDIRECT(&quot;A&quot;&amp;[.H31])" office:value-type="string" office:string-value="INT" calcext:value-type="string">
            <text:p>INT</text:p>
          </table:table-cell>
          <table:table-cell table:formula="of:=[.A31]&amp;&quot;,&quot;&amp;[.B31]" office:value-type="string" office:string-value="CHA,WIS" calcext:value-type="string">
            <text:p>CHA,WIS</text:p>
          </table:table-cell>
          <table:table-cell table:number-columns-repeated="1010"/>
        </table:table-row>
        <table:table-row table:style-name="ro4" table:number-rows-repeated="3">
          <table:table-cell table:number-columns-repeated="1023"/>
        </table:table-row>
        <table:table-row table:style-name="ro4">
          <table:table-cell office:value-type="string" calcext:value-type="string">
            <text:p>ST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X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I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A</text:p>
          </table:table-cell>
          <table:table-cell table:number-columns-repeated="1022"/>
        </table:table-row>
        <table:table-row table:style-name="ro4">
          <table:table-cell table:number-columns-repeated="1023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style-name="Default" office:value-type="string" calcext:value-type="string">
            <text:p>S3</text:p>
          </table:table-cell>
          <table:table-cell table:style-name="ce34" office:value-type="string" calcext:value-type="string">
            <text:p>S1LOC</text:p>
          </table:table-cell>
          <table:table-cell table:style-name="ce34" office:value-type="string" calcext:value-type="string">
            <text:p>S2LOC</text:p>
          </table:table-cell>
          <table:table-cell table:style-name="ce34" office:value-type="string" calcext:value-type="string">
            <text:p>S3LOC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table:style-name="ce35" office:value-type="string" calcext:value-type="string">
            <text:p>L3</text:p>
          </table:table-cell>
          <table:table-cell table:style-name="ce16" office:value-type="string" calcext:value-type="string">
            <text:p>T1</text:p>
          </table:table-cell>
          <table:table-cell office:value-type="string" calcext:value-type="string">
            <text:p>OK?</text:p>
          </table:table-cell>
          <table:table-cell table:style-name="ce16" office:value-type="string" calcext:value-type="string">
            <text:p>T2</text:p>
          </table:table-cell>
          <table:table-cell office:value-type="string" calcext:value-type="string">
            <text:p>OK?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OK?</text:p>
          </table:table-cell>
          <table:table-cell office:value-type="string" calcext:value-type="string">
            <text:p>CHOICE</text:p>
          </table:table-cell>
          <table:table-cell table:style-name="ce16" office:value-type="string" calcext:value-type="string">
            <text:p>Chos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CON</text:p>
          </table:table-cell>
          <table:table-cell table:formula="of:=34+MATCH([.A43];[.$A$35:.$A$40];0)" office:value-type="float" office:value="35" calcext:value-type="float">
            <text:p>35</text:p>
          </table:table-cell>
          <table:table-cell table:formula="of:=34+MATCH([.B43];[.$A$35:.$A$40];0)" office:value-type="float" office:value="36" calcext:value-type="float">
            <text:p>36</text:p>
          </table:table-cell>
          <table:table-cell table:formula="of:=34+MATCH([.C43];[.$A$35:.$A$40];0)" office:value-type="float" office:value="37" calcext:value-type="float">
            <text:p>37</text:p>
          </table:table-cell>
          <table:table-cell table:formula="of:=IF(OR(35+MOD([.F43]-35+1;6)=[.$D43];35+MOD([.F43]-35+1;6)=[.$E43]);35+MOD([.F43]-35+2;6);35+MOD([.F43]-35+1;6))" office:value-type="float" office:value="38" calcext:value-type="float">
            <text:p>38</text:p>
          </table:table-cell>
          <table:table-cell table:formula="of:=IF(OR(35+MOD([.G43]-35+1;6)=[.$D43];35+MOD([.G43]-35+1;6)=[.$E43]);35+MOD([.G43]-35+2;6);35+MOD([.G43]-35+1;6))" office:value-type="float" office:value="39" calcext:value-type="float">
            <text:p>39</text:p>
          </table:table-cell>
          <table:table-cell table:style-name="ce35" table:formula="of:=IF(OR(35+MOD([.H43]-35+1;6)=[.$D43];35+MOD([.H43]-35+1;6)=[.$E43]);35+MOD([.H43]-35+2;6);35+MOD([.H43]-35+1;6))" office:value-type="float" office:value="40" calcext:value-type="float">
            <text:p>40</text:p>
          </table:table-cell>
          <table:table-cell table:formula="of:=INDIRECT(&quot;A&quot;&amp;[.G43])" office:value-type="string" office:string-value="INT" calcext:value-type="string">
            <text:p>INT</text:p>
          </table:table-cell>
          <table:table-cell table:style-name="ce36" table:formula="of:=ISERROR(FIND([.J43];[.$Q43]))" office:value-type="boolean" office:boolean-value="true" calcext:value-type="boolean">
            <text:p>TRUE</text:p>
          </table:table-cell>
          <table:table-cell table:formula="of:=INDIRECT(&quot;A&quot;&amp;[.H43])" office:value-type="string" office:string-value="WIS" calcext:value-type="string">
            <text:p>WIS</text:p>
          </table:table-cell>
          <table:table-cell table:style-name="ce36" table:formula="of:=ISERROR(FIND([.L43];[.$Q43]))" office:value-type="boolean" office:boolean-value="true" calcext:value-type="boolean">
            <text:p>TRUE</text:p>
          </table:table-cell>
          <table:table-cell table:formula="of:=INDIRECT(&quot;A&quot;&amp;[.I43])" office:value-type="string" office:string-value="CHA" calcext:value-type="string">
            <text:p>CHA</text:p>
          </table:table-cell>
          <table:table-cell table:style-name="ce36" table:formula="of:=ISERROR(FIND([.N43];[.$Q43]))" office:value-type="boolean" office:boolean-value="true" calcext:value-type="boolean">
            <text:p>TRUE</text:p>
          </table:table-cell>
          <table:table-cell table:formula="of:=IF([.K43];[.J43];IF([.M43];[.L43];IF([.O43];[.N43])))" office:value-type="string" office:string-value="INT" calcext:value-type="string">
            <text:p>INT</text:p>
          </table:table-cell>
          <table:table-cell table:formula="of:=[.A43]&amp;&quot;,&quot;&amp;[.B43]&amp;&quot;,&quot;&amp;[.C43]" office:value-type="string" office:string-value="STR,DEX,CON" calcext:value-type="string">
            <text:p>STR,DEX,C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INT</text:p>
          </table:table-cell>
          <table:table-cell table:formula="of:=34+MATCH([.A44];[.$A$35:.$A$40];0)" office:value-type="float" office:value="35" calcext:value-type="float">
            <text:p>35</text:p>
          </table:table-cell>
          <table:table-cell table:formula="of:=34+MATCH([.B44];[.$A$35:.$A$40];0)" office:value-type="float" office:value="36" calcext:value-type="float">
            <text:p>36</text:p>
          </table:table-cell>
          <table:table-cell table:formula="of:=34+MATCH([.C44];[.$A$35:.$A$40];0)" office:value-type="float" office:value="38" calcext:value-type="float">
            <text:p>38</text:p>
          </table:table-cell>
          <table:table-cell table:formula="of:=IF(OR(35+MOD([.F44]-35+1;6)=[.$D44];35+MOD([.F44]-35+1;6)=[.$E44]);35+MOD([.F44]-35+2;6);35+MOD([.F44]-35+1;6))" office:value-type="float" office:value="39" calcext:value-type="float">
            <text:p>39</text:p>
          </table:table-cell>
          <table:table-cell table:formula="of:=IF(OR(35+MOD([.G44]-35+1;6)=[.$D44];35+MOD([.G44]-35+1;6)=[.$E44]);35+MOD([.G44]-35+2;6);35+MOD([.G44]-35+1;6))" office:value-type="float" office:value="40" calcext:value-type="float">
            <text:p>40</text:p>
          </table:table-cell>
          <table:table-cell table:style-name="ce35" table:formula="of:=IF(OR(35+MOD([.H44]-35+1;6)=[.$D44];35+MOD([.H44]-35+1;6)=[.$E44]);35+MOD([.H44]-35+2;6);35+MOD([.H44]-35+1;6))" office:value-type="float" office:value="36" calcext:value-type="float">
            <text:p>36</text:p>
          </table:table-cell>
          <table:table-cell table:formula="of:=INDIRECT(&quot;A&quot;&amp;[.G44])" office:value-type="string" office:string-value="WIS" calcext:value-type="string">
            <text:p>WIS</text:p>
          </table:table-cell>
          <table:table-cell table:style-name="ce36" table:formula="of:=ISERROR(FIND([.J44];[.$Q44]))" office:value-type="boolean" office:boolean-value="true" calcext:value-type="boolean">
            <text:p>TRUE</text:p>
          </table:table-cell>
          <table:table-cell table:formula="of:=INDIRECT(&quot;A&quot;&amp;[.H44])" office:value-type="string" office:string-value="CHA" calcext:value-type="string">
            <text:p>CHA</text:p>
          </table:table-cell>
          <table:table-cell table:style-name="ce36" table:formula="of:=ISERROR(FIND([.L44];[.$Q44]))" office:value-type="boolean" office:boolean-value="true" calcext:value-type="boolean">
            <text:p>TRUE</text:p>
          </table:table-cell>
          <table:table-cell table:formula="of:=INDIRECT(&quot;A&quot;&amp;[.I44])" office:value-type="string" office:string-value="DEX" calcext:value-type="string">
            <text:p>DEX</text:p>
          </table:table-cell>
          <table:table-cell table:style-name="ce36" table:formula="of:=ISERROR(FIND([.N44];[.$Q44]))" office:value-type="boolean" office:boolean-value="false" calcext:value-type="boolean">
            <text:p>FALSE</text:p>
          </table:table-cell>
          <table:table-cell table:formula="of:=IF([.K44];[.J44];IF([.M44];[.L44];IF([.O44];[.N44])))" office:value-type="string" office:string-value="WIS" calcext:value-type="string">
            <text:p>WIS</text:p>
          </table:table-cell>
          <table:table-cell table:formula="of:=[.A44]&amp;&quot;,&quot;&amp;[.B44]&amp;&quot;,&quot;&amp;[.C44]" office:value-type="string" office:string-value="STR,DEX,INT" calcext:value-type="string">
            <text:p>STR,DEX,IN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WIS</text:p>
          </table:table-cell>
          <table:table-cell table:formula="of:=34+MATCH([.A45];[.$A$35:.$A$40];0)" office:value-type="float" office:value="35" calcext:value-type="float">
            <text:p>35</text:p>
          </table:table-cell>
          <table:table-cell table:formula="of:=34+MATCH([.B45];[.$A$35:.$A$40];0)" office:value-type="float" office:value="36" calcext:value-type="float">
            <text:p>36</text:p>
          </table:table-cell>
          <table:table-cell table:formula="of:=34+MATCH([.C45];[.$A$35:.$A$40];0)" office:value-type="float" office:value="39" calcext:value-type="float">
            <text:p>39</text:p>
          </table:table-cell>
          <table:table-cell table:formula="of:=IF(OR(35+MOD([.F45]-35+1;6)=[.$D45];35+MOD([.F45]-35+1;6)=[.$E45]);35+MOD([.F45]-35+2;6);35+MOD([.F45]-35+1;6))" office:value-type="float" office:value="40" calcext:value-type="float">
            <text:p>40</text:p>
          </table:table-cell>
          <table:table-cell table:formula="of:=IF(OR(35+MOD([.G45]-35+1;6)=[.$D45];35+MOD([.G45]-35+1;6)=[.$E45]);35+MOD([.G45]-35+2;6);35+MOD([.G45]-35+1;6))" office:value-type="float" office:value="36" calcext:value-type="float">
            <text:p>36</text:p>
          </table:table-cell>
          <table:table-cell table:style-name="ce35" table:formula="of:=IF(OR(35+MOD([.H45]-35+1;6)=[.$D45];35+MOD([.H45]-35+1;6)=[.$E45]);35+MOD([.H45]-35+2;6);35+MOD([.H45]-35+1;6))" office:value-type="float" office:value="37" calcext:value-type="float">
            <text:p>37</text:p>
          </table:table-cell>
          <table:table-cell table:formula="of:=INDIRECT(&quot;A&quot;&amp;[.G45])" office:value-type="string" office:string-value="CHA" calcext:value-type="string">
            <text:p>CHA</text:p>
          </table:table-cell>
          <table:table-cell table:style-name="ce36" table:formula="of:=ISERROR(FIND([.J45];[.$Q45]))" office:value-type="boolean" office:boolean-value="true" calcext:value-type="boolean">
            <text:p>TRUE</text:p>
          </table:table-cell>
          <table:table-cell table:formula="of:=INDIRECT(&quot;A&quot;&amp;[.H45])" office:value-type="string" office:string-value="DEX" calcext:value-type="string">
            <text:p>DEX</text:p>
          </table:table-cell>
          <table:table-cell table:style-name="ce36" table:formula="of:=ISERROR(FIND([.L45];[.$Q45]))" office:value-type="boolean" office:boolean-value="false" calcext:value-type="boolean">
            <text:p>FALSE</text:p>
          </table:table-cell>
          <table:table-cell table:formula="of:=INDIRECT(&quot;A&quot;&amp;[.I45])" office:value-type="string" office:string-value="CON" calcext:value-type="string">
            <text:p>CON</text:p>
          </table:table-cell>
          <table:table-cell table:style-name="ce36" table:formula="of:=ISERROR(FIND([.N45];[.$Q45]))" office:value-type="boolean" office:boolean-value="true" calcext:value-type="boolean">
            <text:p>TRUE</text:p>
          </table:table-cell>
          <table:table-cell table:formula="of:=IF([.K45];[.J45];IF([.M45];[.L45];IF([.O45];[.N45])))" office:value-type="string" office:string-value="CHA" calcext:value-type="string">
            <text:p>CHA</text:p>
          </table:table-cell>
          <table:table-cell table:formula="of:=[.A45]&amp;&quot;,&quot;&amp;[.B45]&amp;&quot;,&quot;&amp;[.C45]" office:value-type="string" office:string-value="STR,DEX,WIS" calcext:value-type="string">
            <text:p>STR,DEX,WI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CHA</text:p>
          </table:table-cell>
          <table:table-cell table:formula="of:=34+MATCH([.A46];[.$A$35:.$A$40];0)" office:value-type="float" office:value="35" calcext:value-type="float">
            <text:p>35</text:p>
          </table:table-cell>
          <table:table-cell table:formula="of:=34+MATCH([.B46];[.$A$35:.$A$40];0)" office:value-type="float" office:value="36" calcext:value-type="float">
            <text:p>36</text:p>
          </table:table-cell>
          <table:table-cell table:formula="of:=34+MATCH([.C46];[.$A$35:.$A$40];0)" office:value-type="float" office:value="40" calcext:value-type="float">
            <text:p>40</text:p>
          </table:table-cell>
          <table:table-cell table:formula="of:=IF(OR(35+MOD([.F46]-35+1;6)=[.$D46];35+MOD([.F46]-35+1;6)=[.$E46]);35+MOD([.F46]-35+2;6);35+MOD([.F46]-35+1;6))" office:value-type="float" office:value="36" calcext:value-type="float">
            <text:p>36</text:p>
          </table:table-cell>
          <table:table-cell table:formula="of:=IF(OR(35+MOD([.G46]-35+1;6)=[.$D46];35+MOD([.G46]-35+1;6)=[.$E46]);35+MOD([.G46]-35+2;6);35+MOD([.G46]-35+1;6))" office:value-type="float" office:value="37" calcext:value-type="float">
            <text:p>37</text:p>
          </table:table-cell>
          <table:table-cell table:style-name="ce35" table:formula="of:=IF(OR(35+MOD([.H46]-35+1;6)=[.$D46];35+MOD([.H46]-35+1;6)=[.$E46]);35+MOD([.H46]-35+2;6);35+MOD([.H46]-35+1;6))" office:value-type="float" office:value="38" calcext:value-type="float">
            <text:p>38</text:p>
          </table:table-cell>
          <table:table-cell table:formula="of:=INDIRECT(&quot;A&quot;&amp;[.G46])" office:value-type="string" office:string-value="DEX" calcext:value-type="string">
            <text:p>DEX</text:p>
          </table:table-cell>
          <table:table-cell table:style-name="ce36" table:formula="of:=ISERROR(FIND([.J46];[.$Q46]))" office:value-type="boolean" office:boolean-value="false" calcext:value-type="boolean">
            <text:p>FALSE</text:p>
          </table:table-cell>
          <table:table-cell table:formula="of:=INDIRECT(&quot;A&quot;&amp;[.H46])" office:value-type="string" office:string-value="CON" calcext:value-type="string">
            <text:p>CON</text:p>
          </table:table-cell>
          <table:table-cell table:style-name="ce36" table:formula="of:=ISERROR(FIND([.L46];[.$Q46]))" office:value-type="boolean" office:boolean-value="true" calcext:value-type="boolean">
            <text:p>TRUE</text:p>
          </table:table-cell>
          <table:table-cell table:formula="of:=INDIRECT(&quot;A&quot;&amp;[.I46])" office:value-type="string" office:string-value="INT" calcext:value-type="string">
            <text:p>INT</text:p>
          </table:table-cell>
          <table:table-cell table:style-name="ce36" table:formula="of:=ISERROR(FIND([.N46];[.$Q46]))" office:value-type="boolean" office:boolean-value="true" calcext:value-type="boolean">
            <text:p>TRUE</text:p>
          </table:table-cell>
          <table:table-cell table:formula="of:=IF([.K46];[.J46];IF([.M46];[.L46];IF([.O46];[.N46])))" office:value-type="string" office:string-value="CON" calcext:value-type="string">
            <text:p>CON</text:p>
          </table:table-cell>
          <table:table-cell table:formula="of:=[.A46]&amp;&quot;,&quot;&amp;[.B46]&amp;&quot;,&quot;&amp;[.C46]" office:value-type="string" office:string-value="STR,DEX,CHA" calcext:value-type="string">
            <text:p>STR,DEX,CHA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CON</text:p>
          </table:table-cell>
          <table:table-cell table:style-name="Default" office:value-type="string" calcext:value-type="string">
            <text:p>DEX</text:p>
          </table:table-cell>
          <table:table-cell table:formula="of:=34+MATCH([.A47];[.$A$35:.$A$40];0)" office:value-type="float" office:value="35" calcext:value-type="float">
            <text:p>35</text:p>
          </table:table-cell>
          <table:table-cell table:formula="of:=34+MATCH([.B47];[.$A$35:.$A$40];0)" office:value-type="float" office:value="37" calcext:value-type="float">
            <text:p>37</text:p>
          </table:table-cell>
          <table:table-cell table:formula="of:=34+MATCH([.C47];[.$A$35:.$A$40];0)" office:value-type="float" office:value="36" calcext:value-type="float">
            <text:p>36</text:p>
          </table:table-cell>
          <table:table-cell table:formula="of:=IF(OR(35+MOD([.F47]-35+1;6)=[.$D47];35+MOD([.F47]-35+1;6)=[.$E47]);35+MOD([.F47]-35+2;6);35+MOD([.F47]-35+1;6))" office:value-type="float" office:value="38" calcext:value-type="float">
            <text:p>38</text:p>
          </table:table-cell>
          <table:table-cell table:formula="of:=IF(OR(35+MOD([.G47]-35+1;6)=[.$D47];35+MOD([.G47]-35+1;6)=[.$E47]);35+MOD([.G47]-35+2;6);35+MOD([.G47]-35+1;6))" office:value-type="float" office:value="39" calcext:value-type="float">
            <text:p>39</text:p>
          </table:table-cell>
          <table:table-cell table:style-name="ce35" table:formula="of:=IF(OR(35+MOD([.H47]-35+1;6)=[.$D47];35+MOD([.H47]-35+1;6)=[.$E47]);35+MOD([.H47]-35+2;6);35+MOD([.H47]-35+1;6))" office:value-type="float" office:value="40" calcext:value-type="float">
            <text:p>40</text:p>
          </table:table-cell>
          <table:table-cell table:formula="of:=INDIRECT(&quot;A&quot;&amp;[.G47])" office:value-type="string" office:string-value="INT" calcext:value-type="string">
            <text:p>INT</text:p>
          </table:table-cell>
          <table:table-cell table:style-name="ce36" table:formula="of:=ISERROR(FIND([.J47];[.$Q47]))" office:value-type="boolean" office:boolean-value="true" calcext:value-type="boolean">
            <text:p>TRUE</text:p>
          </table:table-cell>
          <table:table-cell table:formula="of:=INDIRECT(&quot;A&quot;&amp;[.H47])" office:value-type="string" office:string-value="WIS" calcext:value-type="string">
            <text:p>WIS</text:p>
          </table:table-cell>
          <table:table-cell table:style-name="ce36" table:formula="of:=ISERROR(FIND([.L47];[.$Q47]))" office:value-type="boolean" office:boolean-value="true" calcext:value-type="boolean">
            <text:p>TRUE</text:p>
          </table:table-cell>
          <table:table-cell table:formula="of:=INDIRECT(&quot;A&quot;&amp;[.I47])" office:value-type="string" office:string-value="CHA" calcext:value-type="string">
            <text:p>CHA</text:p>
          </table:table-cell>
          <table:table-cell table:style-name="ce36" table:formula="of:=ISERROR(FIND([.N47];[.$Q47]))" office:value-type="boolean" office:boolean-value="true" calcext:value-type="boolean">
            <text:p>TRUE</text:p>
          </table:table-cell>
          <table:table-cell table:formula="of:=IF([.K47];[.J47];IF([.M47];[.L47];IF([.O47];[.N47])))" office:value-type="string" office:string-value="INT" calcext:value-type="string">
            <text:p>INT</text:p>
          </table:table-cell>
          <table:table-cell table:formula="of:=[.A47]&amp;&quot;,&quot;&amp;[.B47]&amp;&quot;,&quot;&amp;[.C47]" office:value-type="string" office:string-value="STR,CON,DEX" calcext:value-type="string">
            <text:p>STR,CON,DEX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CON</text:p>
          </table:table-cell>
          <table:table-cell table:style-name="Default" office:value-type="string" calcext:value-type="string">
            <text:p>INT</text:p>
          </table:table-cell>
          <table:table-cell table:formula="of:=34+MATCH([.A48];[.$A$35:.$A$40];0)" office:value-type="float" office:value="35" calcext:value-type="float">
            <text:p>35</text:p>
          </table:table-cell>
          <table:table-cell table:formula="of:=34+MATCH([.B48];[.$A$35:.$A$40];0)" office:value-type="float" office:value="37" calcext:value-type="float">
            <text:p>37</text:p>
          </table:table-cell>
          <table:table-cell table:formula="of:=34+MATCH([.C48];[.$A$35:.$A$40];0)" office:value-type="float" office:value="38" calcext:value-type="float">
            <text:p>38</text:p>
          </table:table-cell>
          <table:table-cell table:formula="of:=IF(OR(35+MOD([.F48]-35+1;6)=[.$D48];35+MOD([.F48]-35+1;6)=[.$E48]);35+MOD([.F48]-35+2;6);35+MOD([.F48]-35+1;6))" office:value-type="float" office:value="39" calcext:value-type="float">
            <text:p>39</text:p>
          </table:table-cell>
          <table:table-cell table:formula="of:=IF(OR(35+MOD([.G48]-35+1;6)=[.$D48];35+MOD([.G48]-35+1;6)=[.$E48]);35+MOD([.G48]-35+2;6);35+MOD([.G48]-35+1;6))" office:value-type="float" office:value="40" calcext:value-type="float">
            <text:p>40</text:p>
          </table:table-cell>
          <table:table-cell table:style-name="ce35" table:formula="of:=IF(OR(35+MOD([.H48]-35+1;6)=[.$D48];35+MOD([.H48]-35+1;6)=[.$E48]);35+MOD([.H48]-35+2;6);35+MOD([.H48]-35+1;6))" office:value-type="float" office:value="36" calcext:value-type="float">
            <text:p>36</text:p>
          </table:table-cell>
          <table:table-cell table:formula="of:=INDIRECT(&quot;A&quot;&amp;[.G48])" office:value-type="string" office:string-value="WIS" calcext:value-type="string">
            <text:p>WIS</text:p>
          </table:table-cell>
          <table:table-cell table:style-name="ce36" table:formula="of:=ISERROR(FIND([.J48];[.$Q48]))" office:value-type="boolean" office:boolean-value="true" calcext:value-type="boolean">
            <text:p>TRUE</text:p>
          </table:table-cell>
          <table:table-cell table:formula="of:=INDIRECT(&quot;A&quot;&amp;[.H48])" office:value-type="string" office:string-value="CHA" calcext:value-type="string">
            <text:p>CHA</text:p>
          </table:table-cell>
          <table:table-cell table:style-name="ce36" table:formula="of:=ISERROR(FIND([.L48];[.$Q48]))" office:value-type="boolean" office:boolean-value="true" calcext:value-type="boolean">
            <text:p>TRUE</text:p>
          </table:table-cell>
          <table:table-cell table:formula="of:=INDIRECT(&quot;A&quot;&amp;[.I48])" office:value-type="string" office:string-value="DEX" calcext:value-type="string">
            <text:p>DEX</text:p>
          </table:table-cell>
          <table:table-cell table:style-name="ce36" table:formula="of:=ISERROR(FIND([.N48];[.$Q48]))" office:value-type="boolean" office:boolean-value="true" calcext:value-type="boolean">
            <text:p>TRUE</text:p>
          </table:table-cell>
          <table:table-cell table:formula="of:=IF([.K48];[.J48];IF([.M48];[.L48];IF([.O48];[.N48])))" office:value-type="string" office:string-value="WIS" calcext:value-type="string">
            <text:p>WIS</text:p>
          </table:table-cell>
          <table:table-cell table:formula="of:=[.A48]&amp;&quot;,&quot;&amp;[.B48]&amp;&quot;,&quot;&amp;[.C48]" office:value-type="string" office:string-value="STR,CON,INT" calcext:value-type="string">
            <text:p>STR,CON,IN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CON</text:p>
          </table:table-cell>
          <table:table-cell table:style-name="Default" office:value-type="string" calcext:value-type="string">
            <text:p>WIS</text:p>
          </table:table-cell>
          <table:table-cell table:formula="of:=34+MATCH([.A49];[.$A$35:.$A$40];0)" office:value-type="float" office:value="35" calcext:value-type="float">
            <text:p>35</text:p>
          </table:table-cell>
          <table:table-cell table:formula="of:=34+MATCH([.B49];[.$A$35:.$A$40];0)" office:value-type="float" office:value="37" calcext:value-type="float">
            <text:p>37</text:p>
          </table:table-cell>
          <table:table-cell table:formula="of:=34+MATCH([.C49];[.$A$35:.$A$40];0)" office:value-type="float" office:value="39" calcext:value-type="float">
            <text:p>39</text:p>
          </table:table-cell>
          <table:table-cell table:formula="of:=IF(OR(35+MOD([.F49]-35+1;6)=[.$D49];35+MOD([.F49]-35+1;6)=[.$E49]);35+MOD([.F49]-35+2;6);35+MOD([.F49]-35+1;6))" office:value-type="float" office:value="40" calcext:value-type="float">
            <text:p>40</text:p>
          </table:table-cell>
          <table:table-cell table:formula="of:=IF(OR(35+MOD([.G49]-35+1;6)=[.$D49];35+MOD([.G49]-35+1;6)=[.$E49]);35+MOD([.G49]-35+2;6);35+MOD([.G49]-35+1;6))" office:value-type="float" office:value="36" calcext:value-type="float">
            <text:p>36</text:p>
          </table:table-cell>
          <table:table-cell table:style-name="ce35" table:formula="of:=IF(OR(35+MOD([.H49]-35+1;6)=[.$D49];35+MOD([.H49]-35+1;6)=[.$E49]);35+MOD([.H49]-35+2;6);35+MOD([.H49]-35+1;6))" office:value-type="float" office:value="38" calcext:value-type="float">
            <text:p>38</text:p>
          </table:table-cell>
          <table:table-cell table:formula="of:=INDIRECT(&quot;A&quot;&amp;[.G49])" office:value-type="string" office:string-value="CHA" calcext:value-type="string">
            <text:p>CHA</text:p>
          </table:table-cell>
          <table:table-cell table:style-name="ce36" table:formula="of:=ISERROR(FIND([.J49];[.$Q49]))" office:value-type="boolean" office:boolean-value="true" calcext:value-type="boolean">
            <text:p>TRUE</text:p>
          </table:table-cell>
          <table:table-cell table:formula="of:=INDIRECT(&quot;A&quot;&amp;[.H49])" office:value-type="string" office:string-value="DEX" calcext:value-type="string">
            <text:p>DEX</text:p>
          </table:table-cell>
          <table:table-cell table:style-name="ce36" table:formula="of:=ISERROR(FIND([.L49];[.$Q49]))" office:value-type="boolean" office:boolean-value="true" calcext:value-type="boolean">
            <text:p>TRUE</text:p>
          </table:table-cell>
          <table:table-cell table:formula="of:=INDIRECT(&quot;A&quot;&amp;[.I49])" office:value-type="string" office:string-value="INT" calcext:value-type="string">
            <text:p>INT</text:p>
          </table:table-cell>
          <table:table-cell table:style-name="ce36" table:formula="of:=ISERROR(FIND([.N49];[.$Q49]))" office:value-type="boolean" office:boolean-value="true" calcext:value-type="boolean">
            <text:p>TRUE</text:p>
          </table:table-cell>
          <table:table-cell table:formula="of:=IF([.K49];[.J49];IF([.M49];[.L49];IF([.O49];[.N49])))" office:value-type="string" office:string-value="CHA" calcext:value-type="string">
            <text:p>CHA</text:p>
          </table:table-cell>
          <table:table-cell table:formula="of:=[.A49]&amp;&quot;,&quot;&amp;[.B49]&amp;&quot;,&quot;&amp;[.C49]" office:value-type="string" office:string-value="STR,CON,WIS" calcext:value-type="string">
            <text:p>STR,CON,WI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CON</text:p>
          </table:table-cell>
          <table:table-cell table:style-name="Default" office:value-type="string" calcext:value-type="string">
            <text:p>CHA</text:p>
          </table:table-cell>
          <table:table-cell table:formula="of:=34+MATCH([.A50];[.$A$35:.$A$40];0)" office:value-type="float" office:value="35" calcext:value-type="float">
            <text:p>35</text:p>
          </table:table-cell>
          <table:table-cell table:formula="of:=34+MATCH([.B50];[.$A$35:.$A$40];0)" office:value-type="float" office:value="37" calcext:value-type="float">
            <text:p>37</text:p>
          </table:table-cell>
          <table:table-cell table:formula="of:=34+MATCH([.C50];[.$A$35:.$A$40];0)" office:value-type="float" office:value="40" calcext:value-type="float">
            <text:p>40</text:p>
          </table:table-cell>
          <table:table-cell table:formula="of:=IF(OR(35+MOD([.F50]-35+1;6)=[.$D50];35+MOD([.F50]-35+1;6)=[.$E50]);35+MOD([.F50]-35+2;6);35+MOD([.F50]-35+1;6))" office:value-type="float" office:value="36" calcext:value-type="float">
            <text:p>36</text:p>
          </table:table-cell>
          <table:table-cell table:formula="of:=IF(OR(35+MOD([.G50]-35+1;6)=[.$D50];35+MOD([.G50]-35+1;6)=[.$E50]);35+MOD([.G50]-35+2;6);35+MOD([.G50]-35+1;6))" office:value-type="float" office:value="38" calcext:value-type="float">
            <text:p>38</text:p>
          </table:table-cell>
          <table:table-cell table:style-name="ce35" table:formula="of:=IF(OR(35+MOD([.H50]-35+1;6)=[.$D50];35+MOD([.H50]-35+1;6)=[.$E50]);35+MOD([.H50]-35+2;6);35+MOD([.H50]-35+1;6))" office:value-type="float" office:value="39" calcext:value-type="float">
            <text:p>39</text:p>
          </table:table-cell>
          <table:table-cell table:formula="of:=INDIRECT(&quot;A&quot;&amp;[.G50])" office:value-type="string" office:string-value="DEX" calcext:value-type="string">
            <text:p>DEX</text:p>
          </table:table-cell>
          <table:table-cell table:style-name="ce36" table:formula="of:=ISERROR(FIND([.J50];[.$Q50]))" office:value-type="boolean" office:boolean-value="true" calcext:value-type="boolean">
            <text:p>TRUE</text:p>
          </table:table-cell>
          <table:table-cell table:formula="of:=INDIRECT(&quot;A&quot;&amp;[.H50])" office:value-type="string" office:string-value="INT" calcext:value-type="string">
            <text:p>INT</text:p>
          </table:table-cell>
          <table:table-cell table:style-name="ce36" table:formula="of:=ISERROR(FIND([.L50];[.$Q50]))" office:value-type="boolean" office:boolean-value="true" calcext:value-type="boolean">
            <text:p>TRUE</text:p>
          </table:table-cell>
          <table:table-cell table:formula="of:=INDIRECT(&quot;A&quot;&amp;[.I50])" office:value-type="string" office:string-value="WIS" calcext:value-type="string">
            <text:p>WIS</text:p>
          </table:table-cell>
          <table:table-cell table:style-name="ce36" table:formula="of:=ISERROR(FIND([.N50];[.$Q50]))" office:value-type="boolean" office:boolean-value="true" calcext:value-type="boolean">
            <text:p>TRUE</text:p>
          </table:table-cell>
          <table:table-cell table:formula="of:=IF([.K50];[.J50];IF([.M50];[.L50];IF([.O50];[.N50])))" office:value-type="string" office:string-value="DEX" calcext:value-type="string">
            <text:p>DEX</text:p>
          </table:table-cell>
          <table:table-cell table:formula="of:=[.A50]&amp;&quot;,&quot;&amp;[.B50]&amp;&quot;,&quot;&amp;[.C50]" office:value-type="string" office:string-value="STR,CON,CHA" calcext:value-type="string">
            <text:p>STR,CON,CHA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INT</text:p>
          </table:table-cell>
          <table:table-cell table:style-name="Default" office:value-type="string" calcext:value-type="string">
            <text:p>DEX</text:p>
          </table:table-cell>
          <table:table-cell table:formula="of:=34+MATCH([.A51];[.$A$35:.$A$40];0)" office:value-type="float" office:value="35" calcext:value-type="float">
            <text:p>35</text:p>
          </table:table-cell>
          <table:table-cell table:formula="of:=34+MATCH([.B51];[.$A$35:.$A$40];0)" office:value-type="float" office:value="38" calcext:value-type="float">
            <text:p>38</text:p>
          </table:table-cell>
          <table:table-cell table:formula="of:=34+MATCH([.C51];[.$A$35:.$A$40];0)" office:value-type="float" office:value="36" calcext:value-type="float">
            <text:p>36</text:p>
          </table:table-cell>
          <table:table-cell table:formula="of:=IF(OR(35+MOD([.F51]-35+1;6)=[.$D51];35+MOD([.F51]-35+1;6)=[.$E51]);35+MOD([.F51]-35+2;6);35+MOD([.F51]-35+1;6))" office:value-type="float" office:value="37" calcext:value-type="float">
            <text:p>37</text:p>
          </table:table-cell>
          <table:table-cell table:formula="of:=IF(OR(35+MOD([.G51]-35+1;6)=[.$D51];35+MOD([.G51]-35+1;6)=[.$E51]);35+MOD([.G51]-35+2;6);35+MOD([.G51]-35+1;6))" office:value-type="float" office:value="39" calcext:value-type="float">
            <text:p>39</text:p>
          </table:table-cell>
          <table:table-cell table:style-name="ce35" table:formula="of:=IF(OR(35+MOD([.H51]-35+1;6)=[.$D51];35+MOD([.H51]-35+1;6)=[.$E51]);35+MOD([.H51]-35+2;6);35+MOD([.H51]-35+1;6))" office:value-type="float" office:value="40" calcext:value-type="float">
            <text:p>40</text:p>
          </table:table-cell>
          <table:table-cell table:formula="of:=INDIRECT(&quot;A&quot;&amp;[.G51])" office:value-type="string" office:string-value="CON" calcext:value-type="string">
            <text:p>CON</text:p>
          </table:table-cell>
          <table:table-cell table:style-name="ce36" table:formula="of:=ISERROR(FIND([.J51];[.$Q51]))" office:value-type="boolean" office:boolean-value="true" calcext:value-type="boolean">
            <text:p>TRUE</text:p>
          </table:table-cell>
          <table:table-cell table:formula="of:=INDIRECT(&quot;A&quot;&amp;[.H51])" office:value-type="string" office:string-value="WIS" calcext:value-type="string">
            <text:p>WIS</text:p>
          </table:table-cell>
          <table:table-cell table:style-name="ce36" table:formula="of:=ISERROR(FIND([.L51];[.$Q51]))" office:value-type="boolean" office:boolean-value="true" calcext:value-type="boolean">
            <text:p>TRUE</text:p>
          </table:table-cell>
          <table:table-cell table:formula="of:=INDIRECT(&quot;A&quot;&amp;[.I51])" office:value-type="string" office:string-value="CHA" calcext:value-type="string">
            <text:p>CHA</text:p>
          </table:table-cell>
          <table:table-cell table:style-name="ce36" table:formula="of:=ISERROR(FIND([.N51];[.$Q51]))" office:value-type="boolean" office:boolean-value="true" calcext:value-type="boolean">
            <text:p>TRUE</text:p>
          </table:table-cell>
          <table:table-cell table:formula="of:=IF([.K51];[.J51];IF([.M51];[.L51];IF([.O51];[.N51])))" office:value-type="string" office:string-value="CON" calcext:value-type="string">
            <text:p>CON</text:p>
          </table:table-cell>
          <table:table-cell table:formula="of:=[.A51]&amp;&quot;,&quot;&amp;[.B51]&amp;&quot;,&quot;&amp;[.C51]" office:value-type="string" office:string-value="STR,INT,DEX" calcext:value-type="string">
            <text:p>STR,INT,DEX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INT</text:p>
          </table:table-cell>
          <table:table-cell table:style-name="Default" office:value-type="string" calcext:value-type="string">
            <text:p>CON</text:p>
          </table:table-cell>
          <table:table-cell table:formula="of:=34+MATCH([.A52];[.$A$35:.$A$40];0)" office:value-type="float" office:value="35" calcext:value-type="float">
            <text:p>35</text:p>
          </table:table-cell>
          <table:table-cell table:formula="of:=34+MATCH([.B52];[.$A$35:.$A$40];0)" office:value-type="float" office:value="38" calcext:value-type="float">
            <text:p>38</text:p>
          </table:table-cell>
          <table:table-cell table:formula="of:=34+MATCH([.C52];[.$A$35:.$A$40];0)" office:value-type="float" office:value="37" calcext:value-type="float">
            <text:p>37</text:p>
          </table:table-cell>
          <table:table-cell table:formula="of:=IF(OR(35+MOD([.F52]-35+1;6)=[.$D52];35+MOD([.F52]-35+1;6)=[.$E52]);35+MOD([.F52]-35+2;6);35+MOD([.F52]-35+1;6))" office:value-type="float" office:value="39" calcext:value-type="float">
            <text:p>39</text:p>
          </table:table-cell>
          <table:table-cell table:formula="of:=IF(OR(35+MOD([.G52]-35+1;6)=[.$D52];35+MOD([.G52]-35+1;6)=[.$E52]);35+MOD([.G52]-35+2;6);35+MOD([.G52]-35+1;6))" office:value-type="float" office:value="40" calcext:value-type="float">
            <text:p>40</text:p>
          </table:table-cell>
          <table:table-cell table:style-name="ce35" table:formula="of:=IF(OR(35+MOD([.H52]-35+1;6)=[.$D52];35+MOD([.H52]-35+1;6)=[.$E52]);35+MOD([.H52]-35+2;6);35+MOD([.H52]-35+1;6))" office:value-type="float" office:value="36" calcext:value-type="float">
            <text:p>36</text:p>
          </table:table-cell>
          <table:table-cell table:formula="of:=INDIRECT(&quot;A&quot;&amp;[.G52])" office:value-type="string" office:string-value="WIS" calcext:value-type="string">
            <text:p>WIS</text:p>
          </table:table-cell>
          <table:table-cell table:style-name="ce36" table:formula="of:=ISERROR(FIND([.J52];[.$Q52]))" office:value-type="boolean" office:boolean-value="true" calcext:value-type="boolean">
            <text:p>TRUE</text:p>
          </table:table-cell>
          <table:table-cell table:formula="of:=INDIRECT(&quot;A&quot;&amp;[.H52])" office:value-type="string" office:string-value="CHA" calcext:value-type="string">
            <text:p>CHA</text:p>
          </table:table-cell>
          <table:table-cell table:style-name="ce36" table:formula="of:=ISERROR(FIND([.L52];[.$Q52]))" office:value-type="boolean" office:boolean-value="true" calcext:value-type="boolean">
            <text:p>TRUE</text:p>
          </table:table-cell>
          <table:table-cell table:formula="of:=INDIRECT(&quot;A&quot;&amp;[.I52])" office:value-type="string" office:string-value="DEX" calcext:value-type="string">
            <text:p>DEX</text:p>
          </table:table-cell>
          <table:table-cell table:style-name="ce36" table:formula="of:=ISERROR(FIND([.N52];[.$Q52]))" office:value-type="boolean" office:boolean-value="true" calcext:value-type="boolean">
            <text:p>TRUE</text:p>
          </table:table-cell>
          <table:table-cell table:formula="of:=IF([.K52];[.J52];IF([.M52];[.L52];IF([.O52];[.N52])))" office:value-type="string" office:string-value="WIS" calcext:value-type="string">
            <text:p>WIS</text:p>
          </table:table-cell>
          <table:table-cell table:formula="of:=[.A52]&amp;&quot;,&quot;&amp;[.B52]&amp;&quot;,&quot;&amp;[.C52]" office:value-type="string" office:string-value="STR,INT,CON" calcext:value-type="string">
            <text:p>STR,INT,C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INT</text:p>
          </table:table-cell>
          <table:table-cell table:style-name="Default" office:value-type="string" calcext:value-type="string">
            <text:p>WIS</text:p>
          </table:table-cell>
          <table:table-cell table:formula="of:=34+MATCH([.A53];[.$A$35:.$A$40];0)" office:value-type="float" office:value="35" calcext:value-type="float">
            <text:p>35</text:p>
          </table:table-cell>
          <table:table-cell table:formula="of:=34+MATCH([.B53];[.$A$35:.$A$40];0)" office:value-type="float" office:value="38" calcext:value-type="float">
            <text:p>38</text:p>
          </table:table-cell>
          <table:table-cell table:formula="of:=34+MATCH([.C53];[.$A$35:.$A$40];0)" office:value-type="float" office:value="39" calcext:value-type="float">
            <text:p>39</text:p>
          </table:table-cell>
          <table:table-cell table:formula="of:=IF(OR(35+MOD([.F53]-35+1;6)=[.$D53];35+MOD([.F53]-35+1;6)=[.$E53]);35+MOD([.F53]-35+2;6);35+MOD([.F53]-35+1;6))" office:value-type="float" office:value="40" calcext:value-type="float">
            <text:p>40</text:p>
          </table:table-cell>
          <table:table-cell table:formula="of:=IF(OR(35+MOD([.G53]-35+1;6)=[.$D53];35+MOD([.G53]-35+1;6)=[.$E53]);35+MOD([.G53]-35+2;6);35+MOD([.G53]-35+1;6))" office:value-type="float" office:value="36" calcext:value-type="float">
            <text:p>36</text:p>
          </table:table-cell>
          <table:table-cell table:style-name="ce35" table:formula="of:=IF(OR(35+MOD([.H53]-35+1;6)=[.$D53];35+MOD([.H53]-35+1;6)=[.$E53]);35+MOD([.H53]-35+2;6);35+MOD([.H53]-35+1;6))" office:value-type="float" office:value="37" calcext:value-type="float">
            <text:p>37</text:p>
          </table:table-cell>
          <table:table-cell table:formula="of:=INDIRECT(&quot;A&quot;&amp;[.G53])" office:value-type="string" office:string-value="CHA" calcext:value-type="string">
            <text:p>CHA</text:p>
          </table:table-cell>
          <table:table-cell table:style-name="ce36" table:formula="of:=ISERROR(FIND([.J53];[.$Q53]))" office:value-type="boolean" office:boolean-value="true" calcext:value-type="boolean">
            <text:p>TRUE</text:p>
          </table:table-cell>
          <table:table-cell table:formula="of:=INDIRECT(&quot;A&quot;&amp;[.H53])" office:value-type="string" office:string-value="DEX" calcext:value-type="string">
            <text:p>DEX</text:p>
          </table:table-cell>
          <table:table-cell table:style-name="ce36" table:formula="of:=ISERROR(FIND([.L53];[.$Q53]))" office:value-type="boolean" office:boolean-value="true" calcext:value-type="boolean">
            <text:p>TRUE</text:p>
          </table:table-cell>
          <table:table-cell table:formula="of:=INDIRECT(&quot;A&quot;&amp;[.I53])" office:value-type="string" office:string-value="CON" calcext:value-type="string">
            <text:p>CON</text:p>
          </table:table-cell>
          <table:table-cell table:style-name="ce36" table:formula="of:=ISERROR(FIND([.N53];[.$Q53]))" office:value-type="boolean" office:boolean-value="true" calcext:value-type="boolean">
            <text:p>TRUE</text:p>
          </table:table-cell>
          <table:table-cell table:formula="of:=IF([.K53];[.J53];IF([.M53];[.L53];IF([.O53];[.N53])))" office:value-type="string" office:string-value="CHA" calcext:value-type="string">
            <text:p>CHA</text:p>
          </table:table-cell>
          <table:table-cell table:formula="of:=[.A53]&amp;&quot;,&quot;&amp;[.B53]&amp;&quot;,&quot;&amp;[.C53]" office:value-type="string" office:string-value="STR,INT,WIS" calcext:value-type="string">
            <text:p>STR,INT,WI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INT</text:p>
          </table:table-cell>
          <table:table-cell table:style-name="Default" office:value-type="string" calcext:value-type="string">
            <text:p>CHA</text:p>
          </table:table-cell>
          <table:table-cell table:formula="of:=34+MATCH([.A54];[.$A$35:.$A$40];0)" office:value-type="float" office:value="35" calcext:value-type="float">
            <text:p>35</text:p>
          </table:table-cell>
          <table:table-cell table:formula="of:=34+MATCH([.B54];[.$A$35:.$A$40];0)" office:value-type="float" office:value="38" calcext:value-type="float">
            <text:p>38</text:p>
          </table:table-cell>
          <table:table-cell table:formula="of:=34+MATCH([.C54];[.$A$35:.$A$40];0)" office:value-type="float" office:value="40" calcext:value-type="float">
            <text:p>40</text:p>
          </table:table-cell>
          <table:table-cell table:formula="of:=IF(OR(35+MOD([.F54]-35+1;6)=[.$D54];35+MOD([.F54]-35+1;6)=[.$E54]);35+MOD([.F54]-35+2;6);35+MOD([.F54]-35+1;6))" office:value-type="float" office:value="36" calcext:value-type="float">
            <text:p>36</text:p>
          </table:table-cell>
          <table:table-cell table:formula="of:=IF(OR(35+MOD([.G54]-35+1;6)=[.$D54];35+MOD([.G54]-35+1;6)=[.$E54]);35+MOD([.G54]-35+2;6);35+MOD([.G54]-35+1;6))" office:value-type="float" office:value="37" calcext:value-type="float">
            <text:p>37</text:p>
          </table:table-cell>
          <table:table-cell table:style-name="ce35" table:formula="of:=IF(OR(35+MOD([.H54]-35+1;6)=[.$D54];35+MOD([.H54]-35+1;6)=[.$E54]);35+MOD([.H54]-35+2;6);35+MOD([.H54]-35+1;6))" office:value-type="float" office:value="39" calcext:value-type="float">
            <text:p>39</text:p>
          </table:table-cell>
          <table:table-cell table:formula="of:=INDIRECT(&quot;A&quot;&amp;[.G54])" office:value-type="string" office:string-value="DEX" calcext:value-type="string">
            <text:p>DEX</text:p>
          </table:table-cell>
          <table:table-cell table:style-name="ce36" table:formula="of:=ISERROR(FIND([.J54];[.$Q54]))" office:value-type="boolean" office:boolean-value="true" calcext:value-type="boolean">
            <text:p>TRUE</text:p>
          </table:table-cell>
          <table:table-cell table:formula="of:=INDIRECT(&quot;A&quot;&amp;[.H54])" office:value-type="string" office:string-value="CON" calcext:value-type="string">
            <text:p>CON</text:p>
          </table:table-cell>
          <table:table-cell table:style-name="ce36" table:formula="of:=ISERROR(FIND([.L54];[.$Q54]))" office:value-type="boolean" office:boolean-value="true" calcext:value-type="boolean">
            <text:p>TRUE</text:p>
          </table:table-cell>
          <table:table-cell table:formula="of:=INDIRECT(&quot;A&quot;&amp;[.I54])" office:value-type="string" office:string-value="WIS" calcext:value-type="string">
            <text:p>WIS</text:p>
          </table:table-cell>
          <table:table-cell table:style-name="ce36" table:formula="of:=ISERROR(FIND([.N54];[.$Q54]))" office:value-type="boolean" office:boolean-value="true" calcext:value-type="boolean">
            <text:p>TRUE</text:p>
          </table:table-cell>
          <table:table-cell table:formula="of:=IF([.K54];[.J54];IF([.M54];[.L54];IF([.O54];[.N54])))" office:value-type="string" office:string-value="DEX" calcext:value-type="string">
            <text:p>DEX</text:p>
          </table:table-cell>
          <table:table-cell table:formula="of:=[.A54]&amp;&quot;,&quot;&amp;[.B54]&amp;&quot;,&quot;&amp;[.C54]" office:value-type="string" office:string-value="STR,INT,CHA" calcext:value-type="string">
            <text:p>STR,INT,CHA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DEX</text:p>
          </table:table-cell>
          <table:table-cell table:formula="of:=34+MATCH([.A55];[.$A$35:.$A$40];0)" office:value-type="float" office:value="35" calcext:value-type="float">
            <text:p>35</text:p>
          </table:table-cell>
          <table:table-cell table:formula="of:=34+MATCH([.B55];[.$A$35:.$A$40];0)" office:value-type="float" office:value="39" calcext:value-type="float">
            <text:p>39</text:p>
          </table:table-cell>
          <table:table-cell table:formula="of:=34+MATCH([.C55];[.$A$35:.$A$40];0)" office:value-type="float" office:value="36" calcext:value-type="float">
            <text:p>36</text:p>
          </table:table-cell>
          <table:table-cell table:formula="of:=IF(OR(35+MOD([.F55]-35+1;6)=[.$D55];35+MOD([.F55]-35+1;6)=[.$E55]);35+MOD([.F55]-35+2;6);35+MOD([.F55]-35+1;6))" office:value-type="float" office:value="37" calcext:value-type="float">
            <text:p>37</text:p>
          </table:table-cell>
          <table:table-cell table:formula="of:=IF(OR(35+MOD([.G55]-35+1;6)=[.$D55];35+MOD([.G55]-35+1;6)=[.$E55]);35+MOD([.G55]-35+2;6);35+MOD([.G55]-35+1;6))" office:value-type="float" office:value="38" calcext:value-type="float">
            <text:p>38</text:p>
          </table:table-cell>
          <table:table-cell table:style-name="ce35" table:formula="of:=IF(OR(35+MOD([.H55]-35+1;6)=[.$D55];35+MOD([.H55]-35+1;6)=[.$E55]);35+MOD([.H55]-35+2;6);35+MOD([.H55]-35+1;6))" office:value-type="float" office:value="40" calcext:value-type="float">
            <text:p>40</text:p>
          </table:table-cell>
          <table:table-cell table:formula="of:=INDIRECT(&quot;A&quot;&amp;[.G55])" office:value-type="string" office:string-value="CON" calcext:value-type="string">
            <text:p>CON</text:p>
          </table:table-cell>
          <table:table-cell table:style-name="ce36" table:formula="of:=ISERROR(FIND([.J55];[.$Q55]))" office:value-type="boolean" office:boolean-value="true" calcext:value-type="boolean">
            <text:p>TRUE</text:p>
          </table:table-cell>
          <table:table-cell table:formula="of:=INDIRECT(&quot;A&quot;&amp;[.H55])" office:value-type="string" office:string-value="INT" calcext:value-type="string">
            <text:p>INT</text:p>
          </table:table-cell>
          <table:table-cell table:style-name="ce36" table:formula="of:=ISERROR(FIND([.L55];[.$Q55]))" office:value-type="boolean" office:boolean-value="true" calcext:value-type="boolean">
            <text:p>TRUE</text:p>
          </table:table-cell>
          <table:table-cell table:formula="of:=INDIRECT(&quot;A&quot;&amp;[.I55])" office:value-type="string" office:string-value="CHA" calcext:value-type="string">
            <text:p>CHA</text:p>
          </table:table-cell>
          <table:table-cell table:style-name="ce36" table:formula="of:=ISERROR(FIND([.N55];[.$Q55]))" office:value-type="boolean" office:boolean-value="true" calcext:value-type="boolean">
            <text:p>TRUE</text:p>
          </table:table-cell>
          <table:table-cell table:formula="of:=IF([.K55];[.J55];IF([.M55];[.L55];IF([.O55];[.N55])))" office:value-type="string" office:string-value="CON" calcext:value-type="string">
            <text:p>CON</text:p>
          </table:table-cell>
          <table:table-cell table:formula="of:=[.A55]&amp;&quot;,&quot;&amp;[.B55]&amp;&quot;,&quot;&amp;[.C55]" office:value-type="string" office:string-value="STR,WIS,DEX" calcext:value-type="string">
            <text:p>STR,WIS,DEX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CON</text:p>
          </table:table-cell>
          <table:table-cell table:formula="of:=34+MATCH([.A56];[.$A$35:.$A$40];0)" office:value-type="float" office:value="35" calcext:value-type="float">
            <text:p>35</text:p>
          </table:table-cell>
          <table:table-cell table:formula="of:=34+MATCH([.B56];[.$A$35:.$A$40];0)" office:value-type="float" office:value="39" calcext:value-type="float">
            <text:p>39</text:p>
          </table:table-cell>
          <table:table-cell table:formula="of:=34+MATCH([.C56];[.$A$35:.$A$40];0)" office:value-type="float" office:value="37" calcext:value-type="float">
            <text:p>37</text:p>
          </table:table-cell>
          <table:table-cell table:formula="of:=IF(OR(35+MOD([.F56]-35+1;6)=[.$D56];35+MOD([.F56]-35+1;6)=[.$E56]);35+MOD([.F56]-35+2;6);35+MOD([.F56]-35+1;6))" office:value-type="float" office:value="38" calcext:value-type="float">
            <text:p>38</text:p>
          </table:table-cell>
          <table:table-cell table:formula="of:=IF(OR(35+MOD([.G56]-35+1;6)=[.$D56];35+MOD([.G56]-35+1;6)=[.$E56]);35+MOD([.G56]-35+2;6);35+MOD([.G56]-35+1;6))" office:value-type="float" office:value="40" calcext:value-type="float">
            <text:p>40</text:p>
          </table:table-cell>
          <table:table-cell table:style-name="ce35" table:formula="of:=IF(OR(35+MOD([.H56]-35+1;6)=[.$D56];35+MOD([.H56]-35+1;6)=[.$E56]);35+MOD([.H56]-35+2;6);35+MOD([.H56]-35+1;6))" office:value-type="float" office:value="36" calcext:value-type="float">
            <text:p>36</text:p>
          </table:table-cell>
          <table:table-cell table:formula="of:=INDIRECT(&quot;A&quot;&amp;[.G56])" office:value-type="string" office:string-value="INT" calcext:value-type="string">
            <text:p>INT</text:p>
          </table:table-cell>
          <table:table-cell table:style-name="ce36" table:formula="of:=ISERROR(FIND([.J56];[.$Q56]))" office:value-type="boolean" office:boolean-value="true" calcext:value-type="boolean">
            <text:p>TRUE</text:p>
          </table:table-cell>
          <table:table-cell table:formula="of:=INDIRECT(&quot;A&quot;&amp;[.H56])" office:value-type="string" office:string-value="CHA" calcext:value-type="string">
            <text:p>CHA</text:p>
          </table:table-cell>
          <table:table-cell table:style-name="ce36" table:formula="of:=ISERROR(FIND([.L56];[.$Q56]))" office:value-type="boolean" office:boolean-value="true" calcext:value-type="boolean">
            <text:p>TRUE</text:p>
          </table:table-cell>
          <table:table-cell table:formula="of:=INDIRECT(&quot;A&quot;&amp;[.I56])" office:value-type="string" office:string-value="DEX" calcext:value-type="string">
            <text:p>DEX</text:p>
          </table:table-cell>
          <table:table-cell table:style-name="ce36" table:formula="of:=ISERROR(FIND([.N56];[.$Q56]))" office:value-type="boolean" office:boolean-value="true" calcext:value-type="boolean">
            <text:p>TRUE</text:p>
          </table:table-cell>
          <table:table-cell table:formula="of:=IF([.K56];[.J56];IF([.M56];[.L56];IF([.O56];[.N56])))" office:value-type="string" office:string-value="INT" calcext:value-type="string">
            <text:p>INT</text:p>
          </table:table-cell>
          <table:table-cell table:formula="of:=[.A56]&amp;&quot;,&quot;&amp;[.B56]&amp;&quot;,&quot;&amp;[.C56]" office:value-type="string" office:string-value="STR,WIS,CON" calcext:value-type="string">
            <text:p>STR,WIS,C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INT</text:p>
          </table:table-cell>
          <table:table-cell table:formula="of:=34+MATCH([.A57];[.$A$35:.$A$40];0)" office:value-type="float" office:value="35" calcext:value-type="float">
            <text:p>35</text:p>
          </table:table-cell>
          <table:table-cell table:formula="of:=34+MATCH([.B57];[.$A$35:.$A$40];0)" office:value-type="float" office:value="39" calcext:value-type="float">
            <text:p>39</text:p>
          </table:table-cell>
          <table:table-cell table:formula="of:=34+MATCH([.C57];[.$A$35:.$A$40];0)" office:value-type="float" office:value="38" calcext:value-type="float">
            <text:p>38</text:p>
          </table:table-cell>
          <table:table-cell table:formula="of:=IF(OR(35+MOD([.F57]-35+1;6)=[.$D57];35+MOD([.F57]-35+1;6)=[.$E57]);35+MOD([.F57]-35+2;6);35+MOD([.F57]-35+1;6))" office:value-type="float" office:value="40" calcext:value-type="float">
            <text:p>40</text:p>
          </table:table-cell>
          <table:table-cell table:formula="of:=IF(OR(35+MOD([.G57]-35+1;6)=[.$D57];35+MOD([.G57]-35+1;6)=[.$E57]);35+MOD([.G57]-35+2;6);35+MOD([.G57]-35+1;6))" office:value-type="float" office:value="36" calcext:value-type="float">
            <text:p>36</text:p>
          </table:table-cell>
          <table:table-cell table:style-name="ce35" table:formula="of:=IF(OR(35+MOD([.H57]-35+1;6)=[.$D57];35+MOD([.H57]-35+1;6)=[.$E57]);35+MOD([.H57]-35+2;6);35+MOD([.H57]-35+1;6))" office:value-type="float" office:value="37" calcext:value-type="float">
            <text:p>37</text:p>
          </table:table-cell>
          <table:table-cell table:formula="of:=INDIRECT(&quot;A&quot;&amp;[.G57])" office:value-type="string" office:string-value="CHA" calcext:value-type="string">
            <text:p>CHA</text:p>
          </table:table-cell>
          <table:table-cell table:style-name="ce36" table:formula="of:=ISERROR(FIND([.J57];[.$Q57]))" office:value-type="boolean" office:boolean-value="true" calcext:value-type="boolean">
            <text:p>TRUE</text:p>
          </table:table-cell>
          <table:table-cell table:formula="of:=INDIRECT(&quot;A&quot;&amp;[.H57])" office:value-type="string" office:string-value="DEX" calcext:value-type="string">
            <text:p>DEX</text:p>
          </table:table-cell>
          <table:table-cell table:style-name="ce36" table:formula="of:=ISERROR(FIND([.L57];[.$Q57]))" office:value-type="boolean" office:boolean-value="true" calcext:value-type="boolean">
            <text:p>TRUE</text:p>
          </table:table-cell>
          <table:table-cell table:formula="of:=INDIRECT(&quot;A&quot;&amp;[.I57])" office:value-type="string" office:string-value="CON" calcext:value-type="string">
            <text:p>CON</text:p>
          </table:table-cell>
          <table:table-cell table:style-name="ce36" table:formula="of:=ISERROR(FIND([.N57];[.$Q57]))" office:value-type="boolean" office:boolean-value="true" calcext:value-type="boolean">
            <text:p>TRUE</text:p>
          </table:table-cell>
          <table:table-cell table:formula="of:=IF([.K57];[.J57];IF([.M57];[.L57];IF([.O57];[.N57])))" office:value-type="string" office:string-value="CHA" calcext:value-type="string">
            <text:p>CHA</text:p>
          </table:table-cell>
          <table:table-cell table:formula="of:=[.A57]&amp;&quot;,&quot;&amp;[.B57]&amp;&quot;,&quot;&amp;[.C57]" office:value-type="string" office:string-value="STR,WIS,INT" calcext:value-type="string">
            <text:p>STR,WIS,IN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CHA</text:p>
          </table:table-cell>
          <table:table-cell table:formula="of:=34+MATCH([.A58];[.$A$35:.$A$40];0)" office:value-type="float" office:value="35" calcext:value-type="float">
            <text:p>35</text:p>
          </table:table-cell>
          <table:table-cell table:formula="of:=34+MATCH([.B58];[.$A$35:.$A$40];0)" office:value-type="float" office:value="39" calcext:value-type="float">
            <text:p>39</text:p>
          </table:table-cell>
          <table:table-cell table:formula="of:=34+MATCH([.C58];[.$A$35:.$A$40];0)" office:value-type="float" office:value="40" calcext:value-type="float">
            <text:p>40</text:p>
          </table:table-cell>
          <table:table-cell table:formula="of:=IF(OR(35+MOD([.F58]-35+1;6)=[.$D58];35+MOD([.F58]-35+1;6)=[.$E58]);35+MOD([.F58]-35+2;6);35+MOD([.F58]-35+1;6))" office:value-type="float" office:value="36" calcext:value-type="float">
            <text:p>36</text:p>
          </table:table-cell>
          <table:table-cell table:formula="of:=IF(OR(35+MOD([.G58]-35+1;6)=[.$D58];35+MOD([.G58]-35+1;6)=[.$E58]);35+MOD([.G58]-35+2;6);35+MOD([.G58]-35+1;6))" office:value-type="float" office:value="37" calcext:value-type="float">
            <text:p>37</text:p>
          </table:table-cell>
          <table:table-cell table:style-name="ce35" table:formula="of:=IF(OR(35+MOD([.H58]-35+1;6)=[.$D58];35+MOD([.H58]-35+1;6)=[.$E58]);35+MOD([.H58]-35+2;6);35+MOD([.H58]-35+1;6))" office:value-type="float" office:value="38" calcext:value-type="float">
            <text:p>38</text:p>
          </table:table-cell>
          <table:table-cell table:formula="of:=INDIRECT(&quot;A&quot;&amp;[.G58])" office:value-type="string" office:string-value="DEX" calcext:value-type="string">
            <text:p>DEX</text:p>
          </table:table-cell>
          <table:table-cell table:style-name="ce36" table:formula="of:=ISERROR(FIND([.J58];[.$Q58]))" office:value-type="boolean" office:boolean-value="true" calcext:value-type="boolean">
            <text:p>TRUE</text:p>
          </table:table-cell>
          <table:table-cell table:formula="of:=INDIRECT(&quot;A&quot;&amp;[.H58])" office:value-type="string" office:string-value="CON" calcext:value-type="string">
            <text:p>CON</text:p>
          </table:table-cell>
          <table:table-cell table:style-name="ce36" table:formula="of:=ISERROR(FIND([.L58];[.$Q58]))" office:value-type="boolean" office:boolean-value="true" calcext:value-type="boolean">
            <text:p>TRUE</text:p>
          </table:table-cell>
          <table:table-cell table:formula="of:=INDIRECT(&quot;A&quot;&amp;[.I58])" office:value-type="string" office:string-value="INT" calcext:value-type="string">
            <text:p>INT</text:p>
          </table:table-cell>
          <table:table-cell table:style-name="ce36" table:formula="of:=ISERROR(FIND([.N58];[.$Q58]))" office:value-type="boolean" office:boolean-value="true" calcext:value-type="boolean">
            <text:p>TRUE</text:p>
          </table:table-cell>
          <table:table-cell table:formula="of:=IF([.K58];[.J58];IF([.M58];[.L58];IF([.O58];[.N58])))" office:value-type="string" office:string-value="DEX" calcext:value-type="string">
            <text:p>DEX</text:p>
          </table:table-cell>
          <table:table-cell table:formula="of:=[.A58]&amp;&quot;,&quot;&amp;[.B58]&amp;&quot;,&quot;&amp;[.C58]" office:value-type="string" office:string-value="STR,WIS,CHA" calcext:value-type="string">
            <text:p>STR,WIS,CHA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DEX</text:p>
          </table:table-cell>
          <table:table-cell table:formula="of:=34+MATCH([.A59];[.$A$35:.$A$40];0)" office:value-type="float" office:value="35" calcext:value-type="float">
            <text:p>35</text:p>
          </table:table-cell>
          <table:table-cell table:formula="of:=34+MATCH([.B59];[.$A$35:.$A$40];0)" office:value-type="float" office:value="40" calcext:value-type="float">
            <text:p>40</text:p>
          </table:table-cell>
          <table:table-cell table:formula="of:=34+MATCH([.C59];[.$A$35:.$A$40];0)" office:value-type="float" office:value="36" calcext:value-type="float">
            <text:p>36</text:p>
          </table:table-cell>
          <table:table-cell table:formula="of:=IF(OR(35+MOD([.F59]-35+1;6)=[.$D59];35+MOD([.F59]-35+1;6)=[.$E59]);35+MOD([.F59]-35+2;6);35+MOD([.F59]-35+1;6))" office:value-type="float" office:value="37" calcext:value-type="float">
            <text:p>37</text:p>
          </table:table-cell>
          <table:table-cell table:formula="of:=IF(OR(35+MOD([.G59]-35+1;6)=[.$D59];35+MOD([.G59]-35+1;6)=[.$E59]);35+MOD([.G59]-35+2;6);35+MOD([.G59]-35+1;6))" office:value-type="float" office:value="38" calcext:value-type="float">
            <text:p>38</text:p>
          </table:table-cell>
          <table:table-cell table:style-name="ce35" table:formula="of:=IF(OR(35+MOD([.H59]-35+1;6)=[.$D59];35+MOD([.H59]-35+1;6)=[.$E59]);35+MOD([.H59]-35+2;6);35+MOD([.H59]-35+1;6))" office:value-type="float" office:value="39" calcext:value-type="float">
            <text:p>39</text:p>
          </table:table-cell>
          <table:table-cell table:formula="of:=INDIRECT(&quot;A&quot;&amp;[.G59])" office:value-type="string" office:string-value="CON" calcext:value-type="string">
            <text:p>CON</text:p>
          </table:table-cell>
          <table:table-cell table:style-name="ce36" table:formula="of:=ISERROR(FIND([.J59];[.$Q59]))" office:value-type="boolean" office:boolean-value="true" calcext:value-type="boolean">
            <text:p>TRUE</text:p>
          </table:table-cell>
          <table:table-cell table:formula="of:=INDIRECT(&quot;A&quot;&amp;[.H59])" office:value-type="string" office:string-value="INT" calcext:value-type="string">
            <text:p>INT</text:p>
          </table:table-cell>
          <table:table-cell table:style-name="ce36" table:formula="of:=ISERROR(FIND([.L59];[.$Q59]))" office:value-type="boolean" office:boolean-value="true" calcext:value-type="boolean">
            <text:p>TRUE</text:p>
          </table:table-cell>
          <table:table-cell table:formula="of:=INDIRECT(&quot;A&quot;&amp;[.I59])" office:value-type="string" office:string-value="WIS" calcext:value-type="string">
            <text:p>WIS</text:p>
          </table:table-cell>
          <table:table-cell table:style-name="ce36" table:formula="of:=ISERROR(FIND([.N59];[.$Q59]))" office:value-type="boolean" office:boolean-value="true" calcext:value-type="boolean">
            <text:p>TRUE</text:p>
          </table:table-cell>
          <table:table-cell table:formula="of:=IF([.K59];[.J59];IF([.M59];[.L59];IF([.O59];[.N59])))" office:value-type="string" office:string-value="CON" calcext:value-type="string">
            <text:p>CON</text:p>
          </table:table-cell>
          <table:table-cell table:formula="of:=[.A59]&amp;&quot;,&quot;&amp;[.B59]&amp;&quot;,&quot;&amp;[.C59]" office:value-type="string" office:string-value="STR,CHA,DEX" calcext:value-type="string">
            <text:p>STR,CHA,DEX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CON</text:p>
          </table:table-cell>
          <table:table-cell table:formula="of:=34+MATCH([.A60];[.$A$35:.$A$40];0)" office:value-type="float" office:value="35" calcext:value-type="float">
            <text:p>35</text:p>
          </table:table-cell>
          <table:table-cell table:formula="of:=34+MATCH([.B60];[.$A$35:.$A$40];0)" office:value-type="float" office:value="40" calcext:value-type="float">
            <text:p>40</text:p>
          </table:table-cell>
          <table:table-cell table:formula="of:=34+MATCH([.C60];[.$A$35:.$A$40];0)" office:value-type="float" office:value="37" calcext:value-type="float">
            <text:p>37</text:p>
          </table:table-cell>
          <table:table-cell table:formula="of:=IF(OR(35+MOD([.F60]-35+1;6)=[.$D60];35+MOD([.F60]-35+1;6)=[.$E60]);35+MOD([.F60]-35+2;6);35+MOD([.F60]-35+1;6))" office:value-type="float" office:value="38" calcext:value-type="float">
            <text:p>38</text:p>
          </table:table-cell>
          <table:table-cell table:formula="of:=IF(OR(35+MOD([.G60]-35+1;6)=[.$D60];35+MOD([.G60]-35+1;6)=[.$E60]);35+MOD([.G60]-35+2;6);35+MOD([.G60]-35+1;6))" office:value-type="float" office:value="39" calcext:value-type="float">
            <text:p>39</text:p>
          </table:table-cell>
          <table:table-cell table:style-name="ce35" table:formula="of:=IF(OR(35+MOD([.H60]-35+1;6)=[.$D60];35+MOD([.H60]-35+1;6)=[.$E60]);35+MOD([.H60]-35+2;6);35+MOD([.H60]-35+1;6))" office:value-type="float" office:value="35" calcext:value-type="float">
            <text:p>35</text:p>
          </table:table-cell>
          <table:table-cell table:formula="of:=INDIRECT(&quot;A&quot;&amp;[.G60])" office:value-type="string" office:string-value="INT" calcext:value-type="string">
            <text:p>INT</text:p>
          </table:table-cell>
          <table:table-cell table:style-name="ce36" table:formula="of:=ISERROR(FIND([.J60];[.$Q60]))" office:value-type="boolean" office:boolean-value="true" calcext:value-type="boolean">
            <text:p>TRUE</text:p>
          </table:table-cell>
          <table:table-cell table:formula="of:=INDIRECT(&quot;A&quot;&amp;[.H60])" office:value-type="string" office:string-value="WIS" calcext:value-type="string">
            <text:p>WIS</text:p>
          </table:table-cell>
          <table:table-cell table:style-name="ce36" table:formula="of:=ISERROR(FIND([.L60];[.$Q60]))" office:value-type="boolean" office:boolean-value="true" calcext:value-type="boolean">
            <text:p>TRUE</text:p>
          </table:table-cell>
          <table:table-cell table:formula="of:=INDIRECT(&quot;A&quot;&amp;[.I60])" office:value-type="string" office:string-value="STR" calcext:value-type="string">
            <text:p>STR</text:p>
          </table:table-cell>
          <table:table-cell table:style-name="ce36" table:formula="of:=ISERROR(FIND([.N60];[.$Q60]))" office:value-type="boolean" office:boolean-value="false" calcext:value-type="boolean">
            <text:p>FALSE</text:p>
          </table:table-cell>
          <table:table-cell table:formula="of:=IF([.K60];[.J60];IF([.M60];[.L60];IF([.O60];[.N60])))" office:value-type="string" office:string-value="INT" calcext:value-type="string">
            <text:p>INT</text:p>
          </table:table-cell>
          <table:table-cell table:formula="of:=[.A60]&amp;&quot;,&quot;&amp;[.B60]&amp;&quot;,&quot;&amp;[.C60]" office:value-type="string" office:string-value="STR,CHA,CON" calcext:value-type="string">
            <text:p>STR,CHA,C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INT</text:p>
          </table:table-cell>
          <table:table-cell table:formula="of:=34+MATCH([.A61];[.$A$35:.$A$40];0)" office:value-type="float" office:value="35" calcext:value-type="float">
            <text:p>35</text:p>
          </table:table-cell>
          <table:table-cell table:formula="of:=34+MATCH([.B61];[.$A$35:.$A$40];0)" office:value-type="float" office:value="40" calcext:value-type="float">
            <text:p>40</text:p>
          </table:table-cell>
          <table:table-cell table:formula="of:=34+MATCH([.C61];[.$A$35:.$A$40];0)" office:value-type="float" office:value="38" calcext:value-type="float">
            <text:p>38</text:p>
          </table:table-cell>
          <table:table-cell table:formula="of:=IF(OR(35+MOD([.F61]-35+1;6)=[.$D61];35+MOD([.F61]-35+1;6)=[.$E61]);35+MOD([.F61]-35+2;6);35+MOD([.F61]-35+1;6))" office:value-type="float" office:value="39" calcext:value-type="float">
            <text:p>39</text:p>
          </table:table-cell>
          <table:table-cell table:formula="of:=IF(OR(35+MOD([.G61]-35+1;6)=[.$D61];35+MOD([.G61]-35+1;6)=[.$E61]);35+MOD([.G61]-35+2;6);35+MOD([.G61]-35+1;6))" office:value-type="float" office:value="35" calcext:value-type="float">
            <text:p>35</text:p>
          </table:table-cell>
          <table:table-cell table:style-name="ce35" table:formula="of:=IF(OR(35+MOD([.H61]-35+1;6)=[.$D61];35+MOD([.H61]-35+1;6)=[.$E61]);35+MOD([.H61]-35+2;6);35+MOD([.H61]-35+1;6))" office:value-type="float" office:value="36" calcext:value-type="float">
            <text:p>36</text:p>
          </table:table-cell>
          <table:table-cell table:formula="of:=INDIRECT(&quot;A&quot;&amp;[.G61])" office:value-type="string" office:string-value="WIS" calcext:value-type="string">
            <text:p>WIS</text:p>
          </table:table-cell>
          <table:table-cell table:style-name="ce36" table:formula="of:=ISERROR(FIND([.J61];[.$Q61]))" office:value-type="boolean" office:boolean-value="true" calcext:value-type="boolean">
            <text:p>TRUE</text:p>
          </table:table-cell>
          <table:table-cell table:formula="of:=INDIRECT(&quot;A&quot;&amp;[.H61])" office:value-type="string" office:string-value="STR" calcext:value-type="string">
            <text:p>STR</text:p>
          </table:table-cell>
          <table:table-cell table:style-name="ce36" table:formula="of:=ISERROR(FIND([.L61];[.$Q61]))" office:value-type="boolean" office:boolean-value="false" calcext:value-type="boolean">
            <text:p>FALSE</text:p>
          </table:table-cell>
          <table:table-cell table:formula="of:=INDIRECT(&quot;A&quot;&amp;[.I61])" office:value-type="string" office:string-value="DEX" calcext:value-type="string">
            <text:p>DEX</text:p>
          </table:table-cell>
          <table:table-cell table:style-name="ce36" table:formula="of:=ISERROR(FIND([.N61];[.$Q61]))" office:value-type="boolean" office:boolean-value="true" calcext:value-type="boolean">
            <text:p>TRUE</text:p>
          </table:table-cell>
          <table:table-cell table:formula="of:=IF([.K61];[.J61];IF([.M61];[.L61];IF([.O61];[.N61])))" office:value-type="string" office:string-value="WIS" calcext:value-type="string">
            <text:p>WIS</text:p>
          </table:table-cell>
          <table:table-cell table:formula="of:=[.A61]&amp;&quot;,&quot;&amp;[.B61]&amp;&quot;,&quot;&amp;[.C61]" office:value-type="string" office:string-value="STR,CHA,INT" calcext:value-type="string">
            <text:p>STR,CHA,IN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WIS</text:p>
          </table:table-cell>
          <table:table-cell table:formula="of:=34+MATCH([.A62];[.$A$35:.$A$40];0)" office:value-type="float" office:value="35" calcext:value-type="float">
            <text:p>35</text:p>
          </table:table-cell>
          <table:table-cell table:formula="of:=34+MATCH([.B62];[.$A$35:.$A$40];0)" office:value-type="float" office:value="40" calcext:value-type="float">
            <text:p>40</text:p>
          </table:table-cell>
          <table:table-cell table:formula="of:=34+MATCH([.C62];[.$A$35:.$A$40];0)" office:value-type="float" office:value="39" calcext:value-type="float">
            <text:p>39</text:p>
          </table:table-cell>
          <table:table-cell table:formula="of:=IF(OR(35+MOD([.F62]-35+1;6)=[.$D62];35+MOD([.F62]-35+1;6)=[.$E62]);35+MOD([.F62]-35+2;6);35+MOD([.F62]-35+1;6))" office:value-type="float" office:value="35" calcext:value-type="float">
            <text:p>35</text:p>
          </table:table-cell>
          <table:table-cell table:formula="of:=IF(OR(35+MOD([.G62]-35+1;6)=[.$D62];35+MOD([.G62]-35+1;6)=[.$E62]);35+MOD([.G62]-35+2;6);35+MOD([.G62]-35+1;6))" office:value-type="float" office:value="36" calcext:value-type="float">
            <text:p>36</text:p>
          </table:table-cell>
          <table:table-cell table:style-name="ce35" table:formula="of:=IF(OR(35+MOD([.H62]-35+1;6)=[.$D62];35+MOD([.H62]-35+1;6)=[.$E62]);35+MOD([.H62]-35+2;6);35+MOD([.H62]-35+1;6))" office:value-type="float" office:value="37" calcext:value-type="float">
            <text:p>37</text:p>
          </table:table-cell>
          <table:table-cell table:formula="of:=INDIRECT(&quot;A&quot;&amp;[.G62])" office:value-type="string" office:string-value="STR" calcext:value-type="string">
            <text:p>STR</text:p>
          </table:table-cell>
          <table:table-cell table:style-name="ce36" table:formula="of:=ISERROR(FIND([.J62];[.$Q62]))" office:value-type="boolean" office:boolean-value="false" calcext:value-type="boolean">
            <text:p>FALSE</text:p>
          </table:table-cell>
          <table:table-cell table:formula="of:=INDIRECT(&quot;A&quot;&amp;[.H62])" office:value-type="string" office:string-value="DEX" calcext:value-type="string">
            <text:p>DEX</text:p>
          </table:table-cell>
          <table:table-cell table:style-name="ce36" table:formula="of:=ISERROR(FIND([.L62];[.$Q62]))" office:value-type="boolean" office:boolean-value="true" calcext:value-type="boolean">
            <text:p>TRUE</text:p>
          </table:table-cell>
          <table:table-cell table:formula="of:=INDIRECT(&quot;A&quot;&amp;[.I62])" office:value-type="string" office:string-value="CON" calcext:value-type="string">
            <text:p>CON</text:p>
          </table:table-cell>
          <table:table-cell table:style-name="ce36" table:formula="of:=ISERROR(FIND([.N62];[.$Q62]))" office:value-type="boolean" office:boolean-value="true" calcext:value-type="boolean">
            <text:p>TRUE</text:p>
          </table:table-cell>
          <table:table-cell table:formula="of:=IF([.K62];[.J62];IF([.M62];[.L62];IF([.O62];[.N62])))" office:value-type="string" office:string-value="DEX" calcext:value-type="string">
            <text:p>DEX</text:p>
          </table:table-cell>
          <table:table-cell table:formula="of:=[.A62]&amp;&quot;,&quot;&amp;[.B62]&amp;&quot;,&quot;&amp;[.C62]" office:value-type="string" office:string-value="STR,CHA,WIS" calcext:value-type="string">
            <text:p>STR,CHA,WI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CON</text:p>
          </table:table-cell>
          <table:table-cell table:formula="of:=34+MATCH([.A63];[.$A$35:.$A$40];0)" office:value-type="float" office:value="36" calcext:value-type="float">
            <text:p>36</text:p>
          </table:table-cell>
          <table:table-cell table:formula="of:=34+MATCH([.B63];[.$A$35:.$A$40];0)" office:value-type="float" office:value="35" calcext:value-type="float">
            <text:p>35</text:p>
          </table:table-cell>
          <table:table-cell table:formula="of:=34+MATCH([.C63];[.$A$35:.$A$40];0)" office:value-type="float" office:value="37" calcext:value-type="float">
            <text:p>37</text:p>
          </table:table-cell>
          <table:table-cell table:formula="of:=IF(OR(35+MOD([.F63]-35+1;6)=[.$D63];35+MOD([.F63]-35+1;6)=[.$E63]);35+MOD([.F63]-35+2;6);35+MOD([.F63]-35+1;6))" office:value-type="float" office:value="38" calcext:value-type="float">
            <text:p>38</text:p>
          </table:table-cell>
          <table:table-cell table:formula="of:=IF(OR(35+MOD([.G63]-35+1;6)=[.$D63];35+MOD([.G63]-35+1;6)=[.$E63]);35+MOD([.G63]-35+2;6);35+MOD([.G63]-35+1;6))" office:value-type="float" office:value="39" calcext:value-type="float">
            <text:p>39</text:p>
          </table:table-cell>
          <table:table-cell table:style-name="ce35" table:formula="of:=IF(OR(35+MOD([.H63]-35+1;6)=[.$D63];35+MOD([.H63]-35+1;6)=[.$E63]);35+MOD([.H63]-35+2;6);35+MOD([.H63]-35+1;6))" office:value-type="float" office:value="40" calcext:value-type="float">
            <text:p>40</text:p>
          </table:table-cell>
          <table:table-cell table:formula="of:=INDIRECT(&quot;A&quot;&amp;[.G63])" office:value-type="string" office:string-value="INT" calcext:value-type="string">
            <text:p>INT</text:p>
          </table:table-cell>
          <table:table-cell table:style-name="ce36" table:formula="of:=ISERROR(FIND([.J63];[.$Q63]))" office:value-type="boolean" office:boolean-value="true" calcext:value-type="boolean">
            <text:p>TRUE</text:p>
          </table:table-cell>
          <table:table-cell table:formula="of:=INDIRECT(&quot;A&quot;&amp;[.H63])" office:value-type="string" office:string-value="WIS" calcext:value-type="string">
            <text:p>WIS</text:p>
          </table:table-cell>
          <table:table-cell table:style-name="ce36" table:formula="of:=ISERROR(FIND([.L63];[.$Q63]))" office:value-type="boolean" office:boolean-value="true" calcext:value-type="boolean">
            <text:p>TRUE</text:p>
          </table:table-cell>
          <table:table-cell table:formula="of:=INDIRECT(&quot;A&quot;&amp;[.I63])" office:value-type="string" office:string-value="CHA" calcext:value-type="string">
            <text:p>CHA</text:p>
          </table:table-cell>
          <table:table-cell table:style-name="ce36" table:formula="of:=ISERROR(FIND([.N63];[.$Q63]))" office:value-type="boolean" office:boolean-value="true" calcext:value-type="boolean">
            <text:p>TRUE</text:p>
          </table:table-cell>
          <table:table-cell table:formula="of:=IF([.K63];[.J63];IF([.M63];[.L63];IF([.O63];[.N63])))" office:value-type="string" office:string-value="INT" calcext:value-type="string">
            <text:p>INT</text:p>
          </table:table-cell>
          <table:table-cell table:formula="of:=[.A63]&amp;&quot;,&quot;&amp;[.B63]&amp;&quot;,&quot;&amp;[.C63]" office:value-type="string" office:string-value="DEX,STR,CON" calcext:value-type="string">
            <text:p>DEX,STR,C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INT</text:p>
          </table:table-cell>
          <table:table-cell table:formula="of:=34+MATCH([.A64];[.$A$35:.$A$40];0)" office:value-type="float" office:value="36" calcext:value-type="float">
            <text:p>36</text:p>
          </table:table-cell>
          <table:table-cell table:formula="of:=34+MATCH([.B64];[.$A$35:.$A$40];0)" office:value-type="float" office:value="35" calcext:value-type="float">
            <text:p>35</text:p>
          </table:table-cell>
          <table:table-cell table:formula="of:=34+MATCH([.C64];[.$A$35:.$A$40];0)" office:value-type="float" office:value="38" calcext:value-type="float">
            <text:p>38</text:p>
          </table:table-cell>
          <table:table-cell table:formula="of:=IF(OR(35+MOD([.F64]-35+1;6)=[.$D64];35+MOD([.F64]-35+1;6)=[.$E64]);35+MOD([.F64]-35+2;6);35+MOD([.F64]-35+1;6))" office:value-type="float" office:value="39" calcext:value-type="float">
            <text:p>39</text:p>
          </table:table-cell>
          <table:table-cell table:formula="of:=IF(OR(35+MOD([.G64]-35+1;6)=[.$D64];35+MOD([.G64]-35+1;6)=[.$E64]);35+MOD([.G64]-35+2;6);35+MOD([.G64]-35+1;6))" office:value-type="float" office:value="40" calcext:value-type="float">
            <text:p>40</text:p>
          </table:table-cell>
          <table:table-cell table:style-name="ce35" table:formula="of:=IF(OR(35+MOD([.H64]-35+1;6)=[.$D64];35+MOD([.H64]-35+1;6)=[.$E64]);35+MOD([.H64]-35+2;6);35+MOD([.H64]-35+1;6))" office:value-type="float" office:value="36" calcext:value-type="float">
            <text:p>36</text:p>
          </table:table-cell>
          <table:table-cell table:formula="of:=INDIRECT(&quot;A&quot;&amp;[.G64])" office:value-type="string" office:string-value="WIS" calcext:value-type="string">
            <text:p>WIS</text:p>
          </table:table-cell>
          <table:table-cell table:style-name="ce36" table:formula="of:=ISERROR(FIND([.J64];[.$Q64]))" office:value-type="boolean" office:boolean-value="true" calcext:value-type="boolean">
            <text:p>TRUE</text:p>
          </table:table-cell>
          <table:table-cell table:formula="of:=INDIRECT(&quot;A&quot;&amp;[.H64])" office:value-type="string" office:string-value="CHA" calcext:value-type="string">
            <text:p>CHA</text:p>
          </table:table-cell>
          <table:table-cell table:style-name="ce36" table:formula="of:=ISERROR(FIND([.L64];[.$Q64]))" office:value-type="boolean" office:boolean-value="true" calcext:value-type="boolean">
            <text:p>TRUE</text:p>
          </table:table-cell>
          <table:table-cell table:formula="of:=INDIRECT(&quot;A&quot;&amp;[.I64])" office:value-type="string" office:string-value="DEX" calcext:value-type="string">
            <text:p>DEX</text:p>
          </table:table-cell>
          <table:table-cell table:style-name="ce36" table:formula="of:=ISERROR(FIND([.N64];[.$Q64]))" office:value-type="boolean" office:boolean-value="false" calcext:value-type="boolean">
            <text:p>FALSE</text:p>
          </table:table-cell>
          <table:table-cell table:formula="of:=IF([.K64];[.J64];IF([.M64];[.L64];IF([.O64];[.N64])))" office:value-type="string" office:string-value="WIS" calcext:value-type="string">
            <text:p>WIS</text:p>
          </table:table-cell>
          <table:table-cell table:formula="of:=[.A64]&amp;&quot;,&quot;&amp;[.B64]&amp;&quot;,&quot;&amp;[.C64]" office:value-type="string" office:string-value="DEX,STR,INT" calcext:value-type="string">
            <text:p>DEX,STR,IN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WIS</text:p>
          </table:table-cell>
          <table:table-cell table:formula="of:=34+MATCH([.A65];[.$A$35:.$A$40];0)" office:value-type="float" office:value="36" calcext:value-type="float">
            <text:p>36</text:p>
          </table:table-cell>
          <table:table-cell table:formula="of:=34+MATCH([.B65];[.$A$35:.$A$40];0)" office:value-type="float" office:value="35" calcext:value-type="float">
            <text:p>35</text:p>
          </table:table-cell>
          <table:table-cell table:formula="of:=34+MATCH([.C65];[.$A$35:.$A$40];0)" office:value-type="float" office:value="39" calcext:value-type="float">
            <text:p>39</text:p>
          </table:table-cell>
          <table:table-cell table:formula="of:=IF(OR(35+MOD([.F65]-35+1;6)=[.$D65];35+MOD([.F65]-35+1;6)=[.$E65]);35+MOD([.F65]-35+2;6);35+MOD([.F65]-35+1;6))" office:value-type="float" office:value="40" calcext:value-type="float">
            <text:p>40</text:p>
          </table:table-cell>
          <table:table-cell table:formula="of:=IF(OR(35+MOD([.G65]-35+1;6)=[.$D65];35+MOD([.G65]-35+1;6)=[.$E65]);35+MOD([.G65]-35+2;6);35+MOD([.G65]-35+1;6))" office:value-type="float" office:value="36" calcext:value-type="float">
            <text:p>36</text:p>
          </table:table-cell>
          <table:table-cell table:style-name="ce35" table:formula="of:=IF(OR(35+MOD([.H65]-35+1;6)=[.$D65];35+MOD([.H65]-35+1;6)=[.$E65]);35+MOD([.H65]-35+2;6);35+MOD([.H65]-35+1;6))" office:value-type="float" office:value="37" calcext:value-type="float">
            <text:p>37</text:p>
          </table:table-cell>
          <table:table-cell table:formula="of:=INDIRECT(&quot;A&quot;&amp;[.G65])" office:value-type="string" office:string-value="CHA" calcext:value-type="string">
            <text:p>CHA</text:p>
          </table:table-cell>
          <table:table-cell table:style-name="ce36" table:formula="of:=ISERROR(FIND([.J65];[.$Q65]))" office:value-type="boolean" office:boolean-value="true" calcext:value-type="boolean">
            <text:p>TRUE</text:p>
          </table:table-cell>
          <table:table-cell table:formula="of:=INDIRECT(&quot;A&quot;&amp;[.H65])" office:value-type="string" office:string-value="DEX" calcext:value-type="string">
            <text:p>DEX</text:p>
          </table:table-cell>
          <table:table-cell table:style-name="ce36" table:formula="of:=ISERROR(FIND([.L65];[.$Q65]))" office:value-type="boolean" office:boolean-value="false" calcext:value-type="boolean">
            <text:p>FALSE</text:p>
          </table:table-cell>
          <table:table-cell table:formula="of:=INDIRECT(&quot;A&quot;&amp;[.I65])" office:value-type="string" office:string-value="CON" calcext:value-type="string">
            <text:p>CON</text:p>
          </table:table-cell>
          <table:table-cell table:style-name="ce36" table:formula="of:=ISERROR(FIND([.N65];[.$Q65]))" office:value-type="boolean" office:boolean-value="true" calcext:value-type="boolean">
            <text:p>TRUE</text:p>
          </table:table-cell>
          <table:table-cell table:formula="of:=IF([.K65];[.J65];IF([.M65];[.L65];IF([.O65];[.N65])))" office:value-type="string" office:string-value="CHA" calcext:value-type="string">
            <text:p>CHA</text:p>
          </table:table-cell>
          <table:table-cell table:formula="of:=[.A65]&amp;&quot;,&quot;&amp;[.B65]&amp;&quot;,&quot;&amp;[.C65]" office:value-type="string" office:string-value="DEX,STR,WIS" calcext:value-type="string">
            <text:p>DEX,STR,WI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CHA</text:p>
          </table:table-cell>
          <table:table-cell table:formula="of:=34+MATCH([.A66];[.$A$35:.$A$40];0)" office:value-type="float" office:value="36" calcext:value-type="float">
            <text:p>36</text:p>
          </table:table-cell>
          <table:table-cell table:formula="of:=34+MATCH([.B66];[.$A$35:.$A$40];0)" office:value-type="float" office:value="35" calcext:value-type="float">
            <text:p>35</text:p>
          </table:table-cell>
          <table:table-cell table:formula="of:=34+MATCH([.C66];[.$A$35:.$A$40];0)" office:value-type="float" office:value="40" calcext:value-type="float">
            <text:p>40</text:p>
          </table:table-cell>
          <table:table-cell table:formula="of:=IF(OR(35+MOD([.F66]-35+1;6)=[.$D66];35+MOD([.F66]-35+1;6)=[.$E66]);35+MOD([.F66]-35+2;6);35+MOD([.F66]-35+1;6))" office:value-type="float" office:value="36" calcext:value-type="float">
            <text:p>36</text:p>
          </table:table-cell>
          <table:table-cell table:formula="of:=IF(OR(35+MOD([.G66]-35+1;6)=[.$D66];35+MOD([.G66]-35+1;6)=[.$E66]);35+MOD([.G66]-35+2;6);35+MOD([.G66]-35+1;6))" office:value-type="float" office:value="37" calcext:value-type="float">
            <text:p>37</text:p>
          </table:table-cell>
          <table:table-cell table:style-name="ce35" table:formula="of:=IF(OR(35+MOD([.H66]-35+1;6)=[.$D66];35+MOD([.H66]-35+1;6)=[.$E66]);35+MOD([.H66]-35+2;6);35+MOD([.H66]-35+1;6))" office:value-type="float" office:value="38" calcext:value-type="float">
            <text:p>38</text:p>
          </table:table-cell>
          <table:table-cell table:formula="of:=INDIRECT(&quot;A&quot;&amp;[.G66])" office:value-type="string" office:string-value="DEX" calcext:value-type="string">
            <text:p>DEX</text:p>
          </table:table-cell>
          <table:table-cell table:style-name="ce36" table:formula="of:=ISERROR(FIND([.J66];[.$Q66]))" office:value-type="boolean" office:boolean-value="false" calcext:value-type="boolean">
            <text:p>FALSE</text:p>
          </table:table-cell>
          <table:table-cell table:formula="of:=INDIRECT(&quot;A&quot;&amp;[.H66])" office:value-type="string" office:string-value="CON" calcext:value-type="string">
            <text:p>CON</text:p>
          </table:table-cell>
          <table:table-cell table:style-name="ce36" table:formula="of:=ISERROR(FIND([.L66];[.$Q66]))" office:value-type="boolean" office:boolean-value="true" calcext:value-type="boolean">
            <text:p>TRUE</text:p>
          </table:table-cell>
          <table:table-cell table:formula="of:=INDIRECT(&quot;A&quot;&amp;[.I66])" office:value-type="string" office:string-value="INT" calcext:value-type="string">
            <text:p>INT</text:p>
          </table:table-cell>
          <table:table-cell table:style-name="ce36" table:formula="of:=ISERROR(FIND([.N66];[.$Q66]))" office:value-type="boolean" office:boolean-value="true" calcext:value-type="boolean">
            <text:p>TRUE</text:p>
          </table:table-cell>
          <table:table-cell table:formula="of:=IF([.K66];[.J66];IF([.M66];[.L66];IF([.O66];[.N66])))" office:value-type="string" office:string-value="CON" calcext:value-type="string">
            <text:p>CON</text:p>
          </table:table-cell>
          <table:table-cell table:formula="of:=[.A66]&amp;&quot;,&quot;&amp;[.B66]&amp;&quot;,&quot;&amp;[.C66]" office:value-type="string" office:string-value="DEX,STR,CHA" calcext:value-type="string">
            <text:p>DEX,STR,CHA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CON</text:p>
          </table:table-cell>
          <table:table-cell table:style-name="Default" office:value-type="string" calcext:value-type="string">
            <text:p>STR</text:p>
          </table:table-cell>
          <table:table-cell table:formula="of:=34+MATCH([.A67];[.$A$35:.$A$40];0)" office:value-type="float" office:value="36" calcext:value-type="float">
            <text:p>36</text:p>
          </table:table-cell>
          <table:table-cell table:formula="of:=34+MATCH([.B67];[.$A$35:.$A$40];0)" office:value-type="float" office:value="37" calcext:value-type="float">
            <text:p>37</text:p>
          </table:table-cell>
          <table:table-cell table:formula="of:=34+MATCH([.C67];[.$A$35:.$A$40];0)" office:value-type="float" office:value="35" calcext:value-type="float">
            <text:p>35</text:p>
          </table:table-cell>
          <table:table-cell table:formula="of:=IF(OR(35+MOD([.F67]-35+1;6)=[.$D67];35+MOD([.F67]-35+1;6)=[.$E67]);35+MOD([.F67]-35+2;6);35+MOD([.F67]-35+1;6))" office:value-type="float" office:value="37" calcext:value-type="float">
            <text:p>37</text:p>
          </table:table-cell>
          <table:table-cell table:formula="of:=IF(OR(35+MOD([.G67]-35+1;6)=[.$D67];35+MOD([.G67]-35+1;6)=[.$E67]);35+MOD([.G67]-35+2;6);35+MOD([.G67]-35+1;6))" office:value-type="float" office:value="38" calcext:value-type="float">
            <text:p>38</text:p>
          </table:table-cell>
          <table:table-cell table:style-name="ce35" table:formula="of:=IF(OR(35+MOD([.H67]-35+1;6)=[.$D67];35+MOD([.H67]-35+1;6)=[.$E67]);35+MOD([.H67]-35+2;6);35+MOD([.H67]-35+1;6))" office:value-type="float" office:value="39" calcext:value-type="float">
            <text:p>39</text:p>
          </table:table-cell>
          <table:table-cell table:formula="of:=INDIRECT(&quot;A&quot;&amp;[.G67])" office:value-type="string" office:string-value="CON" calcext:value-type="string">
            <text:p>CON</text:p>
          </table:table-cell>
          <table:table-cell table:style-name="ce36" table:formula="of:=ISERROR(FIND([.J67];[.$Q67]))" office:value-type="boolean" office:boolean-value="false" calcext:value-type="boolean">
            <text:p>FALSE</text:p>
          </table:table-cell>
          <table:table-cell table:formula="of:=INDIRECT(&quot;A&quot;&amp;[.H67])" office:value-type="string" office:string-value="INT" calcext:value-type="string">
            <text:p>INT</text:p>
          </table:table-cell>
          <table:table-cell table:style-name="ce36" table:formula="of:=ISERROR(FIND([.L67];[.$Q67]))" office:value-type="boolean" office:boolean-value="true" calcext:value-type="boolean">
            <text:p>TRUE</text:p>
          </table:table-cell>
          <table:table-cell table:formula="of:=INDIRECT(&quot;A&quot;&amp;[.I67])" office:value-type="string" office:string-value="WIS" calcext:value-type="string">
            <text:p>WIS</text:p>
          </table:table-cell>
          <table:table-cell table:style-name="ce36" table:formula="of:=ISERROR(FIND([.N67];[.$Q67]))" office:value-type="boolean" office:boolean-value="true" calcext:value-type="boolean">
            <text:p>TRUE</text:p>
          </table:table-cell>
          <table:table-cell table:formula="of:=IF([.K67];[.J67];IF([.M67];[.L67];IF([.O67];[.N67])))" office:value-type="string" office:string-value="INT" calcext:value-type="string">
            <text:p>INT</text:p>
          </table:table-cell>
          <table:table-cell table:formula="of:=[.A67]&amp;&quot;,&quot;&amp;[.B67]&amp;&quot;,&quot;&amp;[.C67]" office:value-type="string" office:string-value="DEX,CON,STR" calcext:value-type="string">
            <text:p>DEX,CON,ST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CON</text:p>
          </table:table-cell>
          <table:table-cell table:style-name="Default" office:value-type="string" calcext:value-type="string">
            <text:p>INT</text:p>
          </table:table-cell>
          <table:table-cell table:formula="of:=34+MATCH([.A68];[.$A$35:.$A$40];0)" office:value-type="float" office:value="36" calcext:value-type="float">
            <text:p>36</text:p>
          </table:table-cell>
          <table:table-cell table:formula="of:=34+MATCH([.B68];[.$A$35:.$A$40];0)" office:value-type="float" office:value="37" calcext:value-type="float">
            <text:p>37</text:p>
          </table:table-cell>
          <table:table-cell table:formula="of:=34+MATCH([.C68];[.$A$35:.$A$40];0)" office:value-type="float" office:value="38" calcext:value-type="float">
            <text:p>38</text:p>
          </table:table-cell>
          <table:table-cell table:formula="of:=IF(OR(35+MOD([.F68]-35+1;6)=[.$D68];35+MOD([.F68]-35+1;6)=[.$E68]);35+MOD([.F68]-35+2;6);35+MOD([.F68]-35+1;6))" office:value-type="float" office:value="39" calcext:value-type="float">
            <text:p>39</text:p>
          </table:table-cell>
          <table:table-cell table:formula="of:=IF(OR(35+MOD([.G68]-35+1;6)=[.$D68];35+MOD([.G68]-35+1;6)=[.$E68]);35+MOD([.G68]-35+2;6);35+MOD([.G68]-35+1;6))" office:value-type="float" office:value="40" calcext:value-type="float">
            <text:p>40</text:p>
          </table:table-cell>
          <table:table-cell table:style-name="ce35" table:formula="of:=IF(OR(35+MOD([.H68]-35+1;6)=[.$D68];35+MOD([.H68]-35+1;6)=[.$E68]);35+MOD([.H68]-35+2;6);35+MOD([.H68]-35+1;6))" office:value-type="float" office:value="35" calcext:value-type="float">
            <text:p>35</text:p>
          </table:table-cell>
          <table:table-cell table:formula="of:=INDIRECT(&quot;A&quot;&amp;[.G68])" office:value-type="string" office:string-value="WIS" calcext:value-type="string">
            <text:p>WIS</text:p>
          </table:table-cell>
          <table:table-cell table:style-name="ce36" table:formula="of:=ISERROR(FIND([.J68];[.$Q68]))" office:value-type="boolean" office:boolean-value="true" calcext:value-type="boolean">
            <text:p>TRUE</text:p>
          </table:table-cell>
          <table:table-cell table:formula="of:=INDIRECT(&quot;A&quot;&amp;[.H68])" office:value-type="string" office:string-value="CHA" calcext:value-type="string">
            <text:p>CHA</text:p>
          </table:table-cell>
          <table:table-cell table:style-name="ce36" table:formula="of:=ISERROR(FIND([.L68];[.$Q68]))" office:value-type="boolean" office:boolean-value="true" calcext:value-type="boolean">
            <text:p>TRUE</text:p>
          </table:table-cell>
          <table:table-cell table:formula="of:=INDIRECT(&quot;A&quot;&amp;[.I68])" office:value-type="string" office:string-value="STR" calcext:value-type="string">
            <text:p>STR</text:p>
          </table:table-cell>
          <table:table-cell table:style-name="ce36" table:formula="of:=ISERROR(FIND([.N68];[.$Q68]))" office:value-type="boolean" office:boolean-value="true" calcext:value-type="boolean">
            <text:p>TRUE</text:p>
          </table:table-cell>
          <table:table-cell table:formula="of:=IF([.K68];[.J68];IF([.M68];[.L68];IF([.O68];[.N68])))" office:value-type="string" office:string-value="WIS" calcext:value-type="string">
            <text:p>WIS</text:p>
          </table:table-cell>
          <table:table-cell table:formula="of:=[.A68]&amp;&quot;,&quot;&amp;[.B68]&amp;&quot;,&quot;&amp;[.C68]" office:value-type="string" office:string-value="DEX,CON,INT" calcext:value-type="string">
            <text:p>DEX,CON,IN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CON</text:p>
          </table:table-cell>
          <table:table-cell table:style-name="Default" office:value-type="string" calcext:value-type="string">
            <text:p>WIS</text:p>
          </table:table-cell>
          <table:table-cell table:formula="of:=34+MATCH([.A69];[.$A$35:.$A$40];0)" office:value-type="float" office:value="36" calcext:value-type="float">
            <text:p>36</text:p>
          </table:table-cell>
          <table:table-cell table:formula="of:=34+MATCH([.B69];[.$A$35:.$A$40];0)" office:value-type="float" office:value="37" calcext:value-type="float">
            <text:p>37</text:p>
          </table:table-cell>
          <table:table-cell table:formula="of:=34+MATCH([.C69];[.$A$35:.$A$40];0)" office:value-type="float" office:value="39" calcext:value-type="float">
            <text:p>39</text:p>
          </table:table-cell>
          <table:table-cell table:formula="of:=IF(OR(35+MOD([.F69]-35+1;6)=[.$D69];35+MOD([.F69]-35+1;6)=[.$E69]);35+MOD([.F69]-35+2;6);35+MOD([.F69]-35+1;6))" office:value-type="float" office:value="40" calcext:value-type="float">
            <text:p>40</text:p>
          </table:table-cell>
          <table:table-cell table:formula="of:=IF(OR(35+MOD([.G69]-35+1;6)=[.$D69];35+MOD([.G69]-35+1;6)=[.$E69]);35+MOD([.G69]-35+2;6);35+MOD([.G69]-35+1;6))" office:value-type="float" office:value="35" calcext:value-type="float">
            <text:p>35</text:p>
          </table:table-cell>
          <table:table-cell table:style-name="ce35" table:formula="of:=IF(OR(35+MOD([.H69]-35+1;6)=[.$D69];35+MOD([.H69]-35+1;6)=[.$E69]);35+MOD([.H69]-35+2;6);35+MOD([.H69]-35+1;6))" office:value-type="float" office:value="37" calcext:value-type="float">
            <text:p>37</text:p>
          </table:table-cell>
          <table:table-cell table:formula="of:=INDIRECT(&quot;A&quot;&amp;[.G69])" office:value-type="string" office:string-value="CHA" calcext:value-type="string">
            <text:p>CHA</text:p>
          </table:table-cell>
          <table:table-cell table:style-name="ce36" table:formula="of:=ISERROR(FIND([.J69];[.$Q69]))" office:value-type="boolean" office:boolean-value="true" calcext:value-type="boolean">
            <text:p>TRUE</text:p>
          </table:table-cell>
          <table:table-cell table:formula="of:=INDIRECT(&quot;A&quot;&amp;[.H69])" office:value-type="string" office:string-value="STR" calcext:value-type="string">
            <text:p>STR</text:p>
          </table:table-cell>
          <table:table-cell table:style-name="ce36" table:formula="of:=ISERROR(FIND([.L69];[.$Q69]))" office:value-type="boolean" office:boolean-value="true" calcext:value-type="boolean">
            <text:p>TRUE</text:p>
          </table:table-cell>
          <table:table-cell table:formula="of:=INDIRECT(&quot;A&quot;&amp;[.I69])" office:value-type="string" office:string-value="CON" calcext:value-type="string">
            <text:p>CON</text:p>
          </table:table-cell>
          <table:table-cell table:style-name="ce36" table:formula="of:=ISERROR(FIND([.N69];[.$Q69]))" office:value-type="boolean" office:boolean-value="false" calcext:value-type="boolean">
            <text:p>FALSE</text:p>
          </table:table-cell>
          <table:table-cell table:formula="of:=IF([.K69];[.J69];IF([.M69];[.L69];IF([.O69];[.N69])))" office:value-type="string" office:string-value="CHA" calcext:value-type="string">
            <text:p>CHA</text:p>
          </table:table-cell>
          <table:table-cell table:formula="of:=[.A69]&amp;&quot;,&quot;&amp;[.B69]&amp;&quot;,&quot;&amp;[.C69]" office:value-type="string" office:string-value="DEX,CON,WIS" calcext:value-type="string">
            <text:p>DEX,CON,WI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CON</text:p>
          </table:table-cell>
          <table:table-cell table:style-name="Default" office:value-type="string" calcext:value-type="string">
            <text:p>CHA</text:p>
          </table:table-cell>
          <table:table-cell table:formula="of:=34+MATCH([.A70];[.$A$35:.$A$40];0)" office:value-type="float" office:value="36" calcext:value-type="float">
            <text:p>36</text:p>
          </table:table-cell>
          <table:table-cell table:formula="of:=34+MATCH([.B70];[.$A$35:.$A$40];0)" office:value-type="float" office:value="37" calcext:value-type="float">
            <text:p>37</text:p>
          </table:table-cell>
          <table:table-cell table:formula="of:=34+MATCH([.C70];[.$A$35:.$A$40];0)" office:value-type="float" office:value="40" calcext:value-type="float">
            <text:p>40</text:p>
          </table:table-cell>
          <table:table-cell table:formula="of:=IF(OR(35+MOD([.F70]-35+1;6)=[.$D70];35+MOD([.F70]-35+1;6)=[.$E70]);35+MOD([.F70]-35+2;6);35+MOD([.F70]-35+1;6))" office:value-type="float" office:value="35" calcext:value-type="float">
            <text:p>35</text:p>
          </table:table-cell>
          <table:table-cell table:formula="of:=IF(OR(35+MOD([.G70]-35+1;6)=[.$D70];35+MOD([.G70]-35+1;6)=[.$E70]);35+MOD([.G70]-35+2;6);35+MOD([.G70]-35+1;6))" office:value-type="float" office:value="37" calcext:value-type="float">
            <text:p>37</text:p>
          </table:table-cell>
          <table:table-cell table:style-name="ce35" table:formula="of:=IF(OR(35+MOD([.H70]-35+1;6)=[.$D70];35+MOD([.H70]-35+1;6)=[.$E70]);35+MOD([.H70]-35+2;6);35+MOD([.H70]-35+1;6))" office:value-type="float" office:value="38" calcext:value-type="float">
            <text:p>38</text:p>
          </table:table-cell>
          <table:table-cell table:formula="of:=INDIRECT(&quot;A&quot;&amp;[.G70])" office:value-type="string" office:string-value="STR" calcext:value-type="string">
            <text:p>STR</text:p>
          </table:table-cell>
          <table:table-cell table:style-name="ce36" table:formula="of:=ISERROR(FIND([.J70];[.$Q70]))" office:value-type="boolean" office:boolean-value="true" calcext:value-type="boolean">
            <text:p>TRUE</text:p>
          </table:table-cell>
          <table:table-cell table:formula="of:=INDIRECT(&quot;A&quot;&amp;[.H70])" office:value-type="string" office:string-value="CON" calcext:value-type="string">
            <text:p>CON</text:p>
          </table:table-cell>
          <table:table-cell table:style-name="ce36" table:formula="of:=ISERROR(FIND([.L70];[.$Q70]))" office:value-type="boolean" office:boolean-value="false" calcext:value-type="boolean">
            <text:p>FALSE</text:p>
          </table:table-cell>
          <table:table-cell table:formula="of:=INDIRECT(&quot;A&quot;&amp;[.I70])" office:value-type="string" office:string-value="INT" calcext:value-type="string">
            <text:p>INT</text:p>
          </table:table-cell>
          <table:table-cell table:style-name="ce36" table:formula="of:=ISERROR(FIND([.N70];[.$Q70]))" office:value-type="boolean" office:boolean-value="true" calcext:value-type="boolean">
            <text:p>TRUE</text:p>
          </table:table-cell>
          <table:table-cell table:formula="of:=IF([.K70];[.J70];IF([.M70];[.L70];IF([.O70];[.N70])))" office:value-type="string" office:string-value="STR" calcext:value-type="string">
            <text:p>STR</text:p>
          </table:table-cell>
          <table:table-cell table:formula="of:=[.A70]&amp;&quot;,&quot;&amp;[.B70]&amp;&quot;,&quot;&amp;[.C70]" office:value-type="string" office:string-value="DEX,CON,CHA" calcext:value-type="string">
            <text:p>DEX,CON,CHA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INT</text:p>
          </table:table-cell>
          <table:table-cell table:style-name="Default" office:value-type="string" calcext:value-type="string">
            <text:p>STR</text:p>
          </table:table-cell>
          <table:table-cell table:formula="of:=34+MATCH([.A71];[.$A$35:.$A$40];0)" office:value-type="float" office:value="36" calcext:value-type="float">
            <text:p>36</text:p>
          </table:table-cell>
          <table:table-cell table:formula="of:=34+MATCH([.B71];[.$A$35:.$A$40];0)" office:value-type="float" office:value="38" calcext:value-type="float">
            <text:p>38</text:p>
          </table:table-cell>
          <table:table-cell table:formula="of:=34+MATCH([.C71];[.$A$35:.$A$40];0)" office:value-type="float" office:value="35" calcext:value-type="float">
            <text:p>35</text:p>
          </table:table-cell>
          <table:table-cell table:formula="of:=IF(OR(35+MOD([.F71]-35+1;6)=[.$D71];35+MOD([.F71]-35+1;6)=[.$E71]);35+MOD([.F71]-35+2;6);35+MOD([.F71]-35+1;6))" office:value-type="float" office:value="37" calcext:value-type="float">
            <text:p>37</text:p>
          </table:table-cell>
          <table:table-cell table:formula="of:=IF(OR(35+MOD([.G71]-35+1;6)=[.$D71];35+MOD([.G71]-35+1;6)=[.$E71]);35+MOD([.G71]-35+2;6);35+MOD([.G71]-35+1;6))" office:value-type="float" office:value="39" calcext:value-type="float">
            <text:p>39</text:p>
          </table:table-cell>
          <table:table-cell table:style-name="ce35" table:formula="of:=IF(OR(35+MOD([.H71]-35+1;6)=[.$D71];35+MOD([.H71]-35+1;6)=[.$E71]);35+MOD([.H71]-35+2;6);35+MOD([.H71]-35+1;6))" office:value-type="float" office:value="40" calcext:value-type="float">
            <text:p>40</text:p>
          </table:table-cell>
          <table:table-cell table:formula="of:=INDIRECT(&quot;A&quot;&amp;[.G71])" office:value-type="string" office:string-value="CON" calcext:value-type="string">
            <text:p>CON</text:p>
          </table:table-cell>
          <table:table-cell table:style-name="ce36" table:formula="of:=ISERROR(FIND([.J71];[.$Q71]))" office:value-type="boolean" office:boolean-value="true" calcext:value-type="boolean">
            <text:p>TRUE</text:p>
          </table:table-cell>
          <table:table-cell table:formula="of:=INDIRECT(&quot;A&quot;&amp;[.H71])" office:value-type="string" office:string-value="WIS" calcext:value-type="string">
            <text:p>WIS</text:p>
          </table:table-cell>
          <table:table-cell table:style-name="ce36" table:formula="of:=ISERROR(FIND([.L71];[.$Q71]))" office:value-type="boolean" office:boolean-value="true" calcext:value-type="boolean">
            <text:p>TRUE</text:p>
          </table:table-cell>
          <table:table-cell table:formula="of:=INDIRECT(&quot;A&quot;&amp;[.I71])" office:value-type="string" office:string-value="CHA" calcext:value-type="string">
            <text:p>CHA</text:p>
          </table:table-cell>
          <table:table-cell table:style-name="ce36" table:formula="of:=ISERROR(FIND([.N71];[.$Q71]))" office:value-type="boolean" office:boolean-value="true" calcext:value-type="boolean">
            <text:p>TRUE</text:p>
          </table:table-cell>
          <table:table-cell table:formula="of:=IF([.K71];[.J71];IF([.M71];[.L71];IF([.O71];[.N71])))" office:value-type="string" office:string-value="CON" calcext:value-type="string">
            <text:p>CON</text:p>
          </table:table-cell>
          <table:table-cell table:formula="of:=[.A71]&amp;&quot;,&quot;&amp;[.B71]&amp;&quot;,&quot;&amp;[.C71]" office:value-type="string" office:string-value="DEX,INT,STR" calcext:value-type="string">
            <text:p>DEX,INT,ST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INT</text:p>
          </table:table-cell>
          <table:table-cell table:style-name="Default" office:value-type="string" calcext:value-type="string">
            <text:p>CON</text:p>
          </table:table-cell>
          <table:table-cell table:formula="of:=34+MATCH([.A72];[.$A$35:.$A$40];0)" office:value-type="float" office:value="36" calcext:value-type="float">
            <text:p>36</text:p>
          </table:table-cell>
          <table:table-cell table:formula="of:=34+MATCH([.B72];[.$A$35:.$A$40];0)" office:value-type="float" office:value="38" calcext:value-type="float">
            <text:p>38</text:p>
          </table:table-cell>
          <table:table-cell table:formula="of:=34+MATCH([.C72];[.$A$35:.$A$40];0)" office:value-type="float" office:value="37" calcext:value-type="float">
            <text:p>37</text:p>
          </table:table-cell>
          <table:table-cell table:formula="of:=IF(OR(35+MOD([.F72]-35+1;6)=[.$D72];35+MOD([.F72]-35+1;6)=[.$E72]);35+MOD([.F72]-35+2;6);35+MOD([.F72]-35+1;6))" office:value-type="float" office:value="39" calcext:value-type="float">
            <text:p>39</text:p>
          </table:table-cell>
          <table:table-cell table:formula="of:=IF(OR(35+MOD([.G72]-35+1;6)=[.$D72];35+MOD([.G72]-35+1;6)=[.$E72]);35+MOD([.G72]-35+2;6);35+MOD([.G72]-35+1;6))" office:value-type="float" office:value="40" calcext:value-type="float">
            <text:p>40</text:p>
          </table:table-cell>
          <table:table-cell table:style-name="ce35" table:formula="of:=IF(OR(35+MOD([.H72]-35+1;6)=[.$D72];35+MOD([.H72]-35+1;6)=[.$E72]);35+MOD([.H72]-35+2;6);35+MOD([.H72]-35+1;6))" office:value-type="float" office:value="35" calcext:value-type="float">
            <text:p>35</text:p>
          </table:table-cell>
          <table:table-cell table:formula="of:=INDIRECT(&quot;A&quot;&amp;[.G72])" office:value-type="string" office:string-value="WIS" calcext:value-type="string">
            <text:p>WIS</text:p>
          </table:table-cell>
          <table:table-cell table:style-name="ce36" table:formula="of:=ISERROR(FIND([.J72];[.$Q72]))" office:value-type="boolean" office:boolean-value="true" calcext:value-type="boolean">
            <text:p>TRUE</text:p>
          </table:table-cell>
          <table:table-cell table:formula="of:=INDIRECT(&quot;A&quot;&amp;[.H72])" office:value-type="string" office:string-value="CHA" calcext:value-type="string">
            <text:p>CHA</text:p>
          </table:table-cell>
          <table:table-cell table:style-name="ce36" table:formula="of:=ISERROR(FIND([.L72];[.$Q72]))" office:value-type="boolean" office:boolean-value="true" calcext:value-type="boolean">
            <text:p>TRUE</text:p>
          </table:table-cell>
          <table:table-cell table:formula="of:=INDIRECT(&quot;A&quot;&amp;[.I72])" office:value-type="string" office:string-value="STR" calcext:value-type="string">
            <text:p>STR</text:p>
          </table:table-cell>
          <table:table-cell table:style-name="ce36" table:formula="of:=ISERROR(FIND([.N72];[.$Q72]))" office:value-type="boolean" office:boolean-value="true" calcext:value-type="boolean">
            <text:p>TRUE</text:p>
          </table:table-cell>
          <table:table-cell table:formula="of:=IF([.K72];[.J72];IF([.M72];[.L72];IF([.O72];[.N72])))" office:value-type="string" office:string-value="WIS" calcext:value-type="string">
            <text:p>WIS</text:p>
          </table:table-cell>
          <table:table-cell table:formula="of:=[.A72]&amp;&quot;,&quot;&amp;[.B72]&amp;&quot;,&quot;&amp;[.C72]" office:value-type="string" office:string-value="DEX,INT,CON" calcext:value-type="string">
            <text:p>DEX,INT,C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INT</text:p>
          </table:table-cell>
          <table:table-cell table:style-name="Default" office:value-type="string" calcext:value-type="string">
            <text:p>WIS</text:p>
          </table:table-cell>
          <table:table-cell table:formula="of:=34+MATCH([.A73];[.$A$35:.$A$40];0)" office:value-type="float" office:value="36" calcext:value-type="float">
            <text:p>36</text:p>
          </table:table-cell>
          <table:table-cell table:formula="of:=34+MATCH([.B73];[.$A$35:.$A$40];0)" office:value-type="float" office:value="38" calcext:value-type="float">
            <text:p>38</text:p>
          </table:table-cell>
          <table:table-cell table:formula="of:=34+MATCH([.C73];[.$A$35:.$A$40];0)" office:value-type="float" office:value="39" calcext:value-type="float">
            <text:p>39</text:p>
          </table:table-cell>
          <table:table-cell table:formula="of:=IF(OR(35+MOD([.F73]-35+1;6)=[.$D73];35+MOD([.F73]-35+1;6)=[.$E73]);35+MOD([.F73]-35+2;6);35+MOD([.F73]-35+1;6))" office:value-type="float" office:value="40" calcext:value-type="float">
            <text:p>40</text:p>
          </table:table-cell>
          <table:table-cell table:formula="of:=IF(OR(35+MOD([.G73]-35+1;6)=[.$D73];35+MOD([.G73]-35+1;6)=[.$E73]);35+MOD([.G73]-35+2;6);35+MOD([.G73]-35+1;6))" office:value-type="float" office:value="35" calcext:value-type="float">
            <text:p>35</text:p>
          </table:table-cell>
          <table:table-cell table:style-name="ce35" table:formula="of:=IF(OR(35+MOD([.H73]-35+1;6)=[.$D73];35+MOD([.H73]-35+1;6)=[.$E73]);35+MOD([.H73]-35+2;6);35+MOD([.H73]-35+1;6))" office:value-type="float" office:value="37" calcext:value-type="float">
            <text:p>37</text:p>
          </table:table-cell>
          <table:table-cell table:formula="of:=INDIRECT(&quot;A&quot;&amp;[.G73])" office:value-type="string" office:string-value="CHA" calcext:value-type="string">
            <text:p>CHA</text:p>
          </table:table-cell>
          <table:table-cell table:style-name="ce36" table:formula="of:=ISERROR(FIND([.J73];[.$Q73]))" office:value-type="boolean" office:boolean-value="true" calcext:value-type="boolean">
            <text:p>TRUE</text:p>
          </table:table-cell>
          <table:table-cell table:formula="of:=INDIRECT(&quot;A&quot;&amp;[.H73])" office:value-type="string" office:string-value="STR" calcext:value-type="string">
            <text:p>STR</text:p>
          </table:table-cell>
          <table:table-cell table:style-name="ce36" table:formula="of:=ISERROR(FIND([.L73];[.$Q73]))" office:value-type="boolean" office:boolean-value="true" calcext:value-type="boolean">
            <text:p>TRUE</text:p>
          </table:table-cell>
          <table:table-cell table:formula="of:=INDIRECT(&quot;A&quot;&amp;[.I73])" office:value-type="string" office:string-value="CON" calcext:value-type="string">
            <text:p>CON</text:p>
          </table:table-cell>
          <table:table-cell table:style-name="ce36" table:formula="of:=ISERROR(FIND([.N73];[.$Q73]))" office:value-type="boolean" office:boolean-value="true" calcext:value-type="boolean">
            <text:p>TRUE</text:p>
          </table:table-cell>
          <table:table-cell table:formula="of:=IF([.K73];[.J73];IF([.M73];[.L73];IF([.O73];[.N73])))" office:value-type="string" office:string-value="CHA" calcext:value-type="string">
            <text:p>CHA</text:p>
          </table:table-cell>
          <table:table-cell table:formula="of:=[.A73]&amp;&quot;,&quot;&amp;[.B73]&amp;&quot;,&quot;&amp;[.C73]" office:value-type="string" office:string-value="DEX,INT,WIS" calcext:value-type="string">
            <text:p>DEX,INT,WI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INT</text:p>
          </table:table-cell>
          <table:table-cell table:style-name="Default" office:value-type="string" calcext:value-type="string">
            <text:p>CHA</text:p>
          </table:table-cell>
          <table:table-cell table:formula="of:=34+MATCH([.A74];[.$A$35:.$A$40];0)" office:value-type="float" office:value="36" calcext:value-type="float">
            <text:p>36</text:p>
          </table:table-cell>
          <table:table-cell table:formula="of:=34+MATCH([.B74];[.$A$35:.$A$40];0)" office:value-type="float" office:value="38" calcext:value-type="float">
            <text:p>38</text:p>
          </table:table-cell>
          <table:table-cell table:formula="of:=34+MATCH([.C74];[.$A$35:.$A$40];0)" office:value-type="float" office:value="40" calcext:value-type="float">
            <text:p>40</text:p>
          </table:table-cell>
          <table:table-cell table:formula="of:=IF(OR(35+MOD([.F74]-35+1;6)=[.$D74];35+MOD([.F74]-35+1;6)=[.$E74]);35+MOD([.F74]-35+2;6);35+MOD([.F74]-35+1;6))" office:value-type="float" office:value="35" calcext:value-type="float">
            <text:p>35</text:p>
          </table:table-cell>
          <table:table-cell table:formula="of:=IF(OR(35+MOD([.G74]-35+1;6)=[.$D74];35+MOD([.G74]-35+1;6)=[.$E74]);35+MOD([.G74]-35+2;6);35+MOD([.G74]-35+1;6))" office:value-type="float" office:value="37" calcext:value-type="float">
            <text:p>37</text:p>
          </table:table-cell>
          <table:table-cell table:style-name="ce35" table:formula="of:=IF(OR(35+MOD([.H74]-35+1;6)=[.$D74];35+MOD([.H74]-35+1;6)=[.$E74]);35+MOD([.H74]-35+2;6);35+MOD([.H74]-35+1;6))" office:value-type="float" office:value="39" calcext:value-type="float">
            <text:p>39</text:p>
          </table:table-cell>
          <table:table-cell table:formula="of:=INDIRECT(&quot;A&quot;&amp;[.G74])" office:value-type="string" office:string-value="STR" calcext:value-type="string">
            <text:p>STR</text:p>
          </table:table-cell>
          <table:table-cell table:style-name="ce36" table:formula="of:=ISERROR(FIND([.J74];[.$Q74]))" office:value-type="boolean" office:boolean-value="true" calcext:value-type="boolean">
            <text:p>TRUE</text:p>
          </table:table-cell>
          <table:table-cell table:formula="of:=INDIRECT(&quot;A&quot;&amp;[.H74])" office:value-type="string" office:string-value="CON" calcext:value-type="string">
            <text:p>CON</text:p>
          </table:table-cell>
          <table:table-cell table:style-name="ce36" table:formula="of:=ISERROR(FIND([.L74];[.$Q74]))" office:value-type="boolean" office:boolean-value="true" calcext:value-type="boolean">
            <text:p>TRUE</text:p>
          </table:table-cell>
          <table:table-cell table:formula="of:=INDIRECT(&quot;A&quot;&amp;[.I74])" office:value-type="string" office:string-value="WIS" calcext:value-type="string">
            <text:p>WIS</text:p>
          </table:table-cell>
          <table:table-cell table:style-name="ce36" table:formula="of:=ISERROR(FIND([.N74];[.$Q74]))" office:value-type="boolean" office:boolean-value="true" calcext:value-type="boolean">
            <text:p>TRUE</text:p>
          </table:table-cell>
          <table:table-cell table:formula="of:=IF([.K74];[.J74];IF([.M74];[.L74];IF([.O74];[.N74])))" office:value-type="string" office:string-value="STR" calcext:value-type="string">
            <text:p>STR</text:p>
          </table:table-cell>
          <table:table-cell table:formula="of:=[.A74]&amp;&quot;,&quot;&amp;[.B74]&amp;&quot;,&quot;&amp;[.C74]" office:value-type="string" office:string-value="DEX,INT,CHA" calcext:value-type="string">
            <text:p>DEX,INT,CHA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STR</text:p>
          </table:table-cell>
          <table:table-cell table:formula="of:=34+MATCH([.A75];[.$A$35:.$A$40];0)" office:value-type="float" office:value="36" calcext:value-type="float">
            <text:p>36</text:p>
          </table:table-cell>
          <table:table-cell table:formula="of:=34+MATCH([.B75];[.$A$35:.$A$40];0)" office:value-type="float" office:value="39" calcext:value-type="float">
            <text:p>39</text:p>
          </table:table-cell>
          <table:table-cell table:formula="of:=34+MATCH([.C75];[.$A$35:.$A$40];0)" office:value-type="float" office:value="35" calcext:value-type="float">
            <text:p>35</text:p>
          </table:table-cell>
          <table:table-cell table:formula="of:=IF(OR(35+MOD([.F75]-35+1;6)=[.$D75];35+MOD([.F75]-35+1;6)=[.$E75]);35+MOD([.F75]-35+2;6);35+MOD([.F75]-35+1;6))" office:value-type="float" office:value="37" calcext:value-type="float">
            <text:p>37</text:p>
          </table:table-cell>
          <table:table-cell table:formula="of:=IF(OR(35+MOD([.G75]-35+1;6)=[.$D75];35+MOD([.G75]-35+1;6)=[.$E75]);35+MOD([.G75]-35+2;6);35+MOD([.G75]-35+1;6))" office:value-type="float" office:value="38" calcext:value-type="float">
            <text:p>38</text:p>
          </table:table-cell>
          <table:table-cell table:style-name="ce35" table:formula="of:=IF(OR(35+MOD([.H75]-35+1;6)=[.$D75];35+MOD([.H75]-35+1;6)=[.$E75]);35+MOD([.H75]-35+2;6);35+MOD([.H75]-35+1;6))" office:value-type="float" office:value="40" calcext:value-type="float">
            <text:p>40</text:p>
          </table:table-cell>
          <table:table-cell table:formula="of:=INDIRECT(&quot;A&quot;&amp;[.G75])" office:value-type="string" office:string-value="CON" calcext:value-type="string">
            <text:p>CON</text:p>
          </table:table-cell>
          <table:table-cell table:style-name="ce36" table:formula="of:=ISERROR(FIND([.J75];[.$Q75]))" office:value-type="boolean" office:boolean-value="true" calcext:value-type="boolean">
            <text:p>TRUE</text:p>
          </table:table-cell>
          <table:table-cell table:formula="of:=INDIRECT(&quot;A&quot;&amp;[.H75])" office:value-type="string" office:string-value="INT" calcext:value-type="string">
            <text:p>INT</text:p>
          </table:table-cell>
          <table:table-cell table:style-name="ce36" table:formula="of:=ISERROR(FIND([.L75];[.$Q75]))" office:value-type="boolean" office:boolean-value="true" calcext:value-type="boolean">
            <text:p>TRUE</text:p>
          </table:table-cell>
          <table:table-cell table:formula="of:=INDIRECT(&quot;A&quot;&amp;[.I75])" office:value-type="string" office:string-value="CHA" calcext:value-type="string">
            <text:p>CHA</text:p>
          </table:table-cell>
          <table:table-cell table:style-name="ce36" table:formula="of:=ISERROR(FIND([.N75];[.$Q75]))" office:value-type="boolean" office:boolean-value="true" calcext:value-type="boolean">
            <text:p>TRUE</text:p>
          </table:table-cell>
          <table:table-cell table:formula="of:=IF([.K75];[.J75];IF([.M75];[.L75];IF([.O75];[.N75])))" office:value-type="string" office:string-value="CON" calcext:value-type="string">
            <text:p>CON</text:p>
          </table:table-cell>
          <table:table-cell table:formula="of:=[.A75]&amp;&quot;,&quot;&amp;[.B75]&amp;&quot;,&quot;&amp;[.C75]" office:value-type="string" office:string-value="DEX,WIS,STR" calcext:value-type="string">
            <text:p>DEX,WIS,ST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CON</text:p>
          </table:table-cell>
          <table:table-cell table:formula="of:=34+MATCH([.A76];[.$A$35:.$A$40];0)" office:value-type="float" office:value="36" calcext:value-type="float">
            <text:p>36</text:p>
          </table:table-cell>
          <table:table-cell table:formula="of:=34+MATCH([.B76];[.$A$35:.$A$40];0)" office:value-type="float" office:value="39" calcext:value-type="float">
            <text:p>39</text:p>
          </table:table-cell>
          <table:table-cell table:formula="of:=34+MATCH([.C76];[.$A$35:.$A$40];0)" office:value-type="float" office:value="37" calcext:value-type="float">
            <text:p>37</text:p>
          </table:table-cell>
          <table:table-cell table:formula="of:=IF(OR(35+MOD([.F76]-35+1;6)=[.$D76];35+MOD([.F76]-35+1;6)=[.$E76]);35+MOD([.F76]-35+2;6);35+MOD([.F76]-35+1;6))" office:value-type="float" office:value="38" calcext:value-type="float">
            <text:p>38</text:p>
          </table:table-cell>
          <table:table-cell table:formula="of:=IF(OR(35+MOD([.G76]-35+1;6)=[.$D76];35+MOD([.G76]-35+1;6)=[.$E76]);35+MOD([.G76]-35+2;6);35+MOD([.G76]-35+1;6))" office:value-type="float" office:value="40" calcext:value-type="float">
            <text:p>40</text:p>
          </table:table-cell>
          <table:table-cell table:style-name="ce35" table:formula="of:=IF(OR(35+MOD([.H76]-35+1;6)=[.$D76];35+MOD([.H76]-35+1;6)=[.$E76]);35+MOD([.H76]-35+2;6);35+MOD([.H76]-35+1;6))" office:value-type="float" office:value="35" calcext:value-type="float">
            <text:p>35</text:p>
          </table:table-cell>
          <table:table-cell table:formula="of:=INDIRECT(&quot;A&quot;&amp;[.G76])" office:value-type="string" office:string-value="INT" calcext:value-type="string">
            <text:p>INT</text:p>
          </table:table-cell>
          <table:table-cell table:style-name="ce36" table:formula="of:=ISERROR(FIND([.J76];[.$Q76]))" office:value-type="boolean" office:boolean-value="true" calcext:value-type="boolean">
            <text:p>TRUE</text:p>
          </table:table-cell>
          <table:table-cell table:formula="of:=INDIRECT(&quot;A&quot;&amp;[.H76])" office:value-type="string" office:string-value="CHA" calcext:value-type="string">
            <text:p>CHA</text:p>
          </table:table-cell>
          <table:table-cell table:style-name="ce36" table:formula="of:=ISERROR(FIND([.L76];[.$Q76]))" office:value-type="boolean" office:boolean-value="true" calcext:value-type="boolean">
            <text:p>TRUE</text:p>
          </table:table-cell>
          <table:table-cell table:formula="of:=INDIRECT(&quot;A&quot;&amp;[.I76])" office:value-type="string" office:string-value="STR" calcext:value-type="string">
            <text:p>STR</text:p>
          </table:table-cell>
          <table:table-cell table:style-name="ce36" table:formula="of:=ISERROR(FIND([.N76];[.$Q76]))" office:value-type="boolean" office:boolean-value="true" calcext:value-type="boolean">
            <text:p>TRUE</text:p>
          </table:table-cell>
          <table:table-cell table:formula="of:=IF([.K76];[.J76];IF([.M76];[.L76];IF([.O76];[.N76])))" office:value-type="string" office:string-value="INT" calcext:value-type="string">
            <text:p>INT</text:p>
          </table:table-cell>
          <table:table-cell table:formula="of:=[.A76]&amp;&quot;,&quot;&amp;[.B76]&amp;&quot;,&quot;&amp;[.C76]" office:value-type="string" office:string-value="DEX,WIS,CON" calcext:value-type="string">
            <text:p>DEX,WIS,C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INT</text:p>
          </table:table-cell>
          <table:table-cell table:formula="of:=34+MATCH([.A77];[.$A$35:.$A$40];0)" office:value-type="float" office:value="36" calcext:value-type="float">
            <text:p>36</text:p>
          </table:table-cell>
          <table:table-cell table:formula="of:=34+MATCH([.B77];[.$A$35:.$A$40];0)" office:value-type="float" office:value="39" calcext:value-type="float">
            <text:p>39</text:p>
          </table:table-cell>
          <table:table-cell table:formula="of:=34+MATCH([.C77];[.$A$35:.$A$40];0)" office:value-type="float" office:value="38" calcext:value-type="float">
            <text:p>38</text:p>
          </table:table-cell>
          <table:table-cell table:formula="of:=IF(OR(35+MOD([.F77]-35+1;6)=[.$D77];35+MOD([.F77]-35+1;6)=[.$E77]);35+MOD([.F77]-35+2;6);35+MOD([.F77]-35+1;6))" office:value-type="float" office:value="40" calcext:value-type="float">
            <text:p>40</text:p>
          </table:table-cell>
          <table:table-cell table:formula="of:=IF(OR(35+MOD([.G77]-35+1;6)=[.$D77];35+MOD([.G77]-35+1;6)=[.$E77]);35+MOD([.G77]-35+2;6);35+MOD([.G77]-35+1;6))" office:value-type="float" office:value="35" calcext:value-type="float">
            <text:p>35</text:p>
          </table:table-cell>
          <table:table-cell table:style-name="ce35" table:formula="of:=IF(OR(35+MOD([.H77]-35+1;6)=[.$D77];35+MOD([.H77]-35+1;6)=[.$E77]);35+MOD([.H77]-35+2;6);35+MOD([.H77]-35+1;6))" office:value-type="float" office:value="37" calcext:value-type="float">
            <text:p>37</text:p>
          </table:table-cell>
          <table:table-cell table:formula="of:=INDIRECT(&quot;A&quot;&amp;[.G77])" office:value-type="string" office:string-value="CHA" calcext:value-type="string">
            <text:p>CHA</text:p>
          </table:table-cell>
          <table:table-cell table:style-name="ce36" table:formula="of:=ISERROR(FIND([.J77];[.$Q77]))" office:value-type="boolean" office:boolean-value="true" calcext:value-type="boolean">
            <text:p>TRUE</text:p>
          </table:table-cell>
          <table:table-cell table:formula="of:=INDIRECT(&quot;A&quot;&amp;[.H77])" office:value-type="string" office:string-value="STR" calcext:value-type="string">
            <text:p>STR</text:p>
          </table:table-cell>
          <table:table-cell table:style-name="ce36" table:formula="of:=ISERROR(FIND([.L77];[.$Q77]))" office:value-type="boolean" office:boolean-value="true" calcext:value-type="boolean">
            <text:p>TRUE</text:p>
          </table:table-cell>
          <table:table-cell table:formula="of:=INDIRECT(&quot;A&quot;&amp;[.I77])" office:value-type="string" office:string-value="CON" calcext:value-type="string">
            <text:p>CON</text:p>
          </table:table-cell>
          <table:table-cell table:style-name="ce36" table:formula="of:=ISERROR(FIND([.N77];[.$Q77]))" office:value-type="boolean" office:boolean-value="true" calcext:value-type="boolean">
            <text:p>TRUE</text:p>
          </table:table-cell>
          <table:table-cell table:formula="of:=IF([.K77];[.J77];IF([.M77];[.L77];IF([.O77];[.N77])))" office:value-type="string" office:string-value="CHA" calcext:value-type="string">
            <text:p>CHA</text:p>
          </table:table-cell>
          <table:table-cell table:formula="of:=[.A77]&amp;&quot;,&quot;&amp;[.B77]&amp;&quot;,&quot;&amp;[.C77]" office:value-type="string" office:string-value="DEX,WIS,INT" calcext:value-type="string">
            <text:p>DEX,WIS,IN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CHA</text:p>
          </table:table-cell>
          <table:table-cell table:formula="of:=34+MATCH([.A78];[.$A$35:.$A$40];0)" office:value-type="float" office:value="36" calcext:value-type="float">
            <text:p>36</text:p>
          </table:table-cell>
          <table:table-cell table:formula="of:=34+MATCH([.B78];[.$A$35:.$A$40];0)" office:value-type="float" office:value="39" calcext:value-type="float">
            <text:p>39</text:p>
          </table:table-cell>
          <table:table-cell table:formula="of:=34+MATCH([.C78];[.$A$35:.$A$40];0)" office:value-type="float" office:value="40" calcext:value-type="float">
            <text:p>40</text:p>
          </table:table-cell>
          <table:table-cell table:formula="of:=IF(OR(35+MOD([.F78]-35+1;6)=[.$D78];35+MOD([.F78]-35+1;6)=[.$E78]);35+MOD([.F78]-35+2;6);35+MOD([.F78]-35+1;6))" office:value-type="float" office:value="35" calcext:value-type="float">
            <text:p>35</text:p>
          </table:table-cell>
          <table:table-cell table:formula="of:=IF(OR(35+MOD([.G78]-35+1;6)=[.$D78];35+MOD([.G78]-35+1;6)=[.$E78]);35+MOD([.G78]-35+2;6);35+MOD([.G78]-35+1;6))" office:value-type="float" office:value="37" calcext:value-type="float">
            <text:p>37</text:p>
          </table:table-cell>
          <table:table-cell table:style-name="ce35" table:formula="of:=IF(OR(35+MOD([.H78]-35+1;6)=[.$D78];35+MOD([.H78]-35+1;6)=[.$E78]);35+MOD([.H78]-35+2;6);35+MOD([.H78]-35+1;6))" office:value-type="float" office:value="38" calcext:value-type="float">
            <text:p>38</text:p>
          </table:table-cell>
          <table:table-cell table:formula="of:=INDIRECT(&quot;A&quot;&amp;[.G78])" office:value-type="string" office:string-value="STR" calcext:value-type="string">
            <text:p>STR</text:p>
          </table:table-cell>
          <table:table-cell table:style-name="ce36" table:formula="of:=ISERROR(FIND([.J78];[.$Q78]))" office:value-type="boolean" office:boolean-value="true" calcext:value-type="boolean">
            <text:p>TRUE</text:p>
          </table:table-cell>
          <table:table-cell table:formula="of:=INDIRECT(&quot;A&quot;&amp;[.H78])" office:value-type="string" office:string-value="CON" calcext:value-type="string">
            <text:p>CON</text:p>
          </table:table-cell>
          <table:table-cell table:style-name="ce36" table:formula="of:=ISERROR(FIND([.L78];[.$Q78]))" office:value-type="boolean" office:boolean-value="true" calcext:value-type="boolean">
            <text:p>TRUE</text:p>
          </table:table-cell>
          <table:table-cell table:formula="of:=INDIRECT(&quot;A&quot;&amp;[.I78])" office:value-type="string" office:string-value="INT" calcext:value-type="string">
            <text:p>INT</text:p>
          </table:table-cell>
          <table:table-cell table:style-name="ce36" table:formula="of:=ISERROR(FIND([.N78];[.$Q78]))" office:value-type="boolean" office:boolean-value="true" calcext:value-type="boolean">
            <text:p>TRUE</text:p>
          </table:table-cell>
          <table:table-cell table:formula="of:=IF([.K78];[.J78];IF([.M78];[.L78];IF([.O78];[.N78])))" office:value-type="string" office:string-value="STR" calcext:value-type="string">
            <text:p>STR</text:p>
          </table:table-cell>
          <table:table-cell table:formula="of:=[.A78]&amp;&quot;,&quot;&amp;[.B78]&amp;&quot;,&quot;&amp;[.C78]" office:value-type="string" office:string-value="DEX,WIS,CHA" calcext:value-type="string">
            <text:p>DEX,WIS,CHA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STR</text:p>
          </table:table-cell>
          <table:table-cell table:formula="of:=34+MATCH([.A79];[.$A$35:.$A$40];0)" office:value-type="float" office:value="36" calcext:value-type="float">
            <text:p>36</text:p>
          </table:table-cell>
          <table:table-cell table:formula="of:=34+MATCH([.B79];[.$A$35:.$A$40];0)" office:value-type="float" office:value="40" calcext:value-type="float">
            <text:p>40</text:p>
          </table:table-cell>
          <table:table-cell table:formula="of:=34+MATCH([.C79];[.$A$35:.$A$40];0)" office:value-type="float" office:value="35" calcext:value-type="float">
            <text:p>35</text:p>
          </table:table-cell>
          <table:table-cell table:formula="of:=IF(OR(35+MOD([.F79]-35+1;6)=[.$D79];35+MOD([.F79]-35+1;6)=[.$E79]);35+MOD([.F79]-35+2;6);35+MOD([.F79]-35+1;6))" office:value-type="float" office:value="37" calcext:value-type="float">
            <text:p>37</text:p>
          </table:table-cell>
          <table:table-cell table:formula="of:=IF(OR(35+MOD([.G79]-35+1;6)=[.$D79];35+MOD([.G79]-35+1;6)=[.$E79]);35+MOD([.G79]-35+2;6);35+MOD([.G79]-35+1;6))" office:value-type="float" office:value="38" calcext:value-type="float">
            <text:p>38</text:p>
          </table:table-cell>
          <table:table-cell table:style-name="ce35" table:formula="of:=IF(OR(35+MOD([.H79]-35+1;6)=[.$D79];35+MOD([.H79]-35+1;6)=[.$E79]);35+MOD([.H79]-35+2;6);35+MOD([.H79]-35+1;6))" office:value-type="float" office:value="39" calcext:value-type="float">
            <text:p>39</text:p>
          </table:table-cell>
          <table:table-cell table:formula="of:=INDIRECT(&quot;A&quot;&amp;[.G79])" office:value-type="string" office:string-value="CON" calcext:value-type="string">
            <text:p>CON</text:p>
          </table:table-cell>
          <table:table-cell table:style-name="ce36" table:formula="of:=ISERROR(FIND([.J79];[.$Q79]))" office:value-type="boolean" office:boolean-value="true" calcext:value-type="boolean">
            <text:p>TRUE</text:p>
          </table:table-cell>
          <table:table-cell table:formula="of:=INDIRECT(&quot;A&quot;&amp;[.H79])" office:value-type="string" office:string-value="INT" calcext:value-type="string">
            <text:p>INT</text:p>
          </table:table-cell>
          <table:table-cell table:style-name="ce36" table:formula="of:=ISERROR(FIND([.L79];[.$Q79]))" office:value-type="boolean" office:boolean-value="true" calcext:value-type="boolean">
            <text:p>TRUE</text:p>
          </table:table-cell>
          <table:table-cell table:formula="of:=INDIRECT(&quot;A&quot;&amp;[.I79])" office:value-type="string" office:string-value="WIS" calcext:value-type="string">
            <text:p>WIS</text:p>
          </table:table-cell>
          <table:table-cell table:style-name="ce36" table:formula="of:=ISERROR(FIND([.N79];[.$Q79]))" office:value-type="boolean" office:boolean-value="true" calcext:value-type="boolean">
            <text:p>TRUE</text:p>
          </table:table-cell>
          <table:table-cell table:formula="of:=IF([.K79];[.J79];IF([.M79];[.L79];IF([.O79];[.N79])))" office:value-type="string" office:string-value="CON" calcext:value-type="string">
            <text:p>CON</text:p>
          </table:table-cell>
          <table:table-cell table:formula="of:=[.A79]&amp;&quot;,&quot;&amp;[.B79]&amp;&quot;,&quot;&amp;[.C79]" office:value-type="string" office:string-value="DEX,CHA,STR" calcext:value-type="string">
            <text:p>DEX,CHA,ST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CON</text:p>
          </table:table-cell>
          <table:table-cell table:formula="of:=34+MATCH([.A80];[.$A$35:.$A$40];0)" office:value-type="float" office:value="36" calcext:value-type="float">
            <text:p>36</text:p>
          </table:table-cell>
          <table:table-cell table:formula="of:=34+MATCH([.B80];[.$A$35:.$A$40];0)" office:value-type="float" office:value="40" calcext:value-type="float">
            <text:p>40</text:p>
          </table:table-cell>
          <table:table-cell table:formula="of:=34+MATCH([.C80];[.$A$35:.$A$40];0)" office:value-type="float" office:value="37" calcext:value-type="float">
            <text:p>37</text:p>
          </table:table-cell>
          <table:table-cell table:formula="of:=IF(OR(35+MOD([.F80]-35+1;6)=[.$D80];35+MOD([.F80]-35+1;6)=[.$E80]);35+MOD([.F80]-35+2;6);35+MOD([.F80]-35+1;6))" office:value-type="float" office:value="38" calcext:value-type="float">
            <text:p>38</text:p>
          </table:table-cell>
          <table:table-cell table:formula="of:=IF(OR(35+MOD([.G80]-35+1;6)=[.$D80];35+MOD([.G80]-35+1;6)=[.$E80]);35+MOD([.G80]-35+2;6);35+MOD([.G80]-35+1;6))" office:value-type="float" office:value="39" calcext:value-type="float">
            <text:p>39</text:p>
          </table:table-cell>
          <table:table-cell table:style-name="ce35" table:formula="of:=IF(OR(35+MOD([.H80]-35+1;6)=[.$D80];35+MOD([.H80]-35+1;6)=[.$E80]);35+MOD([.H80]-35+2;6);35+MOD([.H80]-35+1;6))" office:value-type="float" office:value="35" calcext:value-type="float">
            <text:p>35</text:p>
          </table:table-cell>
          <table:table-cell table:formula="of:=INDIRECT(&quot;A&quot;&amp;[.G80])" office:value-type="string" office:string-value="INT" calcext:value-type="string">
            <text:p>INT</text:p>
          </table:table-cell>
          <table:table-cell table:style-name="ce36" table:formula="of:=ISERROR(FIND([.J80];[.$Q80]))" office:value-type="boolean" office:boolean-value="true" calcext:value-type="boolean">
            <text:p>TRUE</text:p>
          </table:table-cell>
          <table:table-cell table:formula="of:=INDIRECT(&quot;A&quot;&amp;[.H80])" office:value-type="string" office:string-value="WIS" calcext:value-type="string">
            <text:p>WIS</text:p>
          </table:table-cell>
          <table:table-cell table:style-name="ce36" table:formula="of:=ISERROR(FIND([.L80];[.$Q80]))" office:value-type="boolean" office:boolean-value="true" calcext:value-type="boolean">
            <text:p>TRUE</text:p>
          </table:table-cell>
          <table:table-cell table:formula="of:=INDIRECT(&quot;A&quot;&amp;[.I80])" office:value-type="string" office:string-value="STR" calcext:value-type="string">
            <text:p>STR</text:p>
          </table:table-cell>
          <table:table-cell table:style-name="ce36" table:formula="of:=ISERROR(FIND([.N80];[.$Q80]))" office:value-type="boolean" office:boolean-value="true" calcext:value-type="boolean">
            <text:p>TRUE</text:p>
          </table:table-cell>
          <table:table-cell table:formula="of:=IF([.K80];[.J80];IF([.M80];[.L80];IF([.O80];[.N80])))" office:value-type="string" office:string-value="INT" calcext:value-type="string">
            <text:p>INT</text:p>
          </table:table-cell>
          <table:table-cell table:formula="of:=[.A80]&amp;&quot;,&quot;&amp;[.B80]&amp;&quot;,&quot;&amp;[.C80]" office:value-type="string" office:string-value="DEX,CHA,CON" calcext:value-type="string">
            <text:p>DEX,CHA,C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INT</text:p>
          </table:table-cell>
          <table:table-cell table:formula="of:=34+MATCH([.A81];[.$A$35:.$A$40];0)" office:value-type="float" office:value="36" calcext:value-type="float">
            <text:p>36</text:p>
          </table:table-cell>
          <table:table-cell table:formula="of:=34+MATCH([.B81];[.$A$35:.$A$40];0)" office:value-type="float" office:value="40" calcext:value-type="float">
            <text:p>40</text:p>
          </table:table-cell>
          <table:table-cell table:formula="of:=34+MATCH([.C81];[.$A$35:.$A$40];0)" office:value-type="float" office:value="38" calcext:value-type="float">
            <text:p>38</text:p>
          </table:table-cell>
          <table:table-cell table:formula="of:=IF(OR(35+MOD([.F81]-35+1;6)=[.$D81];35+MOD([.F81]-35+1;6)=[.$E81]);35+MOD([.F81]-35+2;6);35+MOD([.F81]-35+1;6))" office:value-type="float" office:value="39" calcext:value-type="float">
            <text:p>39</text:p>
          </table:table-cell>
          <table:table-cell table:formula="of:=IF(OR(35+MOD([.G81]-35+1;6)=[.$D81];35+MOD([.G81]-35+1;6)=[.$E81]);35+MOD([.G81]-35+2;6);35+MOD([.G81]-35+1;6))" office:value-type="float" office:value="35" calcext:value-type="float">
            <text:p>35</text:p>
          </table:table-cell>
          <table:table-cell table:style-name="ce35" table:formula="of:=IF(OR(35+MOD([.H81]-35+1;6)=[.$D81];35+MOD([.H81]-35+1;6)=[.$E81]);35+MOD([.H81]-35+2;6);35+MOD([.H81]-35+1;6))" office:value-type="float" office:value="37" calcext:value-type="float">
            <text:p>37</text:p>
          </table:table-cell>
          <table:table-cell table:formula="of:=INDIRECT(&quot;A&quot;&amp;[.G81])" office:value-type="string" office:string-value="WIS" calcext:value-type="string">
            <text:p>WIS</text:p>
          </table:table-cell>
          <table:table-cell table:style-name="ce36" table:formula="of:=ISERROR(FIND([.J81];[.$Q81]))" office:value-type="boolean" office:boolean-value="true" calcext:value-type="boolean">
            <text:p>TRUE</text:p>
          </table:table-cell>
          <table:table-cell table:formula="of:=INDIRECT(&quot;A&quot;&amp;[.H81])" office:value-type="string" office:string-value="STR" calcext:value-type="string">
            <text:p>STR</text:p>
          </table:table-cell>
          <table:table-cell table:style-name="ce36" table:formula="of:=ISERROR(FIND([.L81];[.$Q81]))" office:value-type="boolean" office:boolean-value="true" calcext:value-type="boolean">
            <text:p>TRUE</text:p>
          </table:table-cell>
          <table:table-cell table:formula="of:=INDIRECT(&quot;A&quot;&amp;[.I81])" office:value-type="string" office:string-value="CON" calcext:value-type="string">
            <text:p>CON</text:p>
          </table:table-cell>
          <table:table-cell table:style-name="ce36" table:formula="of:=ISERROR(FIND([.N81];[.$Q81]))" office:value-type="boolean" office:boolean-value="true" calcext:value-type="boolean">
            <text:p>TRUE</text:p>
          </table:table-cell>
          <table:table-cell table:formula="of:=IF([.K81];[.J81];IF([.M81];[.L81];IF([.O81];[.N81])))" office:value-type="string" office:string-value="WIS" calcext:value-type="string">
            <text:p>WIS</text:p>
          </table:table-cell>
          <table:table-cell table:formula="of:=[.A81]&amp;&quot;,&quot;&amp;[.B81]&amp;&quot;,&quot;&amp;[.C81]" office:value-type="string" office:string-value="DEX,CHA,INT" calcext:value-type="string">
            <text:p>DEX,CHA,IN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WIS</text:p>
          </table:table-cell>
          <table:table-cell table:formula="of:=34+MATCH([.A82];[.$A$35:.$A$40];0)" office:value-type="float" office:value="36" calcext:value-type="float">
            <text:p>36</text:p>
          </table:table-cell>
          <table:table-cell table:formula="of:=34+MATCH([.B82];[.$A$35:.$A$40];0)" office:value-type="float" office:value="40" calcext:value-type="float">
            <text:p>40</text:p>
          </table:table-cell>
          <table:table-cell table:formula="of:=34+MATCH([.C82];[.$A$35:.$A$40];0)" office:value-type="float" office:value="39" calcext:value-type="float">
            <text:p>39</text:p>
          </table:table-cell>
          <table:table-cell table:formula="of:=IF(OR(35+MOD([.F82]-35+1;6)=[.$D82];35+MOD([.F82]-35+1;6)=[.$E82]);35+MOD([.F82]-35+2;6);35+MOD([.F82]-35+1;6))" office:value-type="float" office:value="35" calcext:value-type="float">
            <text:p>35</text:p>
          </table:table-cell>
          <table:table-cell table:formula="of:=IF(OR(35+MOD([.G82]-35+1;6)=[.$D82];35+MOD([.G82]-35+1;6)=[.$E82]);35+MOD([.G82]-35+2;6);35+MOD([.G82]-35+1;6))" office:value-type="float" office:value="37" calcext:value-type="float">
            <text:p>37</text:p>
          </table:table-cell>
          <table:table-cell table:style-name="ce35" table:formula="of:=IF(OR(35+MOD([.H82]-35+1;6)=[.$D82];35+MOD([.H82]-35+1;6)=[.$E82]);35+MOD([.H82]-35+2;6);35+MOD([.H82]-35+1;6))" office:value-type="float" office:value="38" calcext:value-type="float">
            <text:p>38</text:p>
          </table:table-cell>
          <table:table-cell table:formula="of:=INDIRECT(&quot;A&quot;&amp;[.G82])" office:value-type="string" office:string-value="STR" calcext:value-type="string">
            <text:p>STR</text:p>
          </table:table-cell>
          <table:table-cell table:style-name="ce36" table:formula="of:=ISERROR(FIND([.J82];[.$Q82]))" office:value-type="boolean" office:boolean-value="true" calcext:value-type="boolean">
            <text:p>TRUE</text:p>
          </table:table-cell>
          <table:table-cell table:formula="of:=INDIRECT(&quot;A&quot;&amp;[.H82])" office:value-type="string" office:string-value="CON" calcext:value-type="string">
            <text:p>CON</text:p>
          </table:table-cell>
          <table:table-cell table:style-name="ce36" table:formula="of:=ISERROR(FIND([.L82];[.$Q82]))" office:value-type="boolean" office:boolean-value="true" calcext:value-type="boolean">
            <text:p>TRUE</text:p>
          </table:table-cell>
          <table:table-cell table:formula="of:=INDIRECT(&quot;A&quot;&amp;[.I82])" office:value-type="string" office:string-value="INT" calcext:value-type="string">
            <text:p>INT</text:p>
          </table:table-cell>
          <table:table-cell table:style-name="ce36" table:formula="of:=ISERROR(FIND([.N82];[.$Q82]))" office:value-type="boolean" office:boolean-value="true" calcext:value-type="boolean">
            <text:p>TRUE</text:p>
          </table:table-cell>
          <table:table-cell table:formula="of:=IF([.K82];[.J82];IF([.M82];[.L82];IF([.O82];[.N82])))" office:value-type="string" office:string-value="STR" calcext:value-type="string">
            <text:p>STR</text:p>
          </table:table-cell>
          <table:table-cell table:formula="of:=[.A82]&amp;&quot;,&quot;&amp;[.B82]&amp;&quot;,&quot;&amp;[.C82]" office:value-type="string" office:string-value="DEX,CHA,WIS" calcext:value-type="string">
            <text:p>DEX,CHA,WI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DEX</text:p>
          </table:table-cell>
          <table:table-cell table:formula="of:=34+MATCH([.A83];[.$A$35:.$A$40];0)" office:value-type="float" office:value="37" calcext:value-type="float">
            <text:p>37</text:p>
          </table:table-cell>
          <table:table-cell table:formula="of:=34+MATCH([.B83];[.$A$35:.$A$40];0)" office:value-type="float" office:value="35" calcext:value-type="float">
            <text:p>35</text:p>
          </table:table-cell>
          <table:table-cell table:formula="of:=34+MATCH([.C83];[.$A$35:.$A$40];0)" office:value-type="float" office:value="36" calcext:value-type="float">
            <text:p>36</text:p>
          </table:table-cell>
          <table:table-cell table:formula="of:=IF(OR(35+MOD([.F83]-35+1;6)=[.$D83];35+MOD([.F83]-35+1;6)=[.$E83]);35+MOD([.F83]-35+2;6);35+MOD([.F83]-35+1;6))" office:value-type="float" office:value="38" calcext:value-type="float">
            <text:p>38</text:p>
          </table:table-cell>
          <table:table-cell table:formula="of:=IF(OR(35+MOD([.G83]-35+1;6)=[.$D83];35+MOD([.G83]-35+1;6)=[.$E83]);35+MOD([.G83]-35+2;6);35+MOD([.G83]-35+1;6))" office:value-type="float" office:value="39" calcext:value-type="float">
            <text:p>39</text:p>
          </table:table-cell>
          <table:table-cell table:style-name="ce35" table:formula="of:=IF(OR(35+MOD([.H83]-35+1;6)=[.$D83];35+MOD([.H83]-35+1;6)=[.$E83]);35+MOD([.H83]-35+2;6);35+MOD([.H83]-35+1;6))" office:value-type="float" office:value="40" calcext:value-type="float">
            <text:p>40</text:p>
          </table:table-cell>
          <table:table-cell table:formula="of:=INDIRECT(&quot;A&quot;&amp;[.G83])" office:value-type="string" office:string-value="INT" calcext:value-type="string">
            <text:p>INT</text:p>
          </table:table-cell>
          <table:table-cell table:style-name="ce36" table:formula="of:=ISERROR(FIND([.J83];[.$Q83]))" office:value-type="boolean" office:boolean-value="true" calcext:value-type="boolean">
            <text:p>TRUE</text:p>
          </table:table-cell>
          <table:table-cell table:formula="of:=INDIRECT(&quot;A&quot;&amp;[.H83])" office:value-type="string" office:string-value="WIS" calcext:value-type="string">
            <text:p>WIS</text:p>
          </table:table-cell>
          <table:table-cell table:style-name="ce36" table:formula="of:=ISERROR(FIND([.L83];[.$Q83]))" office:value-type="boolean" office:boolean-value="true" calcext:value-type="boolean">
            <text:p>TRUE</text:p>
          </table:table-cell>
          <table:table-cell table:formula="of:=INDIRECT(&quot;A&quot;&amp;[.I83])" office:value-type="string" office:string-value="CHA" calcext:value-type="string">
            <text:p>CHA</text:p>
          </table:table-cell>
          <table:table-cell table:style-name="ce36" table:formula="of:=ISERROR(FIND([.N83];[.$Q83]))" office:value-type="boolean" office:boolean-value="true" calcext:value-type="boolean">
            <text:p>TRUE</text:p>
          </table:table-cell>
          <table:table-cell table:formula="of:=IF([.K83];[.J83];IF([.M83];[.L83];IF([.O83];[.N83])))" office:value-type="string" office:string-value="INT" calcext:value-type="string">
            <text:p>INT</text:p>
          </table:table-cell>
          <table:table-cell table:formula="of:=[.A83]&amp;&quot;,&quot;&amp;[.B83]&amp;&quot;,&quot;&amp;[.C83]" office:value-type="string" office:string-value="CON,STR,DEX" calcext:value-type="string">
            <text:p>CON,STR,DEX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INT</text:p>
          </table:table-cell>
          <table:table-cell table:formula="of:=34+MATCH([.A84];[.$A$35:.$A$40];0)" office:value-type="float" office:value="37" calcext:value-type="float">
            <text:p>37</text:p>
          </table:table-cell>
          <table:table-cell table:formula="of:=34+MATCH([.B84];[.$A$35:.$A$40];0)" office:value-type="float" office:value="35" calcext:value-type="float">
            <text:p>35</text:p>
          </table:table-cell>
          <table:table-cell table:formula="of:=34+MATCH([.C84];[.$A$35:.$A$40];0)" office:value-type="float" office:value="38" calcext:value-type="float">
            <text:p>38</text:p>
          </table:table-cell>
          <table:table-cell table:formula="of:=IF(OR(35+MOD([.F84]-35+1;6)=[.$D84];35+MOD([.F84]-35+1;6)=[.$E84]);35+MOD([.F84]-35+2;6);35+MOD([.F84]-35+1;6))" office:value-type="float" office:value="39" calcext:value-type="float">
            <text:p>39</text:p>
          </table:table-cell>
          <table:table-cell table:formula="of:=IF(OR(35+MOD([.G84]-35+1;6)=[.$D84];35+MOD([.G84]-35+1;6)=[.$E84]);35+MOD([.G84]-35+2;6);35+MOD([.G84]-35+1;6))" office:value-type="float" office:value="40" calcext:value-type="float">
            <text:p>40</text:p>
          </table:table-cell>
          <table:table-cell table:style-name="ce35" table:formula="of:=IF(OR(35+MOD([.H84]-35+1;6)=[.$D84];35+MOD([.H84]-35+1;6)=[.$E84]);35+MOD([.H84]-35+2;6);35+MOD([.H84]-35+1;6))" office:value-type="float" office:value="36" calcext:value-type="float">
            <text:p>36</text:p>
          </table:table-cell>
          <table:table-cell table:formula="of:=INDIRECT(&quot;A&quot;&amp;[.G84])" office:value-type="string" office:string-value="WIS" calcext:value-type="string">
            <text:p>WIS</text:p>
          </table:table-cell>
          <table:table-cell table:style-name="ce36" table:formula="of:=ISERROR(FIND([.J84];[.$Q84]))" office:value-type="boolean" office:boolean-value="true" calcext:value-type="boolean">
            <text:p>TRUE</text:p>
          </table:table-cell>
          <table:table-cell table:formula="of:=INDIRECT(&quot;A&quot;&amp;[.H84])" office:value-type="string" office:string-value="CHA" calcext:value-type="string">
            <text:p>CHA</text:p>
          </table:table-cell>
          <table:table-cell table:style-name="ce36" table:formula="of:=ISERROR(FIND([.L84];[.$Q84]))" office:value-type="boolean" office:boolean-value="true" calcext:value-type="boolean">
            <text:p>TRUE</text:p>
          </table:table-cell>
          <table:table-cell table:formula="of:=INDIRECT(&quot;A&quot;&amp;[.I84])" office:value-type="string" office:string-value="DEX" calcext:value-type="string">
            <text:p>DEX</text:p>
          </table:table-cell>
          <table:table-cell table:style-name="ce36" table:formula="of:=ISERROR(FIND([.N84];[.$Q84]))" office:value-type="boolean" office:boolean-value="true" calcext:value-type="boolean">
            <text:p>TRUE</text:p>
          </table:table-cell>
          <table:table-cell table:formula="of:=IF([.K84];[.J84];IF([.M84];[.L84];IF([.O84];[.N84])))" office:value-type="string" office:string-value="WIS" calcext:value-type="string">
            <text:p>WIS</text:p>
          </table:table-cell>
          <table:table-cell table:formula="of:=[.A84]&amp;&quot;,&quot;&amp;[.B84]&amp;&quot;,&quot;&amp;[.C84]" office:value-type="string" office:string-value="CON,STR,INT" calcext:value-type="string">
            <text:p>CON,STR,IN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WIS</text:p>
          </table:table-cell>
          <table:table-cell table:formula="of:=34+MATCH([.A85];[.$A$35:.$A$40];0)" office:value-type="float" office:value="37" calcext:value-type="float">
            <text:p>37</text:p>
          </table:table-cell>
          <table:table-cell table:formula="of:=34+MATCH([.B85];[.$A$35:.$A$40];0)" office:value-type="float" office:value="35" calcext:value-type="float">
            <text:p>35</text:p>
          </table:table-cell>
          <table:table-cell table:formula="of:=34+MATCH([.C85];[.$A$35:.$A$40];0)" office:value-type="float" office:value="39" calcext:value-type="float">
            <text:p>39</text:p>
          </table:table-cell>
          <table:table-cell table:formula="of:=IF(OR(35+MOD([.F85]-35+1;6)=[.$D85];35+MOD([.F85]-35+1;6)=[.$E85]);35+MOD([.F85]-35+2;6);35+MOD([.F85]-35+1;6))" office:value-type="float" office:value="40" calcext:value-type="float">
            <text:p>40</text:p>
          </table:table-cell>
          <table:table-cell table:formula="of:=IF(OR(35+MOD([.G85]-35+1;6)=[.$D85];35+MOD([.G85]-35+1;6)=[.$E85]);35+MOD([.G85]-35+2;6);35+MOD([.G85]-35+1;6))" office:value-type="float" office:value="36" calcext:value-type="float">
            <text:p>36</text:p>
          </table:table-cell>
          <table:table-cell table:style-name="ce35" table:formula="of:=IF(OR(35+MOD([.H85]-35+1;6)=[.$D85];35+MOD([.H85]-35+1;6)=[.$E85]);35+MOD([.H85]-35+2;6);35+MOD([.H85]-35+1;6))" office:value-type="float" office:value="38" calcext:value-type="float">
            <text:p>38</text:p>
          </table:table-cell>
          <table:table-cell table:formula="of:=INDIRECT(&quot;A&quot;&amp;[.G85])" office:value-type="string" office:string-value="CHA" calcext:value-type="string">
            <text:p>CHA</text:p>
          </table:table-cell>
          <table:table-cell table:style-name="ce36" table:formula="of:=ISERROR(FIND([.J85];[.$Q85]))" office:value-type="boolean" office:boolean-value="true" calcext:value-type="boolean">
            <text:p>TRUE</text:p>
          </table:table-cell>
          <table:table-cell table:formula="of:=INDIRECT(&quot;A&quot;&amp;[.H85])" office:value-type="string" office:string-value="DEX" calcext:value-type="string">
            <text:p>DEX</text:p>
          </table:table-cell>
          <table:table-cell table:style-name="ce36" table:formula="of:=ISERROR(FIND([.L85];[.$Q85]))" office:value-type="boolean" office:boolean-value="true" calcext:value-type="boolean">
            <text:p>TRUE</text:p>
          </table:table-cell>
          <table:table-cell table:formula="of:=INDIRECT(&quot;A&quot;&amp;[.I85])" office:value-type="string" office:string-value="INT" calcext:value-type="string">
            <text:p>INT</text:p>
          </table:table-cell>
          <table:table-cell table:style-name="ce36" table:formula="of:=ISERROR(FIND([.N85];[.$Q85]))" office:value-type="boolean" office:boolean-value="true" calcext:value-type="boolean">
            <text:p>TRUE</text:p>
          </table:table-cell>
          <table:table-cell table:formula="of:=IF([.K85];[.J85];IF([.M85];[.L85];IF([.O85];[.N85])))" office:value-type="string" office:string-value="CHA" calcext:value-type="string">
            <text:p>CHA</text:p>
          </table:table-cell>
          <table:table-cell table:formula="of:=[.A85]&amp;&quot;,&quot;&amp;[.B85]&amp;&quot;,&quot;&amp;[.C85]" office:value-type="string" office:string-value="CON,STR,WIS" calcext:value-type="string">
            <text:p>CON,STR,WI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CHA</text:p>
          </table:table-cell>
          <table:table-cell table:formula="of:=34+MATCH([.A86];[.$A$35:.$A$40];0)" office:value-type="float" office:value="37" calcext:value-type="float">
            <text:p>37</text:p>
          </table:table-cell>
          <table:table-cell table:formula="of:=34+MATCH([.B86];[.$A$35:.$A$40];0)" office:value-type="float" office:value="35" calcext:value-type="float">
            <text:p>35</text:p>
          </table:table-cell>
          <table:table-cell table:formula="of:=34+MATCH([.C86];[.$A$35:.$A$40];0)" office:value-type="float" office:value="40" calcext:value-type="float">
            <text:p>40</text:p>
          </table:table-cell>
          <table:table-cell table:formula="of:=IF(OR(35+MOD([.F86]-35+1;6)=[.$D86];35+MOD([.F86]-35+1;6)=[.$E86]);35+MOD([.F86]-35+2;6);35+MOD([.F86]-35+1;6))" office:value-type="float" office:value="36" calcext:value-type="float">
            <text:p>36</text:p>
          </table:table-cell>
          <table:table-cell table:formula="of:=IF(OR(35+MOD([.G86]-35+1;6)=[.$D86];35+MOD([.G86]-35+1;6)=[.$E86]);35+MOD([.G86]-35+2;6);35+MOD([.G86]-35+1;6))" office:value-type="float" office:value="38" calcext:value-type="float">
            <text:p>38</text:p>
          </table:table-cell>
          <table:table-cell table:style-name="ce35" table:formula="of:=IF(OR(35+MOD([.H86]-35+1;6)=[.$D86];35+MOD([.H86]-35+1;6)=[.$E86]);35+MOD([.H86]-35+2;6);35+MOD([.H86]-35+1;6))" office:value-type="float" office:value="39" calcext:value-type="float">
            <text:p>39</text:p>
          </table:table-cell>
          <table:table-cell table:formula="of:=INDIRECT(&quot;A&quot;&amp;[.G86])" office:value-type="string" office:string-value="DEX" calcext:value-type="string">
            <text:p>DEX</text:p>
          </table:table-cell>
          <table:table-cell table:style-name="ce36" table:formula="of:=ISERROR(FIND([.J86];[.$Q86]))" office:value-type="boolean" office:boolean-value="true" calcext:value-type="boolean">
            <text:p>TRUE</text:p>
          </table:table-cell>
          <table:table-cell table:formula="of:=INDIRECT(&quot;A&quot;&amp;[.H86])" office:value-type="string" office:string-value="INT" calcext:value-type="string">
            <text:p>INT</text:p>
          </table:table-cell>
          <table:table-cell table:style-name="ce36" table:formula="of:=ISERROR(FIND([.L86];[.$Q86]))" office:value-type="boolean" office:boolean-value="true" calcext:value-type="boolean">
            <text:p>TRUE</text:p>
          </table:table-cell>
          <table:table-cell table:formula="of:=INDIRECT(&quot;A&quot;&amp;[.I86])" office:value-type="string" office:string-value="WIS" calcext:value-type="string">
            <text:p>WIS</text:p>
          </table:table-cell>
          <table:table-cell table:style-name="ce36" table:formula="of:=ISERROR(FIND([.N86];[.$Q86]))" office:value-type="boolean" office:boolean-value="true" calcext:value-type="boolean">
            <text:p>TRUE</text:p>
          </table:table-cell>
          <table:table-cell table:formula="of:=IF([.K86];[.J86];IF([.M86];[.L86];IF([.O86];[.N86])))" office:value-type="string" office:string-value="DEX" calcext:value-type="string">
            <text:p>DEX</text:p>
          </table:table-cell>
          <table:table-cell table:formula="of:=[.A86]&amp;&quot;,&quot;&amp;[.B86]&amp;&quot;,&quot;&amp;[.C86]" office:value-type="string" office:string-value="CON,STR,CHA" calcext:value-type="string">
            <text:p>CON,STR,CHA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STR</text:p>
          </table:table-cell>
          <table:table-cell table:formula="of:=34+MATCH([.A87];[.$A$35:.$A$40];0)" office:value-type="float" office:value="37" calcext:value-type="float">
            <text:p>37</text:p>
          </table:table-cell>
          <table:table-cell table:formula="of:=34+MATCH([.B87];[.$A$35:.$A$40];0)" office:value-type="float" office:value="36" calcext:value-type="float">
            <text:p>36</text:p>
          </table:table-cell>
          <table:table-cell table:formula="of:=34+MATCH([.C87];[.$A$35:.$A$40];0)" office:value-type="float" office:value="35" calcext:value-type="float">
            <text:p>35</text:p>
          </table:table-cell>
          <table:table-cell table:formula="of:=IF(OR(35+MOD([.F87]-35+1;6)=[.$D87];35+MOD([.F87]-35+1;6)=[.$E87]);35+MOD([.F87]-35+2;6);35+MOD([.F87]-35+1;6))" office:value-type="float" office:value="37" calcext:value-type="float">
            <text:p>37</text:p>
          </table:table-cell>
          <table:table-cell table:formula="of:=IF(OR(35+MOD([.G87]-35+1;6)=[.$D87];35+MOD([.G87]-35+1;6)=[.$E87]);35+MOD([.G87]-35+2;6);35+MOD([.G87]-35+1;6))" office:value-type="float" office:value="38" calcext:value-type="float">
            <text:p>38</text:p>
          </table:table-cell>
          <table:table-cell table:style-name="ce35" table:formula="of:=IF(OR(35+MOD([.H87]-35+1;6)=[.$D87];35+MOD([.H87]-35+1;6)=[.$E87]);35+MOD([.H87]-35+2;6);35+MOD([.H87]-35+1;6))" office:value-type="float" office:value="39" calcext:value-type="float">
            <text:p>39</text:p>
          </table:table-cell>
          <table:table-cell table:formula="of:=INDIRECT(&quot;A&quot;&amp;[.G87])" office:value-type="string" office:string-value="CON" calcext:value-type="string">
            <text:p>CON</text:p>
          </table:table-cell>
          <table:table-cell table:style-name="ce36" table:formula="of:=ISERROR(FIND([.J87];[.$Q87]))" office:value-type="boolean" office:boolean-value="false" calcext:value-type="boolean">
            <text:p>FALSE</text:p>
          </table:table-cell>
          <table:table-cell table:formula="of:=INDIRECT(&quot;A&quot;&amp;[.H87])" office:value-type="string" office:string-value="INT" calcext:value-type="string">
            <text:p>INT</text:p>
          </table:table-cell>
          <table:table-cell table:style-name="ce36" table:formula="of:=ISERROR(FIND([.L87];[.$Q87]))" office:value-type="boolean" office:boolean-value="true" calcext:value-type="boolean">
            <text:p>TRUE</text:p>
          </table:table-cell>
          <table:table-cell table:formula="of:=INDIRECT(&quot;A&quot;&amp;[.I87])" office:value-type="string" office:string-value="WIS" calcext:value-type="string">
            <text:p>WIS</text:p>
          </table:table-cell>
          <table:table-cell table:style-name="ce36" table:formula="of:=ISERROR(FIND([.N87];[.$Q87]))" office:value-type="boolean" office:boolean-value="true" calcext:value-type="boolean">
            <text:p>TRUE</text:p>
          </table:table-cell>
          <table:table-cell table:formula="of:=IF([.K87];[.J87];IF([.M87];[.L87];IF([.O87];[.N87])))" office:value-type="string" office:string-value="INT" calcext:value-type="string">
            <text:p>INT</text:p>
          </table:table-cell>
          <table:table-cell table:formula="of:=[.A87]&amp;&quot;,&quot;&amp;[.B87]&amp;&quot;,&quot;&amp;[.C87]" office:value-type="string" office:string-value="CON,DEX,STR" calcext:value-type="string">
            <text:p>CON,DEX,ST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INT</text:p>
          </table:table-cell>
          <table:table-cell table:formula="of:=34+MATCH([.A88];[.$A$35:.$A$40];0)" office:value-type="float" office:value="37" calcext:value-type="float">
            <text:p>37</text:p>
          </table:table-cell>
          <table:table-cell table:formula="of:=34+MATCH([.B88];[.$A$35:.$A$40];0)" office:value-type="float" office:value="36" calcext:value-type="float">
            <text:p>36</text:p>
          </table:table-cell>
          <table:table-cell table:formula="of:=34+MATCH([.C88];[.$A$35:.$A$40];0)" office:value-type="float" office:value="38" calcext:value-type="float">
            <text:p>38</text:p>
          </table:table-cell>
          <table:table-cell table:formula="of:=IF(OR(35+MOD([.F88]-35+1;6)=[.$D88];35+MOD([.F88]-35+1;6)=[.$E88]);35+MOD([.F88]-35+2;6);35+MOD([.F88]-35+1;6))" office:value-type="float" office:value="39" calcext:value-type="float">
            <text:p>39</text:p>
          </table:table-cell>
          <table:table-cell table:formula="of:=IF(OR(35+MOD([.G88]-35+1;6)=[.$D88];35+MOD([.G88]-35+1;6)=[.$E88]);35+MOD([.G88]-35+2;6);35+MOD([.G88]-35+1;6))" office:value-type="float" office:value="40" calcext:value-type="float">
            <text:p>40</text:p>
          </table:table-cell>
          <table:table-cell table:style-name="ce35" table:formula="of:=IF(OR(35+MOD([.H88]-35+1;6)=[.$D88];35+MOD([.H88]-35+1;6)=[.$E88]);35+MOD([.H88]-35+2;6);35+MOD([.H88]-35+1;6))" office:value-type="float" office:value="35" calcext:value-type="float">
            <text:p>35</text:p>
          </table:table-cell>
          <table:table-cell table:formula="of:=INDIRECT(&quot;A&quot;&amp;[.G88])" office:value-type="string" office:string-value="WIS" calcext:value-type="string">
            <text:p>WIS</text:p>
          </table:table-cell>
          <table:table-cell table:style-name="ce36" table:formula="of:=ISERROR(FIND([.J88];[.$Q88]))" office:value-type="boolean" office:boolean-value="true" calcext:value-type="boolean">
            <text:p>TRUE</text:p>
          </table:table-cell>
          <table:table-cell table:formula="of:=INDIRECT(&quot;A&quot;&amp;[.H88])" office:value-type="string" office:string-value="CHA" calcext:value-type="string">
            <text:p>CHA</text:p>
          </table:table-cell>
          <table:table-cell table:style-name="ce36" table:formula="of:=ISERROR(FIND([.L88];[.$Q88]))" office:value-type="boolean" office:boolean-value="true" calcext:value-type="boolean">
            <text:p>TRUE</text:p>
          </table:table-cell>
          <table:table-cell table:formula="of:=INDIRECT(&quot;A&quot;&amp;[.I88])" office:value-type="string" office:string-value="STR" calcext:value-type="string">
            <text:p>STR</text:p>
          </table:table-cell>
          <table:table-cell table:style-name="ce36" table:formula="of:=ISERROR(FIND([.N88];[.$Q88]))" office:value-type="boolean" office:boolean-value="true" calcext:value-type="boolean">
            <text:p>TRUE</text:p>
          </table:table-cell>
          <table:table-cell table:formula="of:=IF([.K88];[.J88];IF([.M88];[.L88];IF([.O88];[.N88])))" office:value-type="string" office:string-value="WIS" calcext:value-type="string">
            <text:p>WIS</text:p>
          </table:table-cell>
          <table:table-cell table:formula="of:=[.A88]&amp;&quot;,&quot;&amp;[.B88]&amp;&quot;,&quot;&amp;[.C88]" office:value-type="string" office:string-value="CON,DEX,INT" calcext:value-type="string">
            <text:p>CON,DEX,IN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WIS</text:p>
          </table:table-cell>
          <table:table-cell table:formula="of:=34+MATCH([.A89];[.$A$35:.$A$40];0)" office:value-type="float" office:value="37" calcext:value-type="float">
            <text:p>37</text:p>
          </table:table-cell>
          <table:table-cell table:formula="of:=34+MATCH([.B89];[.$A$35:.$A$40];0)" office:value-type="float" office:value="36" calcext:value-type="float">
            <text:p>36</text:p>
          </table:table-cell>
          <table:table-cell table:formula="of:=34+MATCH([.C89];[.$A$35:.$A$40];0)" office:value-type="float" office:value="39" calcext:value-type="float">
            <text:p>39</text:p>
          </table:table-cell>
          <table:table-cell table:formula="of:=IF(OR(35+MOD([.F89]-35+1;6)=[.$D89];35+MOD([.F89]-35+1;6)=[.$E89]);35+MOD([.F89]-35+2;6);35+MOD([.F89]-35+1;6))" office:value-type="float" office:value="40" calcext:value-type="float">
            <text:p>40</text:p>
          </table:table-cell>
          <table:table-cell table:formula="of:=IF(OR(35+MOD([.G89]-35+1;6)=[.$D89];35+MOD([.G89]-35+1;6)=[.$E89]);35+MOD([.G89]-35+2;6);35+MOD([.G89]-35+1;6))" office:value-type="float" office:value="35" calcext:value-type="float">
            <text:p>35</text:p>
          </table:table-cell>
          <table:table-cell table:style-name="ce35" table:formula="of:=IF(OR(35+MOD([.H89]-35+1;6)=[.$D89];35+MOD([.H89]-35+1;6)=[.$E89]);35+MOD([.H89]-35+2;6);35+MOD([.H89]-35+1;6))" office:value-type="float" office:value="37" calcext:value-type="float">
            <text:p>37</text:p>
          </table:table-cell>
          <table:table-cell table:formula="of:=INDIRECT(&quot;A&quot;&amp;[.G89])" office:value-type="string" office:string-value="CHA" calcext:value-type="string">
            <text:p>CHA</text:p>
          </table:table-cell>
          <table:table-cell table:style-name="ce36" table:formula="of:=ISERROR(FIND([.J89];[.$Q89]))" office:value-type="boolean" office:boolean-value="true" calcext:value-type="boolean">
            <text:p>TRUE</text:p>
          </table:table-cell>
          <table:table-cell table:formula="of:=INDIRECT(&quot;A&quot;&amp;[.H89])" office:value-type="string" office:string-value="STR" calcext:value-type="string">
            <text:p>STR</text:p>
          </table:table-cell>
          <table:table-cell table:style-name="ce36" table:formula="of:=ISERROR(FIND([.L89];[.$Q89]))" office:value-type="boolean" office:boolean-value="true" calcext:value-type="boolean">
            <text:p>TRUE</text:p>
          </table:table-cell>
          <table:table-cell table:formula="of:=INDIRECT(&quot;A&quot;&amp;[.I89])" office:value-type="string" office:string-value="CON" calcext:value-type="string">
            <text:p>CON</text:p>
          </table:table-cell>
          <table:table-cell table:style-name="ce36" table:formula="of:=ISERROR(FIND([.N89];[.$Q89]))" office:value-type="boolean" office:boolean-value="false" calcext:value-type="boolean">
            <text:p>FALSE</text:p>
          </table:table-cell>
          <table:table-cell table:formula="of:=IF([.K89];[.J89];IF([.M89];[.L89];IF([.O89];[.N89])))" office:value-type="string" office:string-value="CHA" calcext:value-type="string">
            <text:p>CHA</text:p>
          </table:table-cell>
          <table:table-cell table:formula="of:=[.A89]&amp;&quot;,&quot;&amp;[.B89]&amp;&quot;,&quot;&amp;[.C89]" office:value-type="string" office:string-value="CON,DEX,WIS" calcext:value-type="string">
            <text:p>CON,DEX,WI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CHA</text:p>
          </table:table-cell>
          <table:table-cell table:formula="of:=34+MATCH([.A90];[.$A$35:.$A$40];0)" office:value-type="float" office:value="37" calcext:value-type="float">
            <text:p>37</text:p>
          </table:table-cell>
          <table:table-cell table:formula="of:=34+MATCH([.B90];[.$A$35:.$A$40];0)" office:value-type="float" office:value="36" calcext:value-type="float">
            <text:p>36</text:p>
          </table:table-cell>
          <table:table-cell table:formula="of:=34+MATCH([.C90];[.$A$35:.$A$40];0)" office:value-type="float" office:value="40" calcext:value-type="float">
            <text:p>40</text:p>
          </table:table-cell>
          <table:table-cell table:formula="of:=IF(OR(35+MOD([.F90]-35+1;6)=[.$D90];35+MOD([.F90]-35+1;6)=[.$E90]);35+MOD([.F90]-35+2;6);35+MOD([.F90]-35+1;6))" office:value-type="float" office:value="35" calcext:value-type="float">
            <text:p>35</text:p>
          </table:table-cell>
          <table:table-cell table:formula="of:=IF(OR(35+MOD([.G90]-35+1;6)=[.$D90];35+MOD([.G90]-35+1;6)=[.$E90]);35+MOD([.G90]-35+2;6);35+MOD([.G90]-35+1;6))" office:value-type="float" office:value="37" calcext:value-type="float">
            <text:p>37</text:p>
          </table:table-cell>
          <table:table-cell table:style-name="ce35" table:formula="of:=IF(OR(35+MOD([.H90]-35+1;6)=[.$D90];35+MOD([.H90]-35+1;6)=[.$E90]);35+MOD([.H90]-35+2;6);35+MOD([.H90]-35+1;6))" office:value-type="float" office:value="38" calcext:value-type="float">
            <text:p>38</text:p>
          </table:table-cell>
          <table:table-cell table:formula="of:=INDIRECT(&quot;A&quot;&amp;[.G90])" office:value-type="string" office:string-value="STR" calcext:value-type="string">
            <text:p>STR</text:p>
          </table:table-cell>
          <table:table-cell table:style-name="ce36" table:formula="of:=ISERROR(FIND([.J90];[.$Q90]))" office:value-type="boolean" office:boolean-value="true" calcext:value-type="boolean">
            <text:p>TRUE</text:p>
          </table:table-cell>
          <table:table-cell table:formula="of:=INDIRECT(&quot;A&quot;&amp;[.H90])" office:value-type="string" office:string-value="CON" calcext:value-type="string">
            <text:p>CON</text:p>
          </table:table-cell>
          <table:table-cell table:style-name="ce36" table:formula="of:=ISERROR(FIND([.L90];[.$Q90]))" office:value-type="boolean" office:boolean-value="false" calcext:value-type="boolean">
            <text:p>FALSE</text:p>
          </table:table-cell>
          <table:table-cell table:formula="of:=INDIRECT(&quot;A&quot;&amp;[.I90])" office:value-type="string" office:string-value="INT" calcext:value-type="string">
            <text:p>INT</text:p>
          </table:table-cell>
          <table:table-cell table:style-name="ce36" table:formula="of:=ISERROR(FIND([.N90];[.$Q90]))" office:value-type="boolean" office:boolean-value="true" calcext:value-type="boolean">
            <text:p>TRUE</text:p>
          </table:table-cell>
          <table:table-cell table:formula="of:=IF([.K90];[.J90];IF([.M90];[.L90];IF([.O90];[.N90])))" office:value-type="string" office:string-value="STR" calcext:value-type="string">
            <text:p>STR</text:p>
          </table:table-cell>
          <table:table-cell table:formula="of:=[.A90]&amp;&quot;,&quot;&amp;[.B90]&amp;&quot;,&quot;&amp;[.C90]" office:value-type="string" office:string-value="CON,DEX,CHA" calcext:value-type="string">
            <text:p>CON,DEX,CHA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INT</text:p>
          </table:table-cell>
          <table:table-cell table:style-name="Default" office:value-type="string" calcext:value-type="string">
            <text:p>STR</text:p>
          </table:table-cell>
          <table:table-cell table:formula="of:=34+MATCH([.A91];[.$A$35:.$A$40];0)" office:value-type="float" office:value="37" calcext:value-type="float">
            <text:p>37</text:p>
          </table:table-cell>
          <table:table-cell table:formula="of:=34+MATCH([.B91];[.$A$35:.$A$40];0)" office:value-type="float" office:value="38" calcext:value-type="float">
            <text:p>38</text:p>
          </table:table-cell>
          <table:table-cell table:formula="of:=34+MATCH([.C91];[.$A$35:.$A$40];0)" office:value-type="float" office:value="35" calcext:value-type="float">
            <text:p>35</text:p>
          </table:table-cell>
          <table:table-cell table:formula="of:=IF(OR(35+MOD([.F91]-35+1;6)=[.$D91];35+MOD([.F91]-35+1;6)=[.$E91]);35+MOD([.F91]-35+2;6);35+MOD([.F91]-35+1;6))" office:value-type="float" office:value="36" calcext:value-type="float">
            <text:p>36</text:p>
          </table:table-cell>
          <table:table-cell table:formula="of:=IF(OR(35+MOD([.G91]-35+1;6)=[.$D91];35+MOD([.G91]-35+1;6)=[.$E91]);35+MOD([.G91]-35+2;6);35+MOD([.G91]-35+1;6))" office:value-type="float" office:value="38" calcext:value-type="float">
            <text:p>38</text:p>
          </table:table-cell>
          <table:table-cell table:style-name="ce35" table:formula="of:=IF(OR(35+MOD([.H91]-35+1;6)=[.$D91];35+MOD([.H91]-35+1;6)=[.$E91]);35+MOD([.H91]-35+2;6);35+MOD([.H91]-35+1;6))" office:value-type="float" office:value="39" calcext:value-type="float">
            <text:p>39</text:p>
          </table:table-cell>
          <table:table-cell table:formula="of:=INDIRECT(&quot;A&quot;&amp;[.G91])" office:value-type="string" office:string-value="DEX" calcext:value-type="string">
            <text:p>DEX</text:p>
          </table:table-cell>
          <table:table-cell table:style-name="ce36" table:formula="of:=ISERROR(FIND([.J91];[.$Q91]))" office:value-type="boolean" office:boolean-value="true" calcext:value-type="boolean">
            <text:p>TRUE</text:p>
          </table:table-cell>
          <table:table-cell table:formula="of:=INDIRECT(&quot;A&quot;&amp;[.H91])" office:value-type="string" office:string-value="INT" calcext:value-type="string">
            <text:p>INT</text:p>
          </table:table-cell>
          <table:table-cell table:style-name="ce36" table:formula="of:=ISERROR(FIND([.L91];[.$Q91]))" office:value-type="boolean" office:boolean-value="false" calcext:value-type="boolean">
            <text:p>FALSE</text:p>
          </table:table-cell>
          <table:table-cell table:formula="of:=INDIRECT(&quot;A&quot;&amp;[.I91])" office:value-type="string" office:string-value="WIS" calcext:value-type="string">
            <text:p>WIS</text:p>
          </table:table-cell>
          <table:table-cell table:style-name="ce36" table:formula="of:=ISERROR(FIND([.N91];[.$Q91]))" office:value-type="boolean" office:boolean-value="true" calcext:value-type="boolean">
            <text:p>TRUE</text:p>
          </table:table-cell>
          <table:table-cell table:formula="of:=IF([.K91];[.J91];IF([.M91];[.L91];IF([.O91];[.N91])))" office:value-type="string" office:string-value="DEX" calcext:value-type="string">
            <text:p>DEX</text:p>
          </table:table-cell>
          <table:table-cell table:formula="of:=[.A91]&amp;&quot;,&quot;&amp;[.B91]&amp;&quot;,&quot;&amp;[.C91]" office:value-type="string" office:string-value="CON,INT,STR" calcext:value-type="string">
            <text:p>CON,INT,ST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INT</text:p>
          </table:table-cell>
          <table:table-cell table:style-name="Default" office:value-type="string" calcext:value-type="string">
            <text:p>DEX</text:p>
          </table:table-cell>
          <table:table-cell table:formula="of:=34+MATCH([.A92];[.$A$35:.$A$40];0)" office:value-type="float" office:value="37" calcext:value-type="float">
            <text:p>37</text:p>
          </table:table-cell>
          <table:table-cell table:formula="of:=34+MATCH([.B92];[.$A$35:.$A$40];0)" office:value-type="float" office:value="38" calcext:value-type="float">
            <text:p>38</text:p>
          </table:table-cell>
          <table:table-cell table:formula="of:=34+MATCH([.C92];[.$A$35:.$A$40];0)" office:value-type="float" office:value="36" calcext:value-type="float">
            <text:p>36</text:p>
          </table:table-cell>
          <table:table-cell table:formula="of:=IF(OR(35+MOD([.F92]-35+1;6)=[.$D92];35+MOD([.F92]-35+1;6)=[.$E92]);35+MOD([.F92]-35+2;6);35+MOD([.F92]-35+1;6))" office:value-type="float" office:value="38" calcext:value-type="float">
            <text:p>38</text:p>
          </table:table-cell>
          <table:table-cell table:formula="of:=IF(OR(35+MOD([.G92]-35+1;6)=[.$D92];35+MOD([.G92]-35+1;6)=[.$E92]);35+MOD([.G92]-35+2;6);35+MOD([.G92]-35+1;6))" office:value-type="float" office:value="39" calcext:value-type="float">
            <text:p>39</text:p>
          </table:table-cell>
          <table:table-cell table:style-name="ce35" table:formula="of:=IF(OR(35+MOD([.H92]-35+1;6)=[.$D92];35+MOD([.H92]-35+1;6)=[.$E92]);35+MOD([.H92]-35+2;6);35+MOD([.H92]-35+1;6))" office:value-type="float" office:value="40" calcext:value-type="float">
            <text:p>40</text:p>
          </table:table-cell>
          <table:table-cell table:formula="of:=INDIRECT(&quot;A&quot;&amp;[.G92])" office:value-type="string" office:string-value="INT" calcext:value-type="string">
            <text:p>INT</text:p>
          </table:table-cell>
          <table:table-cell table:style-name="ce36" table:formula="of:=ISERROR(FIND([.J92];[.$Q92]))" office:value-type="boolean" office:boolean-value="false" calcext:value-type="boolean">
            <text:p>FALSE</text:p>
          </table:table-cell>
          <table:table-cell table:formula="of:=INDIRECT(&quot;A&quot;&amp;[.H92])" office:value-type="string" office:string-value="WIS" calcext:value-type="string">
            <text:p>WIS</text:p>
          </table:table-cell>
          <table:table-cell table:style-name="ce36" table:formula="of:=ISERROR(FIND([.L92];[.$Q92]))" office:value-type="boolean" office:boolean-value="true" calcext:value-type="boolean">
            <text:p>TRUE</text:p>
          </table:table-cell>
          <table:table-cell table:formula="of:=INDIRECT(&quot;A&quot;&amp;[.I92])" office:value-type="string" office:string-value="CHA" calcext:value-type="string">
            <text:p>CHA</text:p>
          </table:table-cell>
          <table:table-cell table:style-name="ce36" table:formula="of:=ISERROR(FIND([.N92];[.$Q92]))" office:value-type="boolean" office:boolean-value="true" calcext:value-type="boolean">
            <text:p>TRUE</text:p>
          </table:table-cell>
          <table:table-cell table:formula="of:=IF([.K92];[.J92];IF([.M92];[.L92];IF([.O92];[.N92])))" office:value-type="string" office:string-value="WIS" calcext:value-type="string">
            <text:p>WIS</text:p>
          </table:table-cell>
          <table:table-cell table:formula="of:=[.A92]&amp;&quot;,&quot;&amp;[.B92]&amp;&quot;,&quot;&amp;[.C92]" office:value-type="string" office:string-value="CON,INT,DEX" calcext:value-type="string">
            <text:p>CON,INT,DEX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INT</text:p>
          </table:table-cell>
          <table:table-cell table:style-name="Default" office:value-type="string" calcext:value-type="string">
            <text:p>WIS</text:p>
          </table:table-cell>
          <table:table-cell table:formula="of:=34+MATCH([.A93];[.$A$35:.$A$40];0)" office:value-type="float" office:value="37" calcext:value-type="float">
            <text:p>37</text:p>
          </table:table-cell>
          <table:table-cell table:formula="of:=34+MATCH([.B93];[.$A$35:.$A$40];0)" office:value-type="float" office:value="38" calcext:value-type="float">
            <text:p>38</text:p>
          </table:table-cell>
          <table:table-cell table:formula="of:=34+MATCH([.C93];[.$A$35:.$A$40];0)" office:value-type="float" office:value="39" calcext:value-type="float">
            <text:p>39</text:p>
          </table:table-cell>
          <table:table-cell table:formula="of:=IF(OR(35+MOD([.F93]-35+1;6)=[.$D93];35+MOD([.F93]-35+1;6)=[.$E93]);35+MOD([.F93]-35+2;6);35+MOD([.F93]-35+1;6))" office:value-type="float" office:value="40" calcext:value-type="float">
            <text:p>40</text:p>
          </table:table-cell>
          <table:table-cell table:formula="of:=IF(OR(35+MOD([.G93]-35+1;6)=[.$D93];35+MOD([.G93]-35+1;6)=[.$E93]);35+MOD([.G93]-35+2;6);35+MOD([.G93]-35+1;6))" office:value-type="float" office:value="35" calcext:value-type="float">
            <text:p>35</text:p>
          </table:table-cell>
          <table:table-cell table:style-name="ce35" table:formula="of:=IF(OR(35+MOD([.H93]-35+1;6)=[.$D93];35+MOD([.H93]-35+1;6)=[.$E93]);35+MOD([.H93]-35+2;6);35+MOD([.H93]-35+1;6))" office:value-type="float" office:value="36" calcext:value-type="float">
            <text:p>36</text:p>
          </table:table-cell>
          <table:table-cell table:formula="of:=INDIRECT(&quot;A&quot;&amp;[.G93])" office:value-type="string" office:string-value="CHA" calcext:value-type="string">
            <text:p>CHA</text:p>
          </table:table-cell>
          <table:table-cell table:style-name="ce36" table:formula="of:=ISERROR(FIND([.J93];[.$Q93]))" office:value-type="boolean" office:boolean-value="true" calcext:value-type="boolean">
            <text:p>TRUE</text:p>
          </table:table-cell>
          <table:table-cell table:formula="of:=INDIRECT(&quot;A&quot;&amp;[.H93])" office:value-type="string" office:string-value="STR" calcext:value-type="string">
            <text:p>STR</text:p>
          </table:table-cell>
          <table:table-cell table:style-name="ce36" table:formula="of:=ISERROR(FIND([.L93];[.$Q93]))" office:value-type="boolean" office:boolean-value="true" calcext:value-type="boolean">
            <text:p>TRUE</text:p>
          </table:table-cell>
          <table:table-cell table:formula="of:=INDIRECT(&quot;A&quot;&amp;[.I93])" office:value-type="string" office:string-value="DEX" calcext:value-type="string">
            <text:p>DEX</text:p>
          </table:table-cell>
          <table:table-cell table:style-name="ce36" table:formula="of:=ISERROR(FIND([.N93];[.$Q93]))" office:value-type="boolean" office:boolean-value="true" calcext:value-type="boolean">
            <text:p>TRUE</text:p>
          </table:table-cell>
          <table:table-cell table:formula="of:=IF([.K93];[.J93];IF([.M93];[.L93];IF([.O93];[.N93])))" office:value-type="string" office:string-value="CHA" calcext:value-type="string">
            <text:p>CHA</text:p>
          </table:table-cell>
          <table:table-cell table:formula="of:=[.A93]&amp;&quot;,&quot;&amp;[.B93]&amp;&quot;,&quot;&amp;[.C93]" office:value-type="string" office:string-value="CON,INT,WIS" calcext:value-type="string">
            <text:p>CON,INT,WI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INT</text:p>
          </table:table-cell>
          <table:table-cell table:style-name="Default" office:value-type="string" calcext:value-type="string">
            <text:p>CHA</text:p>
          </table:table-cell>
          <table:table-cell table:formula="of:=34+MATCH([.A94];[.$A$35:.$A$40];0)" office:value-type="float" office:value="37" calcext:value-type="float">
            <text:p>37</text:p>
          </table:table-cell>
          <table:table-cell table:formula="of:=34+MATCH([.B94];[.$A$35:.$A$40];0)" office:value-type="float" office:value="38" calcext:value-type="float">
            <text:p>38</text:p>
          </table:table-cell>
          <table:table-cell table:formula="of:=34+MATCH([.C94];[.$A$35:.$A$40];0)" office:value-type="float" office:value="40" calcext:value-type="float">
            <text:p>40</text:p>
          </table:table-cell>
          <table:table-cell table:formula="of:=IF(OR(35+MOD([.F94]-35+1;6)=[.$D94];35+MOD([.F94]-35+1;6)=[.$E94]);35+MOD([.F94]-35+2;6);35+MOD([.F94]-35+1;6))" office:value-type="float" office:value="35" calcext:value-type="float">
            <text:p>35</text:p>
          </table:table-cell>
          <table:table-cell table:formula="of:=IF(OR(35+MOD([.G94]-35+1;6)=[.$D94];35+MOD([.G94]-35+1;6)=[.$E94]);35+MOD([.G94]-35+2;6);35+MOD([.G94]-35+1;6))" office:value-type="float" office:value="36" calcext:value-type="float">
            <text:p>36</text:p>
          </table:table-cell>
          <table:table-cell table:style-name="ce35" table:formula="of:=IF(OR(35+MOD([.H94]-35+1;6)=[.$D94];35+MOD([.H94]-35+1;6)=[.$E94]);35+MOD([.H94]-35+2;6);35+MOD([.H94]-35+1;6))" office:value-type="float" office:value="38" calcext:value-type="float">
            <text:p>38</text:p>
          </table:table-cell>
          <table:table-cell table:formula="of:=INDIRECT(&quot;A&quot;&amp;[.G94])" office:value-type="string" office:string-value="STR" calcext:value-type="string">
            <text:p>STR</text:p>
          </table:table-cell>
          <table:table-cell table:style-name="ce36" table:formula="of:=ISERROR(FIND([.J94];[.$Q94]))" office:value-type="boolean" office:boolean-value="true" calcext:value-type="boolean">
            <text:p>TRUE</text:p>
          </table:table-cell>
          <table:table-cell table:formula="of:=INDIRECT(&quot;A&quot;&amp;[.H94])" office:value-type="string" office:string-value="DEX" calcext:value-type="string">
            <text:p>DEX</text:p>
          </table:table-cell>
          <table:table-cell table:style-name="ce36" table:formula="of:=ISERROR(FIND([.L94];[.$Q94]))" office:value-type="boolean" office:boolean-value="true" calcext:value-type="boolean">
            <text:p>TRUE</text:p>
          </table:table-cell>
          <table:table-cell table:formula="of:=INDIRECT(&quot;A&quot;&amp;[.I94])" office:value-type="string" office:string-value="INT" calcext:value-type="string">
            <text:p>INT</text:p>
          </table:table-cell>
          <table:table-cell table:style-name="ce36" table:formula="of:=ISERROR(FIND([.N94];[.$Q94]))" office:value-type="boolean" office:boolean-value="false" calcext:value-type="boolean">
            <text:p>FALSE</text:p>
          </table:table-cell>
          <table:table-cell table:formula="of:=IF([.K94];[.J94];IF([.M94];[.L94];IF([.O94];[.N94])))" office:value-type="string" office:string-value="STR" calcext:value-type="string">
            <text:p>STR</text:p>
          </table:table-cell>
          <table:table-cell table:formula="of:=[.A94]&amp;&quot;,&quot;&amp;[.B94]&amp;&quot;,&quot;&amp;[.C94]" office:value-type="string" office:string-value="CON,INT,CHA" calcext:value-type="string">
            <text:p>CON,INT,CHA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STR</text:p>
          </table:table-cell>
          <table:table-cell table:formula="of:=34+MATCH([.A95];[.$A$35:.$A$40];0)" office:value-type="float" office:value="37" calcext:value-type="float">
            <text:p>37</text:p>
          </table:table-cell>
          <table:table-cell table:formula="of:=34+MATCH([.B95];[.$A$35:.$A$40];0)" office:value-type="float" office:value="39" calcext:value-type="float">
            <text:p>39</text:p>
          </table:table-cell>
          <table:table-cell table:formula="of:=34+MATCH([.C95];[.$A$35:.$A$40];0)" office:value-type="float" office:value="35" calcext:value-type="float">
            <text:p>35</text:p>
          </table:table-cell>
          <table:table-cell table:formula="of:=IF(OR(35+MOD([.F95]-35+1;6)=[.$D95];35+MOD([.F95]-35+1;6)=[.$E95]);35+MOD([.F95]-35+2;6);35+MOD([.F95]-35+1;6))" office:value-type="float" office:value="36" calcext:value-type="float">
            <text:p>36</text:p>
          </table:table-cell>
          <table:table-cell table:formula="of:=IF(OR(35+MOD([.G95]-35+1;6)=[.$D95];35+MOD([.G95]-35+1;6)=[.$E95]);35+MOD([.G95]-35+2;6);35+MOD([.G95]-35+1;6))" office:value-type="float" office:value="38" calcext:value-type="float">
            <text:p>38</text:p>
          </table:table-cell>
          <table:table-cell table:style-name="ce35" table:formula="of:=IF(OR(35+MOD([.H95]-35+1;6)=[.$D95];35+MOD([.H95]-35+1;6)=[.$E95]);35+MOD([.H95]-35+2;6);35+MOD([.H95]-35+1;6))" office:value-type="float" office:value="40" calcext:value-type="float">
            <text:p>40</text:p>
          </table:table-cell>
          <table:table-cell table:formula="of:=INDIRECT(&quot;A&quot;&amp;[.G95])" office:value-type="string" office:string-value="DEX" calcext:value-type="string">
            <text:p>DEX</text:p>
          </table:table-cell>
          <table:table-cell table:style-name="ce36" table:formula="of:=ISERROR(FIND([.J95];[.$Q95]))" office:value-type="boolean" office:boolean-value="true" calcext:value-type="boolean">
            <text:p>TRUE</text:p>
          </table:table-cell>
          <table:table-cell table:formula="of:=INDIRECT(&quot;A&quot;&amp;[.H95])" office:value-type="string" office:string-value="INT" calcext:value-type="string">
            <text:p>INT</text:p>
          </table:table-cell>
          <table:table-cell table:style-name="ce36" table:formula="of:=ISERROR(FIND([.L95];[.$Q95]))" office:value-type="boolean" office:boolean-value="true" calcext:value-type="boolean">
            <text:p>TRUE</text:p>
          </table:table-cell>
          <table:table-cell table:formula="of:=INDIRECT(&quot;A&quot;&amp;[.I95])" office:value-type="string" office:string-value="CHA" calcext:value-type="string">
            <text:p>CHA</text:p>
          </table:table-cell>
          <table:table-cell table:style-name="ce36" table:formula="of:=ISERROR(FIND([.N95];[.$Q95]))" office:value-type="boolean" office:boolean-value="true" calcext:value-type="boolean">
            <text:p>TRUE</text:p>
          </table:table-cell>
          <table:table-cell table:formula="of:=IF([.K95];[.J95];IF([.M95];[.L95];IF([.O95];[.N95])))" office:value-type="string" office:string-value="DEX" calcext:value-type="string">
            <text:p>DEX</text:p>
          </table:table-cell>
          <table:table-cell table:formula="of:=[.A95]&amp;&quot;,&quot;&amp;[.B95]&amp;&quot;,&quot;&amp;[.C95]" office:value-type="string" office:string-value="CON,WIS,STR" calcext:value-type="string">
            <text:p>CON,WIS,ST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DEX</text:p>
          </table:table-cell>
          <table:table-cell table:formula="of:=34+MATCH([.A96];[.$A$35:.$A$40];0)" office:value-type="float" office:value="37" calcext:value-type="float">
            <text:p>37</text:p>
          </table:table-cell>
          <table:table-cell table:formula="of:=34+MATCH([.B96];[.$A$35:.$A$40];0)" office:value-type="float" office:value="39" calcext:value-type="float">
            <text:p>39</text:p>
          </table:table-cell>
          <table:table-cell table:formula="of:=34+MATCH([.C96];[.$A$35:.$A$40];0)" office:value-type="float" office:value="36" calcext:value-type="float">
            <text:p>36</text:p>
          </table:table-cell>
          <table:table-cell table:formula="of:=IF(OR(35+MOD([.F96]-35+1;6)=[.$D96];35+MOD([.F96]-35+1;6)=[.$E96]);35+MOD([.F96]-35+2;6);35+MOD([.F96]-35+1;6))" office:value-type="float" office:value="38" calcext:value-type="float">
            <text:p>38</text:p>
          </table:table-cell>
          <table:table-cell table:formula="of:=IF(OR(35+MOD([.G96]-35+1;6)=[.$D96];35+MOD([.G96]-35+1;6)=[.$E96]);35+MOD([.G96]-35+2;6);35+MOD([.G96]-35+1;6))" office:value-type="float" office:value="40" calcext:value-type="float">
            <text:p>40</text:p>
          </table:table-cell>
          <table:table-cell table:style-name="ce35" table:formula="of:=IF(OR(35+MOD([.H96]-35+1;6)=[.$D96];35+MOD([.H96]-35+1;6)=[.$E96]);35+MOD([.H96]-35+2;6);35+MOD([.H96]-35+1;6))" office:value-type="float" office:value="35" calcext:value-type="float">
            <text:p>35</text:p>
          </table:table-cell>
          <table:table-cell table:formula="of:=INDIRECT(&quot;A&quot;&amp;[.G96])" office:value-type="string" office:string-value="INT" calcext:value-type="string">
            <text:p>INT</text:p>
          </table:table-cell>
          <table:table-cell table:style-name="ce36" table:formula="of:=ISERROR(FIND([.J96];[.$Q96]))" office:value-type="boolean" office:boolean-value="true" calcext:value-type="boolean">
            <text:p>TRUE</text:p>
          </table:table-cell>
          <table:table-cell table:formula="of:=INDIRECT(&quot;A&quot;&amp;[.H96])" office:value-type="string" office:string-value="CHA" calcext:value-type="string">
            <text:p>CHA</text:p>
          </table:table-cell>
          <table:table-cell table:style-name="ce36" table:formula="of:=ISERROR(FIND([.L96];[.$Q96]))" office:value-type="boolean" office:boolean-value="true" calcext:value-type="boolean">
            <text:p>TRUE</text:p>
          </table:table-cell>
          <table:table-cell table:formula="of:=INDIRECT(&quot;A&quot;&amp;[.I96])" office:value-type="string" office:string-value="STR" calcext:value-type="string">
            <text:p>STR</text:p>
          </table:table-cell>
          <table:table-cell table:style-name="ce36" table:formula="of:=ISERROR(FIND([.N96];[.$Q96]))" office:value-type="boolean" office:boolean-value="true" calcext:value-type="boolean">
            <text:p>TRUE</text:p>
          </table:table-cell>
          <table:table-cell table:formula="of:=IF([.K96];[.J96];IF([.M96];[.L96];IF([.O96];[.N96])))" office:value-type="string" office:string-value="INT" calcext:value-type="string">
            <text:p>INT</text:p>
          </table:table-cell>
          <table:table-cell table:formula="of:=[.A96]&amp;&quot;,&quot;&amp;[.B96]&amp;&quot;,&quot;&amp;[.C96]" office:value-type="string" office:string-value="CON,WIS,DEX" calcext:value-type="string">
            <text:p>CON,WIS,DEX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INT</text:p>
          </table:table-cell>
          <table:table-cell table:formula="of:=34+MATCH([.A97];[.$A$35:.$A$40];0)" office:value-type="float" office:value="37" calcext:value-type="float">
            <text:p>37</text:p>
          </table:table-cell>
          <table:table-cell table:formula="of:=34+MATCH([.B97];[.$A$35:.$A$40];0)" office:value-type="float" office:value="39" calcext:value-type="float">
            <text:p>39</text:p>
          </table:table-cell>
          <table:table-cell table:formula="of:=34+MATCH([.C97];[.$A$35:.$A$40];0)" office:value-type="float" office:value="38" calcext:value-type="float">
            <text:p>38</text:p>
          </table:table-cell>
          <table:table-cell table:formula="of:=IF(OR(35+MOD([.F97]-35+1;6)=[.$D97];35+MOD([.F97]-35+1;6)=[.$E97]);35+MOD([.F97]-35+2;6);35+MOD([.F97]-35+1;6))" office:value-type="float" office:value="40" calcext:value-type="float">
            <text:p>40</text:p>
          </table:table-cell>
          <table:table-cell table:formula="of:=IF(OR(35+MOD([.G97]-35+1;6)=[.$D97];35+MOD([.G97]-35+1;6)=[.$E97]);35+MOD([.G97]-35+2;6);35+MOD([.G97]-35+1;6))" office:value-type="float" office:value="35" calcext:value-type="float">
            <text:p>35</text:p>
          </table:table-cell>
          <table:table-cell table:style-name="ce35" table:formula="of:=IF(OR(35+MOD([.H97]-35+1;6)=[.$D97];35+MOD([.H97]-35+1;6)=[.$E97]);35+MOD([.H97]-35+2;6);35+MOD([.H97]-35+1;6))" office:value-type="float" office:value="36" calcext:value-type="float">
            <text:p>36</text:p>
          </table:table-cell>
          <table:table-cell table:formula="of:=INDIRECT(&quot;A&quot;&amp;[.G97])" office:value-type="string" office:string-value="CHA" calcext:value-type="string">
            <text:p>CHA</text:p>
          </table:table-cell>
          <table:table-cell table:style-name="ce36" table:formula="of:=ISERROR(FIND([.J97];[.$Q97]))" office:value-type="boolean" office:boolean-value="true" calcext:value-type="boolean">
            <text:p>TRUE</text:p>
          </table:table-cell>
          <table:table-cell table:formula="of:=INDIRECT(&quot;A&quot;&amp;[.H97])" office:value-type="string" office:string-value="STR" calcext:value-type="string">
            <text:p>STR</text:p>
          </table:table-cell>
          <table:table-cell table:style-name="ce36" table:formula="of:=ISERROR(FIND([.L97];[.$Q97]))" office:value-type="boolean" office:boolean-value="true" calcext:value-type="boolean">
            <text:p>TRUE</text:p>
          </table:table-cell>
          <table:table-cell table:formula="of:=INDIRECT(&quot;A&quot;&amp;[.I97])" office:value-type="string" office:string-value="DEX" calcext:value-type="string">
            <text:p>DEX</text:p>
          </table:table-cell>
          <table:table-cell table:style-name="ce36" table:formula="of:=ISERROR(FIND([.N97];[.$Q97]))" office:value-type="boolean" office:boolean-value="true" calcext:value-type="boolean">
            <text:p>TRUE</text:p>
          </table:table-cell>
          <table:table-cell table:formula="of:=IF([.K97];[.J97];IF([.M97];[.L97];IF([.O97];[.N97])))" office:value-type="string" office:string-value="CHA" calcext:value-type="string">
            <text:p>CHA</text:p>
          </table:table-cell>
          <table:table-cell table:formula="of:=[.A97]&amp;&quot;,&quot;&amp;[.B97]&amp;&quot;,&quot;&amp;[.C97]" office:value-type="string" office:string-value="CON,WIS,INT" calcext:value-type="string">
            <text:p>CON,WIS,IN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CHA</text:p>
          </table:table-cell>
          <table:table-cell table:formula="of:=34+MATCH([.A98];[.$A$35:.$A$40];0)" office:value-type="float" office:value="37" calcext:value-type="float">
            <text:p>37</text:p>
          </table:table-cell>
          <table:table-cell table:formula="of:=34+MATCH([.B98];[.$A$35:.$A$40];0)" office:value-type="float" office:value="39" calcext:value-type="float">
            <text:p>39</text:p>
          </table:table-cell>
          <table:table-cell table:formula="of:=34+MATCH([.C98];[.$A$35:.$A$40];0)" office:value-type="float" office:value="40" calcext:value-type="float">
            <text:p>40</text:p>
          </table:table-cell>
          <table:table-cell table:formula="of:=IF(OR(35+MOD([.F98]-35+1;6)=[.$D98];35+MOD([.F98]-35+1;6)=[.$E98]);35+MOD([.F98]-35+2;6);35+MOD([.F98]-35+1;6))" office:value-type="float" office:value="35" calcext:value-type="float">
            <text:p>35</text:p>
          </table:table-cell>
          <table:table-cell table:formula="of:=IF(OR(35+MOD([.G98]-35+1;6)=[.$D98];35+MOD([.G98]-35+1;6)=[.$E98]);35+MOD([.G98]-35+2;6);35+MOD([.G98]-35+1;6))" office:value-type="float" office:value="36" calcext:value-type="float">
            <text:p>36</text:p>
          </table:table-cell>
          <table:table-cell table:style-name="ce35" table:formula="of:=IF(OR(35+MOD([.H98]-35+1;6)=[.$D98];35+MOD([.H98]-35+1;6)=[.$E98]);35+MOD([.H98]-35+2;6);35+MOD([.H98]-35+1;6))" office:value-type="float" office:value="38" calcext:value-type="float">
            <text:p>38</text:p>
          </table:table-cell>
          <table:table-cell table:formula="of:=INDIRECT(&quot;A&quot;&amp;[.G98])" office:value-type="string" office:string-value="STR" calcext:value-type="string">
            <text:p>STR</text:p>
          </table:table-cell>
          <table:table-cell table:style-name="ce36" table:formula="of:=ISERROR(FIND([.J98];[.$Q98]))" office:value-type="boolean" office:boolean-value="true" calcext:value-type="boolean">
            <text:p>TRUE</text:p>
          </table:table-cell>
          <table:table-cell table:formula="of:=INDIRECT(&quot;A&quot;&amp;[.H98])" office:value-type="string" office:string-value="DEX" calcext:value-type="string">
            <text:p>DEX</text:p>
          </table:table-cell>
          <table:table-cell table:style-name="ce36" table:formula="of:=ISERROR(FIND([.L98];[.$Q98]))" office:value-type="boolean" office:boolean-value="true" calcext:value-type="boolean">
            <text:p>TRUE</text:p>
          </table:table-cell>
          <table:table-cell table:formula="of:=INDIRECT(&quot;A&quot;&amp;[.I98])" office:value-type="string" office:string-value="INT" calcext:value-type="string">
            <text:p>INT</text:p>
          </table:table-cell>
          <table:table-cell table:style-name="ce36" table:formula="of:=ISERROR(FIND([.N98];[.$Q98]))" office:value-type="boolean" office:boolean-value="true" calcext:value-type="boolean">
            <text:p>TRUE</text:p>
          </table:table-cell>
          <table:table-cell table:formula="of:=IF([.K98];[.J98];IF([.M98];[.L98];IF([.O98];[.N98])))" office:value-type="string" office:string-value="STR" calcext:value-type="string">
            <text:p>STR</text:p>
          </table:table-cell>
          <table:table-cell table:formula="of:=[.A98]&amp;&quot;,&quot;&amp;[.B98]&amp;&quot;,&quot;&amp;[.C98]" office:value-type="string" office:string-value="CON,WIS,CHA" calcext:value-type="string">
            <text:p>CON,WIS,CHA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STR</text:p>
          </table:table-cell>
          <table:table-cell table:formula="of:=34+MATCH([.A99];[.$A$35:.$A$40];0)" office:value-type="float" office:value="37" calcext:value-type="float">
            <text:p>37</text:p>
          </table:table-cell>
          <table:table-cell table:formula="of:=34+MATCH([.B99];[.$A$35:.$A$40];0)" office:value-type="float" office:value="40" calcext:value-type="float">
            <text:p>40</text:p>
          </table:table-cell>
          <table:table-cell table:formula="of:=34+MATCH([.C99];[.$A$35:.$A$40];0)" office:value-type="float" office:value="35" calcext:value-type="float">
            <text:p>35</text:p>
          </table:table-cell>
          <table:table-cell table:formula="of:=IF(OR(35+MOD([.F99]-35+1;6)=[.$D99];35+MOD([.F99]-35+1;6)=[.$E99]);35+MOD([.F99]-35+2;6);35+MOD([.F99]-35+1;6))" office:value-type="float" office:value="36" calcext:value-type="float">
            <text:p>36</text:p>
          </table:table-cell>
          <table:table-cell table:formula="of:=IF(OR(35+MOD([.G99]-35+1;6)=[.$D99];35+MOD([.G99]-35+1;6)=[.$E99]);35+MOD([.G99]-35+2;6);35+MOD([.G99]-35+1;6))" office:value-type="float" office:value="38" calcext:value-type="float">
            <text:p>38</text:p>
          </table:table-cell>
          <table:table-cell table:style-name="ce35" table:formula="of:=IF(OR(35+MOD([.H99]-35+1;6)=[.$D99];35+MOD([.H99]-35+1;6)=[.$E99]);35+MOD([.H99]-35+2;6);35+MOD([.H99]-35+1;6))" office:value-type="float" office:value="39" calcext:value-type="float">
            <text:p>39</text:p>
          </table:table-cell>
          <table:table-cell table:formula="of:=INDIRECT(&quot;A&quot;&amp;[.G99])" office:value-type="string" office:string-value="DEX" calcext:value-type="string">
            <text:p>DEX</text:p>
          </table:table-cell>
          <table:table-cell table:style-name="ce36" table:formula="of:=ISERROR(FIND([.J99];[.$Q99]))" office:value-type="boolean" office:boolean-value="true" calcext:value-type="boolean">
            <text:p>TRUE</text:p>
          </table:table-cell>
          <table:table-cell table:formula="of:=INDIRECT(&quot;A&quot;&amp;[.H99])" office:value-type="string" office:string-value="INT" calcext:value-type="string">
            <text:p>INT</text:p>
          </table:table-cell>
          <table:table-cell table:style-name="ce36" table:formula="of:=ISERROR(FIND([.L99];[.$Q99]))" office:value-type="boolean" office:boolean-value="true" calcext:value-type="boolean">
            <text:p>TRUE</text:p>
          </table:table-cell>
          <table:table-cell table:formula="of:=INDIRECT(&quot;A&quot;&amp;[.I99])" office:value-type="string" office:string-value="WIS" calcext:value-type="string">
            <text:p>WIS</text:p>
          </table:table-cell>
          <table:table-cell table:style-name="ce36" table:formula="of:=ISERROR(FIND([.N99];[.$Q99]))" office:value-type="boolean" office:boolean-value="true" calcext:value-type="boolean">
            <text:p>TRUE</text:p>
          </table:table-cell>
          <table:table-cell table:formula="of:=IF([.K99];[.J99];IF([.M99];[.L99];IF([.O99];[.N99])))" office:value-type="string" office:string-value="DEX" calcext:value-type="string">
            <text:p>DEX</text:p>
          </table:table-cell>
          <table:table-cell table:formula="of:=[.A99]&amp;&quot;,&quot;&amp;[.B99]&amp;&quot;,&quot;&amp;[.C99]" office:value-type="string" office:string-value="CON,CHA,STR" calcext:value-type="string">
            <text:p>CON,CHA,ST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DEX</text:p>
          </table:table-cell>
          <table:table-cell table:formula="of:=34+MATCH([.A100];[.$A$35:.$A$40];0)" office:value-type="float" office:value="37" calcext:value-type="float">
            <text:p>37</text:p>
          </table:table-cell>
          <table:table-cell table:formula="of:=34+MATCH([.B100];[.$A$35:.$A$40];0)" office:value-type="float" office:value="40" calcext:value-type="float">
            <text:p>40</text:p>
          </table:table-cell>
          <table:table-cell table:formula="of:=34+MATCH([.C100];[.$A$35:.$A$40];0)" office:value-type="float" office:value="36" calcext:value-type="float">
            <text:p>36</text:p>
          </table:table-cell>
          <table:table-cell table:formula="of:=IF(OR(35+MOD([.F100]-35+1;6)=[.$D100];35+MOD([.F100]-35+1;6)=[.$E100]);35+MOD([.F100]-35+2;6);35+MOD([.F100]-35+1;6))" office:value-type="float" office:value="38" calcext:value-type="float">
            <text:p>38</text:p>
          </table:table-cell>
          <table:table-cell table:formula="of:=IF(OR(35+MOD([.G100]-35+1;6)=[.$D100];35+MOD([.G100]-35+1;6)=[.$E100]);35+MOD([.G100]-35+2;6);35+MOD([.G100]-35+1;6))" office:value-type="float" office:value="39" calcext:value-type="float">
            <text:p>39</text:p>
          </table:table-cell>
          <table:table-cell table:style-name="ce35" table:formula="of:=IF(OR(35+MOD([.H100]-35+1;6)=[.$D100];35+MOD([.H100]-35+1;6)=[.$E100]);35+MOD([.H100]-35+2;6);35+MOD([.H100]-35+1;6))" office:value-type="float" office:value="35" calcext:value-type="float">
            <text:p>35</text:p>
          </table:table-cell>
          <table:table-cell table:formula="of:=INDIRECT(&quot;A&quot;&amp;[.G100])" office:value-type="string" office:string-value="INT" calcext:value-type="string">
            <text:p>INT</text:p>
          </table:table-cell>
          <table:table-cell table:style-name="ce36" table:formula="of:=ISERROR(FIND([.J100];[.$Q100]))" office:value-type="boolean" office:boolean-value="true" calcext:value-type="boolean">
            <text:p>TRUE</text:p>
          </table:table-cell>
          <table:table-cell table:formula="of:=INDIRECT(&quot;A&quot;&amp;[.H100])" office:value-type="string" office:string-value="WIS" calcext:value-type="string">
            <text:p>WIS</text:p>
          </table:table-cell>
          <table:table-cell table:style-name="ce36" table:formula="of:=ISERROR(FIND([.L100];[.$Q100]))" office:value-type="boolean" office:boolean-value="true" calcext:value-type="boolean">
            <text:p>TRUE</text:p>
          </table:table-cell>
          <table:table-cell table:formula="of:=INDIRECT(&quot;A&quot;&amp;[.I100])" office:value-type="string" office:string-value="STR" calcext:value-type="string">
            <text:p>STR</text:p>
          </table:table-cell>
          <table:table-cell table:style-name="ce36" table:formula="of:=ISERROR(FIND([.N100];[.$Q100]))" office:value-type="boolean" office:boolean-value="true" calcext:value-type="boolean">
            <text:p>TRUE</text:p>
          </table:table-cell>
          <table:table-cell table:formula="of:=IF([.K100];[.J100];IF([.M100];[.L100];IF([.O100];[.N100])))" office:value-type="string" office:string-value="INT" calcext:value-type="string">
            <text:p>INT</text:p>
          </table:table-cell>
          <table:table-cell table:formula="of:=[.A100]&amp;&quot;,&quot;&amp;[.B100]&amp;&quot;,&quot;&amp;[.C100]" office:value-type="string" office:string-value="CON,CHA,DEX" calcext:value-type="string">
            <text:p>CON,CHA,DEX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INT</text:p>
          </table:table-cell>
          <table:table-cell table:formula="of:=34+MATCH([.A101];[.$A$35:.$A$40];0)" office:value-type="float" office:value="37" calcext:value-type="float">
            <text:p>37</text:p>
          </table:table-cell>
          <table:table-cell table:formula="of:=34+MATCH([.B101];[.$A$35:.$A$40];0)" office:value-type="float" office:value="40" calcext:value-type="float">
            <text:p>40</text:p>
          </table:table-cell>
          <table:table-cell table:formula="of:=34+MATCH([.C101];[.$A$35:.$A$40];0)" office:value-type="float" office:value="38" calcext:value-type="float">
            <text:p>38</text:p>
          </table:table-cell>
          <table:table-cell table:formula="of:=IF(OR(35+MOD([.F101]-35+1;6)=[.$D101];35+MOD([.F101]-35+1;6)=[.$E101]);35+MOD([.F101]-35+2;6);35+MOD([.F101]-35+1;6))" office:value-type="float" office:value="39" calcext:value-type="float">
            <text:p>39</text:p>
          </table:table-cell>
          <table:table-cell table:formula="of:=IF(OR(35+MOD([.G101]-35+1;6)=[.$D101];35+MOD([.G101]-35+1;6)=[.$E101]);35+MOD([.G101]-35+2;6);35+MOD([.G101]-35+1;6))" office:value-type="float" office:value="35" calcext:value-type="float">
            <text:p>35</text:p>
          </table:table-cell>
          <table:table-cell table:style-name="ce35" table:formula="of:=IF(OR(35+MOD([.H101]-35+1;6)=[.$D101];35+MOD([.H101]-35+1;6)=[.$E101]);35+MOD([.H101]-35+2;6);35+MOD([.H101]-35+1;6))" office:value-type="float" office:value="36" calcext:value-type="float">
            <text:p>36</text:p>
          </table:table-cell>
          <table:table-cell table:formula="of:=INDIRECT(&quot;A&quot;&amp;[.G101])" office:value-type="string" office:string-value="WIS" calcext:value-type="string">
            <text:p>WIS</text:p>
          </table:table-cell>
          <table:table-cell table:style-name="ce36" table:formula="of:=ISERROR(FIND([.J101];[.$Q101]))" office:value-type="boolean" office:boolean-value="true" calcext:value-type="boolean">
            <text:p>TRUE</text:p>
          </table:table-cell>
          <table:table-cell table:formula="of:=INDIRECT(&quot;A&quot;&amp;[.H101])" office:value-type="string" office:string-value="STR" calcext:value-type="string">
            <text:p>STR</text:p>
          </table:table-cell>
          <table:table-cell table:style-name="ce36" table:formula="of:=ISERROR(FIND([.L101];[.$Q101]))" office:value-type="boolean" office:boolean-value="true" calcext:value-type="boolean">
            <text:p>TRUE</text:p>
          </table:table-cell>
          <table:table-cell table:formula="of:=INDIRECT(&quot;A&quot;&amp;[.I101])" office:value-type="string" office:string-value="DEX" calcext:value-type="string">
            <text:p>DEX</text:p>
          </table:table-cell>
          <table:table-cell table:style-name="ce36" table:formula="of:=ISERROR(FIND([.N101];[.$Q101]))" office:value-type="boolean" office:boolean-value="true" calcext:value-type="boolean">
            <text:p>TRUE</text:p>
          </table:table-cell>
          <table:table-cell table:formula="of:=IF([.K101];[.J101];IF([.M101];[.L101];IF([.O101];[.N101])))" office:value-type="string" office:string-value="WIS" calcext:value-type="string">
            <text:p>WIS</text:p>
          </table:table-cell>
          <table:table-cell table:formula="of:=[.A101]&amp;&quot;,&quot;&amp;[.B101]&amp;&quot;,&quot;&amp;[.C101]" office:value-type="string" office:string-value="CON,CHA,INT" calcext:value-type="string">
            <text:p>CON,CHA,IN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WIS</text:p>
          </table:table-cell>
          <table:table-cell table:formula="of:=34+MATCH([.A102];[.$A$35:.$A$40];0)" office:value-type="float" office:value="37" calcext:value-type="float">
            <text:p>37</text:p>
          </table:table-cell>
          <table:table-cell table:formula="of:=34+MATCH([.B102];[.$A$35:.$A$40];0)" office:value-type="float" office:value="40" calcext:value-type="float">
            <text:p>40</text:p>
          </table:table-cell>
          <table:table-cell table:formula="of:=34+MATCH([.C102];[.$A$35:.$A$40];0)" office:value-type="float" office:value="39" calcext:value-type="float">
            <text:p>39</text:p>
          </table:table-cell>
          <table:table-cell table:formula="of:=IF(OR(35+MOD([.F102]-35+1;6)=[.$D102];35+MOD([.F102]-35+1;6)=[.$E102]);35+MOD([.F102]-35+2;6);35+MOD([.F102]-35+1;6))" office:value-type="float" office:value="35" calcext:value-type="float">
            <text:p>35</text:p>
          </table:table-cell>
          <table:table-cell table:formula="of:=IF(OR(35+MOD([.G102]-35+1;6)=[.$D102];35+MOD([.G102]-35+1;6)=[.$E102]);35+MOD([.G102]-35+2;6);35+MOD([.G102]-35+1;6))" office:value-type="float" office:value="36" calcext:value-type="float">
            <text:p>36</text:p>
          </table:table-cell>
          <table:table-cell table:style-name="ce35" table:formula="of:=IF(OR(35+MOD([.H102]-35+1;6)=[.$D102];35+MOD([.H102]-35+1;6)=[.$E102]);35+MOD([.H102]-35+2;6);35+MOD([.H102]-35+1;6))" office:value-type="float" office:value="38" calcext:value-type="float">
            <text:p>38</text:p>
          </table:table-cell>
          <table:table-cell table:formula="of:=INDIRECT(&quot;A&quot;&amp;[.G102])" office:value-type="string" office:string-value="STR" calcext:value-type="string">
            <text:p>STR</text:p>
          </table:table-cell>
          <table:table-cell table:style-name="ce36" table:formula="of:=ISERROR(FIND([.J102];[.$Q102]))" office:value-type="boolean" office:boolean-value="true" calcext:value-type="boolean">
            <text:p>TRUE</text:p>
          </table:table-cell>
          <table:table-cell table:formula="of:=INDIRECT(&quot;A&quot;&amp;[.H102])" office:value-type="string" office:string-value="DEX" calcext:value-type="string">
            <text:p>DEX</text:p>
          </table:table-cell>
          <table:table-cell table:style-name="ce36" table:formula="of:=ISERROR(FIND([.L102];[.$Q102]))" office:value-type="boolean" office:boolean-value="true" calcext:value-type="boolean">
            <text:p>TRUE</text:p>
          </table:table-cell>
          <table:table-cell table:formula="of:=INDIRECT(&quot;A&quot;&amp;[.I102])" office:value-type="string" office:string-value="INT" calcext:value-type="string">
            <text:p>INT</text:p>
          </table:table-cell>
          <table:table-cell table:style-name="ce36" table:formula="of:=ISERROR(FIND([.N102];[.$Q102]))" office:value-type="boolean" office:boolean-value="true" calcext:value-type="boolean">
            <text:p>TRUE</text:p>
          </table:table-cell>
          <table:table-cell table:formula="of:=IF([.K102];[.J102];IF([.M102];[.L102];IF([.O102];[.N102])))" office:value-type="string" office:string-value="STR" calcext:value-type="string">
            <text:p>STR</text:p>
          </table:table-cell>
          <table:table-cell table:formula="of:=[.A102]&amp;&quot;,&quot;&amp;[.B102]&amp;&quot;,&quot;&amp;[.C102]" office:value-type="string" office:string-value="CON,CHA,WIS" calcext:value-type="string">
            <text:p>CON,CHA,WI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DEX</text:p>
          </table:table-cell>
          <table:table-cell table:formula="of:=34+MATCH([.A103];[.$A$35:.$A$40];0)" office:value-type="float" office:value="38" calcext:value-type="float">
            <text:p>38</text:p>
          </table:table-cell>
          <table:table-cell table:formula="of:=34+MATCH([.B103];[.$A$35:.$A$40];0)" office:value-type="float" office:value="35" calcext:value-type="float">
            <text:p>35</text:p>
          </table:table-cell>
          <table:table-cell table:formula="of:=34+MATCH([.C103];[.$A$35:.$A$40];0)" office:value-type="float" office:value="36" calcext:value-type="float">
            <text:p>36</text:p>
          </table:table-cell>
          <table:table-cell table:formula="of:=IF(OR(35+MOD([.F103]-35+1;6)=[.$D103];35+MOD([.F103]-35+1;6)=[.$E103]);35+MOD([.F103]-35+2;6);35+MOD([.F103]-35+1;6))" office:value-type="float" office:value="37" calcext:value-type="float">
            <text:p>37</text:p>
          </table:table-cell>
          <table:table-cell table:formula="of:=IF(OR(35+MOD([.G103]-35+1;6)=[.$D103];35+MOD([.G103]-35+1;6)=[.$E103]);35+MOD([.G103]-35+2;6);35+MOD([.G103]-35+1;6))" office:value-type="float" office:value="39" calcext:value-type="float">
            <text:p>39</text:p>
          </table:table-cell>
          <table:table-cell table:style-name="ce35" table:formula="of:=IF(OR(35+MOD([.H103]-35+1;6)=[.$D103];35+MOD([.H103]-35+1;6)=[.$E103]);35+MOD([.H103]-35+2;6);35+MOD([.H103]-35+1;6))" office:value-type="float" office:value="40" calcext:value-type="float">
            <text:p>40</text:p>
          </table:table-cell>
          <table:table-cell table:formula="of:=INDIRECT(&quot;A&quot;&amp;[.G103])" office:value-type="string" office:string-value="CON" calcext:value-type="string">
            <text:p>CON</text:p>
          </table:table-cell>
          <table:table-cell table:style-name="ce36" table:formula="of:=ISERROR(FIND([.J103];[.$Q103]))" office:value-type="boolean" office:boolean-value="true" calcext:value-type="boolean">
            <text:p>TRUE</text:p>
          </table:table-cell>
          <table:table-cell table:formula="of:=INDIRECT(&quot;A&quot;&amp;[.H103])" office:value-type="string" office:string-value="WIS" calcext:value-type="string">
            <text:p>WIS</text:p>
          </table:table-cell>
          <table:table-cell table:style-name="ce36" table:formula="of:=ISERROR(FIND([.L103];[.$Q103]))" office:value-type="boolean" office:boolean-value="true" calcext:value-type="boolean">
            <text:p>TRUE</text:p>
          </table:table-cell>
          <table:table-cell table:formula="of:=INDIRECT(&quot;A&quot;&amp;[.I103])" office:value-type="string" office:string-value="CHA" calcext:value-type="string">
            <text:p>CHA</text:p>
          </table:table-cell>
          <table:table-cell table:style-name="ce36" table:formula="of:=ISERROR(FIND([.N103];[.$Q103]))" office:value-type="boolean" office:boolean-value="true" calcext:value-type="boolean">
            <text:p>TRUE</text:p>
          </table:table-cell>
          <table:table-cell table:formula="of:=IF([.K103];[.J103];IF([.M103];[.L103];IF([.O103];[.N103])))" office:value-type="string" office:string-value="CON" calcext:value-type="string">
            <text:p>CON</text:p>
          </table:table-cell>
          <table:table-cell table:formula="of:=[.A103]&amp;&quot;,&quot;&amp;[.B103]&amp;&quot;,&quot;&amp;[.C103]" office:value-type="string" office:string-value="INT,STR,DEX" calcext:value-type="string">
            <text:p>INT,STR,DEX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CON</text:p>
          </table:table-cell>
          <table:table-cell table:formula="of:=34+MATCH([.A104];[.$A$35:.$A$40];0)" office:value-type="float" office:value="38" calcext:value-type="float">
            <text:p>38</text:p>
          </table:table-cell>
          <table:table-cell table:formula="of:=34+MATCH([.B104];[.$A$35:.$A$40];0)" office:value-type="float" office:value="35" calcext:value-type="float">
            <text:p>35</text:p>
          </table:table-cell>
          <table:table-cell table:formula="of:=34+MATCH([.C104];[.$A$35:.$A$40];0)" office:value-type="float" office:value="37" calcext:value-type="float">
            <text:p>37</text:p>
          </table:table-cell>
          <table:table-cell table:formula="of:=IF(OR(35+MOD([.F104]-35+1;6)=[.$D104];35+MOD([.F104]-35+1;6)=[.$E104]);35+MOD([.F104]-35+2;6);35+MOD([.F104]-35+1;6))" office:value-type="float" office:value="39" calcext:value-type="float">
            <text:p>39</text:p>
          </table:table-cell>
          <table:table-cell table:formula="of:=IF(OR(35+MOD([.G104]-35+1;6)=[.$D104];35+MOD([.G104]-35+1;6)=[.$E104]);35+MOD([.G104]-35+2;6);35+MOD([.G104]-35+1;6))" office:value-type="float" office:value="40" calcext:value-type="float">
            <text:p>40</text:p>
          </table:table-cell>
          <table:table-cell table:style-name="ce35" table:formula="of:=IF(OR(35+MOD([.H104]-35+1;6)=[.$D104];35+MOD([.H104]-35+1;6)=[.$E104]);35+MOD([.H104]-35+2;6);35+MOD([.H104]-35+1;6))" office:value-type="float" office:value="36" calcext:value-type="float">
            <text:p>36</text:p>
          </table:table-cell>
          <table:table-cell table:formula="of:=INDIRECT(&quot;A&quot;&amp;[.G104])" office:value-type="string" office:string-value="WIS" calcext:value-type="string">
            <text:p>WIS</text:p>
          </table:table-cell>
          <table:table-cell table:style-name="ce36" table:formula="of:=ISERROR(FIND([.J104];[.$Q104]))" office:value-type="boolean" office:boolean-value="true" calcext:value-type="boolean">
            <text:p>TRUE</text:p>
          </table:table-cell>
          <table:table-cell table:formula="of:=INDIRECT(&quot;A&quot;&amp;[.H104])" office:value-type="string" office:string-value="CHA" calcext:value-type="string">
            <text:p>CHA</text:p>
          </table:table-cell>
          <table:table-cell table:style-name="ce36" table:formula="of:=ISERROR(FIND([.L104];[.$Q104]))" office:value-type="boolean" office:boolean-value="true" calcext:value-type="boolean">
            <text:p>TRUE</text:p>
          </table:table-cell>
          <table:table-cell table:formula="of:=INDIRECT(&quot;A&quot;&amp;[.I104])" office:value-type="string" office:string-value="DEX" calcext:value-type="string">
            <text:p>DEX</text:p>
          </table:table-cell>
          <table:table-cell table:style-name="ce36" table:formula="of:=ISERROR(FIND([.N104];[.$Q104]))" office:value-type="boolean" office:boolean-value="true" calcext:value-type="boolean">
            <text:p>TRUE</text:p>
          </table:table-cell>
          <table:table-cell table:formula="of:=IF([.K104];[.J104];IF([.M104];[.L104];IF([.O104];[.N104])))" office:value-type="string" office:string-value="WIS" calcext:value-type="string">
            <text:p>WIS</text:p>
          </table:table-cell>
          <table:table-cell table:formula="of:=[.A104]&amp;&quot;,&quot;&amp;[.B104]&amp;&quot;,&quot;&amp;[.C104]" office:value-type="string" office:string-value="INT,STR,CON" calcext:value-type="string">
            <text:p>INT,STR,C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WIS</text:p>
          </table:table-cell>
          <table:table-cell table:formula="of:=34+MATCH([.A105];[.$A$35:.$A$40];0)" office:value-type="float" office:value="38" calcext:value-type="float">
            <text:p>38</text:p>
          </table:table-cell>
          <table:table-cell table:formula="of:=34+MATCH([.B105];[.$A$35:.$A$40];0)" office:value-type="float" office:value="35" calcext:value-type="float">
            <text:p>35</text:p>
          </table:table-cell>
          <table:table-cell table:formula="of:=34+MATCH([.C105];[.$A$35:.$A$40];0)" office:value-type="float" office:value="39" calcext:value-type="float">
            <text:p>39</text:p>
          </table:table-cell>
          <table:table-cell table:formula="of:=IF(OR(35+MOD([.F105]-35+1;6)=[.$D105];35+MOD([.F105]-35+1;6)=[.$E105]);35+MOD([.F105]-35+2;6);35+MOD([.F105]-35+1;6))" office:value-type="float" office:value="40" calcext:value-type="float">
            <text:p>40</text:p>
          </table:table-cell>
          <table:table-cell table:formula="of:=IF(OR(35+MOD([.G105]-35+1;6)=[.$D105];35+MOD([.G105]-35+1;6)=[.$E105]);35+MOD([.G105]-35+2;6);35+MOD([.G105]-35+1;6))" office:value-type="float" office:value="36" calcext:value-type="float">
            <text:p>36</text:p>
          </table:table-cell>
          <table:table-cell table:style-name="ce35" table:formula="of:=IF(OR(35+MOD([.H105]-35+1;6)=[.$D105];35+MOD([.H105]-35+1;6)=[.$E105]);35+MOD([.H105]-35+2;6);35+MOD([.H105]-35+1;6))" office:value-type="float" office:value="37" calcext:value-type="float">
            <text:p>37</text:p>
          </table:table-cell>
          <table:table-cell table:formula="of:=INDIRECT(&quot;A&quot;&amp;[.G105])" office:value-type="string" office:string-value="CHA" calcext:value-type="string">
            <text:p>CHA</text:p>
          </table:table-cell>
          <table:table-cell table:style-name="ce36" table:formula="of:=ISERROR(FIND([.J105];[.$Q105]))" office:value-type="boolean" office:boolean-value="true" calcext:value-type="boolean">
            <text:p>TRUE</text:p>
          </table:table-cell>
          <table:table-cell table:formula="of:=INDIRECT(&quot;A&quot;&amp;[.H105])" office:value-type="string" office:string-value="DEX" calcext:value-type="string">
            <text:p>DEX</text:p>
          </table:table-cell>
          <table:table-cell table:style-name="ce36" table:formula="of:=ISERROR(FIND([.L105];[.$Q105]))" office:value-type="boolean" office:boolean-value="true" calcext:value-type="boolean">
            <text:p>TRUE</text:p>
          </table:table-cell>
          <table:table-cell table:formula="of:=INDIRECT(&quot;A&quot;&amp;[.I105])" office:value-type="string" office:string-value="CON" calcext:value-type="string">
            <text:p>CON</text:p>
          </table:table-cell>
          <table:table-cell table:style-name="ce36" table:formula="of:=ISERROR(FIND([.N105];[.$Q105]))" office:value-type="boolean" office:boolean-value="true" calcext:value-type="boolean">
            <text:p>TRUE</text:p>
          </table:table-cell>
          <table:table-cell table:formula="of:=IF([.K105];[.J105];IF([.M105];[.L105];IF([.O105];[.N105])))" office:value-type="string" office:string-value="CHA" calcext:value-type="string">
            <text:p>CHA</text:p>
          </table:table-cell>
          <table:table-cell table:formula="of:=[.A105]&amp;&quot;,&quot;&amp;[.B105]&amp;&quot;,&quot;&amp;[.C105]" office:value-type="string" office:string-value="INT,STR,WIS" calcext:value-type="string">
            <text:p>INT,STR,WI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CHA</text:p>
          </table:table-cell>
          <table:table-cell table:formula="of:=34+MATCH([.A106];[.$A$35:.$A$40];0)" office:value-type="float" office:value="38" calcext:value-type="float">
            <text:p>38</text:p>
          </table:table-cell>
          <table:table-cell table:formula="of:=34+MATCH([.B106];[.$A$35:.$A$40];0)" office:value-type="float" office:value="35" calcext:value-type="float">
            <text:p>35</text:p>
          </table:table-cell>
          <table:table-cell table:formula="of:=34+MATCH([.C106];[.$A$35:.$A$40];0)" office:value-type="float" office:value="40" calcext:value-type="float">
            <text:p>40</text:p>
          </table:table-cell>
          <table:table-cell table:formula="of:=IF(OR(35+MOD([.F106]-35+1;6)=[.$D106];35+MOD([.F106]-35+1;6)=[.$E106]);35+MOD([.F106]-35+2;6);35+MOD([.F106]-35+1;6))" office:value-type="float" office:value="36" calcext:value-type="float">
            <text:p>36</text:p>
          </table:table-cell>
          <table:table-cell table:formula="of:=IF(OR(35+MOD([.G106]-35+1;6)=[.$D106];35+MOD([.G106]-35+1;6)=[.$E106]);35+MOD([.G106]-35+2;6);35+MOD([.G106]-35+1;6))" office:value-type="float" office:value="37" calcext:value-type="float">
            <text:p>37</text:p>
          </table:table-cell>
          <table:table-cell table:style-name="ce35" table:formula="of:=IF(OR(35+MOD([.H106]-35+1;6)=[.$D106];35+MOD([.H106]-35+1;6)=[.$E106]);35+MOD([.H106]-35+2;6);35+MOD([.H106]-35+1;6))" office:value-type="float" office:value="39" calcext:value-type="float">
            <text:p>39</text:p>
          </table:table-cell>
          <table:table-cell table:formula="of:=INDIRECT(&quot;A&quot;&amp;[.G106])" office:value-type="string" office:string-value="DEX" calcext:value-type="string">
            <text:p>DEX</text:p>
          </table:table-cell>
          <table:table-cell table:style-name="ce36" table:formula="of:=ISERROR(FIND([.J106];[.$Q106]))" office:value-type="boolean" office:boolean-value="true" calcext:value-type="boolean">
            <text:p>TRUE</text:p>
          </table:table-cell>
          <table:table-cell table:formula="of:=INDIRECT(&quot;A&quot;&amp;[.H106])" office:value-type="string" office:string-value="CON" calcext:value-type="string">
            <text:p>CON</text:p>
          </table:table-cell>
          <table:table-cell table:style-name="ce36" table:formula="of:=ISERROR(FIND([.L106];[.$Q106]))" office:value-type="boolean" office:boolean-value="true" calcext:value-type="boolean">
            <text:p>TRUE</text:p>
          </table:table-cell>
          <table:table-cell table:formula="of:=INDIRECT(&quot;A&quot;&amp;[.I106])" office:value-type="string" office:string-value="WIS" calcext:value-type="string">
            <text:p>WIS</text:p>
          </table:table-cell>
          <table:table-cell table:style-name="ce36" table:formula="of:=ISERROR(FIND([.N106];[.$Q106]))" office:value-type="boolean" office:boolean-value="true" calcext:value-type="boolean">
            <text:p>TRUE</text:p>
          </table:table-cell>
          <table:table-cell table:formula="of:=IF([.K106];[.J106];IF([.M106];[.L106];IF([.O106];[.N106])))" office:value-type="string" office:string-value="DEX" calcext:value-type="string">
            <text:p>DEX</text:p>
          </table:table-cell>
          <table:table-cell table:formula="of:=[.A106]&amp;&quot;,&quot;&amp;[.B106]&amp;&quot;,&quot;&amp;[.C106]" office:value-type="string" office:string-value="INT,STR,CHA" calcext:value-type="string">
            <text:p>INT,STR,CHA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STR</text:p>
          </table:table-cell>
          <table:table-cell table:formula="of:=34+MATCH([.A107];[.$A$35:.$A$40];0)" office:value-type="float" office:value="38" calcext:value-type="float">
            <text:p>38</text:p>
          </table:table-cell>
          <table:table-cell table:formula="of:=34+MATCH([.B107];[.$A$35:.$A$40];0)" office:value-type="float" office:value="36" calcext:value-type="float">
            <text:p>36</text:p>
          </table:table-cell>
          <table:table-cell table:formula="of:=34+MATCH([.C107];[.$A$35:.$A$40];0)" office:value-type="float" office:value="35" calcext:value-type="float">
            <text:p>35</text:p>
          </table:table-cell>
          <table:table-cell table:formula="of:=IF(OR(35+MOD([.F107]-35+1;6)=[.$D107];35+MOD([.F107]-35+1;6)=[.$E107]);35+MOD([.F107]-35+2;6);35+MOD([.F107]-35+1;6))" office:value-type="float" office:value="37" calcext:value-type="float">
            <text:p>37</text:p>
          </table:table-cell>
          <table:table-cell table:formula="of:=IF(OR(35+MOD([.G107]-35+1;6)=[.$D107];35+MOD([.G107]-35+1;6)=[.$E107]);35+MOD([.G107]-35+2;6);35+MOD([.G107]-35+1;6))" office:value-type="float" office:value="39" calcext:value-type="float">
            <text:p>39</text:p>
          </table:table-cell>
          <table:table-cell table:style-name="ce35" table:formula="of:=IF(OR(35+MOD([.H107]-35+1;6)=[.$D107];35+MOD([.H107]-35+1;6)=[.$E107]);35+MOD([.H107]-35+2;6);35+MOD([.H107]-35+1;6))" office:value-type="float" office:value="40" calcext:value-type="float">
            <text:p>40</text:p>
          </table:table-cell>
          <table:table-cell table:formula="of:=INDIRECT(&quot;A&quot;&amp;[.G107])" office:value-type="string" office:string-value="CON" calcext:value-type="string">
            <text:p>CON</text:p>
          </table:table-cell>
          <table:table-cell table:style-name="ce36" table:formula="of:=ISERROR(FIND([.J107];[.$Q107]))" office:value-type="boolean" office:boolean-value="true" calcext:value-type="boolean">
            <text:p>TRUE</text:p>
          </table:table-cell>
          <table:table-cell table:formula="of:=INDIRECT(&quot;A&quot;&amp;[.H107])" office:value-type="string" office:string-value="WIS" calcext:value-type="string">
            <text:p>WIS</text:p>
          </table:table-cell>
          <table:table-cell table:style-name="ce36" table:formula="of:=ISERROR(FIND([.L107];[.$Q107]))" office:value-type="boolean" office:boolean-value="true" calcext:value-type="boolean">
            <text:p>TRUE</text:p>
          </table:table-cell>
          <table:table-cell table:formula="of:=INDIRECT(&quot;A&quot;&amp;[.I107])" office:value-type="string" office:string-value="CHA" calcext:value-type="string">
            <text:p>CHA</text:p>
          </table:table-cell>
          <table:table-cell table:style-name="ce36" table:formula="of:=ISERROR(FIND([.N107];[.$Q107]))" office:value-type="boolean" office:boolean-value="true" calcext:value-type="boolean">
            <text:p>TRUE</text:p>
          </table:table-cell>
          <table:table-cell table:formula="of:=IF([.K107];[.J107];IF([.M107];[.L107];IF([.O107];[.N107])))" office:value-type="string" office:string-value="CON" calcext:value-type="string">
            <text:p>CON</text:p>
          </table:table-cell>
          <table:table-cell table:formula="of:=[.A107]&amp;&quot;,&quot;&amp;[.B107]&amp;&quot;,&quot;&amp;[.C107]" office:value-type="string" office:string-value="INT,DEX,STR" calcext:value-type="string">
            <text:p>INT,DEX,ST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CON</text:p>
          </table:table-cell>
          <table:table-cell table:formula="of:=34+MATCH([.A108];[.$A$35:.$A$40];0)" office:value-type="float" office:value="38" calcext:value-type="float">
            <text:p>38</text:p>
          </table:table-cell>
          <table:table-cell table:formula="of:=34+MATCH([.B108];[.$A$35:.$A$40];0)" office:value-type="float" office:value="36" calcext:value-type="float">
            <text:p>36</text:p>
          </table:table-cell>
          <table:table-cell table:formula="of:=34+MATCH([.C108];[.$A$35:.$A$40];0)" office:value-type="float" office:value="37" calcext:value-type="float">
            <text:p>37</text:p>
          </table:table-cell>
          <table:table-cell table:formula="of:=IF(OR(35+MOD([.F108]-35+1;6)=[.$D108];35+MOD([.F108]-35+1;6)=[.$E108]);35+MOD([.F108]-35+2;6);35+MOD([.F108]-35+1;6))" office:value-type="float" office:value="39" calcext:value-type="float">
            <text:p>39</text:p>
          </table:table-cell>
          <table:table-cell table:formula="of:=IF(OR(35+MOD([.G108]-35+1;6)=[.$D108];35+MOD([.G108]-35+1;6)=[.$E108]);35+MOD([.G108]-35+2;6);35+MOD([.G108]-35+1;6))" office:value-type="float" office:value="40" calcext:value-type="float">
            <text:p>40</text:p>
          </table:table-cell>
          <table:table-cell table:style-name="ce35" table:formula="of:=IF(OR(35+MOD([.H108]-35+1;6)=[.$D108];35+MOD([.H108]-35+1;6)=[.$E108]);35+MOD([.H108]-35+2;6);35+MOD([.H108]-35+1;6))" office:value-type="float" office:value="35" calcext:value-type="float">
            <text:p>35</text:p>
          </table:table-cell>
          <table:table-cell table:formula="of:=INDIRECT(&quot;A&quot;&amp;[.G108])" office:value-type="string" office:string-value="WIS" calcext:value-type="string">
            <text:p>WIS</text:p>
          </table:table-cell>
          <table:table-cell table:style-name="ce36" table:formula="of:=ISERROR(FIND([.J108];[.$Q108]))" office:value-type="boolean" office:boolean-value="true" calcext:value-type="boolean">
            <text:p>TRUE</text:p>
          </table:table-cell>
          <table:table-cell table:formula="of:=INDIRECT(&quot;A&quot;&amp;[.H108])" office:value-type="string" office:string-value="CHA" calcext:value-type="string">
            <text:p>CHA</text:p>
          </table:table-cell>
          <table:table-cell table:style-name="ce36" table:formula="of:=ISERROR(FIND([.L108];[.$Q108]))" office:value-type="boolean" office:boolean-value="true" calcext:value-type="boolean">
            <text:p>TRUE</text:p>
          </table:table-cell>
          <table:table-cell table:formula="of:=INDIRECT(&quot;A&quot;&amp;[.I108])" office:value-type="string" office:string-value="STR" calcext:value-type="string">
            <text:p>STR</text:p>
          </table:table-cell>
          <table:table-cell table:style-name="ce36" table:formula="of:=ISERROR(FIND([.N108];[.$Q108]))" office:value-type="boolean" office:boolean-value="true" calcext:value-type="boolean">
            <text:p>TRUE</text:p>
          </table:table-cell>
          <table:table-cell table:formula="of:=IF([.K108];[.J108];IF([.M108];[.L108];IF([.O108];[.N108])))" office:value-type="string" office:string-value="WIS" calcext:value-type="string">
            <text:p>WIS</text:p>
          </table:table-cell>
          <table:table-cell table:formula="of:=[.A108]&amp;&quot;,&quot;&amp;[.B108]&amp;&quot;,&quot;&amp;[.C108]" office:value-type="string" office:string-value="INT,DEX,CON" calcext:value-type="string">
            <text:p>INT,DEX,C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WIS</text:p>
          </table:table-cell>
          <table:table-cell table:formula="of:=34+MATCH([.A109];[.$A$35:.$A$40];0)" office:value-type="float" office:value="38" calcext:value-type="float">
            <text:p>38</text:p>
          </table:table-cell>
          <table:table-cell table:formula="of:=34+MATCH([.B109];[.$A$35:.$A$40];0)" office:value-type="float" office:value="36" calcext:value-type="float">
            <text:p>36</text:p>
          </table:table-cell>
          <table:table-cell table:formula="of:=34+MATCH([.C109];[.$A$35:.$A$40];0)" office:value-type="float" office:value="39" calcext:value-type="float">
            <text:p>39</text:p>
          </table:table-cell>
          <table:table-cell table:formula="of:=IF(OR(35+MOD([.F109]-35+1;6)=[.$D109];35+MOD([.F109]-35+1;6)=[.$E109]);35+MOD([.F109]-35+2;6);35+MOD([.F109]-35+1;6))" office:value-type="float" office:value="40" calcext:value-type="float">
            <text:p>40</text:p>
          </table:table-cell>
          <table:table-cell table:formula="of:=IF(OR(35+MOD([.G109]-35+1;6)=[.$D109];35+MOD([.G109]-35+1;6)=[.$E109]);35+MOD([.G109]-35+2;6);35+MOD([.G109]-35+1;6))" office:value-type="float" office:value="35" calcext:value-type="float">
            <text:p>35</text:p>
          </table:table-cell>
          <table:table-cell table:style-name="ce35" table:formula="of:=IF(OR(35+MOD([.H109]-35+1;6)=[.$D109];35+MOD([.H109]-35+1;6)=[.$E109]);35+MOD([.H109]-35+2;6);35+MOD([.H109]-35+1;6))" office:value-type="float" office:value="37" calcext:value-type="float">
            <text:p>37</text:p>
          </table:table-cell>
          <table:table-cell table:formula="of:=INDIRECT(&quot;A&quot;&amp;[.G109])" office:value-type="string" office:string-value="CHA" calcext:value-type="string">
            <text:p>CHA</text:p>
          </table:table-cell>
          <table:table-cell table:style-name="ce36" table:formula="of:=ISERROR(FIND([.J109];[.$Q109]))" office:value-type="boolean" office:boolean-value="true" calcext:value-type="boolean">
            <text:p>TRUE</text:p>
          </table:table-cell>
          <table:table-cell table:formula="of:=INDIRECT(&quot;A&quot;&amp;[.H109])" office:value-type="string" office:string-value="STR" calcext:value-type="string">
            <text:p>STR</text:p>
          </table:table-cell>
          <table:table-cell table:style-name="ce36" table:formula="of:=ISERROR(FIND([.L109];[.$Q109]))" office:value-type="boolean" office:boolean-value="true" calcext:value-type="boolean">
            <text:p>TRUE</text:p>
          </table:table-cell>
          <table:table-cell table:formula="of:=INDIRECT(&quot;A&quot;&amp;[.I109])" office:value-type="string" office:string-value="CON" calcext:value-type="string">
            <text:p>CON</text:p>
          </table:table-cell>
          <table:table-cell table:style-name="ce36" table:formula="of:=ISERROR(FIND([.N109];[.$Q109]))" office:value-type="boolean" office:boolean-value="true" calcext:value-type="boolean">
            <text:p>TRUE</text:p>
          </table:table-cell>
          <table:table-cell table:formula="of:=IF([.K109];[.J109];IF([.M109];[.L109];IF([.O109];[.N109])))" office:value-type="string" office:string-value="CHA" calcext:value-type="string">
            <text:p>CHA</text:p>
          </table:table-cell>
          <table:table-cell table:formula="of:=[.A109]&amp;&quot;,&quot;&amp;[.B109]&amp;&quot;,&quot;&amp;[.C109]" office:value-type="string" office:string-value="INT,DEX,WIS" calcext:value-type="string">
            <text:p>INT,DEX,WI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CHA</text:p>
          </table:table-cell>
          <table:table-cell table:formula="of:=34+MATCH([.A110];[.$A$35:.$A$40];0)" office:value-type="float" office:value="38" calcext:value-type="float">
            <text:p>38</text:p>
          </table:table-cell>
          <table:table-cell table:formula="of:=34+MATCH([.B110];[.$A$35:.$A$40];0)" office:value-type="float" office:value="36" calcext:value-type="float">
            <text:p>36</text:p>
          </table:table-cell>
          <table:table-cell table:formula="of:=34+MATCH([.C110];[.$A$35:.$A$40];0)" office:value-type="float" office:value="40" calcext:value-type="float">
            <text:p>40</text:p>
          </table:table-cell>
          <table:table-cell table:formula="of:=IF(OR(35+MOD([.F110]-35+1;6)=[.$D110];35+MOD([.F110]-35+1;6)=[.$E110]);35+MOD([.F110]-35+2;6);35+MOD([.F110]-35+1;6))" office:value-type="float" office:value="35" calcext:value-type="float">
            <text:p>35</text:p>
          </table:table-cell>
          <table:table-cell table:formula="of:=IF(OR(35+MOD([.G110]-35+1;6)=[.$D110];35+MOD([.G110]-35+1;6)=[.$E110]);35+MOD([.G110]-35+2;6);35+MOD([.G110]-35+1;6))" office:value-type="float" office:value="37" calcext:value-type="float">
            <text:p>37</text:p>
          </table:table-cell>
          <table:table-cell table:style-name="ce35" table:formula="of:=IF(OR(35+MOD([.H110]-35+1;6)=[.$D110];35+MOD([.H110]-35+1;6)=[.$E110]);35+MOD([.H110]-35+2;6);35+MOD([.H110]-35+1;6))" office:value-type="float" office:value="39" calcext:value-type="float">
            <text:p>39</text:p>
          </table:table-cell>
          <table:table-cell table:formula="of:=INDIRECT(&quot;A&quot;&amp;[.G110])" office:value-type="string" office:string-value="STR" calcext:value-type="string">
            <text:p>STR</text:p>
          </table:table-cell>
          <table:table-cell table:style-name="ce36" table:formula="of:=ISERROR(FIND([.J110];[.$Q110]))" office:value-type="boolean" office:boolean-value="true" calcext:value-type="boolean">
            <text:p>TRUE</text:p>
          </table:table-cell>
          <table:table-cell table:formula="of:=INDIRECT(&quot;A&quot;&amp;[.H110])" office:value-type="string" office:string-value="CON" calcext:value-type="string">
            <text:p>CON</text:p>
          </table:table-cell>
          <table:table-cell table:style-name="ce36" table:formula="of:=ISERROR(FIND([.L110];[.$Q110]))" office:value-type="boolean" office:boolean-value="true" calcext:value-type="boolean">
            <text:p>TRUE</text:p>
          </table:table-cell>
          <table:table-cell table:formula="of:=INDIRECT(&quot;A&quot;&amp;[.I110])" office:value-type="string" office:string-value="WIS" calcext:value-type="string">
            <text:p>WIS</text:p>
          </table:table-cell>
          <table:table-cell table:style-name="ce36" table:formula="of:=ISERROR(FIND([.N110];[.$Q110]))" office:value-type="boolean" office:boolean-value="true" calcext:value-type="boolean">
            <text:p>TRUE</text:p>
          </table:table-cell>
          <table:table-cell table:formula="of:=IF([.K110];[.J110];IF([.M110];[.L110];IF([.O110];[.N110])))" office:value-type="string" office:string-value="STR" calcext:value-type="string">
            <text:p>STR</text:p>
          </table:table-cell>
          <table:table-cell table:formula="of:=[.A110]&amp;&quot;,&quot;&amp;[.B110]&amp;&quot;,&quot;&amp;[.C110]" office:value-type="string" office:string-value="INT,DEX,CHA" calcext:value-type="string">
            <text:p>INT,DEX,CHA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CON</text:p>
          </table:table-cell>
          <table:table-cell table:style-name="Default" office:value-type="string" calcext:value-type="string">
            <text:p>STR</text:p>
          </table:table-cell>
          <table:table-cell table:formula="of:=34+MATCH([.A111];[.$A$35:.$A$40];0)" office:value-type="float" office:value="38" calcext:value-type="float">
            <text:p>38</text:p>
          </table:table-cell>
          <table:table-cell table:formula="of:=34+MATCH([.B111];[.$A$35:.$A$40];0)" office:value-type="float" office:value="37" calcext:value-type="float">
            <text:p>37</text:p>
          </table:table-cell>
          <table:table-cell table:formula="of:=34+MATCH([.C111];[.$A$35:.$A$40];0)" office:value-type="float" office:value="35" calcext:value-type="float">
            <text:p>35</text:p>
          </table:table-cell>
          <table:table-cell table:formula="of:=IF(OR(35+MOD([.F111]-35+1;6)=[.$D111];35+MOD([.F111]-35+1;6)=[.$E111]);35+MOD([.F111]-35+2;6);35+MOD([.F111]-35+1;6))" office:value-type="float" office:value="36" calcext:value-type="float">
            <text:p>36</text:p>
          </table:table-cell>
          <table:table-cell table:formula="of:=IF(OR(35+MOD([.G111]-35+1;6)=[.$D111];35+MOD([.G111]-35+1;6)=[.$E111]);35+MOD([.G111]-35+2;6);35+MOD([.G111]-35+1;6))" office:value-type="float" office:value="38" calcext:value-type="float">
            <text:p>38</text:p>
          </table:table-cell>
          <table:table-cell table:style-name="ce35" table:formula="of:=IF(OR(35+MOD([.H111]-35+1;6)=[.$D111];35+MOD([.H111]-35+1;6)=[.$E111]);35+MOD([.H111]-35+2;6);35+MOD([.H111]-35+1;6))" office:value-type="float" office:value="39" calcext:value-type="float">
            <text:p>39</text:p>
          </table:table-cell>
          <table:table-cell table:formula="of:=INDIRECT(&quot;A&quot;&amp;[.G111])" office:value-type="string" office:string-value="DEX" calcext:value-type="string">
            <text:p>DEX</text:p>
          </table:table-cell>
          <table:table-cell table:style-name="ce36" table:formula="of:=ISERROR(FIND([.J111];[.$Q111]))" office:value-type="boolean" office:boolean-value="true" calcext:value-type="boolean">
            <text:p>TRUE</text:p>
          </table:table-cell>
          <table:table-cell table:formula="of:=INDIRECT(&quot;A&quot;&amp;[.H111])" office:value-type="string" office:string-value="INT" calcext:value-type="string">
            <text:p>INT</text:p>
          </table:table-cell>
          <table:table-cell table:style-name="ce36" table:formula="of:=ISERROR(FIND([.L111];[.$Q111]))" office:value-type="boolean" office:boolean-value="false" calcext:value-type="boolean">
            <text:p>FALSE</text:p>
          </table:table-cell>
          <table:table-cell table:formula="of:=INDIRECT(&quot;A&quot;&amp;[.I111])" office:value-type="string" office:string-value="WIS" calcext:value-type="string">
            <text:p>WIS</text:p>
          </table:table-cell>
          <table:table-cell table:style-name="ce36" table:formula="of:=ISERROR(FIND([.N111];[.$Q111]))" office:value-type="boolean" office:boolean-value="true" calcext:value-type="boolean">
            <text:p>TRUE</text:p>
          </table:table-cell>
          <table:table-cell table:formula="of:=IF([.K111];[.J111];IF([.M111];[.L111];IF([.O111];[.N111])))" office:value-type="string" office:string-value="DEX" calcext:value-type="string">
            <text:p>DEX</text:p>
          </table:table-cell>
          <table:table-cell table:formula="of:=[.A111]&amp;&quot;,&quot;&amp;[.B111]&amp;&quot;,&quot;&amp;[.C111]" office:value-type="string" office:string-value="INT,CON,STR" calcext:value-type="string">
            <text:p>INT,CON,ST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CON</text:p>
          </table:table-cell>
          <table:table-cell table:style-name="Default" office:value-type="string" calcext:value-type="string">
            <text:p>DEX</text:p>
          </table:table-cell>
          <table:table-cell table:formula="of:=34+MATCH([.A112];[.$A$35:.$A$40];0)" office:value-type="float" office:value="38" calcext:value-type="float">
            <text:p>38</text:p>
          </table:table-cell>
          <table:table-cell table:formula="of:=34+MATCH([.B112];[.$A$35:.$A$40];0)" office:value-type="float" office:value="37" calcext:value-type="float">
            <text:p>37</text:p>
          </table:table-cell>
          <table:table-cell table:formula="of:=34+MATCH([.C112];[.$A$35:.$A$40];0)" office:value-type="float" office:value="36" calcext:value-type="float">
            <text:p>36</text:p>
          </table:table-cell>
          <table:table-cell table:formula="of:=IF(OR(35+MOD([.F112]-35+1;6)=[.$D112];35+MOD([.F112]-35+1;6)=[.$E112]);35+MOD([.F112]-35+2;6);35+MOD([.F112]-35+1;6))" office:value-type="float" office:value="38" calcext:value-type="float">
            <text:p>38</text:p>
          </table:table-cell>
          <table:table-cell table:formula="of:=IF(OR(35+MOD([.G112]-35+1;6)=[.$D112];35+MOD([.G112]-35+1;6)=[.$E112]);35+MOD([.G112]-35+2;6);35+MOD([.G112]-35+1;6))" office:value-type="float" office:value="39" calcext:value-type="float">
            <text:p>39</text:p>
          </table:table-cell>
          <table:table-cell table:style-name="ce35" table:formula="of:=IF(OR(35+MOD([.H112]-35+1;6)=[.$D112];35+MOD([.H112]-35+1;6)=[.$E112]);35+MOD([.H112]-35+2;6);35+MOD([.H112]-35+1;6))" office:value-type="float" office:value="40" calcext:value-type="float">
            <text:p>40</text:p>
          </table:table-cell>
          <table:table-cell table:formula="of:=INDIRECT(&quot;A&quot;&amp;[.G112])" office:value-type="string" office:string-value="INT" calcext:value-type="string">
            <text:p>INT</text:p>
          </table:table-cell>
          <table:table-cell table:style-name="ce36" table:formula="of:=ISERROR(FIND([.J112];[.$Q112]))" office:value-type="boolean" office:boolean-value="false" calcext:value-type="boolean">
            <text:p>FALSE</text:p>
          </table:table-cell>
          <table:table-cell table:formula="of:=INDIRECT(&quot;A&quot;&amp;[.H112])" office:value-type="string" office:string-value="WIS" calcext:value-type="string">
            <text:p>WIS</text:p>
          </table:table-cell>
          <table:table-cell table:style-name="ce36" table:formula="of:=ISERROR(FIND([.L112];[.$Q112]))" office:value-type="boolean" office:boolean-value="true" calcext:value-type="boolean">
            <text:p>TRUE</text:p>
          </table:table-cell>
          <table:table-cell table:formula="of:=INDIRECT(&quot;A&quot;&amp;[.I112])" office:value-type="string" office:string-value="CHA" calcext:value-type="string">
            <text:p>CHA</text:p>
          </table:table-cell>
          <table:table-cell table:style-name="ce36" table:formula="of:=ISERROR(FIND([.N112];[.$Q112]))" office:value-type="boolean" office:boolean-value="true" calcext:value-type="boolean">
            <text:p>TRUE</text:p>
          </table:table-cell>
          <table:table-cell table:formula="of:=IF([.K112];[.J112];IF([.M112];[.L112];IF([.O112];[.N112])))" office:value-type="string" office:string-value="WIS" calcext:value-type="string">
            <text:p>WIS</text:p>
          </table:table-cell>
          <table:table-cell table:formula="of:=[.A112]&amp;&quot;,&quot;&amp;[.B112]&amp;&quot;,&quot;&amp;[.C112]" office:value-type="string" office:string-value="INT,CON,DEX" calcext:value-type="string">
            <text:p>INT,CON,DEX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CON</text:p>
          </table:table-cell>
          <table:table-cell table:style-name="Default" office:value-type="string" calcext:value-type="string">
            <text:p>WIS</text:p>
          </table:table-cell>
          <table:table-cell table:formula="of:=34+MATCH([.A113];[.$A$35:.$A$40];0)" office:value-type="float" office:value="38" calcext:value-type="float">
            <text:p>38</text:p>
          </table:table-cell>
          <table:table-cell table:formula="of:=34+MATCH([.B113];[.$A$35:.$A$40];0)" office:value-type="float" office:value="37" calcext:value-type="float">
            <text:p>37</text:p>
          </table:table-cell>
          <table:table-cell table:formula="of:=34+MATCH([.C113];[.$A$35:.$A$40];0)" office:value-type="float" office:value="39" calcext:value-type="float">
            <text:p>39</text:p>
          </table:table-cell>
          <table:table-cell table:formula="of:=IF(OR(35+MOD([.F113]-35+1;6)=[.$D113];35+MOD([.F113]-35+1;6)=[.$E113]);35+MOD([.F113]-35+2;6);35+MOD([.F113]-35+1;6))" office:value-type="float" office:value="40" calcext:value-type="float">
            <text:p>40</text:p>
          </table:table-cell>
          <table:table-cell table:formula="of:=IF(OR(35+MOD([.G113]-35+1;6)=[.$D113];35+MOD([.G113]-35+1;6)=[.$E113]);35+MOD([.G113]-35+2;6);35+MOD([.G113]-35+1;6))" office:value-type="float" office:value="35" calcext:value-type="float">
            <text:p>35</text:p>
          </table:table-cell>
          <table:table-cell table:style-name="ce35" table:formula="of:=IF(OR(35+MOD([.H113]-35+1;6)=[.$D113];35+MOD([.H113]-35+1;6)=[.$E113]);35+MOD([.H113]-35+2;6);35+MOD([.H113]-35+1;6))" office:value-type="float" office:value="36" calcext:value-type="float">
            <text:p>36</text:p>
          </table:table-cell>
          <table:table-cell table:formula="of:=INDIRECT(&quot;A&quot;&amp;[.G113])" office:value-type="string" office:string-value="CHA" calcext:value-type="string">
            <text:p>CHA</text:p>
          </table:table-cell>
          <table:table-cell table:style-name="ce36" table:formula="of:=ISERROR(FIND([.J113];[.$Q113]))" office:value-type="boolean" office:boolean-value="true" calcext:value-type="boolean">
            <text:p>TRUE</text:p>
          </table:table-cell>
          <table:table-cell table:formula="of:=INDIRECT(&quot;A&quot;&amp;[.H113])" office:value-type="string" office:string-value="STR" calcext:value-type="string">
            <text:p>STR</text:p>
          </table:table-cell>
          <table:table-cell table:style-name="ce36" table:formula="of:=ISERROR(FIND([.L113];[.$Q113]))" office:value-type="boolean" office:boolean-value="true" calcext:value-type="boolean">
            <text:p>TRUE</text:p>
          </table:table-cell>
          <table:table-cell table:formula="of:=INDIRECT(&quot;A&quot;&amp;[.I113])" office:value-type="string" office:string-value="DEX" calcext:value-type="string">
            <text:p>DEX</text:p>
          </table:table-cell>
          <table:table-cell table:style-name="ce36" table:formula="of:=ISERROR(FIND([.N113];[.$Q113]))" office:value-type="boolean" office:boolean-value="true" calcext:value-type="boolean">
            <text:p>TRUE</text:p>
          </table:table-cell>
          <table:table-cell table:formula="of:=IF([.K113];[.J113];IF([.M113];[.L113];IF([.O113];[.N113])))" office:value-type="string" office:string-value="CHA" calcext:value-type="string">
            <text:p>CHA</text:p>
          </table:table-cell>
          <table:table-cell table:formula="of:=[.A113]&amp;&quot;,&quot;&amp;[.B113]&amp;&quot;,&quot;&amp;[.C113]" office:value-type="string" office:string-value="INT,CON,WIS" calcext:value-type="string">
            <text:p>INT,CON,WI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CON</text:p>
          </table:table-cell>
          <table:table-cell table:style-name="Default" office:value-type="string" calcext:value-type="string">
            <text:p>CHA</text:p>
          </table:table-cell>
          <table:table-cell table:formula="of:=34+MATCH([.A114];[.$A$35:.$A$40];0)" office:value-type="float" office:value="38" calcext:value-type="float">
            <text:p>38</text:p>
          </table:table-cell>
          <table:table-cell table:formula="of:=34+MATCH([.B114];[.$A$35:.$A$40];0)" office:value-type="float" office:value="37" calcext:value-type="float">
            <text:p>37</text:p>
          </table:table-cell>
          <table:table-cell table:formula="of:=34+MATCH([.C114];[.$A$35:.$A$40];0)" office:value-type="float" office:value="40" calcext:value-type="float">
            <text:p>40</text:p>
          </table:table-cell>
          <table:table-cell table:formula="of:=IF(OR(35+MOD([.F114]-35+1;6)=[.$D114];35+MOD([.F114]-35+1;6)=[.$E114]);35+MOD([.F114]-35+2;6);35+MOD([.F114]-35+1;6))" office:value-type="float" office:value="35" calcext:value-type="float">
            <text:p>35</text:p>
          </table:table-cell>
          <table:table-cell table:formula="of:=IF(OR(35+MOD([.G114]-35+1;6)=[.$D114];35+MOD([.G114]-35+1;6)=[.$E114]);35+MOD([.G114]-35+2;6);35+MOD([.G114]-35+1;6))" office:value-type="float" office:value="36" calcext:value-type="float">
            <text:p>36</text:p>
          </table:table-cell>
          <table:table-cell table:style-name="ce35" table:formula="of:=IF(OR(35+MOD([.H114]-35+1;6)=[.$D114];35+MOD([.H114]-35+1;6)=[.$E114]);35+MOD([.H114]-35+2;6);35+MOD([.H114]-35+1;6))" office:value-type="float" office:value="38" calcext:value-type="float">
            <text:p>38</text:p>
          </table:table-cell>
          <table:table-cell table:formula="of:=INDIRECT(&quot;A&quot;&amp;[.G114])" office:value-type="string" office:string-value="STR" calcext:value-type="string">
            <text:p>STR</text:p>
          </table:table-cell>
          <table:table-cell table:style-name="ce36" table:formula="of:=ISERROR(FIND([.J114];[.$Q114]))" office:value-type="boolean" office:boolean-value="true" calcext:value-type="boolean">
            <text:p>TRUE</text:p>
          </table:table-cell>
          <table:table-cell table:formula="of:=INDIRECT(&quot;A&quot;&amp;[.H114])" office:value-type="string" office:string-value="DEX" calcext:value-type="string">
            <text:p>DEX</text:p>
          </table:table-cell>
          <table:table-cell table:style-name="ce36" table:formula="of:=ISERROR(FIND([.L114];[.$Q114]))" office:value-type="boolean" office:boolean-value="true" calcext:value-type="boolean">
            <text:p>TRUE</text:p>
          </table:table-cell>
          <table:table-cell table:formula="of:=INDIRECT(&quot;A&quot;&amp;[.I114])" office:value-type="string" office:string-value="INT" calcext:value-type="string">
            <text:p>INT</text:p>
          </table:table-cell>
          <table:table-cell table:style-name="ce36" table:formula="of:=ISERROR(FIND([.N114];[.$Q114]))" office:value-type="boolean" office:boolean-value="false" calcext:value-type="boolean">
            <text:p>FALSE</text:p>
          </table:table-cell>
          <table:table-cell table:formula="of:=IF([.K114];[.J114];IF([.M114];[.L114];IF([.O114];[.N114])))" office:value-type="string" office:string-value="STR" calcext:value-type="string">
            <text:p>STR</text:p>
          </table:table-cell>
          <table:table-cell table:formula="of:=[.A114]&amp;&quot;,&quot;&amp;[.B114]&amp;&quot;,&quot;&amp;[.C114]" office:value-type="string" office:string-value="INT,CON,CHA" calcext:value-type="string">
            <text:p>INT,CON,CHA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STR</text:p>
          </table:table-cell>
          <table:table-cell table:formula="of:=34+MATCH([.A115];[.$A$35:.$A$40];0)" office:value-type="float" office:value="38" calcext:value-type="float">
            <text:p>38</text:p>
          </table:table-cell>
          <table:table-cell table:formula="of:=34+MATCH([.B115];[.$A$35:.$A$40];0)" office:value-type="float" office:value="39" calcext:value-type="float">
            <text:p>39</text:p>
          </table:table-cell>
          <table:table-cell table:formula="of:=34+MATCH([.C115];[.$A$35:.$A$40];0)" office:value-type="float" office:value="35" calcext:value-type="float">
            <text:p>35</text:p>
          </table:table-cell>
          <table:table-cell table:formula="of:=IF(OR(35+MOD([.F115]-35+1;6)=[.$D115];35+MOD([.F115]-35+1;6)=[.$E115]);35+MOD([.F115]-35+2;6);35+MOD([.F115]-35+1;6))" office:value-type="float" office:value="36" calcext:value-type="float">
            <text:p>36</text:p>
          </table:table-cell>
          <table:table-cell table:formula="of:=IF(OR(35+MOD([.G115]-35+1;6)=[.$D115];35+MOD([.G115]-35+1;6)=[.$E115]);35+MOD([.G115]-35+2;6);35+MOD([.G115]-35+1;6))" office:value-type="float" office:value="37" calcext:value-type="float">
            <text:p>37</text:p>
          </table:table-cell>
          <table:table-cell table:style-name="ce35" table:formula="of:=IF(OR(35+MOD([.H115]-35+1;6)=[.$D115];35+MOD([.H115]-35+1;6)=[.$E115]);35+MOD([.H115]-35+2;6);35+MOD([.H115]-35+1;6))" office:value-type="float" office:value="39" calcext:value-type="float">
            <text:p>39</text:p>
          </table:table-cell>
          <table:table-cell table:formula="of:=INDIRECT(&quot;A&quot;&amp;[.G115])" office:value-type="string" office:string-value="DEX" calcext:value-type="string">
            <text:p>DEX</text:p>
          </table:table-cell>
          <table:table-cell table:style-name="ce36" table:formula="of:=ISERROR(FIND([.J115];[.$Q115]))" office:value-type="boolean" office:boolean-value="true" calcext:value-type="boolean">
            <text:p>TRUE</text:p>
          </table:table-cell>
          <table:table-cell table:formula="of:=INDIRECT(&quot;A&quot;&amp;[.H115])" office:value-type="string" office:string-value="CON" calcext:value-type="string">
            <text:p>CON</text:p>
          </table:table-cell>
          <table:table-cell table:style-name="ce36" table:formula="of:=ISERROR(FIND([.L115];[.$Q115]))" office:value-type="boolean" office:boolean-value="true" calcext:value-type="boolean">
            <text:p>TRUE</text:p>
          </table:table-cell>
          <table:table-cell table:formula="of:=INDIRECT(&quot;A&quot;&amp;[.I115])" office:value-type="string" office:string-value="WIS" calcext:value-type="string">
            <text:p>WIS</text:p>
          </table:table-cell>
          <table:table-cell table:style-name="ce36" table:formula="of:=ISERROR(FIND([.N115];[.$Q115]))" office:value-type="boolean" office:boolean-value="false" calcext:value-type="boolean">
            <text:p>FALSE</text:p>
          </table:table-cell>
          <table:table-cell table:formula="of:=IF([.K115];[.J115];IF([.M115];[.L115];IF([.O115];[.N115])))" office:value-type="string" office:string-value="DEX" calcext:value-type="string">
            <text:p>DEX</text:p>
          </table:table-cell>
          <table:table-cell table:formula="of:=[.A115]&amp;&quot;,&quot;&amp;[.B115]&amp;&quot;,&quot;&amp;[.C115]" office:value-type="string" office:string-value="INT,WIS,STR" calcext:value-type="string">
            <text:p>INT,WIS,ST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DEX</text:p>
          </table:table-cell>
          <table:table-cell table:formula="of:=34+MATCH([.A116];[.$A$35:.$A$40];0)" office:value-type="float" office:value="38" calcext:value-type="float">
            <text:p>38</text:p>
          </table:table-cell>
          <table:table-cell table:formula="of:=34+MATCH([.B116];[.$A$35:.$A$40];0)" office:value-type="float" office:value="39" calcext:value-type="float">
            <text:p>39</text:p>
          </table:table-cell>
          <table:table-cell table:formula="of:=34+MATCH([.C116];[.$A$35:.$A$40];0)" office:value-type="float" office:value="36" calcext:value-type="float">
            <text:p>36</text:p>
          </table:table-cell>
          <table:table-cell table:formula="of:=IF(OR(35+MOD([.F116]-35+1;6)=[.$D116];35+MOD([.F116]-35+1;6)=[.$E116]);35+MOD([.F116]-35+2;6);35+MOD([.F116]-35+1;6))" office:value-type="float" office:value="37" calcext:value-type="float">
            <text:p>37</text:p>
          </table:table-cell>
          <table:table-cell table:formula="of:=IF(OR(35+MOD([.G116]-35+1;6)=[.$D116];35+MOD([.G116]-35+1;6)=[.$E116]);35+MOD([.G116]-35+2;6);35+MOD([.G116]-35+1;6))" office:value-type="float" office:value="39" calcext:value-type="float">
            <text:p>39</text:p>
          </table:table-cell>
          <table:table-cell table:style-name="ce35" table:formula="of:=IF(OR(35+MOD([.H116]-35+1;6)=[.$D116];35+MOD([.H116]-35+1;6)=[.$E116]);35+MOD([.H116]-35+2;6);35+MOD([.H116]-35+1;6))" office:value-type="float" office:value="40" calcext:value-type="float">
            <text:p>40</text:p>
          </table:table-cell>
          <table:table-cell table:formula="of:=INDIRECT(&quot;A&quot;&amp;[.G116])" office:value-type="string" office:string-value="CON" calcext:value-type="string">
            <text:p>CON</text:p>
          </table:table-cell>
          <table:table-cell table:style-name="ce36" table:formula="of:=ISERROR(FIND([.J116];[.$Q116]))" office:value-type="boolean" office:boolean-value="true" calcext:value-type="boolean">
            <text:p>TRUE</text:p>
          </table:table-cell>
          <table:table-cell table:formula="of:=INDIRECT(&quot;A&quot;&amp;[.H116])" office:value-type="string" office:string-value="WIS" calcext:value-type="string">
            <text:p>WIS</text:p>
          </table:table-cell>
          <table:table-cell table:style-name="ce36" table:formula="of:=ISERROR(FIND([.L116];[.$Q116]))" office:value-type="boolean" office:boolean-value="false" calcext:value-type="boolean">
            <text:p>FALSE</text:p>
          </table:table-cell>
          <table:table-cell table:formula="of:=INDIRECT(&quot;A&quot;&amp;[.I116])" office:value-type="string" office:string-value="CHA" calcext:value-type="string">
            <text:p>CHA</text:p>
          </table:table-cell>
          <table:table-cell table:style-name="ce36" table:formula="of:=ISERROR(FIND([.N116];[.$Q116]))" office:value-type="boolean" office:boolean-value="true" calcext:value-type="boolean">
            <text:p>TRUE</text:p>
          </table:table-cell>
          <table:table-cell table:formula="of:=IF([.K116];[.J116];IF([.M116];[.L116];IF([.O116];[.N116])))" office:value-type="string" office:string-value="CON" calcext:value-type="string">
            <text:p>CON</text:p>
          </table:table-cell>
          <table:table-cell table:formula="of:=[.A116]&amp;&quot;,&quot;&amp;[.B116]&amp;&quot;,&quot;&amp;[.C116]" office:value-type="string" office:string-value="INT,WIS,DEX" calcext:value-type="string">
            <text:p>INT,WIS,DEX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CON</text:p>
          </table:table-cell>
          <table:table-cell table:formula="of:=34+MATCH([.A117];[.$A$35:.$A$40];0)" office:value-type="float" office:value="38" calcext:value-type="float">
            <text:p>38</text:p>
          </table:table-cell>
          <table:table-cell table:formula="of:=34+MATCH([.B117];[.$A$35:.$A$40];0)" office:value-type="float" office:value="39" calcext:value-type="float">
            <text:p>39</text:p>
          </table:table-cell>
          <table:table-cell table:formula="of:=34+MATCH([.C117];[.$A$35:.$A$40];0)" office:value-type="float" office:value="37" calcext:value-type="float">
            <text:p>37</text:p>
          </table:table-cell>
          <table:table-cell table:formula="of:=IF(OR(35+MOD([.F117]-35+1;6)=[.$D117];35+MOD([.F117]-35+1;6)=[.$E117]);35+MOD([.F117]-35+2;6);35+MOD([.F117]-35+1;6))" office:value-type="float" office:value="39" calcext:value-type="float">
            <text:p>39</text:p>
          </table:table-cell>
          <table:table-cell table:formula="of:=IF(OR(35+MOD([.G117]-35+1;6)=[.$D117];35+MOD([.G117]-35+1;6)=[.$E117]);35+MOD([.G117]-35+2;6);35+MOD([.G117]-35+1;6))" office:value-type="float" office:value="40" calcext:value-type="float">
            <text:p>40</text:p>
          </table:table-cell>
          <table:table-cell table:style-name="ce35" table:formula="of:=IF(OR(35+MOD([.H117]-35+1;6)=[.$D117];35+MOD([.H117]-35+1;6)=[.$E117]);35+MOD([.H117]-35+2;6);35+MOD([.H117]-35+1;6))" office:value-type="float" office:value="35" calcext:value-type="float">
            <text:p>35</text:p>
          </table:table-cell>
          <table:table-cell table:formula="of:=INDIRECT(&quot;A&quot;&amp;[.G117])" office:value-type="string" office:string-value="WIS" calcext:value-type="string">
            <text:p>WIS</text:p>
          </table:table-cell>
          <table:table-cell table:style-name="ce36" table:formula="of:=ISERROR(FIND([.J117];[.$Q117]))" office:value-type="boolean" office:boolean-value="false" calcext:value-type="boolean">
            <text:p>FALSE</text:p>
          </table:table-cell>
          <table:table-cell table:formula="of:=INDIRECT(&quot;A&quot;&amp;[.H117])" office:value-type="string" office:string-value="CHA" calcext:value-type="string">
            <text:p>CHA</text:p>
          </table:table-cell>
          <table:table-cell table:style-name="ce36" table:formula="of:=ISERROR(FIND([.L117];[.$Q117]))" office:value-type="boolean" office:boolean-value="true" calcext:value-type="boolean">
            <text:p>TRUE</text:p>
          </table:table-cell>
          <table:table-cell table:formula="of:=INDIRECT(&quot;A&quot;&amp;[.I117])" office:value-type="string" office:string-value="STR" calcext:value-type="string">
            <text:p>STR</text:p>
          </table:table-cell>
          <table:table-cell table:style-name="ce36" table:formula="of:=ISERROR(FIND([.N117];[.$Q117]))" office:value-type="boolean" office:boolean-value="true" calcext:value-type="boolean">
            <text:p>TRUE</text:p>
          </table:table-cell>
          <table:table-cell table:formula="of:=IF([.K117];[.J117];IF([.M117];[.L117];IF([.O117];[.N117])))" office:value-type="string" office:string-value="CHA" calcext:value-type="string">
            <text:p>CHA</text:p>
          </table:table-cell>
          <table:table-cell table:formula="of:=[.A117]&amp;&quot;,&quot;&amp;[.B117]&amp;&quot;,&quot;&amp;[.C117]" office:value-type="string" office:string-value="INT,WIS,CON" calcext:value-type="string">
            <text:p>INT,WIS,C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CHA</text:p>
          </table:table-cell>
          <table:table-cell table:formula="of:=34+MATCH([.A118];[.$A$35:.$A$40];0)" office:value-type="float" office:value="38" calcext:value-type="float">
            <text:p>38</text:p>
          </table:table-cell>
          <table:table-cell table:formula="of:=34+MATCH([.B118];[.$A$35:.$A$40];0)" office:value-type="float" office:value="39" calcext:value-type="float">
            <text:p>39</text:p>
          </table:table-cell>
          <table:table-cell table:formula="of:=34+MATCH([.C118];[.$A$35:.$A$40];0)" office:value-type="float" office:value="40" calcext:value-type="float">
            <text:p>40</text:p>
          </table:table-cell>
          <table:table-cell table:formula="of:=IF(OR(35+MOD([.F118]-35+1;6)=[.$D118];35+MOD([.F118]-35+1;6)=[.$E118]);35+MOD([.F118]-35+2;6);35+MOD([.F118]-35+1;6))" office:value-type="float" office:value="35" calcext:value-type="float">
            <text:p>35</text:p>
          </table:table-cell>
          <table:table-cell table:formula="of:=IF(OR(35+MOD([.G118]-35+1;6)=[.$D118];35+MOD([.G118]-35+1;6)=[.$E118]);35+MOD([.G118]-35+2;6);35+MOD([.G118]-35+1;6))" office:value-type="float" office:value="36" calcext:value-type="float">
            <text:p>36</text:p>
          </table:table-cell>
          <table:table-cell table:style-name="ce35" table:formula="of:=IF(OR(35+MOD([.H118]-35+1;6)=[.$D118];35+MOD([.H118]-35+1;6)=[.$E118]);35+MOD([.H118]-35+2;6);35+MOD([.H118]-35+1;6))" office:value-type="float" office:value="37" calcext:value-type="float">
            <text:p>37</text:p>
          </table:table-cell>
          <table:table-cell table:formula="of:=INDIRECT(&quot;A&quot;&amp;[.G118])" office:value-type="string" office:string-value="STR" calcext:value-type="string">
            <text:p>STR</text:p>
          </table:table-cell>
          <table:table-cell table:style-name="ce36" table:formula="of:=ISERROR(FIND([.J118];[.$Q118]))" office:value-type="boolean" office:boolean-value="true" calcext:value-type="boolean">
            <text:p>TRUE</text:p>
          </table:table-cell>
          <table:table-cell table:formula="of:=INDIRECT(&quot;A&quot;&amp;[.H118])" office:value-type="string" office:string-value="DEX" calcext:value-type="string">
            <text:p>DEX</text:p>
          </table:table-cell>
          <table:table-cell table:style-name="ce36" table:formula="of:=ISERROR(FIND([.L118];[.$Q118]))" office:value-type="boolean" office:boolean-value="true" calcext:value-type="boolean">
            <text:p>TRUE</text:p>
          </table:table-cell>
          <table:table-cell table:formula="of:=INDIRECT(&quot;A&quot;&amp;[.I118])" office:value-type="string" office:string-value="CON" calcext:value-type="string">
            <text:p>CON</text:p>
          </table:table-cell>
          <table:table-cell table:style-name="ce36" table:formula="of:=ISERROR(FIND([.N118];[.$Q118]))" office:value-type="boolean" office:boolean-value="true" calcext:value-type="boolean">
            <text:p>TRUE</text:p>
          </table:table-cell>
          <table:table-cell table:formula="of:=IF([.K118];[.J118];IF([.M118];[.L118];IF([.O118];[.N118])))" office:value-type="string" office:string-value="STR" calcext:value-type="string">
            <text:p>STR</text:p>
          </table:table-cell>
          <table:table-cell table:formula="of:=[.A118]&amp;&quot;,&quot;&amp;[.B118]&amp;&quot;,&quot;&amp;[.C118]" office:value-type="string" office:string-value="INT,WIS,CHA" calcext:value-type="string">
            <text:p>INT,WIS,CHA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STR</text:p>
          </table:table-cell>
          <table:table-cell table:formula="of:=34+MATCH([.A119];[.$A$35:.$A$40];0)" office:value-type="float" office:value="38" calcext:value-type="float">
            <text:p>38</text:p>
          </table:table-cell>
          <table:table-cell table:formula="of:=34+MATCH([.B119];[.$A$35:.$A$40];0)" office:value-type="float" office:value="40" calcext:value-type="float">
            <text:p>40</text:p>
          </table:table-cell>
          <table:table-cell table:formula="of:=34+MATCH([.C119];[.$A$35:.$A$40];0)" office:value-type="float" office:value="35" calcext:value-type="float">
            <text:p>35</text:p>
          </table:table-cell>
          <table:table-cell table:formula="of:=IF(OR(35+MOD([.F119]-35+1;6)=[.$D119];35+MOD([.F119]-35+1;6)=[.$E119]);35+MOD([.F119]-35+2;6);35+MOD([.F119]-35+1;6))" office:value-type="float" office:value="36" calcext:value-type="float">
            <text:p>36</text:p>
          </table:table-cell>
          <table:table-cell table:formula="of:=IF(OR(35+MOD([.G119]-35+1;6)=[.$D119];35+MOD([.G119]-35+1;6)=[.$E119]);35+MOD([.G119]-35+2;6);35+MOD([.G119]-35+1;6))" office:value-type="float" office:value="37" calcext:value-type="float">
            <text:p>37</text:p>
          </table:table-cell>
          <table:table-cell table:style-name="ce35" table:formula="of:=IF(OR(35+MOD([.H119]-35+1;6)=[.$D119];35+MOD([.H119]-35+1;6)=[.$E119]);35+MOD([.H119]-35+2;6);35+MOD([.H119]-35+1;6))" office:value-type="float" office:value="39" calcext:value-type="float">
            <text:p>39</text:p>
          </table:table-cell>
          <table:table-cell table:formula="of:=INDIRECT(&quot;A&quot;&amp;[.G119])" office:value-type="string" office:string-value="DEX" calcext:value-type="string">
            <text:p>DEX</text:p>
          </table:table-cell>
          <table:table-cell table:style-name="ce36" table:formula="of:=ISERROR(FIND([.J119];[.$Q119]))" office:value-type="boolean" office:boolean-value="true" calcext:value-type="boolean">
            <text:p>TRUE</text:p>
          </table:table-cell>
          <table:table-cell table:formula="of:=INDIRECT(&quot;A&quot;&amp;[.H119])" office:value-type="string" office:string-value="CON" calcext:value-type="string">
            <text:p>CON</text:p>
          </table:table-cell>
          <table:table-cell table:style-name="ce36" table:formula="of:=ISERROR(FIND([.L119];[.$Q119]))" office:value-type="boolean" office:boolean-value="true" calcext:value-type="boolean">
            <text:p>TRUE</text:p>
          </table:table-cell>
          <table:table-cell table:formula="of:=INDIRECT(&quot;A&quot;&amp;[.I119])" office:value-type="string" office:string-value="WIS" calcext:value-type="string">
            <text:p>WIS</text:p>
          </table:table-cell>
          <table:table-cell table:style-name="ce36" table:formula="of:=ISERROR(FIND([.N119];[.$Q119]))" office:value-type="boolean" office:boolean-value="true" calcext:value-type="boolean">
            <text:p>TRUE</text:p>
          </table:table-cell>
          <table:table-cell table:formula="of:=IF([.K119];[.J119];IF([.M119];[.L119];IF([.O119];[.N119])))" office:value-type="string" office:string-value="DEX" calcext:value-type="string">
            <text:p>DEX</text:p>
          </table:table-cell>
          <table:table-cell table:formula="of:=[.A119]&amp;&quot;,&quot;&amp;[.B119]&amp;&quot;,&quot;&amp;[.C119]" office:value-type="string" office:string-value="INT,CHA,STR" calcext:value-type="string">
            <text:p>INT,CHA,ST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DEX</text:p>
          </table:table-cell>
          <table:table-cell table:formula="of:=34+MATCH([.A120];[.$A$35:.$A$40];0)" office:value-type="float" office:value="38" calcext:value-type="float">
            <text:p>38</text:p>
          </table:table-cell>
          <table:table-cell table:formula="of:=34+MATCH([.B120];[.$A$35:.$A$40];0)" office:value-type="float" office:value="40" calcext:value-type="float">
            <text:p>40</text:p>
          </table:table-cell>
          <table:table-cell table:formula="of:=34+MATCH([.C120];[.$A$35:.$A$40];0)" office:value-type="float" office:value="36" calcext:value-type="float">
            <text:p>36</text:p>
          </table:table-cell>
          <table:table-cell table:formula="of:=IF(OR(35+MOD([.F120]-35+1;6)=[.$D120];35+MOD([.F120]-35+1;6)=[.$E120]);35+MOD([.F120]-35+2;6);35+MOD([.F120]-35+1;6))" office:value-type="float" office:value="37" calcext:value-type="float">
            <text:p>37</text:p>
          </table:table-cell>
          <table:table-cell table:formula="of:=IF(OR(35+MOD([.G120]-35+1;6)=[.$D120];35+MOD([.G120]-35+1;6)=[.$E120]);35+MOD([.G120]-35+2;6);35+MOD([.G120]-35+1;6))" office:value-type="float" office:value="39" calcext:value-type="float">
            <text:p>39</text:p>
          </table:table-cell>
          <table:table-cell table:style-name="ce35" table:formula="of:=IF(OR(35+MOD([.H120]-35+1;6)=[.$D120];35+MOD([.H120]-35+1;6)=[.$E120]);35+MOD([.H120]-35+2;6);35+MOD([.H120]-35+1;6))" office:value-type="float" office:value="35" calcext:value-type="float">
            <text:p>35</text:p>
          </table:table-cell>
          <table:table-cell table:formula="of:=INDIRECT(&quot;A&quot;&amp;[.G120])" office:value-type="string" office:string-value="CON" calcext:value-type="string">
            <text:p>CON</text:p>
          </table:table-cell>
          <table:table-cell table:style-name="ce36" table:formula="of:=ISERROR(FIND([.J120];[.$Q120]))" office:value-type="boolean" office:boolean-value="true" calcext:value-type="boolean">
            <text:p>TRUE</text:p>
          </table:table-cell>
          <table:table-cell table:formula="of:=INDIRECT(&quot;A&quot;&amp;[.H120])" office:value-type="string" office:string-value="WIS" calcext:value-type="string">
            <text:p>WIS</text:p>
          </table:table-cell>
          <table:table-cell table:style-name="ce36" table:formula="of:=ISERROR(FIND([.L120];[.$Q120]))" office:value-type="boolean" office:boolean-value="true" calcext:value-type="boolean">
            <text:p>TRUE</text:p>
          </table:table-cell>
          <table:table-cell table:formula="of:=INDIRECT(&quot;A&quot;&amp;[.I120])" office:value-type="string" office:string-value="STR" calcext:value-type="string">
            <text:p>STR</text:p>
          </table:table-cell>
          <table:table-cell table:style-name="ce36" table:formula="of:=ISERROR(FIND([.N120];[.$Q120]))" office:value-type="boolean" office:boolean-value="true" calcext:value-type="boolean">
            <text:p>TRUE</text:p>
          </table:table-cell>
          <table:table-cell table:formula="of:=IF([.K120];[.J120];IF([.M120];[.L120];IF([.O120];[.N120])))" office:value-type="string" office:string-value="CON" calcext:value-type="string">
            <text:p>CON</text:p>
          </table:table-cell>
          <table:table-cell table:formula="of:=[.A120]&amp;&quot;,&quot;&amp;[.B120]&amp;&quot;,&quot;&amp;[.C120]" office:value-type="string" office:string-value="INT,CHA,DEX" calcext:value-type="string">
            <text:p>INT,CHA,DEX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CON</text:p>
          </table:table-cell>
          <table:table-cell table:formula="of:=34+MATCH([.A121];[.$A$35:.$A$40];0)" office:value-type="float" office:value="38" calcext:value-type="float">
            <text:p>38</text:p>
          </table:table-cell>
          <table:table-cell table:formula="of:=34+MATCH([.B121];[.$A$35:.$A$40];0)" office:value-type="float" office:value="40" calcext:value-type="float">
            <text:p>40</text:p>
          </table:table-cell>
          <table:table-cell table:formula="of:=34+MATCH([.C121];[.$A$35:.$A$40];0)" office:value-type="float" office:value="37" calcext:value-type="float">
            <text:p>37</text:p>
          </table:table-cell>
          <table:table-cell table:formula="of:=IF(OR(35+MOD([.F121]-35+1;6)=[.$D121];35+MOD([.F121]-35+1;6)=[.$E121]);35+MOD([.F121]-35+2;6);35+MOD([.F121]-35+1;6))" office:value-type="float" office:value="39" calcext:value-type="float">
            <text:p>39</text:p>
          </table:table-cell>
          <table:table-cell table:formula="of:=IF(OR(35+MOD([.G121]-35+1;6)=[.$D121];35+MOD([.G121]-35+1;6)=[.$E121]);35+MOD([.G121]-35+2;6);35+MOD([.G121]-35+1;6))" office:value-type="float" office:value="35" calcext:value-type="float">
            <text:p>35</text:p>
          </table:table-cell>
          <table:table-cell table:style-name="ce35" table:formula="of:=IF(OR(35+MOD([.H121]-35+1;6)=[.$D121];35+MOD([.H121]-35+1;6)=[.$E121]);35+MOD([.H121]-35+2;6);35+MOD([.H121]-35+1;6))" office:value-type="float" office:value="36" calcext:value-type="float">
            <text:p>36</text:p>
          </table:table-cell>
          <table:table-cell table:formula="of:=INDIRECT(&quot;A&quot;&amp;[.G121])" office:value-type="string" office:string-value="WIS" calcext:value-type="string">
            <text:p>WIS</text:p>
          </table:table-cell>
          <table:table-cell table:style-name="ce36" table:formula="of:=ISERROR(FIND([.J121];[.$Q121]))" office:value-type="boolean" office:boolean-value="true" calcext:value-type="boolean">
            <text:p>TRUE</text:p>
          </table:table-cell>
          <table:table-cell table:formula="of:=INDIRECT(&quot;A&quot;&amp;[.H121])" office:value-type="string" office:string-value="STR" calcext:value-type="string">
            <text:p>STR</text:p>
          </table:table-cell>
          <table:table-cell table:style-name="ce36" table:formula="of:=ISERROR(FIND([.L121];[.$Q121]))" office:value-type="boolean" office:boolean-value="true" calcext:value-type="boolean">
            <text:p>TRUE</text:p>
          </table:table-cell>
          <table:table-cell table:formula="of:=INDIRECT(&quot;A&quot;&amp;[.I121])" office:value-type="string" office:string-value="DEX" calcext:value-type="string">
            <text:p>DEX</text:p>
          </table:table-cell>
          <table:table-cell table:style-name="ce36" table:formula="of:=ISERROR(FIND([.N121];[.$Q121]))" office:value-type="boolean" office:boolean-value="true" calcext:value-type="boolean">
            <text:p>TRUE</text:p>
          </table:table-cell>
          <table:table-cell table:formula="of:=IF([.K121];[.J121];IF([.M121];[.L121];IF([.O121];[.N121])))" office:value-type="string" office:string-value="WIS" calcext:value-type="string">
            <text:p>WIS</text:p>
          </table:table-cell>
          <table:table-cell table:formula="of:=[.A121]&amp;&quot;,&quot;&amp;[.B121]&amp;&quot;,&quot;&amp;[.C121]" office:value-type="string" office:string-value="INT,CHA,CON" calcext:value-type="string">
            <text:p>INT,CHA,C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WIS</text:p>
          </table:table-cell>
          <table:table-cell table:formula="of:=34+MATCH([.A122];[.$A$35:.$A$40];0)" office:value-type="float" office:value="38" calcext:value-type="float">
            <text:p>38</text:p>
          </table:table-cell>
          <table:table-cell table:formula="of:=34+MATCH([.B122];[.$A$35:.$A$40];0)" office:value-type="float" office:value="40" calcext:value-type="float">
            <text:p>40</text:p>
          </table:table-cell>
          <table:table-cell table:formula="of:=34+MATCH([.C122];[.$A$35:.$A$40];0)" office:value-type="float" office:value="39" calcext:value-type="float">
            <text:p>39</text:p>
          </table:table-cell>
          <table:table-cell table:formula="of:=IF(OR(35+MOD([.F122]-35+1;6)=[.$D122];35+MOD([.F122]-35+1;6)=[.$E122]);35+MOD([.F122]-35+2;6);35+MOD([.F122]-35+1;6))" office:value-type="float" office:value="35" calcext:value-type="float">
            <text:p>35</text:p>
          </table:table-cell>
          <table:table-cell table:formula="of:=IF(OR(35+MOD([.G122]-35+1;6)=[.$D122];35+MOD([.G122]-35+1;6)=[.$E122]);35+MOD([.G122]-35+2;6);35+MOD([.G122]-35+1;6))" office:value-type="float" office:value="36" calcext:value-type="float">
            <text:p>36</text:p>
          </table:table-cell>
          <table:table-cell table:style-name="ce35" table:formula="of:=IF(OR(35+MOD([.H122]-35+1;6)=[.$D122];35+MOD([.H122]-35+1;6)=[.$E122]);35+MOD([.H122]-35+2;6);35+MOD([.H122]-35+1;6))" office:value-type="float" office:value="37" calcext:value-type="float">
            <text:p>37</text:p>
          </table:table-cell>
          <table:table-cell table:formula="of:=INDIRECT(&quot;A&quot;&amp;[.G122])" office:value-type="string" office:string-value="STR" calcext:value-type="string">
            <text:p>STR</text:p>
          </table:table-cell>
          <table:table-cell table:style-name="ce36" table:formula="of:=ISERROR(FIND([.J122];[.$Q122]))" office:value-type="boolean" office:boolean-value="true" calcext:value-type="boolean">
            <text:p>TRUE</text:p>
          </table:table-cell>
          <table:table-cell table:formula="of:=INDIRECT(&quot;A&quot;&amp;[.H122])" office:value-type="string" office:string-value="DEX" calcext:value-type="string">
            <text:p>DEX</text:p>
          </table:table-cell>
          <table:table-cell table:style-name="ce36" table:formula="of:=ISERROR(FIND([.L122];[.$Q122]))" office:value-type="boolean" office:boolean-value="true" calcext:value-type="boolean">
            <text:p>TRUE</text:p>
          </table:table-cell>
          <table:table-cell table:formula="of:=INDIRECT(&quot;A&quot;&amp;[.I122])" office:value-type="string" office:string-value="CON" calcext:value-type="string">
            <text:p>CON</text:p>
          </table:table-cell>
          <table:table-cell table:style-name="ce36" table:formula="of:=ISERROR(FIND([.N122];[.$Q122]))" office:value-type="boolean" office:boolean-value="true" calcext:value-type="boolean">
            <text:p>TRUE</text:p>
          </table:table-cell>
          <table:table-cell table:formula="of:=IF([.K122];[.J122];IF([.M122];[.L122];IF([.O122];[.N122])))" office:value-type="string" office:string-value="STR" calcext:value-type="string">
            <text:p>STR</text:p>
          </table:table-cell>
          <table:table-cell table:formula="of:=[.A122]&amp;&quot;,&quot;&amp;[.B122]&amp;&quot;,&quot;&amp;[.C122]" office:value-type="string" office:string-value="INT,CHA,WIS" calcext:value-type="string">
            <text:p>INT,CHA,WI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DEX</text:p>
          </table:table-cell>
          <table:table-cell table:formula="of:=34+MATCH([.A123];[.$A$35:.$A$40];0)" office:value-type="float" office:value="39" calcext:value-type="float">
            <text:p>39</text:p>
          </table:table-cell>
          <table:table-cell table:formula="of:=34+MATCH([.B123];[.$A$35:.$A$40];0)" office:value-type="float" office:value="35" calcext:value-type="float">
            <text:p>35</text:p>
          </table:table-cell>
          <table:table-cell table:formula="of:=34+MATCH([.C123];[.$A$35:.$A$40];0)" office:value-type="float" office:value="36" calcext:value-type="float">
            <text:p>36</text:p>
          </table:table-cell>
          <table:table-cell table:formula="of:=IF(OR(35+MOD([.F123]-35+1;6)=[.$D123];35+MOD([.F123]-35+1;6)=[.$E123]);35+MOD([.F123]-35+2;6);35+MOD([.F123]-35+1;6))" office:value-type="float" office:value="37" calcext:value-type="float">
            <text:p>37</text:p>
          </table:table-cell>
          <table:table-cell table:formula="of:=IF(OR(35+MOD([.G123]-35+1;6)=[.$D123];35+MOD([.G123]-35+1;6)=[.$E123]);35+MOD([.G123]-35+2;6);35+MOD([.G123]-35+1;6))" office:value-type="float" office:value="38" calcext:value-type="float">
            <text:p>38</text:p>
          </table:table-cell>
          <table:table-cell table:style-name="ce35" table:formula="of:=IF(OR(35+MOD([.H123]-35+1;6)=[.$D123];35+MOD([.H123]-35+1;6)=[.$E123]);35+MOD([.H123]-35+2;6);35+MOD([.H123]-35+1;6))" office:value-type="float" office:value="40" calcext:value-type="float">
            <text:p>40</text:p>
          </table:table-cell>
          <table:table-cell table:formula="of:=INDIRECT(&quot;A&quot;&amp;[.G123])" office:value-type="string" office:string-value="CON" calcext:value-type="string">
            <text:p>CON</text:p>
          </table:table-cell>
          <table:table-cell table:style-name="ce36" table:formula="of:=ISERROR(FIND([.J123];[.$Q123]))" office:value-type="boolean" office:boolean-value="true" calcext:value-type="boolean">
            <text:p>TRUE</text:p>
          </table:table-cell>
          <table:table-cell table:formula="of:=INDIRECT(&quot;A&quot;&amp;[.H123])" office:value-type="string" office:string-value="INT" calcext:value-type="string">
            <text:p>INT</text:p>
          </table:table-cell>
          <table:table-cell table:style-name="ce36" table:formula="of:=ISERROR(FIND([.L123];[.$Q123]))" office:value-type="boolean" office:boolean-value="true" calcext:value-type="boolean">
            <text:p>TRUE</text:p>
          </table:table-cell>
          <table:table-cell table:formula="of:=INDIRECT(&quot;A&quot;&amp;[.I123])" office:value-type="string" office:string-value="CHA" calcext:value-type="string">
            <text:p>CHA</text:p>
          </table:table-cell>
          <table:table-cell table:style-name="ce36" table:formula="of:=ISERROR(FIND([.N123];[.$Q123]))" office:value-type="boolean" office:boolean-value="true" calcext:value-type="boolean">
            <text:p>TRUE</text:p>
          </table:table-cell>
          <table:table-cell table:formula="of:=IF([.K123];[.J123];IF([.M123];[.L123];IF([.O123];[.N123])))" office:value-type="string" office:string-value="CON" calcext:value-type="string">
            <text:p>CON</text:p>
          </table:table-cell>
          <table:table-cell table:formula="of:=[.A123]&amp;&quot;,&quot;&amp;[.B123]&amp;&quot;,&quot;&amp;[.C123]" office:value-type="string" office:string-value="WIS,STR,DEX" calcext:value-type="string">
            <text:p>WIS,STR,DEX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CON</text:p>
          </table:table-cell>
          <table:table-cell table:formula="of:=34+MATCH([.A124];[.$A$35:.$A$40];0)" office:value-type="float" office:value="39" calcext:value-type="float">
            <text:p>39</text:p>
          </table:table-cell>
          <table:table-cell table:formula="of:=34+MATCH([.B124];[.$A$35:.$A$40];0)" office:value-type="float" office:value="35" calcext:value-type="float">
            <text:p>35</text:p>
          </table:table-cell>
          <table:table-cell table:formula="of:=34+MATCH([.C124];[.$A$35:.$A$40];0)" office:value-type="float" office:value="37" calcext:value-type="float">
            <text:p>37</text:p>
          </table:table-cell>
          <table:table-cell table:formula="of:=IF(OR(35+MOD([.F124]-35+1;6)=[.$D124];35+MOD([.F124]-35+1;6)=[.$E124]);35+MOD([.F124]-35+2;6);35+MOD([.F124]-35+1;6))" office:value-type="float" office:value="38" calcext:value-type="float">
            <text:p>38</text:p>
          </table:table-cell>
          <table:table-cell table:formula="of:=IF(OR(35+MOD([.G124]-35+1;6)=[.$D124];35+MOD([.G124]-35+1;6)=[.$E124]);35+MOD([.G124]-35+2;6);35+MOD([.G124]-35+1;6))" office:value-type="float" office:value="40" calcext:value-type="float">
            <text:p>40</text:p>
          </table:table-cell>
          <table:table-cell table:style-name="ce35" table:formula="of:=IF(OR(35+MOD([.H124]-35+1;6)=[.$D124];35+MOD([.H124]-35+1;6)=[.$E124]);35+MOD([.H124]-35+2;6);35+MOD([.H124]-35+1;6))" office:value-type="float" office:value="36" calcext:value-type="float">
            <text:p>36</text:p>
          </table:table-cell>
          <table:table-cell table:formula="of:=INDIRECT(&quot;A&quot;&amp;[.G124])" office:value-type="string" office:string-value="INT" calcext:value-type="string">
            <text:p>INT</text:p>
          </table:table-cell>
          <table:table-cell table:style-name="ce36" table:formula="of:=ISERROR(FIND([.J124];[.$Q124]))" office:value-type="boolean" office:boolean-value="true" calcext:value-type="boolean">
            <text:p>TRUE</text:p>
          </table:table-cell>
          <table:table-cell table:formula="of:=INDIRECT(&quot;A&quot;&amp;[.H124])" office:value-type="string" office:string-value="CHA" calcext:value-type="string">
            <text:p>CHA</text:p>
          </table:table-cell>
          <table:table-cell table:style-name="ce36" table:formula="of:=ISERROR(FIND([.L124];[.$Q124]))" office:value-type="boolean" office:boolean-value="true" calcext:value-type="boolean">
            <text:p>TRUE</text:p>
          </table:table-cell>
          <table:table-cell table:formula="of:=INDIRECT(&quot;A&quot;&amp;[.I124])" office:value-type="string" office:string-value="DEX" calcext:value-type="string">
            <text:p>DEX</text:p>
          </table:table-cell>
          <table:table-cell table:style-name="ce36" table:formula="of:=ISERROR(FIND([.N124];[.$Q124]))" office:value-type="boolean" office:boolean-value="true" calcext:value-type="boolean">
            <text:p>TRUE</text:p>
          </table:table-cell>
          <table:table-cell table:formula="of:=IF([.K124];[.J124];IF([.M124];[.L124];IF([.O124];[.N124])))" office:value-type="string" office:string-value="INT" calcext:value-type="string">
            <text:p>INT</text:p>
          </table:table-cell>
          <table:table-cell table:formula="of:=[.A124]&amp;&quot;,&quot;&amp;[.B124]&amp;&quot;,&quot;&amp;[.C124]" office:value-type="string" office:string-value="WIS,STR,CON" calcext:value-type="string">
            <text:p>WIS,STR,C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INT</text:p>
          </table:table-cell>
          <table:table-cell table:formula="of:=34+MATCH([.A125];[.$A$35:.$A$40];0)" office:value-type="float" office:value="39" calcext:value-type="float">
            <text:p>39</text:p>
          </table:table-cell>
          <table:table-cell table:formula="of:=34+MATCH([.B125];[.$A$35:.$A$40];0)" office:value-type="float" office:value="35" calcext:value-type="float">
            <text:p>35</text:p>
          </table:table-cell>
          <table:table-cell table:formula="of:=34+MATCH([.C125];[.$A$35:.$A$40];0)" office:value-type="float" office:value="38" calcext:value-type="float">
            <text:p>38</text:p>
          </table:table-cell>
          <table:table-cell table:formula="of:=IF(OR(35+MOD([.F125]-35+1;6)=[.$D125];35+MOD([.F125]-35+1;6)=[.$E125]);35+MOD([.F125]-35+2;6);35+MOD([.F125]-35+1;6))" office:value-type="float" office:value="40" calcext:value-type="float">
            <text:p>40</text:p>
          </table:table-cell>
          <table:table-cell table:formula="of:=IF(OR(35+MOD([.G125]-35+1;6)=[.$D125];35+MOD([.G125]-35+1;6)=[.$E125]);35+MOD([.G125]-35+2;6);35+MOD([.G125]-35+1;6))" office:value-type="float" office:value="36" calcext:value-type="float">
            <text:p>36</text:p>
          </table:table-cell>
          <table:table-cell table:style-name="ce35" table:formula="of:=IF(OR(35+MOD([.H125]-35+1;6)=[.$D125];35+MOD([.H125]-35+1;6)=[.$E125]);35+MOD([.H125]-35+2;6);35+MOD([.H125]-35+1;6))" office:value-type="float" office:value="37" calcext:value-type="float">
            <text:p>37</text:p>
          </table:table-cell>
          <table:table-cell table:formula="of:=INDIRECT(&quot;A&quot;&amp;[.G125])" office:value-type="string" office:string-value="CHA" calcext:value-type="string">
            <text:p>CHA</text:p>
          </table:table-cell>
          <table:table-cell table:style-name="ce36" table:formula="of:=ISERROR(FIND([.J125];[.$Q125]))" office:value-type="boolean" office:boolean-value="true" calcext:value-type="boolean">
            <text:p>TRUE</text:p>
          </table:table-cell>
          <table:table-cell table:formula="of:=INDIRECT(&quot;A&quot;&amp;[.H125])" office:value-type="string" office:string-value="DEX" calcext:value-type="string">
            <text:p>DEX</text:p>
          </table:table-cell>
          <table:table-cell table:style-name="ce36" table:formula="of:=ISERROR(FIND([.L125];[.$Q125]))" office:value-type="boolean" office:boolean-value="true" calcext:value-type="boolean">
            <text:p>TRUE</text:p>
          </table:table-cell>
          <table:table-cell table:formula="of:=INDIRECT(&quot;A&quot;&amp;[.I125])" office:value-type="string" office:string-value="CON" calcext:value-type="string">
            <text:p>CON</text:p>
          </table:table-cell>
          <table:table-cell table:style-name="ce36" table:formula="of:=ISERROR(FIND([.N125];[.$Q125]))" office:value-type="boolean" office:boolean-value="true" calcext:value-type="boolean">
            <text:p>TRUE</text:p>
          </table:table-cell>
          <table:table-cell table:formula="of:=IF([.K125];[.J125];IF([.M125];[.L125];IF([.O125];[.N125])))" office:value-type="string" office:string-value="CHA" calcext:value-type="string">
            <text:p>CHA</text:p>
          </table:table-cell>
          <table:table-cell table:formula="of:=[.A125]&amp;&quot;,&quot;&amp;[.B125]&amp;&quot;,&quot;&amp;[.C125]" office:value-type="string" office:string-value="WIS,STR,INT" calcext:value-type="string">
            <text:p>WIS,STR,IN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CHA</text:p>
          </table:table-cell>
          <table:table-cell table:formula="of:=34+MATCH([.A126];[.$A$35:.$A$40];0)" office:value-type="float" office:value="39" calcext:value-type="float">
            <text:p>39</text:p>
          </table:table-cell>
          <table:table-cell table:formula="of:=34+MATCH([.B126];[.$A$35:.$A$40];0)" office:value-type="float" office:value="35" calcext:value-type="float">
            <text:p>35</text:p>
          </table:table-cell>
          <table:table-cell table:formula="of:=34+MATCH([.C126];[.$A$35:.$A$40];0)" office:value-type="float" office:value="40" calcext:value-type="float">
            <text:p>40</text:p>
          </table:table-cell>
          <table:table-cell table:formula="of:=IF(OR(35+MOD([.F126]-35+1;6)=[.$D126];35+MOD([.F126]-35+1;6)=[.$E126]);35+MOD([.F126]-35+2;6);35+MOD([.F126]-35+1;6))" office:value-type="float" office:value="36" calcext:value-type="float">
            <text:p>36</text:p>
          </table:table-cell>
          <table:table-cell table:formula="of:=IF(OR(35+MOD([.G126]-35+1;6)=[.$D126];35+MOD([.G126]-35+1;6)=[.$E126]);35+MOD([.G126]-35+2;6);35+MOD([.G126]-35+1;6))" office:value-type="float" office:value="37" calcext:value-type="float">
            <text:p>37</text:p>
          </table:table-cell>
          <table:table-cell table:style-name="ce35" table:formula="of:=IF(OR(35+MOD([.H126]-35+1;6)=[.$D126];35+MOD([.H126]-35+1;6)=[.$E126]);35+MOD([.H126]-35+2;6);35+MOD([.H126]-35+1;6))" office:value-type="float" office:value="38" calcext:value-type="float">
            <text:p>38</text:p>
          </table:table-cell>
          <table:table-cell table:formula="of:=INDIRECT(&quot;A&quot;&amp;[.G126])" office:value-type="string" office:string-value="DEX" calcext:value-type="string">
            <text:p>DEX</text:p>
          </table:table-cell>
          <table:table-cell table:style-name="ce36" table:formula="of:=ISERROR(FIND([.J126];[.$Q126]))" office:value-type="boolean" office:boolean-value="true" calcext:value-type="boolean">
            <text:p>TRUE</text:p>
          </table:table-cell>
          <table:table-cell table:formula="of:=INDIRECT(&quot;A&quot;&amp;[.H126])" office:value-type="string" office:string-value="CON" calcext:value-type="string">
            <text:p>CON</text:p>
          </table:table-cell>
          <table:table-cell table:style-name="ce36" table:formula="of:=ISERROR(FIND([.L126];[.$Q126]))" office:value-type="boolean" office:boolean-value="true" calcext:value-type="boolean">
            <text:p>TRUE</text:p>
          </table:table-cell>
          <table:table-cell table:formula="of:=INDIRECT(&quot;A&quot;&amp;[.I126])" office:value-type="string" office:string-value="INT" calcext:value-type="string">
            <text:p>INT</text:p>
          </table:table-cell>
          <table:table-cell table:style-name="ce36" table:formula="of:=ISERROR(FIND([.N126];[.$Q126]))" office:value-type="boolean" office:boolean-value="true" calcext:value-type="boolean">
            <text:p>TRUE</text:p>
          </table:table-cell>
          <table:table-cell table:formula="of:=IF([.K126];[.J126];IF([.M126];[.L126];IF([.O126];[.N126])))" office:value-type="string" office:string-value="DEX" calcext:value-type="string">
            <text:p>DEX</text:p>
          </table:table-cell>
          <table:table-cell table:formula="of:=[.A126]&amp;&quot;,&quot;&amp;[.B126]&amp;&quot;,&quot;&amp;[.C126]" office:value-type="string" office:string-value="WIS,STR,CHA" calcext:value-type="string">
            <text:p>WIS,STR,CHA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STR</text:p>
          </table:table-cell>
          <table:table-cell table:formula="of:=34+MATCH([.A127];[.$A$35:.$A$40];0)" office:value-type="float" office:value="39" calcext:value-type="float">
            <text:p>39</text:p>
          </table:table-cell>
          <table:table-cell table:formula="of:=34+MATCH([.B127];[.$A$35:.$A$40];0)" office:value-type="float" office:value="36" calcext:value-type="float">
            <text:p>36</text:p>
          </table:table-cell>
          <table:table-cell table:formula="of:=34+MATCH([.C127];[.$A$35:.$A$40];0)" office:value-type="float" office:value="35" calcext:value-type="float">
            <text:p>35</text:p>
          </table:table-cell>
          <table:table-cell table:formula="of:=IF(OR(35+MOD([.F127]-35+1;6)=[.$D127];35+MOD([.F127]-35+1;6)=[.$E127]);35+MOD([.F127]-35+2;6);35+MOD([.F127]-35+1;6))" office:value-type="float" office:value="37" calcext:value-type="float">
            <text:p>37</text:p>
          </table:table-cell>
          <table:table-cell table:formula="of:=IF(OR(35+MOD([.G127]-35+1;6)=[.$D127];35+MOD([.G127]-35+1;6)=[.$E127]);35+MOD([.G127]-35+2;6);35+MOD([.G127]-35+1;6))" office:value-type="float" office:value="38" calcext:value-type="float">
            <text:p>38</text:p>
          </table:table-cell>
          <table:table-cell table:style-name="ce35" table:formula="of:=IF(OR(35+MOD([.H127]-35+1;6)=[.$D127];35+MOD([.H127]-35+1;6)=[.$E127]);35+MOD([.H127]-35+2;6);35+MOD([.H127]-35+1;6))" office:value-type="float" office:value="40" calcext:value-type="float">
            <text:p>40</text:p>
          </table:table-cell>
          <table:table-cell table:formula="of:=INDIRECT(&quot;A&quot;&amp;[.G127])" office:value-type="string" office:string-value="CON" calcext:value-type="string">
            <text:p>CON</text:p>
          </table:table-cell>
          <table:table-cell table:style-name="ce36" table:formula="of:=ISERROR(FIND([.J127];[.$Q127]))" office:value-type="boolean" office:boolean-value="true" calcext:value-type="boolean">
            <text:p>TRUE</text:p>
          </table:table-cell>
          <table:table-cell table:formula="of:=INDIRECT(&quot;A&quot;&amp;[.H127])" office:value-type="string" office:string-value="INT" calcext:value-type="string">
            <text:p>INT</text:p>
          </table:table-cell>
          <table:table-cell table:style-name="ce36" table:formula="of:=ISERROR(FIND([.L127];[.$Q127]))" office:value-type="boolean" office:boolean-value="true" calcext:value-type="boolean">
            <text:p>TRUE</text:p>
          </table:table-cell>
          <table:table-cell table:formula="of:=INDIRECT(&quot;A&quot;&amp;[.I127])" office:value-type="string" office:string-value="CHA" calcext:value-type="string">
            <text:p>CHA</text:p>
          </table:table-cell>
          <table:table-cell table:style-name="ce36" table:formula="of:=ISERROR(FIND([.N127];[.$Q127]))" office:value-type="boolean" office:boolean-value="true" calcext:value-type="boolean">
            <text:p>TRUE</text:p>
          </table:table-cell>
          <table:table-cell table:formula="of:=IF([.K127];[.J127];IF([.M127];[.L127];IF([.O127];[.N127])))" office:value-type="string" office:string-value="CON" calcext:value-type="string">
            <text:p>CON</text:p>
          </table:table-cell>
          <table:table-cell table:formula="of:=[.A127]&amp;&quot;,&quot;&amp;[.B127]&amp;&quot;,&quot;&amp;[.C127]" office:value-type="string" office:string-value="WIS,DEX,STR" calcext:value-type="string">
            <text:p>WIS,DEX,ST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CON</text:p>
          </table:table-cell>
          <table:table-cell table:formula="of:=34+MATCH([.A128];[.$A$35:.$A$40];0)" office:value-type="float" office:value="39" calcext:value-type="float">
            <text:p>39</text:p>
          </table:table-cell>
          <table:table-cell table:formula="of:=34+MATCH([.B128];[.$A$35:.$A$40];0)" office:value-type="float" office:value="36" calcext:value-type="float">
            <text:p>36</text:p>
          </table:table-cell>
          <table:table-cell table:formula="of:=34+MATCH([.C128];[.$A$35:.$A$40];0)" office:value-type="float" office:value="37" calcext:value-type="float">
            <text:p>37</text:p>
          </table:table-cell>
          <table:table-cell table:formula="of:=IF(OR(35+MOD([.F128]-35+1;6)=[.$D128];35+MOD([.F128]-35+1;6)=[.$E128]);35+MOD([.F128]-35+2;6);35+MOD([.F128]-35+1;6))" office:value-type="float" office:value="38" calcext:value-type="float">
            <text:p>38</text:p>
          </table:table-cell>
          <table:table-cell table:formula="of:=IF(OR(35+MOD([.G128]-35+1;6)=[.$D128];35+MOD([.G128]-35+1;6)=[.$E128]);35+MOD([.G128]-35+2;6);35+MOD([.G128]-35+1;6))" office:value-type="float" office:value="40" calcext:value-type="float">
            <text:p>40</text:p>
          </table:table-cell>
          <table:table-cell table:style-name="ce35" table:formula="of:=IF(OR(35+MOD([.H128]-35+1;6)=[.$D128];35+MOD([.H128]-35+1;6)=[.$E128]);35+MOD([.H128]-35+2;6);35+MOD([.H128]-35+1;6))" office:value-type="float" office:value="35" calcext:value-type="float">
            <text:p>35</text:p>
          </table:table-cell>
          <table:table-cell table:formula="of:=INDIRECT(&quot;A&quot;&amp;[.G128])" office:value-type="string" office:string-value="INT" calcext:value-type="string">
            <text:p>INT</text:p>
          </table:table-cell>
          <table:table-cell table:style-name="ce36" table:formula="of:=ISERROR(FIND([.J128];[.$Q128]))" office:value-type="boolean" office:boolean-value="true" calcext:value-type="boolean">
            <text:p>TRUE</text:p>
          </table:table-cell>
          <table:table-cell table:formula="of:=INDIRECT(&quot;A&quot;&amp;[.H128])" office:value-type="string" office:string-value="CHA" calcext:value-type="string">
            <text:p>CHA</text:p>
          </table:table-cell>
          <table:table-cell table:style-name="ce36" table:formula="of:=ISERROR(FIND([.L128];[.$Q128]))" office:value-type="boolean" office:boolean-value="true" calcext:value-type="boolean">
            <text:p>TRUE</text:p>
          </table:table-cell>
          <table:table-cell table:formula="of:=INDIRECT(&quot;A&quot;&amp;[.I128])" office:value-type="string" office:string-value="STR" calcext:value-type="string">
            <text:p>STR</text:p>
          </table:table-cell>
          <table:table-cell table:style-name="ce36" table:formula="of:=ISERROR(FIND([.N128];[.$Q128]))" office:value-type="boolean" office:boolean-value="true" calcext:value-type="boolean">
            <text:p>TRUE</text:p>
          </table:table-cell>
          <table:table-cell table:formula="of:=IF([.K128];[.J128];IF([.M128];[.L128];IF([.O128];[.N128])))" office:value-type="string" office:string-value="INT" calcext:value-type="string">
            <text:p>INT</text:p>
          </table:table-cell>
          <table:table-cell table:formula="of:=[.A128]&amp;&quot;,&quot;&amp;[.B128]&amp;&quot;,&quot;&amp;[.C128]" office:value-type="string" office:string-value="WIS,DEX,CON" calcext:value-type="string">
            <text:p>WIS,DEX,C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INT</text:p>
          </table:table-cell>
          <table:table-cell table:formula="of:=34+MATCH([.A129];[.$A$35:.$A$40];0)" office:value-type="float" office:value="39" calcext:value-type="float">
            <text:p>39</text:p>
          </table:table-cell>
          <table:table-cell table:formula="of:=34+MATCH([.B129];[.$A$35:.$A$40];0)" office:value-type="float" office:value="36" calcext:value-type="float">
            <text:p>36</text:p>
          </table:table-cell>
          <table:table-cell table:formula="of:=34+MATCH([.C129];[.$A$35:.$A$40];0)" office:value-type="float" office:value="38" calcext:value-type="float">
            <text:p>38</text:p>
          </table:table-cell>
          <table:table-cell table:formula="of:=IF(OR(35+MOD([.F129]-35+1;6)=[.$D129];35+MOD([.F129]-35+1;6)=[.$E129]);35+MOD([.F129]-35+2;6);35+MOD([.F129]-35+1;6))" office:value-type="float" office:value="40" calcext:value-type="float">
            <text:p>40</text:p>
          </table:table-cell>
          <table:table-cell table:formula="of:=IF(OR(35+MOD([.G129]-35+1;6)=[.$D129];35+MOD([.G129]-35+1;6)=[.$E129]);35+MOD([.G129]-35+2;6);35+MOD([.G129]-35+1;6))" office:value-type="float" office:value="35" calcext:value-type="float">
            <text:p>35</text:p>
          </table:table-cell>
          <table:table-cell table:style-name="ce35" table:formula="of:=IF(OR(35+MOD([.H129]-35+1;6)=[.$D129];35+MOD([.H129]-35+1;6)=[.$E129]);35+MOD([.H129]-35+2;6);35+MOD([.H129]-35+1;6))" office:value-type="float" office:value="37" calcext:value-type="float">
            <text:p>37</text:p>
          </table:table-cell>
          <table:table-cell table:formula="of:=INDIRECT(&quot;A&quot;&amp;[.G129])" office:value-type="string" office:string-value="CHA" calcext:value-type="string">
            <text:p>CHA</text:p>
          </table:table-cell>
          <table:table-cell table:style-name="ce36" table:formula="of:=ISERROR(FIND([.J129];[.$Q129]))" office:value-type="boolean" office:boolean-value="true" calcext:value-type="boolean">
            <text:p>TRUE</text:p>
          </table:table-cell>
          <table:table-cell table:formula="of:=INDIRECT(&quot;A&quot;&amp;[.H129])" office:value-type="string" office:string-value="STR" calcext:value-type="string">
            <text:p>STR</text:p>
          </table:table-cell>
          <table:table-cell table:style-name="ce36" table:formula="of:=ISERROR(FIND([.L129];[.$Q129]))" office:value-type="boolean" office:boolean-value="true" calcext:value-type="boolean">
            <text:p>TRUE</text:p>
          </table:table-cell>
          <table:table-cell table:formula="of:=INDIRECT(&quot;A&quot;&amp;[.I129])" office:value-type="string" office:string-value="CON" calcext:value-type="string">
            <text:p>CON</text:p>
          </table:table-cell>
          <table:table-cell table:style-name="ce36" table:formula="of:=ISERROR(FIND([.N129];[.$Q129]))" office:value-type="boolean" office:boolean-value="true" calcext:value-type="boolean">
            <text:p>TRUE</text:p>
          </table:table-cell>
          <table:table-cell table:formula="of:=IF([.K129];[.J129];IF([.M129];[.L129];IF([.O129];[.N129])))" office:value-type="string" office:string-value="CHA" calcext:value-type="string">
            <text:p>CHA</text:p>
          </table:table-cell>
          <table:table-cell table:formula="of:=[.A129]&amp;&quot;,&quot;&amp;[.B129]&amp;&quot;,&quot;&amp;[.C129]" office:value-type="string" office:string-value="WIS,DEX,INT" calcext:value-type="string">
            <text:p>WIS,DEX,IN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CHA</text:p>
          </table:table-cell>
          <table:table-cell table:formula="of:=34+MATCH([.A130];[.$A$35:.$A$40];0)" office:value-type="float" office:value="39" calcext:value-type="float">
            <text:p>39</text:p>
          </table:table-cell>
          <table:table-cell table:formula="of:=34+MATCH([.B130];[.$A$35:.$A$40];0)" office:value-type="float" office:value="36" calcext:value-type="float">
            <text:p>36</text:p>
          </table:table-cell>
          <table:table-cell table:formula="of:=34+MATCH([.C130];[.$A$35:.$A$40];0)" office:value-type="float" office:value="40" calcext:value-type="float">
            <text:p>40</text:p>
          </table:table-cell>
          <table:table-cell table:formula="of:=IF(OR(35+MOD([.F130]-35+1;6)=[.$D130];35+MOD([.F130]-35+1;6)=[.$E130]);35+MOD([.F130]-35+2;6);35+MOD([.F130]-35+1;6))" office:value-type="float" office:value="35" calcext:value-type="float">
            <text:p>35</text:p>
          </table:table-cell>
          <table:table-cell table:formula="of:=IF(OR(35+MOD([.G130]-35+1;6)=[.$D130];35+MOD([.G130]-35+1;6)=[.$E130]);35+MOD([.G130]-35+2;6);35+MOD([.G130]-35+1;6))" office:value-type="float" office:value="37" calcext:value-type="float">
            <text:p>37</text:p>
          </table:table-cell>
          <table:table-cell table:style-name="ce35" table:formula="of:=IF(OR(35+MOD([.H130]-35+1;6)=[.$D130];35+MOD([.H130]-35+1;6)=[.$E130]);35+MOD([.H130]-35+2;6);35+MOD([.H130]-35+1;6))" office:value-type="float" office:value="38" calcext:value-type="float">
            <text:p>38</text:p>
          </table:table-cell>
          <table:table-cell table:formula="of:=INDIRECT(&quot;A&quot;&amp;[.G130])" office:value-type="string" office:string-value="STR" calcext:value-type="string">
            <text:p>STR</text:p>
          </table:table-cell>
          <table:table-cell table:style-name="ce36" table:formula="of:=ISERROR(FIND([.J130];[.$Q130]))" office:value-type="boolean" office:boolean-value="true" calcext:value-type="boolean">
            <text:p>TRUE</text:p>
          </table:table-cell>
          <table:table-cell table:formula="of:=INDIRECT(&quot;A&quot;&amp;[.H130])" office:value-type="string" office:string-value="CON" calcext:value-type="string">
            <text:p>CON</text:p>
          </table:table-cell>
          <table:table-cell table:style-name="ce36" table:formula="of:=ISERROR(FIND([.L130];[.$Q130]))" office:value-type="boolean" office:boolean-value="true" calcext:value-type="boolean">
            <text:p>TRUE</text:p>
          </table:table-cell>
          <table:table-cell table:formula="of:=INDIRECT(&quot;A&quot;&amp;[.I130])" office:value-type="string" office:string-value="INT" calcext:value-type="string">
            <text:p>INT</text:p>
          </table:table-cell>
          <table:table-cell table:style-name="ce36" table:formula="of:=ISERROR(FIND([.N130];[.$Q130]))" office:value-type="boolean" office:boolean-value="true" calcext:value-type="boolean">
            <text:p>TRUE</text:p>
          </table:table-cell>
          <table:table-cell table:formula="of:=IF([.K130];[.J130];IF([.M130];[.L130];IF([.O130];[.N130])))" office:value-type="string" office:string-value="STR" calcext:value-type="string">
            <text:p>STR</text:p>
          </table:table-cell>
          <table:table-cell table:formula="of:=[.A130]&amp;&quot;,&quot;&amp;[.B130]&amp;&quot;,&quot;&amp;[.C130]" office:value-type="string" office:string-value="WIS,DEX,CHA" calcext:value-type="string">
            <text:p>WIS,DEX,CHA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CON</text:p>
          </table:table-cell>
          <table:table-cell table:style-name="Default" office:value-type="string" calcext:value-type="string">
            <text:p>STR</text:p>
          </table:table-cell>
          <table:table-cell table:formula="of:=34+MATCH([.A131];[.$A$35:.$A$40];0)" office:value-type="float" office:value="39" calcext:value-type="float">
            <text:p>39</text:p>
          </table:table-cell>
          <table:table-cell table:formula="of:=34+MATCH([.B131];[.$A$35:.$A$40];0)" office:value-type="float" office:value="37" calcext:value-type="float">
            <text:p>37</text:p>
          </table:table-cell>
          <table:table-cell table:formula="of:=34+MATCH([.C131];[.$A$35:.$A$40];0)" office:value-type="float" office:value="35" calcext:value-type="float">
            <text:p>35</text:p>
          </table:table-cell>
          <table:table-cell table:formula="of:=IF(OR(35+MOD([.F131]-35+1;6)=[.$D131];35+MOD([.F131]-35+1;6)=[.$E131]);35+MOD([.F131]-35+2;6);35+MOD([.F131]-35+1;6))" office:value-type="float" office:value="36" calcext:value-type="float">
            <text:p>36</text:p>
          </table:table-cell>
          <table:table-cell table:formula="of:=IF(OR(35+MOD([.G131]-35+1;6)=[.$D131];35+MOD([.G131]-35+1;6)=[.$E131]);35+MOD([.G131]-35+2;6);35+MOD([.G131]-35+1;6))" office:value-type="float" office:value="38" calcext:value-type="float">
            <text:p>38</text:p>
          </table:table-cell>
          <table:table-cell table:style-name="ce35" table:formula="of:=IF(OR(35+MOD([.H131]-35+1;6)=[.$D131];35+MOD([.H131]-35+1;6)=[.$E131]);35+MOD([.H131]-35+2;6);35+MOD([.H131]-35+1;6))" office:value-type="float" office:value="40" calcext:value-type="float">
            <text:p>40</text:p>
          </table:table-cell>
          <table:table-cell table:formula="of:=INDIRECT(&quot;A&quot;&amp;[.G131])" office:value-type="string" office:string-value="DEX" calcext:value-type="string">
            <text:p>DEX</text:p>
          </table:table-cell>
          <table:table-cell table:style-name="ce36" table:formula="of:=ISERROR(FIND([.J131];[.$Q131]))" office:value-type="boolean" office:boolean-value="true" calcext:value-type="boolean">
            <text:p>TRUE</text:p>
          </table:table-cell>
          <table:table-cell table:formula="of:=INDIRECT(&quot;A&quot;&amp;[.H131])" office:value-type="string" office:string-value="INT" calcext:value-type="string">
            <text:p>INT</text:p>
          </table:table-cell>
          <table:table-cell table:style-name="ce36" table:formula="of:=ISERROR(FIND([.L131];[.$Q131]))" office:value-type="boolean" office:boolean-value="true" calcext:value-type="boolean">
            <text:p>TRUE</text:p>
          </table:table-cell>
          <table:table-cell table:formula="of:=INDIRECT(&quot;A&quot;&amp;[.I131])" office:value-type="string" office:string-value="CHA" calcext:value-type="string">
            <text:p>CHA</text:p>
          </table:table-cell>
          <table:table-cell table:style-name="ce36" table:formula="of:=ISERROR(FIND([.N131];[.$Q131]))" office:value-type="boolean" office:boolean-value="true" calcext:value-type="boolean">
            <text:p>TRUE</text:p>
          </table:table-cell>
          <table:table-cell table:formula="of:=IF([.K131];[.J131];IF([.M131];[.L131];IF([.O131];[.N131])))" office:value-type="string" office:string-value="DEX" calcext:value-type="string">
            <text:p>DEX</text:p>
          </table:table-cell>
          <table:table-cell table:formula="of:=[.A131]&amp;&quot;,&quot;&amp;[.B131]&amp;&quot;,&quot;&amp;[.C131]" office:value-type="string" office:string-value="WIS,CON,STR" calcext:value-type="string">
            <text:p>WIS,CON,ST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CON</text:p>
          </table:table-cell>
          <table:table-cell table:style-name="Default" office:value-type="string" calcext:value-type="string">
            <text:p>DEX</text:p>
          </table:table-cell>
          <table:table-cell table:formula="of:=34+MATCH([.A132];[.$A$35:.$A$40];0)" office:value-type="float" office:value="39" calcext:value-type="float">
            <text:p>39</text:p>
          </table:table-cell>
          <table:table-cell table:formula="of:=34+MATCH([.B132];[.$A$35:.$A$40];0)" office:value-type="float" office:value="37" calcext:value-type="float">
            <text:p>37</text:p>
          </table:table-cell>
          <table:table-cell table:formula="of:=34+MATCH([.C132];[.$A$35:.$A$40];0)" office:value-type="float" office:value="36" calcext:value-type="float">
            <text:p>36</text:p>
          </table:table-cell>
          <table:table-cell table:formula="of:=IF(OR(35+MOD([.F132]-35+1;6)=[.$D132];35+MOD([.F132]-35+1;6)=[.$E132]);35+MOD([.F132]-35+2;6);35+MOD([.F132]-35+1;6))" office:value-type="float" office:value="38" calcext:value-type="float">
            <text:p>38</text:p>
          </table:table-cell>
          <table:table-cell table:formula="of:=IF(OR(35+MOD([.G132]-35+1;6)=[.$D132];35+MOD([.G132]-35+1;6)=[.$E132]);35+MOD([.G132]-35+2;6);35+MOD([.G132]-35+1;6))" office:value-type="float" office:value="40" calcext:value-type="float">
            <text:p>40</text:p>
          </table:table-cell>
          <table:table-cell table:style-name="ce35" table:formula="of:=IF(OR(35+MOD([.H132]-35+1;6)=[.$D132];35+MOD([.H132]-35+1;6)=[.$E132]);35+MOD([.H132]-35+2;6);35+MOD([.H132]-35+1;6))" office:value-type="float" office:value="35" calcext:value-type="float">
            <text:p>35</text:p>
          </table:table-cell>
          <table:table-cell table:formula="of:=INDIRECT(&quot;A&quot;&amp;[.G132])" office:value-type="string" office:string-value="INT" calcext:value-type="string">
            <text:p>INT</text:p>
          </table:table-cell>
          <table:table-cell table:style-name="ce36" table:formula="of:=ISERROR(FIND([.J132];[.$Q132]))" office:value-type="boolean" office:boolean-value="true" calcext:value-type="boolean">
            <text:p>TRUE</text:p>
          </table:table-cell>
          <table:table-cell table:formula="of:=INDIRECT(&quot;A&quot;&amp;[.H132])" office:value-type="string" office:string-value="CHA" calcext:value-type="string">
            <text:p>CHA</text:p>
          </table:table-cell>
          <table:table-cell table:style-name="ce36" table:formula="of:=ISERROR(FIND([.L132];[.$Q132]))" office:value-type="boolean" office:boolean-value="true" calcext:value-type="boolean">
            <text:p>TRUE</text:p>
          </table:table-cell>
          <table:table-cell table:formula="of:=INDIRECT(&quot;A&quot;&amp;[.I132])" office:value-type="string" office:string-value="STR" calcext:value-type="string">
            <text:p>STR</text:p>
          </table:table-cell>
          <table:table-cell table:style-name="ce36" table:formula="of:=ISERROR(FIND([.N132];[.$Q132]))" office:value-type="boolean" office:boolean-value="true" calcext:value-type="boolean">
            <text:p>TRUE</text:p>
          </table:table-cell>
          <table:table-cell table:formula="of:=IF([.K132];[.J132];IF([.M132];[.L132];IF([.O132];[.N132])))" office:value-type="string" office:string-value="INT" calcext:value-type="string">
            <text:p>INT</text:p>
          </table:table-cell>
          <table:table-cell table:formula="of:=[.A132]&amp;&quot;,&quot;&amp;[.B132]&amp;&quot;,&quot;&amp;[.C132]" office:value-type="string" office:string-value="WIS,CON,DEX" calcext:value-type="string">
            <text:p>WIS,CON,DEX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CON</text:p>
          </table:table-cell>
          <table:table-cell table:style-name="Default" office:value-type="string" calcext:value-type="string">
            <text:p>INT</text:p>
          </table:table-cell>
          <table:table-cell table:formula="of:=34+MATCH([.A133];[.$A$35:.$A$40];0)" office:value-type="float" office:value="39" calcext:value-type="float">
            <text:p>39</text:p>
          </table:table-cell>
          <table:table-cell table:formula="of:=34+MATCH([.B133];[.$A$35:.$A$40];0)" office:value-type="float" office:value="37" calcext:value-type="float">
            <text:p>37</text:p>
          </table:table-cell>
          <table:table-cell table:formula="of:=34+MATCH([.C133];[.$A$35:.$A$40];0)" office:value-type="float" office:value="38" calcext:value-type="float">
            <text:p>38</text:p>
          </table:table-cell>
          <table:table-cell table:formula="of:=IF(OR(35+MOD([.F133]-35+1;6)=[.$D133];35+MOD([.F133]-35+1;6)=[.$E133]);35+MOD([.F133]-35+2;6);35+MOD([.F133]-35+1;6))" office:value-type="float" office:value="40" calcext:value-type="float">
            <text:p>40</text:p>
          </table:table-cell>
          <table:table-cell table:formula="of:=IF(OR(35+MOD([.G133]-35+1;6)=[.$D133];35+MOD([.G133]-35+1;6)=[.$E133]);35+MOD([.G133]-35+2;6);35+MOD([.G133]-35+1;6))" office:value-type="float" office:value="35" calcext:value-type="float">
            <text:p>35</text:p>
          </table:table-cell>
          <table:table-cell table:style-name="ce35" table:formula="of:=IF(OR(35+MOD([.H133]-35+1;6)=[.$D133];35+MOD([.H133]-35+1;6)=[.$E133]);35+MOD([.H133]-35+2;6);35+MOD([.H133]-35+1;6))" office:value-type="float" office:value="36" calcext:value-type="float">
            <text:p>36</text:p>
          </table:table-cell>
          <table:table-cell table:formula="of:=INDIRECT(&quot;A&quot;&amp;[.G133])" office:value-type="string" office:string-value="CHA" calcext:value-type="string">
            <text:p>CHA</text:p>
          </table:table-cell>
          <table:table-cell table:style-name="ce36" table:formula="of:=ISERROR(FIND([.J133];[.$Q133]))" office:value-type="boolean" office:boolean-value="true" calcext:value-type="boolean">
            <text:p>TRUE</text:p>
          </table:table-cell>
          <table:table-cell table:formula="of:=INDIRECT(&quot;A&quot;&amp;[.H133])" office:value-type="string" office:string-value="STR" calcext:value-type="string">
            <text:p>STR</text:p>
          </table:table-cell>
          <table:table-cell table:style-name="ce36" table:formula="of:=ISERROR(FIND([.L133];[.$Q133]))" office:value-type="boolean" office:boolean-value="true" calcext:value-type="boolean">
            <text:p>TRUE</text:p>
          </table:table-cell>
          <table:table-cell table:formula="of:=INDIRECT(&quot;A&quot;&amp;[.I133])" office:value-type="string" office:string-value="DEX" calcext:value-type="string">
            <text:p>DEX</text:p>
          </table:table-cell>
          <table:table-cell table:style-name="ce36" table:formula="of:=ISERROR(FIND([.N133];[.$Q133]))" office:value-type="boolean" office:boolean-value="true" calcext:value-type="boolean">
            <text:p>TRUE</text:p>
          </table:table-cell>
          <table:table-cell table:formula="of:=IF([.K133];[.J133];IF([.M133];[.L133];IF([.O133];[.N133])))" office:value-type="string" office:string-value="CHA" calcext:value-type="string">
            <text:p>CHA</text:p>
          </table:table-cell>
          <table:table-cell table:formula="of:=[.A133]&amp;&quot;,&quot;&amp;[.B133]&amp;&quot;,&quot;&amp;[.C133]" office:value-type="string" office:string-value="WIS,CON,INT" calcext:value-type="string">
            <text:p>WIS,CON,IN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CON</text:p>
          </table:table-cell>
          <table:table-cell table:style-name="Default" office:value-type="string" calcext:value-type="string">
            <text:p>CHA</text:p>
          </table:table-cell>
          <table:table-cell table:formula="of:=34+MATCH([.A134];[.$A$35:.$A$40];0)" office:value-type="float" office:value="39" calcext:value-type="float">
            <text:p>39</text:p>
          </table:table-cell>
          <table:table-cell table:formula="of:=34+MATCH([.B134];[.$A$35:.$A$40];0)" office:value-type="float" office:value="37" calcext:value-type="float">
            <text:p>37</text:p>
          </table:table-cell>
          <table:table-cell table:formula="of:=34+MATCH([.C134];[.$A$35:.$A$40];0)" office:value-type="float" office:value="40" calcext:value-type="float">
            <text:p>40</text:p>
          </table:table-cell>
          <table:table-cell table:formula="of:=IF(OR(35+MOD([.F134]-35+1;6)=[.$D134];35+MOD([.F134]-35+1;6)=[.$E134]);35+MOD([.F134]-35+2;6);35+MOD([.F134]-35+1;6))" office:value-type="float" office:value="35" calcext:value-type="float">
            <text:p>35</text:p>
          </table:table-cell>
          <table:table-cell table:formula="of:=IF(OR(35+MOD([.G134]-35+1;6)=[.$D134];35+MOD([.G134]-35+1;6)=[.$E134]);35+MOD([.G134]-35+2;6);35+MOD([.G134]-35+1;6))" office:value-type="float" office:value="36" calcext:value-type="float">
            <text:p>36</text:p>
          </table:table-cell>
          <table:table-cell table:style-name="ce35" table:formula="of:=IF(OR(35+MOD([.H134]-35+1;6)=[.$D134];35+MOD([.H134]-35+1;6)=[.$E134]);35+MOD([.H134]-35+2;6);35+MOD([.H134]-35+1;6))" office:value-type="float" office:value="38" calcext:value-type="float">
            <text:p>38</text:p>
          </table:table-cell>
          <table:table-cell table:formula="of:=INDIRECT(&quot;A&quot;&amp;[.G134])" office:value-type="string" office:string-value="STR" calcext:value-type="string">
            <text:p>STR</text:p>
          </table:table-cell>
          <table:table-cell table:style-name="ce36" table:formula="of:=ISERROR(FIND([.J134];[.$Q134]))" office:value-type="boolean" office:boolean-value="true" calcext:value-type="boolean">
            <text:p>TRUE</text:p>
          </table:table-cell>
          <table:table-cell table:formula="of:=INDIRECT(&quot;A&quot;&amp;[.H134])" office:value-type="string" office:string-value="DEX" calcext:value-type="string">
            <text:p>DEX</text:p>
          </table:table-cell>
          <table:table-cell table:style-name="ce36" table:formula="of:=ISERROR(FIND([.L134];[.$Q134]))" office:value-type="boolean" office:boolean-value="true" calcext:value-type="boolean">
            <text:p>TRUE</text:p>
          </table:table-cell>
          <table:table-cell table:formula="of:=INDIRECT(&quot;A&quot;&amp;[.I134])" office:value-type="string" office:string-value="INT" calcext:value-type="string">
            <text:p>INT</text:p>
          </table:table-cell>
          <table:table-cell table:style-name="ce36" table:formula="of:=ISERROR(FIND([.N134];[.$Q134]))" office:value-type="boolean" office:boolean-value="true" calcext:value-type="boolean">
            <text:p>TRUE</text:p>
          </table:table-cell>
          <table:table-cell table:formula="of:=IF([.K134];[.J134];IF([.M134];[.L134];IF([.O134];[.N134])))" office:value-type="string" office:string-value="STR" calcext:value-type="string">
            <text:p>STR</text:p>
          </table:table-cell>
          <table:table-cell table:formula="of:=[.A134]&amp;&quot;,&quot;&amp;[.B134]&amp;&quot;,&quot;&amp;[.C134]" office:value-type="string" office:string-value="WIS,CON,CHA" calcext:value-type="string">
            <text:p>WIS,CON,CHA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INT</text:p>
          </table:table-cell>
          <table:table-cell table:style-name="Default" office:value-type="string" calcext:value-type="string">
            <text:p>STR</text:p>
          </table:table-cell>
          <table:table-cell table:formula="of:=34+MATCH([.A135];[.$A$35:.$A$40];0)" office:value-type="float" office:value="39" calcext:value-type="float">
            <text:p>39</text:p>
          </table:table-cell>
          <table:table-cell table:formula="of:=34+MATCH([.B135];[.$A$35:.$A$40];0)" office:value-type="float" office:value="38" calcext:value-type="float">
            <text:p>38</text:p>
          </table:table-cell>
          <table:table-cell table:formula="of:=34+MATCH([.C135];[.$A$35:.$A$40];0)" office:value-type="float" office:value="35" calcext:value-type="float">
            <text:p>35</text:p>
          </table:table-cell>
          <table:table-cell table:formula="of:=IF(OR(35+MOD([.F135]-35+1;6)=[.$D135];35+MOD([.F135]-35+1;6)=[.$E135]);35+MOD([.F135]-35+2;6);35+MOD([.F135]-35+1;6))" office:value-type="float" office:value="36" calcext:value-type="float">
            <text:p>36</text:p>
          </table:table-cell>
          <table:table-cell table:formula="of:=IF(OR(35+MOD([.G135]-35+1;6)=[.$D135];35+MOD([.G135]-35+1;6)=[.$E135]);35+MOD([.G135]-35+2;6);35+MOD([.G135]-35+1;6))" office:value-type="float" office:value="37" calcext:value-type="float">
            <text:p>37</text:p>
          </table:table-cell>
          <table:table-cell table:style-name="ce35" table:formula="of:=IF(OR(35+MOD([.H135]-35+1;6)=[.$D135];35+MOD([.H135]-35+1;6)=[.$E135]);35+MOD([.H135]-35+2;6);35+MOD([.H135]-35+1;6))" office:value-type="float" office:value="39" calcext:value-type="float">
            <text:p>39</text:p>
          </table:table-cell>
          <table:table-cell table:formula="of:=INDIRECT(&quot;A&quot;&amp;[.G135])" office:value-type="string" office:string-value="DEX" calcext:value-type="string">
            <text:p>DEX</text:p>
          </table:table-cell>
          <table:table-cell table:style-name="ce36" table:formula="of:=ISERROR(FIND([.J135];[.$Q135]))" office:value-type="boolean" office:boolean-value="true" calcext:value-type="boolean">
            <text:p>TRUE</text:p>
          </table:table-cell>
          <table:table-cell table:formula="of:=INDIRECT(&quot;A&quot;&amp;[.H135])" office:value-type="string" office:string-value="CON" calcext:value-type="string">
            <text:p>CON</text:p>
          </table:table-cell>
          <table:table-cell table:style-name="ce36" table:formula="of:=ISERROR(FIND([.L135];[.$Q135]))" office:value-type="boolean" office:boolean-value="true" calcext:value-type="boolean">
            <text:p>TRUE</text:p>
          </table:table-cell>
          <table:table-cell table:formula="of:=INDIRECT(&quot;A&quot;&amp;[.I135])" office:value-type="string" office:string-value="WIS" calcext:value-type="string">
            <text:p>WIS</text:p>
          </table:table-cell>
          <table:table-cell table:style-name="ce36" table:formula="of:=ISERROR(FIND([.N135];[.$Q135]))" office:value-type="boolean" office:boolean-value="false" calcext:value-type="boolean">
            <text:p>FALSE</text:p>
          </table:table-cell>
          <table:table-cell table:formula="of:=IF([.K135];[.J135];IF([.M135];[.L135];IF([.O135];[.N135])))" office:value-type="string" office:string-value="DEX" calcext:value-type="string">
            <text:p>DEX</text:p>
          </table:table-cell>
          <table:table-cell table:formula="of:=[.A135]&amp;&quot;,&quot;&amp;[.B135]&amp;&quot;,&quot;&amp;[.C135]" office:value-type="string" office:string-value="WIS,INT,STR" calcext:value-type="string">
            <text:p>WIS,INT,ST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INT</text:p>
          </table:table-cell>
          <table:table-cell table:style-name="Default" office:value-type="string" calcext:value-type="string">
            <text:p>DEX</text:p>
          </table:table-cell>
          <table:table-cell table:formula="of:=34+MATCH([.A136];[.$A$35:.$A$40];0)" office:value-type="float" office:value="39" calcext:value-type="float">
            <text:p>39</text:p>
          </table:table-cell>
          <table:table-cell table:formula="of:=34+MATCH([.B136];[.$A$35:.$A$40];0)" office:value-type="float" office:value="38" calcext:value-type="float">
            <text:p>38</text:p>
          </table:table-cell>
          <table:table-cell table:formula="of:=34+MATCH([.C136];[.$A$35:.$A$40];0)" office:value-type="float" office:value="36" calcext:value-type="float">
            <text:p>36</text:p>
          </table:table-cell>
          <table:table-cell table:formula="of:=IF(OR(35+MOD([.F136]-35+1;6)=[.$D136];35+MOD([.F136]-35+1;6)=[.$E136]);35+MOD([.F136]-35+2;6);35+MOD([.F136]-35+1;6))" office:value-type="float" office:value="37" calcext:value-type="float">
            <text:p>37</text:p>
          </table:table-cell>
          <table:table-cell table:formula="of:=IF(OR(35+MOD([.G136]-35+1;6)=[.$D136];35+MOD([.G136]-35+1;6)=[.$E136]);35+MOD([.G136]-35+2;6);35+MOD([.G136]-35+1;6))" office:value-type="float" office:value="39" calcext:value-type="float">
            <text:p>39</text:p>
          </table:table-cell>
          <table:table-cell table:style-name="ce35" table:formula="of:=IF(OR(35+MOD([.H136]-35+1;6)=[.$D136];35+MOD([.H136]-35+1;6)=[.$E136]);35+MOD([.H136]-35+2;6);35+MOD([.H136]-35+1;6))" office:value-type="float" office:value="40" calcext:value-type="float">
            <text:p>40</text:p>
          </table:table-cell>
          <table:table-cell table:formula="of:=INDIRECT(&quot;A&quot;&amp;[.G136])" office:value-type="string" office:string-value="CON" calcext:value-type="string">
            <text:p>CON</text:p>
          </table:table-cell>
          <table:table-cell table:style-name="ce36" table:formula="of:=ISERROR(FIND([.J136];[.$Q136]))" office:value-type="boolean" office:boolean-value="true" calcext:value-type="boolean">
            <text:p>TRUE</text:p>
          </table:table-cell>
          <table:table-cell table:formula="of:=INDIRECT(&quot;A&quot;&amp;[.H136])" office:value-type="string" office:string-value="WIS" calcext:value-type="string">
            <text:p>WIS</text:p>
          </table:table-cell>
          <table:table-cell table:style-name="ce36" table:formula="of:=ISERROR(FIND([.L136];[.$Q136]))" office:value-type="boolean" office:boolean-value="false" calcext:value-type="boolean">
            <text:p>FALSE</text:p>
          </table:table-cell>
          <table:table-cell table:formula="of:=INDIRECT(&quot;A&quot;&amp;[.I136])" office:value-type="string" office:string-value="CHA" calcext:value-type="string">
            <text:p>CHA</text:p>
          </table:table-cell>
          <table:table-cell table:style-name="ce36" table:formula="of:=ISERROR(FIND([.N136];[.$Q136]))" office:value-type="boolean" office:boolean-value="true" calcext:value-type="boolean">
            <text:p>TRUE</text:p>
          </table:table-cell>
          <table:table-cell table:formula="of:=IF([.K136];[.J136];IF([.M136];[.L136];IF([.O136];[.N136])))" office:value-type="string" office:string-value="CON" calcext:value-type="string">
            <text:p>CON</text:p>
          </table:table-cell>
          <table:table-cell table:formula="of:=[.A136]&amp;&quot;,&quot;&amp;[.B136]&amp;&quot;,&quot;&amp;[.C136]" office:value-type="string" office:string-value="WIS,INT,DEX" calcext:value-type="string">
            <text:p>WIS,INT,DEX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INT</text:p>
          </table:table-cell>
          <table:table-cell table:style-name="Default" office:value-type="string" calcext:value-type="string">
            <text:p>CON</text:p>
          </table:table-cell>
          <table:table-cell table:formula="of:=34+MATCH([.A137];[.$A$35:.$A$40];0)" office:value-type="float" office:value="39" calcext:value-type="float">
            <text:p>39</text:p>
          </table:table-cell>
          <table:table-cell table:formula="of:=34+MATCH([.B137];[.$A$35:.$A$40];0)" office:value-type="float" office:value="38" calcext:value-type="float">
            <text:p>38</text:p>
          </table:table-cell>
          <table:table-cell table:formula="of:=34+MATCH([.C137];[.$A$35:.$A$40];0)" office:value-type="float" office:value="37" calcext:value-type="float">
            <text:p>37</text:p>
          </table:table-cell>
          <table:table-cell table:formula="of:=IF(OR(35+MOD([.F137]-35+1;6)=[.$D137];35+MOD([.F137]-35+1;6)=[.$E137]);35+MOD([.F137]-35+2;6);35+MOD([.F137]-35+1;6))" office:value-type="float" office:value="39" calcext:value-type="float">
            <text:p>39</text:p>
          </table:table-cell>
          <table:table-cell table:formula="of:=IF(OR(35+MOD([.G137]-35+1;6)=[.$D137];35+MOD([.G137]-35+1;6)=[.$E137]);35+MOD([.G137]-35+2;6);35+MOD([.G137]-35+1;6))" office:value-type="float" office:value="40" calcext:value-type="float">
            <text:p>40</text:p>
          </table:table-cell>
          <table:table-cell table:style-name="ce35" table:formula="of:=IF(OR(35+MOD([.H137]-35+1;6)=[.$D137];35+MOD([.H137]-35+1;6)=[.$E137]);35+MOD([.H137]-35+2;6);35+MOD([.H137]-35+1;6))" office:value-type="float" office:value="35" calcext:value-type="float">
            <text:p>35</text:p>
          </table:table-cell>
          <table:table-cell table:formula="of:=INDIRECT(&quot;A&quot;&amp;[.G137])" office:value-type="string" office:string-value="WIS" calcext:value-type="string">
            <text:p>WIS</text:p>
          </table:table-cell>
          <table:table-cell table:style-name="ce36" table:formula="of:=ISERROR(FIND([.J137];[.$Q137]))" office:value-type="boolean" office:boolean-value="false" calcext:value-type="boolean">
            <text:p>FALSE</text:p>
          </table:table-cell>
          <table:table-cell table:formula="of:=INDIRECT(&quot;A&quot;&amp;[.H137])" office:value-type="string" office:string-value="CHA" calcext:value-type="string">
            <text:p>CHA</text:p>
          </table:table-cell>
          <table:table-cell table:style-name="ce36" table:formula="of:=ISERROR(FIND([.L137];[.$Q137]))" office:value-type="boolean" office:boolean-value="true" calcext:value-type="boolean">
            <text:p>TRUE</text:p>
          </table:table-cell>
          <table:table-cell table:formula="of:=INDIRECT(&quot;A&quot;&amp;[.I137])" office:value-type="string" office:string-value="STR" calcext:value-type="string">
            <text:p>STR</text:p>
          </table:table-cell>
          <table:table-cell table:style-name="ce36" table:formula="of:=ISERROR(FIND([.N137];[.$Q137]))" office:value-type="boolean" office:boolean-value="true" calcext:value-type="boolean">
            <text:p>TRUE</text:p>
          </table:table-cell>
          <table:table-cell table:formula="of:=IF([.K137];[.J137];IF([.M137];[.L137];IF([.O137];[.N137])))" office:value-type="string" office:string-value="CHA" calcext:value-type="string">
            <text:p>CHA</text:p>
          </table:table-cell>
          <table:table-cell table:formula="of:=[.A137]&amp;&quot;,&quot;&amp;[.B137]&amp;&quot;,&quot;&amp;[.C137]" office:value-type="string" office:string-value="WIS,INT,CON" calcext:value-type="string">
            <text:p>WIS,INT,C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INT</text:p>
          </table:table-cell>
          <table:table-cell table:style-name="Default" office:value-type="string" calcext:value-type="string">
            <text:p>CHA</text:p>
          </table:table-cell>
          <table:table-cell table:formula="of:=34+MATCH([.A138];[.$A$35:.$A$40];0)" office:value-type="float" office:value="39" calcext:value-type="float">
            <text:p>39</text:p>
          </table:table-cell>
          <table:table-cell table:formula="of:=34+MATCH([.B138];[.$A$35:.$A$40];0)" office:value-type="float" office:value="38" calcext:value-type="float">
            <text:p>38</text:p>
          </table:table-cell>
          <table:table-cell table:formula="of:=34+MATCH([.C138];[.$A$35:.$A$40];0)" office:value-type="float" office:value="40" calcext:value-type="float">
            <text:p>40</text:p>
          </table:table-cell>
          <table:table-cell table:formula="of:=IF(OR(35+MOD([.F138]-35+1;6)=[.$D138];35+MOD([.F138]-35+1;6)=[.$E138]);35+MOD([.F138]-35+2;6);35+MOD([.F138]-35+1;6))" office:value-type="float" office:value="35" calcext:value-type="float">
            <text:p>35</text:p>
          </table:table-cell>
          <table:table-cell table:formula="of:=IF(OR(35+MOD([.G138]-35+1;6)=[.$D138];35+MOD([.G138]-35+1;6)=[.$E138]);35+MOD([.G138]-35+2;6);35+MOD([.G138]-35+1;6))" office:value-type="float" office:value="36" calcext:value-type="float">
            <text:p>36</text:p>
          </table:table-cell>
          <table:table-cell table:style-name="ce35" table:formula="of:=IF(OR(35+MOD([.H138]-35+1;6)=[.$D138];35+MOD([.H138]-35+1;6)=[.$E138]);35+MOD([.H138]-35+2;6);35+MOD([.H138]-35+1;6))" office:value-type="float" office:value="37" calcext:value-type="float">
            <text:p>37</text:p>
          </table:table-cell>
          <table:table-cell table:formula="of:=INDIRECT(&quot;A&quot;&amp;[.G138])" office:value-type="string" office:string-value="STR" calcext:value-type="string">
            <text:p>STR</text:p>
          </table:table-cell>
          <table:table-cell table:style-name="ce36" table:formula="of:=ISERROR(FIND([.J138];[.$Q138]))" office:value-type="boolean" office:boolean-value="true" calcext:value-type="boolean">
            <text:p>TRUE</text:p>
          </table:table-cell>
          <table:table-cell table:formula="of:=INDIRECT(&quot;A&quot;&amp;[.H138])" office:value-type="string" office:string-value="DEX" calcext:value-type="string">
            <text:p>DEX</text:p>
          </table:table-cell>
          <table:table-cell table:style-name="ce36" table:formula="of:=ISERROR(FIND([.L138];[.$Q138]))" office:value-type="boolean" office:boolean-value="true" calcext:value-type="boolean">
            <text:p>TRUE</text:p>
          </table:table-cell>
          <table:table-cell table:formula="of:=INDIRECT(&quot;A&quot;&amp;[.I138])" office:value-type="string" office:string-value="CON" calcext:value-type="string">
            <text:p>CON</text:p>
          </table:table-cell>
          <table:table-cell table:style-name="ce36" table:formula="of:=ISERROR(FIND([.N138];[.$Q138]))" office:value-type="boolean" office:boolean-value="true" calcext:value-type="boolean">
            <text:p>TRUE</text:p>
          </table:table-cell>
          <table:table-cell table:formula="of:=IF([.K138];[.J138];IF([.M138];[.L138];IF([.O138];[.N138])))" office:value-type="string" office:string-value="STR" calcext:value-type="string">
            <text:p>STR</text:p>
          </table:table-cell>
          <table:table-cell table:formula="of:=[.A138]&amp;&quot;,&quot;&amp;[.B138]&amp;&quot;,&quot;&amp;[.C138]" office:value-type="string" office:string-value="WIS,INT,CHA" calcext:value-type="string">
            <text:p>WIS,INT,CHA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STR</text:p>
          </table:table-cell>
          <table:table-cell table:formula="of:=34+MATCH([.A139];[.$A$35:.$A$40];0)" office:value-type="float" office:value="39" calcext:value-type="float">
            <text:p>39</text:p>
          </table:table-cell>
          <table:table-cell table:formula="of:=34+MATCH([.B139];[.$A$35:.$A$40];0)" office:value-type="float" office:value="40" calcext:value-type="float">
            <text:p>40</text:p>
          </table:table-cell>
          <table:table-cell table:formula="of:=34+MATCH([.C139];[.$A$35:.$A$40];0)" office:value-type="float" office:value="35" calcext:value-type="float">
            <text:p>35</text:p>
          </table:table-cell>
          <table:table-cell table:formula="of:=IF(OR(35+MOD([.F139]-35+1;6)=[.$D139];35+MOD([.F139]-35+1;6)=[.$E139]);35+MOD([.F139]-35+2;6);35+MOD([.F139]-35+1;6))" office:value-type="float" office:value="36" calcext:value-type="float">
            <text:p>36</text:p>
          </table:table-cell>
          <table:table-cell table:formula="of:=IF(OR(35+MOD([.G139]-35+1;6)=[.$D139];35+MOD([.G139]-35+1;6)=[.$E139]);35+MOD([.G139]-35+2;6);35+MOD([.G139]-35+1;6))" office:value-type="float" office:value="37" calcext:value-type="float">
            <text:p>37</text:p>
          </table:table-cell>
          <table:table-cell table:style-name="ce35" table:formula="of:=IF(OR(35+MOD([.H139]-35+1;6)=[.$D139];35+MOD([.H139]-35+1;6)=[.$E139]);35+MOD([.H139]-35+2;6);35+MOD([.H139]-35+1;6))" office:value-type="float" office:value="38" calcext:value-type="float">
            <text:p>38</text:p>
          </table:table-cell>
          <table:table-cell table:formula="of:=INDIRECT(&quot;A&quot;&amp;[.G139])" office:value-type="string" office:string-value="DEX" calcext:value-type="string">
            <text:p>DEX</text:p>
          </table:table-cell>
          <table:table-cell table:style-name="ce36" table:formula="of:=ISERROR(FIND([.J139];[.$Q139]))" office:value-type="boolean" office:boolean-value="true" calcext:value-type="boolean">
            <text:p>TRUE</text:p>
          </table:table-cell>
          <table:table-cell table:formula="of:=INDIRECT(&quot;A&quot;&amp;[.H139])" office:value-type="string" office:string-value="CON" calcext:value-type="string">
            <text:p>CON</text:p>
          </table:table-cell>
          <table:table-cell table:style-name="ce36" table:formula="of:=ISERROR(FIND([.L139];[.$Q139]))" office:value-type="boolean" office:boolean-value="true" calcext:value-type="boolean">
            <text:p>TRUE</text:p>
          </table:table-cell>
          <table:table-cell table:formula="of:=INDIRECT(&quot;A&quot;&amp;[.I139])" office:value-type="string" office:string-value="INT" calcext:value-type="string">
            <text:p>INT</text:p>
          </table:table-cell>
          <table:table-cell table:style-name="ce36" table:formula="of:=ISERROR(FIND([.N139];[.$Q139]))" office:value-type="boolean" office:boolean-value="true" calcext:value-type="boolean">
            <text:p>TRUE</text:p>
          </table:table-cell>
          <table:table-cell table:formula="of:=IF([.K139];[.J139];IF([.M139];[.L139];IF([.O139];[.N139])))" office:value-type="string" office:string-value="DEX" calcext:value-type="string">
            <text:p>DEX</text:p>
          </table:table-cell>
          <table:table-cell table:formula="of:=[.A139]&amp;&quot;,&quot;&amp;[.B139]&amp;&quot;,&quot;&amp;[.C139]" office:value-type="string" office:string-value="WIS,CHA,STR" calcext:value-type="string">
            <text:p>WIS,CHA,ST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DEX</text:p>
          </table:table-cell>
          <table:table-cell table:formula="of:=34+MATCH([.A140];[.$A$35:.$A$40];0)" office:value-type="float" office:value="39" calcext:value-type="float">
            <text:p>39</text:p>
          </table:table-cell>
          <table:table-cell table:formula="of:=34+MATCH([.B140];[.$A$35:.$A$40];0)" office:value-type="float" office:value="40" calcext:value-type="float">
            <text:p>40</text:p>
          </table:table-cell>
          <table:table-cell table:formula="of:=34+MATCH([.C140];[.$A$35:.$A$40];0)" office:value-type="float" office:value="36" calcext:value-type="float">
            <text:p>36</text:p>
          </table:table-cell>
          <table:table-cell table:formula="of:=IF(OR(35+MOD([.F140]-35+1;6)=[.$D140];35+MOD([.F140]-35+1;6)=[.$E140]);35+MOD([.F140]-35+2;6);35+MOD([.F140]-35+1;6))" office:value-type="float" office:value="37" calcext:value-type="float">
            <text:p>37</text:p>
          </table:table-cell>
          <table:table-cell table:formula="of:=IF(OR(35+MOD([.G140]-35+1;6)=[.$D140];35+MOD([.G140]-35+1;6)=[.$E140]);35+MOD([.G140]-35+2;6);35+MOD([.G140]-35+1;6))" office:value-type="float" office:value="38" calcext:value-type="float">
            <text:p>38</text:p>
          </table:table-cell>
          <table:table-cell table:style-name="ce35" table:formula="of:=IF(OR(35+MOD([.H140]-35+1;6)=[.$D140];35+MOD([.H140]-35+1;6)=[.$E140]);35+MOD([.H140]-35+2;6);35+MOD([.H140]-35+1;6))" office:value-type="float" office:value="40" calcext:value-type="float">
            <text:p>40</text:p>
          </table:table-cell>
          <table:table-cell table:formula="of:=INDIRECT(&quot;A&quot;&amp;[.G140])" office:value-type="string" office:string-value="CON" calcext:value-type="string">
            <text:p>CON</text:p>
          </table:table-cell>
          <table:table-cell table:style-name="ce36" table:formula="of:=ISERROR(FIND([.J140];[.$Q140]))" office:value-type="boolean" office:boolean-value="true" calcext:value-type="boolean">
            <text:p>TRUE</text:p>
          </table:table-cell>
          <table:table-cell table:formula="of:=INDIRECT(&quot;A&quot;&amp;[.H140])" office:value-type="string" office:string-value="INT" calcext:value-type="string">
            <text:p>INT</text:p>
          </table:table-cell>
          <table:table-cell table:style-name="ce36" table:formula="of:=ISERROR(FIND([.L140];[.$Q140]))" office:value-type="boolean" office:boolean-value="true" calcext:value-type="boolean">
            <text:p>TRUE</text:p>
          </table:table-cell>
          <table:table-cell table:formula="of:=INDIRECT(&quot;A&quot;&amp;[.I140])" office:value-type="string" office:string-value="CHA" calcext:value-type="string">
            <text:p>CHA</text:p>
          </table:table-cell>
          <table:table-cell table:style-name="ce36" table:formula="of:=ISERROR(FIND([.N140];[.$Q140]))" office:value-type="boolean" office:boolean-value="false" calcext:value-type="boolean">
            <text:p>FALSE</text:p>
          </table:table-cell>
          <table:table-cell table:formula="of:=IF([.K140];[.J140];IF([.M140];[.L140];IF([.O140];[.N140])))" office:value-type="string" office:string-value="CON" calcext:value-type="string">
            <text:p>CON</text:p>
          </table:table-cell>
          <table:table-cell table:formula="of:=[.A140]&amp;&quot;,&quot;&amp;[.B140]&amp;&quot;,&quot;&amp;[.C140]" office:value-type="string" office:string-value="WIS,CHA,DEX" calcext:value-type="string">
            <text:p>WIS,CHA,DEX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CON</text:p>
          </table:table-cell>
          <table:table-cell table:formula="of:=34+MATCH([.A141];[.$A$35:.$A$40];0)" office:value-type="float" office:value="39" calcext:value-type="float">
            <text:p>39</text:p>
          </table:table-cell>
          <table:table-cell table:formula="of:=34+MATCH([.B141];[.$A$35:.$A$40];0)" office:value-type="float" office:value="40" calcext:value-type="float">
            <text:p>40</text:p>
          </table:table-cell>
          <table:table-cell table:formula="of:=34+MATCH([.C141];[.$A$35:.$A$40];0)" office:value-type="float" office:value="37" calcext:value-type="float">
            <text:p>37</text:p>
          </table:table-cell>
          <table:table-cell table:formula="of:=IF(OR(35+MOD([.F141]-35+1;6)=[.$D141];35+MOD([.F141]-35+1;6)=[.$E141]);35+MOD([.F141]-35+2;6);35+MOD([.F141]-35+1;6))" office:value-type="float" office:value="38" calcext:value-type="float">
            <text:p>38</text:p>
          </table:table-cell>
          <table:table-cell table:formula="of:=IF(OR(35+MOD([.G141]-35+1;6)=[.$D141];35+MOD([.G141]-35+1;6)=[.$E141]);35+MOD([.G141]-35+2;6);35+MOD([.G141]-35+1;6))" office:value-type="float" office:value="40" calcext:value-type="float">
            <text:p>40</text:p>
          </table:table-cell>
          <table:table-cell table:style-name="ce35" table:formula="of:=IF(OR(35+MOD([.H141]-35+1;6)=[.$D141];35+MOD([.H141]-35+1;6)=[.$E141]);35+MOD([.H141]-35+2;6);35+MOD([.H141]-35+1;6))" office:value-type="float" office:value="35" calcext:value-type="float">
            <text:p>35</text:p>
          </table:table-cell>
          <table:table-cell table:formula="of:=INDIRECT(&quot;A&quot;&amp;[.G141])" office:value-type="string" office:string-value="INT" calcext:value-type="string">
            <text:p>INT</text:p>
          </table:table-cell>
          <table:table-cell table:style-name="ce36" table:formula="of:=ISERROR(FIND([.J141];[.$Q141]))" office:value-type="boolean" office:boolean-value="true" calcext:value-type="boolean">
            <text:p>TRUE</text:p>
          </table:table-cell>
          <table:table-cell table:formula="of:=INDIRECT(&quot;A&quot;&amp;[.H141])" office:value-type="string" office:string-value="CHA" calcext:value-type="string">
            <text:p>CHA</text:p>
          </table:table-cell>
          <table:table-cell table:style-name="ce36" table:formula="of:=ISERROR(FIND([.L141];[.$Q141]))" office:value-type="boolean" office:boolean-value="false" calcext:value-type="boolean">
            <text:p>FALSE</text:p>
          </table:table-cell>
          <table:table-cell table:formula="of:=INDIRECT(&quot;A&quot;&amp;[.I141])" office:value-type="string" office:string-value="STR" calcext:value-type="string">
            <text:p>STR</text:p>
          </table:table-cell>
          <table:table-cell table:style-name="ce36" table:formula="of:=ISERROR(FIND([.N141];[.$Q141]))" office:value-type="boolean" office:boolean-value="true" calcext:value-type="boolean">
            <text:p>TRUE</text:p>
          </table:table-cell>
          <table:table-cell table:formula="of:=IF([.K141];[.J141];IF([.M141];[.L141];IF([.O141];[.N141])))" office:value-type="string" office:string-value="INT" calcext:value-type="string">
            <text:p>INT</text:p>
          </table:table-cell>
          <table:table-cell table:formula="of:=[.A141]&amp;&quot;,&quot;&amp;[.B141]&amp;&quot;,&quot;&amp;[.C141]" office:value-type="string" office:string-value="WIS,CHA,CON" calcext:value-type="string">
            <text:p>WIS,CHA,C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WIS</text:p>
          </table:table-cell>
          <table:table-cell office:value-type="string" calcext:value-type="string">
            <text:p>CHA</text:p>
          </table:table-cell>
          <table:table-cell table:style-name="Default" office:value-type="string" calcext:value-type="string">
            <text:p>INT</text:p>
          </table:table-cell>
          <table:table-cell table:formula="of:=34+MATCH([.A142];[.$A$35:.$A$40];0)" office:value-type="float" office:value="39" calcext:value-type="float">
            <text:p>39</text:p>
          </table:table-cell>
          <table:table-cell table:formula="of:=34+MATCH([.B142];[.$A$35:.$A$40];0)" office:value-type="float" office:value="40" calcext:value-type="float">
            <text:p>40</text:p>
          </table:table-cell>
          <table:table-cell table:formula="of:=34+MATCH([.C142];[.$A$35:.$A$40];0)" office:value-type="float" office:value="38" calcext:value-type="float">
            <text:p>38</text:p>
          </table:table-cell>
          <table:table-cell table:formula="of:=IF(OR(35+MOD([.F142]-35+1;6)=[.$D142];35+MOD([.F142]-35+1;6)=[.$E142]);35+MOD([.F142]-35+2;6);35+MOD([.F142]-35+1;6))" office:value-type="float" office:value="40" calcext:value-type="float">
            <text:p>40</text:p>
          </table:table-cell>
          <table:table-cell table:formula="of:=IF(OR(35+MOD([.G142]-35+1;6)=[.$D142];35+MOD([.G142]-35+1;6)=[.$E142]);35+MOD([.G142]-35+2;6);35+MOD([.G142]-35+1;6))" office:value-type="float" office:value="35" calcext:value-type="float">
            <text:p>35</text:p>
          </table:table-cell>
          <table:table-cell table:style-name="ce35" table:formula="of:=IF(OR(35+MOD([.H142]-35+1;6)=[.$D142];35+MOD([.H142]-35+1;6)=[.$E142]);35+MOD([.H142]-35+2;6);35+MOD([.H142]-35+1;6))" office:value-type="float" office:value="36" calcext:value-type="float">
            <text:p>36</text:p>
          </table:table-cell>
          <table:table-cell table:formula="of:=INDIRECT(&quot;A&quot;&amp;[.G142])" office:value-type="string" office:string-value="CHA" calcext:value-type="string">
            <text:p>CHA</text:p>
          </table:table-cell>
          <table:table-cell table:style-name="ce36" table:formula="of:=ISERROR(FIND([.J142];[.$Q142]))" office:value-type="boolean" office:boolean-value="false" calcext:value-type="boolean">
            <text:p>FALSE</text:p>
          </table:table-cell>
          <table:table-cell table:formula="of:=INDIRECT(&quot;A&quot;&amp;[.H142])" office:value-type="string" office:string-value="STR" calcext:value-type="string">
            <text:p>STR</text:p>
          </table:table-cell>
          <table:table-cell table:style-name="ce36" table:formula="of:=ISERROR(FIND([.L142];[.$Q142]))" office:value-type="boolean" office:boolean-value="true" calcext:value-type="boolean">
            <text:p>TRUE</text:p>
          </table:table-cell>
          <table:table-cell table:formula="of:=INDIRECT(&quot;A&quot;&amp;[.I142])" office:value-type="string" office:string-value="DEX" calcext:value-type="string">
            <text:p>DEX</text:p>
          </table:table-cell>
          <table:table-cell table:style-name="ce36" table:formula="of:=ISERROR(FIND([.N142];[.$Q142]))" office:value-type="boolean" office:boolean-value="true" calcext:value-type="boolean">
            <text:p>TRUE</text:p>
          </table:table-cell>
          <table:table-cell table:formula="of:=IF([.K142];[.J142];IF([.M142];[.L142];IF([.O142];[.N142])))" office:value-type="string" office:string-value="STR" calcext:value-type="string">
            <text:p>STR</text:p>
          </table:table-cell>
          <table:table-cell table:formula="of:=[.A142]&amp;&quot;,&quot;&amp;[.B142]&amp;&quot;,&quot;&amp;[.C142]" office:value-type="string" office:string-value="WIS,CHA,INT" calcext:value-type="string">
            <text:p>WIS,CHA,IN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DEX</text:p>
          </table:table-cell>
          <table:table-cell table:formula="of:=34+MATCH([.A143];[.$A$35:.$A$40];0)" office:value-type="float" office:value="40" calcext:value-type="float">
            <text:p>40</text:p>
          </table:table-cell>
          <table:table-cell table:formula="of:=34+MATCH([.B143];[.$A$35:.$A$40];0)" office:value-type="float" office:value="35" calcext:value-type="float">
            <text:p>35</text:p>
          </table:table-cell>
          <table:table-cell table:formula="of:=34+MATCH([.C143];[.$A$35:.$A$40];0)" office:value-type="float" office:value="36" calcext:value-type="float">
            <text:p>36</text:p>
          </table:table-cell>
          <table:table-cell table:formula="of:=IF(OR(35+MOD([.F143]-35+1;6)=[.$D143];35+MOD([.F143]-35+1;6)=[.$E143]);35+MOD([.F143]-35+2;6);35+MOD([.F143]-35+1;6))" office:value-type="float" office:value="37" calcext:value-type="float">
            <text:p>37</text:p>
          </table:table-cell>
          <table:table-cell table:formula="of:=IF(OR(35+MOD([.G143]-35+1;6)=[.$D143];35+MOD([.G143]-35+1;6)=[.$E143]);35+MOD([.G143]-35+2;6);35+MOD([.G143]-35+1;6))" office:value-type="float" office:value="38" calcext:value-type="float">
            <text:p>38</text:p>
          </table:table-cell>
          <table:table-cell table:style-name="ce35" table:formula="of:=IF(OR(35+MOD([.H143]-35+1;6)=[.$D143];35+MOD([.H143]-35+1;6)=[.$E143]);35+MOD([.H143]-35+2;6);35+MOD([.H143]-35+1;6))" office:value-type="float" office:value="39" calcext:value-type="float">
            <text:p>39</text:p>
          </table:table-cell>
          <table:table-cell table:formula="of:=INDIRECT(&quot;A&quot;&amp;[.G143])" office:value-type="string" office:string-value="CON" calcext:value-type="string">
            <text:p>CON</text:p>
          </table:table-cell>
          <table:table-cell table:style-name="ce36" table:formula="of:=ISERROR(FIND([.J143];[.$Q143]))" office:value-type="boolean" office:boolean-value="true" calcext:value-type="boolean">
            <text:p>TRUE</text:p>
          </table:table-cell>
          <table:table-cell table:formula="of:=INDIRECT(&quot;A&quot;&amp;[.H143])" office:value-type="string" office:string-value="INT" calcext:value-type="string">
            <text:p>INT</text:p>
          </table:table-cell>
          <table:table-cell table:style-name="ce36" table:formula="of:=ISERROR(FIND([.L143];[.$Q143]))" office:value-type="boolean" office:boolean-value="true" calcext:value-type="boolean">
            <text:p>TRUE</text:p>
          </table:table-cell>
          <table:table-cell table:formula="of:=INDIRECT(&quot;A&quot;&amp;[.I143])" office:value-type="string" office:string-value="WIS" calcext:value-type="string">
            <text:p>WIS</text:p>
          </table:table-cell>
          <table:table-cell table:style-name="ce36" table:formula="of:=ISERROR(FIND([.N143];[.$Q143]))" office:value-type="boolean" office:boolean-value="true" calcext:value-type="boolean">
            <text:p>TRUE</text:p>
          </table:table-cell>
          <table:table-cell table:formula="of:=IF([.K143];[.J143];IF([.M143];[.L143];IF([.O143];[.N143])))" office:value-type="string" office:string-value="CON" calcext:value-type="string">
            <text:p>CON</text:p>
          </table:table-cell>
          <table:table-cell table:formula="of:=[.A143]&amp;&quot;,&quot;&amp;[.B143]&amp;&quot;,&quot;&amp;[.C143]" office:value-type="string" office:string-value="CHA,STR,DEX" calcext:value-type="string">
            <text:p>CHA,STR,DEX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CON</text:p>
          </table:table-cell>
          <table:table-cell table:formula="of:=34+MATCH([.A144];[.$A$35:.$A$40];0)" office:value-type="float" office:value="40" calcext:value-type="float">
            <text:p>40</text:p>
          </table:table-cell>
          <table:table-cell table:formula="of:=34+MATCH([.B144];[.$A$35:.$A$40];0)" office:value-type="float" office:value="35" calcext:value-type="float">
            <text:p>35</text:p>
          </table:table-cell>
          <table:table-cell table:formula="of:=34+MATCH([.C144];[.$A$35:.$A$40];0)" office:value-type="float" office:value="37" calcext:value-type="float">
            <text:p>37</text:p>
          </table:table-cell>
          <table:table-cell table:formula="of:=IF(OR(35+MOD([.F144]-35+1;6)=[.$D144];35+MOD([.F144]-35+1;6)=[.$E144]);35+MOD([.F144]-35+2;6);35+MOD([.F144]-35+1;6))" office:value-type="float" office:value="38" calcext:value-type="float">
            <text:p>38</text:p>
          </table:table-cell>
          <table:table-cell table:formula="of:=IF(OR(35+MOD([.G144]-35+1;6)=[.$D144];35+MOD([.G144]-35+1;6)=[.$E144]);35+MOD([.G144]-35+2;6);35+MOD([.G144]-35+1;6))" office:value-type="float" office:value="39" calcext:value-type="float">
            <text:p>39</text:p>
          </table:table-cell>
          <table:table-cell table:style-name="ce35" table:formula="of:=IF(OR(35+MOD([.H144]-35+1;6)=[.$D144];35+MOD([.H144]-35+1;6)=[.$E144]);35+MOD([.H144]-35+2;6);35+MOD([.H144]-35+1;6))" office:value-type="float" office:value="35" calcext:value-type="float">
            <text:p>35</text:p>
          </table:table-cell>
          <table:table-cell table:formula="of:=INDIRECT(&quot;A&quot;&amp;[.G144])" office:value-type="string" office:string-value="INT" calcext:value-type="string">
            <text:p>INT</text:p>
          </table:table-cell>
          <table:table-cell table:style-name="ce36" table:formula="of:=ISERROR(FIND([.J144];[.$Q144]))" office:value-type="boolean" office:boolean-value="true" calcext:value-type="boolean">
            <text:p>TRUE</text:p>
          </table:table-cell>
          <table:table-cell table:formula="of:=INDIRECT(&quot;A&quot;&amp;[.H144])" office:value-type="string" office:string-value="WIS" calcext:value-type="string">
            <text:p>WIS</text:p>
          </table:table-cell>
          <table:table-cell table:style-name="ce36" table:formula="of:=ISERROR(FIND([.L144];[.$Q144]))" office:value-type="boolean" office:boolean-value="true" calcext:value-type="boolean">
            <text:p>TRUE</text:p>
          </table:table-cell>
          <table:table-cell table:formula="of:=INDIRECT(&quot;A&quot;&amp;[.I144])" office:value-type="string" office:string-value="STR" calcext:value-type="string">
            <text:p>STR</text:p>
          </table:table-cell>
          <table:table-cell table:style-name="ce36" table:formula="of:=ISERROR(FIND([.N144];[.$Q144]))" office:value-type="boolean" office:boolean-value="false" calcext:value-type="boolean">
            <text:p>FALSE</text:p>
          </table:table-cell>
          <table:table-cell table:formula="of:=IF([.K144];[.J144];IF([.M144];[.L144];IF([.O144];[.N144])))" office:value-type="string" office:string-value="INT" calcext:value-type="string">
            <text:p>INT</text:p>
          </table:table-cell>
          <table:table-cell table:formula="of:=[.A144]&amp;&quot;,&quot;&amp;[.B144]&amp;&quot;,&quot;&amp;[.C144]" office:value-type="string" office:string-value="CHA,STR,CON" calcext:value-type="string">
            <text:p>CHA,STR,C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INT</text:p>
          </table:table-cell>
          <table:table-cell table:formula="of:=34+MATCH([.A145];[.$A$35:.$A$40];0)" office:value-type="float" office:value="40" calcext:value-type="float">
            <text:p>40</text:p>
          </table:table-cell>
          <table:table-cell table:formula="of:=34+MATCH([.B145];[.$A$35:.$A$40];0)" office:value-type="float" office:value="35" calcext:value-type="float">
            <text:p>35</text:p>
          </table:table-cell>
          <table:table-cell table:formula="of:=34+MATCH([.C145];[.$A$35:.$A$40];0)" office:value-type="float" office:value="38" calcext:value-type="float">
            <text:p>38</text:p>
          </table:table-cell>
          <table:table-cell table:formula="of:=IF(OR(35+MOD([.F145]-35+1;6)=[.$D145];35+MOD([.F145]-35+1;6)=[.$E145]);35+MOD([.F145]-35+2;6);35+MOD([.F145]-35+1;6))" office:value-type="float" office:value="39" calcext:value-type="float">
            <text:p>39</text:p>
          </table:table-cell>
          <table:table-cell table:formula="of:=IF(OR(35+MOD([.G145]-35+1;6)=[.$D145];35+MOD([.G145]-35+1;6)=[.$E145]);35+MOD([.G145]-35+2;6);35+MOD([.G145]-35+1;6))" office:value-type="float" office:value="35" calcext:value-type="float">
            <text:p>35</text:p>
          </table:table-cell>
          <table:table-cell table:style-name="ce35" table:formula="of:=IF(OR(35+MOD([.H145]-35+1;6)=[.$D145];35+MOD([.H145]-35+1;6)=[.$E145]);35+MOD([.H145]-35+2;6);35+MOD([.H145]-35+1;6))" office:value-type="float" office:value="36" calcext:value-type="float">
            <text:p>36</text:p>
          </table:table-cell>
          <table:table-cell table:formula="of:=INDIRECT(&quot;A&quot;&amp;[.G145])" office:value-type="string" office:string-value="WIS" calcext:value-type="string">
            <text:p>WIS</text:p>
          </table:table-cell>
          <table:table-cell table:style-name="ce36" table:formula="of:=ISERROR(FIND([.J145];[.$Q145]))" office:value-type="boolean" office:boolean-value="true" calcext:value-type="boolean">
            <text:p>TRUE</text:p>
          </table:table-cell>
          <table:table-cell table:formula="of:=INDIRECT(&quot;A&quot;&amp;[.H145])" office:value-type="string" office:string-value="STR" calcext:value-type="string">
            <text:p>STR</text:p>
          </table:table-cell>
          <table:table-cell table:style-name="ce36" table:formula="of:=ISERROR(FIND([.L145];[.$Q145]))" office:value-type="boolean" office:boolean-value="false" calcext:value-type="boolean">
            <text:p>FALSE</text:p>
          </table:table-cell>
          <table:table-cell table:formula="of:=INDIRECT(&quot;A&quot;&amp;[.I145])" office:value-type="string" office:string-value="DEX" calcext:value-type="string">
            <text:p>DEX</text:p>
          </table:table-cell>
          <table:table-cell table:style-name="ce36" table:formula="of:=ISERROR(FIND([.N145];[.$Q145]))" office:value-type="boolean" office:boolean-value="true" calcext:value-type="boolean">
            <text:p>TRUE</text:p>
          </table:table-cell>
          <table:table-cell table:formula="of:=IF([.K145];[.J145];IF([.M145];[.L145];IF([.O145];[.N145])))" office:value-type="string" office:string-value="WIS" calcext:value-type="string">
            <text:p>WIS</text:p>
          </table:table-cell>
          <table:table-cell table:formula="of:=[.A145]&amp;&quot;,&quot;&amp;[.B145]&amp;&quot;,&quot;&amp;[.C145]" office:value-type="string" office:string-value="CHA,STR,INT" calcext:value-type="string">
            <text:p>CHA,STR,IN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WIS</text:p>
          </table:table-cell>
          <table:table-cell table:formula="of:=34+MATCH([.A146];[.$A$35:.$A$40];0)" office:value-type="float" office:value="40" calcext:value-type="float">
            <text:p>40</text:p>
          </table:table-cell>
          <table:table-cell table:formula="of:=34+MATCH([.B146];[.$A$35:.$A$40];0)" office:value-type="float" office:value="35" calcext:value-type="float">
            <text:p>35</text:p>
          </table:table-cell>
          <table:table-cell table:formula="of:=34+MATCH([.C146];[.$A$35:.$A$40];0)" office:value-type="float" office:value="39" calcext:value-type="float">
            <text:p>39</text:p>
          </table:table-cell>
          <table:table-cell table:formula="of:=IF(OR(35+MOD([.F146]-35+1;6)=[.$D146];35+MOD([.F146]-35+1;6)=[.$E146]);35+MOD([.F146]-35+2;6);35+MOD([.F146]-35+1;6))" office:value-type="float" office:value="35" calcext:value-type="float">
            <text:p>35</text:p>
          </table:table-cell>
          <table:table-cell table:formula="of:=IF(OR(35+MOD([.G146]-35+1;6)=[.$D146];35+MOD([.G146]-35+1;6)=[.$E146]);35+MOD([.G146]-35+2;6);35+MOD([.G146]-35+1;6))" office:value-type="float" office:value="36" calcext:value-type="float">
            <text:p>36</text:p>
          </table:table-cell>
          <table:table-cell table:style-name="ce35" table:formula="of:=IF(OR(35+MOD([.H146]-35+1;6)=[.$D146];35+MOD([.H146]-35+1;6)=[.$E146]);35+MOD([.H146]-35+2;6);35+MOD([.H146]-35+1;6))" office:value-type="float" office:value="37" calcext:value-type="float">
            <text:p>37</text:p>
          </table:table-cell>
          <table:table-cell table:formula="of:=INDIRECT(&quot;A&quot;&amp;[.G146])" office:value-type="string" office:string-value="STR" calcext:value-type="string">
            <text:p>STR</text:p>
          </table:table-cell>
          <table:table-cell table:style-name="ce36" table:formula="of:=ISERROR(FIND([.J146];[.$Q146]))" office:value-type="boolean" office:boolean-value="false" calcext:value-type="boolean">
            <text:p>FALSE</text:p>
          </table:table-cell>
          <table:table-cell table:formula="of:=INDIRECT(&quot;A&quot;&amp;[.H146])" office:value-type="string" office:string-value="DEX" calcext:value-type="string">
            <text:p>DEX</text:p>
          </table:table-cell>
          <table:table-cell table:style-name="ce36" table:formula="of:=ISERROR(FIND([.L146];[.$Q146]))" office:value-type="boolean" office:boolean-value="true" calcext:value-type="boolean">
            <text:p>TRUE</text:p>
          </table:table-cell>
          <table:table-cell table:formula="of:=INDIRECT(&quot;A&quot;&amp;[.I146])" office:value-type="string" office:string-value="CON" calcext:value-type="string">
            <text:p>CON</text:p>
          </table:table-cell>
          <table:table-cell table:style-name="ce36" table:formula="of:=ISERROR(FIND([.N146];[.$Q146]))" office:value-type="boolean" office:boolean-value="true" calcext:value-type="boolean">
            <text:p>TRUE</text:p>
          </table:table-cell>
          <table:table-cell table:formula="of:=IF([.K146];[.J146];IF([.M146];[.L146];IF([.O146];[.N146])))" office:value-type="string" office:string-value="DEX" calcext:value-type="string">
            <text:p>DEX</text:p>
          </table:table-cell>
          <table:table-cell table:formula="of:=[.A146]&amp;&quot;,&quot;&amp;[.B146]&amp;&quot;,&quot;&amp;[.C146]" office:value-type="string" office:string-value="CHA,STR,WIS" calcext:value-type="string">
            <text:p>CHA,STR,WI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STR</text:p>
          </table:table-cell>
          <table:table-cell table:formula="of:=34+MATCH([.A147];[.$A$35:.$A$40];0)" office:value-type="float" office:value="40" calcext:value-type="float">
            <text:p>40</text:p>
          </table:table-cell>
          <table:table-cell table:formula="of:=34+MATCH([.B147];[.$A$35:.$A$40];0)" office:value-type="float" office:value="36" calcext:value-type="float">
            <text:p>36</text:p>
          </table:table-cell>
          <table:table-cell table:formula="of:=34+MATCH([.C147];[.$A$35:.$A$40];0)" office:value-type="float" office:value="35" calcext:value-type="float">
            <text:p>35</text:p>
          </table:table-cell>
          <table:table-cell table:formula="of:=IF(OR(35+MOD([.F147]-35+1;6)=[.$D147];35+MOD([.F147]-35+1;6)=[.$E147]);35+MOD([.F147]-35+2;6);35+MOD([.F147]-35+1;6))" office:value-type="float" office:value="37" calcext:value-type="float">
            <text:p>37</text:p>
          </table:table-cell>
          <table:table-cell table:formula="of:=IF(OR(35+MOD([.G147]-35+1;6)=[.$D147];35+MOD([.G147]-35+1;6)=[.$E147]);35+MOD([.G147]-35+2;6);35+MOD([.G147]-35+1;6))" office:value-type="float" office:value="38" calcext:value-type="float">
            <text:p>38</text:p>
          </table:table-cell>
          <table:table-cell table:style-name="ce35" table:formula="of:=IF(OR(35+MOD([.H147]-35+1;6)=[.$D147];35+MOD([.H147]-35+1;6)=[.$E147]);35+MOD([.H147]-35+2;6);35+MOD([.H147]-35+1;6))" office:value-type="float" office:value="39" calcext:value-type="float">
            <text:p>39</text:p>
          </table:table-cell>
          <table:table-cell table:formula="of:=INDIRECT(&quot;A&quot;&amp;[.G147])" office:value-type="string" office:string-value="CON" calcext:value-type="string">
            <text:p>CON</text:p>
          </table:table-cell>
          <table:table-cell table:style-name="ce36" table:formula="of:=ISERROR(FIND([.J147];[.$Q147]))" office:value-type="boolean" office:boolean-value="true" calcext:value-type="boolean">
            <text:p>TRUE</text:p>
          </table:table-cell>
          <table:table-cell table:formula="of:=INDIRECT(&quot;A&quot;&amp;[.H147])" office:value-type="string" office:string-value="INT" calcext:value-type="string">
            <text:p>INT</text:p>
          </table:table-cell>
          <table:table-cell table:style-name="ce36" table:formula="of:=ISERROR(FIND([.L147];[.$Q147]))" office:value-type="boolean" office:boolean-value="true" calcext:value-type="boolean">
            <text:p>TRUE</text:p>
          </table:table-cell>
          <table:table-cell table:formula="of:=INDIRECT(&quot;A&quot;&amp;[.I147])" office:value-type="string" office:string-value="WIS" calcext:value-type="string">
            <text:p>WIS</text:p>
          </table:table-cell>
          <table:table-cell table:style-name="ce36" table:formula="of:=ISERROR(FIND([.N147];[.$Q147]))" office:value-type="boolean" office:boolean-value="true" calcext:value-type="boolean">
            <text:p>TRUE</text:p>
          </table:table-cell>
          <table:table-cell table:formula="of:=IF([.K147];[.J147];IF([.M147];[.L147];IF([.O147];[.N147])))" office:value-type="string" office:string-value="CON" calcext:value-type="string">
            <text:p>CON</text:p>
          </table:table-cell>
          <table:table-cell table:formula="of:=[.A147]&amp;&quot;,&quot;&amp;[.B147]&amp;&quot;,&quot;&amp;[.C147]" office:value-type="string" office:string-value="CHA,DEX,STR" calcext:value-type="string">
            <text:p>CHA,DEX,ST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CON</text:p>
          </table:table-cell>
          <table:table-cell table:formula="of:=34+MATCH([.A148];[.$A$35:.$A$40];0)" office:value-type="float" office:value="40" calcext:value-type="float">
            <text:p>40</text:p>
          </table:table-cell>
          <table:table-cell table:formula="of:=34+MATCH([.B148];[.$A$35:.$A$40];0)" office:value-type="float" office:value="36" calcext:value-type="float">
            <text:p>36</text:p>
          </table:table-cell>
          <table:table-cell table:formula="of:=34+MATCH([.C148];[.$A$35:.$A$40];0)" office:value-type="float" office:value="37" calcext:value-type="float">
            <text:p>37</text:p>
          </table:table-cell>
          <table:table-cell table:formula="of:=IF(OR(35+MOD([.F148]-35+1;6)=[.$D148];35+MOD([.F148]-35+1;6)=[.$E148]);35+MOD([.F148]-35+2;6);35+MOD([.F148]-35+1;6))" office:value-type="float" office:value="38" calcext:value-type="float">
            <text:p>38</text:p>
          </table:table-cell>
          <table:table-cell table:formula="of:=IF(OR(35+MOD([.G148]-35+1;6)=[.$D148];35+MOD([.G148]-35+1;6)=[.$E148]);35+MOD([.G148]-35+2;6);35+MOD([.G148]-35+1;6))" office:value-type="float" office:value="39" calcext:value-type="float">
            <text:p>39</text:p>
          </table:table-cell>
          <table:table-cell table:style-name="ce35" table:formula="of:=IF(OR(35+MOD([.H148]-35+1;6)=[.$D148];35+MOD([.H148]-35+1;6)=[.$E148]);35+MOD([.H148]-35+2;6);35+MOD([.H148]-35+1;6))" office:value-type="float" office:value="35" calcext:value-type="float">
            <text:p>35</text:p>
          </table:table-cell>
          <table:table-cell table:formula="of:=INDIRECT(&quot;A&quot;&amp;[.G148])" office:value-type="string" office:string-value="INT" calcext:value-type="string">
            <text:p>INT</text:p>
          </table:table-cell>
          <table:table-cell table:style-name="ce36" table:formula="of:=ISERROR(FIND([.J148];[.$Q148]))" office:value-type="boolean" office:boolean-value="true" calcext:value-type="boolean">
            <text:p>TRUE</text:p>
          </table:table-cell>
          <table:table-cell table:formula="of:=INDIRECT(&quot;A&quot;&amp;[.H148])" office:value-type="string" office:string-value="WIS" calcext:value-type="string">
            <text:p>WIS</text:p>
          </table:table-cell>
          <table:table-cell table:style-name="ce36" table:formula="of:=ISERROR(FIND([.L148];[.$Q148]))" office:value-type="boolean" office:boolean-value="true" calcext:value-type="boolean">
            <text:p>TRUE</text:p>
          </table:table-cell>
          <table:table-cell table:formula="of:=INDIRECT(&quot;A&quot;&amp;[.I148])" office:value-type="string" office:string-value="STR" calcext:value-type="string">
            <text:p>STR</text:p>
          </table:table-cell>
          <table:table-cell table:style-name="ce36" table:formula="of:=ISERROR(FIND([.N148];[.$Q148]))" office:value-type="boolean" office:boolean-value="true" calcext:value-type="boolean">
            <text:p>TRUE</text:p>
          </table:table-cell>
          <table:table-cell table:formula="of:=IF([.K148];[.J148];IF([.M148];[.L148];IF([.O148];[.N148])))" office:value-type="string" office:string-value="INT" calcext:value-type="string">
            <text:p>INT</text:p>
          </table:table-cell>
          <table:table-cell table:formula="of:=[.A148]&amp;&quot;,&quot;&amp;[.B148]&amp;&quot;,&quot;&amp;[.C148]" office:value-type="string" office:string-value="CHA,DEX,CON" calcext:value-type="string">
            <text:p>CHA,DEX,C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INT</text:p>
          </table:table-cell>
          <table:table-cell table:formula="of:=34+MATCH([.A149];[.$A$35:.$A$40];0)" office:value-type="float" office:value="40" calcext:value-type="float">
            <text:p>40</text:p>
          </table:table-cell>
          <table:table-cell table:formula="of:=34+MATCH([.B149];[.$A$35:.$A$40];0)" office:value-type="float" office:value="36" calcext:value-type="float">
            <text:p>36</text:p>
          </table:table-cell>
          <table:table-cell table:formula="of:=34+MATCH([.C149];[.$A$35:.$A$40];0)" office:value-type="float" office:value="38" calcext:value-type="float">
            <text:p>38</text:p>
          </table:table-cell>
          <table:table-cell table:formula="of:=IF(OR(35+MOD([.F149]-35+1;6)=[.$D149];35+MOD([.F149]-35+1;6)=[.$E149]);35+MOD([.F149]-35+2;6);35+MOD([.F149]-35+1;6))" office:value-type="float" office:value="39" calcext:value-type="float">
            <text:p>39</text:p>
          </table:table-cell>
          <table:table-cell table:formula="of:=IF(OR(35+MOD([.G149]-35+1;6)=[.$D149];35+MOD([.G149]-35+1;6)=[.$E149]);35+MOD([.G149]-35+2;6);35+MOD([.G149]-35+1;6))" office:value-type="float" office:value="35" calcext:value-type="float">
            <text:p>35</text:p>
          </table:table-cell>
          <table:table-cell table:style-name="ce35" table:formula="of:=IF(OR(35+MOD([.H149]-35+1;6)=[.$D149];35+MOD([.H149]-35+1;6)=[.$E149]);35+MOD([.H149]-35+2;6);35+MOD([.H149]-35+1;6))" office:value-type="float" office:value="37" calcext:value-type="float">
            <text:p>37</text:p>
          </table:table-cell>
          <table:table-cell table:formula="of:=INDIRECT(&quot;A&quot;&amp;[.G149])" office:value-type="string" office:string-value="WIS" calcext:value-type="string">
            <text:p>WIS</text:p>
          </table:table-cell>
          <table:table-cell table:style-name="ce36" table:formula="of:=ISERROR(FIND([.J149];[.$Q149]))" office:value-type="boolean" office:boolean-value="true" calcext:value-type="boolean">
            <text:p>TRUE</text:p>
          </table:table-cell>
          <table:table-cell table:formula="of:=INDIRECT(&quot;A&quot;&amp;[.H149])" office:value-type="string" office:string-value="STR" calcext:value-type="string">
            <text:p>STR</text:p>
          </table:table-cell>
          <table:table-cell table:style-name="ce36" table:formula="of:=ISERROR(FIND([.L149];[.$Q149]))" office:value-type="boolean" office:boolean-value="true" calcext:value-type="boolean">
            <text:p>TRUE</text:p>
          </table:table-cell>
          <table:table-cell table:formula="of:=INDIRECT(&quot;A&quot;&amp;[.I149])" office:value-type="string" office:string-value="CON" calcext:value-type="string">
            <text:p>CON</text:p>
          </table:table-cell>
          <table:table-cell table:style-name="ce36" table:formula="of:=ISERROR(FIND([.N149];[.$Q149]))" office:value-type="boolean" office:boolean-value="true" calcext:value-type="boolean">
            <text:p>TRUE</text:p>
          </table:table-cell>
          <table:table-cell table:formula="of:=IF([.K149];[.J149];IF([.M149];[.L149];IF([.O149];[.N149])))" office:value-type="string" office:string-value="WIS" calcext:value-type="string">
            <text:p>WIS</text:p>
          </table:table-cell>
          <table:table-cell table:formula="of:=[.A149]&amp;&quot;,&quot;&amp;[.B149]&amp;&quot;,&quot;&amp;[.C149]" office:value-type="string" office:string-value="CHA,DEX,INT" calcext:value-type="string">
            <text:p>CHA,DEX,IN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WIS</text:p>
          </table:table-cell>
          <table:table-cell table:formula="of:=34+MATCH([.A150];[.$A$35:.$A$40];0)" office:value-type="float" office:value="40" calcext:value-type="float">
            <text:p>40</text:p>
          </table:table-cell>
          <table:table-cell table:formula="of:=34+MATCH([.B150];[.$A$35:.$A$40];0)" office:value-type="float" office:value="36" calcext:value-type="float">
            <text:p>36</text:p>
          </table:table-cell>
          <table:table-cell table:formula="of:=34+MATCH([.C150];[.$A$35:.$A$40];0)" office:value-type="float" office:value="39" calcext:value-type="float">
            <text:p>39</text:p>
          </table:table-cell>
          <table:table-cell table:formula="of:=IF(OR(35+MOD([.F150]-35+1;6)=[.$D150];35+MOD([.F150]-35+1;6)=[.$E150]);35+MOD([.F150]-35+2;6);35+MOD([.F150]-35+1;6))" office:value-type="float" office:value="35" calcext:value-type="float">
            <text:p>35</text:p>
          </table:table-cell>
          <table:table-cell table:formula="of:=IF(OR(35+MOD([.G150]-35+1;6)=[.$D150];35+MOD([.G150]-35+1;6)=[.$E150]);35+MOD([.G150]-35+2;6);35+MOD([.G150]-35+1;6))" office:value-type="float" office:value="37" calcext:value-type="float">
            <text:p>37</text:p>
          </table:table-cell>
          <table:table-cell table:style-name="ce35" table:formula="of:=IF(OR(35+MOD([.H150]-35+1;6)=[.$D150];35+MOD([.H150]-35+1;6)=[.$E150]);35+MOD([.H150]-35+2;6);35+MOD([.H150]-35+1;6))" office:value-type="float" office:value="38" calcext:value-type="float">
            <text:p>38</text:p>
          </table:table-cell>
          <table:table-cell table:formula="of:=INDIRECT(&quot;A&quot;&amp;[.G150])" office:value-type="string" office:string-value="STR" calcext:value-type="string">
            <text:p>STR</text:p>
          </table:table-cell>
          <table:table-cell table:style-name="ce36" table:formula="of:=ISERROR(FIND([.J150];[.$Q150]))" office:value-type="boolean" office:boolean-value="true" calcext:value-type="boolean">
            <text:p>TRUE</text:p>
          </table:table-cell>
          <table:table-cell table:formula="of:=INDIRECT(&quot;A&quot;&amp;[.H150])" office:value-type="string" office:string-value="CON" calcext:value-type="string">
            <text:p>CON</text:p>
          </table:table-cell>
          <table:table-cell table:style-name="ce36" table:formula="of:=ISERROR(FIND([.L150];[.$Q150]))" office:value-type="boolean" office:boolean-value="true" calcext:value-type="boolean">
            <text:p>TRUE</text:p>
          </table:table-cell>
          <table:table-cell table:formula="of:=INDIRECT(&quot;A&quot;&amp;[.I150])" office:value-type="string" office:string-value="INT" calcext:value-type="string">
            <text:p>INT</text:p>
          </table:table-cell>
          <table:table-cell table:style-name="ce36" table:formula="of:=ISERROR(FIND([.N150];[.$Q150]))" office:value-type="boolean" office:boolean-value="true" calcext:value-type="boolean">
            <text:p>TRUE</text:p>
          </table:table-cell>
          <table:table-cell table:formula="of:=IF([.K150];[.J150];IF([.M150];[.L150];IF([.O150];[.N150])))" office:value-type="string" office:string-value="STR" calcext:value-type="string">
            <text:p>STR</text:p>
          </table:table-cell>
          <table:table-cell table:formula="of:=[.A150]&amp;&quot;,&quot;&amp;[.B150]&amp;&quot;,&quot;&amp;[.C150]" office:value-type="string" office:string-value="CHA,DEX,WIS" calcext:value-type="string">
            <text:p>CHA,DEX,WI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CON</text:p>
          </table:table-cell>
          <table:table-cell table:style-name="Default" office:value-type="string" calcext:value-type="string">
            <text:p>STR</text:p>
          </table:table-cell>
          <table:table-cell table:formula="of:=34+MATCH([.A151];[.$A$35:.$A$40];0)" office:value-type="float" office:value="40" calcext:value-type="float">
            <text:p>40</text:p>
          </table:table-cell>
          <table:table-cell table:formula="of:=34+MATCH([.B151];[.$A$35:.$A$40];0)" office:value-type="float" office:value="37" calcext:value-type="float">
            <text:p>37</text:p>
          </table:table-cell>
          <table:table-cell table:formula="of:=34+MATCH([.C151];[.$A$35:.$A$40];0)" office:value-type="float" office:value="35" calcext:value-type="float">
            <text:p>35</text:p>
          </table:table-cell>
          <table:table-cell table:formula="of:=IF(OR(35+MOD([.F151]-35+1;6)=[.$D151];35+MOD([.F151]-35+1;6)=[.$E151]);35+MOD([.F151]-35+2;6);35+MOD([.F151]-35+1;6))" office:value-type="float" office:value="36" calcext:value-type="float">
            <text:p>36</text:p>
          </table:table-cell>
          <table:table-cell table:formula="of:=IF(OR(35+MOD([.G151]-35+1;6)=[.$D151];35+MOD([.G151]-35+1;6)=[.$E151]);35+MOD([.G151]-35+2;6);35+MOD([.G151]-35+1;6))" office:value-type="float" office:value="38" calcext:value-type="float">
            <text:p>38</text:p>
          </table:table-cell>
          <table:table-cell table:style-name="ce35" table:formula="of:=IF(OR(35+MOD([.H151]-35+1;6)=[.$D151];35+MOD([.H151]-35+1;6)=[.$E151]);35+MOD([.H151]-35+2;6);35+MOD([.H151]-35+1;6))" office:value-type="float" office:value="39" calcext:value-type="float">
            <text:p>39</text:p>
          </table:table-cell>
          <table:table-cell table:formula="of:=INDIRECT(&quot;A&quot;&amp;[.G151])" office:value-type="string" office:string-value="DEX" calcext:value-type="string">
            <text:p>DEX</text:p>
          </table:table-cell>
          <table:table-cell table:style-name="ce36" table:formula="of:=ISERROR(FIND([.J151];[.$Q151]))" office:value-type="boolean" office:boolean-value="true" calcext:value-type="boolean">
            <text:p>TRUE</text:p>
          </table:table-cell>
          <table:table-cell table:formula="of:=INDIRECT(&quot;A&quot;&amp;[.H151])" office:value-type="string" office:string-value="INT" calcext:value-type="string">
            <text:p>INT</text:p>
          </table:table-cell>
          <table:table-cell table:style-name="ce36" table:formula="of:=ISERROR(FIND([.L151];[.$Q151]))" office:value-type="boolean" office:boolean-value="true" calcext:value-type="boolean">
            <text:p>TRUE</text:p>
          </table:table-cell>
          <table:table-cell table:formula="of:=INDIRECT(&quot;A&quot;&amp;[.I151])" office:value-type="string" office:string-value="WIS" calcext:value-type="string">
            <text:p>WIS</text:p>
          </table:table-cell>
          <table:table-cell table:style-name="ce36" table:formula="of:=ISERROR(FIND([.N151];[.$Q151]))" office:value-type="boolean" office:boolean-value="true" calcext:value-type="boolean">
            <text:p>TRUE</text:p>
          </table:table-cell>
          <table:table-cell table:formula="of:=IF([.K151];[.J151];IF([.M151];[.L151];IF([.O151];[.N151])))" office:value-type="string" office:string-value="DEX" calcext:value-type="string">
            <text:p>DEX</text:p>
          </table:table-cell>
          <table:table-cell table:formula="of:=[.A151]&amp;&quot;,&quot;&amp;[.B151]&amp;&quot;,&quot;&amp;[.C151]" office:value-type="string" office:string-value="CHA,CON,STR" calcext:value-type="string">
            <text:p>CHA,CON,ST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CON</text:p>
          </table:table-cell>
          <table:table-cell table:style-name="Default" office:value-type="string" calcext:value-type="string">
            <text:p>DEX</text:p>
          </table:table-cell>
          <table:table-cell table:formula="of:=34+MATCH([.A152];[.$A$35:.$A$40];0)" office:value-type="float" office:value="40" calcext:value-type="float">
            <text:p>40</text:p>
          </table:table-cell>
          <table:table-cell table:formula="of:=34+MATCH([.B152];[.$A$35:.$A$40];0)" office:value-type="float" office:value="37" calcext:value-type="float">
            <text:p>37</text:p>
          </table:table-cell>
          <table:table-cell table:formula="of:=34+MATCH([.C152];[.$A$35:.$A$40];0)" office:value-type="float" office:value="36" calcext:value-type="float">
            <text:p>36</text:p>
          </table:table-cell>
          <table:table-cell table:formula="of:=IF(OR(35+MOD([.F152]-35+1;6)=[.$D152];35+MOD([.F152]-35+1;6)=[.$E152]);35+MOD([.F152]-35+2;6);35+MOD([.F152]-35+1;6))" office:value-type="float" office:value="38" calcext:value-type="float">
            <text:p>38</text:p>
          </table:table-cell>
          <table:table-cell table:formula="of:=IF(OR(35+MOD([.G152]-35+1;6)=[.$D152];35+MOD([.G152]-35+1;6)=[.$E152]);35+MOD([.G152]-35+2;6);35+MOD([.G152]-35+1;6))" office:value-type="float" office:value="39" calcext:value-type="float">
            <text:p>39</text:p>
          </table:table-cell>
          <table:table-cell table:style-name="ce35" table:formula="of:=IF(OR(35+MOD([.H152]-35+1;6)=[.$D152];35+MOD([.H152]-35+1;6)=[.$E152]);35+MOD([.H152]-35+2;6);35+MOD([.H152]-35+1;6))" office:value-type="float" office:value="35" calcext:value-type="float">
            <text:p>35</text:p>
          </table:table-cell>
          <table:table-cell table:formula="of:=INDIRECT(&quot;A&quot;&amp;[.G152])" office:value-type="string" office:string-value="INT" calcext:value-type="string">
            <text:p>INT</text:p>
          </table:table-cell>
          <table:table-cell table:style-name="ce36" table:formula="of:=ISERROR(FIND([.J152];[.$Q152]))" office:value-type="boolean" office:boolean-value="true" calcext:value-type="boolean">
            <text:p>TRUE</text:p>
          </table:table-cell>
          <table:table-cell table:formula="of:=INDIRECT(&quot;A&quot;&amp;[.H152])" office:value-type="string" office:string-value="WIS" calcext:value-type="string">
            <text:p>WIS</text:p>
          </table:table-cell>
          <table:table-cell table:style-name="ce36" table:formula="of:=ISERROR(FIND([.L152];[.$Q152]))" office:value-type="boolean" office:boolean-value="true" calcext:value-type="boolean">
            <text:p>TRUE</text:p>
          </table:table-cell>
          <table:table-cell table:formula="of:=INDIRECT(&quot;A&quot;&amp;[.I152])" office:value-type="string" office:string-value="STR" calcext:value-type="string">
            <text:p>STR</text:p>
          </table:table-cell>
          <table:table-cell table:style-name="ce36" table:formula="of:=ISERROR(FIND([.N152];[.$Q152]))" office:value-type="boolean" office:boolean-value="true" calcext:value-type="boolean">
            <text:p>TRUE</text:p>
          </table:table-cell>
          <table:table-cell table:formula="of:=IF([.K152];[.J152];IF([.M152];[.L152];IF([.O152];[.N152])))" office:value-type="string" office:string-value="INT" calcext:value-type="string">
            <text:p>INT</text:p>
          </table:table-cell>
          <table:table-cell table:formula="of:=[.A152]&amp;&quot;,&quot;&amp;[.B152]&amp;&quot;,&quot;&amp;[.C152]" office:value-type="string" office:string-value="CHA,CON,DEX" calcext:value-type="string">
            <text:p>CHA,CON,DEX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CON</text:p>
          </table:table-cell>
          <table:table-cell table:style-name="Default" office:value-type="string" calcext:value-type="string">
            <text:p>INT</text:p>
          </table:table-cell>
          <table:table-cell table:formula="of:=34+MATCH([.A153];[.$A$35:.$A$40];0)" office:value-type="float" office:value="40" calcext:value-type="float">
            <text:p>40</text:p>
          </table:table-cell>
          <table:table-cell table:formula="of:=34+MATCH([.B153];[.$A$35:.$A$40];0)" office:value-type="float" office:value="37" calcext:value-type="float">
            <text:p>37</text:p>
          </table:table-cell>
          <table:table-cell table:formula="of:=34+MATCH([.C153];[.$A$35:.$A$40];0)" office:value-type="float" office:value="38" calcext:value-type="float">
            <text:p>38</text:p>
          </table:table-cell>
          <table:table-cell table:formula="of:=IF(OR(35+MOD([.F153]-35+1;6)=[.$D153];35+MOD([.F153]-35+1;6)=[.$E153]);35+MOD([.F153]-35+2;6);35+MOD([.F153]-35+1;6))" office:value-type="float" office:value="39" calcext:value-type="float">
            <text:p>39</text:p>
          </table:table-cell>
          <table:table-cell table:formula="of:=IF(OR(35+MOD([.G153]-35+1;6)=[.$D153];35+MOD([.G153]-35+1;6)=[.$E153]);35+MOD([.G153]-35+2;6);35+MOD([.G153]-35+1;6))" office:value-type="float" office:value="35" calcext:value-type="float">
            <text:p>35</text:p>
          </table:table-cell>
          <table:table-cell table:style-name="ce35" table:formula="of:=IF(OR(35+MOD([.H153]-35+1;6)=[.$D153];35+MOD([.H153]-35+1;6)=[.$E153]);35+MOD([.H153]-35+2;6);35+MOD([.H153]-35+1;6))" office:value-type="float" office:value="36" calcext:value-type="float">
            <text:p>36</text:p>
          </table:table-cell>
          <table:table-cell table:formula="of:=INDIRECT(&quot;A&quot;&amp;[.G153])" office:value-type="string" office:string-value="WIS" calcext:value-type="string">
            <text:p>WIS</text:p>
          </table:table-cell>
          <table:table-cell table:style-name="ce36" table:formula="of:=ISERROR(FIND([.J153];[.$Q153]))" office:value-type="boolean" office:boolean-value="true" calcext:value-type="boolean">
            <text:p>TRUE</text:p>
          </table:table-cell>
          <table:table-cell table:formula="of:=INDIRECT(&quot;A&quot;&amp;[.H153])" office:value-type="string" office:string-value="STR" calcext:value-type="string">
            <text:p>STR</text:p>
          </table:table-cell>
          <table:table-cell table:style-name="ce36" table:formula="of:=ISERROR(FIND([.L153];[.$Q153]))" office:value-type="boolean" office:boolean-value="true" calcext:value-type="boolean">
            <text:p>TRUE</text:p>
          </table:table-cell>
          <table:table-cell table:formula="of:=INDIRECT(&quot;A&quot;&amp;[.I153])" office:value-type="string" office:string-value="DEX" calcext:value-type="string">
            <text:p>DEX</text:p>
          </table:table-cell>
          <table:table-cell table:style-name="ce36" table:formula="of:=ISERROR(FIND([.N153];[.$Q153]))" office:value-type="boolean" office:boolean-value="true" calcext:value-type="boolean">
            <text:p>TRUE</text:p>
          </table:table-cell>
          <table:table-cell table:formula="of:=IF([.K153];[.J153];IF([.M153];[.L153];IF([.O153];[.N153])))" office:value-type="string" office:string-value="WIS" calcext:value-type="string">
            <text:p>WIS</text:p>
          </table:table-cell>
          <table:table-cell table:formula="of:=[.A153]&amp;&quot;,&quot;&amp;[.B153]&amp;&quot;,&quot;&amp;[.C153]" office:value-type="string" office:string-value="CHA,CON,INT" calcext:value-type="string">
            <text:p>CHA,CON,IN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CON</text:p>
          </table:table-cell>
          <table:table-cell table:style-name="Default" office:value-type="string" calcext:value-type="string">
            <text:p>WIS</text:p>
          </table:table-cell>
          <table:table-cell table:formula="of:=34+MATCH([.A154];[.$A$35:.$A$40];0)" office:value-type="float" office:value="40" calcext:value-type="float">
            <text:p>40</text:p>
          </table:table-cell>
          <table:table-cell table:formula="of:=34+MATCH([.B154];[.$A$35:.$A$40];0)" office:value-type="float" office:value="37" calcext:value-type="float">
            <text:p>37</text:p>
          </table:table-cell>
          <table:table-cell table:formula="of:=34+MATCH([.C154];[.$A$35:.$A$40];0)" office:value-type="float" office:value="39" calcext:value-type="float">
            <text:p>39</text:p>
          </table:table-cell>
          <table:table-cell table:formula="of:=IF(OR(35+MOD([.F154]-35+1;6)=[.$D154];35+MOD([.F154]-35+1;6)=[.$E154]);35+MOD([.F154]-35+2;6);35+MOD([.F154]-35+1;6))" office:value-type="float" office:value="35" calcext:value-type="float">
            <text:p>35</text:p>
          </table:table-cell>
          <table:table-cell table:formula="of:=IF(OR(35+MOD([.G154]-35+1;6)=[.$D154];35+MOD([.G154]-35+1;6)=[.$E154]);35+MOD([.G154]-35+2;6);35+MOD([.G154]-35+1;6))" office:value-type="float" office:value="36" calcext:value-type="float">
            <text:p>36</text:p>
          </table:table-cell>
          <table:table-cell table:style-name="ce35" table:formula="of:=IF(OR(35+MOD([.H154]-35+1;6)=[.$D154];35+MOD([.H154]-35+1;6)=[.$E154]);35+MOD([.H154]-35+2;6);35+MOD([.H154]-35+1;6))" office:value-type="float" office:value="38" calcext:value-type="float">
            <text:p>38</text:p>
          </table:table-cell>
          <table:table-cell table:formula="of:=INDIRECT(&quot;A&quot;&amp;[.G154])" office:value-type="string" office:string-value="STR" calcext:value-type="string">
            <text:p>STR</text:p>
          </table:table-cell>
          <table:table-cell table:style-name="ce36" table:formula="of:=ISERROR(FIND([.J154];[.$Q154]))" office:value-type="boolean" office:boolean-value="true" calcext:value-type="boolean">
            <text:p>TRUE</text:p>
          </table:table-cell>
          <table:table-cell table:formula="of:=INDIRECT(&quot;A&quot;&amp;[.H154])" office:value-type="string" office:string-value="DEX" calcext:value-type="string">
            <text:p>DEX</text:p>
          </table:table-cell>
          <table:table-cell table:style-name="ce36" table:formula="of:=ISERROR(FIND([.L154];[.$Q154]))" office:value-type="boolean" office:boolean-value="true" calcext:value-type="boolean">
            <text:p>TRUE</text:p>
          </table:table-cell>
          <table:table-cell table:formula="of:=INDIRECT(&quot;A&quot;&amp;[.I154])" office:value-type="string" office:string-value="INT" calcext:value-type="string">
            <text:p>INT</text:p>
          </table:table-cell>
          <table:table-cell table:style-name="ce36" table:formula="of:=ISERROR(FIND([.N154];[.$Q154]))" office:value-type="boolean" office:boolean-value="true" calcext:value-type="boolean">
            <text:p>TRUE</text:p>
          </table:table-cell>
          <table:table-cell table:formula="of:=IF([.K154];[.J154];IF([.M154];[.L154];IF([.O154];[.N154])))" office:value-type="string" office:string-value="STR" calcext:value-type="string">
            <text:p>STR</text:p>
          </table:table-cell>
          <table:table-cell table:formula="of:=[.A154]&amp;&quot;,&quot;&amp;[.B154]&amp;&quot;,&quot;&amp;[.C154]" office:value-type="string" office:string-value="CHA,CON,WIS" calcext:value-type="string">
            <text:p>CHA,CON,WI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INT</text:p>
          </table:table-cell>
          <table:table-cell table:style-name="Default" office:value-type="string" calcext:value-type="string">
            <text:p>STR</text:p>
          </table:table-cell>
          <table:table-cell table:formula="of:=34+MATCH([.A155];[.$A$35:.$A$40];0)" office:value-type="float" office:value="40" calcext:value-type="float">
            <text:p>40</text:p>
          </table:table-cell>
          <table:table-cell table:formula="of:=34+MATCH([.B155];[.$A$35:.$A$40];0)" office:value-type="float" office:value="38" calcext:value-type="float">
            <text:p>38</text:p>
          </table:table-cell>
          <table:table-cell table:formula="of:=34+MATCH([.C155];[.$A$35:.$A$40];0)" office:value-type="float" office:value="35" calcext:value-type="float">
            <text:p>35</text:p>
          </table:table-cell>
          <table:table-cell table:formula="of:=IF(OR(35+MOD([.F155]-35+1;6)=[.$D155];35+MOD([.F155]-35+1;6)=[.$E155]);35+MOD([.F155]-35+2;6);35+MOD([.F155]-35+1;6))" office:value-type="float" office:value="36" calcext:value-type="float">
            <text:p>36</text:p>
          </table:table-cell>
          <table:table-cell table:formula="of:=IF(OR(35+MOD([.G155]-35+1;6)=[.$D155];35+MOD([.G155]-35+1;6)=[.$E155]);35+MOD([.G155]-35+2;6);35+MOD([.G155]-35+1;6))" office:value-type="float" office:value="37" calcext:value-type="float">
            <text:p>37</text:p>
          </table:table-cell>
          <table:table-cell table:style-name="ce35" table:formula="of:=IF(OR(35+MOD([.H155]-35+1;6)=[.$D155];35+MOD([.H155]-35+1;6)=[.$E155]);35+MOD([.H155]-35+2;6);35+MOD([.H155]-35+1;6))" office:value-type="float" office:value="39" calcext:value-type="float">
            <text:p>39</text:p>
          </table:table-cell>
          <table:table-cell table:formula="of:=INDIRECT(&quot;A&quot;&amp;[.G155])" office:value-type="string" office:string-value="DEX" calcext:value-type="string">
            <text:p>DEX</text:p>
          </table:table-cell>
          <table:table-cell table:style-name="ce36" table:formula="of:=ISERROR(FIND([.J155];[.$Q155]))" office:value-type="boolean" office:boolean-value="true" calcext:value-type="boolean">
            <text:p>TRUE</text:p>
          </table:table-cell>
          <table:table-cell table:formula="of:=INDIRECT(&quot;A&quot;&amp;[.H155])" office:value-type="string" office:string-value="CON" calcext:value-type="string">
            <text:p>CON</text:p>
          </table:table-cell>
          <table:table-cell table:style-name="ce36" table:formula="of:=ISERROR(FIND([.L155];[.$Q155]))" office:value-type="boolean" office:boolean-value="true" calcext:value-type="boolean">
            <text:p>TRUE</text:p>
          </table:table-cell>
          <table:table-cell table:formula="of:=INDIRECT(&quot;A&quot;&amp;[.I155])" office:value-type="string" office:string-value="WIS" calcext:value-type="string">
            <text:p>WIS</text:p>
          </table:table-cell>
          <table:table-cell table:style-name="ce36" table:formula="of:=ISERROR(FIND([.N155];[.$Q155]))" office:value-type="boolean" office:boolean-value="true" calcext:value-type="boolean">
            <text:p>TRUE</text:p>
          </table:table-cell>
          <table:table-cell table:formula="of:=IF([.K155];[.J155];IF([.M155];[.L155];IF([.O155];[.N155])))" office:value-type="string" office:string-value="DEX" calcext:value-type="string">
            <text:p>DEX</text:p>
          </table:table-cell>
          <table:table-cell table:formula="of:=[.A155]&amp;&quot;,&quot;&amp;[.B155]&amp;&quot;,&quot;&amp;[.C155]" office:value-type="string" office:string-value="CHA,INT,STR" calcext:value-type="string">
            <text:p>CHA,INT,ST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INT</text:p>
          </table:table-cell>
          <table:table-cell table:style-name="Default" office:value-type="string" calcext:value-type="string">
            <text:p>DEX</text:p>
          </table:table-cell>
          <table:table-cell table:formula="of:=34+MATCH([.A156];[.$A$35:.$A$40];0)" office:value-type="float" office:value="40" calcext:value-type="float">
            <text:p>40</text:p>
          </table:table-cell>
          <table:table-cell table:formula="of:=34+MATCH([.B156];[.$A$35:.$A$40];0)" office:value-type="float" office:value="38" calcext:value-type="float">
            <text:p>38</text:p>
          </table:table-cell>
          <table:table-cell table:formula="of:=34+MATCH([.C156];[.$A$35:.$A$40];0)" office:value-type="float" office:value="36" calcext:value-type="float">
            <text:p>36</text:p>
          </table:table-cell>
          <table:table-cell table:formula="of:=IF(OR(35+MOD([.F156]-35+1;6)=[.$D156];35+MOD([.F156]-35+1;6)=[.$E156]);35+MOD([.F156]-35+2;6);35+MOD([.F156]-35+1;6))" office:value-type="float" office:value="37" calcext:value-type="float">
            <text:p>37</text:p>
          </table:table-cell>
          <table:table-cell table:formula="of:=IF(OR(35+MOD([.G156]-35+1;6)=[.$D156];35+MOD([.G156]-35+1;6)=[.$E156]);35+MOD([.G156]-35+2;6);35+MOD([.G156]-35+1;6))" office:value-type="float" office:value="39" calcext:value-type="float">
            <text:p>39</text:p>
          </table:table-cell>
          <table:table-cell table:style-name="ce35" table:formula="of:=IF(OR(35+MOD([.H156]-35+1;6)=[.$D156];35+MOD([.H156]-35+1;6)=[.$E156]);35+MOD([.H156]-35+2;6);35+MOD([.H156]-35+1;6))" office:value-type="float" office:value="35" calcext:value-type="float">
            <text:p>35</text:p>
          </table:table-cell>
          <table:table-cell table:formula="of:=INDIRECT(&quot;A&quot;&amp;[.G156])" office:value-type="string" office:string-value="CON" calcext:value-type="string">
            <text:p>CON</text:p>
          </table:table-cell>
          <table:table-cell table:style-name="ce36" table:formula="of:=ISERROR(FIND([.J156];[.$Q156]))" office:value-type="boolean" office:boolean-value="true" calcext:value-type="boolean">
            <text:p>TRUE</text:p>
          </table:table-cell>
          <table:table-cell table:formula="of:=INDIRECT(&quot;A&quot;&amp;[.H156])" office:value-type="string" office:string-value="WIS" calcext:value-type="string">
            <text:p>WIS</text:p>
          </table:table-cell>
          <table:table-cell table:style-name="ce36" table:formula="of:=ISERROR(FIND([.L156];[.$Q156]))" office:value-type="boolean" office:boolean-value="true" calcext:value-type="boolean">
            <text:p>TRUE</text:p>
          </table:table-cell>
          <table:table-cell table:formula="of:=INDIRECT(&quot;A&quot;&amp;[.I156])" office:value-type="string" office:string-value="STR" calcext:value-type="string">
            <text:p>STR</text:p>
          </table:table-cell>
          <table:table-cell table:style-name="ce36" table:formula="of:=ISERROR(FIND([.N156];[.$Q156]))" office:value-type="boolean" office:boolean-value="true" calcext:value-type="boolean">
            <text:p>TRUE</text:p>
          </table:table-cell>
          <table:table-cell table:formula="of:=IF([.K156];[.J156];IF([.M156];[.L156];IF([.O156];[.N156])))" office:value-type="string" office:string-value="CON" calcext:value-type="string">
            <text:p>CON</text:p>
          </table:table-cell>
          <table:table-cell table:formula="of:=[.A156]&amp;&quot;,&quot;&amp;[.B156]&amp;&quot;,&quot;&amp;[.C156]" office:value-type="string" office:string-value="CHA,INT,DEX" calcext:value-type="string">
            <text:p>CHA,INT,DEX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INT</text:p>
          </table:table-cell>
          <table:table-cell table:style-name="Default" office:value-type="string" calcext:value-type="string">
            <text:p>CON</text:p>
          </table:table-cell>
          <table:table-cell table:formula="of:=34+MATCH([.A157];[.$A$35:.$A$40];0)" office:value-type="float" office:value="40" calcext:value-type="float">
            <text:p>40</text:p>
          </table:table-cell>
          <table:table-cell table:formula="of:=34+MATCH([.B157];[.$A$35:.$A$40];0)" office:value-type="float" office:value="38" calcext:value-type="float">
            <text:p>38</text:p>
          </table:table-cell>
          <table:table-cell table:formula="of:=34+MATCH([.C157];[.$A$35:.$A$40];0)" office:value-type="float" office:value="37" calcext:value-type="float">
            <text:p>37</text:p>
          </table:table-cell>
          <table:table-cell table:formula="of:=IF(OR(35+MOD([.F157]-35+1;6)=[.$D157];35+MOD([.F157]-35+1;6)=[.$E157]);35+MOD([.F157]-35+2;6);35+MOD([.F157]-35+1;6))" office:value-type="float" office:value="39" calcext:value-type="float">
            <text:p>39</text:p>
          </table:table-cell>
          <table:table-cell table:formula="of:=IF(OR(35+MOD([.G157]-35+1;6)=[.$D157];35+MOD([.G157]-35+1;6)=[.$E157]);35+MOD([.G157]-35+2;6);35+MOD([.G157]-35+1;6))" office:value-type="float" office:value="35" calcext:value-type="float">
            <text:p>35</text:p>
          </table:table-cell>
          <table:table-cell table:style-name="ce35" table:formula="of:=IF(OR(35+MOD([.H157]-35+1;6)=[.$D157];35+MOD([.H157]-35+1;6)=[.$E157]);35+MOD([.H157]-35+2;6);35+MOD([.H157]-35+1;6))" office:value-type="float" office:value="36" calcext:value-type="float">
            <text:p>36</text:p>
          </table:table-cell>
          <table:table-cell table:formula="of:=INDIRECT(&quot;A&quot;&amp;[.G157])" office:value-type="string" office:string-value="WIS" calcext:value-type="string">
            <text:p>WIS</text:p>
          </table:table-cell>
          <table:table-cell table:style-name="ce36" table:formula="of:=ISERROR(FIND([.J157];[.$Q157]))" office:value-type="boolean" office:boolean-value="true" calcext:value-type="boolean">
            <text:p>TRUE</text:p>
          </table:table-cell>
          <table:table-cell table:formula="of:=INDIRECT(&quot;A&quot;&amp;[.H157])" office:value-type="string" office:string-value="STR" calcext:value-type="string">
            <text:p>STR</text:p>
          </table:table-cell>
          <table:table-cell table:style-name="ce36" table:formula="of:=ISERROR(FIND([.L157];[.$Q157]))" office:value-type="boolean" office:boolean-value="true" calcext:value-type="boolean">
            <text:p>TRUE</text:p>
          </table:table-cell>
          <table:table-cell table:formula="of:=INDIRECT(&quot;A&quot;&amp;[.I157])" office:value-type="string" office:string-value="DEX" calcext:value-type="string">
            <text:p>DEX</text:p>
          </table:table-cell>
          <table:table-cell table:style-name="ce36" table:formula="of:=ISERROR(FIND([.N157];[.$Q157]))" office:value-type="boolean" office:boolean-value="true" calcext:value-type="boolean">
            <text:p>TRUE</text:p>
          </table:table-cell>
          <table:table-cell table:formula="of:=IF([.K157];[.J157];IF([.M157];[.L157];IF([.O157];[.N157])))" office:value-type="string" office:string-value="WIS" calcext:value-type="string">
            <text:p>WIS</text:p>
          </table:table-cell>
          <table:table-cell table:formula="of:=[.A157]&amp;&quot;,&quot;&amp;[.B157]&amp;&quot;,&quot;&amp;[.C157]" office:value-type="string" office:string-value="CHA,INT,CON" calcext:value-type="string">
            <text:p>CHA,INT,C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INT</text:p>
          </table:table-cell>
          <table:table-cell table:style-name="Default" office:value-type="string" calcext:value-type="string">
            <text:p>WIS</text:p>
          </table:table-cell>
          <table:table-cell table:formula="of:=34+MATCH([.A158];[.$A$35:.$A$40];0)" office:value-type="float" office:value="40" calcext:value-type="float">
            <text:p>40</text:p>
          </table:table-cell>
          <table:table-cell table:formula="of:=34+MATCH([.B158];[.$A$35:.$A$40];0)" office:value-type="float" office:value="38" calcext:value-type="float">
            <text:p>38</text:p>
          </table:table-cell>
          <table:table-cell table:formula="of:=34+MATCH([.C158];[.$A$35:.$A$40];0)" office:value-type="float" office:value="39" calcext:value-type="float">
            <text:p>39</text:p>
          </table:table-cell>
          <table:table-cell table:formula="of:=IF(OR(35+MOD([.F158]-35+1;6)=[.$D158];35+MOD([.F158]-35+1;6)=[.$E158]);35+MOD([.F158]-35+2;6);35+MOD([.F158]-35+1;6))" office:value-type="float" office:value="35" calcext:value-type="float">
            <text:p>35</text:p>
          </table:table-cell>
          <table:table-cell table:formula="of:=IF(OR(35+MOD([.G158]-35+1;6)=[.$D158];35+MOD([.G158]-35+1;6)=[.$E158]);35+MOD([.G158]-35+2;6);35+MOD([.G158]-35+1;6))" office:value-type="float" office:value="36" calcext:value-type="float">
            <text:p>36</text:p>
          </table:table-cell>
          <table:table-cell table:style-name="ce35" table:formula="of:=IF(OR(35+MOD([.H158]-35+1;6)=[.$D158];35+MOD([.H158]-35+1;6)=[.$E158]);35+MOD([.H158]-35+2;6);35+MOD([.H158]-35+1;6))" office:value-type="float" office:value="37" calcext:value-type="float">
            <text:p>37</text:p>
          </table:table-cell>
          <table:table-cell table:formula="of:=INDIRECT(&quot;A&quot;&amp;[.G158])" office:value-type="string" office:string-value="STR" calcext:value-type="string">
            <text:p>STR</text:p>
          </table:table-cell>
          <table:table-cell table:style-name="ce36" table:formula="of:=ISERROR(FIND([.J158];[.$Q158]))" office:value-type="boolean" office:boolean-value="true" calcext:value-type="boolean">
            <text:p>TRUE</text:p>
          </table:table-cell>
          <table:table-cell table:formula="of:=INDIRECT(&quot;A&quot;&amp;[.H158])" office:value-type="string" office:string-value="DEX" calcext:value-type="string">
            <text:p>DEX</text:p>
          </table:table-cell>
          <table:table-cell table:style-name="ce36" table:formula="of:=ISERROR(FIND([.L158];[.$Q158]))" office:value-type="boolean" office:boolean-value="true" calcext:value-type="boolean">
            <text:p>TRUE</text:p>
          </table:table-cell>
          <table:table-cell table:formula="of:=INDIRECT(&quot;A&quot;&amp;[.I158])" office:value-type="string" office:string-value="CON" calcext:value-type="string">
            <text:p>CON</text:p>
          </table:table-cell>
          <table:table-cell table:style-name="ce36" table:formula="of:=ISERROR(FIND([.N158];[.$Q158]))" office:value-type="boolean" office:boolean-value="true" calcext:value-type="boolean">
            <text:p>TRUE</text:p>
          </table:table-cell>
          <table:table-cell table:formula="of:=IF([.K158];[.J158];IF([.M158];[.L158];IF([.O158];[.N158])))" office:value-type="string" office:string-value="STR" calcext:value-type="string">
            <text:p>STR</text:p>
          </table:table-cell>
          <table:table-cell table:formula="of:=[.A158]&amp;&quot;,&quot;&amp;[.B158]&amp;&quot;,&quot;&amp;[.C158]" office:value-type="string" office:string-value="CHA,INT,WIS" calcext:value-type="string">
            <text:p>CHA,INT,WI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STR</text:p>
          </table:table-cell>
          <table:table-cell table:formula="of:=34+MATCH([.A159];[.$A$35:.$A$40];0)" office:value-type="float" office:value="40" calcext:value-type="float">
            <text:p>40</text:p>
          </table:table-cell>
          <table:table-cell table:formula="of:=34+MATCH([.B159];[.$A$35:.$A$40];0)" office:value-type="float" office:value="39" calcext:value-type="float">
            <text:p>39</text:p>
          </table:table-cell>
          <table:table-cell table:formula="of:=34+MATCH([.C159];[.$A$35:.$A$40];0)" office:value-type="float" office:value="35" calcext:value-type="float">
            <text:p>35</text:p>
          </table:table-cell>
          <table:table-cell table:formula="of:=IF(OR(35+MOD([.F159]-35+1;6)=[.$D159];35+MOD([.F159]-35+1;6)=[.$E159]);35+MOD([.F159]-35+2;6);35+MOD([.F159]-35+1;6))" office:value-type="float" office:value="36" calcext:value-type="float">
            <text:p>36</text:p>
          </table:table-cell>
          <table:table-cell table:formula="of:=IF(OR(35+MOD([.G159]-35+1;6)=[.$D159];35+MOD([.G159]-35+1;6)=[.$E159]);35+MOD([.G159]-35+2;6);35+MOD([.G159]-35+1;6))" office:value-type="float" office:value="37" calcext:value-type="float">
            <text:p>37</text:p>
          </table:table-cell>
          <table:table-cell table:style-name="ce35" table:formula="of:=IF(OR(35+MOD([.H159]-35+1;6)=[.$D159];35+MOD([.H159]-35+1;6)=[.$E159]);35+MOD([.H159]-35+2;6);35+MOD([.H159]-35+1;6))" office:value-type="float" office:value="38" calcext:value-type="float">
            <text:p>38</text:p>
          </table:table-cell>
          <table:table-cell table:formula="of:=INDIRECT(&quot;A&quot;&amp;[.G159])" office:value-type="string" office:string-value="DEX" calcext:value-type="string">
            <text:p>DEX</text:p>
          </table:table-cell>
          <table:table-cell table:style-name="ce36" table:formula="of:=ISERROR(FIND([.J159];[.$Q159]))" office:value-type="boolean" office:boolean-value="true" calcext:value-type="boolean">
            <text:p>TRUE</text:p>
          </table:table-cell>
          <table:table-cell table:formula="of:=INDIRECT(&quot;A&quot;&amp;[.H159])" office:value-type="string" office:string-value="CON" calcext:value-type="string">
            <text:p>CON</text:p>
          </table:table-cell>
          <table:table-cell table:style-name="ce36" table:formula="of:=ISERROR(FIND([.L159];[.$Q159]))" office:value-type="boolean" office:boolean-value="true" calcext:value-type="boolean">
            <text:p>TRUE</text:p>
          </table:table-cell>
          <table:table-cell table:formula="of:=INDIRECT(&quot;A&quot;&amp;[.I159])" office:value-type="string" office:string-value="INT" calcext:value-type="string">
            <text:p>INT</text:p>
          </table:table-cell>
          <table:table-cell table:style-name="ce36" table:formula="of:=ISERROR(FIND([.N159];[.$Q159]))" office:value-type="boolean" office:boolean-value="true" calcext:value-type="boolean">
            <text:p>TRUE</text:p>
          </table:table-cell>
          <table:table-cell table:formula="of:=IF([.K159];[.J159];IF([.M159];[.L159];IF([.O159];[.N159])))" office:value-type="string" office:string-value="DEX" calcext:value-type="string">
            <text:p>DEX</text:p>
          </table:table-cell>
          <table:table-cell table:formula="of:=[.A159]&amp;&quot;,&quot;&amp;[.B159]&amp;&quot;,&quot;&amp;[.C159]" office:value-type="string" office:string-value="CHA,WIS,STR" calcext:value-type="string">
            <text:p>CHA,WIS,ST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DEX</text:p>
          </table:table-cell>
          <table:table-cell table:formula="of:=34+MATCH([.A160];[.$A$35:.$A$40];0)" office:value-type="float" office:value="40" calcext:value-type="float">
            <text:p>40</text:p>
          </table:table-cell>
          <table:table-cell table:formula="of:=34+MATCH([.B160];[.$A$35:.$A$40];0)" office:value-type="float" office:value="39" calcext:value-type="float">
            <text:p>39</text:p>
          </table:table-cell>
          <table:table-cell table:formula="of:=34+MATCH([.C160];[.$A$35:.$A$40];0)" office:value-type="float" office:value="36" calcext:value-type="float">
            <text:p>36</text:p>
          </table:table-cell>
          <table:table-cell table:formula="of:=IF(OR(35+MOD([.F160]-35+1;6)=[.$D160];35+MOD([.F160]-35+1;6)=[.$E160]);35+MOD([.F160]-35+2;6);35+MOD([.F160]-35+1;6))" office:value-type="float" office:value="37" calcext:value-type="float">
            <text:p>37</text:p>
          </table:table-cell>
          <table:table-cell table:formula="of:=IF(OR(35+MOD([.G160]-35+1;6)=[.$D160];35+MOD([.G160]-35+1;6)=[.$E160]);35+MOD([.G160]-35+2;6);35+MOD([.G160]-35+1;6))" office:value-type="float" office:value="38" calcext:value-type="float">
            <text:p>38</text:p>
          </table:table-cell>
          <table:table-cell table:style-name="ce35" table:formula="of:=IF(OR(35+MOD([.H160]-35+1;6)=[.$D160];35+MOD([.H160]-35+1;6)=[.$E160]);35+MOD([.H160]-35+2;6);35+MOD([.H160]-35+1;6))" office:value-type="float" office:value="40" calcext:value-type="float">
            <text:p>40</text:p>
          </table:table-cell>
          <table:table-cell table:formula="of:=INDIRECT(&quot;A&quot;&amp;[.G160])" office:value-type="string" office:string-value="CON" calcext:value-type="string">
            <text:p>CON</text:p>
          </table:table-cell>
          <table:table-cell table:style-name="ce36" table:formula="of:=ISERROR(FIND([.J160];[.$Q160]))" office:value-type="boolean" office:boolean-value="true" calcext:value-type="boolean">
            <text:p>TRUE</text:p>
          </table:table-cell>
          <table:table-cell table:formula="of:=INDIRECT(&quot;A&quot;&amp;[.H160])" office:value-type="string" office:string-value="INT" calcext:value-type="string">
            <text:p>INT</text:p>
          </table:table-cell>
          <table:table-cell table:style-name="ce36" table:formula="of:=ISERROR(FIND([.L160];[.$Q160]))" office:value-type="boolean" office:boolean-value="true" calcext:value-type="boolean">
            <text:p>TRUE</text:p>
          </table:table-cell>
          <table:table-cell table:formula="of:=INDIRECT(&quot;A&quot;&amp;[.I160])" office:value-type="string" office:string-value="CHA" calcext:value-type="string">
            <text:p>CHA</text:p>
          </table:table-cell>
          <table:table-cell table:style-name="ce36" table:formula="of:=ISERROR(FIND([.N160];[.$Q160]))" office:value-type="boolean" office:boolean-value="false" calcext:value-type="boolean">
            <text:p>FALSE</text:p>
          </table:table-cell>
          <table:table-cell table:formula="of:=IF([.K160];[.J160];IF([.M160];[.L160];IF([.O160];[.N160])))" office:value-type="string" office:string-value="CON" calcext:value-type="string">
            <text:p>CON</text:p>
          </table:table-cell>
          <table:table-cell table:formula="of:=[.A160]&amp;&quot;,&quot;&amp;[.B160]&amp;&quot;,&quot;&amp;[.C160]" office:value-type="string" office:string-value="CHA,WIS,DEX" calcext:value-type="string">
            <text:p>CHA,WIS,DEX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CON</text:p>
          </table:table-cell>
          <table:table-cell table:formula="of:=34+MATCH([.A161];[.$A$35:.$A$40];0)" office:value-type="float" office:value="40" calcext:value-type="float">
            <text:p>40</text:p>
          </table:table-cell>
          <table:table-cell table:formula="of:=34+MATCH([.B161];[.$A$35:.$A$40];0)" office:value-type="float" office:value="39" calcext:value-type="float">
            <text:p>39</text:p>
          </table:table-cell>
          <table:table-cell table:formula="of:=34+MATCH([.C161];[.$A$35:.$A$40];0)" office:value-type="float" office:value="37" calcext:value-type="float">
            <text:p>37</text:p>
          </table:table-cell>
          <table:table-cell table:formula="of:=IF(OR(35+MOD([.F161]-35+1;6)=[.$D161];35+MOD([.F161]-35+1;6)=[.$E161]);35+MOD([.F161]-35+2;6);35+MOD([.F161]-35+1;6))" office:value-type="float" office:value="38" calcext:value-type="float">
            <text:p>38</text:p>
          </table:table-cell>
          <table:table-cell table:formula="of:=IF(OR(35+MOD([.G161]-35+1;6)=[.$D161];35+MOD([.G161]-35+1;6)=[.$E161]);35+MOD([.G161]-35+2;6);35+MOD([.G161]-35+1;6))" office:value-type="float" office:value="40" calcext:value-type="float">
            <text:p>40</text:p>
          </table:table-cell>
          <table:table-cell table:style-name="ce35" table:formula="of:=IF(OR(35+MOD([.H161]-35+1;6)=[.$D161];35+MOD([.H161]-35+1;6)=[.$E161]);35+MOD([.H161]-35+2;6);35+MOD([.H161]-35+1;6))" office:value-type="float" office:value="35" calcext:value-type="float">
            <text:p>35</text:p>
          </table:table-cell>
          <table:table-cell table:formula="of:=INDIRECT(&quot;A&quot;&amp;[.G161])" office:value-type="string" office:string-value="INT" calcext:value-type="string">
            <text:p>INT</text:p>
          </table:table-cell>
          <table:table-cell table:style-name="ce36" table:formula="of:=ISERROR(FIND([.J161];[.$Q161]))" office:value-type="boolean" office:boolean-value="true" calcext:value-type="boolean">
            <text:p>TRUE</text:p>
          </table:table-cell>
          <table:table-cell table:formula="of:=INDIRECT(&quot;A&quot;&amp;[.H161])" office:value-type="string" office:string-value="CHA" calcext:value-type="string">
            <text:p>CHA</text:p>
          </table:table-cell>
          <table:table-cell table:style-name="ce36" table:formula="of:=ISERROR(FIND([.L161];[.$Q161]))" office:value-type="boolean" office:boolean-value="false" calcext:value-type="boolean">
            <text:p>FALSE</text:p>
          </table:table-cell>
          <table:table-cell table:formula="of:=INDIRECT(&quot;A&quot;&amp;[.I161])" office:value-type="string" office:string-value="STR" calcext:value-type="string">
            <text:p>STR</text:p>
          </table:table-cell>
          <table:table-cell table:style-name="ce36" table:formula="of:=ISERROR(FIND([.N161];[.$Q161]))" office:value-type="boolean" office:boolean-value="true" calcext:value-type="boolean">
            <text:p>TRUE</text:p>
          </table:table-cell>
          <table:table-cell table:formula="of:=IF([.K161];[.J161];IF([.M161];[.L161];IF([.O161];[.N161])))" office:value-type="string" office:string-value="INT" calcext:value-type="string">
            <text:p>INT</text:p>
          </table:table-cell>
          <table:table-cell table:formula="of:=[.A161]&amp;&quot;,&quot;&amp;[.B161]&amp;&quot;,&quot;&amp;[.C161]" office:value-type="string" office:string-value="CHA,WIS,CON" calcext:value-type="string">
            <text:p>CHA,WIS,C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A</text:p>
          </table:table-cell>
          <table:table-cell office:value-type="string" calcext:value-type="string">
            <text:p>WIS</text:p>
          </table:table-cell>
          <table:table-cell table:style-name="Default" office:value-type="string" calcext:value-type="string">
            <text:p>INT</text:p>
          </table:table-cell>
          <table:table-cell table:formula="of:=34+MATCH([.A162];[.$A$35:.$A$40];0)" office:value-type="float" office:value="40" calcext:value-type="float">
            <text:p>40</text:p>
          </table:table-cell>
          <table:table-cell table:formula="of:=34+MATCH([.B162];[.$A$35:.$A$40];0)" office:value-type="float" office:value="39" calcext:value-type="float">
            <text:p>39</text:p>
          </table:table-cell>
          <table:table-cell table:formula="of:=34+MATCH([.C162];[.$A$35:.$A$40];0)" office:value-type="float" office:value="38" calcext:value-type="float">
            <text:p>38</text:p>
          </table:table-cell>
          <table:table-cell table:formula="of:=IF(OR(35+MOD([.F162]-35+1;6)=[.$D162];35+MOD([.F162]-35+1;6)=[.$E162]);35+MOD([.F162]-35+2;6);35+MOD([.F162]-35+1;6))" office:value-type="float" office:value="40" calcext:value-type="float">
            <text:p>40</text:p>
          </table:table-cell>
          <table:table-cell table:formula="of:=IF(OR(35+MOD([.G162]-35+1;6)=[.$D162];35+MOD([.G162]-35+1;6)=[.$E162]);35+MOD([.G162]-35+2;6);35+MOD([.G162]-35+1;6))" office:value-type="float" office:value="35" calcext:value-type="float">
            <text:p>35</text:p>
          </table:table-cell>
          <table:table-cell table:style-name="ce35" table:formula="of:=IF(OR(35+MOD([.H162]-35+1;6)=[.$D162];35+MOD([.H162]-35+1;6)=[.$E162]);35+MOD([.H162]-35+2;6);35+MOD([.H162]-35+1;6))" office:value-type="float" office:value="36" calcext:value-type="float">
            <text:p>36</text:p>
          </table:table-cell>
          <table:table-cell table:formula="of:=INDIRECT(&quot;A&quot;&amp;[.G162])" office:value-type="string" office:string-value="CHA" calcext:value-type="string">
            <text:p>CHA</text:p>
          </table:table-cell>
          <table:table-cell table:style-name="ce36" table:formula="of:=ISERROR(FIND([.J162];[.$Q162]))" office:value-type="boolean" office:boolean-value="false" calcext:value-type="boolean">
            <text:p>FALSE</text:p>
          </table:table-cell>
          <table:table-cell table:formula="of:=INDIRECT(&quot;A&quot;&amp;[.H162])" office:value-type="string" office:string-value="STR" calcext:value-type="string">
            <text:p>STR</text:p>
          </table:table-cell>
          <table:table-cell table:style-name="ce36" table:formula="of:=ISERROR(FIND([.L162];[.$Q162]))" office:value-type="boolean" office:boolean-value="true" calcext:value-type="boolean">
            <text:p>TRUE</text:p>
          </table:table-cell>
          <table:table-cell table:formula="of:=INDIRECT(&quot;A&quot;&amp;[.I162])" office:value-type="string" office:string-value="DEX" calcext:value-type="string">
            <text:p>DEX</text:p>
          </table:table-cell>
          <table:table-cell table:style-name="ce36" table:formula="of:=ISERROR(FIND([.N162];[.$Q162]))" office:value-type="boolean" office:boolean-value="true" calcext:value-type="boolean">
            <text:p>TRUE</text:p>
          </table:table-cell>
          <table:table-cell table:formula="of:=IF([.K162];[.J162];IF([.M162];[.L162];IF([.O162];[.N162])))" office:value-type="string" office:string-value="STR" calcext:value-type="string">
            <text:p>STR</text:p>
          </table:table-cell>
          <table:table-cell table:formula="of:=[.A162]&amp;&quot;,&quot;&amp;[.B162]&amp;&quot;,&quot;&amp;[.C162]" office:value-type="string" office:string-value="CHA,WIS,INT" calcext:value-type="string">
            <text:p>CHA,WIS,INT</text:p>
          </table:table-cell>
          <table:table-cell table:number-columns-repeated="1006"/>
        </table:table-row>
        <table:table-row table:style-name="ro4" table:number-rows-repeated="1048413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  <table:database-ranges>
        <table:database-range table:name="__Anonymous_Sheet_DB__1" table:target-range-address="Sheet1.A1:Sheet1.AC4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6">00/00/0000</text:date>, <text:time style:data-style-name="N2" text:time-value="18:55:58.8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3:41:04.072000000</meta:creation-date>
    <dc:date>2022-02-06T18:58:50.764000000</dc:date>
    <meta:editing-duration>PT2H27M45S</meta:editing-duration>
    <meta:editing-cycles>33</meta:editing-cycles>
    <meta:generator>LibreOffice/5.1.1.3$Windows_x86 LibreOffice_project/89f508ef3ecebd2cfb8e1def0f0ba9a803b88a6d</meta:generator>
    <meta:document-statistic meta:table-count="4" meta:cell-count="4243" meta:object-count="0"/>
  </office:meta>
</office:document-meta>
</file>